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P16" style:parent-style-name="Normalny" style:family="paragraph">
      <style:paragraph-properties fo:text-align="justify" fo:line-height="150%" fo:text-indent="0.2479in"/>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style:style>
    <style:style style:name="T37" style:parent-style-name="Domyślnaczcionkaakapitu" style:family="text">
      <style:text-properties style:text-underline-type="single" style:text-underline-style="solid" style:text-underline-width="auto" style:text-underline-mode="continuous"/>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style:style>
    <style:style style:name="T42" style:parent-style-name="Domyślnaczcionkaakapitu" style:family="text">
      <style:text-properties style:text-underline-type="single" style:text-underline-style="solid" style:text-underline-width="auto" style:text-underline-mode="continuous"/>
    </style:style>
    <style:style style:name="T43" style:parent-style-name="Domyślnaczcionkaakapitu" style:family="text">
      <style:text-properties fo:background-color="#80FFFF" style:text-underline-type="single" style:text-underline-style="solid" style:text-underline-width="auto" style:text-underline-mode="continuous"/>
    </style:style>
    <style:style style:name="T44" style:parent-style-name="Domyślnaczcionkaakapitu" style:family="text">
      <style:text-properties style:text-underline-type="single" style:text-underline-style="solid" style:text-underline-width="auto" style:text-underline-mode="continuous"/>
    </style:style>
    <style:style style:name="T45" style:parent-style-name="Domyślnaczcionkaakapitu" style:family="text">
      <style:text-properties fo:background-color="#80FFFF" style:text-underline-type="single" style:text-underline-style="solid" style:text-underline-width="auto" style:text-underline-mode="continuous"/>
    </style:style>
    <style:style style:name="T46" style:parent-style-name="Domyślnaczcionkaakapitu" style:family="text">
      <style:text-properties style:text-underline-type="single" style:text-underline-style="solid" style:text-underline-width="auto" style:text-underline-mode="continuous"/>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style:style>
    <style:style style:name="T53" style:parent-style-name="Domyślnaczcionkaakapitu" style:family="text">
      <style:text-properties style:text-underline-type="single" style:text-underline-style="solid" style:text-underline-width="auto" style:text-underline-mode="continuous"/>
    </style:style>
    <style:style style:name="T54" style:parent-style-name="Domyślnaczcionkaakapitu" style:family="text">
      <style:text-properties fo:background-color="#80FFFF" style:text-underline-type="single" style:text-underline-style="solid" style:text-underline-width="auto" style:text-underline-mode="continuous"/>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style>
    <style:style style:name="P57" style:parent-style-name="Normalny" style:family="paragraph">
      <style:paragraph-properties fo:text-align="justify" fo:line-height="150%"/>
    </style:style>
    <style:style style:name="T58" style:parent-style-name="Domyślnaczcionkaakapitu" style:family="text">
      <style:text-properties style:text-underline-type="single" style:text-underline-style="solid" style:text-underline-width="auto" style:text-underline-mode="continuous"/>
    </style:style>
    <style:style style:name="T59" style:parent-style-name="Domyślnaczcionkaakapitu" style:family="text">
      <style:text-properties fo:background-color="#80FFFF" style:text-underline-type="single" style:text-underline-style="solid" style:text-underline-width="auto" style:text-underline-mode="continuous"/>
    </style:style>
    <style:style style:name="T60" style:parent-style-name="Domyślnaczcionkaakapitu" style:family="text">
      <style:text-properties style:text-underline-type="single" style:text-underline-style="solid" style:text-underline-width="auto" style:text-underline-mode="continuous"/>
    </style:style>
    <style:style style:name="T61" style:parent-style-name="Domyślnaczcionkaakapitu" style:family="text">
      <style:text-properties fo:background-color="#80FFFF" style:text-underline-type="single" style:text-underline-style="solid" style:text-underline-width="auto" style:text-underline-mode="continuous"/>
    </style:style>
    <style:style style:name="T62" style:parent-style-name="Domyślnaczcionkaakapitu" style:family="text">
      <style:text-properties style:text-underline-type="single" style:text-underline-style="solid" style:text-underline-width="auto" style:text-underline-mode="continuous"/>
    </style:style>
    <style:style style:name="T63" style:parent-style-name="Domyślnaczcionkaakapitu" style:family="text">
      <style:text-properties fo:background-color="#80FFFF" style:text-underline-type="single" style:text-underline-style="solid" style:text-underline-width="auto" style:text-underline-mode="continuous"/>
    </style:style>
    <style:style style:name="T64" style:parent-style-name="Domyślnaczcionkaakapitu" style:family="text">
      <style:text-properties style:text-underline-type="single" style:text-underline-style="solid" style:text-underline-width="auto" style:text-underline-mode="continuous"/>
    </style:style>
    <style:style style:name="T65" style:parent-style-name="Domyślnaczcionkaakapitu" style:family="text">
      <style:text-properties fo:background-color="#80FFFF" style:text-underline-type="single" style:text-underline-style="solid" style:text-underline-width="auto" style:text-underline-mode="continuous"/>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P68" style:parent-style-name="Normalny" style:family="paragraph">
      <style:paragraph-properties fo:text-align="justify" fo:line-height="150%"/>
    </style:style>
    <style:style style:name="T69" style:parent-style-name="Domyślnaczcionkaakapitu" style:family="text">
      <style:text-properties style:text-underline-type="single" style:text-underline-style="solid" style:text-underline-width="auto" style:text-underline-mode="continuous"/>
    </style:style>
    <style:style style:name="P70" style:parent-style-name="Normalny" style:family="paragraph">
      <style:paragraph-properties fo:text-align="justify" fo:line-height="150%" fo:text-indent="0.2479in"/>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style:style>
    <style:style style:name="T73" style:parent-style-name="Domyślnaczcionkaakapitu" style:family="text">
      <style:text-properties style:text-underline-type="single" style:text-underline-style="solid" style:text-underline-width="auto" style:text-underline-mode="continuous"/>
    </style:style>
    <style:style style:name="T74" style:parent-style-name="Domyślnaczcionkaakapitu" style:family="text">
      <style:text-properties fo:background-color="#80FFFF" style:text-underline-type="single" style:text-underline-style="solid" style:text-underline-width="auto" style:text-underline-mode="continuous"/>
    </style:style>
    <style:style style:name="T75" style:parent-style-name="Domyślnaczcionkaakapitu" style:family="text">
      <style:text-properties style:text-underline-type="single" style:text-underline-style="solid" style:text-underline-width="auto" style:text-underline-mode="continuous"/>
    </style:style>
    <style:style style:name="T76" style:parent-style-name="Domyślnaczcionkaakapitu" style:family="text">
      <style:text-properties fo:background-color="#80FFFF" style:text-underline-type="single" style:text-underline-style="solid" style:text-underline-width="auto" style:text-underline-mode="continuous"/>
    </style:style>
    <style:style style:name="T77" style:parent-style-name="Domyślnaczcionkaakapitu" style:family="text">
      <style:text-properties style:text-underline-type="single" style:text-underline-style="solid" style:text-underline-width="auto" style:text-underline-mode="continuous"/>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style:style>
    <style:style style:name="T87" style:parent-style-name="Domyślnaczcionkaakapitu" style:family="text">
      <style:text-properties style:text-underline-type="single" style:text-underline-style="solid" style:text-underline-width="auto" style:text-underline-mode="continuous"/>
    </style:style>
    <style:style style:name="T88" style:parent-style-name="Domyślnaczcionkaakapitu" style:family="text">
      <style:text-properties fo:background-color="#80FFFF" style:text-underline-type="single" style:text-underline-style="solid" style:text-underline-width="auto" style:text-underline-mode="continuous"/>
    </style:style>
    <style:style style:name="T89" style:parent-style-name="Domyślnaczcionkaakapitu" style:family="text">
      <style:text-properties style:text-underline-type="single" style:text-underline-style="solid" style:text-underline-width="auto" style:text-underline-mode="continuous"/>
    </style:style>
    <style:style style:name="T90" style:parent-style-name="Domyślnaczcionkaakapitu" style:family="text">
      <style:text-properties fo:background-color="#80FFFF" style:text-underline-type="single" style:text-underline-style="solid" style:text-underline-width="auto" style:text-underline-mode="continuous"/>
    </style:style>
    <style:style style:name="T91" style:parent-style-name="Domyślnaczcionkaakapitu" style:family="text">
      <style:text-properties style:text-underline-type="single" style:text-underline-style="solid" style:text-underline-width="auto" style:text-underline-mode="continuous"/>
    </style:style>
    <style:style style:name="P92" style:parent-style-name="Normalny" style:family="paragraph">
      <style:paragraph-properties fo:text-align="justify" fo:line-height="150%" fo:text-indent="0.2479in"/>
    </style:style>
    <style:style style:name="P93" style:parent-style-name="Normalny" style:family="paragraph">
      <style:paragraph-properties fo:text-align="justify" fo:line-height="150%"/>
    </style:style>
    <style:style style:name="T94" style:parent-style-name="Domyślnaczcionkaakapitu" style:family="text">
      <style:text-properties style:text-underline-type="single" style:text-underline-style="solid" style:text-underline-width="auto" style:text-underline-mode="continuous"/>
    </style:style>
    <style:style style:name="T95" style:parent-style-name="Domyślnaczcionkaakapitu" style:family="text">
      <style:text-properties fo:background-color="#80FFFF" style:text-underline-type="single" style:text-underline-style="solid" style:text-underline-width="auto" style:text-underline-mode="continuous"/>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P98" style:parent-style-name="Normalny" style:family="paragraph">
      <style:paragraph-properties fo:text-align="justify" fo:line-height="150%"/>
    </style:style>
    <style:style style:name="T99" style:parent-style-name="Domyślnaczcionkaakapitu" style:family="text">
      <style:text-properties style:text-underline-type="single" style:text-underline-style="solid" style:text-underline-width="auto" style:text-underline-mode="continuous"/>
    </style:style>
    <style:style style:name="T100" style:parent-style-name="Domyślnaczcionkaakapitu" style:family="text">
      <style:text-properties fo:background-color="#80FFFF" style:text-underline-type="single" style:text-underline-style="solid" style:text-underline-width="auto" style:text-underline-mode="continuous"/>
    </style:style>
    <style:style style:name="T101" style:parent-style-name="Domyślnaczcionkaakapitu" style:family="text">
      <style:text-properties style:text-underline-type="single" style:text-underline-style="solid" style:text-underline-width="auto" style:text-underline-mode="continuous"/>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479in"/>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style:style>
    <style:style style:name="T106" style:parent-style-name="Domyślnaczcionkaakapitu" style:family="text">
      <style:text-properties style:text-underline-type="single" style:text-underline-style="solid" style:text-underline-width="auto" style:text-underline-mode="continuous"/>
    </style:style>
    <style:style style:name="T107" style:parent-style-name="Domyślnaczcionkaakapitu" style:family="text">
      <style:text-properties fo:background-color="#80FFFF" style:text-underline-type="single" style:text-underline-style="solid" style:text-underline-width="auto" style:text-underline-mode="continuous"/>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P112" style:parent-style-name="Normalny" style:family="paragraph">
      <style:paragraph-properties fo:text-align="justify" fo:line-height="150%">
        <style:tab-stops>
          <style:tab-stop style:type="left" style:position="1.7652in"/>
        </style:tab-stops>
      </style:paragraph-properties>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T114" style:parent-style-name="Domyślnaczcionkaakapitu" style:family="text">
      <style:text-properties style:text-underline-type="single" style:text-underline-style="solid" style:text-underline-width="auto" style:text-underline-mode="continuous"/>
    </style:style>
    <style:style style:name="P115" style:parent-style-name="Normalny" style:family="paragraph">
      <style:paragraph-properties fo:text-align="justify" fo:line-height="150%" fo:text-indent="0.2479in">
        <style:tab-stops>
          <style:tab-stop style:type="left" style:position="1.7652in"/>
        </style:tab-stops>
      </style:paragraph-properties>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style:style>
    <style:style style:name="T119" style:parent-style-name="Domyślnaczcionkaakapitu" style:family="text">
      <style:text-properties style:text-underline-type="single" style:text-underline-style="solid" style:text-underline-width="auto" style:text-underline-mode="continuous"/>
    </style:style>
    <style:style style:name="T120" style:parent-style-name="Domyślnaczcionkaakapitu" style:family="text">
      <style:text-properties fo:background-color="#80FFFF" style:text-underline-type="single" style:text-underline-style="solid" style:text-underline-width="auto" style:text-underline-mode="continuous"/>
    </style:style>
    <style:style style:name="P121" style:parent-style-name="Normalny" style:family="paragraph">
      <style:paragraph-properties fo:text-align="justify" fo:line-height="150%" fo:text-indent="0.2479in"/>
    </style:style>
    <style:style style:name="P122" style:parent-style-name="Normalny" style:family="paragraph">
      <style:paragraph-properties fo:text-align="justify" fo:line-height="150%"/>
    </style:style>
    <style:style style:name="T123" style:parent-style-name="Domyślnaczcionkaakapitu" style:family="text">
      <style:text-properties style:text-underline-type="single" style:text-underline-style="solid" style:text-underline-width="auto" style:text-underline-mode="continuous"/>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P126" style:parent-style-name="Normalny" style:family="paragraph">
      <style:paragraph-properties fo:text-align="justify" fo:line-height="150%"/>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style:style>
    <style:style style:name="P131" style:parent-style-name="Normalny" style:family="paragraph">
      <style:paragraph-properties fo:text-align="justify" fo:line-height="150%"/>
    </style:style>
    <style:style style:name="P132" style:parent-style-name="Normalny" style:family="paragraph">
      <style:paragraph-properties fo:text-align="justify" fo:line-height="150%"/>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P153" style:parent-style-name="Normalny" style:family="paragraph">
      <style:paragraph-properties fo:text-align="justify" fo:line-height="150%"/>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479in"/>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style:style>
    <style:style style:name="T162" style:parent-style-name="Domyślnaczcionkaakapitu" style:family="text">
      <style:text-properties style:text-underline-type="single" style:text-underline-style="solid" style:text-underline-width="auto" style:text-underline-mode="continuous"/>
    </style:style>
    <style:style style:name="T163" style:parent-style-name="Domyślnaczcionkaakapitu" style:family="text">
      <style:text-properties fo:background-color="#80FFFF" style:text-underline-type="single" style:text-underline-style="solid" style:text-underline-width="auto" style:text-underline-mode="continuous"/>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479in"/>
    </style:style>
    <style:style style:name="P166" style:parent-style-name="Normalny" style:family="paragraph">
      <style:paragraph-properties fo:text-align="justify" fo:line-height="150%"/>
    </style:style>
    <style:style style:name="T167" style:parent-style-name="Domyślnaczcionkaakapitu" style:family="text">
      <style:text-properties fo:background-color="#80FFFF" style:text-underline-type="single" style:text-underline-style="solid" style:text-underline-width="auto" style:text-underline-mode="continuous"/>
    </style:style>
    <style:style style:name="T168" style:parent-style-name="Domyślnaczcionkaakapitu" style:family="text">
      <style:text-properties style:text-underline-type="single" style:text-underline-style="solid" style:text-underline-width="auto" style:text-underline-mode="continuous"/>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style:tab-stops>
          <style:tab-stop style:type="left" style:position="2.8861in"/>
        </style:tab-stops>
      </style:paragraph-properties>
    </style:style>
    <style:style style:name="T179" style:parent-style-name="Domyślnaczcionkaakapitu" style:family="text">
      <style:text-properties style:text-underline-type="single" style:text-underline-style="solid" style:text-underline-width="auto" style:text-underline-mode="continuous"/>
    </style:style>
    <style:style style:name="T180" style:parent-style-name="Domyślnaczcionkaakapitu" style:family="text">
      <style:text-properties fo:background-color="#80FFFF" style:text-underline-type="single" style:text-underline-style="solid" style:text-underline-width="auto" style:text-underline-mode="continuous"/>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tab-stops>
          <style:tab-stop style:type="left" style:position="2.8861in"/>
        </style:tab-stops>
      </style:paragraph-properties>
    </style:style>
    <style:style style:name="P183" style:parent-style-name="Normalny" style:family="paragraph">
      <style:paragraph-properties fo:text-align="justify" fo:line-height="150%"/>
    </style:style>
    <style:style style:name="T184" style:parent-style-name="Domyślnaczcionkaakapitu" style:family="text">
      <style:text-properties style:text-underline-type="single" style:text-underline-style="solid" style:text-underline-width="auto" style:text-underline-mode="continuous"/>
    </style:style>
    <style:style style:name="T185" style:parent-style-name="Domyślnaczcionkaakapitu" style:family="text">
      <style:text-properties fo:background-color="#80FFFF" style:text-underline-type="single" style:text-underline-style="solid" style:text-underline-width="auto" style:text-underline-mode="continuous"/>
    </style:style>
    <style:style style:name="T186" style:parent-style-name="Domyślnaczcionkaakapitu" style:family="text">
      <style:text-properties style:text-underline-type="single" style:text-underline-style="solid" style:text-underline-width="auto" style:text-underline-mode="continuous"/>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P189" style:parent-style-name="Normalny" style:family="paragraph">
      <style:paragraph-properties fo:text-align="justify" fo:line-height="150%"/>
    </style:style>
    <style:style style:name="T190" style:parent-style-name="Domyślnaczcionkaakapitu" style:family="text">
      <style:text-properties style:text-underline-type="single" style:text-underline-style="solid" style:text-underline-width="auto" style:text-underline-mode="continuous"/>
    </style:style>
    <style:style style:name="T191" style:parent-style-name="Domyślnaczcionkaakapitu" style:family="text">
      <style:text-properties fo:background-color="#80FFFF" style:text-underline-type="single" style:text-underline-style="solid" style:text-underline-width="auto" style:text-underline-mode="continuous"/>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fo:text-indent="0.2479in"/>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style:style>
    <style:style style:name="T196" style:parent-style-name="Domyślnaczcionkaakapitu" style:family="text">
      <style:text-properties style:text-underline-type="single" style:text-underline-style="solid" style:text-underline-width="auto" style:text-underline-mode="continuous"/>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style:style>
    <style:style style:name="T204" style:parent-style-name="Domyślnaczcionkaakapitu" style:family="text">
      <style:text-properties style:text-underline-type="single" style:text-underline-style="solid" style:text-underline-width="auto" style:text-underline-mode="continuous"/>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fo:text-indent="0.2479in"/>
    </style:style>
    <style:style style:name="P207" style:parent-style-name="Normalny" style:family="paragraph">
      <style:paragraph-properties fo:text-align="justify" fo:line-height="150%" fo:text-indent="0.2479in"/>
    </style:style>
    <style:style style:name="P208" style:parent-style-name="Normalny" style:family="paragraph">
      <style:paragraph-properties fo:text-align="justify" fo:line-height="150%"/>
    </style:style>
    <style:style style:name="T209" style:parent-style-name="Domyślnaczcionkaakapitu" style:family="text">
      <style:text-properties style:text-underline-type="single" style:text-underline-style="solid" style:text-underline-width="auto" style:text-underline-mode="continuous"/>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P221" style:parent-style-name="Normalny" style:family="paragraph">
      <style:paragraph-properties fo:text-align="justify" fo:line-height="150%"/>
    </style:style>
    <style:style style:name="T222" style:parent-style-name="Domyślnaczcionkaakapitu" style:family="text">
      <style:text-properties style:text-underline-type="single" style:text-underline-style="solid" style:text-underline-width="auto" style:text-underline-mode="continuous"/>
    </style:style>
    <style:style style:name="P223" style:parent-style-name="Normalny" style:family="paragraph">
      <style:paragraph-properties fo:text-align="justify" fo:line-height="150%" fo:text-indent="0.2479in"/>
    </style:style>
    <style:style style:name="T224" style:parent-style-name="Domyślnaczcionkaakapitu" style:family="text">
      <style:text-properties fo:background-color="#80FFFF"/>
    </style:style>
    <style:style style:name="P225" style:parent-style-name="Normalny" style:family="paragraph">
      <style:paragraph-properties fo:text-align="justify" fo:line-height="150%"/>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fo:background-color="#80FFFF" style:text-underline-type="single" style:text-underline-style="solid" style:text-underline-width="auto" style:text-underline-mode="continuous"/>
    </style:style>
    <style:style style:name="T228" style:parent-style-name="Domyślnaczcionkaakapitu" style:family="text">
      <style:text-properties style:text-underline-type="single" style:text-underline-style="solid" style:text-underline-width="auto" style:text-underline-mode="continuous"/>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style:style>
    <style:style style:name="T235" style:parent-style-name="Domyślnaczcionkaakapitu" style:family="text">
      <style:text-properties style:text-underline-type="single" style:text-underline-style="solid" style:text-underline-width="auto" style:text-underline-mode="continuous"/>
    </style:style>
    <style:style style:name="T236" style:parent-style-name="Domyślnaczcionkaakapitu" style:family="text">
      <style:text-properties fo:background-color="#80FFFF" style:text-underline-type="single" style:text-underline-style="solid" style:text-underline-width="auto" style:text-underline-mode="continuous"/>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style:style>
    <style:style style:name="T242" style:parent-style-name="Domyślnaczcionkaakapitu" style:family="text">
      <style:text-properties style:text-underline-type="single" style:text-underline-style="solid" style:text-underline-width="auto" style:text-underline-mode="continuous"/>
    </style:style>
    <style:style style:name="T243" style:parent-style-name="Domyślnaczcionkaakapitu" style:family="text">
      <style:text-properties fo:background-color="#80FFFF"/>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style:style>
    <style:style style:name="T249" style:parent-style-name="Domyślnaczcionkaakapitu" style:family="text">
      <style:text-properties style:text-underline-type="single" style:text-underline-style="solid" style:text-underline-width="auto" style:text-underline-mode="continuous"/>
    </style:style>
    <style:style style:name="T250" style:parent-style-name="Domyślnaczcionkaakapitu" style:family="text">
      <style:text-properties fo:background-color="#80FFFF" style:text-underline-type="single" style:text-underline-style="solid" style:text-underline-width="auto" style:text-underline-mode="continuous"/>
    </style:style>
    <style:style style:name="T251" style:parent-style-name="Domyślnaczcionkaakapitu" style:family="text">
      <style:text-properties style:text-underline-type="single" style:text-underline-style="solid" style:text-underline-width="auto" style:text-underline-mode="continuous"/>
    </style:style>
    <style:style style:name="T252" style:parent-style-name="Domyślnaczcionkaakapitu" style:family="text">
      <style:text-properties fo:background-color="#80FFFF" style:text-underline-type="single" style:text-underline-style="solid" style:text-underline-width="auto" style:text-underline-mode="continuous"/>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style:style>
    <style:style style:name="T257" style:parent-style-name="Domyślnaczcionkaakapitu" style:family="text">
      <style:text-properties style:text-underline-type="single" style:text-underline-style="solid" style:text-underline-width="auto" style:text-underline-mode="continuous"/>
    </style:style>
    <style:style style:name="P258" style:parent-style-name="Normalny" style:family="paragraph">
      <style:paragraph-properties fo:text-align="justify" fo:line-height="150%" fo:text-indent="0.2479in"/>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style:style>
    <style:style style:name="T266" style:parent-style-name="Domyślnaczcionkaakapitu" style:family="text">
      <style:text-properties style:text-underline-type="single" style:text-underline-style="solid" style:text-underline-width="auto" style:text-underline-mode="continuous"/>
    </style:style>
    <style:style style:name="T267" style:parent-style-name="Domyślnaczcionkaakapitu" style:family="text">
      <style:text-properties fo:background-color="#80FFFF" style:text-underline-type="single" style:text-underline-style="solid" style:text-underline-width="auto" style:text-underline-mode="continuous"/>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P272" style:parent-style-name="Normalny" style:family="paragraph">
      <style:paragraph-properties fo:text-align="justify" fo:line-height="150%"/>
    </style:style>
    <style:style style:name="T273" style:parent-style-name="Domyślnaczcionkaakapitu" style:family="text">
      <style:text-properties style:text-underline-type="single" style:text-underline-style="solid" style:text-underline-width="auto" style:text-underline-mode="continuous"/>
    </style:style>
    <style:style style:name="T274" style:parent-style-name="Domyślnaczcionkaakapitu" style:family="text">
      <style:text-properties fo:background-color="#80FFFF" style:text-underline-type="single" style:text-underline-style="solid" style:text-underline-width="auto" style:text-underline-mode="continuous"/>
    </style:style>
    <style:style style:name="T275" style:parent-style-name="Domyślnaczcionkaakapitu" style:family="text">
      <style:text-properties style:text-underline-type="single" style:text-underline-style="solid" style:text-underline-width="auto" style:text-underline-mode="continuous"/>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P287" style:parent-style-name="Normalny" style:family="paragraph">
      <style:paragraph-properties fo:text-align="justify" fo:line-height="150%" fo:text-indent="0.2479in">
        <style:tab-stops>
          <style:tab-stop style:type="left" style:position="4.1083in"/>
        </style:tab-stops>
      </style:paragraph-properties>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479in"/>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style:style>
    <style:style style:name="T298" style:parent-style-name="Domyślnaczcionkaakapitu" style:family="text">
      <style:text-properties style:text-underline-type="single" style:text-underline-style="solid" style:text-underline-width="auto" style:text-underline-mode="continuous"/>
    </style:style>
    <style:style style:name="T299" style:parent-style-name="Domyślnaczcionkaakapitu" style:family="text">
      <style:text-properties fo:background-color="#80FFFF" style:text-underline-type="single" style:text-underline-style="solid" style:text-underline-width="auto" style:text-underline-mode="continuous"/>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P306" style:parent-style-name="Normalny" style:family="paragraph">
      <style:paragraph-properties fo:text-align="justify" fo:line-height="150%"/>
    </style:style>
    <style:style style:name="T307" style:parent-style-name="Domyślnaczcionkaakapitu" style:family="text">
      <style:text-properties style:text-underline-type="single" style:text-underline-style="solid" style:text-underline-width="auto" style:text-underline-mode="continuous"/>
    </style:style>
    <style:style style:name="T308" style:parent-style-name="Domyślnaczcionkaakapitu" style:family="text">
      <style:text-properties fo:background-color="#80FFFF" style:text-underline-type="single" style:text-underline-style="solid" style:text-underline-width="auto" style:text-underline-mode="continuous"/>
    </style:style>
    <style:style style:name="T309" style:parent-style-name="Domyślnaczcionkaakapitu" style:family="text">
      <style:text-properties style:text-underline-type="single" style:text-underline-style="solid" style:text-underline-width="auto" style:text-underline-mode="continuous"/>
    </style:style>
    <style:style style:name="P310" style:parent-style-name="Normalny" style:family="paragraph">
      <style:paragraph-properties fo:text-align="justify" fo:line-height="150%" fo:text-indent="0.2479in"/>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style:style>
    <style:style style:name="T320" style:parent-style-name="Domyślnaczcionkaakapitu" style:family="text">
      <style:text-properties style:text-underline-type="single" style:text-underline-style="solid" style:text-underline-width="auto" style:text-underline-mode="continuous"/>
    </style:style>
    <style:style style:name="T321" style:parent-style-name="Domyślnaczcionkaakapitu" style:family="text">
      <style:text-properties fo:background-color="#80FFFF" style:text-underline-type="single" style:text-underline-style="solid" style:text-underline-width="auto" style:text-underline-mode="continuous"/>
    </style:style>
    <style:style style:name="T322" style:parent-style-name="Domyślnaczcionkaakapitu" style:family="text">
      <style:text-properties style:text-underline-type="single" style:text-underline-style="solid" style:text-underline-width="auto" style:text-underline-mode="continuous"/>
    </style:style>
    <style:style style:name="P323" style:parent-style-name="Normalny" style:family="paragraph">
      <style:paragraph-properties fo:text-align="justify" fo:line-height="150%" fo:text-indent="0.2479in"/>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style:style>
    <style:style style:name="T328" style:parent-style-name="Domyślnaczcionkaakapitu" style:family="text">
      <style:text-properties style:text-underline-type="single" style:text-underline-style="solid" style:text-underline-width="auto" style:text-underline-mode="continuous"/>
    </style:style>
    <style:style style:name="T329" style:parent-style-name="Domyślnaczcionkaakapitu" style:family="text">
      <style:text-properties fo:background-color="#80FFFF" style:text-underline-type="single" style:text-underline-style="solid" style:text-underline-width="auto" style:text-underline-mode="continuous"/>
    </style:style>
    <style:style style:name="T330" style:parent-style-name="Domyślnaczcionkaakapitu" style:family="text">
      <style:text-properties style:text-underline-type="single" style:text-underline-style="solid" style:text-underline-width="auto" style:text-underline-mode="continuous"/>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style:style>
    <style:style style:name="T340" style:parent-style-name="Domyślnaczcionkaakapitu" style:family="text">
      <style:text-properties style:text-underline-type="single" style:text-underline-style="solid" style:text-underline-width="auto" style:text-underline-mode="continuous"/>
    </style:style>
    <style:style style:name="T341" style:parent-style-name="Domyślnaczcionkaakapitu" style:family="text">
      <style:text-properties fo:background-color="#80FFFF" style:text-underline-type="single" style:text-underline-style="solid" style:text-underline-width="auto" style:text-underline-mode="continuous"/>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479in"/>
    </style:style>
    <style:style style:name="P344" style:parent-style-name="Normalny" style:family="paragraph">
      <style:paragraph-properties fo:text-align="justify" fo:line-height="150%"/>
    </style:style>
    <style:style style:name="T345" style:parent-style-name="Domyślnaczcionkaakapitu" style:family="text">
      <style:text-properties style:text-underline-type="single" style:text-underline-style="solid" style:text-underline-width="auto" style:text-underline-mode="continuous"/>
    </style:style>
    <style:style style:name="T346" style:parent-style-name="Domyślnaczcionkaakapitu" style:family="text">
      <style:text-properties fo:background-color="#80FFFF" style:text-underline-type="single" style:text-underline-style="solid" style:text-underline-width="auto" style:text-underline-mode="continuous"/>
    </style:style>
    <style:style style:name="T347" style:parent-style-name="Domyślnaczcionkaakapitu" style:family="text">
      <style:text-properties style:text-underline-type="single" style:text-underline-style="solid" style:text-underline-width="auto" style:text-underline-mode="continuous"/>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style:style>
    <style:style style:name="T358" style:parent-style-name="Domyślnaczcionkaakapitu" style:family="text">
      <style:text-properties style:text-underline-type="single" style:text-underline-style="solid" style:text-underline-width="auto" style:text-underline-mode="continuous"/>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style:style>
    <style:style style:name="T367" style:parent-style-name="Domyślnaczcionkaakapitu" style:family="text">
      <style:text-properties style:text-underline-type="single" style:text-underline-style="solid" style:text-underline-width="auto" style:text-underline-mode="continuous"/>
    </style:style>
    <style:style style:name="T368" style:parent-style-name="Domyślnaczcionkaakapitu" style:family="text">
      <style:text-properties fo:background-color="#80FFFF" style:text-underline-type="single" style:text-underline-style="solid" style:text-underline-width="auto" style:text-underline-mode="continuous"/>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479in"/>
    </style:style>
    <style:style style:name="T371" style:parent-style-name="Domyślnaczcionkaakapitu" style:family="text">
      <style:text-properties fo:background-color="#80FFFF"/>
    </style:style>
    <style:style style:name="P372" style:parent-style-name="Normalny" style:family="paragraph">
      <style:paragraph-properties fo:text-align="justify" fo:line-height="150%"/>
    </style:style>
    <style:style style:name="T373" style:parent-style-name="Domyślnaczcionkaakapitu" style:family="text">
      <style:text-properties style:text-underline-type="single" style:text-underline-style="solid" style:text-underline-width="auto" style:text-underline-mode="continuous"/>
    </style:style>
    <style:style style:name="T374" style:parent-style-name="Domyślnaczcionkaakapitu" style:family="text">
      <style:text-properties fo:background-color="#80FFFF" style:text-underline-type="single" style:text-underline-style="solid" style:text-underline-width="auto" style:text-underline-mode="continuous"/>
    </style:style>
    <style:style style:name="T375" style:parent-style-name="Domyślnaczcionkaakapitu" style:family="text">
      <style:text-properties style:text-underline-type="single" style:text-underline-style="solid" style:text-underline-width="auto" style:text-underline-mode="continuous"/>
    </style:style>
    <style:style style:name="T376" style:parent-style-name="Domyślnaczcionkaakapitu" style:family="text">
      <style:text-properties fo:background-color="#80FFFF" style:text-underline-type="single" style:text-underline-style="solid" style:text-underline-width="auto" style:text-underline-mode="continuous"/>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479in"/>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479in"/>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fo:text-indent="0.2479in"/>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style:style>
    <style:style style:name="T397" style:parent-style-name="Domyślnaczcionkaakapitu" style:family="text">
      <style:text-properties style:text-underline-type="single" style:text-underline-style="solid" style:text-underline-width="auto" style:text-underline-mode="continuous"/>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479in"/>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P403" style:parent-style-name="Normalny" style:family="paragraph">
      <style:paragraph-properties fo:text-align="justify" fo:line-height="150%"/>
    </style:style>
    <style:style style:name="T404" style:parent-style-name="Domyślnaczcionkaakapitu" style:family="text">
      <style:text-properties style:text-underline-type="single" style:text-underline-style="solid" style:text-underline-width="auto" style:text-underline-mode="continuous"/>
    </style:style>
    <style:style style:name="P405" style:parent-style-name="Normalny" style:family="paragraph">
      <style:paragraph-properties fo:text-align="justify" fo:line-height="150%" fo:text-indent="0.2479in"/>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style:style>
    <style:style style:name="T418" style:parent-style-name="Domyślnaczcionkaakapitu" style:family="text">
      <style:text-properties style:text-underline-type="single" style:text-underline-style="solid" style:text-underline-width="auto" style:text-underline-mode="continuous"/>
    </style:style>
    <style:style style:name="T419" style:parent-style-name="Domyślnaczcionkaakapitu" style:family="text">
      <style:text-properties fo:background-color="#80FFFF" style:text-underline-type="single" style:text-underline-style="solid" style:text-underline-width="auto" style:text-underline-mode="continuous"/>
    </style:style>
    <style:style style:name="T420" style:parent-style-name="Domyślnaczcionkaakapitu" style:family="text">
      <style:text-properties fo:background-color="#80FFFF"/>
    </style:style>
    <style:style style:name="P421" style:parent-style-name="Normalny" style:family="paragraph">
      <style:paragraph-properties fo:text-align="justify" fo:line-height="150%" fo:text-indent="0.2479in"/>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style:style>
    <style:style style:name="T427" style:parent-style-name="Domyślnaczcionkaakapitu" style:family="text">
      <style:text-properties style:text-underline-type="single" style:text-underline-style="solid" style:text-underline-width="auto" style:text-underline-mode="continuous"/>
    </style:style>
    <style:style style:name="T428" style:parent-style-name="Domyślnaczcionkaakapitu" style:family="text">
      <style:text-properties fo:background-color="#80FFFF"/>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style:style>
    <style:style style:name="T440" style:parent-style-name="Domyślnaczcionkaakapitu" style:family="text">
      <style:text-properties style:text-underline-type="single" style:text-underline-style="solid" style:text-underline-width="auto" style:text-underline-mode="continuous"/>
    </style:style>
    <style:style style:name="T441" style:parent-style-name="Domyślnaczcionkaakapitu" style:family="text">
      <style:text-properties fo:background-color="#80FFFF" style:text-underline-type="single" style:text-underline-style="solid" style:text-underline-width="auto" style:text-underline-mode="continuous"/>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style:style>
    <style:style style:name="T450" style:parent-style-name="Domyślnaczcionkaakapitu" style:family="text">
      <style:text-properties style:text-underline-type="single" style:text-underline-style="solid" style:text-underline-width="auto" style:text-underline-mode="continuous"/>
    </style:style>
    <style:style style:name="P451" style:parent-style-name="Normalny" style:family="paragraph">
      <style:paragraph-properties fo:text-align="justify" fo:line-height="150%" fo:text-indent="0.2479in"/>
    </style:style>
    <style:style style:name="P452" style:parent-style-name="Normalny" style:family="paragraph">
      <style:paragraph-properties fo:text-align="justify" fo:line-height="150%" fo:text-indent="0.2479in"/>
    </style:style>
    <style:style style:name="P453" style:parent-style-name="Normalny" style:family="paragraph">
      <style:paragraph-properties fo:text-align="justify" fo:line-height="150%"/>
    </style:style>
    <style:style style:name="P454" style:parent-style-name="Normalny" style:family="paragraph">
      <style:paragraph-properties fo:text-align="justify" fo:line-height="150%"/>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style:style>
    <style:style style:name="P462" style:parent-style-name="Normalny" style:family="paragraph">
      <style:paragraph-properties fo:text-align="justify" fo:line-height="150%"/>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P465" style:parent-style-name="Normalny" style:family="paragraph">
      <style:paragraph-properties fo:text-align="justify" fo:line-height="150%"/>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P468" style:parent-style-name="Normalny" style:family="paragraph">
      <style:paragraph-properties fo:text-align="justify" fo:line-height="150%"/>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style:style>
    <style:style style:name="T490" style:parent-style-name="Domyślnaczcionkaakapitu" style:family="text">
      <style:text-properties style:text-underline-type="single" style:text-underline-style="solid" style:text-underline-width="auto" style:text-underline-mode="continuous"/>
    </style:style>
    <style:style style:name="T491" style:parent-style-name="Domyślnaczcionkaakapitu" style:family="text">
      <style:text-properties fo:background-color="#80FFFF" style:text-underline-type="single" style:text-underline-style="solid" style:text-underline-width="auto" style:text-underline-mode="continuous"/>
    </style:style>
    <style:style style:name="T492" style:parent-style-name="Domyślnaczcionkaakapitu" style:family="text">
      <style:text-properties style:text-underline-type="single" style:text-underline-style="solid" style:text-underline-width="auto" style:text-underline-mode="continuous"/>
    </style:style>
    <style:style style:name="T493" style:parent-style-name="Domyślnaczcionkaakapitu" style:family="text">
      <style:text-properties fo:background-color="#80FFFF" style:text-underline-type="single" style:text-underline-style="solid" style:text-underline-width="auto" style:text-underline-mode="continuous"/>
    </style:style>
    <style:style style:name="T494" style:parent-style-name="Domyślnaczcionkaakapitu" style:family="text">
      <style:text-properties style:text-underline-type="single" style:text-underline-style="solid" style:text-underline-width="auto" style:text-underline-mode="continuous"/>
    </style:style>
    <style:style style:name="T495" style:parent-style-name="Domyślnaczcionkaakapitu" style:family="text">
      <style:text-properties fo:background-color="#80FFFF" style:text-underline-type="single" style:text-underline-style="solid" style:text-underline-width="auto" style:text-underline-mode="continuous"/>
    </style:style>
    <style:style style:name="T496" style:parent-style-name="Domyślnaczcionkaakapitu" style:family="text">
      <style:text-properties style:text-underline-type="single" style:text-underline-style="solid" style:text-underline-width="auto" style:text-underline-mode="continuous"/>
    </style:style>
    <style:style style:name="T497" style:parent-style-name="Domyślnaczcionkaakapitu" style:family="text">
      <style:text-properties fo:background-color="#80FFFF" style:text-underline-type="single" style:text-underline-style="solid" style:text-underline-width="auto" style:text-underline-mode="continuous"/>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P500" style:parent-style-name="Normalny" style:family="paragraph">
      <style:paragraph-properties fo:text-align="justify" fo:line-height="150%"/>
    </style:style>
    <style:style style:name="T501" style:parent-style-name="Domyślnaczcionkaakapitu" style:family="text">
      <style:text-properties fo:background-color="#80FFFF" style:text-underline-type="single" style:text-underline-style="solid" style:text-underline-width="auto" style:text-underline-mode="continuous"/>
    </style:style>
    <style:style style:name="T502" style:parent-style-name="Domyślnaczcionkaakapitu" style:family="text">
      <style:text-properties style:text-underline-type="single" style:text-underline-style="solid" style:text-underline-width="auto" style:text-underline-mode="continuous"/>
    </style:style>
    <style:style style:name="P503" style:parent-style-name="Normalny" style:family="paragraph">
      <style:paragraph-properties fo:text-align="justify" fo:line-height="150%" fo:text-indent="0.2479in"/>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style:style>
    <style:style style:name="T521" style:parent-style-name="Domyślnaczcionkaakapitu" style:family="text">
      <style:text-properties style:text-underline-type="single" style:text-underline-style="solid" style:text-underline-width="auto" style:text-underline-mode="continuous"/>
    </style:style>
    <style:style style:name="T522" style:parent-style-name="Domyślnaczcionkaakapitu" style:family="text">
      <style:text-properties fo:background-color="#80FFFF" style:text-underline-type="single" style:text-underline-style="solid" style:text-underline-width="auto" style:text-underline-mode="continuous"/>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style:style>
    <style:style style:name="T526" style:parent-style-name="Domyślnaczcionkaakapitu" style:family="text">
      <style:text-properties style:text-underline-type="single" style:text-underline-style="solid" style:text-underline-width="auto" style:text-underline-mode="continuous"/>
    </style:style>
    <style:style style:name="T527" style:parent-style-name="Domyślnaczcionkaakapitu" style:family="text">
      <style:text-properties fo:background-color="#80FFFF" style:text-underline-type="single" style:text-underline-style="solid" style:text-underline-width="auto" style:text-underline-mode="continuous"/>
    </style:style>
    <style:style style:name="T528" style:parent-style-name="Domyślnaczcionkaakapitu" style:family="text">
      <style:text-properties style:text-underline-type="single" style:text-underline-style="solid" style:text-underline-width="auto" style:text-underline-mode="continuous"/>
    </style:style>
    <style:style style:name="T529" style:parent-style-name="Domyślnaczcionkaakapitu" style:family="text">
      <style:text-properties fo:background-color="#80FFFF" style:text-underline-type="single" style:text-underline-style="solid" style:text-underline-width="auto" style:text-underline-mode="continuous"/>
    </style:style>
    <style:style style:name="T530" style:parent-style-name="Domyślnaczcionkaakapitu" style:family="text">
      <style:text-properties style:text-underline-type="single" style:text-underline-style="solid" style:text-underline-width="auto" style:text-underline-mode="continuous"/>
    </style:style>
    <style:style style:name="P531" style:parent-style-name="Normalny" style:family="paragraph">
      <style:paragraph-properties fo:text-align="justify" fo:line-height="150%">
        <style:tab-stops>
          <style:tab-stop style:type="left" style:leader-style="dotted" style:leader-text="." style:position="0.793in"/>
          <style:tab-stop style:type="left" style:leader-style="dotted" style:leader-text="." style:position="6.0868in"/>
        </style:tab-stops>
      </style:paragraph-properties>
    </style:style>
    <style:style style:name="P532" style:parent-style-name="Normalny" style:family="paragraph">
      <style:paragraph-properties fo:text-align="justify" fo:line-height="150%" fo:text-indent="0.2479in">
        <style:tab-stops>
          <style:tab-stop style:type="left" style:leader-style="dotted" style:leader-text="." style:position="0.793in"/>
          <style:tab-stop style:type="left" style:leader-style="dotted" style:leader-text="." style:position="6.0868in"/>
        </style:tab-stops>
      </style:paragraph-properties>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tab-stops>
          <style:tab-stop style:type="left" style:leader-style="dotted" style:leader-text="." style:position="0.793in"/>
          <style:tab-stop style:type="left" style:leader-style="dotted" style:leader-text="." style:position="6.0868in"/>
        </style:tab-stops>
      </style:paragraph-properties>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style:style>
    <style:style style:name="T549" style:parent-style-name="Domyślnaczcionkaakapitu" style:family="text">
      <style:text-properties style:text-underline-type="single" style:text-underline-style="solid" style:text-underline-width="auto" style:text-underline-mode="continuous"/>
    </style:style>
    <style:style style:name="T550" style:parent-style-name="Domyślnaczcionkaakapitu" style:family="text">
      <style:text-properties fo:background-color="#80FFFF" style:text-underline-type="single" style:text-underline-style="solid" style:text-underline-width="auto" style:text-underline-mode="continuous"/>
    </style:style>
    <style:style style:name="T551" style:parent-style-name="Domyślnaczcionkaakapitu" style:family="text">
      <style:text-properties style:text-underline-type="single" style:text-underline-style="solid" style:text-underline-width="auto" style:text-underline-mode="continuous"/>
    </style:style>
    <style:style style:name="T552" style:parent-style-name="Domyślnaczcionkaakapitu" style:family="text">
      <style:text-properties fo:background-color="#80FFFF" style:text-underline-type="single" style:text-underline-style="solid" style:text-underline-width="auto" style:text-underline-mode="continuous"/>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style:style>
    <style:style style:name="T566" style:parent-style-name="Domyślnaczcionkaakapitu" style:family="text">
      <style:text-properties style:text-underline-type="single" style:text-underline-style="solid" style:text-underline-width="auto" style:text-underline-mode="continuous"/>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style:tab-stops>
          <style:tab-stop style:type="left" style:leader-style="solid" style:leader-text="_" style:position="2.5236in"/>
          <style:tab-stop style:type="left" style:leader-style="solid" style:leader-text="_" style:position="2.7368in"/>
        </style:tab-stops>
      </style:paragraph-properties>
    </style:style>
    <style:style style:name="T571" style:parent-style-name="Domyślnaczcionkaakapitu" style:family="text">
      <style:text-properties fo:background-color="#80FFFF" style:text-underline-type="single" style:text-underline-style="solid" style:text-underline-width="auto" style:text-underline-mode="continuous"/>
    </style:style>
    <style:style style:name="T572" style:parent-style-name="Domyślnaczcionkaakapitu" style:family="text">
      <style:text-properties style:text-underline-type="single" style:text-underline-style="solid" style:text-underline-width="auto" style:text-underline-mode="continuous"/>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P579" style:parent-style-name="Normalny" style:family="paragraph">
      <style:paragraph-properties fo:text-align="justify" fo:line-height="150%" fo:text-indent="0.2479in"/>
    </style:style>
    <style:style style:name="P580" style:parent-style-name="Normalny" style:family="paragraph">
      <style:paragraph-properties fo:text-align="justify" fo:line-height="150%"/>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style:style>
    <style:style style:name="P588" style:parent-style-name="Normalny" style:family="paragraph">
      <style:paragraph-properties fo:text-align="justify" fo:line-height="150%"/>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479in">
        <style:tab-stops>
          <style:tab-stop style:type="left" style:position="5.1083in"/>
        </style:tab-stops>
      </style:paragraph-properties>
    </style:style>
    <style:style style:name="P607" style:parent-style-name="Normalny" style:family="paragraph">
      <style:paragraph-properties fo:text-align="justify" fo:line-height="150%"/>
    </style:style>
    <style:style style:name="T608" style:parent-style-name="Domyślnaczcionkaakapitu" style:family="text">
      <style:text-properties style:text-underline-type="single" style:text-underline-style="solid" style:text-underline-width="auto" style:text-underline-mode="continuous"/>
    </style:style>
    <style:style style:name="T609" style:parent-style-name="Domyślnaczcionkaakapitu" style:family="text">
      <style:text-properties fo:background-color="#80FFFF" style:text-underline-type="single" style:text-underline-style="solid" style:text-underline-width="auto" style:text-underline-mode="continuous"/>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style:style>
    <style:style style:name="T616" style:parent-style-name="Domyślnaczcionkaakapitu" style:family="text">
      <style:text-properties style:text-underline-type="single" style:text-underline-style="solid" style:text-underline-width="auto" style:text-underline-mode="continuous"/>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fo:text-indent="0.2479in"/>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style:style>
    <style:style style:name="P626" style:parent-style-name="Normalny" style:family="paragraph">
      <style:paragraph-properties fo:text-align="justify" fo:line-height="150%" fo:text-indent="0.2479in"/>
    </style:style>
    <style:style style:name="P627" style:parent-style-name="Normalny" style:family="paragraph">
      <style:paragraph-properties fo:text-align="justify" fo:line-height="150%">
        <style:tab-stops>
          <style:tab-stop style:type="left" style:leader-style="dotted" style:leader-text="." style:position="4.1208in"/>
        </style:tab-stops>
      </style:paragraph-properties>
    </style:style>
    <style:style style:name="P628" style:parent-style-name="Normalny" style:family="paragraph">
      <style:paragraph-properties fo:text-align="justify" fo:line-height="150%"/>
    </style:style>
    <style:style style:name="T629" style:parent-style-name="Domyślnaczcionkaakapitu" style:family="text">
      <style:text-properties style:text-underline-type="single" style:text-underline-style="solid" style:text-underline-width="auto" style:text-underline-mode="continuous"/>
    </style:style>
    <style:style style:name="T630" style:parent-style-name="Domyślnaczcionkaakapitu" style:family="text">
      <style:text-properties fo:background-color="#80FFFF" style:text-underline-type="single" style:text-underline-style="solid" style:text-underline-width="auto" style:text-underline-mode="continuous"/>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fo:text-indent="0.2479in"/>
    </style:style>
    <style:style style:name="P633" style:parent-style-name="Normalny" style:family="paragraph">
      <style:paragraph-properties fo:text-align="justify" fo:line-height="150%"/>
    </style:style>
    <style:style style:name="T634" style:parent-style-name="Domyślnaczcionkaakapitu" style:family="text">
      <style:text-properties style:text-underline-type="single" style:text-underline-style="solid" style:text-underline-width="auto" style:text-underline-mode="continuous"/>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P648" style:parent-style-name="Normalny" style:family="paragraph">
      <style:paragraph-properties fo:text-align="justify" fo:line-height="150%" fo:text-indent="0.2479in"/>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479in"/>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P654" style:parent-style-name="Normalny" style:family="paragraph">
      <style:paragraph-properties fo:text-align="justify" fo:line-height="150%"/>
    </style:style>
    <style:style style:name="T655" style:parent-style-name="Domyślnaczcionkaakapitu" style:family="text">
      <style:text-properties style:text-underline-type="single" style:text-underline-style="solid" style:text-underline-width="auto" style:text-underline-mode="continuous"/>
    </style:style>
    <style:style style:name="T656" style:parent-style-name="Domyślnaczcionkaakapitu" style:family="text">
      <style:text-properties fo:background-color="#80FFFF" style:text-underline-type="single" style:text-underline-style="solid" style:text-underline-width="auto" style:text-underline-mode="continuous"/>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479in"/>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style:style>
    <style:style style:name="P666" style:parent-style-name="Normalny" style:family="paragraph">
      <style:paragraph-properties fo:text-align="justify" fo:line-height="150%" fo:text-indent="0.2479in"/>
    </style:style>
    <style:style style:name="P667" style:parent-style-name="Normalny" style:family="paragraph">
      <style:paragraph-properties fo:text-align="justify" fo:line-height="150%" fo:text-indent="0.2479in"/>
    </style:style>
    <style:style style:name="P668" style:parent-style-name="Normalny" style:family="paragraph">
      <style:paragraph-properties fo:text-align="justify" fo:line-height="150%"/>
    </style:style>
    <style:style style:name="T669" style:parent-style-name="Domyślnaczcionkaakapitu" style:family="text">
      <style:text-properties style:text-underline-type="single" style:text-underline-style="solid" style:text-underline-width="auto" style:text-underline-mode="continuous"/>
    </style:style>
    <style:style style:name="T670" style:parent-style-name="Domyślnaczcionkaakapitu" style:family="text">
      <style:text-properties fo:background-color="#80FFFF" style:text-underline-type="single" style:text-underline-style="solid" style:text-underline-width="auto" style:text-underline-mode="continuous"/>
    </style:style>
    <style:style style:name="T671" style:parent-style-name="Domyślnaczcionkaakapitu" style:family="text">
      <style:text-properties style:text-underline-type="single" style:text-underline-style="solid" style:text-underline-width="auto" style:text-underline-mode="continuous"/>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P674" style:parent-style-name="Normalny" style:family="paragraph">
      <style:paragraph-properties fo:text-align="justify" fo:line-height="150%" fo:text-indent="0.2479in"/>
    </style:style>
    <style:style style:name="P675" style:parent-style-name="Normalny" style:family="paragraph">
      <style:paragraph-properties fo:text-align="justify" fo:line-height="150%"/>
    </style:style>
    <style:style style:name="P676" style:parent-style-name="Normalny" style:family="paragraph">
      <style:paragraph-properties fo:text-align="justify" fo:line-height="150%" fo:text-indent="0.2479in"/>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479in"/>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style:style>
    <style:style style:name="P689" style:parent-style-name="Normalny" style:family="paragraph">
      <style:paragraph-properties fo:text-align="justify" fo:line-height="150%"/>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style:style>
    <style:style style:name="P693" style:parent-style-name="Normalny" style:family="paragraph">
      <style:paragraph-properties fo:text-align="justify" fo:line-height="150%" fo:text-indent="0.2479in"/>
    </style:style>
    <style:style style:name="P694" style:parent-style-name="Normalny" style:family="paragraph">
      <style:paragraph-properties fo:text-align="justify" fo:line-height="150%" fo:text-indent="0.2479in"/>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style:style>
    <style:style style:name="T700" style:parent-style-name="Domyślnaczcionkaakapitu" style:family="text">
      <style:text-properties fo:background-color="#80FFFF"/>
    </style:style>
    <style:style style:name="P701" style:parent-style-name="Normalny" style:family="paragraph">
      <style:paragraph-properties fo:text-align="justify" fo:line-height="150%"/>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tab-stops>
          <style:tab-stop style:type="left" style:position="0.8201in"/>
        </style:tab-stops>
      </style:paragraph-properties>
    </style:style>
    <style:style style:name="P712" style:parent-style-name="Normalny" style:family="paragraph">
      <style:paragraph-properties fo:text-align="justify" fo:line-height="150%"/>
    </style:style>
    <style:style style:name="T713" style:parent-style-name="Domyślnaczcionkaakapitu" style:family="text">
      <style:text-properties style:text-underline-type="single" style:text-underline-style="solid" style:text-underline-width="auto" style:text-underline-mode="continuous"/>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P716" style:parent-style-name="Normalny" style:family="paragraph">
      <style:paragraph-properties fo:text-align="justify" fo:line-height="150%"/>
    </style:style>
    <style:style style:name="T717" style:parent-style-name="Domyślnaczcionkaakapitu" style:family="text">
      <style:text-properties fo:background-color="#80FFFF" style:text-underline-type="single" style:text-underline-style="solid" style:text-underline-width="auto" style:text-underline-mode="continuous"/>
    </style:style>
    <style:style style:name="T718" style:parent-style-name="Domyślnaczcionkaakapitu" style:family="text">
      <style:text-properties style:text-underline-type="single" style:text-underline-style="solid" style:text-underline-width="auto" style:text-underline-mode="continuous"/>
    </style:style>
    <style:style style:name="P719" style:parent-style-name="Normalny" style:family="paragraph">
      <style:paragraph-properties fo:text-align="justify" fo:line-height="150%" fo:text-indent="0.2479in"/>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P725" style:parent-style-name="Normalny" style:family="paragraph">
      <style:paragraph-properties fo:text-align="justify" fo:line-height="150%"/>
    </style:style>
    <style:style style:name="T726" style:parent-style-name="Domyślnaczcionkaakapitu" style:family="text">
      <style:text-properties style:text-underline-type="single" style:text-underline-style="solid" style:text-underline-width="auto" style:text-underline-mode="continuous"/>
    </style:style>
    <style:style style:name="T727" style:parent-style-name="Domyślnaczcionkaakapitu" style:family="text">
      <style:text-properties fo:background-color="#80FFFF" style:text-underline-type="single" style:text-underline-style="solid" style:text-underline-width="auto" style:text-underline-mode="continuous"/>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style:style>
    <style:style style:name="T732" style:parent-style-name="Domyślnaczcionkaakapitu" style:family="text">
      <style:text-properties fo:background-color="#80FFFF" style:text-underline-type="single" style:text-underline-style="solid" style:text-underline-width="auto" style:text-underline-mode="continuous"/>
    </style:style>
    <style:style style:name="T733" style:parent-style-name="Domyślnaczcionkaakapitu" style:family="text">
      <style:text-properties style:text-underline-type="single" style:text-underline-style="solid" style:text-underline-width="auto" style:text-underline-mode="continuous"/>
    </style:style>
    <style:style style:name="P734" style:parent-style-name="Normalny" style:family="paragraph">
      <style:paragraph-properties fo:text-align="justify" fo:line-height="150%" fo:text-indent="0.2479in"/>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style>
    <style:style style:name="P740" style:parent-style-name="Normalny" style:family="paragraph">
      <style:paragraph-properties fo:text-align="justify" fo:line-height="150%" fo:text-indent="0.2479in"/>
    </style:style>
    <style:style style:name="T741" style:parent-style-name="Domyślnaczcionkaakapitu" style:family="text">
      <style:text-properties fo:background-color="#80FFFF"/>
    </style:style>
    <style:style style:name="P742" style:parent-style-name="Normalny" style:family="paragraph">
      <style:paragraph-properties fo:text-align="justify" fo:line-height="150%" fo:text-indent="0.2479in"/>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style:style>
    <style:style style:name="T749" style:parent-style-name="Domyślnaczcionkaakapitu" style:family="text">
      <style:text-properties fo:background-color="#80FFFF" style:text-underline-type="single" style:text-underline-style="solid" style:text-underline-width="auto" style:text-underline-mode="continuous"/>
    </style:style>
    <style:style style:name="T750" style:parent-style-name="Domyślnaczcionkaakapitu" style:family="text">
      <style:text-properties style:text-underline-type="single" style:text-underline-style="solid" style:text-underline-width="auto" style:text-underline-mode="continuous"/>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style:style>
    <style:style style:name="T756" style:parent-style-name="Domyślnaczcionkaakapitu" style:family="text">
      <style:text-properties style:text-underline-type="single" style:text-underline-style="solid" style:text-underline-width="auto" style:text-underline-mode="continuous"/>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fo:text-indent="0.2479in"/>
    </style:style>
    <style:style style:name="P759" style:parent-style-name="Normalny" style:family="paragraph">
      <style:paragraph-properties fo:text-align="justify" fo:line-height="150%"/>
    </style:style>
    <style:style style:name="T760" style:parent-style-name="Domyślnaczcionkaakapitu" style:family="text">
      <style:text-properties fo:background-color="#80FFFF" style:text-underline-type="single" style:text-underline-style="solid" style:text-underline-width="auto" style:text-underline-mode="continuous"/>
    </style:style>
    <style:style style:name="T761" style:parent-style-name="Domyślnaczcionkaakapitu" style:family="text">
      <style:text-properties style:text-underline-type="single" style:text-underline-style="solid" style:text-underline-width="auto" style:text-underline-mode="continuous"/>
    </style:style>
    <style:style style:name="P762" style:parent-style-name="Normalny" style:family="paragraph">
      <style:paragraph-properties fo:text-align="justify" fo:line-height="150%" fo:text-indent="0.2479in"/>
    </style:style>
    <style:style style:name="P763" style:parent-style-name="Normalny" style:family="paragraph">
      <style:paragraph-properties fo:text-align="justify" fo:line-height="150%"/>
    </style:style>
    <style:style style:name="T764" style:parent-style-name="Domyślnaczcionkaakapitu" style:family="text">
      <style:text-properties style:text-underline-type="single" style:text-underline-style="solid" style:text-underline-width="auto" style:text-underline-mode="continuous"/>
    </style:style>
    <style:style style:name="T765" style:parent-style-name="Domyślnaczcionkaakapitu" style:family="text">
      <style:text-properties fo:background-color="#80FFFF" style:text-underline-type="single" style:text-underline-style="solid" style:text-underline-width="auto" style:text-underline-mode="continuous"/>
    </style:style>
    <style:style style:name="T766" style:parent-style-name="Domyślnaczcionkaakapitu" style:family="text">
      <style:text-properties style:text-underline-type="single" style:text-underline-style="solid" style:text-underline-width="auto" style:text-underline-mode="continuous"/>
    </style:style>
    <style:style style:name="T767" style:parent-style-name="Domyślnaczcionkaakapitu" style:family="text">
      <style:text-properties fo:background-color="#80FFFF" style:text-underline-type="single" style:text-underline-style="solid" style:text-underline-width="auto" style:text-underline-mode="continuous"/>
    </style:style>
    <style:style style:name="T768" style:parent-style-name="Domyślnaczcionkaakapitu" style:family="text">
      <style:text-properties style:text-underline-type="single" style:text-underline-style="solid" style:text-underline-width="auto" style:text-underline-mode="continuous"/>
    </style:style>
    <style:style style:name="T769" style:parent-style-name="Domyślnaczcionkaakapitu" style:family="text">
      <style:text-properties fo:background-color="#80FFFF" style:text-underline-type="single" style:text-underline-style="solid" style:text-underline-width="auto" style:text-underline-mode="continuous"/>
    </style:style>
    <style:style style:name="P770" style:parent-style-name="Normalny" style:family="paragraph">
      <style:paragraph-properties fo:text-align="justify" fo:line-height="150%" fo:text-indent="0.2479in"/>
    </style:style>
    <style:style style:name="P771" style:parent-style-name="Normalny" style:family="paragraph">
      <style:paragraph-properties fo:text-align="justify" fo:line-height="150%">
        <style:tab-stops>
          <style:tab-stop style:type="left" style:position="3.6736in"/>
        </style:tab-stops>
      </style:paragraph-properties>
    </style:style>
    <style:style style:name="T772" style:parent-style-name="Domyślnaczcionkaakapitu" style:family="text">
      <style:text-properties fo:background-color="#80FFFF" style:text-underline-type="single" style:text-underline-style="solid" style:text-underline-width="auto" style:text-underline-mode="continuous"/>
    </style:style>
    <style:style style:name="T773" style:parent-style-name="Domyślnaczcionkaakapitu" style:family="text">
      <style:text-properties style:text-underline-type="single" style:text-underline-style="solid" style:text-underline-width="auto" style:text-underline-mode="continuous"/>
    </style:style>
    <style:style style:name="P774" style:parent-style-name="Normalny" style:family="paragraph">
      <style:paragraph-properties fo:text-align="justify" fo:line-height="150%" fo:text-indent="0.2479in"/>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style:style>
    <style:style style:name="T778" style:parent-style-name="Domyślnaczcionkaakapitu" style:family="text">
      <style:text-properties style:text-underline-type="single" style:text-underline-style="solid" style:text-underline-width="auto" style:text-underline-mode="continuous"/>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style>
    <style:style style:name="P781" style:parent-style-name="Normalny" style:family="paragraph">
      <style:paragraph-properties fo:text-align="justify" fo:line-height="150%"/>
    </style:style>
    <style:style style:name="T782" style:parent-style-name="Domyślnaczcionkaakapitu" style:family="text">
      <style:text-properties style:text-underline-type="single" style:text-underline-style="solid" style:text-underline-width="auto" style:text-underline-mode="continuous"/>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P785" style:parent-style-name="Normalny" style:family="paragraph">
      <style:paragraph-properties fo:text-align="justify" fo:line-height="150%"/>
    </style:style>
    <style:style style:name="T786" style:parent-style-name="Domyślnaczcionkaakapitu" style:family="text">
      <style:text-properties style:text-underline-type="single" style:text-underline-style="solid" style:text-underline-width="auto" style:text-underline-mode="continuous"/>
    </style:style>
    <style:style style:name="T787" style:parent-style-name="Domyślnaczcionkaakapitu" style:family="text">
      <style:text-properties fo:background-color="#80FFFF"/>
    </style:style>
    <style:style style:name="P788" style:parent-style-name="Normalny" style:family="paragraph">
      <style:paragraph-properties fo:text-align="justify" fo:line-height="150%" fo:text-indent="0.2479in"/>
    </style:style>
    <style:style style:name="P789" style:parent-style-name="Normalny" style:family="paragraph">
      <style:paragraph-properties fo:text-align="justify" fo:line-height="150%"/>
    </style:style>
    <style:style style:name="P790" style:parent-style-name="Normalny" style:family="paragraph">
      <style:paragraph-properties fo:text-align="justify" fo:line-height="150%" fo:text-indent="0.2479in"/>
    </style:style>
    <style:style style:name="P791" style:parent-style-name="Normalny" style:family="paragraph">
      <style:paragraph-properties fo:text-align="justify" fo:line-height="150%"/>
    </style:style>
    <style:style style:name="P792" style:parent-style-name="Normalny" style:family="paragraph">
      <style:paragraph-properties fo:text-align="justify" fo:line-height="150%" fo:text-indent="0.2479in"/>
    </style:style>
    <style:style style:name="P793" style:parent-style-name="Normalny" style:family="paragraph">
      <style:paragraph-properties fo:text-align="justify" fo:line-height="150%"/>
    </style:style>
    <style:style style:name="T794" style:parent-style-name="Domyślnaczcionkaakapitu" style:family="text">
      <style:text-properties style:text-underline-type="single" style:text-underline-style="solid" style:text-underline-width="auto" style:text-underline-mode="continuous"/>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style:style>
    <style:style style:name="T798" style:parent-style-name="Domyślnaczcionkaakapitu" style:family="text">
      <style:text-properties fo:background-color="#80FFFF" style:text-underline-type="single" style:text-underline-style="solid" style:text-underline-width="auto" style:text-underline-mode="continuous"/>
    </style:style>
    <style:style style:name="T799" style:parent-style-name="Domyślnaczcionkaakapitu" style:family="text">
      <style:text-properties style:text-underline-type="single" style:text-underline-style="solid" style:text-underline-width="auto" style:text-underline-mode="continuous"/>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style:style>
    <style:style style:name="T803" style:parent-style-name="Domyślnaczcionkaakapitu" style:family="text">
      <style:text-properties style:text-underline-type="single" style:text-underline-style="solid" style:text-underline-width="auto" style:text-underline-mode="continuous"/>
    </style:style>
    <style:style style:name="T804" style:parent-style-name="Domyślnaczcionkaakapitu" style:family="text">
      <style:text-properties fo:background-color="#80FFFF" style:text-underline-type="single" style:text-underline-style="solid" style:text-underline-width="auto" style:text-underline-mode="continuous"/>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479in"/>
    </style:style>
    <style:style style:name="P810" style:parent-style-name="Normalny" style:family="paragraph">
      <style:paragraph-properties fo:text-align="justify" fo:line-height="150%"/>
    </style:style>
    <style:style style:name="T811" style:parent-style-name="Domyślnaczcionkaakapitu" style:family="text">
      <style:text-properties fo:background-color="#80FFFF" style:text-underline-type="single" style:text-underline-style="solid" style:text-underline-width="auto" style:text-underline-mode="continuous"/>
    </style:style>
    <style:style style:name="T812" style:parent-style-name="Domyślnaczcionkaakapitu" style:family="text">
      <style:text-properties style:text-underline-type="single" style:text-underline-style="solid" style:text-underline-width="auto" style:text-underline-mode="continuous"/>
    </style:style>
    <style:style style:name="T813" style:parent-style-name="Domyślnaczcionkaakapitu" style:family="text">
      <style:text-properties fo:background-color="#80FFFF" style:text-underline-type="single" style:text-underline-style="solid" style:text-underline-width="auto" style:text-underline-mode="continuous"/>
    </style:style>
    <style:style style:name="T814" style:parent-style-name="Domyślnaczcionkaakapitu" style:family="text">
      <style:text-properties style:text-underline-type="single" style:text-underline-style="solid" style:text-underline-width="auto" style:text-underline-mode="continuous"/>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fo:text-indent="0.2479in"/>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479in"/>
    </style:style>
    <style:style style:name="P822" style:parent-style-name="Normalny" style:family="paragraph">
      <style:paragraph-properties fo:text-align="justify" fo:line-height="150%"/>
    </style:style>
    <style:style style:name="T823" style:parent-style-name="Domyślnaczcionkaakapitu" style:family="text">
      <style:text-properties style:text-underline-type="single" style:text-underline-style="solid" style:text-underline-width="auto" style:text-underline-mode="continuous"/>
    </style:style>
    <style:style style:name="T824" style:parent-style-name="Domyślnaczcionkaakapitu" style:family="text">
      <style:text-properties fo:background-color="#80FFFF" style:text-underline-type="single" style:text-underline-style="solid" style:text-underline-width="auto" style:text-underline-mode="continuous"/>
    </style:style>
    <style:style style:name="T825" style:parent-style-name="Domyślnaczcionkaakapitu" style:family="text">
      <style:text-properties style:text-underline-type="single" style:text-underline-style="solid" style:text-underline-width="auto" style:text-underline-mode="continuous"/>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fo:text-indent="0.2479in"/>
    </style:style>
    <style:style style:name="P830" style:parent-style-name="Normalny" style:family="paragraph">
      <style:paragraph-properties fo:text-align="justify" fo:line-height="150%"/>
    </style:style>
    <style:style style:name="T831" style:parent-style-name="Domyślnaczcionkaakapitu" style:family="text">
      <style:text-properties style:text-underline-type="single" style:text-underline-style="solid" style:text-underline-width="auto" style:text-underline-mode="continuous"/>
    </style:style>
    <style:style style:name="T832" style:parent-style-name="Domyślnaczcionkaakapitu" style:family="text">
      <style:text-properties fo:background-color="#80FFFF" style:text-underline-type="single" style:text-underline-style="solid" style:text-underline-width="auto" style:text-underline-mode="continuous"/>
    </style:style>
    <style:style style:name="T833" style:parent-style-name="Domyślnaczcionkaakapitu" style:family="text">
      <style:text-properties style:text-underline-type="single" style:text-underline-style="solid" style:text-underline-width="auto" style:text-underline-mode="continuous"/>
    </style:style>
    <style:style style:name="T834" style:parent-style-name="Domyślnaczcionkaakapitu" style:family="text">
      <style:text-properties fo:background-color="#80FFFF" style:text-underline-type="single" style:text-underline-style="solid" style:text-underline-width="auto" style:text-underline-mode="continuous"/>
    </style:style>
    <style:style style:name="T835" style:parent-style-name="Domyślnaczcionkaakapitu" style:family="text">
      <style:text-properties style:text-underline-type="single" style:text-underline-style="solid" style:text-underline-width="auto" style:text-underline-mode="continuous"/>
    </style:style>
    <style:style style:name="T836" style:parent-style-name="Domyślnaczcionkaakapitu" style:family="text">
      <style:text-properties style:text-underline-type="single" style:text-underline-style="solid" style:text-underline-width="auto" style:text-underline-mode="continuous"/>
    </style:style>
    <style:style style:name="T837" style:parent-style-name="Domyślnaczcionkaakapitu" style:family="text">
      <style:text-properties style:text-underline-type="single" style:text-underline-style="solid" style:text-underline-width="auto" style:text-underline-mode="continuous"/>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fo:text-indent="0.2479in"/>
    </style:style>
    <style:style style:name="P840" style:parent-style-name="Normalny" style:family="paragraph">
      <style:paragraph-properties fo:text-align="justify" fo:line-height="150%" fo:text-indent="0.2479in"/>
    </style:style>
    <style:style style:name="T841" style:parent-style-name="Domyślnaczcionkaakapitu" style:family="text">
      <style:text-properties fo:background-color="#80FFFF"/>
    </style:style>
    <style:style style:name="P842" style:parent-style-name="Normalny" style:family="paragraph">
      <style:paragraph-properties fo:text-align="justify" fo:line-height="150%" fo:text-indent="0.2479in"/>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style:style>
    <style:style style:name="T845" style:parent-style-name="Domyślnaczcionkaakapitu" style:family="text">
      <style:text-properties style:text-underline-type="single" style:text-underline-style="solid" style:text-underline-width="auto" style:text-underline-mode="continuous"/>
    </style:style>
    <style:style style:name="T846" style:parent-style-name="Domyślnaczcionkaakapitu" style:family="text">
      <style:text-properties fo:background-color="#80FFFF" style:text-underline-type="single" style:text-underline-style="solid" style:text-underline-width="auto" style:text-underline-mode="continuous"/>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fo:text-indent="0.2479in"/>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fo:text-indent="0.2479in"/>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fo:text-indent="0.2479in"/>
    </style:style>
    <style:style style:name="P856" style:parent-style-name="Normalny" style:family="paragraph">
      <style:paragraph-properties fo:text-align="justify" fo:line-height="150%"/>
    </style:style>
    <style:style style:name="T857" style:parent-style-name="Domyślnaczcionkaakapitu" style:family="text">
      <style:text-properties fo:background-color="#80FFFF" style:text-underline-type="single" style:text-underline-style="solid" style:text-underline-width="auto" style:text-underline-mode="continuous"/>
    </style:style>
    <style:style style:name="T858" style:parent-style-name="Domyślnaczcionkaakapitu" style:family="text">
      <style:text-properties style:text-underline-type="single" style:text-underline-style="solid" style:text-underline-width="auto" style:text-underline-mode="continuous"/>
    </style:style>
    <style:style style:name="P859" style:parent-style-name="Normalny" style:family="paragraph">
      <style:paragraph-properties fo:text-align="justify" fo:line-height="150%" fo:text-indent="0.2479in"/>
    </style:style>
    <style:style style:name="P860" style:parent-style-name="Normalny" style:family="paragraph">
      <style:paragraph-properties fo:text-align="justify" fo:line-height="150%"/>
    </style:style>
    <style:style style:name="T861" style:parent-style-name="Domyślnaczcionkaakapitu" style:family="text">
      <style:text-properties style:text-underline-type="single" style:text-underline-style="solid" style:text-underline-width="auto" style:text-underline-mode="continuous"/>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479in"/>
    </style:style>
    <style:style style:name="P864" style:parent-style-name="Normalny" style:family="paragraph">
      <style:paragraph-properties fo:text-align="justify" fo:line-height="150%">
        <style:tab-stops>
          <style:tab-stop style:type="left" style:leader-style="solid" style:leader-text="_" style:position="3.4687in"/>
        </style:tab-stops>
      </style:paragraph-properties>
    </style:style>
    <style:style style:name="T865" style:parent-style-name="Domyślnaczcionkaakapitu" style:family="text">
      <style:text-properties fo:background-color="#80FFFF" style:text-underline-type="single" style:text-underline-style="solid" style:text-underline-width="auto" style:text-underline-mode="continuous"/>
    </style:style>
    <style:style style:name="T866" style:parent-style-name="Domyślnaczcionkaakapitu" style:family="text">
      <style:text-properties style:text-underline-type="single" style:text-underline-style="solid" style:text-underline-width="auto" style:text-underline-mode="continuous"/>
    </style:style>
    <style:style style:name="P867" style:parent-style-name="Normalny" style:family="paragraph">
      <style:paragraph-properties fo:text-align="justify" fo:line-height="150%" fo:text-indent="0.2479in"/>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479in"/>
    </style:style>
    <style:style style:name="P873" style:parent-style-name="Normalny" style:family="paragraph">
      <style:paragraph-properties fo:text-align="justify" fo:line-height="150%"/>
    </style:style>
    <style:style style:name="T874" style:parent-style-name="Domyślnaczcionkaakapitu" style:family="text">
      <style:text-properties style:text-underline-type="single" style:text-underline-style="solid" style:text-underline-width="auto" style:text-underline-mode="continuous"/>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fo:text-indent="0.2479in"/>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P881" style:parent-style-name="Normalny" style:family="paragraph">
      <style:paragraph-properties fo:text-align="justify" fo:line-height="150%" fo:text-indent="0.2479in">
        <style:tab-stops>
          <style:tab-stop style:type="left" style:position="3.2215in"/>
        </style:tab-stops>
      </style:paragraph-properties>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style:tab-stops>
          <style:tab-stop style:type="left" style:position="3.2215in"/>
        </style:tab-stops>
      </style:paragraph-properties>
    </style:style>
    <style:style style:name="T885" style:parent-style-name="Domyślnaczcionkaakapitu" style:family="text">
      <style:text-properties fo:background-color="#80FFFF" style:text-underline-type="single" style:text-underline-style="solid" style:text-underline-width="auto" style:text-underline-mode="continuous"/>
    </style:style>
    <style:style style:name="T886" style:parent-style-name="Domyślnaczcionkaakapitu" style:family="text">
      <style:text-properties style:text-underline-type="single" style:text-underline-style="solid" style:text-underline-width="auto" style:text-underline-mode="continuous"/>
    </style:style>
    <style:style style:name="P887" style:parent-style-name="Normalny" style:family="paragraph">
      <style:paragraph-properties fo:text-align="justify" fo:line-height="150%" fo:text-indent="0.2479in">
        <style:tab-stops>
          <style:tab-stop style:type="left" style:position="3.2215in"/>
        </style:tab-stops>
      </style:paragraph-properties>
    </style:style>
    <style:style style:name="P888" style:parent-style-name="Normalny" style:family="paragraph">
      <style:paragraph-properties fo:text-align="justify" fo:line-height="150%">
        <style:tab-stops>
          <style:tab-stop style:type="left" style:position="3.2215in"/>
        </style:tab-stops>
      </style:paragraph-properties>
    </style:style>
    <style:style style:name="T889" style:parent-style-name="Domyślnaczcionkaakapitu" style:family="text">
      <style:text-properties fo:background-color="#80FFFF" style:text-underline-type="single" style:text-underline-style="solid" style:text-underline-width="auto" style:text-underline-mode="continuous"/>
    </style:style>
    <style:style style:name="T890" style:parent-style-name="Domyślnaczcionkaakapitu" style:family="text">
      <style:text-properties style:text-underline-type="single" style:text-underline-style="solid" style:text-underline-width="auto" style:text-underline-mode="continuous"/>
    </style:style>
    <style:style style:name="P891" style:parent-style-name="Normalny" style:family="paragraph">
      <style:paragraph-properties fo:text-align="justify" fo:line-height="150%">
        <style:tab-stops>
          <style:tab-stop style:type="left" style:position="3.2215in"/>
        </style:tab-stops>
      </style:paragraph-properties>
    </style:style>
    <style:style style:name="P892" style:parent-style-name="Normalny" style:family="paragraph">
      <style:paragraph-properties fo:text-align="justify" fo:line-height="150%" fo:text-indent="0.2479in"/>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style:style>
    <style:style style:name="T899" style:parent-style-name="Domyślnaczcionkaakapitu" style:family="text">
      <style:text-properties style:text-underline-type="single" style:text-underline-style="solid" style:text-underline-width="auto" style:text-underline-mode="continuous"/>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style:style>
    <style:style style:name="T908" style:parent-style-name="Domyślnaczcionkaakapitu" style:family="text">
      <style:text-properties fo:background-color="#80FFFF" style:text-underline-type="single" style:text-underline-style="solid" style:text-underline-width="auto" style:text-underline-mode="continuous"/>
    </style:style>
    <style:style style:name="T909" style:parent-style-name="Domyślnaczcionkaakapitu" style:family="text">
      <style:text-properties style:text-underline-type="single" style:text-underline-style="solid" style:text-underline-width="auto" style:text-underline-mode="continuous"/>
    </style:style>
    <style:style style:name="P910" style:parent-style-name="Normalny" style:family="paragraph">
      <style:paragraph-properties fo:text-align="justify" fo:line-height="150%" fo:text-indent="0.2479in"/>
    </style:style>
    <style:style style:name="P911" style:parent-style-name="Normalny" style:family="paragraph">
      <style:paragraph-properties fo:text-align="justify" fo:line-height="150%"/>
    </style:style>
    <style:style style:name="T912" style:parent-style-name="Domyślnaczcionkaakapitu" style:family="text">
      <style:text-properties style:text-underline-type="single" style:text-underline-style="solid" style:text-underline-width="auto" style:text-underline-mode="continuous"/>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fo:text-indent="0.2479in"/>
    </style:style>
    <style:style style:name="P915" style:parent-style-name="Normalny" style:family="paragraph">
      <style:paragraph-properties fo:text-align="justify" fo:line-height="150%"/>
    </style:style>
    <style:style style:name="T916" style:parent-style-name="Domyślnaczcionkaakapitu" style:family="text">
      <style:text-properties style:text-underline-type="single" style:text-underline-style="solid" style:text-underline-width="auto" style:text-underline-mode="continuous"/>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479in"/>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fo:text-indent="0.2479in"/>
    </style:style>
    <style:style style:name="P934" style:parent-style-name="Normalny" style:family="paragraph">
      <style:paragraph-properties fo:text-align="justify" fo:line-height="150%" fo:text-indent="0.2479in"/>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P938" style:parent-style-name="Normalny" style:family="paragraph">
      <style:paragraph-properties fo:text-align="justify" fo:line-height="150%" fo:text-indent="0.2479in"/>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style:style>
    <style:style style:name="T944" style:parent-style-name="Domyślnaczcionkaakapitu" style:family="text">
      <style:text-properties style:text-underline-type="single" style:text-underline-style="solid" style:text-underline-width="auto" style:text-underline-mode="continuous"/>
    </style:style>
    <style:style style:name="T945" style:parent-style-name="Domyślnaczcionkaakapitu" style:family="text">
      <style:text-properties fo:background-color="#80FFFF" style:text-underline-type="single" style:text-underline-style="solid" style:text-underline-width="auto" style:text-underline-mode="continuous"/>
    </style:style>
    <style:style style:name="T946" style:parent-style-name="Domyślnaczcionkaakapitu" style:family="text">
      <style:text-properties fo:background-color="#80FFFF"/>
    </style:style>
    <style:style style:name="P947" style:parent-style-name="Normalny" style:family="paragraph">
      <style:paragraph-properties fo:text-align="justify" fo:line-height="150%" fo:text-indent="0.2479in"/>
    </style:style>
    <style:style style:name="P948" style:parent-style-name="Normalny" style:family="paragraph">
      <style:paragraph-properties fo:text-align="justify" fo:line-height="150%"/>
    </style:style>
    <style:style style:name="T949" style:parent-style-name="Domyślnaczcionkaakapitu" style:family="text">
      <style:text-properties style:text-underline-type="single" style:text-underline-style="solid" style:text-underline-width="auto" style:text-underline-mode="continuous"/>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fo:text-indent="0.2479in"/>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style:style>
    <style:style style:name="P955" style:parent-style-name="Normalny" style:family="paragraph">
      <style:paragraph-properties fo:text-align="justify" fo:line-height="150%"/>
    </style:style>
    <style:style style:name="T956" style:parent-style-name="Domyślnaczcionkaakapitu" style:family="text">
      <style:text-properties fo:background-color="#80FFFF" style:text-underline-type="single" style:text-underline-style="solid" style:text-underline-width="auto" style:text-underline-mode="continuous"/>
    </style:style>
    <style:style style:name="T957" style:parent-style-name="Domyślnaczcionkaakapitu" style:family="text">
      <style:text-properties style:text-underline-type="single" style:text-underline-style="solid" style:text-underline-width="auto" style:text-underline-mode="continuous"/>
    </style:style>
    <style:style style:name="P958" style:parent-style-name="Normalny" style:family="paragraph">
      <style:paragraph-properties fo:text-align="justify" fo:line-height="150%" fo:text-indent="0.2479in"/>
    </style:style>
    <style:style style:name="P959" style:parent-style-name="Normalny" style:family="paragraph">
      <style:paragraph-properties fo:text-align="justify" fo:line-height="150%"/>
    </style:style>
    <style:style style:name="T960" style:parent-style-name="Domyślnaczcionkaakapitu" style:family="text">
      <style:text-properties style:text-underline-type="single" style:text-underline-style="solid" style:text-underline-width="auto" style:text-underline-mode="continuous"/>
    </style:style>
    <style:style style:name="T961" style:parent-style-name="Domyślnaczcionkaakapitu" style:family="text">
      <style:text-properties fo:background-color="#80FFFF"/>
    </style:style>
    <style:style style:name="P962" style:parent-style-name="Normalny" style:family="paragraph">
      <style:paragraph-properties fo:text-align="justify" fo:line-height="150%" fo:text-indent="0.2479in"/>
    </style:style>
    <style:style style:name="P963" style:parent-style-name="Normalny" style:family="paragraph">
      <style:paragraph-properties fo:text-align="justify" fo:line-height="150%"/>
    </style:style>
    <style:style style:name="P964" style:parent-style-name="Normalny" style:family="paragraph">
      <style:paragraph-properties fo:text-align="justify" fo:line-height="150%"/>
    </style:style>
    <style:style style:name="T965" style:parent-style-name="Domyślnaczcionkaakapitu" style:family="text">
      <style:text-properties style:text-underline-type="single" style:text-underline-style="solid" style:text-underline-width="auto" style:text-underline-mode="continuous"/>
    </style:style>
    <style:style style:name="T966" style:parent-style-name="Domyślnaczcionkaakapitu" style:family="text">
      <style:text-properties fo:background-color="#80FFFF" style:text-underline-type="single" style:text-underline-style="solid" style:text-underline-width="auto" style:text-underline-mode="continuous"/>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fo:text-indent="0.2479in"/>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479in"/>
    </style:style>
    <style:style style:name="P977" style:parent-style-name="Normalny" style:family="paragraph">
      <style:paragraph-properties fo:text-align="justify" fo:line-height="150%"/>
    </style:style>
    <style:style style:name="T978" style:parent-style-name="Domyślnaczcionkaakapitu" style:family="text">
      <style:text-properties style:text-underline-type="single" style:text-underline-style="solid" style:text-underline-width="auto" style:text-underline-mode="continuous"/>
    </style:style>
    <style:style style:name="T979" style:parent-style-name="Domyślnaczcionkaakapitu" style:family="text">
      <style:text-properties fo:background-color="#80FFFF" style:text-underline-type="single" style:text-underline-style="solid" style:text-underline-width="auto" style:text-underline-mode="continuous"/>
    </style:style>
    <style:style style:name="T980" style:parent-style-name="Domyślnaczcionkaakapitu" style:family="text">
      <style:text-properties style:text-underline-type="single" style:text-underline-style="solid" style:text-underline-width="auto" style:text-underline-mode="continuous"/>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fo:text-indent="0.2479in"/>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P990" style:parent-style-name="Normalny" style:family="paragraph">
      <style:paragraph-properties fo:text-align="justify" fo:line-height="150%" fo:text-indent="0.2479in"/>
    </style:style>
    <style:style style:name="P991" style:parent-style-name="Normalny" style:family="paragraph">
      <style:paragraph-properties fo:text-align="justify" fo:line-height="150%"/>
    </style:style>
    <style:style style:name="T992" style:parent-style-name="Domyślnaczcionkaakapitu" style:family="text">
      <style:text-properties style:text-underline-type="single" style:text-underline-style="solid" style:text-underline-width="auto" style:text-underline-mode="continuous"/>
    </style:style>
    <style:style style:name="T993" style:parent-style-name="Domyślnaczcionkaakapitu" style:family="text">
      <style:text-properties fo:background-color="#80FFFF" style:text-underline-type="single" style:text-underline-style="solid" style:text-underline-width="auto" style:text-underline-mode="continuous"/>
    </style:style>
    <style:style style:name="T994" style:parent-style-name="Domyślnaczcionkaakapitu" style:family="text">
      <style:text-properties style:text-underline-type="single" style:text-underline-style="solid" style:text-underline-width="auto" style:text-underline-mode="continuous"/>
    </style:style>
    <style:style style:name="T995" style:parent-style-name="Domyślnaczcionkaakapitu" style:family="text">
      <style:text-properties fo:background-color="#80FFFF" style:text-underline-type="single" style:text-underline-style="solid" style:text-underline-width="auto" style:text-underline-mode="continuous"/>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style:style>
    <style:style style:name="P998" style:parent-style-name="Normalny" style:family="paragraph">
      <style:paragraph-properties fo:text-align="justify" fo:line-height="150%" fo:text-indent="0.2479in"/>
    </style:style>
    <style:style style:name="P999" style:parent-style-name="Normalny" style:family="paragraph">
      <style:paragraph-properties fo:text-align="justify" fo:line-height="150%"/>
    </style:style>
    <style:style style:name="T1000" style:parent-style-name="Domyślnaczcionkaakapitu" style:family="text">
      <style:text-properties style:text-underline-type="single" style:text-underline-style="solid" style:text-underline-width="auto" style:text-underline-mode="continuous"/>
    </style:style>
    <style:style style:name="T1001" style:parent-style-name="Domyślnaczcionkaakapitu" style:family="text">
      <style:text-properties fo:background-color="#80FFFF" style:text-underline-type="single" style:text-underline-style="solid" style:text-underline-width="auto" style:text-underline-mode="continuous"/>
    </style:style>
    <style:style style:name="T1002" style:parent-style-name="Domyślnaczcionkaakapitu" style:family="text">
      <style:text-properties style:text-underline-type="single" style:text-underline-style="solid" style:text-underline-width="auto" style:text-underline-mode="continuous"/>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479in"/>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fo:text-indent="0.2479in"/>
    </style:style>
    <style:style style:name="P1012" style:parent-style-name="Normalny" style:family="paragraph">
      <style:paragraph-properties fo:text-align="justify" fo:line-height="150%"/>
    </style:style>
    <style:style style:name="T1013" style:parent-style-name="Domyślnaczcionkaakapitu" style:family="text">
      <style:text-properties style:text-underline-type="single" style:text-underline-style="solid" style:text-underline-width="auto" style:text-underline-mode="continuous"/>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479in"/>
    </style:style>
    <style:style style:name="P1016" style:parent-style-name="Normalny" style:family="paragraph">
      <style:paragraph-properties fo:text-align="justify" fo:line-height="150%"/>
    </style:style>
    <style:style style:name="T1017" style:parent-style-name="Domyślnaczcionkaakapitu" style:family="text">
      <style:text-properties fo:background-color="#80FFFF" style:text-underline-type="single" style:text-underline-style="solid" style:text-underline-width="auto" style:text-underline-mode="continuous"/>
    </style:style>
    <style:style style:name="T1018" style:parent-style-name="Domyślnaczcionkaakapitu" style:family="text">
      <style:text-properties style:text-underline-type="single" style:text-underline-style="solid" style:text-underline-width="auto" style:text-underline-mode="continuous"/>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fo:text-indent="0.2479in"/>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fo:text-indent="0.2479in"/>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style:style>
    <style:style style:name="T1029" style:parent-style-name="Domyślnaczcionkaakapitu" style:family="text">
      <style:text-properties style:text-underline-type="single" style:text-underline-style="solid" style:text-underline-width="auto" style:text-underline-mode="continuous"/>
    </style:style>
    <style:style style:name="T1030" style:parent-style-name="Domyślnaczcionkaakapitu" style:family="text">
      <style:text-properties fo:background-color="#80FFFF" style:text-underline-type="single" style:text-underline-style="solid" style:text-underline-width="auto" style:text-underline-mode="continuous"/>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479in"/>
    </style:style>
    <style:style style:name="P1033" style:parent-style-name="Normalny" style:family="paragraph">
      <style:paragraph-properties fo:text-align="justify" fo:line-height="150%"/>
    </style:style>
    <style:style style:name="T1034" style:parent-style-name="Domyślnaczcionkaakapitu" style:family="text">
      <style:text-properties fo:background-color="#80FFFF" style:text-underline-type="single" style:text-underline-style="solid" style:text-underline-width="auto" style:text-underline-mode="continuous"/>
    </style:style>
    <style:style style:name="T1035" style:parent-style-name="Domyślnaczcionkaakapitu" style:family="text">
      <style:text-properties style:text-underline-type="single" style:text-underline-style="solid" style:text-underline-width="auto" style:text-underline-mode="continuous"/>
    </style:style>
    <style:style style:name="P1036" style:parent-style-name="Normalny" style:family="paragraph">
      <style:paragraph-properties fo:text-align="justify" fo:line-height="150%" fo:text-indent="0.2479in"/>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fo:text-indent="0.2479in"/>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479in"/>
    </style:style>
    <style:style style:name="P1046" style:parent-style-name="Normalny" style:family="paragraph">
      <style:paragraph-properties fo:text-align="justify" fo:line-height="150%"/>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fo:text-indent="0.2479in"/>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style:style>
    <style:style style:name="T1053" style:parent-style-name="Domyślnaczcionkaakapitu" style:family="text">
      <style:text-properties fo:background-color="#80FFFF" style:text-underline-type="single" style:text-underline-style="solid" style:text-underline-width="auto" style:text-underline-mode="continuous"/>
    </style:style>
    <style:style style:name="T1054" style:parent-style-name="Domyślnaczcionkaakapitu" style:family="text">
      <style:text-properties style:text-underline-type="single" style:text-underline-style="solid" style:text-underline-width="auto" style:text-underline-mode="continuous"/>
    </style:style>
    <style:style style:name="P1055" style:parent-style-name="Normalny" style:family="paragraph">
      <style:paragraph-properties fo:text-align="justify" fo:line-height="150%" fo:text-indent="0.2479in"/>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style:style>
    <style:style style:name="T1058" style:parent-style-name="Domyślnaczcionkaakapitu" style:family="text">
      <style:text-properties fo:background-color="#80FFFF" style:text-underline-type="single" style:text-underline-style="solid" style:text-underline-width="auto" style:text-underline-mode="continuous"/>
    </style:style>
    <style:style style:name="T1059" style:parent-style-name="Domyślnaczcionkaakapitu" style:family="text">
      <style:text-properties style:text-underline-type="single" style:text-underline-style="solid" style:text-underline-width="auto" style:text-underline-mode="continuous"/>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style:style>
    <style:style style:name="T1063" style:parent-style-name="Domyślnaczcionkaakapitu" style:family="text">
      <style:text-properties style:text-underline-type="single" style:text-underline-style="solid" style:text-underline-width="auto" style:text-underline-mode="continuous"/>
    </style:style>
    <style:style style:name="T1064" style:parent-style-name="Domyślnaczcionkaakapitu" style:family="text">
      <style:text-properties fo:background-color="#80FFFF" style:text-underline-type="single" style:text-underline-style="solid" style:text-underline-width="auto" style:text-underline-mode="continuous"/>
    </style:style>
    <style:style style:name="T1065" style:parent-style-name="Domyślnaczcionkaakapitu" style:family="text">
      <style:text-properties fo:background-color="#80FFFF"/>
    </style:style>
    <style:style style:name="P1066" style:parent-style-name="Normalny" style:family="paragraph">
      <style:paragraph-properties fo:text-align="justify" fo:line-height="150%" fo:text-indent="0.2479in"/>
    </style:style>
    <style:style style:name="P1067" style:parent-style-name="Normalny" style:family="paragraph">
      <style:paragraph-properties fo:text-align="justify" fo:line-height="150%"/>
    </style:style>
    <style:style style:name="T1068" style:parent-style-name="Domyślnaczcionkaakapitu" style:family="text">
      <style:text-properties fo:background-color="#80FFFF" style:text-underline-type="single" style:text-underline-style="solid" style:text-underline-width="auto" style:text-underline-mode="continuous"/>
    </style:style>
    <style:style style:name="T1069" style:parent-style-name="Domyślnaczcionkaakapitu" style:family="text">
      <style:text-properties style:text-underline-type="single" style:text-underline-style="solid" style:text-underline-width="auto" style:text-underline-mode="continuous"/>
    </style:style>
    <style:style style:name="P1070" style:parent-style-name="Normalny" style:family="paragraph">
      <style:paragraph-properties fo:text-align="justify" fo:line-height="150%" fo:text-indent="0.2479in"/>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479in"/>
    </style:style>
    <style:style style:name="P1082" style:parent-style-name="Normalny" style:family="paragraph">
      <style:paragraph-properties fo:text-align="justify" fo:line-height="150%"/>
    </style:style>
    <style:style style:name="T1083" style:parent-style-name="Domyślnaczcionkaakapitu" style:family="text">
      <style:text-properties style:text-underline-type="single" style:text-underline-style="solid" style:text-underline-width="auto" style:text-underline-mode="continuous"/>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479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P1099" style:parent-style-name="Normalny" style:family="paragraph">
      <style:paragraph-properties fo:text-align="justify" fo:line-height="150%"/>
    </style:style>
    <style:style style:name="T1100" style:parent-style-name="Domyślnaczcionkaakapitu" style:family="text">
      <style:text-properties fo:background-color="#80FFFF" style:text-underline-type="single" style:text-underline-style="solid" style:text-underline-width="auto" style:text-underline-mode="continuous"/>
    </style:style>
    <style:style style:name="T1101" style:parent-style-name="Domyślnaczcionkaakapitu" style:family="text">
      <style:text-properties style:text-underline-type="single" style:text-underline-style="solid" style:text-underline-width="auto" style:text-underline-mode="continuous"/>
    </style:style>
    <style:style style:name="P1102" style:parent-style-name="Normalny" style:family="paragraph">
      <style:paragraph-properties fo:text-align="justify" fo:line-height="150%" fo:text-indent="0.2479in"/>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style:style>
    <style:style style:name="T1108" style:parent-style-name="Domyślnaczcionkaakapitu" style:family="text">
      <style:text-properties style:text-underline-type="single" style:text-underline-style="solid" style:text-underline-width="auto" style:text-underline-mode="continuous"/>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479in"/>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style:style>
    <style:style style:name="T1115" style:parent-style-name="Domyślnaczcionkaakapitu" style:family="text">
      <style:text-properties fo:background-color="#80FFFF" style:text-underline-type="single" style:text-underline-style="solid" style:text-underline-width="auto" style:text-underline-mode="continuous"/>
    </style:style>
    <style:style style:name="T1116" style:parent-style-name="Domyślnaczcionkaakapitu" style:family="text">
      <style:text-properties style:text-underline-type="single" style:text-underline-style="solid" style:text-underline-width="auto" style:text-underline-mode="continuous"/>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style:style>
    <style:style style:name="T1120" style:parent-style-name="Domyślnaczcionkaakapitu" style:family="text">
      <style:text-properties style:text-underline-type="single" style:text-underline-style="solid" style:text-underline-width="auto" style:text-underline-mode="continuous"/>
    </style:style>
    <style:style style:name="T1121" style:parent-style-name="Domyślnaczcionkaakapitu" style:family="text">
      <style:text-properties fo:background-color="#80FFFF" style:text-underline-type="single" style:text-underline-style="solid" style:text-underline-width="auto" style:text-underline-mode="continuous"/>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P1124" style:parent-style-name="Normalny" style:family="paragraph">
      <style:paragraph-properties fo:text-align="justify" fo:line-height="150%"/>
    </style:style>
    <style:style style:name="T1125" style:parent-style-name="Domyślnaczcionkaakapitu" style:family="text">
      <style:text-properties fo:background-color="#80FFFF" style:text-underline-type="single" style:text-underline-style="solid" style:text-underline-width="auto" style:text-underline-mode="continuous"/>
    </style:style>
    <style:style style:name="T1126" style:parent-style-name="Domyślnaczcionkaakapitu" style:family="text">
      <style:text-properties style:text-underline-type="single" style:text-underline-style="solid" style:text-underline-width="auto" style:text-underline-mode="continuous"/>
    </style:style>
    <style:style style:name="P1127" style:parent-style-name="Normalny" style:family="paragraph">
      <style:paragraph-properties fo:text-align="justify" fo:line-height="150%" fo:text-indent="0.2479in"/>
    </style:style>
    <style:style style:name="P1128" style:parent-style-name="Normalny" style:family="paragraph">
      <style:paragraph-properties fo:text-align="justify" fo:line-height="150%"/>
    </style:style>
    <style:style style:name="T1129" style:parent-style-name="Domyślnaczcionkaakapitu" style:family="text">
      <style:text-properties style:text-underline-type="single" style:text-underline-style="solid" style:text-underline-width="auto" style:text-underline-mode="continuous"/>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style:style>
    <style:style style:name="T1136" style:parent-style-name="Domyślnaczcionkaakapitu" style:family="text">
      <style:text-properties fo:background-color="#80FFFF" style:text-underline-type="single" style:text-underline-style="solid" style:text-underline-width="auto" style:text-underline-mode="continuous"/>
    </style:style>
    <style:style style:name="T1137" style:parent-style-name="Domyślnaczcionkaakapitu" style:family="text">
      <style:text-properties style:text-underline-type="single" style:text-underline-style="solid" style:text-underline-width="auto" style:text-underline-mode="continuous"/>
    </style:style>
    <style:style style:name="P1138" style:parent-style-name="Normalny" style:family="paragraph">
      <style:paragraph-properties fo:text-align="justify" fo:line-height="150%" fo:text-indent="0.2479in"/>
    </style:style>
    <style:style style:name="P1139" style:parent-style-name="Normalny" style:family="paragraph">
      <style:paragraph-properties fo:text-align="justify" fo:line-height="150%"/>
    </style:style>
    <style:style style:name="T1140" style:parent-style-name="Domyślnaczcionkaakapitu" style:family="text">
      <style:text-properties style:text-underline-type="single" style:text-underline-style="solid" style:text-underline-width="auto" style:text-underline-mode="continuous"/>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479in"/>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style:style>
    <style:style style:name="T1146" style:parent-style-name="Domyślnaczcionkaakapitu" style:family="text">
      <style:text-properties fo:background-color="#80FFFF" style:text-underline-type="single" style:text-underline-style="solid" style:text-underline-width="auto" style:text-underline-mode="continuous"/>
    </style:style>
    <style:style style:name="T1147" style:parent-style-name="Domyślnaczcionkaakapitu" style:family="text">
      <style:text-properties style:text-underline-type="single" style:text-underline-style="solid" style:text-underline-width="auto" style:text-underline-mode="continuous"/>
    </style:style>
    <style:style style:name="P1148" style:parent-style-name="Normalny" style:family="paragraph">
      <style:paragraph-properties fo:text-align="justify" fo:line-height="150%" fo:text-indent="0.2479in"/>
    </style:style>
    <style:style style:name="P1149" style:parent-style-name="Normalny" style:family="paragraph">
      <style:paragraph-properties fo:text-align="justify" fo:line-height="150%"/>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fo:background-color="#80FFFF" style:text-underline-type="single" style:text-underline-style="solid" style:text-underline-width="auto" style:text-underline-mode="continuous"/>
    </style:style>
    <style:style style:name="P1152" style:parent-style-name="Normalny" style:family="paragraph">
      <style:paragraph-properties fo:text-align="justify" fo:line-height="150%" fo:text-indent="0.2479in"/>
    </style:style>
    <style:style style:name="P1153" style:parent-style-name="Normalny" style:family="paragraph">
      <style:paragraph-properties fo:text-align="justify" fo:line-height="150%"/>
    </style:style>
    <style:style style:name="P1154" style:parent-style-name="Normalny" style:family="paragraph">
      <style:paragraph-properties fo:text-align="justify" fo:line-height="150%"/>
    </style:style>
    <style:style style:name="T1155" style:parent-style-name="Domyślnaczcionkaakapitu" style:family="text">
      <style:text-properties fo:background-color="#80FFFF"/>
    </style:style>
    <style:style style:name="P1156" style:parent-style-name="Normalny" style:family="paragraph">
      <style:paragraph-properties fo:text-align="justify" fo:line-height="150%"/>
    </style:style>
    <style:style style:name="P1157" style:parent-style-name="Normalny" style:family="paragraph">
      <style:paragraph-properties fo:text-align="justify" fo:line-height="150%"/>
    </style:style>
    <style:style style:name="P1158" style:parent-style-name="Normalny" style:family="paragraph">
      <style:paragraph-properties fo:text-align="justify" fo:line-height="150%"/>
    </style:style>
    <style:style style:name="P1159" style:parent-style-name="Normalny" style:family="paragraph">
      <style:paragraph-properties fo:text-align="justify" fo:line-height="150%"/>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text-underline-type="single" style:text-underline-style="solid" style:text-underline-width="auto" style:text-underline-mode="continuous"/>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style:style>
    <style:style style:name="T1171" style:parent-style-name="Domyślnaczcionkaakapitu" style:family="text">
      <style:text-properties fo:background-color="#80FFFF" style:text-underline-type="single" style:text-underline-style="solid" style:text-underline-width="auto" style:text-underline-mode="continuous"/>
    </style:style>
    <style:style style:name="T1172" style:parent-style-name="Domyślnaczcionkaakapitu" style:family="text">
      <style:text-properties style:text-underline-type="single" style:text-underline-style="solid" style:text-underline-width="auto" style:text-underline-mode="continuous"/>
    </style:style>
    <style:style style:name="P1173" style:parent-style-name="Normalny" style:family="paragraph">
      <style:paragraph-properties fo:text-align="justify" fo:line-height="150%" fo:text-indent="0.2479in"/>
    </style:style>
    <style:style style:name="P1174" style:parent-style-name="Normalny" style:family="paragraph">
      <style:paragraph-properties fo:text-align="justify" fo:line-height="150%"/>
    </style:style>
    <style:style style:name="T1175" style:parent-style-name="Domyślnaczcionkaakapitu" style:family="text">
      <style:text-properties fo:background-color="#80FFFF" style:text-underline-type="single" style:text-underline-style="solid" style:text-underline-width="auto" style:text-underline-mode="continuous"/>
    </style:style>
    <style:style style:name="T1176" style:parent-style-name="Domyślnaczcionkaakapitu" style:family="text">
      <style:text-properties style:text-underline-type="single" style:text-underline-style="solid" style:text-underline-width="auto" style:text-underline-mode="continuous"/>
    </style:style>
    <style:style style:name="P1177" style:parent-style-name="Normalny" style:family="paragraph">
      <style:paragraph-properties fo:text-align="justify" fo:line-height="150%" fo:text-indent="0.2479in"/>
    </style:style>
    <style:style style:name="P1178" style:parent-style-name="Normalny" style:family="paragraph">
      <style:paragraph-properties fo:text-align="justify" fo:line-height="150%" fo:text-indent="0.2479in"/>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fo:text-indent="0.2479in">
        <style:tab-stops>
          <style:tab-stop style:type="left" style:position="0.475in"/>
          <style:tab-stop style:type="right" style:position="3.4784in"/>
          <style:tab-stop style:type="left" style:position="3.6222in"/>
          <style:tab-stop style:type="left" style:position="5.0972in"/>
        </style:tab-stops>
      </style:paragraph-properties>
    </style:style>
    <style:style style:name="P1183" style:parent-style-name="Normalny" style:family="paragraph">
      <style:paragraph-properties fo:text-align="justify" fo:line-height="150%" fo:text-indent="0.2479in">
        <style:tab-stops>
          <style:tab-stop style:type="right" style:position="3.4583in"/>
          <style:tab-stop style:type="left" style:position="3.5986in"/>
          <style:tab-stop style:type="left" style:position="5.077in"/>
        </style:tab-stops>
      </style:paragraph-properties>
    </style:style>
    <style:style style:name="P1184" style:parent-style-name="Normalny" style:family="paragraph">
      <style:paragraph-properties fo:text-align="justify" fo:line-height="150%"/>
    </style:style>
    <style:style style:name="T1185" style:parent-style-name="Domyślnaczcionkaakapitu" style:family="text">
      <style:text-properties fo:background-color="#80FFFF" style:text-underline-type="single" style:text-underline-style="solid" style:text-underline-width="auto" style:text-underline-mode="continuous"/>
    </style:style>
    <style:style style:name="T1186" style:parent-style-name="Domyślnaczcionkaakapitu" style:family="text">
      <style:text-properties style:text-underline-type="single" style:text-underline-style="solid" style:text-underline-width="auto" style:text-underline-mode="continuous"/>
    </style:style>
    <style:style style:name="P1187" style:parent-style-name="Normalny" style:family="paragraph">
      <style:paragraph-properties fo:text-align="justify" fo:line-height="150%" fo:text-indent="0.2479in"/>
    </style:style>
    <style:style style:name="P1188" style:parent-style-name="Normalny" style:family="paragraph">
      <style:paragraph-properties fo:text-align="justify" fo:line-height="150%"/>
    </style:style>
    <style:style style:name="T1189" style:parent-style-name="Domyślnaczcionkaakapitu" style:family="text">
      <style:text-properties style:text-underline-type="single" style:text-underline-style="solid" style:text-underline-width="auto" style:text-underline-mode="continuous"/>
    </style:style>
    <style:style style:name="T1190" style:parent-style-name="Domyślnaczcionkaakapitu" style:family="text">
      <style:text-properties fo:background-color="#80FFFF" style:text-underline-type="single" style:text-underline-style="solid" style:text-underline-width="auto" style:text-underline-mode="continuous"/>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P1198" style:parent-style-name="Normalny" style:family="paragraph">
      <style:paragraph-properties fo:text-align="justify" fo:line-height="150%"/>
    </style:style>
    <style:style style:name="T1199" style:parent-style-name="Domyślnaczcionkaakapitu" style:family="text">
      <style:text-properties fo:background-color="#80FFFF" style:text-underline-type="single" style:text-underline-style="solid" style:text-underline-width="auto" style:text-underline-mode="continuous"/>
    </style:style>
    <style:style style:name="T1200" style:parent-style-name="Domyślnaczcionkaakapitu" style:family="text">
      <style:text-properties style:text-underline-type="single" style:text-underline-style="solid" style:text-underline-width="auto" style:text-underline-mode="continuous"/>
    </style:style>
    <style:style style:name="P1201" style:parent-style-name="Normalny" style:family="paragraph">
      <style:paragraph-properties fo:text-align="justify" fo:line-height="150%" fo:text-indent="0.2479in"/>
    </style:style>
    <style:style style:name="P1202" style:parent-style-name="Normalny" style:family="paragraph">
      <style:paragraph-properties fo:text-align="justify" fo:line-height="150%"/>
    </style:style>
    <style:style style:name="T1203" style:parent-style-name="Domyślnaczcionkaakapitu" style:family="text">
      <style:text-properties style:text-underline-type="single" style:text-underline-style="solid" style:text-underline-width="auto" style:text-underline-mode="continuous"/>
    </style:style>
    <style:style style:name="T1204" style:parent-style-name="Domyślnaczcionkaakapitu" style:family="text">
      <style:text-properties fo:background-color="#80FFFF" style:text-underline-type="single" style:text-underline-style="solid" style:text-underline-width="auto" style:text-underline-mode="continuous"/>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fo:text-indent="0.2479in"/>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style:style>
    <style:style style:name="T1209" style:parent-style-name="Domyślnaczcionkaakapitu" style:family="text">
      <style:text-properties style:text-underline-type="single" style:text-underline-style="solid" style:text-underline-width="auto" style:text-underline-mode="continuous"/>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style:text-properties fo:background-color="#80FFFF" style:text-underline-type="single" style:text-underline-style="solid" style:text-underline-width="auto" style:text-underline-mode="continuous"/>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style:style>
    <style:style style:name="T1220" style:parent-style-name="Domyślnaczcionkaakapitu" style:family="text">
      <style:text-properties style:text-underline-type="single" style:text-underline-style="solid" style:text-underline-width="auto" style:text-underline-mode="continuous"/>
    </style:style>
    <style:style style:name="T1221" style:parent-style-name="Domyślnaczcionkaakapitu" style:family="text">
      <style:text-properties fo:background-color="#80FFFF" style:text-underline-type="single" style:text-underline-style="solid" style:text-underline-width="auto" style:text-underline-mode="continuous"/>
    </style:style>
    <style:style style:name="T1222" style:parent-style-name="Domyślnaczcionkaakapitu" style:family="text">
      <style:text-properties style:text-underline-type="single" style:text-underline-style="solid" style:text-underline-width="auto" style:text-underline-mode="continuous"/>
    </style:style>
    <style:style style:name="T1223" style:parent-style-name="Domyślnaczcionkaakapitu" style:family="text">
      <style:text-properties fo:background-color="#80FFFF" style:text-underline-type="single" style:text-underline-style="solid" style:text-underline-width="auto" style:text-underline-mode="continuous"/>
    </style:style>
    <style:style style:name="T1224" style:parent-style-name="Domyślnaczcionkaakapitu" style:family="text">
      <style:text-properties style:text-underline-type="single" style:text-underline-style="solid" style:text-underline-width="auto" style:text-underline-mode="continuous"/>
    </style:style>
    <style:style style:name="T1225" style:parent-style-name="Domyślnaczcionkaakapitu" style:family="text">
      <style:text-properties fo:background-color="#80FFFF" style:text-underline-type="single" style:text-underline-style="solid" style:text-underline-width="auto" style:text-underline-mode="continuous"/>
    </style:style>
    <style:style style:name="T1226" style:parent-style-name="Domyślnaczcionkaakapitu" style:family="text">
      <style:text-properties style:text-underline-type="single" style:text-underline-style="solid" style:text-underline-width="auto" style:text-underline-mode="continuous"/>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479in"/>
    </style:style>
    <style:style style:name="P1229" style:parent-style-name="Normalny" style:family="paragraph">
      <style:paragraph-properties fo:text-align="justify" fo:line-height="150%" fo:text-indent="0.2479in"/>
    </style:style>
    <style:style style:name="P1230" style:parent-style-name="Normalny" style:family="paragraph">
      <style:paragraph-properties fo:text-align="justify" fo:line-height="150%" fo:text-indent="0.2479in"/>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fo:text-indent="0.2479in"/>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P1236" style:parent-style-name="Normalny" style:family="paragraph">
      <style:paragraph-properties fo:text-align="justify" fo:line-height="150%" fo:text-indent="0.2479in"/>
    </style:style>
    <style:style style:name="P1237" style:parent-style-name="Normalny" style:family="paragraph">
      <style:paragraph-properties fo:text-align="justify" fo:line-height="150%"/>
    </style:style>
    <style:style style:name="T1238" style:parent-style-name="Domyślnaczcionkaakapitu" style:family="text">
      <style:text-properties fo:background-color="#80FFFF" style:text-underline-type="single" style:text-underline-style="solid" style:text-underline-width="auto" style:text-underline-mode="continuous"/>
    </style:style>
    <style:style style:name="T1239" style:parent-style-name="Domyślnaczcionkaakapitu" style:family="text">
      <style:text-properties style:text-underline-type="single" style:text-underline-style="solid" style:text-underline-width="auto" style:text-underline-mode="continuous"/>
    </style:style>
    <style:style style:name="P1240" style:parent-style-name="Normalny" style:family="paragraph">
      <style:paragraph-properties fo:text-align="justify" fo:line-height="150%" fo:text-indent="0.2479in"/>
    </style:style>
    <style:style style:name="P1241" style:parent-style-name="Normalny" style:family="paragraph">
      <style:paragraph-properties fo:text-align="justify" fo:line-height="150%"/>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fo:background-color="#80FFFF" style:text-underline-type="single" style:text-underline-style="solid" style:text-underline-width="auto" style:text-underline-mode="continuous"/>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fo:text-indent="0.2479in"/>
    </style:style>
    <style:style style:name="P1246" style:parent-style-name="Normalny" style:family="paragraph">
      <style:paragraph-properties fo:text-align="justify" fo:line-height="150%"/>
    </style:style>
    <style:style style:name="T1247" style:parent-style-name="Domyślnaczcionkaakapitu" style:family="text">
      <style:text-properties fo:background-color="#80FFFF" style:text-underline-type="single" style:text-underline-style="solid" style:text-underline-width="auto" style:text-underline-mode="continuous"/>
    </style:style>
    <style:style style:name="T1248" style:parent-style-name="Domyślnaczcionkaakapitu" style:family="text">
      <style:text-properties style:text-underline-type="single" style:text-underline-style="solid" style:text-underline-width="auto" style:text-underline-mode="continuous"/>
    </style:style>
    <style:style style:name="P1249" style:parent-style-name="Normalny" style:family="paragraph">
      <style:paragraph-properties fo:text-align="justify" fo:line-height="150%" fo:text-indent="0.2479in"/>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style:style>
    <style:style style:name="T1252" style:parent-style-name="Domyślnaczcionkaakapitu" style:family="text">
      <style:text-properties style:text-underline-type="single" style:text-underline-style="solid" style:text-underline-width="auto" style:text-underline-mode="continuous"/>
    </style:style>
    <style:style style:name="T1253" style:parent-style-name="Domyślnaczcionkaakapitu" style:family="text">
      <style:text-properties fo:background-color="#80FFFF" style:text-underline-type="single" style:text-underline-style="solid" style:text-underline-width="auto" style:text-underline-mode="continuous"/>
    </style:style>
    <style:style style:name="T1254" style:parent-style-name="Domyślnaczcionkaakapitu" style:family="text">
      <style:text-properties style:text-underline-type="single" style:text-underline-style="solid" style:text-underline-width="auto" style:text-underline-mode="continuous"/>
    </style:style>
    <style:style style:name="T1255" style:parent-style-name="Domyślnaczcionkaakapitu" style:family="text">
      <style:text-properties fo:background-color="#80FFFF" style:text-underline-type="single" style:text-underline-style="solid" style:text-underline-width="auto" style:text-underline-mode="continuous"/>
    </style:style>
    <style:style style:name="T1256" style:parent-style-name="Domyślnaczcionkaakapitu" style:family="text">
      <style:text-properties style:text-underline-type="single" style:text-underline-style="solid" style:text-underline-width="auto" style:text-underline-mode="continuous"/>
    </style:style>
    <style:style style:name="P1257" style:parent-style-name="Normalny" style:family="paragraph">
      <style:paragraph-properties fo:text-align="justify" fo:line-height="150%" fo:text-indent="0.2479in"/>
    </style:style>
    <style:style style:name="P1258" style:parent-style-name="Normalny" style:family="paragraph">
      <style:paragraph-properties fo:text-align="justify" fo:line-height="150%"/>
    </style:style>
    <style:style style:name="T1259" style:parent-style-name="Domyślnaczcionkaakapitu" style:family="text">
      <style:text-properties fo:background-color="#80FFFF" style:text-underline-type="single" style:text-underline-style="solid" style:text-underline-width="auto" style:text-underline-mode="continuous"/>
    </style:style>
    <style:style style:name="T1260" style:parent-style-name="Domyślnaczcionkaakapitu" style:family="text">
      <style:text-properties style:text-underline-type="single" style:text-underline-style="solid" style:text-underline-width="auto" style:text-underline-mode="continuous"/>
    </style:style>
    <style:style style:name="P1261" style:parent-style-name="Normalny" style:family="paragraph">
      <style:paragraph-properties fo:text-align="justify" fo:line-height="150%" fo:text-indent="0.2479in"/>
    </style:style>
    <style:style style:name="P1262" style:parent-style-name="Normalny" style:family="paragraph">
      <style:paragraph-properties fo:text-align="justify" fo:line-height="150%" fo:text-indent="0.2479in"/>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style:style>
    <style:style style:name="T1270" style:parent-style-name="Domyślnaczcionkaakapitu" style:family="text">
      <style:text-properties style:text-underline-type="single" style:text-underline-style="solid" style:text-underline-width="auto" style:text-underline-mode="continuous"/>
    </style:style>
    <style:style style:name="T1271" style:parent-style-name="Domyślnaczcionkaakapitu" style:family="text">
      <style:text-properties fo:background-color="#80FFFF" style:text-underline-type="single" style:text-underline-style="solid" style:text-underline-width="auto" style:text-underline-mode="continuous"/>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479in"/>
    </style:style>
    <style:style style:name="P1274" style:parent-style-name="Normalny" style:family="paragraph">
      <style:paragraph-properties fo:text-align="justify" fo:line-height="150%"/>
    </style:style>
    <style:style style:name="T1275" style:parent-style-name="Domyślnaczcionkaakapitu" style:family="text">
      <style:text-properties fo:background-color="#80FFFF" style:text-underline-type="single" style:text-underline-style="solid" style:text-underline-width="auto" style:text-underline-mode="continuous"/>
    </style:style>
    <style:style style:name="T1276" style:parent-style-name="Domyślnaczcionkaakapitu" style:family="text">
      <style:text-properties style:text-underline-type="single" style:text-underline-style="solid" style:text-underline-width="auto" style:text-underline-mode="continuous"/>
    </style:style>
    <style:style style:name="P1277" style:parent-style-name="Normalny" style:family="paragraph">
      <style:paragraph-properties fo:text-align="justify" fo:line-height="150%" fo:text-indent="0.2479in"/>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fo:text-indent="0.2479in"/>
    </style:style>
    <style:style style:name="P1287" style:parent-style-name="Normalny" style:family="paragraph">
      <style:paragraph-properties fo:text-align="justify" fo:line-height="150%" fo:text-indent="0.2479in"/>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479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fo:text-indent="0.2479in"/>
    </style:style>
    <style:style style:name="P1299" style:parent-style-name="Normalny" style:family="paragraph">
      <style:paragraph-properties fo:text-align="justify" fo:line-height="150%" fo:text-indent="0.2479in"/>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style:style>
    <style:style style:name="T1303" style:parent-style-name="Domyślnaczcionkaakapitu" style:family="text">
      <style:text-properties style:text-underline-type="single" style:text-underline-style="solid" style:text-underline-width="auto" style:text-underline-mode="continuous"/>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T1305" style:parent-style-name="Domyślnaczcionkaakapitu" style:family="text">
      <style:text-properties fo:background-color="#80FFFF"/>
    </style:style>
    <style:style style:name="P1306" style:parent-style-name="Normalny" style:family="paragraph">
      <style:paragraph-properties fo:text-align="justify" fo:line-height="150%" fo:text-indent="0.2479in"/>
    </style:style>
    <style:style style:name="P1307" style:parent-style-name="Normalny" style:family="paragraph">
      <style:paragraph-properties fo:text-align="justify" fo:line-height="150%"/>
    </style:style>
    <style:style style:name="T1308" style:parent-style-name="Domyślnaczcionkaakapitu" style:family="text">
      <style:text-properties style:text-underline-type="single" style:text-underline-style="solid" style:text-underline-width="auto" style:text-underline-mode="continuous"/>
    </style:style>
    <style:style style:name="T1309" style:parent-style-name="Domyślnaczcionkaakapitu" style:family="text">
      <style:text-properties fo:background-color="#80FFFF"/>
    </style:style>
    <style:style style:name="P1310" style:parent-style-name="Normalny" style:family="paragraph">
      <style:paragraph-properties fo:text-align="justify" fo:line-height="150%" fo:text-indent="0.2479in"/>
    </style:style>
    <style:style style:name="P1311" style:parent-style-name="Normalny" style:family="paragraph">
      <style:paragraph-properties fo:text-align="justify" fo:line-height="150%" fo:text-indent="0.2479in"/>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P1317" style:parent-style-name="Normalny" style:family="paragraph">
      <style:paragraph-properties fo:text-align="justify" fo:line-height="150%" fo:text-indent="0.2479in"/>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P1321" style:parent-style-name="Normalny" style:family="paragraph">
      <style:paragraph-properties fo:text-align="justify" fo:line-height="150%" fo:text-indent="0.2479in"/>
    </style:style>
    <style:style style:name="P1322" style:parent-style-name="Normalny" style:family="paragraph">
      <style:paragraph-properties fo:text-align="justify" fo:line-height="150%"/>
    </style:style>
    <style:style style:name="T1323" style:parent-style-name="Domyślnaczcionkaakapitu" style:family="text">
      <style:text-properties style:text-underline-type="single" style:text-underline-style="solid" style:text-underline-width="auto" style:text-underline-mode="continuous"/>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479in"/>
    </style:style>
    <style:style style:name="P1326" style:parent-style-name="Normalny" style:family="paragraph">
      <style:paragraph-properties fo:text-align="justify" fo:line-height="150%"/>
    </style:style>
    <style:style style:name="T1327" style:parent-style-name="Domyślnaczcionkaakapitu" style:family="text">
      <style:text-properties style:text-underline-type="single" style:text-underline-style="solid" style:text-underline-width="auto" style:text-underline-mode="continuous"/>
    </style:style>
    <style:style style:name="T1328" style:parent-style-name="Domyślnaczcionkaakapitu" style:family="text">
      <style:text-properties fo:background-color="#80FFFF"/>
    </style:style>
    <style:style style:name="P1329" style:parent-style-name="Normalny" style:family="paragraph">
      <style:paragraph-properties fo:text-align="justify" fo:line-height="150%" fo:text-indent="0.2479in"/>
    </style:style>
    <style:style style:name="P1330" style:parent-style-name="Normalny" style:family="paragraph">
      <style:paragraph-properties fo:text-align="justify" fo:line-height="150%" fo:text-indent="0.2479in"/>
    </style:style>
    <style:style style:name="P1331" style:parent-style-name="Normalny" style:family="paragraph">
      <style:paragraph-properties fo:text-align="justify" fo:line-height="150%" fo:text-indent="0.2479in"/>
    </style:style>
    <style:style style:name="P1332" style:parent-style-name="Normalny" style:family="paragraph">
      <style:paragraph-properties fo:text-align="justify" fo:line-height="150%" fo:text-indent="0.2479in"/>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fo:text-indent="0.2479in"/>
    </style:style>
    <style:style style:name="P1339" style:parent-style-name="Normalny" style:family="paragraph">
      <style:paragraph-properties fo:text-align="justify" fo:line-height="150%" fo:text-indent="0.2479in"/>
    </style:style>
    <style:style style:name="P1340" style:parent-style-name="Normalny" style:family="paragraph">
      <style:paragraph-properties fo:text-align="justify" fo:line-height="150%" fo:text-indent="0.2479in"/>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style:style>
    <style:style style:name="T1344" style:parent-style-name="Domyślnaczcionkaakapitu" style:family="text">
      <style:text-properties style:text-underline-type="single" style:text-underline-style="solid" style:text-underline-width="auto" style:text-underline-mode="continuous"/>
    </style:style>
    <style:style style:name="T1345" style:parent-style-name="Domyślnaczcionkaakapitu" style:family="text">
      <style:text-properties fo:background-color="#80FFFF" style:text-underline-type="single" style:text-underline-style="solid" style:text-underline-width="auto" style:text-underline-mode="continuous"/>
    </style:style>
    <style:style style:name="P1346" style:parent-style-name="Normalny" style:family="paragraph">
      <style:paragraph-properties fo:text-align="justify" fo:line-height="150%" fo:text-indent="0.2479in"/>
    </style:style>
    <style:style style:name="P1347" style:parent-style-name="Normalny" style:family="paragraph">
      <style:paragraph-properties fo:text-align="justify" fo:line-height="150%"/>
    </style:style>
    <style:style style:name="T1348" style:parent-style-name="Domyślnaczcionkaakapitu" style:family="text">
      <style:text-properties style:text-underline-type="single" style:text-underline-style="solid" style:text-underline-width="auto" style:text-underline-mode="continuous"/>
    </style:style>
    <style:style style:name="T1349" style:parent-style-name="Domyślnaczcionkaakapitu" style:family="text">
      <style:text-properties fo:background-color="#80FFFF" style:text-underline-type="single" style:text-underline-style="solid" style:text-underline-width="auto" style:text-underline-mode="continuous"/>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fo:text-indent="0.2479in"/>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fo:text-indent="0.2479in"/>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fo:text-indent="0.2479in"/>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P1369" style:parent-style-name="Normalny" style:family="paragraph">
      <style:paragraph-properties fo:text-align="justify" fo:line-height="150%"/>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fo:background-color="#80FFFF" style:text-underline-type="single" style:text-underline-style="solid" style:text-underline-width="auto" style:text-underline-mode="continuous"/>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fo:text-indent="0.2479in"/>
    </style:style>
    <style:style style:name="P1374" style:parent-style-name="Normalny" style:family="paragraph">
      <style:paragraph-properties fo:text-align="justify" fo:line-height="150%"/>
    </style:style>
    <style:style style:name="T1375" style:parent-style-name="Domyślnaczcionkaakapitu" style:family="text">
      <style:text-properties style:text-underline-type="single" style:text-underline-style="solid" style:text-underline-width="auto" style:text-underline-mode="continuous"/>
    </style:style>
    <style:style style:name="T1376" style:parent-style-name="Domyślnaczcionkaakapitu" style:family="text">
      <style:text-properties fo:background-color="#80FFFF" style:text-underline-type="single" style:text-underline-style="solid" style:text-underline-width="auto" style:text-underline-mode="continuous"/>
    </style:style>
    <style:style style:name="T1377" style:parent-style-name="Domyślnaczcionkaakapitu" style:family="text">
      <style:text-properties style:text-underline-type="single" style:text-underline-style="solid" style:text-underline-width="auto" style:text-underline-mode="continuous"/>
    </style:style>
    <style:style style:name="T1378" style:parent-style-name="Domyślnaczcionkaakapitu" style:family="text">
      <style:text-properties fo:background-color="#80FFFF"/>
    </style:style>
    <style:style style:name="P1379" style:parent-style-name="Normalny" style:family="paragraph">
      <style:paragraph-properties fo:text-align="justify" fo:line-height="150%" fo:text-indent="0.2479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479in"/>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fo:text-indent="0.2479in"/>
    </style:style>
    <style:style style:name="P1386" style:parent-style-name="Normalny" style:family="paragraph">
      <style:paragraph-properties fo:text-align="justify" fo:line-height="150%"/>
    </style:style>
    <style:style style:name="T1387" style:parent-style-name="Domyślnaczcionkaakapitu" style:family="text">
      <style:text-properties style:text-underline-type="single" style:text-underline-style="solid" style:text-underline-width="auto" style:text-underline-mode="continuous"/>
    </style:style>
    <style:style style:name="T1388" style:parent-style-name="Domyślnaczcionkaakapitu" style:family="text">
      <style:text-properties fo:background-color="#80FFFF" style:text-underline-type="single" style:text-underline-style="solid" style:text-underline-width="auto" style:text-underline-mode="continuous"/>
    </style:style>
    <style:style style:name="T1389" style:parent-style-name="Domyślnaczcionkaakapitu" style:family="text">
      <style:text-properties style:text-underline-type="single" style:text-underline-style="solid" style:text-underline-width="auto" style:text-underline-mode="continuous"/>
    </style:style>
    <style:style style:name="T1390" style:parent-style-name="Domyślnaczcionkaakapitu" style:family="text">
      <style:text-properties fo:background-color="#80FFFF" style:text-underline-type="single" style:text-underline-style="solid" style:text-underline-width="auto" style:text-underline-mode="continuous"/>
    </style:style>
    <style:style style:name="T1391" style:parent-style-name="Domyślnaczcionkaakapitu" style:family="text">
      <style:text-properties style:text-underline-type="single" style:text-underline-style="solid" style:text-underline-width="auto" style:text-underline-mode="continuous"/>
    </style:style>
    <style:style style:name="T1392" style:parent-style-name="Domyślnaczcionkaakapitu" style:family="text">
      <style:text-properties fo:background-color="#80FFFF" style:text-underline-type="single" style:text-underline-style="solid" style:text-underline-width="auto" style:text-underline-mode="continuous"/>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fo:text-indent="0.2479in">
        <style:tab-stops>
          <style:tab-stop style:type="right" style:leader-style="dotted" style:leader-text="." style:position="3.1631in"/>
          <style:tab-stop style:type="left" style:position="3.2916in"/>
        </style:tab-stops>
      </style:paragraph-properties>
    </style:style>
    <style:style style:name="P1395" style:parent-style-name="Normalny" style:family="paragraph">
      <style:paragraph-properties fo:text-align="justify" fo:line-height="150%"/>
    </style:style>
    <style:style style:name="T1396" style:parent-style-name="Domyślnaczcionkaakapitu" style:family="text">
      <style:text-properties fo:background-color="#80FFFF" style:text-underline-type="single" style:text-underline-style="solid" style:text-underline-width="auto" style:text-underline-mode="continuous"/>
    </style:style>
    <style:style style:name="T1397" style:parent-style-name="Domyślnaczcionkaakapitu" style:family="text">
      <style:text-properties style:text-underline-type="single" style:text-underline-style="solid" style:text-underline-width="auto" style:text-underline-mode="continuous"/>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P1402" style:parent-style-name="Normalny" style:family="paragraph">
      <style:paragraph-properties fo:text-align="justify" fo:line-height="150%"/>
    </style:style>
    <style:style style:name="T1403" style:parent-style-name="Domyślnaczcionkaakapitu" style:family="text">
      <style:text-properties style:text-underline-type="single" style:text-underline-style="solid" style:text-underline-width="auto" style:text-underline-mode="continuous"/>
    </style:style>
    <style:style style:name="T1404" style:parent-style-name="Domyślnaczcionkaakapitu" style:family="text">
      <style:text-properties fo:background-color="#80FFFF" style:text-underline-type="single" style:text-underline-style="solid" style:text-underline-width="auto" style:text-underline-mode="continuous"/>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P1407" style:parent-style-name="Normalny" style:family="paragraph">
      <style:paragraph-properties fo:text-align="justify" fo:line-height="150%"/>
    </style:style>
    <style:style style:name="T1408" style:parent-style-name="Domyślnaczcionkaakapitu" style:family="text">
      <style:text-properties style:text-underline-type="single" style:text-underline-style="solid" style:text-underline-width="auto" style:text-underline-mode="continuous"/>
    </style:style>
    <style:style style:name="T1409" style:parent-style-name="Domyślnaczcionkaakapitu" style:family="text">
      <style:text-properties style:text-underline-type="single" style:text-underline-style="solid" style:text-underline-width="auto" style:text-underline-mode="continuous"/>
    </style:style>
    <style:style style:name="T1410" style:parent-style-name="Domyślnaczcionkaakapitu" style:family="text">
      <style:text-properties style:text-underline-type="single" style:text-underline-style="solid" style:text-underline-width="auto" style:text-underline-mode="continuous"/>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479in"/>
    </style:style>
    <style:style style:name="P1415" style:parent-style-name="Normalny" style:family="paragraph">
      <style:paragraph-properties fo:text-align="justify" fo:line-height="150%"/>
    </style:style>
    <style:style style:name="T1416" style:parent-style-name="Domyślnaczcionkaakapitu" style:family="text">
      <style:text-properties style:text-underline-type="single" style:text-underline-style="solid" style:text-underline-width="auto" style:text-underline-mode="continuous"/>
    </style:style>
    <style:style style:name="T1417" style:parent-style-name="Domyślnaczcionkaakapitu" style:family="text">
      <style:text-properties fo:background-color="#80FFFF" style:text-underline-type="single" style:text-underline-style="solid" style:text-underline-width="auto" style:text-underline-mode="continuous"/>
    </style:style>
    <style:style style:name="P1418" style:parent-style-name="Normalny" style:family="paragraph">
      <style:paragraph-properties fo:text-align="justify" fo:line-height="150%" fo:text-indent="0.2479in"/>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P1421" style:parent-style-name="Normalny" style:family="paragraph">
      <style:paragraph-properties fo:text-align="justify" fo:line-height="150%" fo:text-indent="0.2479in"/>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fo:text-indent="0.2479in"/>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479in"/>
    </style:style>
    <style:style style:name="P1431" style:parent-style-name="Normalny" style:family="paragraph">
      <style:paragraph-properties fo:text-align="justify" fo:line-height="150%" fo:text-indent="0.2479in"/>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style:style>
    <style:style style:name="T1435" style:parent-style-name="Domyślnaczcionkaakapitu" style:family="text">
      <style:text-properties style:text-underline-type="single" style:text-underline-style="solid" style:text-underline-width="auto" style:text-underline-mode="continuous"/>
    </style:style>
    <style:style style:name="T1436" style:parent-style-name="Domyślnaczcionkaakapitu" style:family="text">
      <style:text-properties fo:background-color="#80FFFF"/>
    </style:style>
    <style:style style:name="P1437" style:parent-style-name="Normalny" style:family="paragraph">
      <style:paragraph-properties fo:text-align="justify" fo:line-height="150%" fo:text-indent="0.2479in"/>
    </style:style>
    <style:style style:name="P1438" style:parent-style-name="Normalny" style:family="paragraph">
      <style:paragraph-properties fo:text-align="justify" fo:line-height="150%"/>
    </style:style>
    <style:style style:name="T1439" style:parent-style-name="Domyślnaczcionkaakapitu" style:family="text">
      <style:text-properties style:text-underline-type="single" style:text-underline-style="solid" style:text-underline-width="auto" style:text-underline-mode="continuous"/>
    </style:style>
    <style:style style:name="T1440" style:parent-style-name="Domyślnaczcionkaakapitu" style:family="text">
      <style:text-properties fo:background-color="#80FFFF" style:text-underline-type="single" style:text-underline-style="solid" style:text-underline-width="auto" style:text-underline-mode="continuous"/>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479in"/>
    </style:style>
    <style:style style:name="P1443" style:parent-style-name="Normalny" style:family="paragraph">
      <style:paragraph-properties fo:text-align="justify" fo:line-height="150%"/>
    </style:style>
    <style:style style:name="T1444" style:parent-style-name="Domyślnaczcionkaakapitu" style:family="text">
      <style:text-properties style:text-underline-type="single" style:text-underline-style="solid" style:text-underline-width="auto" style:text-underline-mode="continuous"/>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479in"/>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style:style>
    <style:style style:name="T1449" style:parent-style-name="Domyślnaczcionkaakapitu" style:family="text">
      <style:text-properties style:text-underline-type="single" style:text-underline-style="solid" style:text-underline-width="auto" style:text-underline-mode="continuous"/>
    </style:style>
    <style:style style:name="T1450" style:parent-style-name="Domyślnaczcionkaakapitu" style:family="text">
      <style:text-properties fo:background-color="#80FFFF" style:text-underline-type="single" style:text-underline-style="solid" style:text-underline-width="auto" style:text-underline-mode="continuous"/>
    </style:style>
    <style:style style:name="T1451" style:parent-style-name="Domyślnaczcionkaakapitu" style:family="text">
      <style:text-properties style:text-underline-type="single" style:text-underline-style="solid" style:text-underline-width="auto" style:text-underline-mode="continuous"/>
    </style:style>
    <style:style style:name="T1452" style:parent-style-name="Domyślnaczcionkaakapitu" style:family="text">
      <style:text-properties fo:background-color="#80FFFF" style:text-underline-type="single" style:text-underline-style="solid" style:text-underline-width="auto" style:text-underline-mode="continuous"/>
    </style:style>
    <style:style style:name="T1453" style:parent-style-name="Domyślnaczcionkaakapitu" style:family="text">
      <style:text-properties fo:background-color="#80FFFF"/>
    </style:style>
    <style:style style:name="P1454" style:parent-style-name="Normalny" style:family="paragraph">
      <style:paragraph-properties fo:text-align="justify" fo:line-height="150%" fo:text-indent="0.2479in"/>
    </style:style>
    <style:style style:name="P1455" style:parent-style-name="Normalny" style:family="paragraph">
      <style:paragraph-properties fo:text-align="justify" fo:line-height="150%" fo:text-indent="0.2479in"/>
    </style:style>
    <style:style style:name="P1456" style:parent-style-name="Normalny" style:family="paragraph">
      <style:paragraph-properties fo:text-align="justify" fo:line-height="150%" fo:text-indent="0.2479in"/>
    </style:style>
    <style:style style:name="P1457" style:parent-style-name="Normalny" style:family="paragraph">
      <style:paragraph-properties fo:text-align="justify" fo:line-height="150%"/>
    </style:style>
    <style:style style:name="T1458" style:parent-style-name="Domyślnaczcionkaakapitu" style:family="text">
      <style:text-properties style:text-underline-type="single" style:text-underline-style="solid" style:text-underline-width="auto" style:text-underline-mode="continuous"/>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479in"/>
    </style:style>
    <style:style style:name="P1463" style:parent-style-name="Normalny" style:family="paragraph">
      <style:paragraph-properties fo:text-align="justify" fo:line-height="150%"/>
    </style:style>
    <style:style style:name="T1464" style:parent-style-name="Domyślnaczcionkaakapitu" style:family="text">
      <style:text-properties fo:background-color="#80FFFF" style:text-underline-type="single" style:text-underline-style="solid" style:text-underline-width="auto" style:text-underline-mode="continuous"/>
    </style:style>
    <style:style style:name="T1465" style:parent-style-name="Domyślnaczcionkaakapitu" style:family="text">
      <style:text-properties style:text-underline-type="single" style:text-underline-style="solid" style:text-underline-width="auto" style:text-underline-mode="continuous"/>
    </style:style>
    <style:style style:name="P1466" style:parent-style-name="Normalny" style:family="paragraph">
      <style:paragraph-properties fo:text-align="justify" fo:line-height="150%"/>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style:style>
    <style:style style:name="T1472" style:parent-style-name="Domyślnaczcionkaakapitu" style:family="text">
      <style:text-properties style:text-underline-type="single" style:text-underline-style="solid" style:text-underline-width="auto" style:text-underline-mode="continuous"/>
    </style:style>
    <style:style style:name="T1473" style:parent-style-name="Domyślnaczcionkaakapitu" style:family="text">
      <style:text-properties fo:background-color="#80FFFF" style:text-underline-type="single" style:text-underline-style="solid" style:text-underline-width="auto" style:text-underline-mode="continuous"/>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fo:text-indent="0.2479in"/>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text-underline-type="single" style:text-underline-style="solid" style:text-underline-width="auto" style:text-underline-mode="continuous"/>
    </style:style>
    <style:style style:name="T1483" style:parent-style-name="Domyślnaczcionkaakapitu" style:family="text">
      <style:text-properties style:text-underline-type="single" style:text-underline-style="solid" style:text-underline-width="auto" style:text-underline-mode="continuous"/>
    </style:style>
    <style:style style:name="T1484" style:parent-style-name="Domyślnaczcionkaakapitu" style:family="text">
      <style:text-properties fo:background-color="#80FFFF" style:text-underline-type="single" style:text-underline-style="solid" style:text-underline-width="auto" style:text-underline-mode="continuous"/>
    </style:style>
    <style:style style:name="T1485" style:parent-style-name="Domyślnaczcionkaakapitu" style:family="text">
      <style:text-properties style:text-underline-type="single" style:text-underline-style="solid" style:text-underline-width="auto" style:text-underline-mode="continuous"/>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style>
    <style:style style:name="P1491" style:parent-style-name="Normalny" style:family="paragraph">
      <style:paragraph-properties fo:text-align="justify" fo:line-height="150%"/>
    </style:style>
    <style:style style:name="T1492" style:parent-style-name="Domyślnaczcionkaakapitu" style:family="text">
      <style:text-properties style:text-underline-type="single" style:text-underline-style="solid" style:text-underline-width="auto" style:text-underline-mode="continuous"/>
    </style:style>
    <style:style style:name="T1493" style:parent-style-name="Domyślnaczcionkaakapitu" style:family="text">
      <style:text-properties fo:background-color="#80FFFF" style:text-underline-type="single" style:text-underline-style="solid" style:text-underline-width="auto" style:text-underline-mode="continuous"/>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fo:background-color="#80FFFF" style:text-underline-type="single" style:text-underline-style="solid" style:text-underline-width="auto" style:text-underline-mode="continuous"/>
    </style:style>
    <style:style style:name="T1502" style:parent-style-name="Domyślnaczcionkaakapitu" style:family="text">
      <style:text-properties style:text-underline-type="single" style:text-underline-style="solid" style:text-underline-width="auto" style:text-underline-mode="continuous"/>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fo:text-indent="0.2479in"/>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fo:text-indent="0.2479in"/>
    </style:style>
    <style:style style:name="T1510" style:parent-style-name="Domyślnaczcionkaakapitu" style:family="text">
      <style:text-properties fo:background-color="#80FFFF"/>
    </style:style>
    <style:style style:name="P1511" style:parent-style-name="Normalny" style:family="paragraph">
      <style:paragraph-properties fo:text-align="justify" fo:line-height="150%"/>
    </style:style>
    <style:style style:name="T1512" style:parent-style-name="Domyślnaczcionkaakapitu" style:family="text">
      <style:text-properties fo:background-color="#80FFFF" style:text-underline-type="single" style:text-underline-style="solid" style:text-underline-width="auto" style:text-underline-mode="continuous"/>
    </style:style>
    <style:style style:name="T1513" style:parent-style-name="Domyślnaczcionkaakapitu" style:family="text">
      <style:text-properties style:text-underline-type="single" style:text-underline-style="solid" style:text-underline-width="auto" style:text-underline-mode="continuous"/>
    </style:style>
    <style:style style:name="P1514" style:parent-style-name="Normalny" style:family="paragraph">
      <style:paragraph-properties fo:text-align="justify" fo:line-height="150%" fo:text-indent="0.2479in"/>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style:style>
    <style:style style:name="T1521" style:parent-style-name="Domyślnaczcionkaakapitu" style:family="text">
      <style:text-properties style:text-underline-type="single" style:text-underline-style="solid" style:text-underline-width="auto" style:text-underline-mode="continuous"/>
    </style:style>
    <style:style style:name="T1522" style:parent-style-name="Domyślnaczcionkaakapitu" style:family="text">
      <style:text-properties fo:background-color="#80FFFF" style:text-underline-type="single" style:text-underline-style="solid" style:text-underline-width="auto" style:text-underline-mode="continuous"/>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P1527" style:parent-style-name="Normalny" style:family="paragraph">
      <style:paragraph-properties fo:text-align="justify" fo:line-height="150%" fo:text-indent="0.2479in"/>
    </style:style>
    <style:style style:name="P1528" style:parent-style-name="Normalny" style:family="paragraph">
      <style:paragraph-properties fo:text-align="justify" fo:line-height="150%" fo:text-indent="0.2479in"/>
    </style:style>
    <style:style style:name="P1529" style:parent-style-name="Normalny" style:family="paragraph">
      <style:paragraph-properties fo:text-align="justify" fo:line-height="150%"/>
    </style:style>
    <style:style style:name="T1530" style:parent-style-name="Domyślnaczcionkaakapitu" style:family="text">
      <style:text-properties style:text-underline-type="single" style:text-underline-style="solid" style:text-underline-width="auto" style:text-underline-mode="continuous"/>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fo:text-indent="0.2479in"/>
    </style:style>
    <style:style style:name="P1533" style:parent-style-name="Normalny" style:family="paragraph">
      <style:paragraph-properties fo:text-align="justify" fo:line-height="150%"/>
    </style:style>
    <style:style style:name="T1534" style:parent-style-name="Domyślnaczcionkaakapitu" style:family="text">
      <style:text-properties style:text-underline-type="single" style:text-underline-style="solid" style:text-underline-width="auto" style:text-underline-mode="continuous"/>
    </style:style>
    <style:style style:name="T1535" style:parent-style-name="Domyślnaczcionkaakapitu" style:family="text">
      <style:text-properties fo:background-color="#80FFFF" style:text-underline-type="single" style:text-underline-style="solid" style:text-underline-width="auto" style:text-underline-mode="continuous"/>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479in"/>
    </style:style>
    <style:style style:name="P1538" style:parent-style-name="Normalny" style:family="paragraph">
      <style:paragraph-properties fo:text-align="justify" fo:line-height="150%" fo:text-indent="0.2479in"/>
    </style:style>
    <style:style style:name="P1539" style:parent-style-name="Normalny" style:family="paragraph">
      <style:paragraph-properties fo:text-align="justify" fo:line-height="150%"/>
    </style:style>
    <style:style style:name="T1540" style:parent-style-name="Domyślnaczcionkaakapitu" style:family="text">
      <style:text-properties fo:background-color="#80FFFF" style:text-underline-type="single" style:text-underline-style="solid" style:text-underline-width="auto" style:text-underline-mode="continuous"/>
    </style:style>
    <style:style style:name="T1541" style:parent-style-name="Domyślnaczcionkaakapitu" style:family="text">
      <style:text-properties style:text-underline-type="single" style:text-underline-style="solid" style:text-underline-width="auto" style:text-underline-mode="continuous"/>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style:style>
    <style:style style:name="T1547" style:parent-style-name="Domyślnaczcionkaakapitu" style:family="text">
      <style:text-properties style:text-underline-type="single" style:text-underline-style="solid" style:text-underline-width="auto" style:text-underline-mode="continuous"/>
    </style:style>
    <style:style style:name="T1548" style:parent-style-name="Domyślnaczcionkaakapitu" style:family="text">
      <style:text-properties fo:background-color="#80FFFF" style:text-underline-type="single" style:text-underline-style="solid" style:text-underline-width="auto" style:text-underline-mode="continuous"/>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fo:text-indent="0.2479in"/>
    </style:style>
    <style:style style:name="P1551" style:parent-style-name="Normalny" style:family="paragraph">
      <style:paragraph-properties fo:text-align="justify" fo:line-height="150%" fo:text-indent="0.2479in"/>
    </style:style>
    <style:style style:name="P1552" style:parent-style-name="Normalny" style:family="paragraph">
      <style:paragraph-properties fo:text-align="justify" fo:line-height="150%"/>
    </style:style>
    <style:style style:name="T1553" style:parent-style-name="Domyślnaczcionkaakapitu" style:family="text">
      <style:text-properties style:text-underline-type="single" style:text-underline-style="solid" style:text-underline-width="auto" style:text-underline-mode="continuous"/>
    </style:style>
    <style:style style:name="T1554" style:parent-style-name="Domyślnaczcionkaakapitu" style:family="text">
      <style:text-properties fo:background-color="#80FFFF" style:text-underline-type="single" style:text-underline-style="solid" style:text-underline-width="auto" style:text-underline-mode="continuous"/>
    </style:style>
    <style:style style:name="T1555" style:parent-style-name="Domyślnaczcionkaakapitu" style:family="text">
      <style:text-properties style:text-underline-type="single" style:text-underline-style="solid" style:text-underline-width="auto" style:text-underline-mode="continuous"/>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fo:text-indent="0.2479in"/>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479in"/>
    </style:style>
    <style:style style:name="P1561" style:parent-style-name="Normalny" style:family="paragraph">
      <style:paragraph-properties fo:text-align="justify" fo:line-height="150%"/>
    </style:style>
    <style:style style:name="T1562" style:parent-style-name="Domyślnaczcionkaakapitu" style:family="text">
      <style:text-properties style:text-underline-type="single" style:text-underline-style="solid" style:text-underline-width="auto" style:text-underline-mode="continuous"/>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479in"/>
    </style:style>
    <style:style style:name="P1565" style:parent-style-name="Normalny" style:family="paragraph">
      <style:paragraph-properties fo:text-align="justify" fo:line-height="150%"/>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479in"/>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style:style>
    <style:style style:name="T1572" style:parent-style-name="Domyślnaczcionkaakapitu" style:family="text">
      <style:text-properties style:text-underline-type="single" style:text-underline-style="solid" style:text-underline-width="auto" style:text-underline-mode="continuous"/>
    </style:style>
    <style:style style:name="T1573" style:parent-style-name="Domyślnaczcionkaakapitu" style:family="text">
      <style:text-properties fo:background-color="#80FFFF" style:text-underline-type="single" style:text-underline-style="solid" style:text-underline-width="auto" style:text-underline-mode="continuous"/>
    </style:style>
    <style:style style:name="P1574" style:parent-style-name="Normalny" style:family="paragraph">
      <style:paragraph-properties fo:text-align="justify" fo:line-height="150%" fo:text-indent="0.2479in"/>
    </style:style>
    <style:style style:name="P1575" style:parent-style-name="Normalny" style:family="paragraph">
      <style:paragraph-properties fo:text-align="justify" fo:line-height="150%"/>
    </style:style>
    <style:style style:name="T1576" style:parent-style-name="Domyślnaczcionkaakapitu" style:family="text">
      <style:text-properties style:text-underline-type="single" style:text-underline-style="solid" style:text-underline-width="auto" style:text-underline-mode="continuous"/>
    </style:style>
    <style:style style:name="T1577" style:parent-style-name="Domyślnaczcionkaakapitu" style:family="text">
      <style:text-properties fo:background-color="#80FFFF"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fo:text-indent="0.2479in"/>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479in"/>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fo:text-indent="0.2479in"/>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fo:text-indent="0.2479in"/>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479in"/>
    </style:style>
    <style:style style:name="P1598" style:parent-style-name="Normalny" style:family="paragraph">
      <style:paragraph-properties fo:text-align="justify" fo:line-height="150%"/>
    </style:style>
    <style:style style:name="T1599" style:parent-style-name="Domyślnaczcionkaakapitu" style:family="text">
      <style:text-properties style:text-underline-type="single" style:text-underline-style="solid" style:text-underline-width="auto" style:text-underline-mode="continuous"/>
    </style:style>
    <style:style style:name="T1600" style:parent-style-name="Domyślnaczcionkaakapitu" style:family="text">
      <style:text-properties fo:background-color="#80FFFF" style:text-underline-type="single" style:text-underline-style="solid" style:text-underline-width="auto" style:text-underline-mode="continuous"/>
    </style:style>
    <style:style style:name="T1601" style:parent-style-name="Domyślnaczcionkaakapitu" style:family="text">
      <style:text-properties style:text-underline-type="single" style:text-underline-style="solid" style:text-underline-width="auto" style:text-underline-mode="continuous"/>
    </style:style>
    <style:style style:name="T1602" style:parent-style-name="Domyślnaczcionkaakapitu" style:family="text">
      <style:text-properties fo:background-color="#80FFFF" style:text-underline-type="single" style:text-underline-style="solid" style:text-underline-width="auto" style:text-underline-mode="continuous"/>
    </style:style>
    <style:style style:name="T1603" style:parent-style-name="Domyślnaczcionkaakapitu" style:family="text">
      <style:text-properties fo:background-color="#80FFFF"/>
    </style:style>
    <style:style style:name="P1604" style:parent-style-name="Normalny" style:family="paragraph">
      <style:paragraph-properties fo:text-align="justify" fo:line-height="150%" fo:text-indent="0.2479in"/>
    </style:style>
    <style:style style:name="P1605" style:parent-style-name="Normalny" style:family="paragraph">
      <style:paragraph-properties fo:text-align="justify" fo:line-height="150%" fo:text-indent="0.2479in"/>
    </style:style>
    <style:style style:name="P1606" style:parent-style-name="Normalny" style:family="paragraph">
      <style:paragraph-properties fo:text-align="justify" fo:line-height="150%" fo:text-indent="0.2479in"/>
    </style:style>
    <style:style style:name="P1607" style:parent-style-name="Normalny" style:family="paragraph">
      <style:paragraph-properties fo:text-align="justify" fo:line-height="150%"/>
    </style:style>
    <style:style style:name="T1608" style:parent-style-name="Domyślnaczcionkaakapitu" style:family="text">
      <style:text-properties style:text-underline-type="single" style:text-underline-style="solid" style:text-underline-width="auto" style:text-underline-mode="continuous"/>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style:style>
    <style:style style:name="P1611" style:parent-style-name="Normalny" style:family="paragraph">
      <style:paragraph-properties fo:text-align="justify" fo:line-height="150%" fo:text-indent="0.2479in"/>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fo:text-indent="0.2479in"/>
    </style:style>
    <style:style style:name="P1614" style:parent-style-name="Normalny" style:family="paragraph">
      <style:paragraph-properties fo:text-align="justify" fo:line-height="150%" fo:text-indent="0.2479in"/>
    </style:style>
    <style:style style:name="P1615" style:parent-style-name="Normalny" style:family="paragraph">
      <style:paragraph-properties fo:text-align="justify" fo:line-height="150%" fo:text-indent="0.2479in"/>
    </style:style>
    <style:style style:name="P1616" style:parent-style-name="Normalny" style:family="paragraph">
      <style:paragraph-properties fo:text-align="justify" fo:line-height="150%"/>
    </style:style>
    <style:style style:name="T1617" style:parent-style-name="Domyślnaczcionkaakapitu" style:family="text">
      <style:text-properties style:text-underline-type="single" style:text-underline-style="solid" style:text-underline-width="auto" style:text-underline-mode="continuous"/>
    </style:style>
    <style:style style:name="T1618" style:parent-style-name="Domyślnaczcionkaakapitu" style:family="text">
      <style:text-properties fo:background-color="#80FFFF" style:text-underline-type="single" style:text-underline-style="solid" style:text-underline-width="auto" style:text-underline-mode="continuous"/>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fo:text-indent="0.2479in"/>
    </style:style>
    <style:style style:name="P1621" style:parent-style-name="Normalny" style:family="paragraph">
      <style:paragraph-properties fo:text-align="justify" fo:line-height="150%"/>
    </style:style>
    <style:style style:name="T1622" style:parent-style-name="Domyślnaczcionkaakapitu" style:family="text">
      <style:text-properties style:text-underline-type="single" style:text-underline-style="solid" style:text-underline-width="auto" style:text-underline-mode="continuous"/>
    </style:style>
    <style:style style:name="T1623" style:parent-style-name="Domyślnaczcionkaakapitu" style:family="text">
      <style:text-properties fo:background-color="#80FFFF" style:text-underline-type="single" style:text-underline-style="solid" style:text-underline-width="auto" style:text-underline-mode="continuous"/>
    </style:style>
    <style:style style:name="T1624" style:parent-style-name="Domyślnaczcionkaakapitu" style:family="text">
      <style:text-properties style:text-underline-type="single" style:text-underline-style="solid" style:text-underline-width="auto" style:text-underline-mode="continuous"/>
    </style:style>
    <style:style style:name="T1625" style:parent-style-name="Domyślnaczcionkaakapitu" style:family="text">
      <style:text-properties fo:background-color="#80FFFF" style:text-underline-type="single" style:text-underline-style="solid" style:text-underline-width="auto" style:text-underline-mode="continuous"/>
    </style:style>
    <style:style style:name="T1626" style:parent-style-name="Domyślnaczcionkaakapitu" style:family="text">
      <style:text-properties style:text-underline-type="single" style:text-underline-style="solid" style:text-underline-width="auto" style:text-underline-mode="continuous"/>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fo:text-indent="0.2479in"/>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P1638" style:parent-style-name="Normalny" style:family="paragraph">
      <style:paragraph-properties fo:text-align="justify" fo:line-height="150%" fo:text-indent="0.2479in"/>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P1641" style:parent-style-name="Normalny" style:family="paragraph">
      <style:paragraph-properties fo:text-align="justify" fo:line-height="150%" fo:text-indent="0.2479in"/>
    </style:style>
    <style:style style:name="P1642" style:parent-style-name="Normalny" style:family="paragraph">
      <style:paragraph-properties fo:text-align="justify" fo:line-height="150%"/>
    </style:style>
    <style:style style:name="T1643" style:parent-style-name="Domyślnaczcionkaakapitu" style:family="text">
      <style:text-properties style:text-underline-type="single" style:text-underline-style="solid" style:text-underline-width="auto" style:text-underline-mode="continuous"/>
    </style:style>
    <style:style style:name="T1644" style:parent-style-name="Domyślnaczcionkaakapitu" style:family="text">
      <style:text-properties fo:background-color="#80FFFF" style:text-underline-type="single" style:text-underline-style="solid" style:text-underline-width="auto" style:text-underline-mode="continuous"/>
    </style:style>
    <style:style style:name="T1645" style:parent-style-name="Domyślnaczcionkaakapitu" style:family="text">
      <style:text-properties style:text-underline-type="single" style:text-underline-style="solid" style:text-underline-width="auto" style:text-underline-mode="continuous"/>
    </style:style>
    <style:style style:name="T1646" style:parent-style-name="Domyślnaczcionkaakapitu" style:family="text">
      <style:text-properties fo:background-color="#80FFFF" style:text-underline-type="single" style:text-underline-style="solid" style:text-underline-width="auto" style:text-underline-mode="continuous"/>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479in"/>
    </style:style>
    <style:style style:name="P1649" style:parent-style-name="Normalny" style:family="paragraph">
      <style:paragraph-properties fo:text-align="justify" fo:line-height="150%"/>
    </style:style>
    <style:style style:name="T1650" style:parent-style-name="Domyślnaczcionkaakapitu" style:family="text">
      <style:text-properties fo:background-color="#80FFFF" style:text-underline-type="single" style:text-underline-style="solid" style:text-underline-width="auto" style:text-underline-mode="continuous"/>
    </style:style>
    <style:style style:name="T1651" style:parent-style-name="Domyślnaczcionkaakapitu" style:family="text">
      <style:text-properties style:text-underline-type="single" style:text-underline-style="solid" style:text-underline-width="auto" style:text-underline-mode="continuous"/>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style:style>
    <style:style style:name="T1659" style:parent-style-name="Domyślnaczcionkaakapitu" style:family="text">
      <style:text-properties style:text-underline-type="single" style:text-underline-style="solid" style:text-underline-width="auto" style:text-underline-mode="continuous"/>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P1662" style:parent-style-name="Normalny" style:family="paragraph">
      <style:paragraph-properties fo:text-align="justify" fo:line-height="150%"/>
    </style:style>
    <style:style style:name="T1663" style:parent-style-name="Domyślnaczcionkaakapitu" style:family="text">
      <style:text-properties fo:background-color="#80FFFF" style:text-underline-type="single" style:text-underline-style="solid" style:text-underline-width="auto" style:text-underline-mode="continuous"/>
    </style:style>
    <style:style style:name="T1664" style:parent-style-name="Domyślnaczcionkaakapitu" style:family="text">
      <style:text-properties style:text-underline-type="single" style:text-underline-style="solid" style:text-underline-width="auto" style:text-underline-mode="continuous"/>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P1668" style:parent-style-name="Normalny" style:family="paragraph">
      <style:paragraph-properties fo:text-align="justify" fo:line-height="150%" fo:text-indent="0.2479in"/>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style:style>
    <style:style style:name="T1678" style:parent-style-name="Domyślnaczcionkaakapitu" style:family="text">
      <style:text-properties style:text-underline-type="single" style:text-underline-style="solid" style:text-underline-width="auto" style:text-underline-mode="continuous"/>
    </style:style>
    <style:style style:name="T1679" style:parent-style-name="Domyślnaczcionkaakapitu" style:family="text">
      <style:text-properties fo:background-color="#80FFFF" style:text-underline-type="single" style:text-underline-style="solid" style:text-underline-width="auto" style:text-underline-mode="continuous"/>
    </style:style>
    <style:style style:name="T1680" style:parent-style-name="Domyślnaczcionkaakapitu" style:family="text">
      <style:text-properties style:text-underline-type="single" style:text-underline-style="solid" style:text-underline-width="auto" style:text-underline-mode="continuous"/>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P1683" style:parent-style-name="Normalny" style:family="paragraph">
      <style:paragraph-properties fo:text-align="justify" fo:line-height="150%"/>
    </style:style>
    <style:style style:name="T1684" style:parent-style-name="Domyślnaczcionkaakapitu" style:family="text">
      <style:text-properties fo:background-color="#80FFFF" style:text-underline-type="single" style:text-underline-style="solid" style:text-underline-width="auto" style:text-underline-mode="continuous"/>
    </style:style>
    <style:style style:name="T1685" style:parent-style-name="Domyślnaczcionkaakapitu" style:family="text">
      <style:text-properties style:text-underline-type="single" style:text-underline-style="solid" style:text-underline-width="auto" style:text-underline-mode="continuous"/>
    </style:style>
    <style:style style:name="P1686" style:parent-style-name="Normalny" style:family="paragraph">
      <style:paragraph-properties fo:text-align="justify" fo:line-height="150%" fo:text-indent="0.2479in"/>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style:style>
    <style:style style:name="T1689" style:parent-style-name="Domyślnaczcionkaakapitu" style:family="text">
      <style:text-properties style:text-underline-type="single" style:text-underline-style="solid" style:text-underline-width="auto" style:text-underline-mode="continuous"/>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479in"/>
    </style:style>
    <style:style style:name="P1692" style:parent-style-name="Normalny" style:family="paragraph">
      <style:paragraph-properties fo:text-align="justify" fo:line-height="150%"/>
    </style:style>
    <style:style style:name="T1693" style:parent-style-name="Domyślnaczcionkaakapitu" style:family="text">
      <style:text-properties fo:background-color="#80FFFF" style:text-underline-type="single" style:text-underline-style="solid" style:text-underline-width="auto" style:text-underline-mode="continuous"/>
    </style:style>
    <style:style style:name="T1694" style:parent-style-name="Domyślnaczcionkaakapitu" style:family="text">
      <style:text-properties style:text-underline-type="single" style:text-underline-style="solid" style:text-underline-width="auto" style:text-underline-mode="continuous"/>
    </style:style>
    <style:style style:name="P1695" style:parent-style-name="Normalny" style:family="paragraph">
      <style:paragraph-properties fo:text-align="justify" fo:line-height="150%" fo:text-indent="0.2479in"/>
    </style:style>
    <style:style style:name="P1696" style:parent-style-name="Normalny" style:family="paragraph">
      <style:paragraph-properties fo:text-align="justify" fo:line-height="150%"/>
    </style:style>
    <style:style style:name="T1697" style:parent-style-name="Domyślnaczcionkaakapitu" style:family="text">
      <style:text-properties style:text-underline-type="single" style:text-underline-style="solid" style:text-underline-width="auto" style:text-underline-mode="continuous"/>
    </style:style>
    <style:style style:name="T1698" style:parent-style-name="Domyślnaczcionkaakapitu" style:family="text">
      <style:text-properties fo:background-color="#80FFFF" style:text-underline-type="single" style:text-underline-style="solid" style:text-underline-width="auto" style:text-underline-mode="continuous"/>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style>
    <style:style style:name="P1701" style:parent-style-name="Normalny" style:family="paragraph">
      <style:paragraph-properties fo:text-align="justify" fo:line-height="150%" fo:text-indent="0.2479in"/>
    </style:style>
    <style:style style:name="P1702" style:parent-style-name="Normalny" style:family="paragraph">
      <style:paragraph-properties fo:text-align="justify" fo:line-height="150%"/>
    </style:style>
    <style:style style:name="T1703" style:parent-style-name="Domyślnaczcionkaakapitu" style:family="text">
      <style:text-properties style:text-underline-type="single" style:text-underline-style="solid" style:text-underline-width="auto" style:text-underline-mode="continuous"/>
    </style:style>
    <style:style style:name="T1704" style:parent-style-name="Domyślnaczcionkaakapitu" style:family="text">
      <style:text-properties fo:background-color="#80FFFF" style:text-underline-type="single" style:text-underline-style="solid" style:text-underline-width="auto" style:text-underline-mode="continuous"/>
    </style:style>
    <style:style style:name="T1705" style:parent-style-name="Domyślnaczcionkaakapitu" style:family="text">
      <style:text-properties style:text-underline-type="single" style:text-underline-style="solid" style:text-underline-width="auto" style:text-underline-mode="continuous"/>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fo:text-indent="0.2479in"/>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style:style>
    <style:style style:name="T1712" style:parent-style-name="Domyślnaczcionkaakapitu" style:family="text">
      <style:text-properties style:text-underline-type="single" style:text-underline-style="solid" style:text-underline-width="auto" style:text-underline-mode="continuous"/>
    </style:style>
    <style:style style:name="T1713" style:parent-style-name="Domyślnaczcionkaakapitu" style:family="text">
      <style:text-properties fo:background-color="#80FFFF" style:text-underline-type="single" style:text-underline-style="solid" style:text-underline-width="auto" style:text-underline-mode="continuous"/>
    </style:style>
    <style:style style:name="T1714" style:parent-style-name="Domyślnaczcionkaakapitu" style:family="text">
      <style:text-properties style:text-underline-type="single" style:text-underline-style="solid" style:text-underline-width="auto" style:text-underline-mode="continuous"/>
    </style:style>
    <style:style style:name="T1715" style:parent-style-name="Domyślnaczcionkaakapitu" style:family="text">
      <style:text-properties fo:background-color="#80FFFF" style:text-underline-type="single" style:text-underline-style="solid" style:text-underline-width="auto" style:text-underline-mode="continuous"/>
    </style:style>
    <style:style style:name="T1716" style:parent-style-name="Domyślnaczcionkaakapitu" style:family="text">
      <style:text-properties fo:background-color="#80FFFF"/>
    </style:style>
    <style:style style:name="P1717" style:parent-style-name="Normalny" style:family="paragraph">
      <style:paragraph-properties fo:text-align="justify" fo:line-height="150%" fo:text-indent="0.2479in"/>
    </style:style>
    <style:style style:name="P1718" style:parent-style-name="Normalny" style:family="paragraph">
      <style:paragraph-properties fo:text-align="justify" fo:line-height="150%"/>
    </style:style>
    <style:style style:name="T1719" style:parent-style-name="Domyślnaczcionkaakapitu" style:family="text">
      <style:text-properties fo:background-color="#80FFFF" style:text-underline-type="single" style:text-underline-style="solid" style:text-underline-width="auto" style:text-underline-mode="continuous"/>
    </style:style>
    <style:style style:name="T1720" style:parent-style-name="Domyślnaczcionkaakapitu" style:family="text">
      <style:text-properties style:text-underline-type="single" style:text-underline-style="solid" style:text-underline-width="auto" style:text-underline-mode="continuous"/>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479in"/>
    </style:style>
    <style:style style:name="P1723" style:parent-style-name="Normalny" style:family="paragraph">
      <style:paragraph-properties fo:text-align="justify" fo:line-height="150%" fo:text-indent="0.2479in"/>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style:style>
    <style:style style:name="T1731" style:parent-style-name="Domyślnaczcionkaakapitu" style:family="text">
      <style:text-properties style:text-underline-type="single" style:text-underline-style="solid" style:text-underline-width="auto" style:text-underline-mode="continuous"/>
    </style:style>
    <style:style style:name="T1732" style:parent-style-name="Domyślnaczcionkaakapitu" style:family="text">
      <style:text-properties fo:background-color="#80FFFF" style:text-underline-type="single" style:text-underline-style="solid" style:text-underline-width="auto" style:text-underline-mode="continuous"/>
    </style:style>
    <style:style style:name="T1733" style:parent-style-name="Domyślnaczcionkaakapitu" style:family="text">
      <style:text-properties style:text-underline-type="single" style:text-underline-style="solid" style:text-underline-width="auto" style:text-underline-mode="continuous"/>
    </style:style>
    <style:style style:name="T1734" style:parent-style-name="Domyślnaczcionkaakapitu" style:family="text">
      <style:text-properties fo:background-color="#80FFFF" style:text-underline-type="single" style:text-underline-style="solid" style:text-underline-width="auto" style:text-underline-mode="continuous"/>
    </style:style>
    <style:style style:name="T1735" style:parent-style-name="Domyślnaczcionkaakapitu" style:family="text">
      <style:text-properties style:text-underline-type="single" style:text-underline-style="solid" style:text-underline-width="auto" style:text-underline-mode="continuous"/>
    </style:style>
    <style:style style:name="T1736" style:parent-style-name="Domyślnaczcionkaakapitu" style:family="text">
      <style:text-properties fo:background-color="#80FFFF" style:text-underline-type="single" style:text-underline-style="solid" style:text-underline-width="auto" style:text-underline-mode="continuous"/>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P1739" style:parent-style-name="Normalny" style:family="paragraph">
      <style:paragraph-properties fo:text-align="justify" fo:line-height="150%" fo:text-indent="0.2479in"/>
    </style:style>
    <style:style style:name="P1740" style:parent-style-name="Normalny" style:family="paragraph">
      <style:paragraph-properties fo:text-align="justify" fo:line-height="150%" fo:text-indent="0.2479in"/>
    </style:style>
    <style:style style:name="P1741" style:parent-style-name="Normalny" style:family="paragraph">
      <style:paragraph-properties fo:text-align="justify" fo:line-height="150%"/>
    </style:style>
    <style:style style:name="T1742" style:parent-style-name="Domyślnaczcionkaakapitu" style:family="text">
      <style:text-properties fo:background-color="#80FFFF" style:text-underline-type="single" style:text-underline-style="solid" style:text-underline-width="auto" style:text-underline-mode="continuous"/>
    </style:style>
    <style:style style:name="T1743" style:parent-style-name="Domyślnaczcionkaakapitu" style:family="text">
      <style:text-properties style:text-underline-type="single" style:text-underline-style="solid" style:text-underline-width="auto" style:text-underline-mode="continuous"/>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fo:text-indent="0.2479in"/>
    </style:style>
    <style:style style:name="P1746" style:parent-style-name="Normalny" style:family="paragraph">
      <style:paragraph-properties fo:text-align="justify" fo:line-height="150%" fo:text-indent="0.2479in"/>
    </style:style>
    <style:style style:name="P1747" style:parent-style-name="Normalny" style:family="paragraph">
      <style:paragraph-properties fo:text-align="justify" fo:line-height="150%"/>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fo:background-color="#80FFFF" style:text-underline-type="single" style:text-underline-style="solid" style:text-underline-width="auto" style:text-underline-mode="continuous"/>
    </style:style>
    <style:style style:name="T1750" style:parent-style-name="Domyślnaczcionkaakapitu" style:family="text">
      <style:text-properties style:text-underline-type="single" style:text-underline-style="solid" style:text-underline-width="auto" style:text-underline-mode="continuous"/>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style:style>
    <style:style style:name="T1756" style:parent-style-name="Domyślnaczcionkaakapitu" style:family="text">
      <style:text-properties style:text-underline-type="single" style:text-underline-style="solid" style:text-underline-width="auto" style:text-underline-mode="continuous"/>
    </style:style>
    <style:style style:name="T1757" style:parent-style-name="Domyślnaczcionkaakapitu" style:family="text">
      <style:text-properties fo:background-color="#80FFFF" style:text-underline-type="single" style:text-underline-style="solid" style:text-underline-width="auto" style:text-underline-mode="continuous"/>
    </style:style>
    <style:style style:name="T1758" style:parent-style-name="Domyślnaczcionkaakapitu" style:family="text">
      <style:text-properties style:text-underline-type="single" style:text-underline-style="solid" style:text-underline-width="auto" style:text-underline-mode="continuous"/>
    </style:style>
    <style:style style:name="T1759" style:parent-style-name="Domyślnaczcionkaakapitu" style:family="text">
      <style:text-properties fo:background-color="#80FFFF"/>
    </style:style>
    <style:style style:name="P1760" style:parent-style-name="Normalny" style:family="paragraph">
      <style:paragraph-properties fo:text-align="justify" fo:line-height="150%" fo:text-indent="0.2479in"/>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style:style>
    <style:style style:name="T1763" style:parent-style-name="Domyślnaczcionkaakapitu" style:family="text">
      <style:text-properties fo:background-color="#80FFFF" style:text-underline-type="single" style:text-underline-style="solid" style:text-underline-width="auto" style:text-underline-mode="continuous"/>
    </style:style>
    <style:style style:name="T1764" style:parent-style-name="Domyślnaczcionkaakapitu" style:family="text">
      <style:text-properties style:text-underline-type="single" style:text-underline-style="solid" style:text-underline-width="auto" style:text-underline-mode="continuous"/>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P1768" style:parent-style-name="Normalny" style:family="paragraph">
      <style:paragraph-properties fo:text-align="justify" fo:line-height="150%" fo:text-indent="0.2479in"/>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P1771" style:parent-style-name="Normalny" style:family="paragraph">
      <style:paragraph-properties fo:text-align="justify" fo:line-height="150%"/>
    </style:style>
    <style:style style:name="T1772" style:parent-style-name="Domyślnaczcionkaakapitu" style:family="text">
      <style:text-properties style:text-underline-type="single" style:text-underline-style="solid" style:text-underline-width="auto" style:text-underline-mode="continuous"/>
    </style:style>
    <style:style style:name="T1773" style:parent-style-name="Domyślnaczcionkaakapitu" style:family="text">
      <style:text-properties fo:background-color="#80FFFF" style:text-underline-type="single" style:text-underline-style="solid" style:text-underline-width="auto" style:text-underline-mode="continuous"/>
    </style:style>
    <style:style style:name="T1774" style:parent-style-name="Domyślnaczcionkaakapitu" style:family="text">
      <style:text-properties style:text-underline-type="single" style:text-underline-style="solid" style:text-underline-width="auto" style:text-underline-mode="continuous"/>
    </style:style>
    <style:style style:name="T1775" style:parent-style-name="Domyślnaczcionkaakapitu" style:family="text">
      <style:text-properties fo:background-color="#80FFFF" style:text-underline-type="single" style:text-underline-style="solid" style:text-underline-width="auto" style:text-underline-mode="continuous"/>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fo:text-indent="0.2479in"/>
    </style:style>
    <style:style style:name="P1778" style:parent-style-name="Normalny" style:family="paragraph">
      <style:paragraph-properties fo:text-align="justify" fo:line-height="150%" fo:text-indent="0.2479in"/>
    </style:style>
    <style:style style:name="P1779" style:parent-style-name="Normalny" style:family="paragraph">
      <style:paragraph-properties fo:text-align="justify" fo:line-height="150%" fo:text-indent="0.2479in"/>
    </style:style>
    <style:style style:name="P1780" style:parent-style-name="Normalny" style:family="paragraph">
      <style:paragraph-properties fo:text-align="justify" fo:line-height="150%"/>
    </style:style>
    <style:style style:name="T1781" style:parent-style-name="Domyślnaczcionkaakapitu" style:family="text">
      <style:text-properties fo:background-color="#80FFFF" style:text-underline-type="single" style:text-underline-style="solid" style:text-underline-width="auto" style:text-underline-mode="continuous"/>
    </style:style>
    <style:style style:name="T1782" style:parent-style-name="Domyślnaczcionkaakapitu" style:family="text">
      <style:text-properties style:text-underline-type="single" style:text-underline-style="solid" style:text-underline-width="auto" style:text-underline-mode="continuous"/>
    </style:style>
    <style:style style:name="P1783" style:parent-style-name="Normalny" style:family="paragraph">
      <style:paragraph-properties fo:text-align="justify" fo:line-height="150%" fo:text-indent="0.2479in"/>
    </style:style>
    <style:style style:name="P1784" style:parent-style-name="Normalny" style:family="paragraph">
      <style:paragraph-properties fo:text-align="justify" fo:line-height="150%"/>
    </style:style>
    <style:style style:name="T1785" style:parent-style-name="Domyślnaczcionkaakapitu" style:family="text">
      <style:text-properties style:text-underline-type="single" style:text-underline-style="solid" style:text-underline-width="auto" style:text-underline-mode="continuous"/>
    </style:style>
    <style:style style:name="T1786" style:parent-style-name="Domyślnaczcionkaakapitu" style:family="text">
      <style:text-properties fo:background-color="#80FFFF" style:text-underline-type="single" style:text-underline-style="solid" style:text-underline-width="auto" style:text-underline-mode="continuous"/>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479in"/>
    </style:style>
    <style:style style:name="P1789" style:parent-style-name="Normalny" style:family="paragraph">
      <style:paragraph-properties fo:text-align="justify" fo:line-height="150%"/>
    </style:style>
    <style:style style:name="T1790" style:parent-style-name="Domyślnaczcionkaakapitu" style:family="text">
      <style:text-properties fo:background-color="#80FFFF" style:text-underline-type="single" style:text-underline-style="solid" style:text-underline-width="auto" style:text-underline-mode="continuous"/>
    </style:style>
    <style:style style:name="T1791" style:parent-style-name="Domyślnaczcionkaakapitu" style:family="text">
      <style:text-properties style:text-underline-type="single" style:text-underline-style="solid" style:text-underline-width="auto" style:text-underline-mode="continuous"/>
    </style:style>
    <style:style style:name="P1792" style:parent-style-name="Normalny" style:family="paragraph">
      <style:paragraph-properties fo:text-align="justify" fo:line-height="150%" fo:text-indent="0.2479in"/>
    </style:style>
    <style:style style:name="P1793" style:parent-style-name="Normalny" style:family="paragraph">
      <style:paragraph-properties fo:text-align="justify" fo:line-height="150%" fo:text-indent="0.2479in"/>
    </style:style>
    <style:style style:name="P1794" style:parent-style-name="Normalny" style:family="paragraph">
      <style:paragraph-properties fo:text-align="justify" fo:line-height="150%"/>
    </style:style>
    <style:style style:name="T1795" style:parent-style-name="Domyślnaczcionkaakapitu" style:family="text">
      <style:text-properties fo:background-color="#80FFFF" style:text-underline-type="single" style:text-underline-style="solid" style:text-underline-width="auto" style:text-underline-mode="continuous"/>
    </style:style>
    <style:style style:name="T1796" style:parent-style-name="Domyślnaczcionkaakapitu" style:family="text">
      <style:text-properties style:text-underline-type="single" style:text-underline-style="solid" style:text-underline-width="auto" style:text-underline-mode="continuous"/>
    </style:style>
    <style:style style:name="P1797" style:parent-style-name="Normalny" style:family="paragraph">
      <style:paragraph-properties fo:text-align="justify" fo:line-height="150%" fo:text-indent="0.2479in"/>
    </style:style>
    <style:style style:name="P1798" style:parent-style-name="Normalny" style:family="paragraph">
      <style:paragraph-properties fo:text-align="justify" fo:line-height="150%"/>
    </style:style>
    <style:style style:name="T1799" style:parent-style-name="Domyślnaczcionkaakapitu" style:family="text">
      <style:text-properties style:text-underline-type="single" style:text-underline-style="solid" style:text-underline-width="auto" style:text-underline-mode="continuous"/>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P1803" style:parent-style-name="Normalny" style:family="paragraph">
      <style:paragraph-properties fo:text-align="justify" fo:line-height="150%"/>
    </style:style>
    <style:style style:name="T1804" style:parent-style-name="Domyślnaczcionkaakapitu" style:family="text">
      <style:text-properties fo:background-color="#80FFFF" style:text-underline-type="single" style:text-underline-style="solid" style:text-underline-width="auto" style:text-underline-mode="continuous"/>
    </style:style>
    <style:style style:name="T1805" style:parent-style-name="Domyślnaczcionkaakapitu" style:family="text">
      <style:text-properties style:text-underline-type="single" style:text-underline-style="solid" style:text-underline-width="auto" style:text-underline-mode="continuous"/>
    </style:style>
    <style:style style:name="P1806" style:parent-style-name="Normalny" style:family="paragraph">
      <style:paragraph-properties fo:text-align="justify" fo:line-height="150%" fo:text-indent="0.2479in"/>
    </style:style>
    <style:style style:name="P1807" style:parent-style-name="Normalny" style:family="paragraph">
      <style:paragraph-properties fo:text-align="justify" fo:line-height="150%"/>
    </style:style>
    <style:style style:name="T1808" style:parent-style-name="Domyślnaczcionkaakapitu" style:family="text">
      <style:text-properties fo:background-color="#80FFFF" style:text-underline-type="single" style:text-underline-style="solid" style:text-underline-width="auto" style:text-underline-mode="continuous"/>
    </style:style>
    <style:style style:name="T1809" style:parent-style-name="Domyślnaczcionkaakapitu" style:family="text">
      <style:text-properties style:text-underline-type="single" style:text-underline-style="solid" style:text-underline-width="auto" style:text-underline-mode="continuous"/>
    </style:style>
    <style:style style:name="P1810" style:parent-style-name="Normalny" style:family="paragraph">
      <style:paragraph-properties fo:text-align="justify" fo:line-height="150%" fo:text-indent="0.2479in"/>
    </style:style>
    <style:style style:name="P1811" style:parent-style-name="Normalny" style:family="paragraph">
      <style:paragraph-properties fo:text-align="justify" fo:line-height="150%"/>
    </style:style>
    <style:style style:name="P1812" style:parent-style-name="Normalny" style:family="paragraph">
      <style:paragraph-properties fo:text-align="justify" fo:line-height="150%" fo:text-indent="0.2479in"/>
    </style:style>
    <style:style style:name="P1813" style:parent-style-name="Normalny" style:family="paragraph">
      <style:paragraph-properties fo:text-align="justify" fo:line-height="150%"/>
    </style:style>
    <style:style style:name="T1814" style:parent-style-name="Domyślnaczcionkaakapitu" style:family="text">
      <style:text-properties fo:background-color="#80FFFF"/>
    </style:style>
    <style:style style:name="P1815" style:parent-style-name="Normalny" style:family="paragraph">
      <style:paragraph-properties fo:text-align="justify" fo:line-height="150%" fo:text-indent="0.2479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style:style>
    <style:style style:name="T1819" style:parent-style-name="Domyślnaczcionkaakapitu" style:family="text">
      <style:text-properties style:text-underline-type="single" style:text-underline-style="solid" style:text-underline-width="auto" style:text-underline-mode="continuous"/>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479in"/>
    </style:style>
    <style:style style:name="P1822" style:parent-style-name="Normalny" style:family="paragraph">
      <style:paragraph-properties fo:text-align="justify" fo:line-height="150%"/>
    </style:style>
    <style:style style:name="T1823" style:parent-style-name="Domyślnaczcionkaakapitu" style:family="text">
      <style:text-properties style:text-underline-type="single" style:text-underline-style="solid" style:text-underline-width="auto" style:text-underline-mode="continuous"/>
    </style:style>
    <style:style style:name="T1824" style:parent-style-name="Domyślnaczcionkaakapitu" style:family="text">
      <style:text-properties fo:background-color="#80FFFF" style:text-underline-type="single" style:text-underline-style="solid" style:text-underline-width="auto" style:text-underline-mode="continuous"/>
    </style:style>
    <style:style style:name="T1825" style:parent-style-name="Domyślnaczcionkaakapitu" style:family="text">
      <style:text-properties style:text-underline-type="single" style:text-underline-style="solid" style:text-underline-width="auto" style:text-underline-mode="continuous"/>
    </style:style>
    <style:style style:name="P1826" style:parent-style-name="Normalny" style:family="paragraph">
      <style:paragraph-properties fo:text-align="justify" fo:line-height="150%"/>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style:style>
    <style:style style:name="T1832" style:parent-style-name="Domyślnaczcionkaakapitu" style:family="text">
      <style:text-properties style:text-underline-type="single" style:text-underline-style="solid" style:text-underline-width="auto" style:text-underline-mode="continuous"/>
    </style:style>
    <style:style style:name="T1833" style:parent-style-name="Domyślnaczcionkaakapitu" style:family="text">
      <style:text-properties fo:background-color="#80FFFF" style:text-underline-type="single" style:text-underline-style="solid" style:text-underline-width="auto" style:text-underline-mode="continuous"/>
    </style:style>
    <style:style style:name="T1834" style:parent-style-name="Domyślnaczcionkaakapitu" style:family="text">
      <style:text-properties fo:background-color="#80FFFF"/>
    </style:style>
    <style:style style:name="P1835" style:parent-style-name="Normalny" style:family="paragraph">
      <style:paragraph-properties fo:text-align="justify" fo:line-height="150%" fo:text-indent="0.2479in"/>
    </style:style>
    <style:style style:name="P1836" style:parent-style-name="Normalny" style:family="paragraph">
      <style:paragraph-properties fo:text-align="justify" fo:line-height="150%"/>
    </style:style>
    <style:style style:name="T1837" style:parent-style-name="Domyślnaczcionkaakapitu" style:family="text">
      <style:text-properties style:text-underline-type="single" style:text-underline-style="solid" style:text-underline-width="auto" style:text-underline-mode="continuous"/>
    </style:style>
    <style:style style:name="T1838" style:parent-style-name="Domyślnaczcionkaakapitu" style:family="text">
      <style:text-properties fo:background-color="#80FFFF" style:text-underline-type="single" style:text-underline-style="solid" style:text-underline-width="auto" style:text-underline-mode="continuous"/>
    </style:style>
    <style:style style:name="T1839" style:parent-style-name="Domyślnaczcionkaakapitu" style:family="text">
      <style:text-properties style:text-underline-type="single" style:text-underline-style="solid" style:text-underline-width="auto" style:text-underline-mode="continuous"/>
    </style:style>
    <style:style style:name="T1840" style:parent-style-name="Domyślnaczcionkaakapitu" style:family="text">
      <style:text-properties fo:background-color="#80FFFF"/>
    </style:style>
    <style:style style:name="P1841" style:parent-style-name="Normalny" style:family="paragraph">
      <style:paragraph-properties fo:text-align="justify" fo:line-height="150%" fo:text-indent="0.2479in"/>
    </style:style>
    <style:style style:name="P1842" style:parent-style-name="Normalny" style:family="paragraph">
      <style:paragraph-properties fo:text-align="justify" fo:line-height="150%" fo:text-indent="0.2479in"/>
    </style:style>
    <style:style style:name="P1843" style:parent-style-name="Normalny" style:family="paragraph">
      <style:paragraph-properties fo:text-align="justify" fo:line-height="150%" fo:text-indent="0.2479in"/>
    </style:style>
    <style:style style:name="P1844" style:parent-style-name="Normalny" style:family="paragraph">
      <style:paragraph-properties fo:text-align="justify" fo:line-height="150%" fo:text-indent="0.2479in"/>
    </style:style>
    <style:style style:name="P1845" style:parent-style-name="Normalny" style:family="paragraph">
      <style:paragraph-properties fo:text-align="justify" fo:line-height="150%" fo:text-indent="0.2479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P1849" style:parent-style-name="Normalny" style:family="paragraph">
      <style:paragraph-properties fo:text-align="justify" fo:line-height="150%"/>
    </style:style>
    <style:style style:name="T1850" style:parent-style-name="Domyślnaczcionkaakapitu" style:family="text">
      <style:text-properties style:text-underline-type="single" style:text-underline-style="solid" style:text-underline-width="auto" style:text-underline-mode="continuous"/>
    </style:style>
    <style:style style:name="T1851" style:parent-style-name="Domyślnaczcionkaakapitu" style:family="text">
      <style:text-properties fo:background-color="#80FFFF" style:text-underline-type="single" style:text-underline-style="solid" style:text-underline-width="auto" style:text-underline-mode="continuous"/>
    </style:style>
    <style:style style:name="P1852" style:parent-style-name="Normalny" style:family="paragraph">
      <style:paragraph-properties fo:text-align="justify" fo:line-height="150%" fo:text-indent="0.2479in"/>
    </style:style>
    <style:style style:name="P1853" style:parent-style-name="Normalny" style:family="paragraph">
      <style:paragraph-properties fo:text-align="justify" fo:line-height="150%"/>
    </style:style>
    <style:style style:name="T1854" style:parent-style-name="Domyślnaczcionkaakapitu" style:family="text">
      <style:text-properties style:text-underline-type="single" style:text-underline-style="solid" style:text-underline-width="auto" style:text-underline-mode="continuous"/>
    </style:style>
    <style:style style:name="T1855" style:parent-style-name="Domyślnaczcionkaakapitu" style:family="text">
      <style:text-properties fo:background-color="#80FFFF" style:text-underline-type="single" style:text-underline-style="solid" style:text-underline-width="auto" style:text-underline-mode="continuous"/>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fo:text-indent="0.2479in"/>
    </style:style>
    <style:style style:name="P1858" style:parent-style-name="Normalny" style:family="paragraph">
      <style:paragraph-properties fo:text-align="justify" fo:line-height="150%"/>
    </style:style>
    <style:style style:name="P1859" style:parent-style-name="Normalny" style:family="paragraph">
      <style:paragraph-properties fo:text-align="justify" fo:line-height="150%"/>
    </style:style>
    <style:style style:name="T1860" style:parent-style-name="Domyślnaczcionkaakapitu" style:family="text">
      <style:text-properties fo:background-color="#80FFFF" style:text-underline-type="single" style:text-underline-style="solid" style:text-underline-width="auto" style:text-underline-mode="continuous"/>
    </style:style>
    <style:style style:name="T1861" style:parent-style-name="Domyślnaczcionkaakapitu" style:family="text">
      <style:text-properties style:text-underline-type="single" style:text-underline-style="solid" style:text-underline-width="auto" style:text-underline-mode="continuous"/>
    </style:style>
    <style:style style:name="P1862" style:parent-style-name="Normalny" style:family="paragraph">
      <style:paragraph-properties fo:text-align="justify" fo:line-height="150%" fo:text-indent="0.2479in"/>
    </style:style>
    <style:style style:name="P1863" style:parent-style-name="Normalny" style:family="paragraph">
      <style:paragraph-properties fo:text-align="justify" fo:line-height="150%"/>
    </style:style>
    <style:style style:name="T1864" style:parent-style-name="Domyślnaczcionkaakapitu" style:family="text">
      <style:text-properties style:text-underline-type="single" style:text-underline-style="solid" style:text-underline-width="auto" style:text-underline-mode="continuous"/>
    </style:style>
    <style:style style:name="T1865" style:parent-style-name="Domyślnaczcionkaakapitu" style:family="text">
      <style:text-properties fo:background-color="#80FFFF" style:text-underline-type="single" style:text-underline-style="solid" style:text-underline-width="auto" style:text-underline-mode="continuous"/>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fo:text-indent="0.2479in"/>
    </style:style>
    <style:style style:name="P1868" style:parent-style-name="Normalny" style:family="paragraph">
      <style:paragraph-properties fo:text-align="justify" fo:line-height="150%"/>
    </style:style>
    <style:style style:name="T1869" style:parent-style-name="Domyślnaczcionkaakapitu" style:family="text">
      <style:text-properties style:text-underline-type="single" style:text-underline-style="solid" style:text-underline-width="auto" style:text-underline-mode="continuous"/>
    </style:style>
    <style:style style:name="P1870" style:parent-style-name="Normalny" style:family="paragraph">
      <style:paragraph-properties fo:text-align="justify" fo:line-height="150%" fo:text-indent="0.2479in"/>
    </style:style>
    <style:style style:name="P1871" style:parent-style-name="Normalny" style:family="paragraph">
      <style:paragraph-properties fo:text-align="justify" fo:line-height="150%" fo:text-indent="0.2479in"/>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style:style>
    <style:style style:name="T1875" style:parent-style-name="Domyślnaczcionkaakapitu" style:family="text">
      <style:text-properties fo:background-color="#80FFFF" style:text-underline-type="single" style:text-underline-style="solid" style:text-underline-width="auto" style:text-underline-mode="continuous"/>
    </style:style>
    <style:style style:name="T1876" style:parent-style-name="Domyślnaczcionkaakapitu" style:family="text">
      <style:text-properties style:text-underline-type="single" style:text-underline-style="solid" style:text-underline-width="auto" style:text-underline-mode="continuous"/>
    </style:style>
    <style:style style:name="P1877" style:parent-style-name="Normalny" style:family="paragraph">
      <style:paragraph-properties fo:text-align="justify" fo:line-height="150%" fo:text-indent="0.2479in"/>
    </style:style>
    <style:style style:name="P1878" style:parent-style-name="Normalny" style:family="paragraph">
      <style:paragraph-properties fo:text-align="justify" fo:line-height="150%"/>
    </style:style>
    <style:style style:name="T1879" style:parent-style-name="Domyślnaczcionkaakapitu" style:family="text">
      <style:text-properties style:text-underline-type="single" style:text-underline-style="solid" style:text-underline-width="auto" style:text-underline-mode="continuous"/>
    </style:style>
    <style:style style:name="P1880" style:parent-style-name="Normalny" style:family="paragraph">
      <style:paragraph-properties fo:text-align="justify" fo:line-height="150%" fo:text-indent="0.2479in"/>
    </style:style>
    <style:style style:name="P1881" style:parent-style-name="Normalny" style:family="paragraph">
      <style:paragraph-properties fo:text-align="justify" fo:line-height="150%">
        <style:tab-stops>
          <style:tab-stop style:type="left" style:leader-style="solid" style:leader-text="_" style:position="3.2791in"/>
        </style:tab-stops>
      </style:paragraph-properties>
    </style:style>
    <style:style style:name="T1882" style:parent-style-name="Domyślnaczcionkaakapitu" style:family="text">
      <style:text-properties fo:background-color="#80FFFF" style:text-underline-type="single" style:text-underline-style="solid" style:text-underline-width="auto" style:text-underline-mode="continuous"/>
    </style:style>
    <style:style style:name="T1883" style:parent-style-name="Domyślnaczcionkaakapitu" style:family="text">
      <style:text-properties style:text-underline-type="single" style:text-underline-style="solid" style:text-underline-width="auto" style:text-underline-mode="continuous"/>
    </style:style>
    <style:style style:name="P1884" style:parent-style-name="Normalny" style:family="paragraph">
      <style:paragraph-properties fo:text-align="justify" fo:line-height="150%" fo:text-indent="0.2479in"/>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fo:text-indent="0.2479in"/>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479in"/>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style:style>
    <style:style style:name="T1896" style:parent-style-name="Domyślnaczcionkaakapitu" style:family="text">
      <style:text-properties style:text-underline-type="single" style:text-underline-style="solid" style:text-underline-width="auto" style:text-underline-mode="continuous"/>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479in"/>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479in"/>
    </style:style>
    <style:style style:name="P1902" style:parent-style-name="Normalny" style:family="paragraph">
      <style:paragraph-properties fo:text-align="justify" fo:line-height="150%"/>
    </style:style>
    <style:style style:name="T1903" style:parent-style-name="Domyślnaczcionkaakapitu" style:family="text">
      <style:text-properties fo:background-color="#80FFFF" style:text-underline-type="single" style:text-underline-style="solid" style:text-underline-width="auto" style:text-underline-mode="continuous"/>
    </style:style>
    <style:style style:name="T1904" style:parent-style-name="Domyślnaczcionkaakapitu" style:family="text">
      <style:text-properties style:text-underline-type="single" style:text-underline-style="solid" style:text-underline-width="auto" style:text-underline-mode="continuous"/>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fo:text-indent="0.2479in"/>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P1909" style:parent-style-name="Normalny" style:family="paragraph">
      <style:paragraph-properties fo:text-align="justify" fo:line-height="150%" fo:text-indent="0.2479in"/>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fo:text-indent="0.2479in"/>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style:style>
    <style:style style:name="T1918" style:parent-style-name="Domyślnaczcionkaakapitu" style:family="text">
      <style:text-properties fo:background-color="#80FFFF" style:text-underline-type="single" style:text-underline-style="solid" style:text-underline-width="auto" style:text-underline-mode="continuous"/>
    </style:style>
    <style:style style:name="T1919" style:parent-style-name="Domyślnaczcionkaakapitu" style:family="text">
      <style:text-properties style:text-underline-type="single" style:text-underline-style="solid" style:text-underline-width="auto" style:text-underline-mode="continuous"/>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style:text-underline-type="single" style:text-underline-style="solid" style:text-underline-width="auto" style:text-underline-mode="continuous"/>
    </style:style>
    <style:style style:name="T1926" style:parent-style-name="Domyślnaczcionkaakapitu" style:family="text">
      <style:text-properties fo:background-color="#80FFFF" style:text-underline-type="single" style:text-underline-style="solid" style:text-underline-width="auto" style:text-underline-mode="continuous"/>
    </style:style>
    <style:style style:name="T1927" style:parent-style-name="Domyślnaczcionkaakapitu" style:family="text">
      <style:text-properties style:text-underline-type="single" style:text-underline-style="solid" style:text-underline-width="auto" style:text-underline-mode="continuous"/>
    </style:style>
    <style:style style:name="T1928" style:parent-style-name="Domyślnaczcionkaakapitu" style:family="text">
      <style:text-properties fo:background-color="#80FFFF" style:text-underline-type="single" style:text-underline-style="solid" style:text-underline-width="auto" style:text-underline-mode="continuous"/>
    </style:style>
    <style:style style:name="T1929" style:parent-style-name="Domyślnaczcionkaakapitu" style:family="text">
      <style:text-properties fo:background-color="#80FFFF"/>
    </style:style>
    <style:style style:name="P1930" style:parent-style-name="Normalny" style:family="paragraph">
      <style:paragraph-properties fo:text-align="justify" fo:line-height="150%" fo:text-indent="0.2479in"/>
    </style:style>
    <style:style style:name="P1931" style:parent-style-name="Normalny" style:family="paragraph">
      <style:paragraph-properties fo:text-align="justify" fo:line-height="150%" fo:text-indent="0.2479in"/>
    </style:style>
    <style:style style:name="P1932" style:parent-style-name="Normalny" style:family="paragraph">
      <style:paragraph-properties fo:text-align="justify" fo:line-height="150%"/>
    </style:style>
    <style:style style:name="T1933" style:parent-style-name="Domyślnaczcionkaakapitu" style:family="text">
      <style:text-properties style:text-underline-type="single" style:text-underline-style="solid" style:text-underline-width="auto" style:text-underline-mode="continuous"/>
    </style:style>
    <style:style style:name="T1934" style:parent-style-name="Domyślnaczcionkaakapitu" style:family="text">
      <style:text-properties fo:background-color="#80FFFF" style:text-underline-type="single" style:text-underline-style="solid" style:text-underline-width="auto" style:text-underline-mode="continuous"/>
    </style:style>
    <style:style style:name="T1935" style:parent-style-name="Domyślnaczcionkaakapitu" style:family="text">
      <style:text-properties style:text-underline-type="single" style:text-underline-style="solid" style:text-underline-width="auto" style:text-underline-mode="continuous"/>
    </style:style>
    <style:style style:name="T1936" style:parent-style-name="Domyślnaczcionkaakapitu" style:family="text">
      <style:text-properties fo:background-color="#80FFFF" style:text-underline-type="single" style:text-underline-style="solid" style:text-underline-width="auto" style:text-underline-mode="continuous"/>
    </style:style>
    <style:style style:name="T1937" style:parent-style-name="Domyślnaczcionkaakapitu" style:family="text">
      <style:text-properties style:text-underline-type="single" style:text-underline-style="solid" style:text-underline-width="auto" style:text-underline-mode="continuous"/>
    </style:style>
    <style:style style:name="T1938" style:parent-style-name="Domyślnaczcionkaakapitu" style:family="text">
      <style:text-properties fo:background-color="#80FFFF" style:text-underline-type="single" style:text-underline-style="solid" style:text-underline-width="auto" style:text-underline-mode="continuous"/>
    </style:style>
    <style:style style:name="T1939" style:parent-style-name="Domyślnaczcionkaakapitu" style:family="text">
      <style:text-properties style:text-underline-type="single" style:text-underline-style="solid" style:text-underline-width="auto" style:text-underline-mode="continuous"/>
    </style:style>
    <style:style style:name="T1940" style:parent-style-name="Domyślnaczcionkaakapitu" style:family="text">
      <style:text-properties fo:background-color="#80FFFF" style:text-underline-type="single" style:text-underline-style="solid" style:text-underline-width="auto" style:text-underline-mode="continuous"/>
    </style:style>
    <style:style style:name="T1941" style:parent-style-name="Domyślnaczcionkaakapitu" style:family="text">
      <style:text-properties fo:background-color="#80FFFF"/>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P1945" style:parent-style-name="Normalny" style:family="paragraph">
      <style:paragraph-properties fo:text-align="justify" fo:line-height="150%" fo:text-indent="0.2479in"/>
    </style:style>
    <style:style style:name="P1946" style:parent-style-name="Normalny" style:family="paragraph">
      <style:paragraph-properties fo:text-align="justify" fo:line-height="150%" fo:text-indent="0.2479in"/>
    </style:style>
    <style:style style:name="P1947" style:parent-style-name="Normalny" style:family="paragraph">
      <style:paragraph-properties fo:text-align="justify" fo:line-height="150%"/>
    </style:style>
    <style:style style:name="P1948" style:parent-style-name="Normalny" style:family="paragraph">
      <style:paragraph-properties fo:text-align="justify" fo:line-height="150%" fo:text-indent="0.2479in"/>
    </style:style>
    <style:style style:name="P1949" style:parent-style-name="Normalny" style:family="paragraph">
      <style:paragraph-properties fo:text-align="justify" fo:line-height="150%"/>
    </style:style>
    <style:style style:name="T1950" style:parent-style-name="Domyślnaczcionkaakapitu" style:family="text">
      <style:text-properties style:text-underline-type="single" style:text-underline-style="solid" style:text-underline-width="auto" style:text-underline-mode="continuous"/>
    </style:style>
    <style:style style:name="T1951" style:parent-style-name="Domyślnaczcionkaakapitu" style:family="text">
      <style:text-properties fo:background-color="#80FFFF" style:text-underline-type="single" style:text-underline-style="solid" style:text-underline-width="auto" style:text-underline-mode="continuous"/>
    </style:style>
    <style:style style:name="T1952" style:parent-style-name="Domyślnaczcionkaakapitu" style:family="text">
      <style:text-properties fo:background-color="#80FFFF"/>
    </style:style>
    <style:style style:name="P1953" style:parent-style-name="Normalny" style:family="paragraph">
      <style:paragraph-properties fo:text-align="justify" fo:line-height="150%" fo:text-indent="0.2479in"/>
    </style:style>
    <style:style style:name="P1954" style:parent-style-name="Normalny" style:family="paragraph">
      <style:paragraph-properties fo:text-align="justify" fo:line-height="150%"/>
    </style:style>
    <style:style style:name="T1955" style:parent-style-name="Domyślnaczcionkaakapitu" style:family="text">
      <style:text-properties style:text-underline-type="single" style:text-underline-style="solid" style:text-underline-width="auto" style:text-underline-mode="continuous"/>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fo:text-indent="0.2479in"/>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fo:text-indent="0.2479in"/>
    </style:style>
    <style:style style:name="P1961" style:parent-style-name="Normalny" style:family="paragraph">
      <style:paragraph-properties fo:text-align="justify" fo:line-height="150%" fo:text-indent="0.2479in"/>
    </style:style>
    <style:style style:name="P1962" style:parent-style-name="Normalny" style:family="paragraph">
      <style:paragraph-properties fo:text-align="justify" fo:line-height="150%"/>
    </style:style>
    <style:style style:name="T1963" style:parent-style-name="Domyślnaczcionkaakapitu" style:family="text">
      <style:text-properties fo:background-color="#80FFFF" style:text-underline-type="single" style:text-underline-style="solid" style:text-underline-width="auto" style:text-underline-mode="continuous"/>
    </style:style>
    <style:style style:name="T1964" style:parent-style-name="Domyślnaczcionkaakapitu" style:family="text">
      <style:text-properties style:text-underline-type="single" style:text-underline-style="solid" style:text-underline-width="auto" style:text-underline-mode="continuous"/>
    </style:style>
    <style:style style:name="P1965" style:parent-style-name="Normalny" style:family="paragraph">
      <style:paragraph-properties fo:text-align="justify" fo:line-height="150%" fo:text-indent="0.2479in"/>
    </style:style>
    <style:style style:name="P1966" style:parent-style-name="Normalny" style:family="paragraph">
      <style:paragraph-properties fo:text-align="justify" fo:line-height="150%"/>
    </style:style>
    <style:style style:name="T1967" style:parent-style-name="Domyślnaczcionkaakapitu" style:family="text">
      <style:text-properties style:text-underline-type="single" style:text-underline-style="solid" style:text-underline-width="auto" style:text-underline-mode="continuous"/>
    </style:style>
    <style:style style:name="T1968" style:parent-style-name="Domyślnaczcionkaakapitu" style:family="text">
      <style:text-properties fo:background-color="#80FFFF"/>
    </style:style>
    <style:style style:name="P1969" style:parent-style-name="Normalny" style:family="paragraph">
      <style:paragraph-properties fo:text-align="justify" fo:line-height="150%" fo:text-indent="0.2479in"/>
    </style:style>
    <style:style style:name="P1970" style:parent-style-name="Normalny" style:family="paragraph">
      <style:paragraph-properties fo:text-align="justify" fo:line-height="150%"/>
    </style:style>
    <style:style style:name="T1971" style:parent-style-name="Domyślnaczcionkaakapitu" style:family="text">
      <style:text-properties fo:background-color="#80FFFF" style:text-underline-type="single" style:text-underline-style="solid" style:text-underline-width="auto" style:text-underline-mode="continuous"/>
    </style:style>
    <style:style style:name="T1972" style:parent-style-name="Domyślnaczcionkaakapitu" style:family="text">
      <style:text-properties style:text-underline-type="single" style:text-underline-style="solid" style:text-underline-width="auto" style:text-underline-mode="continuous"/>
    </style:style>
    <style:style style:name="P1973" style:parent-style-name="Normalny" style:family="paragraph">
      <style:paragraph-properties fo:text-align="justify" fo:line-height="150%" fo:text-indent="0.2479in"/>
    </style:style>
    <style:style style:name="P1974" style:parent-style-name="Normalny" style:family="paragraph">
      <style:paragraph-properties fo:text-align="justify" fo:line-height="150%"/>
    </style:style>
    <style:style style:name="T1975" style:parent-style-name="Domyślnaczcionkaakapitu" style:family="text">
      <style:text-properties style:text-underline-type="single" style:text-underline-style="solid" style:text-underline-width="auto" style:text-underline-mode="continuous"/>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fo:text-indent="0.2479in"/>
    </style:style>
    <style:style style:name="P1978" style:parent-style-name="Normalny" style:family="paragraph">
      <style:paragraph-properties fo:text-align="justify" fo:line-height="150%"/>
    </style:style>
    <style:style style:name="T1979" style:parent-style-name="Domyślnaczcionkaakapitu" style:family="text">
      <style:text-properties style:text-underline-type="single" style:text-underline-style="solid" style:text-underline-width="auto" style:text-underline-mode="continuous"/>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fo:text-indent="0.2479in"/>
    </style:style>
    <style:style style:name="P1982" style:parent-style-name="Normalny" style:family="paragraph">
      <style:paragraph-properties fo:text-align="justify" fo:line-height="150%" fo:text-indent="0.2479in"/>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P1985" style:parent-style-name="Normalny" style:family="paragraph">
      <style:paragraph-properties fo:text-align="justify" fo:line-height="150%"/>
    </style:style>
    <style:style style:name="T1986" style:parent-style-name="Domyślnaczcionkaakapitu" style:family="text">
      <style:text-properties style:text-underline-type="single" style:text-underline-style="solid" style:text-underline-width="auto" style:text-underline-mode="continuous"/>
    </style:style>
    <style:style style:name="T1987" style:parent-style-name="Domyślnaczcionkaakapitu" style:family="text">
      <style:text-properties fo:background-color="#80FFFF" style:text-underline-type="single" style:text-underline-style="solid" style:text-underline-width="auto" style:text-underline-mode="continuous"/>
    </style:style>
    <style:style style:name="T1988" style:parent-style-name="Domyślnaczcionkaakapitu" style:family="text">
      <style:text-properties style:text-underline-type="single" style:text-underline-style="solid" style:text-underline-width="auto" style:text-underline-mode="continuous"/>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fo:text-indent="0.2479in"/>
    </style:style>
    <style:style style:name="P1991" style:parent-style-name="Normalny" style:family="paragraph">
      <style:paragraph-properties fo:text-align="justify" fo:line-height="150%"/>
    </style:style>
    <style:style style:name="T1992" style:parent-style-name="Domyślnaczcionkaakapitu" style:family="text">
      <style:text-properties fo:background-color="#80FFFF" style:text-underline-type="single" style:text-underline-style="solid" style:text-underline-width="auto" style:text-underline-mode="continuous"/>
    </style:style>
    <style:style style:name="T1993" style:parent-style-name="Domyślnaczcionkaakapitu" style:family="text">
      <style:text-properties style:text-underline-type="single" style:text-underline-style="solid" style:text-underline-width="auto" style:text-underline-mode="continuous"/>
    </style:style>
    <style:style style:name="T1994" style:parent-style-name="Domyślnaczcionkaakapitu" style:family="text">
      <style:text-properties fo:background-color="#80FFFF" style:text-underline-type="single" style:text-underline-style="solid" style:text-underline-width="auto" style:text-underline-mode="continuous"/>
    </style:style>
    <style:style style:name="T1995" style:parent-style-name="Domyślnaczcionkaakapitu" style:family="text">
      <style:text-properties style:text-underline-type="single" style:text-underline-style="solid" style:text-underline-width="auto" style:text-underline-mode="continuous"/>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fo:text-indent="0.2479in"/>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style:style>
    <style:style style:name="T2001" style:parent-style-name="Domyślnaczcionkaakapitu" style:family="text">
      <style:text-properties style:text-underline-type="single" style:text-underline-style="solid" style:text-underline-width="auto" style:text-underline-mode="continuous"/>
    </style:style>
    <style:style style:name="T2002" style:parent-style-name="Domyślnaczcionkaakapitu" style:family="text">
      <style:text-properties fo:background-color="#80FFFF" style:text-underline-type="single" style:text-underline-style="solid" style:text-underline-width="auto" style:text-underline-mode="continuous"/>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P2006" style:parent-style-name="Normalny" style:family="paragraph">
      <style:paragraph-properties fo:text-align="justify" fo:line-height="150%"/>
    </style:style>
    <style:style style:name="T2007" style:parent-style-name="Domyślnaczcionkaakapitu" style:family="text">
      <style:text-properties style:text-underline-type="single" style:text-underline-style="solid" style:text-underline-width="auto" style:text-underline-mode="continuous"/>
    </style:style>
    <style:style style:name="T2008" style:parent-style-name="Domyślnaczcionkaakapitu" style:family="text">
      <style:text-properties fo:background-color="#80FFFF"/>
    </style:style>
    <style:style style:name="P2009" style:parent-style-name="Normalny" style:family="paragraph">
      <style:paragraph-properties fo:text-align="justify" fo:line-height="150%" fo:text-indent="0.2479in"/>
    </style:style>
    <style:style style:name="P2010" style:parent-style-name="Normalny" style:family="paragraph">
      <style:paragraph-properties fo:text-align="justify" fo:line-height="150%"/>
    </style:style>
    <style:style style:name="T2011" style:parent-style-name="Domyślnaczcionkaakapitu" style:family="text">
      <style:text-properties style:text-underline-type="single" style:text-underline-style="solid" style:text-underline-width="auto" style:text-underline-mode="continuous"/>
    </style:style>
    <style:style style:name="T2012" style:parent-style-name="Domyślnaczcionkaakapitu" style:family="text">
      <style:text-properties fo:background-color="#80FFFF" style:text-underline-type="single" style:text-underline-style="solid" style:text-underline-width="auto" style:text-underline-mode="continuous"/>
    </style:style>
    <style:style style:name="T2013" style:parent-style-name="Domyślnaczcionkaakapitu" style:family="text">
      <style:text-properties style:text-underline-type="single" style:text-underline-style="solid" style:text-underline-width="auto" style:text-underline-mode="continuous"/>
    </style:style>
    <style:style style:name="T2014" style:parent-style-name="Domyślnaczcionkaakapitu" style:family="text">
      <style:text-properties fo:background-color="#80FFFF" style:text-underline-type="single" style:text-underline-style="solid" style:text-underline-width="auto" style:text-underline-mode="continuous"/>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style>
    <style:style style:name="P2017" style:parent-style-name="Normalny" style:family="paragraph">
      <style:paragraph-properties fo:text-align="justify" fo:line-height="150%"/>
    </style:style>
    <style:style style:name="T2018" style:parent-style-name="Domyślnaczcionkaakapitu" style:family="text">
      <style:text-properties style:text-underline-type="single" style:text-underline-style="solid" style:text-underline-width="auto" style:text-underline-mode="continuous"/>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fo:text-indent="0.2479in"/>
    </style:style>
    <style:style style:name="P2021" style:parent-style-name="Normalny" style:family="paragraph">
      <style:paragraph-properties fo:text-align="justify" fo:line-height="150%" fo:text-indent="0.2479in"/>
    </style:style>
    <style:style style:name="P2022" style:parent-style-name="Normalny" style:family="paragraph">
      <style:paragraph-properties fo:text-align="justify" fo:line-height="150%"/>
    </style:style>
    <style:style style:name="T2023" style:parent-style-name="Domyślnaczcionkaakapitu" style:family="text">
      <style:text-properties style:text-underline-type="single" style:text-underline-style="solid" style:text-underline-width="auto" style:text-underline-mode="continuous"/>
    </style:style>
    <style:style style:name="T2024" style:parent-style-name="Domyślnaczcionkaakapitu" style:family="text">
      <style:text-properties fo:background-color="#80FFFF" style:text-underline-type="single" style:text-underline-style="solid" style:text-underline-width="auto" style:text-underline-mode="continuous"/>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fo:text-indent="0.2479in"/>
    </style:style>
    <style:style style:name="P2027" style:parent-style-name="Normalny" style:family="paragraph">
      <style:paragraph-properties fo:text-align="justify" fo:line-height="150%" fo:text-indent="0.2479in"/>
    </style:style>
    <style:style style:name="P2028" style:parent-style-name="Normalny" style:family="paragraph">
      <style:paragraph-properties fo:text-align="justify" fo:line-height="150%" fo:text-indent="0.2479in"/>
    </style:style>
    <style:style style:name="P2029" style:parent-style-name="Normalny" style:family="paragraph">
      <style:paragraph-properties fo:text-align="justify" fo:line-height="150%" fo:text-indent="0.2479in"/>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style:style>
    <style:style style:name="T2032" style:parent-style-name="Domyślnaczcionkaakapitu" style:family="text">
      <style:text-properties style:text-underline-type="single" style:text-underline-style="solid" style:text-underline-width="auto" style:text-underline-mode="continuous"/>
    </style:style>
    <style:style style:name="T2033" style:parent-style-name="Domyślnaczcionkaakapitu" style:family="text">
      <style:text-properties fo:background-color="#80FFFF"/>
    </style:style>
    <style:style style:name="P2034" style:parent-style-name="Normalny" style:family="paragraph">
      <style:paragraph-properties fo:text-align="justify" fo:line-height="150%" fo:text-indent="0.2479in"/>
    </style:style>
    <style:style style:name="P2035" style:parent-style-name="Normalny" style:family="paragraph">
      <style:paragraph-properties fo:text-align="justify" fo:line-height="150%"/>
    </style:style>
    <style:style style:name="T2036" style:parent-style-name="Domyślnaczcionkaakapitu" style:family="text">
      <style:text-properties style:text-underline-type="single" style:text-underline-style="solid" style:text-underline-width="auto" style:text-underline-mode="continuous"/>
    </style:style>
    <style:style style:name="T2037" style:parent-style-name="Domyślnaczcionkaakapitu" style:family="text">
      <style:text-properties fo:background-color="#80FFFF" style:text-underline-type="single" style:text-underline-style="solid" style:text-underline-width="auto" style:text-underline-mode="continuous"/>
    </style:style>
    <style:style style:name="T2038" style:parent-style-name="Domyślnaczcionkaakapitu" style:family="text">
      <style:text-properties style:text-underline-type="single" style:text-underline-style="solid" style:text-underline-width="auto" style:text-underline-mode="continuous"/>
    </style:style>
    <style:style style:name="T2039" style:parent-style-name="Domyślnaczcionkaakapitu" style:family="text">
      <style:text-properties fo:background-color="#80FFFF" style:text-underline-type="single" style:text-underline-style="solid" style:text-underline-width="auto" style:text-underline-mode="continuous"/>
    </style:style>
    <style:style style:name="T2040" style:parent-style-name="Domyślnaczcionkaakapitu" style:family="text">
      <style:text-properties fo:background-color="#80FFFF"/>
    </style:style>
    <style:style style:name="P2041" style:parent-style-name="Normalny" style:family="paragraph">
      <style:paragraph-properties fo:text-align="justify" fo:line-height="150%" fo:text-indent="0.2479in"/>
    </style:style>
    <style:style style:name="P2042" style:parent-style-name="Normalny" style:family="paragraph">
      <style:paragraph-properties fo:text-align="justify" fo:line-height="150%"/>
    </style:style>
    <style:style style:name="T2043" style:parent-style-name="Domyślnaczcionkaakapitu" style:family="text">
      <style:text-properties fo:background-color="#80FFFF" style:text-underline-type="single" style:text-underline-style="solid" style:text-underline-width="auto" style:text-underline-mode="continuous"/>
    </style:style>
    <style:style style:name="T2044" style:parent-style-name="Domyślnaczcionkaakapitu" style:family="text">
      <style:text-properties style:text-underline-type="single" style:text-underline-style="solid" style:text-underline-width="auto" style:text-underline-mode="continuous"/>
    </style:style>
    <style:style style:name="P2045" style:parent-style-name="Normalny" style:family="paragraph">
      <style:paragraph-properties fo:text-align="justify" fo:line-height="150%" fo:text-indent="0.2479in"/>
    </style:style>
    <style:style style:name="P2046" style:parent-style-name="Normalny" style:family="paragraph">
      <style:paragraph-properties fo:text-align="justify" fo:line-height="150%" fo:text-indent="0.2479in"/>
    </style:style>
    <style:style style:name="P2047" style:parent-style-name="Normalny" style:family="paragraph">
      <style:paragraph-properties fo:text-align="justify" fo:line-height="150%" fo:text-indent="0.2479in"/>
    </style:style>
    <style:style style:name="P2048" style:parent-style-name="Normalny" style:family="paragraph">
      <style:paragraph-properties fo:text-align="justify" fo:line-height="150%" fo:text-indent="0.2479in">
        <style:tab-stops>
          <style:tab-stop style:type="left" style:position="0.8513in"/>
        </style:tab-stops>
      </style:paragraph-properties>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P2051" style:parent-style-name="Normalny" style:family="paragraph">
      <style:paragraph-properties fo:text-align="justify" fo:line-height="150%" fo:text-indent="0.2479in">
        <style:tab-stops>
          <style:tab-stop style:type="left" style:position="0.8513in"/>
        </style:tab-stops>
      </style:paragraph-properties>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479in">
        <style:tab-stops>
          <style:tab-stop style:type="left" style:position="0.8513in"/>
        </style:tab-stops>
      </style:paragraph-properties>
    </style:style>
    <style:style style:name="P2054" style:parent-style-name="Normalny" style:family="paragraph">
      <style:paragraph-properties fo:text-align="justify" fo:line-height="150%" fo:text-indent="0.2479in">
        <style:tab-stops>
          <style:tab-stop style:type="left" style:position="0.8513in"/>
        </style:tab-stops>
      </style:paragraph-properties>
    </style:style>
    <style:style style:name="P2055" style:parent-style-name="Normalny" style:family="paragraph">
      <style:paragraph-properties fo:text-align="justify" fo:line-height="150%" fo:text-indent="0.2479in">
        <style:tab-stops>
          <style:tab-stop style:type="left" style:position="0.7569in"/>
        </style:tab-stops>
      </style:paragraph-properties>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P2059" style:parent-style-name="Normalny" style:family="paragraph">
      <style:paragraph-properties fo:text-align="justify" fo:line-height="150%"/>
    </style:style>
    <style:style style:name="T2060" style:parent-style-name="Domyślnaczcionkaakapitu" style:family="text">
      <style:text-properties style:text-underline-type="single" style:text-underline-style="solid" style:text-underline-width="auto" style:text-underline-mode="continuous"/>
    </style:style>
    <style:style style:name="T2061" style:parent-style-name="Domyślnaczcionkaakapitu" style:family="text">
      <style:text-properties fo:background-color="#80FFFF" style:text-underline-type="single" style:text-underline-style="solid" style:text-underline-width="auto" style:text-underline-mode="continuous"/>
    </style:style>
    <style:style style:name="P2062" style:parent-style-name="Normalny" style:family="paragraph">
      <style:paragraph-properties fo:text-align="justify" fo:line-height="150%" fo:text-indent="0.2479in"/>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P2065" style:parent-style-name="Normalny" style:family="paragraph">
      <style:paragraph-properties fo:text-align="justify" fo:line-height="150%"/>
    </style:style>
    <style:style style:name="T2066" style:parent-style-name="Domyślnaczcionkaakapitu" style:family="text">
      <style:text-properties fo:background-color="#80FFFF" style:text-underline-type="single" style:text-underline-style="solid" style:text-underline-width="auto" style:text-underline-mode="continuous"/>
    </style:style>
    <style:style style:name="T2067" style:parent-style-name="Domyślnaczcionkaakapitu" style:family="text">
      <style:text-properties style:text-underline-type="single" style:text-underline-style="solid" style:text-underline-width="auto" style:text-underline-mode="continuous"/>
    </style:style>
    <style:style style:name="P2068" style:parent-style-name="Normalny" style:family="paragraph">
      <style:paragraph-properties fo:text-align="justify" fo:line-height="150%" fo:text-indent="0.2479in"/>
    </style:style>
    <style:style style:name="P2069" style:parent-style-name="Normalny" style:family="paragraph">
      <style:paragraph-properties fo:text-align="justify" fo:line-height="150%"/>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text-underline-type="single" style:text-underline-style="solid" style:text-underline-width="auto" style:text-underline-mode="continuous"/>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fo:text-indent="0.2479in"/>
    </style:style>
    <style:style style:name="P2074" style:parent-style-name="Normalny" style:family="paragraph">
      <style:paragraph-properties fo:text-align="justify" fo:line-height="150%"/>
    </style:style>
    <style:style style:name="T2075" style:parent-style-name="Domyślnaczcionkaakapitu" style:family="text">
      <style:text-properties fo:background-color="#80FFFF" style:text-underline-type="single" style:text-underline-style="solid" style:text-underline-width="auto" style:text-underline-mode="continuous"/>
    </style:style>
    <style:style style:name="T2076" style:parent-style-name="Domyślnaczcionkaakapitu" style:family="text">
      <style:text-properties style:text-underline-type="single" style:text-underline-style="solid" style:text-underline-width="auto" style:text-underline-mode="continuous"/>
    </style:style>
    <style:style style:name="P2077" style:parent-style-name="Normalny" style:family="paragraph">
      <style:paragraph-properties fo:text-align="justify" fo:line-height="150%" fo:text-indent="0.2479in"/>
    </style:style>
    <style:style style:name="P2078" style:parent-style-name="Normalny" style:family="paragraph">
      <style:paragraph-properties fo:text-align="justify" fo:line-height="150%"/>
    </style:style>
    <style:style style:name="T2079" style:parent-style-name="Domyślnaczcionkaakapitu" style:family="text">
      <style:text-properties style:text-underline-type="single" style:text-underline-style="solid" style:text-underline-width="auto" style:text-underline-mode="continuous"/>
    </style:style>
    <style:style style:name="T2080" style:parent-style-name="Domyślnaczcionkaakapitu" style:family="text">
      <style:text-properties fo:background-color="#80FFFF" style:text-underline-type="single" style:text-underline-style="solid" style:text-underline-width="auto" style:text-underline-mode="continuous"/>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fo:text-indent="0.2479in"/>
    </style:style>
    <style:style style:name="P2083" style:parent-style-name="Normalny" style:family="paragraph">
      <style:paragraph-properties fo:text-align="justify" fo:line-height="150%"/>
    </style:style>
    <style:style style:name="T2084" style:parent-style-name="Domyślnaczcionkaakapitu" style:family="text">
      <style:text-properties style:text-underline-type="single" style:text-underline-style="solid" style:text-underline-width="auto" style:text-underline-mode="continuous"/>
    </style:style>
    <style:style style:name="T2085" style:parent-style-name="Domyślnaczcionkaakapitu" style:family="text">
      <style:text-properties fo:background-color="#80FFFF" style:text-underline-type="single" style:text-underline-style="solid" style:text-underline-width="auto" style:text-underline-mode="continuous"/>
    </style:style>
    <style:style style:name="T2086" style:parent-style-name="Domyślnaczcionkaakapitu" style:family="text">
      <style:text-properties style:text-underline-type="single" style:text-underline-style="solid" style:text-underline-width="auto" style:text-underline-mode="continuous"/>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fo:text-indent="0.2479in"/>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P2091" style:parent-style-name="Normalny" style:family="paragraph">
      <style:paragraph-properties fo:text-align="justify" fo:line-height="150%"/>
    </style:style>
    <style:style style:name="T2092" style:parent-style-name="Domyślnaczcionkaakapitu" style:family="text">
      <style:text-properties style:text-underline-type="single" style:text-underline-style="solid" style:text-underline-width="auto" style:text-underline-mode="continuous"/>
    </style:style>
    <style:style style:name="T2093" style:parent-style-name="Domyślnaczcionkaakapitu" style:family="text">
      <style:text-properties fo:background-color="#80FFFF" style:text-underline-type="single" style:text-underline-style="solid" style:text-underline-width="auto" style:text-underline-mode="continuous"/>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479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479in"/>
    </style:style>
    <style:style style:name="P2103" style:parent-style-name="Normalny" style:family="paragraph">
      <style:paragraph-properties fo:text-align="justify" fo:line-height="150%"/>
    </style:style>
    <style:style style:name="T2104" style:parent-style-name="Domyślnaczcionkaakapitu" style:family="text">
      <style:text-properties style:text-underline-type="single" style:text-underline-style="solid" style:text-underline-width="auto" style:text-underline-mode="continuous"/>
    </style:style>
    <style:style style:name="P2105" style:parent-style-name="Normalny" style:family="paragraph">
      <style:paragraph-properties fo:text-align="justify" fo:line-height="150%"/>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style:style>
    <style:style style:name="T2111" style:parent-style-name="Domyślnaczcionkaakapitu" style:family="text">
      <style:text-properties style:text-underline-type="single" style:text-underline-style="solid" style:text-underline-width="auto" style:text-underline-mode="continuous"/>
    </style:style>
    <style:style style:name="T2112" style:parent-style-name="Domyślnaczcionkaakapitu" style:family="text">
      <style:text-properties fo:background-color="#80FFFF" style:text-underline-type="single" style:text-underline-style="solid" style:text-underline-width="auto" style:text-underline-mode="continuous"/>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479in"/>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fo:text-indent="0.2479in"/>
    </style:style>
    <style:style style:name="P2118" style:parent-style-name="Normalny" style:family="paragraph">
      <style:paragraph-properties fo:text-align="justify" fo:line-height="150%"/>
    </style:style>
    <style:style style:name="T2119" style:parent-style-name="Domyślnaczcionkaakapitu" style:family="text">
      <style:text-properties style:text-underline-type="single" style:text-underline-style="solid" style:text-underline-width="auto" style:text-underline-mode="continuous"/>
    </style:style>
    <style:style style:name="P2120" style:parent-style-name="Normalny" style:family="paragraph">
      <style:paragraph-properties fo:text-align="justify" fo:line-height="150%" fo:text-indent="0.2479in"/>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fo:text-indent="0.2479in"/>
    </style:style>
    <style:style style:name="T2132" style:parent-style-name="Domyślnaczcionkaakapitu" style:family="text">
      <style:text-properties fo:background-color="#80FFFF"/>
    </style:style>
    <style:style style:name="P2133" style:parent-style-name="Normalny" style:family="paragraph">
      <style:paragraph-properties fo:text-align="justify" fo:line-height="150%" fo:text-indent="0.2479in"/>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fo:text-indent="0.2479in"/>
    </style:style>
    <style:style style:name="P2137" style:parent-style-name="Normalny" style:family="paragraph">
      <style:paragraph-properties fo:text-align="justify" fo:line-height="150%" fo:text-indent="0.2479in"/>
    </style:style>
    <style:style style:name="P2138" style:parent-style-name="Normalny" style:family="paragraph">
      <style:paragraph-properties fo:text-align="justify" fo:line-height="150%" fo:text-indent="0.2479in"/>
    </style:style>
    <style:style style:name="P2139" style:parent-style-name="Normalny" style:family="paragraph">
      <style:paragraph-properties fo:text-align="justify" fo:line-height="150%" fo:text-indent="0.2479in"/>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P2143" style:parent-style-name="Normalny" style:family="paragraph">
      <style:paragraph-properties fo:text-align="justify" fo:line-height="150%"/>
    </style:style>
    <style:style style:name="T2144" style:parent-style-name="Domyślnaczcionkaakapitu" style:family="text">
      <style:text-properties style:text-underline-type="single" style:text-underline-style="solid" style:text-underline-width="auto" style:text-underline-mode="continuous"/>
    </style:style>
    <style:style style:name="T2145" style:parent-style-name="Domyślnaczcionkaakapitu" style:family="text">
      <style:text-properties fo:background-color="#80FFFF" style:text-underline-type="single" style:text-underline-style="solid" style:text-underline-width="auto" style:text-underline-mode="continuous"/>
    </style:style>
    <style:style style:name="P2146" style:parent-style-name="Normalny" style:family="paragraph">
      <style:paragraph-properties fo:text-align="justify" fo:line-height="150%" fo:text-indent="0.2479in"/>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style:style>
    <style:style style:name="T2150" style:parent-style-name="Domyślnaczcionkaakapitu" style:family="text">
      <style:text-properties fo:background-color="#80FFFF" style:text-underline-type="single" style:text-underline-style="solid" style:text-underline-width="auto" style:text-underline-mode="continuous"/>
    </style:style>
    <style:style style:name="T2151" style:parent-style-name="Domyślnaczcionkaakapitu" style:family="text">
      <style:text-properties style:text-underline-type="single" style:text-underline-style="solid" style:text-underline-width="auto" style:text-underline-mode="continuous"/>
    </style:style>
    <style:style style:name="P2152" style:parent-style-name="Normalny" style:family="paragraph">
      <style:paragraph-properties fo:text-align="justify" fo:line-height="150%" fo:text-indent="0.2479in"/>
    </style:style>
    <style:style style:name="P2153" style:parent-style-name="Normalny" style:family="paragraph">
      <style:paragraph-properties fo:text-align="justify" fo:line-height="150%"/>
    </style:style>
    <style:style style:name="T2154" style:parent-style-name="Domyślnaczcionkaakapitu" style:family="text">
      <style:text-properties style:text-underline-type="single" style:text-underline-style="solid" style:text-underline-width="auto" style:text-underline-mode="continuous"/>
    </style:style>
    <style:style style:name="T2155" style:parent-style-name="Domyślnaczcionkaakapitu" style:family="text">
      <style:text-properties fo:background-color="#80FFFF" style:text-underline-type="single" style:text-underline-style="solid" style:text-underline-width="auto" style:text-underline-mode="continuous"/>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P2158" style:parent-style-name="Normalny" style:family="paragraph">
      <style:paragraph-properties fo:text-align="justify" fo:line-height="150%"/>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style:text-underline-type="single" style:text-underline-style="solid" style:text-underline-width="auto" style:text-underline-mode="continuous"/>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fo:text-indent="0.2479in"/>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fo:text-indent="0.2479in"/>
    </style:style>
    <style:style style:name="P2167" style:parent-style-name="Normalny" style:family="paragraph">
      <style:paragraph-properties fo:text-align="justify" fo:line-height="150%"/>
    </style:style>
    <style:style style:name="T2168" style:parent-style-name="Domyślnaczcionkaakapitu" style:family="text">
      <style:text-properties style:text-underline-type="single" style:text-underline-style="solid" style:text-underline-width="auto" style:text-underline-mode="continuous"/>
    </style:style>
    <style:style style:name="T2169" style:parent-style-name="Domyślnaczcionkaakapitu" style:family="text">
      <style:text-properties fo:background-color="#80FFFF" style:text-underline-type="single" style:text-underline-style="solid" style:text-underline-width="auto" style:text-underline-mode="continuous"/>
    </style:style>
    <style:style style:name="P2170" style:parent-style-name="Normalny" style:family="paragraph">
      <style:paragraph-properties fo:text-align="justify" fo:line-height="150%" fo:text-indent="0.2479in"/>
    </style:style>
    <style:style style:name="P2171" style:parent-style-name="Normalny" style:family="paragraph">
      <style:paragraph-properties fo:text-align="justify" fo:line-height="150%"/>
    </style:style>
    <style:style style:name="T2172" style:parent-style-name="Domyślnaczcionkaakapitu" style:family="text">
      <style:text-properties style:text-underline-type="single" style:text-underline-style="solid" style:text-underline-width="auto" style:text-underline-mode="continuous"/>
    </style:style>
    <style:style style:name="P2173" style:parent-style-name="Normalny" style:family="paragraph">
      <style:paragraph-properties fo:text-align="justify" fo:line-height="150%" fo:text-indent="0.2479in"/>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P2177" style:parent-style-name="Normalny" style:family="paragraph">
      <style:paragraph-properties fo:text-align="justify" fo:line-height="150%"/>
    </style:style>
    <style:style style:name="T2178" style:parent-style-name="Domyślnaczcionkaakapitu" style:family="text">
      <style:text-properties style:text-underline-type="single" style:text-underline-style="solid" style:text-underline-width="auto" style:text-underline-mode="continuous"/>
    </style:style>
    <style:style style:name="T2179" style:parent-style-name="Domyślnaczcionkaakapitu" style:family="text">
      <style:text-properties fo:background-color="#80FFFF" style:text-underline-type="single" style:text-underline-style="solid" style:text-underline-width="auto" style:text-underline-mode="continuous"/>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fo:text-indent="0.2479in"/>
    </style:style>
    <style:style style:name="P2182" style:parent-style-name="Normalny" style:family="paragraph">
      <style:paragraph-properties fo:text-align="justify" fo:line-height="150%" fo:text-indent="0.2479in"/>
    </style:style>
    <style:style style:name="P2183" style:parent-style-name="Normalny" style:family="paragraph">
      <style:paragraph-properties fo:text-align="justify" fo:line-height="150%"/>
    </style:style>
    <style:style style:name="T2184" style:parent-style-name="Domyślnaczcionkaakapitu" style:family="text">
      <style:text-properties style:text-underline-type="single" style:text-underline-style="solid" style:text-underline-width="auto" style:text-underline-mode="continuous"/>
    </style:style>
    <style:style style:name="T2185" style:parent-style-name="Domyślnaczcionkaakapitu" style:family="text">
      <style:text-properties fo:background-color="#80FFFF"/>
    </style:style>
    <style:style style:name="P2186" style:parent-style-name="Normalny" style:family="paragraph">
      <style:paragraph-properties fo:text-align="justify" fo:line-height="150%" fo:text-indent="0.2479in"/>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479in"/>
    </style:style>
    <style:style style:name="P2193" style:parent-style-name="Normalny" style:family="paragraph">
      <style:paragraph-properties fo:text-align="justify" fo:line-height="150%"/>
    </style:style>
    <style:style style:name="T2194" style:parent-style-name="Domyślnaczcionkaakapitu" style:family="text">
      <style:text-properties style:text-underline-type="single" style:text-underline-style="solid" style:text-underline-width="auto" style:text-underline-mode="continuous"/>
    </style:style>
    <style:style style:name="T2195" style:parent-style-name="Domyślnaczcionkaakapitu" style:family="text">
      <style:text-properties fo:background-color="#80FFFF" style:text-underline-type="single" style:text-underline-style="solid" style:text-underline-width="auto" style:text-underline-mode="continuous"/>
    </style:style>
    <style:style style:name="T2196" style:parent-style-name="Domyślnaczcionkaakapitu" style:family="text">
      <style:text-properties style:text-underline-type="single" style:text-underline-style="solid" style:text-underline-width="auto" style:text-underline-mode="continuous"/>
    </style:style>
    <style:style style:name="T2197" style:parent-style-name="Domyślnaczcionkaakapitu" style:family="text">
      <style:text-properties fo:background-color="#80FFFF" style:text-underline-type="single" style:text-underline-style="solid" style:text-underline-width="auto" style:text-underline-mode="continuous"/>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479in"/>
    </style:style>
    <style:style style:name="T2200" style:parent-style-name="Domyślnaczcionkaakapitu" style:family="text">
      <style:text-properties fo:background-color="#80FFFF"/>
    </style:style>
    <style:style style:name="P2201" style:parent-style-name="Normalny" style:family="paragraph">
      <style:paragraph-properties fo:text-align="justify" fo:line-height="150%" fo:text-indent="0.2479in"/>
    </style:style>
    <style:style style:name="P2202" style:parent-style-name="Normalny" style:family="paragraph">
      <style:paragraph-properties fo:text-align="justify" fo:line-height="150%"/>
    </style:style>
    <style:style style:name="T2203" style:parent-style-name="Domyślnaczcionkaakapitu" style:family="text">
      <style:text-properties fo:background-color="#80FFFF" style:text-underline-type="single" style:text-underline-style="solid" style:text-underline-width="auto" style:text-underline-mode="continuous"/>
    </style:style>
    <style:style style:name="T2204" style:parent-style-name="Domyślnaczcionkaakapitu" style:family="text">
      <style:text-properties style:text-underline-type="single" style:text-underline-style="solid" style:text-underline-width="auto" style:text-underline-mode="continuous"/>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fo:text-indent="0.2479in"/>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fo:text-indent="0.2479in"/>
    </style:style>
    <style:style style:name="T2209" style:parent-style-name="Domyślnaczcionkaakapitu" style:family="text">
      <style:text-properties fo:background-color="#80FFFF"/>
    </style:style>
    <style:style style:name="P2210" style:parent-style-name="Normalny" style:family="paragraph">
      <style:paragraph-properties fo:text-align="justify" fo:line-height="150%" fo:text-indent="0.2479in"/>
    </style:style>
    <style:style style:name="P2211" style:parent-style-name="Normalny" style:family="paragraph">
      <style:paragraph-properties fo:text-align="justify" fo:line-height="150%"/>
    </style:style>
    <style:style style:name="T2212" style:parent-style-name="Domyślnaczcionkaakapitu" style:family="text">
      <style:text-properties style:text-underline-type="single" style:text-underline-style="solid" style:text-underline-width="auto" style:text-underline-mode="continuous"/>
    </style:style>
    <style:style style:name="T2213" style:parent-style-name="Domyślnaczcionkaakapitu" style:family="text">
      <style:text-properties fo:background-color="#80FFFF" style:text-underline-type="single" style:text-underline-style="solid" style:text-underline-width="auto" style:text-underline-mode="continuous"/>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P2216" style:parent-style-name="Normalny" style:family="paragraph">
      <style:paragraph-properties fo:text-align="justify" fo:line-height="150%"/>
    </style:style>
    <style:style style:name="T2217" style:parent-style-name="Domyślnaczcionkaakapitu" style:family="text">
      <style:text-properties style:text-underline-type="single" style:text-underline-style="solid" style:text-underline-width="auto" style:text-underline-mode="continuous"/>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P2220" style:parent-style-name="Normalny" style:family="paragraph">
      <style:paragraph-properties fo:text-align="justify" fo:line-height="150%"/>
    </style:style>
    <style:style style:name="T2221" style:parent-style-name="Domyślnaczcionkaakapitu" style:family="text">
      <style:text-properties fo:background-color="#80FFFF" style:text-underline-type="single" style:text-underline-style="solid" style:text-underline-width="auto" style:text-underline-mode="continuous"/>
    </style:style>
    <style:style style:name="T2222" style:parent-style-name="Domyślnaczcionkaakapitu" style:family="text">
      <style:text-properties style:text-underline-type="single" style:text-underline-style="solid" style:text-underline-width="auto" style:text-underline-mode="continuous"/>
    </style:style>
    <style:style style:name="P2223" style:parent-style-name="Normalny" style:family="paragraph">
      <style:paragraph-properties fo:text-align="justify" fo:line-height="150%" fo:text-indent="0.2479in"/>
    </style:style>
    <style:style style:name="P2224" style:parent-style-name="Normalny" style:family="paragraph">
      <style:paragraph-properties fo:text-align="justify" fo:line-height="150%"/>
    </style:style>
    <style:style style:name="P2225" style:parent-style-name="Normalny" style:family="paragraph">
      <style:paragraph-properties fo:text-align="justify" fo:line-height="150%" fo:text-indent="0.2479in"/>
    </style:style>
    <style:style style:name="P2226" style:parent-style-name="Normalny" style:family="paragraph">
      <style:paragraph-properties fo:text-align="justify" fo:line-height="150%" fo:text-indent="0.2479in"/>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P2229" style:parent-style-name="Normalny" style:family="paragraph">
      <style:paragraph-properties fo:text-align="justify" fo:line-height="150%" fo:text-indent="0.2479in"/>
    </style:style>
    <style:style style:name="P2230" style:parent-style-name="Normalny" style:family="paragraph">
      <style:paragraph-properties fo:text-align="justify" fo:line-height="150%" fo:text-indent="0.2479in"/>
    </style:style>
    <style:style style:name="P2231" style:parent-style-name="Normalny" style:family="paragraph">
      <style:paragraph-properties fo:text-align="justify" fo:line-height="150%"/>
    </style:style>
    <style:style style:name="T2232" style:parent-style-name="Domyślnaczcionkaakapitu" style:family="text">
      <style:text-properties style:text-underline-type="single" style:text-underline-style="solid" style:text-underline-width="auto" style:text-underline-mode="continuous"/>
    </style:style>
    <style:style style:name="T2233" style:parent-style-name="Domyślnaczcionkaakapitu" style:family="text">
      <style:text-properties fo:background-color="#80FFFF" style:text-underline-type="single" style:text-underline-style="solid" style:text-underline-width="auto" style:text-underline-mode="continuous"/>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479in"/>
    </style:style>
    <style:style style:name="P2236" style:parent-style-name="Normalny" style:family="paragraph">
      <style:paragraph-properties fo:text-align="justify" fo:line-height="150%"/>
    </style:style>
    <style:style style:name="T2237" style:parent-style-name="Domyślnaczcionkaakapitu" style:family="text">
      <style:text-properties style:text-underline-type="single" style:text-underline-style="solid" style:text-underline-width="auto" style:text-underline-mode="continuous"/>
    </style:style>
    <style:style style:name="T2238" style:parent-style-name="Domyślnaczcionkaakapitu" style:family="text">
      <style:text-properties fo:background-color="#80FFFF" style:text-underline-type="single" style:text-underline-style="solid" style:text-underline-width="auto" style:text-underline-mode="continuous"/>
    </style:style>
    <style:style style:name="T2239" style:parent-style-name="Domyślnaczcionkaakapitu" style:family="text">
      <style:text-properties style:text-underline-type="single" style:text-underline-style="solid" style:text-underline-width="auto" style:text-underline-mode="continuous"/>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479in"/>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fo:text-indent="0.2479in"/>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fo:text-indent="0.2479in"/>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style:style>
    <style:style style:name="T2249" style:parent-style-name="Domyślnaczcionkaakapitu" style:family="text">
      <style:text-properties style:text-underline-type="single" style:text-underline-style="solid" style:text-underline-width="auto" style:text-underline-mode="continuous"/>
    </style:style>
    <style:style style:name="T2250" style:parent-style-name="Domyślnaczcionkaakapitu" style:family="text">
      <style:text-properties fo:background-color="#80FFFF" style:text-underline-type="single" style:text-underline-style="solid" style:text-underline-width="auto" style:text-underline-mode="continuous"/>
    </style:style>
    <style:style style:name="T2251" style:parent-style-name="Domyślnaczcionkaakapitu" style:family="text">
      <style:text-properties fo:background-color="#80FFFF"/>
    </style:style>
    <style:style style:name="P2252" style:parent-style-name="Normalny" style:family="paragraph">
      <style:paragraph-properties fo:text-align="justify" fo:line-height="150%" fo:text-indent="0.2479in"/>
    </style:style>
    <style:style style:name="P2253" style:parent-style-name="Normalny" style:family="paragraph">
      <style:paragraph-properties fo:text-align="justify" fo:line-height="150%"/>
    </style:style>
    <style:style style:name="T2254" style:parent-style-name="Domyślnaczcionkaakapitu" style:family="text">
      <style:text-properties style:text-underline-type="single" style:text-underline-style="solid" style:text-underline-width="auto" style:text-underline-mode="continuous"/>
    </style:style>
    <style:style style:name="T2255" style:parent-style-name="Domyślnaczcionkaakapitu" style:family="text">
      <style:text-properties fo:background-color="#80FFFF"/>
    </style:style>
    <style:style style:name="P2256" style:parent-style-name="Normalny" style:family="paragraph">
      <style:paragraph-properties fo:text-align="justify" fo:line-height="150%" fo:text-indent="0.2479in"/>
    </style:style>
    <style:style style:name="T2257" style:parent-style-name="Domyślnaczcionkaakapitu" style:family="text">
      <style:text-properties fo:background-color="#80FFFF"/>
    </style:style>
    <style:style style:name="P2258" style:parent-style-name="Normalny" style:family="paragraph">
      <style:paragraph-properties fo:text-align="justify" fo:line-height="150%" fo:text-indent="0.2479in"/>
    </style:style>
    <style:style style:name="T2259" style:parent-style-name="Domyślnaczcionkaakapitu" style:family="text">
      <style:text-properties fo:background-color="#80FFFF"/>
    </style:style>
    <style:style style:name="P2260" style:parent-style-name="Normalny" style:family="paragraph">
      <style:paragraph-properties fo:text-align="justify" fo:line-height="150%"/>
    </style:style>
    <style:style style:name="T2261" style:parent-style-name="Domyślnaczcionkaakapitu" style:family="text">
      <style:text-properties style:text-underline-type="single" style:text-underline-style="solid" style:text-underline-width="auto" style:text-underline-mode="continuous"/>
    </style:style>
    <style:style style:name="T2262" style:parent-style-name="Domyślnaczcionkaakapitu" style:family="text">
      <style:text-properties fo:background-color="#80FFFF" style:text-underline-type="single" style:text-underline-style="solid" style:text-underline-width="auto" style:text-underline-mode="continuous"/>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style:style>
    <style:style style:name="T2267" style:parent-style-name="Domyślnaczcionkaakapitu" style:family="text">
      <style:text-properties style:text-underline-type="single" style:text-underline-style="solid" style:text-underline-width="auto" style:text-underline-mode="continuous"/>
    </style:style>
    <style:style style:name="T2268" style:parent-style-name="Domyślnaczcionkaakapitu" style:family="text">
      <style:text-properties fo:background-color="#80FFFF" style:text-underline-type="single" style:text-underline-style="solid" style:text-underline-width="auto" style:text-underline-mode="continuous"/>
    </style:style>
    <style:style style:name="T2269" style:parent-style-name="Domyślnaczcionkaakapitu" style:family="text">
      <style:text-properties style:text-underline-type="single" style:text-underline-style="solid" style:text-underline-width="auto" style:text-underline-mode="continuous"/>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fo:text-indent="0.2479in"/>
    </style:style>
    <style:style style:name="T2272" style:parent-style-name="Domyślnaczcionkaakapitu" style:family="text">
      <style:text-properties fo:background-color="#80FFFF"/>
    </style:style>
    <style:style style:name="P2273" style:parent-style-name="Normalny" style:family="paragraph">
      <style:paragraph-properties fo:text-align="justify" fo:line-height="150%"/>
    </style:style>
    <style:style style:name="T2274" style:parent-style-name="Domyślnaczcionkaakapitu" style:family="text">
      <style:text-properties style:text-underline-type="single" style:text-underline-style="solid" style:text-underline-width="auto" style:text-underline-mode="continuous"/>
    </style:style>
    <style:style style:name="T2275" style:parent-style-name="Domyślnaczcionkaakapitu" style:family="text">
      <style:text-properties fo:background-color="#80FFFF" style:text-underline-type="single" style:text-underline-style="solid" style:text-underline-width="auto" style:text-underline-mode="continuous"/>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479in"/>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style:style>
    <style:style style:name="T2280" style:parent-style-name="Domyślnaczcionkaakapitu" style:family="text">
      <style:text-properties style:text-underline-type="single" style:text-underline-style="solid" style:text-underline-width="auto" style:text-underline-mode="continuous"/>
    </style:style>
    <style:style style:name="P2281" style:parent-style-name="Normalny" style:family="paragraph">
      <style:paragraph-properties fo:text-align="justify" fo:line-height="150%" fo:text-indent="0.2479in"/>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P2287" style:parent-style-name="Normalny" style:family="paragraph">
      <style:paragraph-properties fo:text-align="justify" fo:line-height="150%"/>
    </style:style>
    <style:style style:name="T2288" style:parent-style-name="Domyślnaczcionkaakapitu" style:family="text">
      <style:text-properties style:text-underline-type="single" style:text-underline-style="solid" style:text-underline-width="auto" style:text-underline-mode="continuous"/>
    </style:style>
    <style:style style:name="T2289" style:parent-style-name="Domyślnaczcionkaakapitu" style:family="text">
      <style:text-properties fo:background-color="#80FFFF" style:text-underline-type="single" style:text-underline-style="solid" style:text-underline-width="auto" style:text-underline-mode="continuous"/>
    </style:style>
    <style:style style:name="T2290" style:parent-style-name="Domyślnaczcionkaakapitu" style:family="text">
      <style:text-properties fo:background-color="#80FFFF"/>
    </style:style>
    <style:style style:name="P2291" style:parent-style-name="Normalny" style:family="paragraph">
      <style:paragraph-properties fo:text-align="justify" fo:line-height="150%" fo:text-indent="0.2479in"/>
    </style:style>
    <style:style style:name="P2292" style:parent-style-name="Normalny" style:family="paragraph">
      <style:paragraph-properties fo:text-align="justify" fo:line-height="150%"/>
    </style:style>
    <style:style style:name="T2293" style:parent-style-name="Domyślnaczcionkaakapitu" style:family="text">
      <style:text-properties style:text-underline-type="single" style:text-underline-style="solid" style:text-underline-width="auto" style:text-underline-mode="continuous"/>
    </style:style>
    <style:style style:name="T2294" style:parent-style-name="Domyślnaczcionkaakapitu" style:family="text">
      <style:text-properties fo:background-color="#80FFFF" style:text-underline-type="single" style:text-underline-style="solid" style:text-underline-width="auto" style:text-underline-mode="continuous"/>
    </style:style>
    <style:style style:name="T2295" style:parent-style-name="Domyślnaczcionkaakapitu" style:family="text">
      <style:text-properties style:text-underline-type="single" style:text-underline-style="solid" style:text-underline-width="auto" style:text-underline-mode="continuous"/>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fo:text-indent="0.2479in"/>
    </style:style>
    <style:style style:name="P2298" style:parent-style-name="Normalny" style:family="paragraph">
      <style:paragraph-properties fo:text-align="justify" fo:line-height="150%"/>
    </style:style>
    <style:style style:name="T2299" style:parent-style-name="Domyślnaczcionkaakapitu" style:family="text">
      <style:text-properties style:text-underline-type="single" style:text-underline-style="solid" style:text-underline-width="auto" style:text-underline-mode="continuous"/>
    </style:style>
    <style:style style:name="T2300" style:parent-style-name="Domyślnaczcionkaakapitu" style:family="text">
      <style:text-properties fo:background-color="#80FFFF" style:text-underline-type="single" style:text-underline-style="solid" style:text-underline-width="auto" style:text-underline-mode="continuous"/>
    </style:style>
    <style:style style:name="T2301" style:parent-style-name="Domyślnaczcionkaakapitu" style:family="text">
      <style:text-properties fo:background-color="#80FFFF"/>
    </style:style>
    <style:style style:name="P2302" style:parent-style-name="Normalny" style:family="paragraph">
      <style:paragraph-properties fo:text-align="justify" fo:line-height="150%" fo:text-indent="0.2479in"/>
    </style:style>
    <style:style style:name="P2303" style:parent-style-name="Normalny" style:family="paragraph">
      <style:paragraph-properties fo:text-align="justify" fo:line-height="150%"/>
    </style:style>
    <style:style style:name="T2304" style:parent-style-name="Domyślnaczcionkaakapitu" style:family="text">
      <style:text-properties fo:background-color="#80FFFF" style:text-underline-type="single" style:text-underline-style="solid" style:text-underline-width="auto" style:text-underline-mode="continuous"/>
    </style:style>
    <style:style style:name="T2305" style:parent-style-name="Domyślnaczcionkaakapitu" style:family="text">
      <style:text-properties style:text-underline-type="single" style:text-underline-style="solid" style:text-underline-width="auto" style:text-underline-mode="continuous"/>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fo:text-indent="0.2479in"/>
    </style:style>
    <style:style style:name="P2308" style:parent-style-name="Normalny" style:family="paragraph">
      <style:paragraph-properties fo:text-align="justify" fo:line-height="150%"/>
    </style:style>
    <style:style style:name="T2309" style:parent-style-name="Domyślnaczcionkaakapitu" style:family="text">
      <style:text-properties style:text-underline-type="single" style:text-underline-style="solid" style:text-underline-width="auto" style:text-underline-mode="continuous"/>
    </style:style>
    <style:style style:name="T2310" style:parent-style-name="Domyślnaczcionkaakapitu" style:family="text">
      <style:text-properties fo:background-color="#80FFFF" style:text-underline-type="single" style:text-underline-style="solid" style:text-underline-width="auto" style:text-underline-mode="continuous"/>
    </style:style>
    <style:style style:name="T2311" style:parent-style-name="Domyślnaczcionkaakapitu" style:family="text">
      <style:text-properties fo:background-color="#80FFFF"/>
    </style:style>
    <style:style style:name="P2312" style:parent-style-name="Normalny" style:family="paragraph">
      <style:paragraph-properties fo:text-align="justify" fo:line-height="150%" fo:text-indent="0.2479in"/>
    </style:style>
    <style:style style:name="P2313" style:parent-style-name="Normalny" style:family="paragraph">
      <style:paragraph-properties fo:text-align="justify" fo:line-height="150%"/>
    </style:style>
    <style:style style:name="T2314" style:parent-style-name="Domyślnaczcionkaakapitu" style:family="text">
      <style:text-properties style:text-underline-type="single" style:text-underline-style="solid" style:text-underline-width="auto" style:text-underline-mode="continuous"/>
    </style:style>
    <style:style style:name="T2315" style:parent-style-name="Domyślnaczcionkaakapitu" style:family="text">
      <style:text-properties fo:background-color="#80FFFF" style:text-underline-type="single" style:text-underline-style="solid" style:text-underline-width="auto" style:text-underline-mode="continuous"/>
    </style:style>
    <style:style style:name="T2316" style:parent-style-name="Domyślnaczcionkaakapitu" style:family="text">
      <style:text-properties style:text-underline-type="single" style:text-underline-style="solid" style:text-underline-width="auto" style:text-underline-mode="continuous"/>
    </style:style>
    <style:style style:name="T2317" style:parent-style-name="Domyślnaczcionkaakapitu" style:family="text">
      <style:text-properties fo:background-color="#80FFFF" style:text-underline-type="single" style:text-underline-style="solid" style:text-underline-width="auto" style:text-underline-mode="continuous"/>
    </style:style>
    <style:style style:name="T2318" style:parent-style-name="Domyślnaczcionkaakapitu" style:family="text">
      <style:text-properties style:text-underline-type="single" style:text-underline-style="solid" style:text-underline-width="auto" style:text-underline-mode="continuous"/>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479in"/>
    </style:style>
    <style:style style:name="P2321" style:parent-style-name="Normalny" style:family="paragraph">
      <style:paragraph-properties fo:text-align="justify" fo:line-height="150%"/>
    </style:style>
    <style:style style:name="T2322" style:parent-style-name="Domyślnaczcionkaakapitu" style:family="text">
      <style:text-properties style:text-underline-type="single" style:text-underline-style="solid" style:text-underline-width="auto" style:text-underline-mode="continuous"/>
    </style:style>
    <style:style style:name="T2323" style:parent-style-name="Domyślnaczcionkaakapitu" style:family="text">
      <style:text-properties fo:background-color="#80FFFF" style:text-underline-type="single" style:text-underline-style="solid" style:text-underline-width="auto" style:text-underline-mode="continuous"/>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fo:text-indent="0.2479in"/>
    </style:style>
    <style:style style:name="P2326" style:parent-style-name="Normalny" style:family="paragraph">
      <style:paragraph-properties fo:text-align="justify" fo:line-height="150%"/>
    </style:style>
    <style:style style:name="T2327" style:parent-style-name="Domyślnaczcionkaakapitu" style:family="text">
      <style:text-properties style:text-underline-type="single" style:text-underline-style="solid" style:text-underline-width="auto" style:text-underline-mode="continuous"/>
    </style:style>
    <style:style style:name="T2328" style:parent-style-name="Domyślnaczcionkaakapitu" style:family="text">
      <style:text-properties fo:background-color="#80FFFF"/>
    </style:style>
    <style:style style:name="P2329" style:parent-style-name="Normalny" style:family="paragraph">
      <style:paragraph-properties fo:text-align="justify" fo:line-height="150%" fo:text-indent="0.2479in"/>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fo:text-indent="0.2479in"/>
    </style:style>
    <style:style style:name="P2337" style:parent-style-name="Normalny" style:family="paragraph">
      <style:paragraph-properties fo:text-align="justify" fo:line-height="150%" fo:text-indent="0.2479in"/>
    </style:style>
    <style:style style:name="P2338" style:parent-style-name="Normalny" style:family="paragraph">
      <style:paragraph-properties fo:text-align="justify" fo:line-height="150%"/>
    </style:style>
    <style:style style:name="T2339" style:parent-style-name="Domyślnaczcionkaakapitu" style:family="text">
      <style:text-properties style:text-underline-type="single" style:text-underline-style="solid" style:text-underline-width="auto" style:text-underline-mode="continuous"/>
    </style:style>
    <style:style style:name="T2340" style:parent-style-name="Domyślnaczcionkaakapitu" style:family="text">
      <style:text-properties fo:background-color="#80FFFF" style:text-underline-type="single" style:text-underline-style="solid" style:text-underline-width="auto" style:text-underline-mode="continuous"/>
    </style:style>
    <style:style style:name="T2341" style:parent-style-name="Domyślnaczcionkaakapitu" style:family="text">
      <style:text-properties style:text-underline-type="single" style:text-underline-style="solid" style:text-underline-width="auto" style:text-underline-mode="continuous"/>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style:style>
    <style:style style:name="T2346" style:parent-style-name="Domyślnaczcionkaakapitu" style:family="text">
      <style:text-properties style:text-underline-type="single" style:text-underline-style="solid" style:text-underline-width="auto" style:text-underline-mode="continuous"/>
    </style:style>
    <style:style style:name="T2347" style:parent-style-name="Domyślnaczcionkaakapitu" style:family="text">
      <style:text-properties fo:background-color="#80FFFF" style:text-underline-type="single" style:text-underline-style="solid" style:text-underline-width="auto" style:text-underline-mode="continuous"/>
    </style:style>
    <style:style style:name="T2348" style:parent-style-name="Domyślnaczcionkaakapitu" style:family="text">
      <style:text-properties style:text-underline-type="single" style:text-underline-style="solid" style:text-underline-width="auto" style:text-underline-mode="continuous"/>
    </style:style>
    <style:style style:name="T2349" style:parent-style-name="Domyślnaczcionkaakapitu" style:family="text">
      <style:text-properties fo:background-color="#80FFFF" style:text-underline-type="single" style:text-underline-style="solid" style:text-underline-width="auto" style:text-underline-mode="continuous"/>
    </style:style>
    <style:style style:name="T2350" style:parent-style-name="Domyślnaczcionkaakapitu" style:family="text">
      <style:text-properties fo:background-color="#80FFFF"/>
    </style:style>
    <style:style style:name="P2351" style:parent-style-name="Normalny" style:family="paragraph">
      <style:paragraph-properties fo:text-align="justify" fo:line-height="150%" fo:text-indent="0.2479in"/>
    </style:style>
    <style:style style:name="P2352" style:parent-style-name="Normalny" style:family="paragraph">
      <style:paragraph-properties fo:text-align="justify" fo:line-height="150%"/>
    </style:style>
    <style:style style:name="T2353" style:parent-style-name="Domyślnaczcionkaakapitu" style:family="text">
      <style:text-properties style:text-underline-type="single" style:text-underline-style="solid" style:text-underline-width="auto" style:text-underline-mode="continuous"/>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479in"/>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style:style>
    <style:style style:name="T2358" style:parent-style-name="Domyślnaczcionkaakapitu" style:family="text">
      <style:text-properties fo:background-color="#80FFFF" style:text-underline-type="single" style:text-underline-style="solid" style:text-underline-width="auto" style:text-underline-mode="continuous"/>
    </style:style>
    <style:style style:name="T2359" style:parent-style-name="Domyślnaczcionkaakapitu" style:family="text">
      <style:text-properties style:text-underline-type="single" style:text-underline-style="solid" style:text-underline-width="auto" style:text-underline-mode="continuous"/>
    </style:style>
    <style:style style:name="P2360" style:parent-style-name="Normalny" style:family="paragraph">
      <style:paragraph-properties fo:text-align="justify" fo:line-height="150%" fo:text-indent="0.2479in"/>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style:style>
    <style:style style:name="T2363" style:parent-style-name="Domyślnaczcionkaakapitu" style:family="text">
      <style:text-properties style:text-underline-type="single" style:text-underline-style="solid" style:text-underline-width="auto" style:text-underline-mode="continuous"/>
    </style:style>
    <style:style style:name="T2364" style:parent-style-name="Domyślnaczcionkaakapitu" style:family="text">
      <style:text-properties fo:background-color="#80FFFF" style:text-underline-type="single" style:text-underline-style="solid" style:text-underline-width="auto" style:text-underline-mode="continuous"/>
    </style:style>
    <style:style style:name="T2365" style:parent-style-name="Domyślnaczcionkaakapitu" style:family="text">
      <style:text-properties style:text-underline-type="single" style:text-underline-style="solid" style:text-underline-width="auto" style:text-underline-mode="continuous"/>
    </style:style>
    <style:style style:name="T2366" style:parent-style-name="Domyślnaczcionkaakapitu" style:family="text">
      <style:text-properties fo:background-color="#80FFFF" style:text-underline-type="single" style:text-underline-style="solid" style:text-underline-width="auto" style:text-underline-mode="continuous"/>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fo:text-indent="0.2479in"/>
    </style:style>
    <style:style style:name="P2369" style:parent-style-name="Normalny" style:family="paragraph">
      <style:paragraph-properties fo:text-align="justify" fo:line-height="150%"/>
    </style:style>
    <style:style style:name="T2370" style:parent-style-name="Domyślnaczcionkaakapitu" style:family="text">
      <style:text-properties style:text-underline-type="single" style:text-underline-style="solid" style:text-underline-width="auto" style:text-underline-mode="continuous"/>
    </style:style>
    <style:style style:name="T2371" style:parent-style-name="Domyślnaczcionkaakapitu" style:family="text">
      <style:text-properties fo:background-color="#80FFFF"/>
    </style:style>
    <style:style style:name="P2372" style:parent-style-name="Normalny" style:family="paragraph">
      <style:paragraph-properties fo:text-align="justify" fo:line-height="150%" fo:text-indent="0.2479in"/>
    </style:style>
    <style:style style:name="T2373" style:parent-style-name="Domyślnaczcionkaakapitu" style:family="text">
      <style:text-properties fo:background-color="#80FFFF"/>
    </style:style>
    <style:style style:name="P2374" style:parent-style-name="Normalny" style:family="paragraph">
      <style:paragraph-properties fo:text-align="justify" fo:line-height="150%"/>
    </style:style>
    <style:style style:name="T2375" style:parent-style-name="Domyślnaczcionkaakapitu" style:family="text">
      <style:text-properties style:text-underline-type="single" style:text-underline-style="solid" style:text-underline-width="auto" style:text-underline-mode="continuous"/>
    </style:style>
    <style:style style:name="T2376" style:parent-style-name="Domyślnaczcionkaakapitu" style:family="text">
      <style:text-properties fo:background-color="#80FFFF" style:text-underline-type="single" style:text-underline-style="solid" style:text-underline-width="auto" style:text-underline-mode="continuous"/>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479in"/>
    </style:style>
    <style:style style:name="P2379" style:parent-style-name="Normalny" style:family="paragraph">
      <style:paragraph-properties fo:text-align="justify" fo:line-height="150%"/>
    </style:style>
    <style:style style:name="T2380" style:parent-style-name="Domyślnaczcionkaakapitu" style:family="text">
      <style:text-properties style:text-underline-type="single" style:text-underline-style="solid" style:text-underline-width="auto" style:text-underline-mode="continuous"/>
    </style:style>
    <style:style style:name="T2381" style:parent-style-name="Domyślnaczcionkaakapitu" style:family="text">
      <style:text-properties fo:background-color="#80FFFF"/>
    </style:style>
    <style:style style:name="P2382" style:parent-style-name="Normalny" style:family="paragraph">
      <style:paragraph-properties fo:text-align="justify" fo:line-height="150%" fo:text-indent="0.2479in"/>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P2385" style:parent-style-name="Normalny" style:family="paragraph">
      <style:paragraph-properties fo:text-align="justify" fo:line-height="150%"/>
    </style:style>
    <style:style style:name="T2386" style:parent-style-name="Domyślnaczcionkaakapitu" style:family="text">
      <style:text-properties style:text-underline-type="single" style:text-underline-style="solid" style:text-underline-width="auto" style:text-underline-mode="continuous"/>
    </style:style>
    <style:style style:name="T2387" style:parent-style-name="Domyślnaczcionkaakapitu" style:family="text">
      <style:text-properties fo:background-color="#80FFFF" style:text-underline-type="single" style:text-underline-style="solid" style:text-underline-width="auto" style:text-underline-mode="continuous"/>
    </style:style>
    <style:style style:name="T2388" style:parent-style-name="Domyślnaczcionkaakapitu" style:family="text">
      <style:text-properties fo:background-color="#80FFFF"/>
    </style:style>
    <style:style style:name="P2389" style:parent-style-name="Normalny" style:family="paragraph">
      <style:paragraph-properties fo:text-align="justify" fo:line-height="150%" fo:text-indent="0.2479in"/>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479in"/>
    </style:style>
    <style:style style:name="P2394" style:parent-style-name="Normalny" style:family="paragraph">
      <style:paragraph-properties fo:text-align="justify" fo:line-height="150%"/>
    </style:style>
    <style:style style:name="T2395" style:parent-style-name="Domyślnaczcionkaakapitu" style:family="text">
      <style:text-properties style:text-underline-type="single" style:text-underline-style="solid" style:text-underline-width="auto" style:text-underline-mode="continuous"/>
    </style:style>
    <style:style style:name="T2396" style:parent-style-name="Domyślnaczcionkaakapitu" style:family="text">
      <style:text-properties fo:background-color="#80FFFF"/>
    </style:style>
    <style:style style:name="P2397" style:parent-style-name="Normalny" style:family="paragraph">
      <style:paragraph-properties fo:text-align="justify" fo:line-height="150%" fo:text-indent="0.2479in"/>
    </style:style>
    <style:style style:name="P2398" style:parent-style-name="Normalny" style:family="paragraph">
      <style:paragraph-properties fo:text-align="justify" fo:line-height="150%"/>
    </style:style>
    <style:style style:name="T2399" style:parent-style-name="Domyślnaczcionkaakapitu" style:family="text">
      <style:text-properties style:text-underline-type="single" style:text-underline-style="solid" style:text-underline-width="auto" style:text-underline-mode="continuous"/>
    </style:style>
    <style:style style:name="T2400" style:parent-style-name="Domyślnaczcionkaakapitu" style:family="text">
      <style:text-properties fo:background-color="#80FFFF"/>
    </style:style>
    <style:style style:name="P2401" style:parent-style-name="Normalny" style:family="paragraph">
      <style:paragraph-properties fo:text-align="justify" fo:line-height="150%" fo:text-indent="0.2479in"/>
    </style:style>
    <style:style style:name="P2402" style:parent-style-name="Normalny" style:family="paragraph">
      <style:paragraph-properties fo:text-align="justify" fo:line-height="150%"/>
    </style:style>
    <style:style style:name="T2403" style:parent-style-name="Domyślnaczcionkaakapitu" style:family="text">
      <style:text-properties style:text-underline-type="single" style:text-underline-style="solid" style:text-underline-width="auto" style:text-underline-mode="continuous"/>
    </style:style>
    <style:style style:name="T2404" style:parent-style-name="Domyślnaczcionkaakapitu" style:family="text">
      <style:text-properties fo:background-color="#80FFFF"/>
    </style:style>
    <style:style style:name="P2405" style:parent-style-name="Normalny" style:family="paragraph">
      <style:paragraph-properties fo:text-align="justify" fo:line-height="150%" fo:text-indent="0.2479in"/>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P2409" style:parent-style-name="Normalny" style:family="paragraph">
      <style:paragraph-properties fo:text-align="justify" fo:line-height="150%" fo:text-indent="0.2479in"/>
    </style:style>
    <style:style style:name="P2410" style:parent-style-name="Normalny" style:family="paragraph">
      <style:paragraph-properties fo:text-align="justify" fo:line-height="150%" fo:text-indent="0.2479in"/>
    </style:style>
    <style:style style:name="P2411" style:parent-style-name="Normalny" style:family="paragraph">
      <style:paragraph-properties fo:text-align="justify" fo:line-height="150%"/>
    </style:style>
    <style:style style:name="T2412" style:parent-style-name="Domyślnaczcionkaakapitu" style:family="text">
      <style:text-properties style:text-underline-type="single" style:text-underline-style="solid" style:text-underline-width="auto" style:text-underline-mode="continuous"/>
    </style:style>
    <style:style style:name="T2413" style:parent-style-name="Domyślnaczcionkaakapitu" style:family="text">
      <style:text-properties fo:background-color="#80FFFF"/>
    </style:style>
    <style:style style:name="P2414" style:parent-style-name="Normalny" style:family="paragraph">
      <style:paragraph-properties fo:text-align="justify" fo:line-height="150%" fo:text-indent="0.2479in"/>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style:style>
    <style:style style:name="T2417" style:parent-style-name="Domyślnaczcionkaakapitu" style:family="text">
      <style:text-properties style:text-underline-type="single" style:text-underline-style="solid" style:text-underline-width="auto" style:text-underline-mode="continuous"/>
    </style:style>
    <style:style style:name="T2418" style:parent-style-name="Domyślnaczcionkaakapitu" style:family="text">
      <style:text-properties fo:background-color="#80FFFF" style:text-underline-type="single" style:text-underline-style="solid" style:text-underline-width="auto" style:text-underline-mode="continuous"/>
    </style:style>
    <style:style style:name="T2419" style:parent-style-name="Domyślnaczcionkaakapitu" style:family="text">
      <style:text-properties fo:background-color="#80FFFF"/>
    </style:style>
    <style:style style:name="P2420" style:parent-style-name="Normalny" style:family="paragraph">
      <style:paragraph-properties fo:text-align="justify" fo:line-height="150%" fo:text-indent="0.2479in"/>
    </style:style>
    <style:style style:name="P2421" style:parent-style-name="Normalny" style:family="paragraph">
      <style:paragraph-properties fo:text-align="justify" fo:line-height="150%"/>
    </style:style>
    <style:style style:name="T2422" style:parent-style-name="Domyślnaczcionkaakapitu" style:family="text">
      <style:text-properties fo:background-color="#80FFFF" style:text-underline-type="single" style:text-underline-style="solid" style:text-underline-width="auto" style:text-underline-mode="continuous"/>
    </style:style>
    <style:style style:name="T2423" style:parent-style-name="Domyślnaczcionkaakapitu" style:family="text">
      <style:text-properties style:text-underline-type="single" style:text-underline-style="solid" style:text-underline-width="auto" style:text-underline-mode="continuous"/>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479in"/>
    </style:style>
    <style:style style:name="T2426" style:parent-style-name="Domyślnaczcionkaakapitu" style:family="text">
      <style:text-properties fo:background-color="#80FFFF"/>
    </style:style>
    <style:style style:name="P2427" style:parent-style-name="Normalny" style:family="paragraph">
      <style:paragraph-properties fo:text-align="justify" fo:line-height="150%"/>
    </style:style>
    <style:style style:name="T2428" style:parent-style-name="Domyślnaczcionkaakapitu" style:family="text">
      <style:text-properties style:text-underline-type="single" style:text-underline-style="solid" style:text-underline-width="auto" style:text-underline-mode="continuous"/>
    </style:style>
    <style:style style:name="T2429" style:parent-style-name="Domyślnaczcionkaakapitu" style:family="text">
      <style:text-properties fo:background-color="#80FFFF" style:text-underline-type="single" style:text-underline-style="solid" style:text-underline-width="auto" style:text-underline-mode="continuous"/>
    </style:style>
    <style:style style:name="T2430" style:parent-style-name="Domyślnaczcionkaakapitu" style:family="text">
      <style:text-properties style:text-underline-type="single" style:text-underline-style="solid" style:text-underline-width="auto" style:text-underline-mode="continuous"/>
    </style:style>
    <style:style style:name="T2431" style:parent-style-name="Domyślnaczcionkaakapitu" style:family="text">
      <style:text-properties fo:background-color="#80FFFF" style:text-underline-type="single" style:text-underline-style="solid" style:text-underline-width="auto" style:text-underline-mode="continuous"/>
    </style:style>
    <style:style style:name="P2432" style:parent-style-name="Normalny" style:family="paragraph">
      <style:paragraph-properties fo:text-align="justify" fo:line-height="150%" fo:text-indent="0.2479in"/>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style:style>
    <style:style style:name="T2435" style:parent-style-name="Domyślnaczcionkaakapitu" style:family="text">
      <style:text-properties fo:background-color="#80FFFF" style:text-underline-type="single" style:text-underline-style="solid" style:text-underline-width="auto" style:text-underline-mode="continuous"/>
    </style:style>
    <style:style style:name="T2436" style:parent-style-name="Domyślnaczcionkaakapitu" style:family="text">
      <style:text-properties style:text-underline-type="single" style:text-underline-style="solid" style:text-underline-width="auto" style:text-underline-mode="continuous"/>
    </style:style>
    <style:style style:name="P2437" style:parent-style-name="Normalny" style:family="paragraph">
      <style:paragraph-properties fo:text-align="justify" fo:line-height="150%"/>
    </style:style>
    <style:style style:name="P2438" style:parent-style-name="Normalny" style:family="paragraph">
      <style:paragraph-properties fo:text-align="justify" fo:line-height="150%" fo:text-indent="0.2479in"/>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fo:text-indent="0.2479in"/>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style:style>
    <style:style style:name="T2443" style:parent-style-name="Domyślnaczcionkaakapitu" style:family="text">
      <style:text-properties style:text-underline-type="single" style:text-underline-style="solid" style:text-underline-width="auto" style:text-underline-mode="continuous"/>
    </style:style>
    <style:style style:name="T2444" style:parent-style-name="Domyślnaczcionkaakapitu" style:family="text">
      <style:text-properties fo:background-color="#80FFFF" style:text-underline-type="single" style:text-underline-style="solid" style:text-underline-width="auto" style:text-underline-mode="continuous"/>
    </style:style>
    <style:style style:name="P2445" style:parent-style-name="Normalny" style:family="paragraph">
      <style:paragraph-properties fo:text-align="justify" fo:line-height="150%" fo:text-indent="0.2479in"/>
    </style:style>
    <style:style style:name="P2446" style:parent-style-name="Normalny" style:family="paragraph">
      <style:paragraph-properties fo:text-align="justify" fo:line-height="150%" fo:text-indent="0.2479in"/>
    </style:style>
    <style:style style:name="P2447" style:parent-style-name="Normalny" style:family="paragraph">
      <style:paragraph-properties fo:text-align="justify" fo:line-height="150%" fo:text-indent="0.2479in"/>
    </style:style>
    <style:style style:name="P2448" style:parent-style-name="Normalny" style:family="paragraph">
      <style:paragraph-properties fo:text-align="justify" fo:line-height="150%" fo:text-indent="0.2479in"/>
    </style:style>
    <style:style style:name="P2449" style:parent-style-name="Normalny" style:family="paragraph">
      <style:paragraph-properties fo:text-align="justify" fo:line-height="150%"/>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fo:text-indent="0.2479in"/>
    </style:style>
    <style:style style:name="T2452" style:parent-style-name="Domyślnaczcionkaakapitu" style:family="text">
      <style:text-properties fo:background-color="#80FFFF"/>
    </style:style>
    <style:style style:name="P2453" style:parent-style-name="Normalny" style:family="paragraph">
      <style:paragraph-properties fo:text-align="justify" fo:line-height="150%"/>
    </style:style>
    <style:style style:name="T2454" style:parent-style-name="Domyślnaczcionkaakapitu" style:family="text">
      <style:text-properties style:text-underline-type="single" style:text-underline-style="solid" style:text-underline-width="auto" style:text-underline-mode="continuous"/>
    </style:style>
    <style:style style:name="T2455" style:parent-style-name="Domyślnaczcionkaakapitu" style:family="text">
      <style:text-properties fo:background-color="#80FFFF" style:text-underline-type="single" style:text-underline-style="solid" style:text-underline-width="auto" style:text-underline-mode="continuous"/>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fo:text-indent="0.2479in"/>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P2461" style:parent-style-name="Normalny" style:family="paragraph">
      <style:paragraph-properties fo:text-align="justify" fo:line-height="150%"/>
    </style:style>
    <style:style style:name="T2462" style:parent-style-name="Domyślnaczcionkaakapitu" style:family="text">
      <style:text-properties style:text-underline-type="single" style:text-underline-style="solid" style:text-underline-width="auto" style:text-underline-mode="continuous"/>
    </style:style>
    <style:style style:name="T2463" style:parent-style-name="Domyślnaczcionkaakapitu" style:family="text">
      <style:text-properties fo:background-color="#80FFFF" style:text-underline-type="single" style:text-underline-style="solid" style:text-underline-width="auto" style:text-underline-mode="continuous"/>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fo:text-indent="0.2479in"/>
    </style:style>
    <style:style style:name="T2466" style:parent-style-name="Domyślnaczcionkaakapitu" style:family="text">
      <style:text-properties fo:background-color="#80FFFF"/>
    </style:style>
    <style:style style:name="P2467" style:parent-style-name="Normalny" style:family="paragraph">
      <style:paragraph-properties fo:text-align="justify" fo:line-height="150%"/>
    </style:style>
    <style:style style:name="T2468" style:parent-style-name="Domyślnaczcionkaakapitu" style:family="text">
      <style:text-properties style:text-underline-type="single" style:text-underline-style="solid" style:text-underline-width="auto" style:text-underline-mode="continuous"/>
    </style:style>
    <style:style style:name="T2469" style:parent-style-name="Domyślnaczcionkaakapitu" style:family="text">
      <style:text-properties fo:background-color="#80FFFF"/>
    </style:style>
    <style:style style:name="P2470" style:parent-style-name="Normalny" style:family="paragraph">
      <style:paragraph-properties fo:text-align="justify" fo:line-height="150%" fo:text-indent="0.2479in"/>
    </style:style>
    <style:style style:name="T2471" style:parent-style-name="Domyślnaczcionkaakapitu" style:family="text">
      <style:text-properties fo:background-color="#80FFFF"/>
    </style:style>
    <style:style style:name="P2472" style:parent-style-name="Normalny" style:family="paragraph">
      <style:paragraph-properties fo:text-align="justify" fo:line-height="150%"/>
    </style:style>
    <style:style style:name="T2473" style:parent-style-name="Domyślnaczcionkaakapitu" style:family="text">
      <style:text-properties style:text-underline-type="single" style:text-underline-style="solid" style:text-underline-width="auto" style:text-underline-mode="continuous"/>
    </style:style>
    <style:style style:name="T2474" style:parent-style-name="Domyślnaczcionkaakapitu" style:family="text">
      <style:text-properties fo:background-color="#80FFFF" style:text-underline-type="single" style:text-underline-style="solid" style:text-underline-width="auto" style:text-underline-mode="continuous"/>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fo:text-indent="0.2479in"/>
    </style:style>
    <style:style style:name="P2477" style:parent-style-name="Normalny" style:family="paragraph">
      <style:paragraph-properties fo:text-align="justify" fo:line-height="150%"/>
    </style:style>
    <style:style style:name="T2478" style:parent-style-name="Domyślnaczcionkaakapitu" style:family="text">
      <style:text-properties style:text-underline-type="single" style:text-underline-style="solid" style:text-underline-width="auto" style:text-underline-mode="continuous"/>
    </style:style>
    <style:style style:name="T2479" style:parent-style-name="Domyślnaczcionkaakapitu" style:family="text">
      <style:text-properties fo:background-color="#80FFFF"/>
    </style:style>
    <style:style style:name="P2480" style:parent-style-name="Normalny" style:family="paragraph">
      <style:paragraph-properties fo:text-align="justify" fo:line-height="150%" fo:text-indent="0.2479in"/>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style:style>
    <style:style style:name="T2483" style:parent-style-name="Domyślnaczcionkaakapitu" style:family="text">
      <style:text-properties style:text-underline-type="single" style:text-underline-style="solid" style:text-underline-width="auto" style:text-underline-mode="continuous"/>
    </style:style>
    <style:style style:name="T2484" style:parent-style-name="Domyślnaczcionkaakapitu" style:family="text">
      <style:text-properties fo:background-color="#80FFFF" style:text-underline-type="single" style:text-underline-style="solid" style:text-underline-width="auto" style:text-underline-mode="continuous"/>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479in"/>
    </style:style>
    <style:style style:name="P2487" style:parent-style-name="Normalny" style:family="paragraph">
      <style:paragraph-properties fo:text-align="justify" fo:line-height="150%"/>
    </style:style>
    <style:style style:name="T2488" style:parent-style-name="Domyślnaczcionkaakapitu" style:family="text">
      <style:text-properties style:text-underline-type="single" style:text-underline-style="solid" style:text-underline-width="auto" style:text-underline-mode="continuous"/>
    </style:style>
    <style:style style:name="T2489" style:parent-style-name="Domyślnaczcionkaakapitu" style:family="text">
      <style:text-properties fo:background-color="#80FFFF"/>
    </style:style>
    <style:style style:name="P2490" style:parent-style-name="Normalny" style:family="paragraph">
      <style:paragraph-properties fo:text-align="justify" fo:line-height="150%" fo:text-indent="0.2479in"/>
    </style:style>
    <style:style style:name="P2491" style:parent-style-name="Normalny" style:family="paragraph">
      <style:paragraph-properties fo:text-align="justify" fo:line-height="150%"/>
    </style:style>
    <style:style style:name="T2492" style:parent-style-name="Domyślnaczcionkaakapitu" style:family="text">
      <style:text-properties style:text-underline-type="single" style:text-underline-style="solid" style:text-underline-width="auto" style:text-underline-mode="continuous"/>
    </style:style>
    <style:style style:name="T2493" style:parent-style-name="Domyślnaczcionkaakapitu" style:family="text">
      <style:text-properties fo:background-color="#80FFFF" style:text-underline-type="single" style:text-underline-style="solid" style:text-underline-width="auto" style:text-underline-mode="continuous"/>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479in"/>
    </style:style>
    <style:style style:name="P2496" style:parent-style-name="Normalny" style:family="paragraph">
      <style:paragraph-properties fo:text-align="justify" fo:line-height="150%"/>
    </style:style>
    <style:style style:name="T2497" style:parent-style-name="Domyślnaczcionkaakapitu" style:family="text">
      <style:text-properties style:text-underline-type="single" style:text-underline-style="solid" style:text-underline-width="auto" style:text-underline-mode="continuous"/>
    </style:style>
    <style:style style:name="T2498" style:parent-style-name="Domyślnaczcionkaakapitu" style:family="text">
      <style:text-properties fo:background-color="#80FFFF" style:text-underline-type="single" style:text-underline-style="solid" style:text-underline-width="auto" style:text-underline-mode="continuous"/>
    </style:style>
    <style:style style:name="T2499" style:parent-style-name="Domyślnaczcionkaakapitu" style:family="text">
      <style:text-properties style:text-underline-type="single" style:text-underline-style="solid" style:text-underline-width="auto" style:text-underline-mode="continuous"/>
    </style:style>
    <style:style style:name="P2500" style:parent-style-name="Normalny" style:family="paragraph">
      <style:paragraph-properties fo:text-align="justify" fo:line-height="150%" fo:text-indent="0.2479in"/>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fo:text-indent="0.2479in"/>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fo:text-indent="0.2479in"/>
    </style:style>
    <style:style style:name="P2505" style:parent-style-name="Normalny" style:family="paragraph">
      <style:paragraph-properties fo:text-align="justify" fo:line-height="150%"/>
    </style:style>
    <style:style style:name="T2506" style:parent-style-name="Domyślnaczcionkaakapitu" style:family="text">
      <style:text-properties style:text-underline-type="single" style:text-underline-style="solid" style:text-underline-width="auto" style:text-underline-mode="continuous"/>
    </style:style>
    <style:style style:name="T2507" style:parent-style-name="Domyślnaczcionkaakapitu" style:family="text">
      <style:text-properties fo:background-color="#80FFFF" style:text-underline-type="single" style:text-underline-style="solid" style:text-underline-width="auto" style:text-underline-mode="continuous"/>
    </style:style>
    <style:style style:name="T2508" style:parent-style-name="Domyślnaczcionkaakapitu" style:family="text">
      <style:text-properties fo:background-color="#80FFFF"/>
    </style:style>
    <style:style style:name="P2509" style:parent-style-name="Normalny" style:family="paragraph">
      <style:paragraph-properties fo:text-align="justify" fo:line-height="150%" fo:text-indent="0.2479in"/>
    </style:style>
    <style:style style:name="P2510" style:parent-style-name="Normalny" style:family="paragraph">
      <style:paragraph-properties fo:text-align="justify" fo:line-height="150%"/>
    </style:style>
    <style:style style:name="T2511" style:parent-style-name="Domyślnaczcionkaakapitu" style:family="text">
      <style:text-properties style:text-underline-type="single" style:text-underline-style="solid" style:text-underline-width="auto" style:text-underline-mode="continuous"/>
    </style:style>
    <style:style style:name="T2512" style:parent-style-name="Domyślnaczcionkaakapitu" style:family="text">
      <style:text-properties fo:background-color="#80FFFF" style:text-underline-type="single" style:text-underline-style="solid" style:text-underline-width="auto" style:text-underline-mode="continuous"/>
    </style:style>
    <style:style style:name="T2513" style:parent-style-name="Domyślnaczcionkaakapitu" style:family="text">
      <style:text-properties style:text-underline-type="single" style:text-underline-style="solid" style:text-underline-width="auto" style:text-underline-mode="continuous"/>
    </style:style>
    <style:style style:name="P2514" style:parent-style-name="Normalny" style:family="paragraph">
      <style:paragraph-properties fo:text-align="justify" fo:line-height="150%" fo:text-indent="0.2479in"/>
    </style:style>
    <style:style style:name="P2515" style:parent-style-name="Normalny" style:family="paragraph">
      <style:paragraph-properties fo:text-align="justify" fo:line-height="150%"/>
    </style:style>
    <style:style style:name="T2516" style:parent-style-name="Domyślnaczcionkaakapitu" style:family="text">
      <style:text-properties style:text-underline-type="single" style:text-underline-style="solid" style:text-underline-width="auto" style:text-underline-mode="continuous"/>
    </style:style>
    <style:style style:name="T2517" style:parent-style-name="Domyślnaczcionkaakapitu" style:family="text">
      <style:text-properties fo:background-color="#80FFFF" style:text-underline-type="single" style:text-underline-style="solid" style:text-underline-width="auto" style:text-underline-mode="continuous"/>
    </style:style>
    <style:style style:name="T2518" style:parent-style-name="Domyślnaczcionkaakapitu" style:family="text">
      <style:text-properties fo:background-color="#80FFFF"/>
    </style:style>
    <style:style style:name="P2519" style:parent-style-name="Normalny" style:family="paragraph">
      <style:paragraph-properties fo:text-align="justify" fo:line-height="150%" fo:text-indent="0.2479in"/>
    </style:style>
    <style:style style:name="P2520" style:parent-style-name="Normalny" style:family="paragraph">
      <style:paragraph-properties fo:text-align="justify" fo:line-height="150%" fo:text-indent="0.2479in"/>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P2524" style:parent-style-name="Normalny" style:family="paragraph">
      <style:paragraph-properties fo:text-align="justify" fo:line-height="150%" fo:text-indent="0.2479in"/>
    </style:style>
    <style:style style:name="P2525" style:parent-style-name="Normalny" style:family="paragraph">
      <style:paragraph-properties fo:text-align="justify" fo:line-height="150%"/>
    </style:style>
    <style:style style:name="T2526" style:parent-style-name="Domyślnaczcionkaakapitu" style:family="text">
      <style:text-properties fo:background-color="#80FFFF" style:text-underline-type="single" style:text-underline-style="solid" style:text-underline-width="auto" style:text-underline-mode="continuous"/>
    </style:style>
    <style:style style:name="T2527" style:parent-style-name="Domyślnaczcionkaakapitu" style:family="text">
      <style:text-properties style:text-underline-type="single" style:text-underline-style="solid" style:text-underline-width="auto" style:text-underline-mode="continuous"/>
    </style:style>
    <style:style style:name="T2528" style:parent-style-name="Domyślnaczcionkaakapitu" style:family="text">
      <style:text-properties fo:background-color="#80FFFF"/>
    </style:style>
    <style:style style:name="P2529" style:parent-style-name="Normalny" style:family="paragraph">
      <style:paragraph-properties fo:text-align="justify" fo:line-height="150%" fo:text-indent="0.2479in"/>
    </style:style>
    <style:style style:name="P2530" style:parent-style-name="Normalny" style:family="paragraph">
      <style:paragraph-properties fo:text-align="justify" fo:line-height="150%" fo:text-indent="0.2479in"/>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style:style>
    <style:style style:name="T2533" style:parent-style-name="Domyślnaczcionkaakapitu" style:family="text">
      <style:text-properties style:text-underline-type="single" style:text-underline-style="solid" style:text-underline-width="auto" style:text-underline-mode="continuous"/>
    </style:style>
    <style:style style:name="T2534" style:parent-style-name="Domyślnaczcionkaakapitu" style:family="text">
      <style:text-properties fo:background-color="#80FFFF" style:text-underline-type="single" style:text-underline-style="solid" style:text-underline-width="auto" style:text-underline-mode="continuous"/>
    </style:style>
    <style:style style:name="T2535" style:parent-style-name="Domyślnaczcionkaakapitu" style:family="text">
      <style:text-properties style:text-underline-type="single" style:text-underline-style="solid" style:text-underline-width="auto" style:text-underline-mode="continuous"/>
    </style:style>
    <style:style style:name="T2536" style:parent-style-name="Domyślnaczcionkaakapitu" style:family="text">
      <style:text-properties fo:background-color="#80FFFF" style:text-underline-type="single" style:text-underline-style="solid" style:text-underline-width="auto" style:text-underline-mode="continuous"/>
    </style:style>
    <style:style style:name="P2537" style:parent-style-name="Normalny" style:family="paragraph">
      <style:paragraph-properties fo:text-align="justify" fo:line-height="150%" fo:text-indent="0.2479in"/>
    </style:style>
    <style:style style:name="P2538" style:parent-style-name="Normalny" style:family="paragraph">
      <style:paragraph-properties fo:text-align="justify" fo:line-height="150%"/>
    </style:style>
    <style:style style:name="T2539" style:parent-style-name="Domyślnaczcionkaakapitu" style:family="text">
      <style:text-properties fo:background-color="#80FFFF" style:text-underline-type="single" style:text-underline-style="solid" style:text-underline-width="auto" style:text-underline-mode="continuous"/>
    </style:style>
    <style:style style:name="T2540" style:parent-style-name="Domyślnaczcionkaakapitu" style:family="text">
      <style:text-properties style:text-underline-type="single" style:text-underline-style="solid" style:text-underline-width="auto" style:text-underline-mode="continuous"/>
    </style:style>
    <style:style style:name="P2541" style:parent-style-name="Normalny" style:family="paragraph">
      <style:paragraph-properties fo:text-align="justify" fo:line-height="150%" fo:text-indent="0.2479in"/>
    </style:style>
    <style:style style:name="P2542" style:parent-style-name="Normalny" style:family="paragraph">
      <style:paragraph-properties fo:text-align="justify" fo:line-height="150%" fo:text-indent="0.2479in"/>
    </style:style>
    <style:style style:name="P2543" style:parent-style-name="Normalny" style:family="paragraph">
      <style:paragraph-properties fo:text-align="justify" fo:line-height="150%" fo:text-indent="0.2479in"/>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fo:text-indent="0.2479in"/>
    </style:style>
    <style:style style:name="P2547" style:parent-style-name="Normalny" style:family="paragraph">
      <style:paragraph-properties fo:text-align="justify" fo:line-height="150%" fo:text-indent="0.2479in"/>
    </style:style>
    <style:style style:name="P2548" style:parent-style-name="Normalny" style:family="paragraph">
      <style:paragraph-properties fo:text-align="justify" fo:line-height="150%" fo:text-indent="0.2479in">
        <style:tab-stops>
          <style:tab-stop style:type="left" style:position="1.4513in"/>
        </style:tab-stops>
      </style:paragraph-properties>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P2554" style:parent-style-name="Normalny" style:family="paragraph">
      <style:paragraph-properties fo:text-align="justify" fo:line-height="150%"/>
    </style:style>
    <style:style style:name="T2555" style:parent-style-name="Domyślnaczcionkaakapitu" style:family="text">
      <style:text-properties style:text-underline-type="single" style:text-underline-style="solid" style:text-underline-width="auto" style:text-underline-mode="continuous"/>
    </style:style>
    <style:style style:name="T2556" style:parent-style-name="Domyślnaczcionkaakapitu" style:family="text">
      <style:text-properties fo:background-color="#80FFFF" style:text-underline-type="single" style:text-underline-style="solid" style:text-underline-width="auto" style:text-underline-mode="continuous"/>
    </style:style>
    <style:style style:name="T2557" style:parent-style-name="Domyślnaczcionkaakapitu" style:family="text">
      <style:text-properties fo:background-color="#80FFFF"/>
    </style:style>
    <style:style style:name="P2558" style:parent-style-name="Normalny" style:family="paragraph">
      <style:paragraph-properties fo:text-align="justify" fo:line-height="150%" fo:text-indent="0.2479in"/>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P2561" style:parent-style-name="Normalny" style:family="paragraph">
      <style:paragraph-properties fo:text-align="justify" fo:line-height="150%" fo:text-indent="0.2479in"/>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style:style>
    <style:style style:name="T2568" style:parent-style-name="Domyślnaczcionkaakapitu" style:family="text">
      <style:text-properties fo:background-color="#80FFFF" style:text-underline-type="single" style:text-underline-style="solid" style:text-underline-width="auto" style:text-underline-mode="continuous"/>
    </style:style>
    <style:style style:name="T2569" style:parent-style-name="Domyślnaczcionkaakapitu" style:family="text">
      <style:text-properties style:text-underline-type="single" style:text-underline-style="solid" style:text-underline-width="auto" style:text-underline-mode="continuous"/>
    </style:style>
    <style:style style:name="P2570" style:parent-style-name="Normalny" style:family="paragraph">
      <style:paragraph-properties fo:text-align="justify" fo:line-height="150%"/>
    </style:style>
    <style:style style:name="P2571" style:parent-style-name="Normalny" style:family="paragraph">
      <style:paragraph-properties fo:text-align="justify" fo:line-height="150%" fo:text-indent="0.2479in"/>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P2574" style:parent-style-name="Normalny" style:family="paragraph">
      <style:paragraph-properties fo:text-align="justify" fo:line-height="150%"/>
    </style:style>
    <style:style style:name="T2575" style:parent-style-name="Domyślnaczcionkaakapitu" style:family="text">
      <style:text-properties style:text-underline-type="single" style:text-underline-style="solid" style:text-underline-width="auto" style:text-underline-mode="continuous"/>
    </style:style>
    <style:style style:name="T2576" style:parent-style-name="Domyślnaczcionkaakapitu" style:family="text">
      <style:text-properties fo:background-color="#80FFFF"/>
    </style:style>
    <style:style style:name="P2577" style:parent-style-name="Normalny" style:family="paragraph">
      <style:paragraph-properties fo:text-align="justify" fo:line-height="150%" fo:text-indent="0.2479in"/>
    </style:style>
    <style:style style:name="P2578" style:parent-style-name="Normalny" style:family="paragraph">
      <style:paragraph-properties fo:text-align="justify" fo:line-height="150%" fo:text-indent="0.2479in"/>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style:style>
    <style:style style:name="T2581" style:parent-style-name="Domyślnaczcionkaakapitu" style:family="text">
      <style:text-properties fo:background-color="#80FFFF" style:text-underline-type="single" style:text-underline-style="solid" style:text-underline-width="auto" style:text-underline-mode="continuous"/>
    </style:style>
    <style:style style:name="T2582" style:parent-style-name="Domyślnaczcionkaakapitu" style:family="text">
      <style:text-properties style:text-underline-type="single" style:text-underline-style="solid" style:text-underline-width="auto" style:text-underline-mode="continuous"/>
    </style:style>
    <style:style style:name="P2583" style:parent-style-name="Normalny" style:family="paragraph">
      <style:paragraph-properties fo:text-align="justify" fo:line-height="150%"/>
    </style:style>
    <style:style style:name="P2584" style:parent-style-name="Normalny" style:family="paragraph">
      <style:paragraph-properties fo:text-align="justify" fo:line-height="150%" fo:text-indent="0.2479in"/>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P2590" style:parent-style-name="Normalny" style:family="paragraph">
      <style:paragraph-properties fo:text-align="justify" fo:line-height="150%"/>
    </style:style>
    <style:style style:name="T2591" style:parent-style-name="Domyślnaczcionkaakapitu" style:family="text">
      <style:text-properties style:text-underline-type="single" style:text-underline-style="solid" style:text-underline-width="auto" style:text-underline-mode="continuous"/>
    </style:style>
    <style:style style:name="T2592" style:parent-style-name="Domyślnaczcionkaakapitu" style:family="text">
      <style:text-properties fo:background-color="#80FFFF" style:text-underline-type="single" style:text-underline-style="solid" style:text-underline-width="auto" style:text-underline-mode="continuous"/>
    </style:style>
    <style:style style:name="T2593" style:parent-style-name="Domyślnaczcionkaakapitu" style:family="text">
      <style:text-properties style:text-underline-type="single" style:text-underline-style="solid" style:text-underline-width="auto" style:text-underline-mode="continuous"/>
    </style:style>
    <style:style style:name="T2594" style:parent-style-name="Domyślnaczcionkaakapitu" style:family="text">
      <style:text-properties fo:background-color="#80FFFF" style:text-underline-type="single" style:text-underline-style="solid" style:text-underline-width="auto" style:text-underline-mode="continuous"/>
    </style:style>
    <style:style style:name="T2595" style:parent-style-name="Domyślnaczcionkaakapitu" style:family="text">
      <style:text-properties fo:background-color="#80FFFF"/>
    </style:style>
    <style:style style:name="P2596" style:parent-style-name="Normalny" style:family="paragraph">
      <style:paragraph-properties fo:text-align="justify" fo:line-height="150%" fo:text-indent="0.2479in"/>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479in"/>
    </style:style>
    <style:style style:name="P2600" style:parent-style-name="Normalny" style:family="paragraph">
      <style:paragraph-properties fo:text-align="justify" fo:line-height="150%"/>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T2602" style:parent-style-name="Domyślnaczcionkaakapitu" style:family="text">
      <style:text-properties style:text-underline-type="single" style:text-underline-style="solid" style:text-underline-width="auto" style:text-underline-mode="continuous"/>
    </style:style>
    <style:style style:name="P2603" style:parent-style-name="Normalny" style:family="paragraph">
      <style:paragraph-properties fo:text-align="justify" fo:line-height="150%" fo:text-indent="0.2479in"/>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style:style>
    <style:style style:name="T2606" style:parent-style-name="Domyślnaczcionkaakapitu" style:family="text">
      <style:text-properties style:text-underline-type="single" style:text-underline-style="solid" style:text-underline-width="auto" style:text-underline-mode="continuous"/>
    </style:style>
    <style:style style:name="T2607" style:parent-style-name="Domyślnaczcionkaakapitu" style:family="text">
      <style:text-properties fo:background-color="#80FFFF" style:text-underline-type="single" style:text-underline-style="solid" style:text-underline-width="auto" style:text-underline-mode="continuous"/>
    </style:style>
    <style:style style:name="T2608" style:parent-style-name="Domyślnaczcionkaakapitu" style:family="text">
      <style:text-properties fo:background-color="#80FFFF"/>
    </style:style>
    <style:style style:name="P2609" style:parent-style-name="Normalny" style:family="paragraph">
      <style:paragraph-properties fo:text-align="justify" fo:line-height="150%" fo:text-indent="0.2479in"/>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T2613" style:parent-style-name="Domyślnaczcionkaakapitu" style:family="text">
      <style:text-properties style:text-underline-type="single" style:text-underline-style="solid" style:text-underline-width="auto" style:text-underline-mode="continuous"/>
    </style:style>
    <style:style style:name="P2614" style:parent-style-name="Normalny" style:family="paragraph">
      <style:paragraph-properties fo:text-align="justify" fo:line-height="150%" fo:text-indent="0.2479in"/>
    </style:style>
    <style:style style:name="T2615" style:parent-style-name="Domyślnaczcionkaakapitu" style:family="text">
      <style:text-properties fo:background-color="#80FFFF"/>
    </style:style>
    <style:style style:name="P2616" style:parent-style-name="Normalny" style:family="paragraph">
      <style:paragraph-properties fo:text-align="justify" fo:line-height="150%"/>
    </style:style>
    <style:style style:name="T2617" style:parent-style-name="Domyślnaczcionkaakapitu" style:family="text">
      <style:text-properties style:text-underline-type="single" style:text-underline-style="solid" style:text-underline-width="auto" style:text-underline-mode="continuous"/>
    </style:style>
    <style:style style:name="T2618" style:parent-style-name="Domyślnaczcionkaakapitu" style:family="text">
      <style:text-properties fo:background-color="#80FFFF" style:text-underline-type="single" style:text-underline-style="solid" style:text-underline-width="auto" style:text-underline-mode="continuous"/>
    </style:style>
    <style:style style:name="T2619" style:parent-style-name="Domyślnaczcionkaakapitu" style:family="text">
      <style:text-properties fo:background-color="#80FFFF"/>
    </style:style>
    <style:style style:name="P2620" style:parent-style-name="Normalny" style:family="paragraph">
      <style:paragraph-properties fo:text-align="justify" fo:line-height="150%" fo:text-indent="0.2479in"/>
    </style:style>
    <style:style style:name="P2621" style:parent-style-name="Normalny" style:family="paragraph">
      <style:paragraph-properties fo:text-align="justify" fo:line-height="150%" fo:text-indent="0.2479in"/>
    </style:style>
    <style:style style:name="P2622" style:parent-style-name="Normalny" style:family="paragraph">
      <style:paragraph-properties fo:text-align="justify" fo:line-height="150%" fo:text-indent="0.2479in"/>
    </style:style>
    <style:style style:name="P2623" style:parent-style-name="Normalny" style:family="paragraph">
      <style:paragraph-properties fo:text-align="justify" fo:line-height="150%" fo:text-indent="0.2479in"/>
    </style:style>
    <style:style style:name="P2624" style:parent-style-name="Normalny" style:family="paragraph">
      <style:paragraph-properties fo:text-align="justify" fo:line-height="150%"/>
    </style:style>
    <style:style style:name="P2625" style:parent-style-name="Normalny" style:family="paragraph">
      <style:paragraph-properties fo:text-align="justify" fo:line-height="150%"/>
    </style:style>
    <style:style style:name="T2626" style:parent-style-name="Domyślnaczcionkaakapitu" style:family="text">
      <style:text-properties fo:background-color="#80FFFF"/>
    </style:style>
    <style:style style:name="P2627" style:parent-style-name="Normalny" style:family="paragraph">
      <style:paragraph-properties fo:text-align="justify" fo:line-height="150%"/>
    </style:style>
    <style:style style:name="P2628" style:parent-style-name="Normalny" style:family="paragraph">
      <style:paragraph-properties fo:text-align="justify" fo:line-height="150%"/>
    </style:style>
    <style:style style:name="P2629" style:parent-style-name="Normalny" style:family="paragraph">
      <style:paragraph-properties fo:text-align="justify" fo:line-height="150%"/>
    </style:style>
    <style:style style:name="P2630" style:parent-style-name="Normalny" style:family="paragraph">
      <style:paragraph-properties fo:text-align="justify" fo:line-height="150%"/>
    </style:style>
    <style:style style:name="T2631" style:parent-style-name="Domyślnaczcionkaakapitu" style:family="text">
      <style:text-properties style:text-underline-type="single" style:text-underline-style="solid" style:text-underline-width="auto" style:text-underline-mode="continuous"/>
    </style:style>
    <style:style style:name="T2632" style:parent-style-name="Domyślnaczcionkaakapitu" style:family="text">
      <style:text-properties fo:background-color="#80FFFF" style:text-underline-type="single" style:text-underline-style="solid" style:text-underline-width="auto" style:text-underline-mode="continuous"/>
    </style:style>
    <style:style style:name="T2633" style:parent-style-name="Domyślnaczcionkaakapitu" style:family="text">
      <style:text-properties style:text-underline-type="single" style:text-underline-style="solid" style:text-underline-width="auto" style:text-underline-mode="continuous"/>
    </style:style>
    <style:style style:name="P2634" style:parent-style-name="Normalny" style:family="paragraph">
      <style:paragraph-properties fo:text-align="justify" fo:line-height="150%"/>
    </style:style>
    <style:style style:name="T2635" style:parent-style-name="Domyślnaczcionkaakapitu" style:family="text">
      <style:text-properties style:text-underline-type="single" style:text-underline-style="solid" style:text-underline-width="auto" style:text-underline-mode="continuous"/>
    </style:style>
    <style:style style:name="T2636" style:parent-style-name="Domyślnaczcionkaakapitu" style:family="text">
      <style:text-properties fo:background-color="#80FFFF" style:text-underline-type="single" style:text-underline-style="solid" style:text-underline-width="auto" style:text-underline-mode="continuous"/>
    </style:style>
    <style:style style:name="T2637" style:parent-style-name="Domyślnaczcionkaakapitu" style:family="text">
      <style:text-properties fo:background-color="#80FFFF"/>
    </style:style>
    <style:style style:name="P2638" style:parent-style-name="Normalny" style:family="paragraph">
      <style:paragraph-properties fo:text-align="justify" fo:line-height="150%" fo:text-indent="0.2479in"/>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P2643" style:parent-style-name="Normalny" style:family="paragraph">
      <style:paragraph-properties fo:text-align="justify" fo:line-height="150%" fo:text-indent="0.2479in"/>
    </style:style>
    <style:style style:name="P2644" style:parent-style-name="Normalny" style:family="paragraph">
      <style:paragraph-properties fo:text-align="justify" fo:line-height="150%"/>
    </style:style>
    <style:style style:name="T2645" style:parent-style-name="Domyślnaczcionkaakapitu" style:family="text">
      <style:text-properties fo:background-color="#80FFFF" style:text-underline-type="single" style:text-underline-style="solid" style:text-underline-width="auto" style:text-underline-mode="continuous"/>
    </style:style>
    <style:style style:name="T2646" style:parent-style-name="Domyślnaczcionkaakapitu" style:family="text">
      <style:text-properties style:text-underline-type="single" style:text-underline-style="solid" style:text-underline-width="auto" style:text-underline-mode="continuous"/>
    </style:style>
    <style:style style:name="P2647" style:parent-style-name="Normalny" style:family="paragraph">
      <style:paragraph-properties fo:text-align="justify" fo:line-height="150%"/>
    </style:style>
    <style:style style:name="P2648" style:parent-style-name="Normalny" style:family="paragraph">
      <style:paragraph-properties fo:text-align="justify" fo:line-height="150%"/>
    </style:style>
    <style:style style:name="T2649" style:parent-style-name="Domyślnaczcionkaakapitu" style:family="text">
      <style:text-properties style:text-underline-type="single" style:text-underline-style="solid" style:text-underline-width="auto" style:text-underline-mode="continuous"/>
    </style:style>
    <style:style style:name="T2650" style:parent-style-name="Domyślnaczcionkaakapitu" style:family="text">
      <style:text-properties fo:background-color="#80FFFF" style:text-underline-type="single" style:text-underline-style="solid" style:text-underline-width="auto" style:text-underline-mode="continuous"/>
    </style:style>
    <style:style style:name="T2651" style:parent-style-name="Domyślnaczcionkaakapitu" style:family="text">
      <style:text-properties fo:background-color="#80FFFF"/>
    </style:style>
    <style:style style:name="P2652" style:parent-style-name="Normalny" style:family="paragraph">
      <style:paragraph-properties fo:text-align="justify" fo:line-height="150%" fo:text-indent="0.2479in"/>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P2655" style:parent-style-name="Normalny" style:family="paragraph">
      <style:paragraph-properties fo:text-align="justify" fo:line-height="150%">
        <style:tab-stops>
          <style:tab-stop style:type="left" style:position="3.9243in"/>
        </style:tab-stops>
      </style:paragraph-properties>
    </style:style>
    <style:style style:name="T2656" style:parent-style-name="Domyślnaczcionkaakapitu" style:family="text">
      <style:text-properties fo:background-color="#80FFFF" style:text-underline-type="single" style:text-underline-style="solid" style:text-underline-width="auto" style:text-underline-mode="continuous"/>
    </style:style>
    <style:style style:name="T2657" style:parent-style-name="Domyślnaczcionkaakapitu" style:family="text">
      <style:text-properties style:text-underline-type="single" style:text-underline-style="solid" style:text-underline-width="auto" style:text-underline-mode="continuous"/>
    </style:style>
    <style:style style:name="P2658" style:parent-style-name="Normalny" style:family="paragraph">
      <style:paragraph-properties fo:text-align="justify" fo:line-height="150%" fo:text-indent="0.2479in"/>
    </style:style>
    <style:style style:name="P2659" style:parent-style-name="Normalny" style:family="paragraph">
      <style:paragraph-properties fo:text-align="justify" fo:line-height="150%"/>
    </style:style>
    <style:style style:name="T2660" style:parent-style-name="Domyślnaczcionkaakapitu" style:family="text">
      <style:text-properties style:text-underline-type="single" style:text-underline-style="solid" style:text-underline-width="auto" style:text-underline-mode="continuous"/>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fo:text-indent="0.2479in"/>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P2665" style:parent-style-name="Normalny" style:family="paragraph">
      <style:paragraph-properties fo:text-align="justify" fo:line-height="150%"/>
    </style:style>
    <style:style style:name="T2666" style:parent-style-name="Domyślnaczcionkaakapitu" style:family="text">
      <style:text-properties style:text-underline-type="single" style:text-underline-style="solid" style:text-underline-width="auto" style:text-underline-mode="continuous"/>
    </style:style>
    <style:style style:name="T2667" style:parent-style-name="Domyślnaczcionkaakapitu" style:family="text">
      <style:text-properties fo:background-color="#80FFFF"/>
    </style:style>
    <style:style style:name="P2668" style:parent-style-name="Normalny" style:family="paragraph">
      <style:paragraph-properties fo:text-align="justify" fo:line-height="150%" fo:text-indent="0.2479in"/>
    </style:style>
    <style:style style:name="P2669" style:parent-style-name="Normalny" style:family="paragraph">
      <style:paragraph-properties fo:text-align="justify" fo:line-height="150%"/>
    </style:style>
    <style:style style:name="T2670" style:parent-style-name="Domyślnaczcionkaakapitu" style:family="text">
      <style:text-properties fo:background-color="#80FFFF" style:text-underline-type="single" style:text-underline-style="solid" style:text-underline-width="auto" style:text-underline-mode="continuous"/>
    </style:style>
    <style:style style:name="T2671" style:parent-style-name="Domyślnaczcionkaakapitu" style:family="text">
      <style:text-properties style:text-underline-type="single" style:text-underline-style="solid" style:text-underline-width="auto" style:text-underline-mode="continuous"/>
    </style:style>
    <style:style style:name="P2672" style:parent-style-name="Normalny" style:family="paragraph">
      <style:paragraph-properties fo:text-align="justify" fo:line-height="150%" fo:text-indent="0.2479in"/>
    </style:style>
    <style:style style:name="P2673" style:parent-style-name="Normalny" style:family="paragraph">
      <style:paragraph-properties fo:text-align="justify" fo:line-height="150%"/>
    </style:style>
    <style:style style:name="T2674" style:parent-style-name="Domyślnaczcionkaakapitu" style:family="text">
      <style:text-properties style:text-underline-type="single" style:text-underline-style="solid" style:text-underline-width="auto" style:text-underline-mode="continuous"/>
    </style:style>
    <style:style style:name="P2675" style:parent-style-name="Normalny" style:family="paragraph">
      <style:paragraph-properties fo:text-align="justify" fo:line-height="150%" fo:text-indent="0.2479in"/>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P2679" style:parent-style-name="Normalny" style:family="paragraph">
      <style:paragraph-properties fo:text-align="justify" fo:line-height="150%" fo:text-indent="0.2479in"/>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fo:text-indent="0.2479in"/>
    </style:style>
    <style:style style:name="T2686" style:parent-style-name="Domyślnaczcionkaakapitu" style:family="text">
      <style:text-properties fo:background-color="#80FFFF"/>
    </style:style>
    <style:style style:name="P2687" style:parent-style-name="Normalny" style:family="paragraph">
      <style:paragraph-properties fo:text-align="justify" fo:line-height="150%"/>
    </style:style>
    <style:style style:name="T2688" style:parent-style-name="Domyślnaczcionkaakapitu" style:family="text">
      <style:text-properties fo:background-color="#80FFFF" style:text-underline-type="single" style:text-underline-style="solid" style:text-underline-width="auto" style:text-underline-mode="continuous"/>
    </style:style>
    <style:style style:name="T2689" style:parent-style-name="Domyślnaczcionkaakapitu" style:family="text">
      <style:text-properties style:text-underline-type="single" style:text-underline-style="solid" style:text-underline-width="auto" style:text-underline-mode="continuous"/>
    </style:style>
    <style:style style:name="T2690" style:parent-style-name="Domyślnaczcionkaakapitu" style:family="text">
      <style:text-properties fo:background-color="#80FFFF"/>
    </style:style>
    <style:style style:name="P2691" style:parent-style-name="Normalny" style:family="paragraph">
      <style:paragraph-properties fo:text-align="justify" fo:line-height="150%" fo:text-indent="0.2479in"/>
    </style:style>
    <style:style style:name="P2692" style:parent-style-name="Normalny" style:family="paragraph">
      <style:paragraph-properties fo:text-align="justify" fo:line-height="150%"/>
    </style:style>
    <style:style style:name="T2693" style:parent-style-name="Domyślnaczcionkaakapitu" style:family="text">
      <style:text-properties style:text-underline-type="single" style:text-underline-style="solid" style:text-underline-width="auto" style:text-underline-mode="continuous"/>
    </style:style>
    <style:style style:name="P2694" style:parent-style-name="Normalny" style:family="paragraph">
      <style:paragraph-properties fo:text-align="justify" fo:line-height="150%" fo:text-indent="0.2479in"/>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P2698" style:parent-style-name="Normalny" style:family="paragraph">
      <style:paragraph-properties fo:text-align="justify" fo:line-height="150%"/>
    </style:style>
    <style:style style:name="T2699" style:parent-style-name="Domyślnaczcionkaakapitu" style:family="text">
      <style:text-properties fo:background-color="#80FFFF" style:text-underline-type="single" style:text-underline-style="solid" style:text-underline-width="auto" style:text-underline-mode="continuous"/>
    </style:style>
    <style:style style:name="T2700" style:parent-style-name="Domyślnaczcionkaakapitu" style:family="text">
      <style:text-properties style:text-underline-type="single" style:text-underline-style="solid" style:text-underline-width="auto" style:text-underline-mode="continuous"/>
    </style:style>
    <style:style style:name="P2701" style:parent-style-name="Normalny" style:family="paragraph">
      <style:paragraph-properties fo:text-align="justify" fo:line-height="150%" fo:text-indent="0.2479in"/>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479in"/>
    </style:style>
    <style:style style:name="P2704" style:parent-style-name="Normalny" style:family="paragraph">
      <style:paragraph-properties fo:text-align="justify" fo:line-height="150%"/>
    </style:style>
    <style:style style:name="T2705" style:parent-style-name="Domyślnaczcionkaakapitu" style:family="text">
      <style:text-properties fo:background-color="#80FFFF" style:text-underline-type="single" style:text-underline-style="solid" style:text-underline-width="auto" style:text-underline-mode="continuous"/>
    </style:style>
    <style:style style:name="T2706" style:parent-style-name="Domyślnaczcionkaakapitu" style:family="text">
      <style:text-properties style:text-underline-type="single" style:text-underline-style="solid" style:text-underline-width="auto" style:text-underline-mode="continuous"/>
    </style:style>
    <style:style style:name="P2707" style:parent-style-name="Normalny" style:family="paragraph">
      <style:paragraph-properties fo:text-align="justify" fo:line-height="150%" fo:text-indent="0.2479in"/>
    </style:style>
    <style:style style:name="P2708" style:parent-style-name="Normalny" style:family="paragraph">
      <style:paragraph-properties fo:text-align="justify" fo:line-height="150%"/>
    </style:style>
    <style:style style:name="T2709" style:parent-style-name="Domyślnaczcionkaakapitu" style:family="text">
      <style:text-properties style:text-underline-type="single" style:text-underline-style="solid" style:text-underline-width="auto" style:text-underline-mode="continuous"/>
    </style:style>
    <style:style style:name="T2710" style:parent-style-name="Domyślnaczcionkaakapitu" style:family="text">
      <style:text-properties fo:background-color="#80FFFF"/>
    </style:style>
    <style:style style:name="P2711" style:parent-style-name="Normalny" style:family="paragraph">
      <style:paragraph-properties fo:text-align="justify" fo:line-height="150%" fo:text-indent="0.2479in"/>
    </style:style>
    <style:style style:name="P2712" style:parent-style-name="Normalny" style:family="paragraph">
      <style:paragraph-properties fo:text-align="justify" fo:line-height="150%" fo:text-indent="0.2479in"/>
    </style:style>
    <style:style style:name="T2713" style:parent-style-name="Domyślnaczcionkaakapitu" style:family="text">
      <style:text-properties fo:background-color="#80FFFF"/>
    </style:style>
    <style:style style:name="P2714" style:parent-style-name="Normalny" style:family="paragraph">
      <style:paragraph-properties fo:text-align="justify" fo:line-height="150%"/>
    </style:style>
    <style:style style:name="T2715" style:parent-style-name="Domyślnaczcionkaakapitu" style:family="text">
      <style:text-properties fo:background-color="#80FFFF" style:text-underline-type="single" style:text-underline-style="solid" style:text-underline-width="auto" style:text-underline-mode="continuous"/>
    </style:style>
    <style:style style:name="T2716" style:parent-style-name="Domyślnaczcionkaakapitu" style:family="text">
      <style:text-properties style:text-underline-type="single" style:text-underline-style="solid" style:text-underline-width="auto" style:text-underline-mode="continuous"/>
    </style:style>
    <style:style style:name="P2717" style:parent-style-name="Normalny" style:family="paragraph">
      <style:paragraph-properties fo:text-align="justify" fo:line-height="150%"/>
    </style:style>
    <style:style style:name="P2718" style:parent-style-name="Normalny" style:family="paragraph">
      <style:paragraph-properties fo:text-align="justify" fo:line-height="150%" fo:text-indent="0.2479in"/>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fo:text-indent="0.2479in"/>
    </style:style>
    <style:style style:name="P2722" style:parent-style-name="Normalny" style:family="paragraph">
      <style:paragraph-properties fo:text-align="justify" fo:line-height="150%"/>
    </style:style>
    <style:style style:name="T2723" style:parent-style-name="Domyślnaczcionkaakapitu" style:family="text">
      <style:text-properties style:text-underline-type="single" style:text-underline-style="solid" style:text-underline-width="auto" style:text-underline-mode="continuous"/>
    </style:style>
    <style:style style:name="T2724" style:parent-style-name="Domyślnaczcionkaakapitu" style:family="text">
      <style:text-properties fo:background-color="#80FFFF" style:text-underline-type="single" style:text-underline-style="solid" style:text-underline-width="auto" style:text-underline-mode="continuous"/>
    </style:style>
    <style:style style:name="T2725" style:parent-style-name="Domyślnaczcionkaakapitu" style:family="text">
      <style:text-properties fo:background-color="#80FFFF"/>
    </style:style>
    <style:style style:name="P2726" style:parent-style-name="Normalny" style:family="paragraph">
      <style:paragraph-properties fo:text-align="justify" fo:line-height="150%" fo:text-indent="0.2479in"/>
    </style:style>
    <style:style style:name="P2727" style:parent-style-name="Normalny" style:family="paragraph">
      <style:paragraph-properties fo:text-align="justify" fo:line-height="150%" fo:text-indent="0.2479in"/>
    </style:style>
    <style:style style:name="T2728" style:parent-style-name="Domyślnaczcionkaakapitu" style:family="text">
      <style:text-properties fo:background-color="#80FFFF"/>
    </style:style>
    <style:style style:name="P2729" style:parent-style-name="Normalny" style:family="paragraph">
      <style:paragraph-properties fo:text-align="justify" fo:line-height="150%"/>
    </style:style>
    <style:style style:name="T2730" style:parent-style-name="Domyślnaczcionkaakapitu" style:family="text">
      <style:text-properties style:text-underline-type="single" style:text-underline-style="solid" style:text-underline-width="auto" style:text-underline-mode="continuous"/>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479in"/>
    </style:style>
    <style:style style:name="T2733" style:parent-style-name="Domyślnaczcionkaakapitu" style:family="text">
      <style:text-properties fo:background-color="#80FFFF"/>
    </style:style>
    <style:style style:name="P2734" style:parent-style-name="Normalny" style:family="paragraph">
      <style:paragraph-properties fo:text-align="justify" fo:line-height="150%" fo:text-indent="0.2479in"/>
    </style:style>
    <style:style style:name="P2735" style:parent-style-name="Normalny" style:family="paragraph">
      <style:paragraph-properties fo:text-align="justify" fo:line-height="150%" fo:text-indent="0.2479in"/>
    </style:style>
    <style:style style:name="T2736" style:parent-style-name="Domyślnaczcionkaakapitu" style:family="text">
      <style:text-properties fo:background-color="#80FFFF"/>
    </style:style>
    <style:style style:name="P2737" style:parent-style-name="Normalny" style:family="paragraph">
      <style:paragraph-properties fo:text-align="justify" fo:line-height="150%" fo:text-indent="0.2479in"/>
    </style:style>
    <style:style style:name="P2738" style:parent-style-name="Normalny" style:family="paragraph">
      <style:paragraph-properties fo:text-align="justify" fo:line-height="150%"/>
    </style:style>
    <style:style style:name="T2739" style:parent-style-name="Domyślnaczcionkaakapitu" style:family="text">
      <style:text-properties style:text-underline-type="single" style:text-underline-style="solid" style:text-underline-width="auto" style:text-underline-mode="continuous"/>
    </style:style>
    <style:style style:name="P2740" style:parent-style-name="Normalny" style:family="paragraph">
      <style:paragraph-properties fo:text-align="justify" fo:line-height="150%" fo:text-indent="0.2479in"/>
    </style:style>
    <style:style style:name="P2741" style:parent-style-name="Normalny" style:family="paragraph">
      <style:paragraph-properties fo:text-align="justify" fo:line-height="150%"/>
    </style:style>
    <style:style style:name="T2742" style:parent-style-name="Domyślnaczcionkaakapitu" style:family="text">
      <style:text-properties style:text-underline-type="single" style:text-underline-style="solid" style:text-underline-width="auto" style:text-underline-mode="continuous"/>
    </style:style>
    <style:style style:name="T2743" style:parent-style-name="Domyślnaczcionkaakapitu" style:family="text">
      <style:text-properties fo:background-color="#80FFFF" style:text-underline-type="single" style:text-underline-style="solid" style:text-underline-width="auto" style:text-underline-mode="continuous"/>
    </style:style>
    <style:style style:name="T2744" style:parent-style-name="Domyślnaczcionkaakapitu" style:family="text">
      <style:text-properties style:text-underline-type="single" style:text-underline-style="solid" style:text-underline-width="auto" style:text-underline-mode="continuous"/>
    </style:style>
    <style:style style:name="T2745" style:parent-style-name="Domyślnaczcionkaakapitu" style:family="text">
      <style:text-properties fo:background-color="#80FFFF" style:text-underline-type="single" style:text-underline-style="solid" style:text-underline-width="auto" style:text-underline-mode="continuous"/>
    </style:style>
    <style:style style:name="T2746" style:parent-style-name="Domyślnaczcionkaakapitu" style:family="text">
      <style:text-properties style:text-underline-type="single" style:text-underline-style="solid" style:text-underline-width="auto" style:text-underline-mode="continuous"/>
    </style:style>
    <style:style style:name="T2747" style:parent-style-name="Domyślnaczcionkaakapitu" style:family="text">
      <style:text-properties fo:background-color="#80FFFF" style:text-underline-type="single" style:text-underline-style="solid" style:text-underline-width="auto" style:text-underline-mode="continuous"/>
    </style:style>
    <style:style style:name="T2748" style:parent-style-name="Domyślnaczcionkaakapitu" style:family="text">
      <style:text-properties fo:background-color="#80FFFF"/>
    </style:style>
    <style:style style:name="P2749" style:parent-style-name="Normalny" style:family="paragraph">
      <style:paragraph-properties fo:text-align="justify" fo:line-height="150%" fo:text-indent="0.2479in"/>
    </style:style>
    <style:style style:name="T2750" style:parent-style-name="Domyślnaczcionkaakapitu" style:family="text">
      <style:text-properties fo:background-color="#80FFFF"/>
    </style:style>
    <style:style style:name="P2751" style:parent-style-name="Normalny" style:family="paragraph">
      <style:paragraph-properties fo:text-align="justify" fo:line-height="150%"/>
    </style:style>
    <style:style style:name="T2752" style:parent-style-name="Domyślnaczcionkaakapitu" style:family="text">
      <style:text-properties style:text-underline-type="single" style:text-underline-style="solid" style:text-underline-width="auto" style:text-underline-mode="continuous"/>
    </style:style>
    <style:style style:name="T2753" style:parent-style-name="Domyślnaczcionkaakapitu" style:family="text">
      <style:text-properties fo:background-color="#80FFFF" style:text-underline-type="single" style:text-underline-style="solid" style:text-underline-width="auto" style:text-underline-mode="continuous"/>
    </style:style>
    <style:style style:name="T2754" style:parent-style-name="Domyślnaczcionkaakapitu" style:family="text">
      <style:text-properties style:text-underline-type="single" style:text-underline-style="solid" style:text-underline-width="auto" style:text-underline-mode="continuous"/>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fo:text-indent="0.2479in"/>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P2764" style:parent-style-name="Normalny" style:family="paragraph">
      <style:paragraph-properties fo:text-align="justify" fo:line-height="150%" fo:text-indent="0.2479in"/>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479in"/>
    </style:style>
    <style:style style:name="P2767" style:parent-style-name="Normalny" style:family="paragraph">
      <style:paragraph-properties fo:text-align="justify" fo:line-height="150%"/>
    </style:style>
    <style:style style:name="T2768" style:parent-style-name="Domyślnaczcionkaakapitu" style:family="text">
      <style:text-properties style:text-underline-type="single" style:text-underline-style="solid" style:text-underline-width="auto" style:text-underline-mode="continuous"/>
    </style:style>
    <style:style style:name="T2769" style:parent-style-name="Domyślnaczcionkaakapitu" style:family="text">
      <style:text-properties fo:background-color="#80FFFF"/>
    </style:style>
    <style:style style:name="P2770" style:parent-style-name="Normalny" style:family="paragraph">
      <style:paragraph-properties fo:text-align="justify" fo:line-height="150%" fo:text-indent="0.2479in"/>
    </style:style>
    <style:style style:name="P2771" style:parent-style-name="Normalny" style:family="paragraph">
      <style:paragraph-properties fo:text-align="justify" fo:line-height="150%"/>
    </style:style>
    <style:style style:name="T2772" style:parent-style-name="Domyślnaczcionkaakapitu" style:family="text">
      <style:text-properties style:text-underline-type="single" style:text-underline-style="solid" style:text-underline-width="auto" style:text-underline-mode="continuous"/>
    </style:style>
    <style:style style:name="T2773" style:parent-style-name="Domyślnaczcionkaakapitu" style:family="text">
      <style:text-properties fo:background-color="#80FFFF"/>
    </style:style>
    <style:style style:name="P2774" style:parent-style-name="Normalny" style:family="paragraph">
      <style:paragraph-properties fo:text-align="justify" fo:line-height="150%" fo:text-indent="0.2479in"/>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P2777" style:parent-style-name="Normalny" style:family="paragraph">
      <style:paragraph-properties fo:text-align="justify" fo:line-height="150%" fo:text-indent="0.2479in"/>
    </style:style>
    <style:style style:name="P2778" style:parent-style-name="Normalny" style:family="paragraph">
      <style:paragraph-properties fo:text-align="justify" fo:line-height="150%"/>
    </style:style>
    <style:style style:name="T2779" style:parent-style-name="Domyślnaczcionkaakapitu" style:family="text">
      <style:text-properties style:text-underline-type="single" style:text-underline-style="solid" style:text-underline-width="auto" style:text-underline-mode="continuous"/>
    </style:style>
    <style:style style:name="T2780" style:parent-style-name="Domyślnaczcionkaakapitu" style:family="text">
      <style:text-properties fo:background-color="#80FFFF" style:text-underline-type="single" style:text-underline-style="solid" style:text-underline-width="auto" style:text-underline-mode="continuous"/>
    </style:style>
    <style:style style:name="T2781" style:parent-style-name="Domyślnaczcionkaakapitu" style:family="text">
      <style:text-properties style:text-underline-type="single" style:text-underline-style="solid" style:text-underline-width="auto" style:text-underline-mode="continuous"/>
    </style:style>
    <style:style style:name="P2782" style:parent-style-name="Normalny" style:family="paragraph">
      <style:paragraph-properties fo:text-align="justify" fo:line-height="150%"/>
    </style:style>
    <style:style style:name="P2783" style:parent-style-name="Normalny" style:family="paragraph">
      <style:paragraph-properties fo:text-align="justify" fo:line-height="150%" fo:text-indent="0.2479in"/>
    </style:style>
    <style:style style:name="T2784" style:parent-style-name="Domyślnaczcionkaakapitu" style:family="text">
      <style:text-properties fo:background-color="#80FFFF"/>
    </style:style>
    <style:style style:name="P2785" style:parent-style-name="Normalny" style:family="paragraph">
      <style:paragraph-properties fo:text-align="justify" fo:line-height="150%" fo:text-indent="0.2479in"/>
    </style:style>
    <style:style style:name="T2786" style:parent-style-name="Domyślnaczcionkaakapitu" style:family="text">
      <style:text-properties fo:background-color="#80FFFF"/>
    </style:style>
    <style:style style:name="P2787" style:parent-style-name="Normalny" style:family="paragraph">
      <style:paragraph-properties fo:text-align="justify" fo:line-height="150%"/>
    </style:style>
    <style:style style:name="T2788" style:parent-style-name="Domyślnaczcionkaakapitu" style:family="text">
      <style:text-properties style:text-underline-type="single" style:text-underline-style="solid" style:text-underline-width="auto" style:text-underline-mode="continuous"/>
    </style:style>
    <style:style style:name="T2789" style:parent-style-name="Domyślnaczcionkaakapitu" style:family="text">
      <style:text-properties fo:background-color="#80FFFF"/>
    </style:style>
    <style:style style:name="P2790" style:parent-style-name="Normalny" style:family="paragraph">
      <style:paragraph-properties fo:text-align="justify" fo:line-height="150%" fo:text-indent="0.2479in"/>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style:style>
    <style:style style:name="T2793" style:parent-style-name="Domyślnaczcionkaakapitu" style:family="text">
      <style:text-properties style:text-underline-type="single" style:text-underline-style="solid" style:text-underline-width="auto" style:text-underline-mode="continuous"/>
    </style:style>
    <style:style style:name="T2794" style:parent-style-name="Domyślnaczcionkaakapitu" style:family="text">
      <style:text-properties fo:background-color="#80FFFF" style:text-underline-type="single" style:text-underline-style="solid" style:text-underline-width="auto" style:text-underline-mode="continuous"/>
    </style:style>
    <style:style style:name="T2795" style:parent-style-name="Domyślnaczcionkaakapitu" style:family="text">
      <style:text-properties style:text-underline-type="single" style:text-underline-style="solid" style:text-underline-width="auto" style:text-underline-mode="continuous"/>
    </style:style>
    <style:style style:name="T2796" style:parent-style-name="Domyślnaczcionkaakapitu" style:family="text">
      <style:text-properties fo:background-color="#80FFFF"/>
    </style:style>
    <style:style style:name="P2797" style:parent-style-name="Normalny" style:family="paragraph">
      <style:paragraph-properties fo:text-align="justify" fo:line-height="150%" fo:text-indent="0.2479in"/>
    </style:style>
    <style:style style:name="P2798" style:parent-style-name="Normalny" style:family="paragraph">
      <style:paragraph-properties fo:text-align="justify" fo:line-height="150%" fo:text-indent="0.2479in"/>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P2801" style:parent-style-name="Normalny" style:family="paragraph">
      <style:paragraph-properties fo:text-align="justify" fo:line-height="150%" fo:text-indent="0.2479in"/>
    </style:style>
    <style:style style:name="P2802" style:parent-style-name="Normalny" style:family="paragraph">
      <style:paragraph-properties fo:text-align="justify" fo:line-height="150%" fo:text-indent="0.2479in"/>
    </style:style>
    <style:style style:name="P2803" style:parent-style-name="Normalny" style:family="paragraph">
      <style:paragraph-properties fo:text-align="justify" fo:line-height="150%" fo:text-indent="0.2479in"/>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fo:text-indent="0.2479in"/>
    </style:style>
    <style:style style:name="T2806" style:parent-style-name="Domyślnaczcionkaakapitu" style:family="text">
      <style:text-properties fo:background-color="#80FFFF"/>
    </style:style>
    <style:style style:name="P2807" style:parent-style-name="Normalny" style:family="paragraph">
      <style:paragraph-properties fo:text-align="justify" fo:line-height="150%"/>
    </style:style>
    <style:style style:name="T2808" style:parent-style-name="Domyślnaczcionkaakapitu" style:family="text">
      <style:text-properties style:text-underline-type="single" style:text-underline-style="solid" style:text-underline-width="auto" style:text-underline-mode="continuous"/>
    </style:style>
    <style:style style:name="T2809" style:parent-style-name="Domyślnaczcionkaakapitu" style:family="text">
      <style:text-properties fo:background-color="#80FFFF" style:text-underline-type="single" style:text-underline-style="solid" style:text-underline-width="auto" style:text-underline-mode="continuous"/>
    </style:style>
    <style:style style:name="P2810" style:parent-style-name="Normalny" style:family="paragraph">
      <style:paragraph-properties fo:text-align="justify" fo:line-height="150%" fo:text-indent="0.2479in"/>
    </style:style>
    <style:style style:name="P2811" style:parent-style-name="Normalny" style:family="paragraph">
      <style:paragraph-properties fo:text-align="justify" fo:line-height="150%"/>
    </style:style>
    <style:style style:name="T2812" style:parent-style-name="Domyślnaczcionkaakapitu" style:family="text">
      <style:text-properties fo:background-color="#80FFFF" style:text-underline-type="single" style:text-underline-style="solid" style:text-underline-width="auto" style:text-underline-mode="continuous"/>
    </style:style>
    <style:style style:name="T2813" style:parent-style-name="Domyślnaczcionkaakapitu" style:family="text">
      <style:text-properties style:text-underline-type="single" style:text-underline-style="solid" style:text-underline-width="auto" style:text-underline-mode="continuous"/>
    </style:style>
    <style:style style:name="P2814" style:parent-style-name="Normalny" style:family="paragraph">
      <style:paragraph-properties fo:text-align="justify" fo:line-height="150%" fo:text-indent="0.2479in"/>
    </style:style>
    <style:style style:name="T2815" style:parent-style-name="Domyślnaczcionkaakapitu" style:family="text">
      <style:text-properties fo:background-color="#80FFFF"/>
    </style:style>
    <style:style style:name="P2816" style:parent-style-name="Normalny" style:family="paragraph">
      <style:paragraph-properties fo:text-align="justify" fo:line-height="150%" fo:text-indent="0.2479in"/>
    </style:style>
    <style:style style:name="P2817" style:parent-style-name="Normalny" style:family="paragraph">
      <style:paragraph-properties fo:text-align="justify" fo:line-height="150%"/>
    </style:style>
    <style:style style:name="T2818" style:parent-style-name="Domyślnaczcionkaakapitu" style:family="text">
      <style:text-properties style:text-underline-type="single" style:text-underline-style="solid" style:text-underline-width="auto" style:text-underline-mode="continuous"/>
    </style:style>
    <style:style style:name="T2819" style:parent-style-name="Domyślnaczcionkaakapitu" style:family="text">
      <style:text-properties fo:background-color="#80FFFF" style:text-underline-type="single" style:text-underline-style="solid" style:text-underline-width="auto" style:text-underline-mode="continuous"/>
    </style:style>
    <style:style style:name="T2820" style:parent-style-name="Domyślnaczcionkaakapitu" style:family="text">
      <style:text-properties style:text-underline-type="single" style:text-underline-style="solid" style:text-underline-width="auto" style:text-underline-mode="continuous"/>
    </style:style>
    <style:style style:name="T2821" style:parent-style-name="Domyślnaczcionkaakapitu" style:family="text">
      <style:text-properties fo:background-color="#80FFFF" style:text-underline-type="single" style:text-underline-style="solid" style:text-underline-width="auto" style:text-underline-mode="continuous"/>
    </style:style>
    <style:style style:name="T2822" style:parent-style-name="Domyślnaczcionkaakapitu" style:family="text">
      <style:text-properties fo:background-color="#80FFFF"/>
    </style:style>
    <style:style style:name="P2823" style:parent-style-name="Normalny" style:family="paragraph">
      <style:paragraph-properties fo:text-align="justify" fo:line-height="150%" fo:text-indent="0.2479in"/>
    </style:style>
    <style:style style:name="P2824" style:parent-style-name="Normalny" style:family="paragraph">
      <style:paragraph-properties fo:text-align="justify" fo:line-height="150%"/>
    </style:style>
    <style:style style:name="T2825" style:parent-style-name="Domyślnaczcionkaakapitu" style:family="text">
      <style:text-properties style:text-underline-type="single" style:text-underline-style="solid" style:text-underline-width="auto" style:text-underline-mode="continuous"/>
    </style:style>
    <style:style style:name="T2826" style:parent-style-name="Domyślnaczcionkaakapitu" style:family="text">
      <style:text-properties fo:background-color="#80FFFF" style:text-underline-type="single" style:text-underline-style="solid" style:text-underline-width="auto" style:text-underline-mode="continuous"/>
    </style:style>
    <style:style style:name="P2827" style:parent-style-name="Normalny" style:family="paragraph">
      <style:paragraph-properties fo:text-align="justify" fo:line-height="150%" fo:text-indent="0.2479in"/>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fo:text-indent="0.2479in"/>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P2836" style:parent-style-name="Normalny" style:family="paragraph">
      <style:paragraph-properties fo:text-align="justify" fo:line-height="150%"/>
    </style:style>
    <style:style style:name="T2837" style:parent-style-name="Domyślnaczcionkaakapitu" style:family="text">
      <style:text-properties style:text-underline-type="single" style:text-underline-style="solid" style:text-underline-width="auto" style:text-underline-mode="continuous"/>
    </style:style>
    <style:style style:name="P2838" style:parent-style-name="Normalny" style:family="paragraph">
      <style:paragraph-properties fo:text-align="justify" fo:line-height="150%" fo:text-indent="0.2479in"/>
    </style:style>
    <style:style style:name="P2839" style:parent-style-name="Normalny" style:family="paragraph">
      <style:paragraph-properties fo:text-align="justify" fo:line-height="150%"/>
    </style:style>
    <style:style style:name="T2840" style:parent-style-name="Domyślnaczcionkaakapitu" style:family="text">
      <style:text-properties style:text-underline-type="single" style:text-underline-style="solid" style:text-underline-width="auto" style:text-underline-mode="continuous"/>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fo:text-indent="0.2479in"/>
    </style:style>
    <style:style style:name="P2843" style:parent-style-name="Normalny" style:family="paragraph">
      <style:paragraph-properties fo:text-align="justify" fo:line-height="150%" fo:text-indent="0.2479in"/>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P2848" style:parent-style-name="Normalny" style:family="paragraph">
      <style:paragraph-properties fo:text-align="justify" fo:line-height="150%" fo:text-indent="0.2479in"/>
    </style:style>
    <style:style style:name="P2849" style:parent-style-name="Normalny" style:family="paragraph">
      <style:paragraph-properties fo:text-align="justify" fo:line-height="150%" fo:text-indent="0.2479in"/>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style:style>
    <style:style style:name="T2853" style:parent-style-name="Domyślnaczcionkaakapitu" style:family="text">
      <style:text-properties style:text-underline-type="single" style:text-underline-style="solid" style:text-underline-width="auto" style:text-underline-mode="continuous"/>
    </style:style>
    <style:style style:name="T2854" style:parent-style-name="Domyślnaczcionkaakapitu" style:family="text">
      <style:text-properties fo:background-color="#80FFFF"/>
    </style:style>
    <style:style style:name="P2855" style:parent-style-name="Normalny" style:family="paragraph">
      <style:paragraph-properties fo:text-align="justify" fo:line-height="150%" fo:text-indent="0.2479in"/>
    </style:style>
    <style:style style:name="P2856" style:parent-style-name="Normalny" style:family="paragraph">
      <style:paragraph-properties fo:text-align="justify" fo:line-height="150%"/>
    </style:style>
    <style:style style:name="T2857" style:parent-style-name="Domyślnaczcionkaakapitu" style:family="text">
      <style:text-properties style:text-underline-type="single" style:text-underline-style="solid" style:text-underline-width="auto" style:text-underline-mode="continuous"/>
    </style:style>
    <style:style style:name="T2858" style:parent-style-name="Domyślnaczcionkaakapitu" style:family="text">
      <style:text-properties fo:background-color="#80FFFF"/>
    </style:style>
    <style:style style:name="P2859" style:parent-style-name="Normalny" style:family="paragraph">
      <style:paragraph-properties fo:text-align="justify" fo:line-height="150%" fo:text-indent="0.2479in"/>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P2864" style:parent-style-name="Normalny" style:family="paragraph">
      <style:paragraph-properties fo:text-align="justify" fo:line-height="150%" fo:text-indent="0.2479in"/>
    </style:style>
    <style:style style:name="P2865" style:parent-style-name="Normalny" style:family="paragraph">
      <style:paragraph-properties fo:text-align="justify" fo:line-height="150%" fo:text-indent="0.2479in"/>
    </style:style>
    <style:style style:name="T2866" style:parent-style-name="Domyślnaczcionkaakapitu" style:family="text">
      <style:text-properties fo:background-color="#80FFFF"/>
    </style:style>
    <style:style style:name="P2867" style:parent-style-name="Normalny" style:family="paragraph">
      <style:paragraph-properties fo:text-align="justify" fo:line-height="150%" fo:text-indent="0.2479in"/>
    </style:style>
    <style:style style:name="P2868" style:parent-style-name="Normalny" style:family="paragraph">
      <style:paragraph-properties fo:text-align="justify" fo:line-height="150%"/>
    </style:style>
    <style:style style:name="T2869" style:parent-style-name="Domyślnaczcionkaakapitu" style:family="text">
      <style:text-properties style:text-underline-type="single" style:text-underline-style="solid" style:text-underline-width="auto" style:text-underline-mode="continuous"/>
    </style:style>
    <style:style style:name="T2870" style:parent-style-name="Domyślnaczcionkaakapitu" style:family="text">
      <style:text-properties fo:background-color="#80FFFF" style:text-underline-type="single" style:text-underline-style="solid" style:text-underline-width="auto" style:text-underline-mode="continuous"/>
    </style:style>
    <style:style style:name="P2871" style:parent-style-name="Normalny" style:family="paragraph">
      <style:paragraph-properties fo:text-align="justify" fo:line-height="150%" fo:text-indent="0.2479in"/>
    </style:style>
    <style:style style:name="P2872" style:parent-style-name="Normalny" style:family="paragraph">
      <style:paragraph-properties fo:text-align="justify" fo:line-height="150%"/>
    </style:style>
    <style:style style:name="T2873" style:parent-style-name="Domyślnaczcionkaakapitu" style:family="text">
      <style:text-properties style:text-underline-type="single" style:text-underline-style="solid" style:text-underline-width="auto" style:text-underline-mode="continuous"/>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fo:text-indent="0.2479in"/>
    </style:style>
    <style:style style:name="T2876" style:parent-style-name="Domyślnaczcionkaakapitu" style:family="text">
      <style:text-properties fo:background-color="#80FFFF"/>
    </style:style>
    <style:style style:name="P2877" style:parent-style-name="Normalny" style:family="paragraph">
      <style:paragraph-properties fo:text-align="justify" fo:line-height="150%" fo:text-indent="0.2479in"/>
    </style:style>
    <style:style style:name="P2878" style:parent-style-name="Normalny" style:family="paragraph">
      <style:paragraph-properties fo:text-align="justify" fo:line-height="150%" fo:text-indent="0.2479in"/>
    </style:style>
    <style:style style:name="P2879" style:parent-style-name="Normalny" style:family="paragraph">
      <style:paragraph-properties fo:text-align="justify" fo:line-height="150%"/>
    </style:style>
    <style:style style:name="T2880" style:parent-style-name="Domyślnaczcionkaakapitu" style:family="text">
      <style:text-properties style:text-underline-type="single" style:text-underline-style="solid" style:text-underline-width="auto" style:text-underline-mode="continuous"/>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fo:text-indent="0.2479in"/>
    </style:style>
    <style:style style:name="T2883" style:parent-style-name="Domyślnaczcionkaakapitu" style:family="text">
      <style:text-properties fo:background-color="#80FFFF"/>
    </style:style>
    <style:style style:name="P2884" style:parent-style-name="Normalny" style:family="paragraph">
      <style:paragraph-properties fo:text-align="justify" fo:line-height="150%" fo:text-indent="0.2479in"/>
    </style:style>
    <style:style style:name="T2885" style:parent-style-name="Domyślnaczcionkaakapitu" style:family="text">
      <style:text-properties fo:background-color="#80FFFF"/>
    </style:style>
    <style:style style:name="P2886" style:parent-style-name="Normalny" style:family="paragraph">
      <style:paragraph-properties fo:text-align="justify" fo:line-height="150%"/>
    </style:style>
    <style:style style:name="T2887" style:parent-style-name="Domyślnaczcionkaakapitu" style:family="text">
      <style:text-properties style:text-underline-type="single" style:text-underline-style="solid" style:text-underline-width="auto" style:text-underline-mode="continuous"/>
    </style:style>
    <style:style style:name="T2888" style:parent-style-name="Domyślnaczcionkaakapitu" style:family="text">
      <style:text-properties fo:background-color="#80FFFF" style:text-underline-type="single" style:text-underline-style="solid" style:text-underline-width="auto" style:text-underline-mode="continuous"/>
    </style:style>
    <style:style style:name="T2889" style:parent-style-name="Domyślnaczcionkaakapitu" style:family="text">
      <style:text-properties style:text-underline-type="single" style:text-underline-style="solid" style:text-underline-width="auto" style:text-underline-mode="continuous"/>
    </style:style>
    <style:style style:name="T2890" style:parent-style-name="Domyślnaczcionkaakapitu" style:family="text">
      <style:text-properties fo:background-color="#80FFFF"/>
    </style:style>
    <style:style style:name="P2891" style:parent-style-name="Normalny" style:family="paragraph">
      <style:paragraph-properties fo:text-align="justify" fo:line-height="150%" fo:text-indent="0.2479in"/>
    </style:style>
    <style:style style:name="P2892" style:parent-style-name="Normalny" style:family="paragraph">
      <style:paragraph-properties fo:text-align="justify" fo:line-height="150%"/>
    </style:style>
    <style:style style:name="T2893" style:parent-style-name="Domyślnaczcionkaakapitu" style:family="text">
      <style:text-properties style:text-underline-type="single" style:text-underline-style="solid" style:text-underline-width="auto" style:text-underline-mode="continuous"/>
    </style:style>
    <style:style style:name="T2894" style:parent-style-name="Domyślnaczcionkaakapitu" style:family="text">
      <style:text-properties fo:background-color="#80FFFF"/>
    </style:style>
    <style:style style:name="P2895" style:parent-style-name="Normalny" style:family="paragraph">
      <style:paragraph-properties fo:text-align="justify" fo:line-height="150%" fo:text-indent="0.2479in"/>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style:style>
    <style:style style:name="T2899" style:parent-style-name="Domyślnaczcionkaakapitu" style:family="text">
      <style:text-properties fo:background-color="#80FFFF" style:text-underline-type="single" style:text-underline-style="solid" style:text-underline-width="auto" style:text-underline-mode="continuous"/>
    </style:style>
    <style:style style:name="T2900" style:parent-style-name="Domyślnaczcionkaakapitu" style:family="text">
      <style:text-properties style:text-underline-type="single" style:text-underline-style="solid" style:text-underline-width="auto" style:text-underline-mode="continuous"/>
    </style:style>
    <style:style style:name="P2901" style:parent-style-name="Normalny" style:family="paragraph">
      <style:paragraph-properties fo:text-align="justify" fo:line-height="150%" fo:text-indent="0.2479in"/>
    </style:style>
    <style:style style:name="P2902" style:parent-style-name="Normalny" style:family="paragraph">
      <style:paragraph-properties fo:text-align="justify" fo:line-height="150%" fo:text-indent="0.2479in"/>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P2905" style:parent-style-name="Normalny" style:family="paragraph">
      <style:paragraph-properties fo:text-align="justify" fo:line-height="150%"/>
    </style:style>
    <style:style style:name="T2906" style:parent-style-name="Domyślnaczcionkaakapitu" style:family="text">
      <style:text-properties style:text-underline-type="single" style:text-underline-style="solid" style:text-underline-width="auto" style:text-underline-mode="continuous"/>
    </style:style>
    <style:style style:name="T2907" style:parent-style-name="Domyślnaczcionkaakapitu" style:family="text">
      <style:text-properties fo:background-color="#80FFFF"/>
    </style:style>
    <style:style style:name="P2908" style:parent-style-name="Normalny" style:family="paragraph">
      <style:paragraph-properties fo:text-align="justify" fo:line-height="150%" fo:text-indent="0.2479in"/>
    </style:style>
    <style:style style:name="P2909" style:parent-style-name="Normalny" style:family="paragraph">
      <style:paragraph-properties fo:text-align="justify" fo:line-height="150%"/>
    </style:style>
    <style:style style:name="T2910" style:parent-style-name="Domyślnaczcionkaakapitu" style:family="text">
      <style:text-properties style:text-underline-type="single" style:text-underline-style="solid" style:text-underline-width="auto" style:text-underline-mode="continuous"/>
    </style:style>
    <style:style style:name="T2911" style:parent-style-name="Domyślnaczcionkaakapitu" style:family="text">
      <style:text-properties fo:background-color="#80FFFF"/>
    </style:style>
    <style:style style:name="P2912" style:parent-style-name="Normalny" style:family="paragraph">
      <style:paragraph-properties fo:text-align="justify" fo:line-height="150%" fo:text-indent="0.2479in"/>
    </style:style>
    <style:style style:name="T2913" style:parent-style-name="Domyślnaczcionkaakapitu" style:family="text">
      <style:text-properties fo:background-color="#80FFFF"/>
    </style:style>
    <style:style style:name="P2914" style:parent-style-name="Normalny" style:family="paragraph">
      <style:paragraph-properties fo:text-align="justify" fo:line-height="150%" fo:text-indent="0.2479in"/>
    </style:style>
    <style:style style:name="P2915" style:parent-style-name="Normalny" style:family="paragraph">
      <style:paragraph-properties fo:text-align="justify" fo:line-height="150%" fo:text-indent="0.2479in"/>
    </style:style>
    <style:style style:name="P2916" style:parent-style-name="Normalny" style:family="paragraph">
      <style:paragraph-properties fo:text-align="justify" fo:line-height="150%"/>
    </style:style>
    <style:style style:name="T2917" style:parent-style-name="Domyślnaczcionkaakapitu" style:family="text">
      <style:text-properties style:text-underline-type="single" style:text-underline-style="solid" style:text-underline-width="auto" style:text-underline-mode="continuous"/>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fo:text-indent="0.2479in"/>
    </style:style>
    <style:style style:name="P2920" style:parent-style-name="Normalny" style:family="paragraph">
      <style:paragraph-properties fo:text-align="justify" fo:line-height="150%" fo:text-indent="0.2479in"/>
    </style:style>
    <style:style style:name="P2921" style:parent-style-name="Normalny" style:family="paragraph">
      <style:paragraph-properties fo:text-align="justify" fo:line-height="150%"/>
    </style:style>
    <style:style style:name="T2922" style:parent-style-name="Domyślnaczcionkaakapitu" style:family="text">
      <style:text-properties fo:background-color="#80FFFF" style:text-underline-type="single" style:text-underline-style="solid" style:text-underline-width="auto" style:text-underline-mode="continuous"/>
    </style:style>
    <style:style style:name="T2923" style:parent-style-name="Domyślnaczcionkaakapitu" style:family="text">
      <style:text-properties style:text-underline-type="single" style:text-underline-style="solid" style:text-underline-width="auto" style:text-underline-mode="continuous"/>
    </style:style>
    <style:style style:name="P2924" style:parent-style-name="Normalny" style:family="paragraph">
      <style:paragraph-properties fo:text-align="justify" fo:line-height="150%" fo:text-indent="0.2479in"/>
    </style:style>
    <style:style style:name="P2925" style:parent-style-name="Normalny" style:family="paragraph">
      <style:paragraph-properties fo:text-align="justify" fo:line-height="150%"/>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style>
    <style:style style:name="P2928" style:parent-style-name="Normalny" style:family="paragraph">
      <style:paragraph-properties fo:text-align="justify" fo:line-height="150%" fo:text-indent="0.2479in"/>
    </style:style>
    <style:style style:name="P2929" style:parent-style-name="Normalny" style:family="paragraph">
      <style:paragraph-properties fo:text-align="justify" fo:line-height="150%"/>
    </style:style>
    <style:style style:name="T2930" style:parent-style-name="Domyślnaczcionkaakapitu" style:family="text">
      <style:text-properties fo:background-color="#80FFFF" style:text-underline-type="single" style:text-underline-style="solid" style:text-underline-width="auto" style:text-underline-mode="continuous"/>
    </style:style>
    <style:style style:name="T2931" style:parent-style-name="Domyślnaczcionkaakapitu" style:family="text">
      <style:text-properties style:text-underline-type="single" style:text-underline-style="solid" style:text-underline-width="auto" style:text-underline-mode="continuous"/>
    </style:style>
    <style:style style:name="P2932" style:parent-style-name="Normalny" style:family="paragraph">
      <style:paragraph-properties fo:text-align="justify" fo:line-height="150%" fo:text-indent="0.2479in"/>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style:style>
    <style:style style:name="T2935" style:parent-style-name="Domyślnaczcionkaakapitu" style:family="text">
      <style:text-properties style:text-underline-type="single" style:text-underline-style="solid" style:text-underline-width="auto" style:text-underline-mode="continuous"/>
    </style:style>
    <style:style style:name="P2936" style:parent-style-name="Normalny" style:family="paragraph">
      <style:paragraph-properties fo:text-align="justify" fo:line-height="150%" fo:text-indent="0.2479in"/>
    </style:style>
    <style:style style:name="P2937" style:parent-style-name="Normalny" style:family="paragraph">
      <style:paragraph-properties fo:text-align="justify" fo:line-height="150%" fo:text-indent="0.2479in"/>
    </style:style>
    <style:style style:name="T2938" style:parent-style-name="Domyślnaczcionkaakapitu" style:family="text">
      <style:text-properties fo:background-color="#80FFFF"/>
    </style:style>
    <style:style style:name="P2939" style:parent-style-name="Normalny" style:family="paragraph">
      <style:paragraph-properties fo:text-align="justify" fo:line-height="150%" fo:text-indent="0.2479in"/>
    </style:style>
    <style:style style:name="P2940" style:parent-style-name="Normalny" style:family="paragraph">
      <style:paragraph-properties fo:text-align="justify" fo:line-height="150%"/>
    </style:style>
    <style:style style:name="T2941" style:parent-style-name="Domyślnaczcionkaakapitu" style:family="text">
      <style:text-properties style:text-underline-type="single" style:text-underline-style="solid" style:text-underline-width="auto" style:text-underline-mode="continuous"/>
    </style:style>
    <style:style style:name="T2942" style:parent-style-name="Domyślnaczcionkaakapitu" style:family="text">
      <style:text-properties fo:background-color="#80FFFF"/>
    </style:style>
    <style:style style:name="P2943" style:parent-style-name="Normalny" style:family="paragraph">
      <style:paragraph-properties fo:text-align="justify" fo:line-height="150%" fo:text-indent="0.2479in"/>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P2947" style:parent-style-name="Normalny" style:family="paragraph">
      <style:paragraph-properties fo:text-align="justify" fo:line-height="150%" fo:text-indent="0.2479in"/>
    </style:style>
    <style:style style:name="P2948" style:parent-style-name="Normalny" style:family="paragraph">
      <style:paragraph-properties fo:text-align="justify" fo:line-height="150%"/>
    </style:style>
    <style:style style:name="T2949" style:parent-style-name="Domyślnaczcionkaakapitu" style:family="text">
      <style:text-properties style:text-underline-type="single" style:text-underline-style="solid" style:text-underline-width="auto" style:text-underline-mode="continuous"/>
    </style:style>
    <style:style style:name="T2950" style:parent-style-name="Domyślnaczcionkaakapitu" style:family="text">
      <style:text-properties fo:background-color="#80FFFF" style:text-underline-type="single" style:text-underline-style="solid" style:text-underline-width="auto" style:text-underline-mode="continuous"/>
    </style:style>
    <style:style style:name="T2951" style:parent-style-name="Domyślnaczcionkaakapitu" style:family="text">
      <style:text-properties style:text-underline-type="single" style:text-underline-style="solid" style:text-underline-width="auto" style:text-underline-mode="continuous"/>
    </style:style>
    <style:style style:name="T2952" style:parent-style-name="Domyślnaczcionkaakapitu" style:family="text">
      <style:text-properties fo:background-color="#80FFFF" style:text-underline-type="single" style:text-underline-style="solid" style:text-underline-width="auto" style:text-underline-mode="continuous"/>
    </style:style>
    <style:style style:name="T2953" style:parent-style-name="Domyślnaczcionkaakapitu" style:family="text">
      <style:text-properties fo:background-color="#80FFFF"/>
    </style:style>
    <style:style style:name="P2954" style:parent-style-name="Normalny" style:family="paragraph">
      <style:paragraph-properties fo:text-align="justify" fo:line-height="150%" fo:text-indent="0.2479in"/>
    </style:style>
    <style:style style:name="P2955" style:parent-style-name="Normalny" style:family="paragraph">
      <style:paragraph-properties fo:text-align="justify" fo:line-height="150%"/>
    </style:style>
    <style:style style:name="T2956" style:parent-style-name="Domyślnaczcionkaakapitu" style:family="text">
      <style:text-properties style:text-underline-type="single" style:text-underline-style="solid" style:text-underline-width="auto" style:text-underline-mode="continuous"/>
    </style:style>
    <style:style style:name="T2957" style:parent-style-name="Domyślnaczcionkaakapitu" style:family="text">
      <style:text-properties fo:background-color="#80FFFF"/>
    </style:style>
    <style:style style:name="P2958" style:parent-style-name="Normalny" style:family="paragraph">
      <style:paragraph-properties fo:text-align="justify" fo:line-height="150%" fo:text-indent="0.2479in"/>
    </style:style>
    <style:style style:name="T2959" style:parent-style-name="Domyślnaczcionkaakapitu" style:family="text">
      <style:text-properties fo:background-color="#80FFFF"/>
    </style:style>
    <style:style style:name="P2960" style:parent-style-name="Normalny" style:family="paragraph">
      <style:paragraph-properties fo:text-align="justify" fo:line-height="150%" fo:text-indent="0.2479in"/>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P2964" style:parent-style-name="Normalny" style:family="paragraph">
      <style:paragraph-properties fo:text-align="justify" fo:line-height="150%"/>
    </style:style>
    <style:style style:name="T2965" style:parent-style-name="Domyślnaczcionkaakapitu" style:family="text">
      <style:text-properties fo:background-color="#80FFFF" style:text-underline-type="single" style:text-underline-style="solid" style:text-underline-width="auto" style:text-underline-mode="continuous"/>
    </style:style>
    <style:style style:name="T2966" style:parent-style-name="Domyślnaczcionkaakapitu" style:family="text">
      <style:text-properties style:text-underline-type="single" style:text-underline-style="solid" style:text-underline-width="auto" style:text-underline-mode="continuous"/>
    </style:style>
    <style:style style:name="P2967" style:parent-style-name="Normalny" style:family="paragraph">
      <style:paragraph-properties fo:text-align="justify" fo:line-height="150%" fo:text-indent="0.2479in"/>
    </style:style>
    <style:style style:name="P2968" style:parent-style-name="Normalny" style:family="paragraph">
      <style:paragraph-properties fo:text-align="justify" fo:line-height="150%"/>
    </style:style>
    <style:style style:name="T2969" style:parent-style-name="Domyślnaczcionkaakapitu" style:family="text">
      <style:text-properties style:text-underline-type="single" style:text-underline-style="solid" style:text-underline-width="auto" style:text-underline-mode="continuous"/>
    </style:style>
    <style:style style:name="T2970" style:parent-style-name="Domyślnaczcionkaakapitu" style:family="text">
      <style:text-properties fo:background-color="#80FFFF"/>
    </style:style>
    <style:style style:name="P2971" style:parent-style-name="Normalny" style:family="paragraph">
      <style:paragraph-properties fo:text-align="justify" fo:line-height="150%" fo:text-indent="0.2479in"/>
    </style:style>
    <style:style style:name="T2972" style:parent-style-name="Domyślnaczcionkaakapitu" style:family="text">
      <style:text-properties fo:background-color="#80FFFF"/>
    </style:style>
    <style:style style:name="P2973" style:parent-style-name="Normalny" style:family="paragraph">
      <style:paragraph-properties fo:text-align="justify" fo:line-height="150%"/>
    </style:style>
    <style:style style:name="T2974" style:parent-style-name="Domyślnaczcionkaakapitu" style:family="text">
      <style:text-properties style:text-underline-type="single" style:text-underline-style="solid" style:text-underline-width="auto" style:text-underline-mode="continuous"/>
    </style:style>
    <style:style style:name="T2975" style:parent-style-name="Domyślnaczcionkaakapitu" style:family="text">
      <style:text-properties fo:background-color="#80FFFF"/>
    </style:style>
    <style:style style:name="P2976" style:parent-style-name="Normalny" style:family="paragraph">
      <style:paragraph-properties fo:text-align="justify" fo:line-height="150%" fo:text-indent="0.2479in"/>
    </style:style>
    <style:style style:name="P2977" style:parent-style-name="Normalny" style:family="paragraph">
      <style:paragraph-properties fo:text-align="justify" fo:line-height="150%" fo:text-indent="0.2479in"/>
    </style:style>
    <style:style style:name="P2978" style:parent-style-name="Normalny" style:family="paragraph">
      <style:paragraph-properties fo:text-align="justify" fo:line-height="150%"/>
    </style:style>
    <style:style style:name="T2979" style:parent-style-name="Domyślnaczcionkaakapitu" style:family="text">
      <style:text-properties fo:background-color="#80FFFF" style:text-underline-type="single" style:text-underline-style="solid" style:text-underline-width="auto" style:text-underline-mode="continuous"/>
    </style:style>
    <style:style style:name="T2980" style:parent-style-name="Domyślnaczcionkaakapitu" style:family="text">
      <style:text-properties style:text-underline-type="single" style:text-underline-style="solid" style:text-underline-width="auto" style:text-underline-mode="continuous"/>
    </style:style>
    <style:style style:name="P2981" style:parent-style-name="Normalny" style:family="paragraph">
      <style:paragraph-properties fo:text-align="justify" fo:line-height="150%" fo:text-indent="0.2479in"/>
    </style:style>
    <style:style style:name="T2982" style:parent-style-name="Domyślnaczcionkaakapitu" style:family="text">
      <style:text-properties fo:background-color="#80FFFF"/>
    </style:style>
    <style:style style:name="P2983" style:parent-style-name="Normalny" style:family="paragraph">
      <style:paragraph-properties fo:text-align="justify" fo:line-height="150%"/>
    </style:style>
    <style:style style:name="T2984" style:parent-style-name="Domyślnaczcionkaakapitu" style:family="text">
      <style:text-properties style:text-underline-type="single" style:text-underline-style="solid" style:text-underline-width="auto" style:text-underline-mode="continuous"/>
    </style:style>
    <style:style style:name="T2985" style:parent-style-name="Domyślnaczcionkaakapitu" style:family="text">
      <style:text-properties fo:background-color="#80FFFF" style:text-underline-type="single" style:text-underline-style="solid" style:text-underline-width="auto" style:text-underline-mode="continuous"/>
    </style:style>
    <style:style style:name="T2986" style:parent-style-name="Domyślnaczcionkaakapitu" style:family="text">
      <style:text-properties style:text-underline-type="single" style:text-underline-style="solid" style:text-underline-width="auto" style:text-underline-mode="continuous"/>
    </style:style>
    <style:style style:name="T2987" style:parent-style-name="Domyślnaczcionkaakapitu" style:family="text">
      <style:text-properties fo:background-color="#80FFFF"/>
    </style:style>
    <style:style style:name="P2988" style:parent-style-name="Normalny" style:family="paragraph">
      <style:paragraph-properties fo:text-align="justify" fo:line-height="150%" fo:text-indent="0.2479in"/>
    </style:style>
    <style:style style:name="T2989" style:parent-style-name="Domyślnaczcionkaakapitu" style:family="text">
      <style:text-properties fo:background-color="#80FFFF"/>
    </style:style>
    <style:style style:name="P2990" style:parent-style-name="Normalny" style:family="paragraph">
      <style:paragraph-properties fo:text-align="justify" fo:line-height="150%" fo:text-indent="0.2479in"/>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P2994" style:parent-style-name="Normalny" style:family="paragraph">
      <style:paragraph-properties fo:text-align="justify" fo:line-height="150%"/>
    </style:style>
    <style:style style:name="T2995" style:parent-style-name="Domyślnaczcionkaakapitu" style:family="text">
      <style:text-properties fo:background-color="#80FFFF" style:text-underline-type="single" style:text-underline-style="solid" style:text-underline-width="auto" style:text-underline-mode="continuous"/>
    </style:style>
    <style:style style:name="T2996" style:parent-style-name="Domyślnaczcionkaakapitu" style:family="text">
      <style:text-properties style:text-underline-type="single" style:text-underline-style="solid" style:text-underline-width="auto" style:text-underline-mode="continuous"/>
    </style:style>
    <style:style style:name="P2997" style:parent-style-name="Normalny" style:family="paragraph">
      <style:paragraph-properties fo:text-align="justify" fo:line-height="150%" fo:text-indent="0.2479in"/>
    </style:style>
    <style:style style:name="P2998" style:parent-style-name="Normalny" style:family="paragraph">
      <style:paragraph-properties fo:text-align="justify" fo:line-height="150%" fo:text-indent="0.2479in"/>
    </style:style>
    <style:style style:name="T2999" style:parent-style-name="Domyślnaczcionkaakapitu" style:family="text">
      <style:text-properties fo:background-color="#80FFFF"/>
    </style:style>
    <style:style style:name="P3000" style:parent-style-name="Normalny" style:family="paragraph">
      <style:paragraph-properties fo:text-align="justify" fo:line-height="150%"/>
    </style:style>
    <style:style style:name="T3001" style:parent-style-name="Domyślnaczcionkaakapitu" style:family="text">
      <style:text-properties fo:background-color="#80FFFF" style:text-underline-type="single" style:text-underline-style="solid" style:text-underline-width="auto" style:text-underline-mode="continuous"/>
    </style:style>
    <style:style style:name="T3002" style:parent-style-name="Domyślnaczcionkaakapitu" style:family="text">
      <style:text-properties style:text-underline-type="single" style:text-underline-style="solid" style:text-underline-width="auto" style:text-underline-mode="continuous"/>
    </style:style>
    <style:style style:name="P3003" style:parent-style-name="Normalny" style:family="paragraph">
      <style:paragraph-properties fo:text-align="justify" fo:line-height="150%" fo:text-indent="0.2479in"/>
    </style:style>
    <style:style style:name="P3004" style:parent-style-name="Normalny" style:family="paragraph">
      <style:paragraph-properties fo:text-align="justify" fo:line-height="150%"/>
    </style:style>
    <style:style style:name="T3005" style:parent-style-name="Domyślnaczcionkaakapitu" style:family="text">
      <style:text-properties fo:background-color="#80FFFF" style:text-underline-type="single" style:text-underline-style="solid" style:text-underline-width="auto" style:text-underline-mode="continuous"/>
    </style:style>
    <style:style style:name="T3006" style:parent-style-name="Domyślnaczcionkaakapitu" style:family="text">
      <style:text-properties style:text-underline-type="single" style:text-underline-style="solid" style:text-underline-width="auto" style:text-underline-mode="continuous"/>
    </style:style>
    <style:style style:name="P3007" style:parent-style-name="Normalny" style:family="paragraph">
      <style:paragraph-properties fo:text-align="justify" fo:line-height="150%" fo:text-indent="0.2479in"/>
    </style:style>
    <style:style style:name="P3008" style:parent-style-name="Normalny" style:family="paragraph">
      <style:paragraph-properties fo:text-align="justify" fo:line-height="150%"/>
    </style:style>
    <style:style style:name="T3009" style:parent-style-name="Domyślnaczcionkaakapitu" style:family="text">
      <style:text-properties fo:background-color="#80FFFF" style:text-underline-type="single" style:text-underline-style="solid" style:text-underline-width="auto" style:text-underline-mode="continuous"/>
    </style:style>
    <style:style style:name="T3010" style:parent-style-name="Domyślnaczcionkaakapitu" style:family="text">
      <style:text-properties style:text-underline-type="single" style:text-underline-style="solid" style:text-underline-width="auto" style:text-underline-mode="continuous"/>
    </style:style>
    <style:style style:name="P3011" style:parent-style-name="Normalny" style:family="paragraph">
      <style:paragraph-properties fo:text-align="justify" fo:line-height="150%" fo:text-indent="0.2479in"/>
    </style:style>
    <style:style style:name="P3012" style:parent-style-name="Normalny" style:family="paragraph">
      <style:paragraph-properties fo:text-align="justify" fo:line-height="150%"/>
    </style:style>
    <style:style style:name="T3013" style:parent-style-name="Domyślnaczcionkaakapitu" style:family="text">
      <style:text-properties fo:background-color="#80FFFF" style:text-underline-type="single" style:text-underline-style="solid" style:text-underline-width="auto" style:text-underline-mode="continuous"/>
    </style:style>
    <style:style style:name="T3014" style:parent-style-name="Domyślnaczcionkaakapitu" style:family="text">
      <style:text-properties style:text-underline-type="single" style:text-underline-style="solid" style:text-underline-width="auto" style:text-underline-mode="continuous"/>
    </style:style>
    <style:style style:name="P3015" style:parent-style-name="Normalny" style:family="paragraph">
      <style:paragraph-properties fo:text-align="justify" fo:line-height="150%" fo:text-indent="0.2479in"/>
    </style:style>
    <style:style style:name="P3016" style:parent-style-name="Normalny" style:family="paragraph">
      <style:paragraph-properties fo:text-align="justify" fo:line-height="150%" fo:text-indent="0.2479in"/>
    </style:style>
    <style:style style:name="P3017" style:parent-style-name="Normalny" style:family="paragraph">
      <style:paragraph-properties fo:text-align="justify" fo:line-height="150%" fo:text-indent="0.2479in"/>
    </style:style>
    <style:style style:name="P3018" style:parent-style-name="Normalny" style:family="paragraph">
      <style:paragraph-properties fo:text-align="justify" fo:line-height="150%">
        <style:tab-stops>
          <style:tab-stop style:type="left" style:leader-style="solid" style:leader-text="_" style:position="5.2354in"/>
        </style:tab-stops>
      </style:paragraph-properties>
    </style:style>
    <style:style style:name="T3019" style:parent-style-name="Domyślnaczcionkaakapitu" style:family="text">
      <style:text-properties fo:background-color="#80FFFF" style:text-underline-type="single" style:text-underline-style="solid" style:text-underline-width="auto" style:text-underline-mode="continuous"/>
    </style:style>
    <style:style style:name="T3020" style:parent-style-name="Domyślnaczcionkaakapitu" style:family="text">
      <style:text-properties style:text-underline-type="single" style:text-underline-style="solid" style:text-underline-width="auto" style:text-underline-mode="continuous"/>
    </style:style>
    <style:style style:name="P3021" style:parent-style-name="Normalny" style:family="paragraph">
      <style:paragraph-properties fo:text-align="justify" fo:line-height="150%" fo:text-indent="0.2479in"/>
    </style:style>
    <style:style style:name="P3022" style:parent-style-name="Normalny" style:family="paragraph">
      <style:paragraph-properties fo:text-align="justify" fo:line-height="150%"/>
    </style:style>
    <style:style style:name="T3023" style:parent-style-name="Domyślnaczcionkaakapitu" style:family="text">
      <style:text-properties style:text-underline-type="single" style:text-underline-style="solid" style:text-underline-width="auto" style:text-underline-mode="continuous"/>
    </style:style>
    <style:style style:name="T3024" style:parent-style-name="Domyślnaczcionkaakapitu" style:family="text">
      <style:text-properties fo:background-color="#80FFFF"/>
    </style:style>
    <style:style style:name="P3025" style:parent-style-name="Normalny" style:family="paragraph">
      <style:paragraph-properties fo:text-align="justify" fo:line-height="150%" fo:text-indent="0.2479in"/>
    </style:style>
    <style:style style:name="P3026" style:parent-style-name="Normalny" style:family="paragraph">
      <style:paragraph-properties fo:text-align="justify" fo:line-height="150%"/>
    </style:style>
    <style:style style:name="T3027" style:parent-style-name="Domyślnaczcionkaakapitu" style:family="text">
      <style:text-properties fo:background-color="#80FFFF" style:text-underline-type="single" style:text-underline-style="solid" style:text-underline-width="auto" style:text-underline-mode="continuous"/>
    </style:style>
    <style:style style:name="T3028" style:parent-style-name="Domyślnaczcionkaakapitu" style:family="text">
      <style:text-properties style:text-underline-type="single" style:text-underline-style="solid" style:text-underline-width="auto" style:text-underline-mode="continuous"/>
    </style:style>
    <style:style style:name="P3029" style:parent-style-name="Normalny" style:family="paragraph">
      <style:paragraph-properties fo:text-align="justify" fo:line-height="150%" fo:text-indent="0.2479in"/>
    </style:style>
    <style:style style:name="P3030" style:parent-style-name="Normalny" style:family="paragraph">
      <style:paragraph-properties fo:text-align="justify" fo:line-height="150%"/>
    </style:style>
    <style:style style:name="T3031" style:parent-style-name="Domyślnaczcionkaakapitu" style:family="text">
      <style:text-properties style:text-underline-type="single" style:text-underline-style="solid" style:text-underline-width="auto" style:text-underline-mode="continuous"/>
    </style:style>
    <style:style style:name="T3032" style:parent-style-name="Domyślnaczcionkaakapitu" style:family="text">
      <style:text-properties fo:background-color="#80FFFF" style:text-underline-type="single" style:text-underline-style="solid" style:text-underline-width="auto" style:text-underline-mode="continuous"/>
    </style:style>
    <style:style style:name="T3033" style:parent-style-name="Domyślnaczcionkaakapitu" style:family="text">
      <style:text-properties style:text-underline-type="single" style:text-underline-style="solid" style:text-underline-width="auto" style:text-underline-mode="continuous"/>
    </style:style>
    <style:style style:name="T3034" style:parent-style-name="Domyślnaczcionkaakapitu" style:family="text">
      <style:text-properties fo:background-color="#80FFFF"/>
    </style:style>
    <style:style style:name="P3035" style:parent-style-name="Normalny" style:family="paragraph">
      <style:paragraph-properties fo:text-align="justify" fo:line-height="150%" fo:text-indent="0.2479in"/>
    </style:style>
    <style:style style:name="T3036" style:parent-style-name="Domyślnaczcionkaakapitu" style:family="text">
      <style:text-properties fo:background-color="#80FFFF"/>
    </style:style>
    <style:style style:name="P3037" style:parent-style-name="Normalny" style:family="paragraph">
      <style:paragraph-properties fo:text-align="justify" fo:line-height="150%"/>
    </style:style>
    <style:style style:name="T3038" style:parent-style-name="Domyślnaczcionkaakapitu" style:family="text">
      <style:text-properties fo:background-color="#80FFFF" style:text-underline-type="single" style:text-underline-style="solid" style:text-underline-width="auto" style:text-underline-mode="continuous"/>
    </style:style>
    <style:style style:name="T3039" style:parent-style-name="Domyślnaczcionkaakapitu" style:family="text">
      <style:text-properties style:text-underline-type="single" style:text-underline-style="solid" style:text-underline-width="auto" style:text-underline-mode="continuous"/>
    </style:style>
    <style:style style:name="P3040" style:parent-style-name="Normalny" style:family="paragraph">
      <style:paragraph-properties fo:text-align="justify" fo:line-height="150%" fo:text-indent="0.2479in"/>
    </style:style>
    <style:style style:name="P3041" style:parent-style-name="Normalny" style:family="paragraph">
      <style:paragraph-properties fo:text-align="justify" fo:line-height="150%"/>
    </style:style>
    <style:style style:name="T3042" style:parent-style-name="Domyślnaczcionkaakapitu" style:family="text">
      <style:text-properties fo:background-color="#80FFFF" style:text-underline-type="single" style:text-underline-style="solid" style:text-underline-width="auto" style:text-underline-mode="continuous"/>
    </style:style>
    <style:style style:name="T3043" style:parent-style-name="Domyślnaczcionkaakapitu" style:family="text">
      <style:text-properties style:text-underline-type="single" style:text-underline-style="solid" style:text-underline-width="auto" style:text-underline-mode="continuous"/>
    </style:style>
    <style:style style:name="P3044" style:parent-style-name="Normalny" style:family="paragraph">
      <style:paragraph-properties fo:text-align="justify" fo:line-height="150%" fo:text-indent="0.2479in"/>
    </style:style>
    <style:style style:name="P3045" style:parent-style-name="Normalny" style:family="paragraph">
      <style:paragraph-properties fo:text-align="justify" fo:line-height="150%"/>
    </style:style>
    <style:style style:name="T3046" style:parent-style-name="Domyślnaczcionkaakapitu" style:family="text">
      <style:text-properties fo:background-color="#80FFFF" style:text-underline-type="single" style:text-underline-style="solid" style:text-underline-width="auto" style:text-underline-mode="continuous"/>
    </style:style>
    <style:style style:name="T3047" style:parent-style-name="Domyślnaczcionkaakapitu" style:family="text">
      <style:text-properties style:text-underline-type="single" style:text-underline-style="solid" style:text-underline-width="auto" style:text-underline-mode="continuous"/>
    </style:style>
    <style:style style:name="P3048" style:parent-style-name="Normalny" style:family="paragraph">
      <style:paragraph-properties fo:text-align="justify" fo:line-height="150%" fo:text-indent="0.2479in"/>
    </style:style>
    <style:style style:name="T3049" style:parent-style-name="Domyślnaczcionkaakapitu" style:family="text">
      <style:text-properties fo:background-color="#80FFFF"/>
    </style:style>
    <style:style style:name="P3050" style:parent-style-name="Normalny" style:family="paragraph">
      <style:paragraph-properties fo:text-align="justify" fo:line-height="150%"/>
    </style:style>
    <style:style style:name="T3051" style:parent-style-name="Domyślnaczcionkaakapitu" style:family="text">
      <style:text-properties fo:background-color="#80FFFF" style:text-underline-type="single" style:text-underline-style="solid" style:text-underline-width="auto" style:text-underline-mode="continuous"/>
    </style:style>
    <style:style style:name="T3052" style:parent-style-name="Domyślnaczcionkaakapitu" style:family="text">
      <style:text-properties style:text-underline-type="single" style:text-underline-style="solid" style:text-underline-width="auto" style:text-underline-mode="continuous"/>
    </style:style>
    <style:style style:name="P3053" style:parent-style-name="Normalny" style:family="paragraph">
      <style:paragraph-properties fo:text-align="justify" fo:line-height="150%" fo:text-indent="0.2479in"/>
    </style:style>
    <style:style style:name="T3054" style:parent-style-name="Domyślnaczcionkaakapitu" style:family="text">
      <style:text-properties fo:background-color="#80FFFF"/>
    </style:style>
    <style:style style:name="P3055" style:parent-style-name="Normalny" style:family="paragraph">
      <style:paragraph-properties fo:text-align="justify" fo:line-height="150%"/>
    </style:style>
    <style:style style:name="T3056" style:parent-style-name="Domyślnaczcionkaakapitu" style:family="text">
      <style:text-properties style:text-underline-type="single" style:text-underline-style="solid" style:text-underline-width="auto" style:text-underline-mode="continuous"/>
    </style:style>
    <style:style style:name="T3057" style:parent-style-name="Domyślnaczcionkaakapitu" style:family="text">
      <style:text-properties fo:background-color="#80FFFF" style:text-underline-type="single" style:text-underline-style="solid" style:text-underline-width="auto" style:text-underline-mode="continuous"/>
    </style:style>
    <style:style style:name="T3058" style:parent-style-name="Domyślnaczcionkaakapitu" style:family="text">
      <style:text-properties style:text-underline-type="single" style:text-underline-style="solid" style:text-underline-width="auto" style:text-underline-mode="continuous"/>
    </style:style>
    <style:style style:name="T3059" style:parent-style-name="Domyślnaczcionkaakapitu" style:family="text">
      <style:text-properties fo:background-color="#80FFFF"/>
    </style:style>
    <style:style style:name="P3060" style:parent-style-name="Normalny" style:family="paragraph">
      <style:paragraph-properties fo:text-align="justify" fo:line-height="150%" fo:text-indent="0.2479in"/>
    </style:style>
    <style:style style:name="P3061" style:parent-style-name="Normalny" style:family="paragraph">
      <style:paragraph-properties fo:text-align="justify" fo:line-height="150%"/>
    </style:style>
    <style:style style:name="T3062" style:parent-style-name="Domyślnaczcionkaakapitu" style:family="text">
      <style:text-properties fo:background-color="#80FFFF" style:text-underline-type="single" style:text-underline-style="solid" style:text-underline-width="auto" style:text-underline-mode="continuous"/>
    </style:style>
    <style:style style:name="T3063" style:parent-style-name="Domyślnaczcionkaakapitu" style:family="text">
      <style:text-properties style:text-underline-type="single" style:text-underline-style="solid" style:text-underline-width="auto" style:text-underline-mode="continuous"/>
    </style:style>
    <style:style style:name="P3064" style:parent-style-name="Normalny" style:family="paragraph">
      <style:paragraph-properties fo:text-align="justify" fo:line-height="150%" fo:text-indent="0.2479in"/>
    </style:style>
    <style:style style:name="P3065" style:parent-style-name="Normalny" style:family="paragraph">
      <style:paragraph-properties fo:text-align="justify" fo:line-height="150%"/>
    </style:style>
    <style:style style:name="T3066" style:parent-style-name="Domyślnaczcionkaakapitu" style:family="text">
      <style:text-properties style:text-underline-type="single" style:text-underline-style="solid" style:text-underline-width="auto" style:text-underline-mode="continuous"/>
    </style:style>
    <style:style style:name="T3067" style:parent-style-name="Domyślnaczcionkaakapitu" style:family="text">
      <style:text-properties fo:background-color="#80FFFF" style:text-underline-type="single" style:text-underline-style="solid" style:text-underline-width="auto" style:text-underline-mode="continuous"/>
    </style:style>
    <style:style style:name="T3068" style:parent-style-name="Domyślnaczcionkaakapitu" style:family="text">
      <style:text-properties fo:background-color="#80FFFF"/>
    </style:style>
    <style:style style:name="P3069" style:parent-style-name="Normalny" style:family="paragraph">
      <style:paragraph-properties fo:text-align="justify" fo:line-height="150%" fo:text-indent="0.2479in"/>
    </style:style>
    <style:style style:name="P3070" style:parent-style-name="Normalny" style:family="paragraph">
      <style:paragraph-properties fo:text-align="justify" fo:line-height="150%"/>
    </style:style>
    <style:style style:name="T3071" style:parent-style-name="Domyślnaczcionkaakapitu" style:family="text">
      <style:text-properties fo:background-color="#80FFFF" style:text-underline-type="single" style:text-underline-style="solid" style:text-underline-width="auto" style:text-underline-mode="continuous"/>
    </style:style>
    <style:style style:name="T3072" style:parent-style-name="Domyślnaczcionkaakapitu" style:family="text">
      <style:text-properties style:text-underline-type="single" style:text-underline-style="solid" style:text-underline-width="auto" style:text-underline-mode="continuous"/>
    </style:style>
    <style:style style:name="T3073" style:parent-style-name="Domyślnaczcionkaakapitu" style:family="text">
      <style:text-properties fo:background-color="#80FFFF" style:text-underline-type="single" style:text-underline-style="solid" style:text-underline-width="auto" style:text-underline-mode="continuous"/>
    </style:style>
    <style:style style:name="T3074" style:parent-style-name="Domyślnaczcionkaakapitu" style:family="text">
      <style:text-properties style:text-underline-type="single" style:text-underline-style="solid" style:text-underline-width="auto" style:text-underline-mode="continuous"/>
    </style:style>
    <style:style style:name="T3075" style:parent-style-name="Domyślnaczcionkaakapitu" style:family="text">
      <style:text-properties fo:background-color="#80FFFF"/>
    </style:style>
    <style:style style:name="P3076" style:parent-style-name="Normalny" style:family="paragraph">
      <style:paragraph-properties fo:text-align="justify" fo:line-height="150%" fo:text-indent="0.2479in"/>
    </style:style>
    <style:style style:name="P3077" style:parent-style-name="Normalny" style:family="paragraph">
      <style:paragraph-properties fo:text-align="justify" fo:line-height="150%" fo:text-indent="0.2479in"/>
    </style:style>
    <style:style style:name="P3078" style:parent-style-name="Normalny" style:family="paragraph">
      <style:paragraph-properties fo:text-align="justify" fo:line-height="150%" fo:text-indent="0.2479in"/>
    </style:style>
    <style:style style:name="P3079" style:parent-style-name="Normalny" style:family="paragraph">
      <style:paragraph-properties fo:text-align="justify" fo:line-height="150%"/>
    </style:style>
    <style:style style:name="T3080" style:parent-style-name="Domyślnaczcionkaakapitu" style:family="text">
      <style:text-properties style:text-underline-type="single" style:text-underline-style="solid" style:text-underline-width="auto" style:text-underline-mode="continuous"/>
    </style:style>
    <style:style style:name="T3081" style:parent-style-name="Domyślnaczcionkaakapitu" style:family="text">
      <style:text-properties fo:background-color="#80FFFF"/>
    </style:style>
    <style:style style:name="P3082" style:parent-style-name="Normalny" style:family="paragraph">
      <style:paragraph-properties fo:text-align="justify" fo:line-height="150%" fo:text-indent="0.2479in"/>
    </style:style>
    <style:style style:name="P3083" style:parent-style-name="Normalny" style:family="paragraph">
      <style:paragraph-properties fo:text-align="justify" fo:line-height="150%"/>
    </style:style>
    <style:style style:name="T3084" style:parent-style-name="Domyślnaczcionkaakapitu" style:family="text">
      <style:text-properties style:text-underline-type="single" style:text-underline-style="solid" style:text-underline-width="auto" style:text-underline-mode="continuous"/>
    </style:style>
    <style:style style:name="T3085" style:parent-style-name="Domyślnaczcionkaakapitu" style:family="text">
      <style:text-properties fo:background-color="#80FFFF"/>
    </style:style>
    <style:style style:name="P3086" style:parent-style-name="Normalny" style:family="paragraph">
      <style:paragraph-properties fo:text-align="justify" fo:line-height="150%" fo:text-indent="0.2479in"/>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P3093" style:parent-style-name="Normalny" style:family="paragraph">
      <style:paragraph-properties fo:text-align="justify" fo:line-height="150%"/>
    </style:style>
    <style:style style:name="T3094" style:parent-style-name="Domyślnaczcionkaakapitu" style:family="text">
      <style:text-properties style:text-underline-type="single" style:text-underline-style="solid" style:text-underline-width="auto" style:text-underline-mode="continuous"/>
    </style:style>
    <style:style style:name="T3095" style:parent-style-name="Domyślnaczcionkaakapitu" style:family="text">
      <style:text-properties fo:background-color="#80FFFF" style:text-underline-type="single" style:text-underline-style="solid" style:text-underline-width="auto" style:text-underline-mode="continuous"/>
    </style:style>
    <style:style style:name="T3096" style:parent-style-name="Domyślnaczcionkaakapitu" style:family="text">
      <style:text-properties fo:background-color="#80FFFF"/>
    </style:style>
    <style:style style:name="P3097" style:parent-style-name="Normalny" style:family="paragraph">
      <style:paragraph-properties fo:text-align="justify" fo:line-height="150%" fo:text-indent="0.2479in"/>
    </style:style>
    <style:style style:name="P3098" style:parent-style-name="Normalny" style:family="paragraph">
      <style:paragraph-properties fo:text-align="justify" fo:line-height="150%"/>
    </style:style>
    <style:style style:name="T3099" style:parent-style-name="Domyślnaczcionkaakapitu" style:family="text">
      <style:text-properties fo:background-color="#80FFFF" style:text-underline-type="single" style:text-underline-style="solid" style:text-underline-width="auto" style:text-underline-mode="continuous"/>
    </style:style>
    <style:style style:name="T3100" style:parent-style-name="Domyślnaczcionkaakapitu" style:family="text">
      <style:text-properties style:text-underline-type="single" style:text-underline-style="solid" style:text-underline-width="auto" style:text-underline-mode="continuous"/>
    </style:style>
    <style:style style:name="T3101" style:parent-style-name="Domyślnaczcionkaakapitu" style:family="text">
      <style:text-properties fo:background-color="#80FFFF"/>
    </style:style>
    <style:style style:name="P3102" style:parent-style-name="Normalny" style:family="paragraph">
      <style:paragraph-properties fo:text-align="justify" fo:line-height="150%" fo:text-indent="0.2479in"/>
    </style:style>
    <style:style style:name="T3103" style:parent-style-name="Domyślnaczcionkaakapitu" style:family="text">
      <style:text-properties fo:background-color="#80FFFF"/>
    </style:style>
    <style:style style:name="P3104" style:parent-style-name="Normalny" style:family="paragraph">
      <style:paragraph-properties fo:text-align="justify" fo:line-height="150%" fo:text-indent="0.2479in"/>
    </style:style>
    <style:style style:name="P3105" style:parent-style-name="Normalny" style:family="paragraph">
      <style:paragraph-properties fo:text-align="justify" fo:line-height="150%"/>
    </style:style>
    <style:style style:name="T3106" style:parent-style-name="Domyślnaczcionkaakapitu" style:family="text">
      <style:text-properties fo:background-color="#80FFFF" style:text-underline-type="single" style:text-underline-style="solid" style:text-underline-width="auto" style:text-underline-mode="continuous"/>
    </style:style>
    <style:style style:name="T3107" style:parent-style-name="Domyślnaczcionkaakapitu" style:family="text">
      <style:text-properties style:text-underline-type="single" style:text-underline-style="solid" style:text-underline-width="auto" style:text-underline-mode="continuous"/>
    </style:style>
    <style:style style:name="P3108" style:parent-style-name="Normalny" style:family="paragraph">
      <style:paragraph-properties fo:text-align="justify" fo:line-height="150%" fo:text-indent="0.2479in"/>
    </style:style>
    <style:style style:name="T3109" style:parent-style-name="Domyślnaczcionkaakapitu" style:family="text">
      <style:text-properties fo:background-color="#80FFFF"/>
    </style:style>
    <style:style style:name="P3110" style:parent-style-name="Normalny" style:family="paragraph">
      <style:paragraph-properties fo:text-align="justify" fo:line-height="150%" fo:text-indent="0.2479in"/>
    </style:style>
    <style:style style:name="P3111" style:parent-style-name="Normalny" style:family="paragraph">
      <style:paragraph-properties fo:text-align="justify" fo:line-height="150%"/>
    </style:style>
    <style:style style:name="T3112" style:parent-style-name="Domyślnaczcionkaakapitu" style:family="text">
      <style:text-properties fo:background-color="#80FFFF" style:text-underline-type="single" style:text-underline-style="solid" style:text-underline-width="auto" style:text-underline-mode="continuous"/>
    </style:style>
    <style:style style:name="T3113" style:parent-style-name="Domyślnaczcionkaakapitu" style:family="text">
      <style:text-properties style:text-underline-type="single" style:text-underline-style="solid" style:text-underline-width="auto" style:text-underline-mode="continuous"/>
    </style:style>
    <style:style style:name="P3114" style:parent-style-name="Normalny" style:family="paragraph">
      <style:paragraph-properties fo:text-align="justify" fo:line-height="150%" fo:text-indent="0.2479in"/>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P3117" style:parent-style-name="Normalny" style:family="paragraph">
      <style:paragraph-properties fo:text-align="justify" fo:line-height="150%"/>
    </style:style>
    <style:style style:name="T3118" style:parent-style-name="Domyślnaczcionkaakapitu" style:family="text">
      <style:text-properties fo:background-color="#80FFFF" style:text-underline-type="single" style:text-underline-style="solid" style:text-underline-width="auto" style:text-underline-mode="continuous"/>
    </style:style>
    <style:style style:name="T3119" style:parent-style-name="Domyślnaczcionkaakapitu" style:family="text">
      <style:text-properties style:text-underline-type="single" style:text-underline-style="solid" style:text-underline-width="auto" style:text-underline-mode="continuous"/>
    </style:style>
    <style:style style:name="P3120" style:parent-style-name="Normalny" style:family="paragraph">
      <style:paragraph-properties fo:text-align="justify" fo:line-height="150%" fo:text-indent="0.2479in"/>
    </style:style>
    <style:style style:name="P3121" style:parent-style-name="Normalny" style:family="paragraph">
      <style:paragraph-properties fo:text-align="justify" fo:line-height="150%"/>
    </style:style>
    <style:style style:name="T3122" style:parent-style-name="Domyślnaczcionkaakapitu" style:family="text">
      <style:text-properties fo:background-color="#80FFFF" style:text-underline-type="single" style:text-underline-style="solid" style:text-underline-width="auto" style:text-underline-mode="continuous"/>
    </style:style>
    <style:style style:name="T3123" style:parent-style-name="Domyślnaczcionkaakapitu" style:family="text">
      <style:text-properties style:text-underline-type="single" style:text-underline-style="solid" style:text-underline-width="auto" style:text-underline-mode="continuous"/>
    </style:style>
    <style:style style:name="P3124" style:parent-style-name="Normalny" style:family="paragraph">
      <style:paragraph-properties fo:text-align="justify" fo:line-height="150%" fo:text-indent="0.2479in"/>
    </style:style>
    <style:style style:name="T3125" style:parent-style-name="Domyślnaczcionkaakapitu" style:family="text">
      <style:text-properties fo:background-color="#80FFFF"/>
    </style:style>
    <style:style style:name="P3126" style:parent-style-name="Normalny" style:family="paragraph">
      <style:paragraph-properties fo:text-align="justify" fo:line-height="150%"/>
    </style:style>
    <style:style style:name="T3127" style:parent-style-name="Domyślnaczcionkaakapitu" style:family="text">
      <style:text-properties fo:background-color="#80FFFF" style:text-underline-type="single" style:text-underline-style="solid" style:text-underline-width="auto" style:text-underline-mode="continuous"/>
    </style:style>
    <style:style style:name="T3128" style:parent-style-name="Domyślnaczcionkaakapitu" style:family="text">
      <style:text-properties style:text-underline-type="single" style:text-underline-style="solid" style:text-underline-width="auto" style:text-underline-mode="continuous"/>
    </style:style>
    <style:style style:name="P3129" style:parent-style-name="Normalny" style:family="paragraph">
      <style:paragraph-properties fo:text-align="justify" fo:line-height="150%" fo:text-indent="0.2479in"/>
    </style:style>
    <style:style style:name="T3130" style:parent-style-name="Domyślnaczcionkaakapitu" style:family="text">
      <style:text-properties fo:background-color="#80FFFF"/>
    </style:style>
    <style:style style:name="P3131" style:parent-style-name="Normalny" style:family="paragraph">
      <style:paragraph-properties fo:text-align="justify" fo:line-height="150%" fo:text-indent="0.2479in"/>
    </style:style>
    <style:style style:name="P3132" style:parent-style-name="Normalny" style:family="paragraph">
      <style:paragraph-properties fo:text-align="justify" fo:line-height="150%"/>
    </style:style>
    <style:style style:name="T3133" style:parent-style-name="Domyślnaczcionkaakapitu" style:family="text">
      <style:text-properties style:text-underline-type="single" style:text-underline-style="solid" style:text-underline-width="auto" style:text-underline-mode="continuous"/>
    </style:style>
    <style:style style:name="T3134" style:parent-style-name="Domyślnaczcionkaakapitu" style:family="text">
      <style:text-properties fo:background-color="#80FFFF"/>
    </style:style>
    <style:style style:name="P3135" style:parent-style-name="Normalny" style:family="paragraph">
      <style:paragraph-properties fo:text-align="justify" fo:line-height="150%" fo:text-indent="0.2479in"/>
    </style:style>
    <style:style style:name="P3136" style:parent-style-name="Normalny" style:family="paragraph">
      <style:paragraph-properties fo:text-align="justify" fo:line-height="150%"/>
    </style:style>
    <style:style style:name="T3137" style:parent-style-name="Domyślnaczcionkaakapitu" style:family="text">
      <style:text-properties style:text-underline-type="single" style:text-underline-style="solid" style:text-underline-width="auto" style:text-underline-mode="continuous"/>
    </style:style>
    <style:style style:name="T3138" style:parent-style-name="Domyślnaczcionkaakapitu" style:family="text">
      <style:text-properties fo:background-color="#80FFFF"/>
    </style:style>
    <style:style style:name="P3139" style:parent-style-name="Normalny" style:family="paragraph">
      <style:paragraph-properties fo:text-align="justify" fo:line-height="150%" fo:text-indent="0.2479in"/>
    </style:style>
    <style:style style:name="P3140" style:parent-style-name="Normalny" style:family="paragraph">
      <style:paragraph-properties fo:text-align="justify" fo:line-height="150%"/>
    </style:style>
    <style:style style:name="T3141" style:parent-style-name="Domyślnaczcionkaakapitu" style:family="text">
      <style:text-properties style:text-underline-type="single" style:text-underline-style="solid" style:text-underline-width="auto" style:text-underline-mode="continuous"/>
    </style:style>
    <style:style style:name="T3142" style:parent-style-name="Domyślnaczcionkaakapitu" style:family="text">
      <style:text-properties fo:background-color="#80FFFF" style:text-underline-type="single" style:text-underline-style="solid" style:text-underline-width="auto" style:text-underline-mode="continuous"/>
    </style:style>
    <style:style style:name="P3143" style:parent-style-name="Normalny" style:family="paragraph">
      <style:paragraph-properties fo:text-align="justify" fo:line-height="150%" fo:text-indent="0.2479in"/>
    </style:style>
    <style:style style:name="P3144" style:parent-style-name="Normalny" style:family="paragraph">
      <style:paragraph-properties fo:text-align="justify" fo:line-height="150%"/>
    </style:style>
    <style:style style:name="T3145" style:parent-style-name="Domyślnaczcionkaakapitu" style:family="text">
      <style:text-properties style:text-underline-type="single" style:text-underline-style="solid" style:text-underline-width="auto" style:text-underline-mode="continuous"/>
    </style:style>
    <style:style style:name="T3146" style:parent-style-name="Domyślnaczcionkaakapitu" style:family="text">
      <style:text-properties fo:background-color="#80FFFF"/>
    </style:style>
    <style:style style:name="P3147" style:parent-style-name="Normalny" style:family="paragraph">
      <style:paragraph-properties fo:text-align="justify" fo:line-height="150%" fo:text-indent="0.2479in"/>
    </style:style>
    <style:style style:name="P3148" style:parent-style-name="Normalny" style:family="paragraph">
      <style:paragraph-properties fo:text-align="justify" fo:line-height="150%"/>
    </style:style>
    <style:style style:name="T3149" style:parent-style-name="Domyślnaczcionkaakapitu" style:family="text">
      <style:text-properties style:text-underline-type="single" style:text-underline-style="solid" style:text-underline-width="auto" style:text-underline-mode="continuous"/>
    </style:style>
    <style:style style:name="P3150" style:parent-style-name="Normalny" style:family="paragraph">
      <style:paragraph-properties fo:text-align="justify" fo:line-height="150%" fo:text-indent="0.2479in"/>
    </style:style>
    <style:style style:name="P3151" style:parent-style-name="Normalny" style:family="paragraph">
      <style:paragraph-properties fo:text-align="justify" fo:line-height="150%"/>
    </style:style>
    <style:style style:name="T3152" style:parent-style-name="Domyślnaczcionkaakapitu" style:family="text">
      <style:text-properties style:text-underline-type="single" style:text-underline-style="solid" style:text-underline-width="auto" style:text-underline-mode="continuous"/>
    </style:style>
    <style:style style:name="T3153" style:parent-style-name="Domyślnaczcionkaakapitu" style:family="text">
      <style:text-properties fo:background-color="#80FFFF" style:text-underline-type="single" style:text-underline-style="solid" style:text-underline-width="auto" style:text-underline-mode="continuous"/>
    </style:style>
    <style:style style:name="T3154" style:parent-style-name="Domyślnaczcionkaakapitu" style:family="text">
      <style:text-properties style:text-underline-type="single" style:text-underline-style="solid" style:text-underline-width="auto" style:text-underline-mode="continuous"/>
    </style:style>
    <style:style style:name="T3155" style:parent-style-name="Domyślnaczcionkaakapitu" style:family="text">
      <style:text-properties fo:background-color="#80FFFF"/>
    </style:style>
    <style:style style:name="P3156" style:parent-style-name="Normalny" style:family="paragraph">
      <style:paragraph-properties fo:text-align="justify" fo:line-height="150%" fo:text-indent="0.2479in"/>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style:style>
    <style:style style:name="T3160" style:parent-style-name="Domyślnaczcionkaakapitu" style:family="text">
      <style:text-properties fo:background-color="#80FFFF" style:text-underline-type="single" style:text-underline-style="solid" style:text-underline-width="auto" style:text-underline-mode="continuous"/>
    </style:style>
    <style:style style:name="T3161" style:parent-style-name="Domyślnaczcionkaakapitu" style:family="text">
      <style:text-properties style:text-underline-type="single" style:text-underline-style="solid" style:text-underline-width="auto" style:text-underline-mode="continuous"/>
    </style:style>
    <style:style style:name="P3162" style:parent-style-name="Normalny" style:family="paragraph">
      <style:paragraph-properties fo:text-align="justify" fo:line-height="150%" fo:text-indent="0.2479in"/>
    </style:style>
    <style:style style:name="T3163" style:parent-style-name="Domyślnaczcionkaakapitu" style:family="text">
      <style:text-properties fo:background-color="#80FFFF"/>
    </style:style>
    <style:style style:name="P3164" style:parent-style-name="Normalny" style:family="paragraph">
      <style:paragraph-properties fo:text-align="justify" fo:line-height="150%"/>
    </style:style>
    <style:style style:name="T3165" style:parent-style-name="Domyślnaczcionkaakapitu" style:family="text">
      <style:text-properties fo:background-color="#80FFFF" style:text-underline-type="single" style:text-underline-style="solid" style:text-underline-width="auto" style:text-underline-mode="continuous"/>
    </style:style>
    <style:style style:name="T3166" style:parent-style-name="Domyślnaczcionkaakapitu" style:family="text">
      <style:text-properties style:text-underline-type="single" style:text-underline-style="solid" style:text-underline-width="auto" style:text-underline-mode="continuous"/>
    </style:style>
    <style:style style:name="P3167" style:parent-style-name="Normalny" style:family="paragraph">
      <style:paragraph-properties fo:text-align="justify" fo:line-height="150%" fo:text-indent="0.2479in"/>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P3172" style:parent-style-name="Normalny" style:family="paragraph">
      <style:paragraph-properties fo:text-align="justify" fo:line-height="150%"/>
    </style:style>
    <style:style style:name="T3173" style:parent-style-name="Domyślnaczcionkaakapitu" style:family="text">
      <style:text-properties fo:background-color="#80FFFF" style:text-underline-type="single" style:text-underline-style="solid" style:text-underline-width="auto" style:text-underline-mode="continuous"/>
    </style:style>
    <style:style style:name="T3174" style:parent-style-name="Domyślnaczcionkaakapitu" style:family="text">
      <style:text-properties style:text-underline-type="single" style:text-underline-style="solid" style:text-underline-width="auto" style:text-underline-mode="continuous"/>
    </style:style>
    <style:style style:name="P3175" style:parent-style-name="Normalny" style:family="paragraph">
      <style:paragraph-properties fo:text-align="justify" fo:line-height="150%"/>
    </style:style>
    <style:style style:name="P3176" style:parent-style-name="Normalny" style:family="paragraph">
      <style:paragraph-properties fo:text-align="justify" fo:line-height="150%"/>
    </style:style>
    <style:style style:name="T3177" style:parent-style-name="Domyślnaczcionkaakapitu" style:family="text">
      <style:text-properties fo:background-color="#80FFFF" style:text-underline-type="single" style:text-underline-style="solid" style:text-underline-width="auto" style:text-underline-mode="continuous"/>
    </style:style>
    <style:style style:name="T3178" style:parent-style-name="Domyślnaczcionkaakapitu" style:family="text">
      <style:text-properties style:text-underline-type="single" style:text-underline-style="solid" style:text-underline-width="auto" style:text-underline-mode="continuous"/>
    </style:style>
    <style:style style:name="P3179" style:parent-style-name="Normalny" style:family="paragraph">
      <style:paragraph-properties fo:text-align="justify" fo:line-height="150%" fo:text-indent="0.2479in"/>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P3183" style:parent-style-name="Normalny" style:family="paragraph">
      <style:paragraph-properties fo:text-align="justify" fo:line-height="150%"/>
    </style:style>
    <style:style style:name="T3184" style:parent-style-name="Domyślnaczcionkaakapitu" style:family="text">
      <style:text-properties style:text-underline-type="single" style:text-underline-style="solid" style:text-underline-width="auto" style:text-underline-mode="continuous"/>
    </style:style>
    <style:style style:name="T3185" style:parent-style-name="Domyślnaczcionkaakapitu" style:family="text">
      <style:text-properties fo:background-color="#80FFFF" style:text-underline-type="single" style:text-underline-style="solid" style:text-underline-width="auto" style:text-underline-mode="continuous"/>
    </style:style>
    <style:style style:name="T3186" style:parent-style-name="Domyślnaczcionkaakapitu" style:family="text">
      <style:text-properties style:text-underline-type="single" style:text-underline-style="solid" style:text-underline-width="auto" style:text-underline-mode="continuous"/>
    </style:style>
    <style:style style:name="T3187" style:parent-style-name="Domyślnaczcionkaakapitu" style:family="text">
      <style:text-properties fo:background-color="#80FFFF"/>
    </style:style>
    <style:style style:name="P3188" style:parent-style-name="Normalny" style:family="paragraph">
      <style:paragraph-properties fo:text-align="justify" fo:line-height="150%" fo:text-indent="0.2479in"/>
    </style:style>
    <style:style style:name="P3189" style:parent-style-name="Normalny" style:family="paragraph">
      <style:paragraph-properties fo:text-align="justify" fo:line-height="150%"/>
    </style:style>
    <style:style style:name="T3190" style:parent-style-name="Domyślnaczcionkaakapitu" style:family="text">
      <style:text-properties style:text-underline-type="single" style:text-underline-style="solid" style:text-underline-width="auto" style:text-underline-mode="continuous"/>
    </style:style>
    <style:style style:name="P3191" style:parent-style-name="Normalny" style:family="paragraph">
      <style:paragraph-properties fo:text-align="justify" fo:line-height="150%"/>
    </style:style>
    <style:style style:name="P3192" style:parent-style-name="Normalny" style:family="paragraph">
      <style:paragraph-properties fo:text-align="justify" fo:line-height="150%" fo:text-indent="0.2479in"/>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P3195" style:parent-style-name="Normalny" style:family="paragraph">
      <style:paragraph-properties fo:text-align="justify" fo:line-height="150%"/>
    </style:style>
    <style:style style:name="T3196" style:parent-style-name="Domyślnaczcionkaakapitu" style:family="text">
      <style:text-properties style:text-underline-type="single" style:text-underline-style="solid" style:text-underline-width="auto" style:text-underline-mode="continuous"/>
    </style:style>
    <style:style style:name="T3197" style:parent-style-name="Domyślnaczcionkaakapitu" style:family="text">
      <style:text-properties fo:background-color="#80FFFF" style:text-underline-type="single" style:text-underline-style="solid" style:text-underline-width="auto" style:text-underline-mode="continuous"/>
    </style:style>
    <style:style style:name="T3198" style:parent-style-name="Domyślnaczcionkaakapitu" style:family="text">
      <style:text-properties fo:background-color="#80FFFF"/>
    </style:style>
    <style:style style:name="P3199" style:parent-style-name="Normalny" style:family="paragraph">
      <style:paragraph-properties fo:text-align="justify" fo:line-height="150%" fo:text-indent="0.2479in"/>
    </style:style>
    <style:style style:name="T3200" style:parent-style-name="Domyślnaczcionkaakapitu" style:family="text">
      <style:text-properties fo:background-color="#80FFFF"/>
    </style:style>
    <style:style style:name="P3201" style:parent-style-name="Normalny" style:family="paragraph">
      <style:paragraph-properties fo:text-align="justify" fo:line-height="150%"/>
    </style:style>
    <style:style style:name="T3202" style:parent-style-name="Domyślnaczcionkaakapitu" style:family="text">
      <style:text-properties style:text-underline-type="single" style:text-underline-style="solid" style:text-underline-width="auto" style:text-underline-mode="continuous"/>
    </style:style>
    <style:style style:name="P3203" style:parent-style-name="Normalny" style:family="paragraph">
      <style:paragraph-properties fo:text-align="justify" fo:line-height="150%" fo:text-indent="0.2479in"/>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P3207" style:parent-style-name="Normalny" style:family="paragraph">
      <style:paragraph-properties fo:text-align="justify" fo:line-height="150%" fo:text-indent="0.2479in"/>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P3210" style:parent-style-name="Normalny" style:family="paragraph">
      <style:paragraph-properties fo:text-align="justify" fo:line-height="150%">
        <style:tab-stops>
          <style:tab-stop style:type="left" style:leader-style="solid" style:leader-text="_" style:position="3.577in"/>
        </style:tab-stops>
      </style:paragraph-properties>
    </style:style>
    <style:style style:name="T3211" style:parent-style-name="Domyślnaczcionkaakapitu" style:family="text">
      <style:text-properties fo:background-color="#80FFFF" style:text-underline-type="single" style:text-underline-style="solid" style:text-underline-width="auto" style:text-underline-mode="continuous"/>
    </style:style>
    <style:style style:name="T3212" style:parent-style-name="Domyślnaczcionkaakapitu" style:family="text">
      <style:text-properties style:text-underline-type="single" style:text-underline-style="solid" style:text-underline-width="auto" style:text-underline-mode="continuous"/>
    </style:style>
    <style:style style:name="P3213" style:parent-style-name="Normalny" style:family="paragraph">
      <style:paragraph-properties fo:text-align="justify" fo:line-height="150%" fo:text-indent="0.2479in"/>
    </style:style>
    <style:style style:name="P3214" style:parent-style-name="Normalny" style:family="paragraph">
      <style:paragraph-properties fo:text-align="justify" fo:line-height="150%"/>
    </style:style>
    <style:style style:name="T3215" style:parent-style-name="Domyślnaczcionkaakapitu" style:family="text">
      <style:text-properties style:text-underline-type="single" style:text-underline-style="solid" style:text-underline-width="auto" style:text-underline-mode="continuous"/>
    </style:style>
    <style:style style:name="T3216" style:parent-style-name="Domyślnaczcionkaakapitu" style:family="text">
      <style:text-properties fo:background-color="#80FFFF"/>
    </style:style>
    <style:style style:name="P3217" style:parent-style-name="Normalny" style:family="paragraph">
      <style:paragraph-properties fo:text-align="justify" fo:line-height="150%" fo:text-indent="0.2479in"/>
    </style:style>
    <style:style style:name="P3218" style:parent-style-name="Normalny" style:family="paragraph">
      <style:paragraph-properties fo:text-align="justify" fo:line-height="150%"/>
    </style:style>
    <style:style style:name="T3219" style:parent-style-name="Domyślnaczcionkaakapitu" style:family="text">
      <style:text-properties fo:background-color="#80FFFF" style:text-underline-type="single" style:text-underline-style="solid" style:text-underline-width="auto" style:text-underline-mode="continuous"/>
    </style:style>
    <style:style style:name="T3220" style:parent-style-name="Domyślnaczcionkaakapitu" style:family="text">
      <style:text-properties style:text-underline-type="single" style:text-underline-style="solid" style:text-underline-width="auto" style:text-underline-mode="continuous"/>
    </style:style>
    <style:style style:name="P3221" style:parent-style-name="Normalny" style:family="paragraph">
      <style:paragraph-properties fo:text-align="justify" fo:line-height="150%" fo:text-indent="0.2479in"/>
    </style:style>
    <style:style style:name="P3222" style:parent-style-name="Normalny" style:family="paragraph">
      <style:paragraph-properties fo:text-align="justify" fo:line-height="150%"/>
    </style:style>
    <style:style style:name="T3223" style:parent-style-name="Domyślnaczcionkaakapitu" style:family="text">
      <style:text-properties fo:background-color="#80FFFF" style:text-underline-type="single" style:text-underline-style="solid" style:text-underline-width="auto" style:text-underline-mode="continuous"/>
    </style:style>
    <style:style style:name="T3224" style:parent-style-name="Domyślnaczcionkaakapitu" style:family="text">
      <style:text-properties style:text-underline-type="single" style:text-underline-style="solid" style:text-underline-width="auto" style:text-underline-mode="continuous"/>
    </style:style>
    <style:style style:name="P3225" style:parent-style-name="Normalny" style:family="paragraph">
      <style:paragraph-properties fo:text-align="justify" fo:line-height="150%" fo:text-indent="0.2479in"/>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P3228" style:parent-style-name="Normalny" style:family="paragraph">
      <style:paragraph-properties fo:text-align="justify" fo:line-height="150%"/>
    </style:style>
    <style:style style:name="T3229" style:parent-style-name="Domyślnaczcionkaakapitu" style:family="text">
      <style:text-properties style:text-underline-type="single" style:text-underline-style="solid" style:text-underline-width="auto" style:text-underline-mode="continuous"/>
    </style:style>
    <style:style style:name="T3230" style:parent-style-name="Domyślnaczcionkaakapitu" style:family="text">
      <style:text-properties fo:background-color="#80FFFF" style:text-underline-type="single" style:text-underline-style="solid" style:text-underline-width="auto" style:text-underline-mode="continuous"/>
    </style:style>
    <style:style style:name="T3231" style:parent-style-name="Domyślnaczcionkaakapitu" style:family="text">
      <style:text-properties style:text-underline-type="single" style:text-underline-style="solid" style:text-underline-width="auto" style:text-underline-mode="continuous"/>
    </style:style>
    <style:style style:name="T3232" style:parent-style-name="Domyślnaczcionkaakapitu" style:family="text">
      <style:text-properties fo:background-color="#80FFFF" style:text-underline-type="single" style:text-underline-style="solid" style:text-underline-width="auto" style:text-underline-mode="continuous"/>
    </style:style>
    <style:style style:name="T3233" style:parent-style-name="Domyślnaczcionkaakapitu" style:family="text">
      <style:text-properties style:text-underline-type="single" style:text-underline-style="solid" style:text-underline-width="auto" style:text-underline-mode="continuous"/>
    </style:style>
    <style:style style:name="T3234" style:parent-style-name="Domyślnaczcionkaakapitu" style:family="text">
      <style:text-properties fo:background-color="#80FFFF"/>
    </style:style>
    <style:style style:name="P3235" style:parent-style-name="Normalny" style:family="paragraph">
      <style:paragraph-properties fo:text-align="justify" fo:line-height="150%" fo:text-indent="0.2479in"/>
    </style:style>
    <style:style style:name="P3236" style:parent-style-name="Normalny" style:family="paragraph">
      <style:paragraph-properties fo:text-align="justify" fo:line-height="150%"/>
    </style:style>
    <style:style style:name="T3237" style:parent-style-name="Domyślnaczcionkaakapitu" style:family="text">
      <style:text-properties fo:background-color="#80FFFF" style:text-underline-type="single" style:text-underline-style="solid" style:text-underline-width="auto" style:text-underline-mode="continuous"/>
    </style:style>
    <style:style style:name="T3238" style:parent-style-name="Domyślnaczcionkaakapitu" style:family="text">
      <style:text-properties style:text-underline-type="single" style:text-underline-style="solid" style:text-underline-width="auto" style:text-underline-mode="continuous"/>
    </style:style>
    <style:style style:name="P3239" style:parent-style-name="Normalny" style:family="paragraph">
      <style:paragraph-properties fo:text-align="justify" fo:line-height="150%" fo:text-indent="0.2479in"/>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P3244" style:parent-style-name="Normalny" style:family="paragraph">
      <style:paragraph-properties fo:text-align="justify" fo:line-height="150%"/>
    </style:style>
    <style:style style:name="T3245" style:parent-style-name="Domyślnaczcionkaakapitu" style:family="text">
      <style:text-properties style:text-underline-type="single" style:text-underline-style="solid" style:text-underline-width="auto" style:text-underline-mode="continuous"/>
    </style:style>
    <style:style style:name="T3246" style:parent-style-name="Domyślnaczcionkaakapitu" style:family="text">
      <style:text-properties fo:background-color="#80FFFF" style:text-underline-type="single" style:text-underline-style="solid" style:text-underline-width="auto" style:text-underline-mode="continuous"/>
    </style:style>
    <style:style style:name="T3247" style:parent-style-name="Domyślnaczcionkaakapitu" style:family="text">
      <style:text-properties style:text-underline-type="single" style:text-underline-style="solid" style:text-underline-width="auto" style:text-underline-mode="continuous"/>
    </style:style>
    <style:style style:name="T3248" style:parent-style-name="Domyślnaczcionkaakapitu" style:family="text">
      <style:text-properties fo:background-color="#80FFFF"/>
    </style:style>
    <style:style style:name="P3249" style:parent-style-name="Normalny" style:family="paragraph">
      <style:paragraph-properties fo:text-align="justify" fo:line-height="150%" fo:text-indent="0.2479in"/>
    </style:style>
    <style:style style:name="P3250" style:parent-style-name="Normalny" style:family="paragraph">
      <style:paragraph-properties fo:text-align="justify" fo:line-height="150%"/>
    </style:style>
    <style:style style:name="T3251" style:parent-style-name="Domyślnaczcionkaakapitu" style:family="text">
      <style:text-properties fo:background-color="#80FFFF" style:text-underline-type="single" style:text-underline-style="solid" style:text-underline-width="auto" style:text-underline-mode="continuous"/>
    </style:style>
    <style:style style:name="T3252" style:parent-style-name="Domyślnaczcionkaakapitu" style:family="text">
      <style:text-properties style:text-underline-type="single" style:text-underline-style="solid" style:text-underline-width="auto" style:text-underline-mode="continuous"/>
    </style:style>
    <style:style style:name="P3253" style:parent-style-name="Normalny" style:family="paragraph">
      <style:paragraph-properties fo:text-align="justify" fo:line-height="150%" fo:text-indent="0.2479in"/>
    </style:style>
    <style:style style:name="T3254" style:parent-style-name="Domyślnaczcionkaakapitu" style:family="text">
      <style:text-properties fo:background-color="#80FFFF"/>
    </style:style>
    <style:style style:name="P3255" style:parent-style-name="Normalny" style:family="paragraph">
      <style:paragraph-properties fo:text-align="justify" fo:line-height="150%"/>
    </style:style>
    <style:style style:name="T3256" style:parent-style-name="Domyślnaczcionkaakapitu" style:family="text">
      <style:text-properties fo:background-color="#80FFFF" style:text-underline-type="single" style:text-underline-style="solid" style:text-underline-width="auto" style:text-underline-mode="continuous"/>
    </style:style>
    <style:style style:name="T3257" style:parent-style-name="Domyślnaczcionkaakapitu" style:family="text">
      <style:text-properties style:text-underline-type="single" style:text-underline-style="solid" style:text-underline-width="auto" style:text-underline-mode="continuous"/>
    </style:style>
    <style:style style:name="P3258" style:parent-style-name="Normalny" style:family="paragraph">
      <style:paragraph-properties fo:text-align="justify" fo:line-height="150%" fo:text-indent="0.2479in"/>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P3261" style:parent-style-name="Normalny" style:family="paragraph">
      <style:paragraph-properties fo:text-align="justify" fo:line-height="150%"/>
    </style:style>
    <style:style style:name="T3262" style:parent-style-name="Domyślnaczcionkaakapitu" style:family="text">
      <style:text-properties style:text-underline-type="single" style:text-underline-style="solid" style:text-underline-width="auto" style:text-underline-mode="continuous"/>
    </style:style>
    <style:style style:name="T3263" style:parent-style-name="Domyślnaczcionkaakapitu" style:family="text">
      <style:text-properties fo:background-color="#80FFFF" style:text-underline-type="single" style:text-underline-style="solid" style:text-underline-width="auto" style:text-underline-mode="continuous"/>
    </style:style>
    <style:style style:name="T3264" style:parent-style-name="Domyślnaczcionkaakapitu" style:family="text">
      <style:text-properties fo:background-color="#80FFFF"/>
    </style:style>
    <style:style style:name="P3265" style:parent-style-name="Normalny" style:family="paragraph">
      <style:paragraph-properties fo:text-align="justify" fo:line-height="150%" fo:text-indent="0.2479in"/>
    </style:style>
    <style:style style:name="P3266" style:parent-style-name="Normalny" style:family="paragraph">
      <style:paragraph-properties fo:text-align="justify" fo:line-height="150%"/>
    </style:style>
    <style:style style:name="T3267" style:parent-style-name="Domyślnaczcionkaakapitu" style:family="text">
      <style:text-properties style:text-underline-type="single" style:text-underline-style="solid" style:text-underline-width="auto" style:text-underline-mode="continuous"/>
    </style:style>
    <style:style style:name="T3268" style:parent-style-name="Domyślnaczcionkaakapitu" style:family="text">
      <style:text-properties fo:background-color="#80FFFF"/>
    </style:style>
    <style:style style:name="P3269" style:parent-style-name="Normalny" style:family="paragraph">
      <style:paragraph-properties fo:text-align="justify" fo:line-height="150%" fo:text-indent="0.2479in"/>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P3272" style:parent-style-name="Normalny" style:family="paragraph">
      <style:paragraph-properties fo:text-align="justify" fo:line-height="150%"/>
    </style:style>
    <style:style style:name="T3273" style:parent-style-name="Domyślnaczcionkaakapitu" style:family="text">
      <style:text-properties fo:background-color="#80FFFF" style:text-underline-type="single" style:text-underline-style="solid" style:text-underline-width="auto" style:text-underline-mode="continuous"/>
    </style:style>
    <style:style style:name="T3274" style:parent-style-name="Domyślnaczcionkaakapitu" style:family="text">
      <style:text-properties style:text-underline-type="single" style:text-underline-style="solid" style:text-underline-width="auto" style:text-underline-mode="continuous"/>
    </style:style>
    <style:style style:name="P3275" style:parent-style-name="Normalny" style:family="paragraph">
      <style:paragraph-properties fo:text-align="justify" fo:line-height="150%" fo:text-indent="0.2479in"/>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P3279" style:parent-style-name="Normalny" style:family="paragraph">
      <style:paragraph-properties fo:text-align="justify" fo:line-height="150%"/>
    </style:style>
    <style:style style:name="T3280" style:parent-style-name="Domyślnaczcionkaakapitu" style:family="text">
      <style:text-properties style:text-underline-type="single" style:text-underline-style="solid" style:text-underline-width="auto" style:text-underline-mode="continuous"/>
    </style:style>
    <style:style style:name="T3281" style:parent-style-name="Domyślnaczcionkaakapitu" style:family="text">
      <style:text-properties fo:background-color="#80FFFF" style:text-underline-type="single" style:text-underline-style="solid" style:text-underline-width="auto" style:text-underline-mode="continuous"/>
    </style:style>
    <style:style style:name="T3282" style:parent-style-name="Domyślnaczcionkaakapitu" style:family="text">
      <style:text-properties fo:background-color="#80FFFF"/>
    </style:style>
    <style:style style:name="P3283" style:parent-style-name="Normalny" style:family="paragraph">
      <style:paragraph-properties fo:text-align="justify" fo:line-height="150%" fo:text-indent="0.2479in"/>
    </style:style>
    <style:style style:name="P3284" style:parent-style-name="Normalny" style:family="paragraph">
      <style:paragraph-properties fo:text-align="justify" fo:line-height="150%" fo:text-indent="0.2479in"/>
    </style:style>
    <style:style style:name="P3285" style:parent-style-name="Normalny" style:family="paragraph">
      <style:paragraph-properties fo:text-align="justify" fo:line-height="150%" fo:text-indent="0.2479in"/>
    </style:style>
    <style:style style:name="P3286" style:parent-style-name="Normalny" style:family="paragraph">
      <style:paragraph-properties fo:text-align="justify" fo:line-height="150%" fo:text-indent="0.2479in"/>
    </style:style>
    <style:style style:name="P3287" style:parent-style-name="Normalny" style:family="paragraph">
      <style:paragraph-properties fo:text-align="justify" fo:line-height="150%"/>
    </style:style>
    <style:style style:name="T3288" style:parent-style-name="Domyślnaczcionkaakapitu" style:family="text">
      <style:text-properties style:text-underline-type="single" style:text-underline-style="solid" style:text-underline-width="auto" style:text-underline-mode="continuous"/>
    </style:style>
    <style:style style:name="P3289" style:parent-style-name="Normalny" style:family="paragraph">
      <style:paragraph-properties fo:text-align="justify" fo:line-height="150%" fo:text-indent="0.2479in"/>
    </style:style>
    <style:style style:name="T3290" style:parent-style-name="Domyślnaczcionkaakapitu" style:family="text">
      <style:text-properties fo:background-color="#80FFFF"/>
    </style:style>
    <style:style style:name="P3291" style:parent-style-name="Normalny" style:family="paragraph">
      <style:paragraph-properties fo:text-align="justify" fo:line-height="150%" fo:text-indent="0.2479in"/>
    </style:style>
    <style:style style:name="P3292" style:parent-style-name="Normalny" style:family="paragraph">
      <style:paragraph-properties fo:text-align="justify" fo:line-height="150%"/>
    </style:style>
    <style:style style:name="T3293" style:parent-style-name="Domyślnaczcionkaakapitu" style:family="text">
      <style:text-properties style:text-underline-type="single" style:text-underline-style="solid" style:text-underline-width="auto" style:text-underline-mode="continuous"/>
    </style:style>
    <style:style style:name="P3294" style:parent-style-name="Normalny" style:family="paragraph">
      <style:paragraph-properties fo:text-align="justify" fo:line-height="150%" fo:text-indent="0.2479in"/>
    </style:style>
    <style:style style:name="P3295" style:parent-style-name="Normalny" style:family="paragraph">
      <style:paragraph-properties fo:text-align="justify" fo:line-height="150%"/>
    </style:style>
    <style:style style:name="T3296" style:parent-style-name="Domyślnaczcionkaakapitu" style:family="text">
      <style:text-properties fo:background-color="#80FFFF" style:text-underline-type="single" style:text-underline-style="solid" style:text-underline-width="auto" style:text-underline-mode="continuous"/>
    </style:style>
    <style:style style:name="T3297" style:parent-style-name="Domyślnaczcionkaakapitu" style:family="text">
      <style:text-properties style:text-underline-type="single" style:text-underline-style="solid" style:text-underline-width="auto" style:text-underline-mode="continuous"/>
    </style:style>
    <style:style style:name="P3298" style:parent-style-name="Normalny" style:family="paragraph">
      <style:paragraph-properties fo:text-align="justify" fo:line-height="150%" fo:text-indent="0.2479in"/>
    </style:style>
    <style:style style:name="T3299" style:parent-style-name="Domyślnaczcionkaakapitu" style:family="text">
      <style:text-properties fo:background-color="#80FFFF"/>
    </style:style>
    <style:style style:name="P3300" style:parent-style-name="Normalny" style:family="paragraph">
      <style:paragraph-properties fo:text-align="justify" fo:line-height="150%"/>
    </style:style>
    <style:style style:name="T3301" style:parent-style-name="Domyślnaczcionkaakapitu" style:family="text">
      <style:text-properties style:text-underline-type="single" style:text-underline-style="solid" style:text-underline-width="auto" style:text-underline-mode="continuous"/>
    </style:style>
    <style:style style:name="T3302" style:parent-style-name="Domyślnaczcionkaakapitu" style:family="text">
      <style:text-properties fo:background-color="#80FFFF" style:text-underline-type="single" style:text-underline-style="solid" style:text-underline-width="auto" style:text-underline-mode="continuous"/>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fo:text-indent="0.2479in"/>
    </style:style>
    <style:style style:name="P3305" style:parent-style-name="Normalny" style:family="paragraph">
      <style:paragraph-properties fo:text-align="justify" fo:line-height="150%"/>
    </style:style>
    <style:style style:name="T3306" style:parent-style-name="Domyślnaczcionkaakapitu" style:family="text">
      <style:text-properties style:text-underline-type="single" style:text-underline-style="solid" style:text-underline-width="auto" style:text-underline-mode="continuous"/>
    </style:style>
    <style:style style:name="T3307" style:parent-style-name="Domyślnaczcionkaakapitu" style:family="text">
      <style:text-properties fo:background-color="#80FFFF"/>
    </style:style>
    <style:style style:name="P3308" style:parent-style-name="Normalny" style:family="paragraph">
      <style:paragraph-properties fo:text-align="justify" fo:line-height="150%" fo:text-indent="0.2479in"/>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P3312" style:parent-style-name="Normalny" style:family="paragraph">
      <style:paragraph-properties fo:text-align="justify" fo:line-height="150%" fo:text-indent="0.2479in"/>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P3315" style:parent-style-name="Normalny" style:family="paragraph">
      <style:paragraph-properties fo:text-align="justify" fo:line-height="150%" fo:text-indent="0.2479in"/>
    </style:style>
    <style:style style:name="P3316" style:parent-style-name="Normalny" style:family="paragraph">
      <style:paragraph-properties fo:text-align="justify" fo:line-height="150%" fo:text-indent="0.2479in"/>
    </style:style>
    <style:style style:name="T3317" style:parent-style-name="Domyślnaczcionkaakapitu" style:family="text">
      <style:text-properties fo:background-color="#80FFFF"/>
    </style:style>
    <style:style style:name="P3318" style:parent-style-name="Normalny" style:family="paragraph">
      <style:paragraph-properties fo:text-align="justify" fo:line-height="150%" fo:text-indent="0.2479in"/>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P3323" style:parent-style-name="Normalny" style:family="paragraph">
      <style:paragraph-properties fo:text-align="justify" fo:line-height="150%" fo:text-indent="0.2479in"/>
    </style:style>
    <style:style style:name="T3324" style:parent-style-name="Domyślnaczcionkaakapitu" style:family="text">
      <style:text-properties fo:background-color="#80FFFF"/>
    </style:style>
    <style:style style:name="P3325" style:parent-style-name="Normalny" style:family="paragraph">
      <style:paragraph-properties fo:text-align="justify" fo:line-height="150%"/>
    </style:style>
    <style:style style:name="T3326" style:parent-style-name="Domyślnaczcionkaakapitu" style:family="text">
      <style:text-properties style:text-underline-type="single" style:text-underline-style="solid" style:text-underline-width="auto" style:text-underline-mode="continuous"/>
    </style:style>
    <style:style style:name="T3327" style:parent-style-name="Domyślnaczcionkaakapitu" style:family="text">
      <style:text-properties fo:background-color="#80FFFF" style:text-underline-type="single" style:text-underline-style="solid" style:text-underline-width="auto" style:text-underline-mode="continuous"/>
    </style:style>
    <style:style style:name="T3328" style:parent-style-name="Domyślnaczcionkaakapitu" style:family="text">
      <style:text-properties style:text-underline-type="single" style:text-underline-style="solid" style:text-underline-width="auto" style:text-underline-mode="continuous"/>
    </style:style>
    <style:style style:name="T3329" style:parent-style-name="Domyślnaczcionkaakapitu" style:family="text">
      <style:text-properties fo:background-color="#80FFFF"/>
    </style:style>
    <style:style style:name="P3330" style:parent-style-name="Normalny" style:family="paragraph">
      <style:paragraph-properties fo:text-align="justify" fo:line-height="150%" fo:text-indent="0.2479in"/>
    </style:style>
    <style:style style:name="T3331" style:parent-style-name="Domyślnaczcionkaakapitu" style:family="text">
      <style:text-properties fo:background-color="#80FFFF"/>
    </style:style>
    <style:style style:name="P3332" style:parent-style-name="Normalny" style:family="paragraph">
      <style:paragraph-properties fo:text-align="justify" fo:line-height="150%" fo:text-indent="0.2479in"/>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P3336" style:parent-style-name="Normalny" style:family="paragraph">
      <style:paragraph-properties fo:text-align="justify" fo:line-height="150%" fo:text-indent="0.2479in"/>
    </style:style>
    <style:style style:name="P3337" style:parent-style-name="Normalny" style:family="paragraph">
      <style:paragraph-properties fo:text-align="justify" fo:line-height="150%"/>
    </style:style>
    <style:style style:name="T3338" style:parent-style-name="Domyślnaczcionkaakapitu" style:family="text">
      <style:text-properties fo:background-color="#80FFFF" style:text-underline-type="single" style:text-underline-style="solid" style:text-underline-width="auto" style:text-underline-mode="continuous"/>
    </style:style>
    <style:style style:name="T3339" style:parent-style-name="Domyślnaczcionkaakapitu" style:family="text">
      <style:text-properties style:text-underline-type="single" style:text-underline-style="solid" style:text-underline-width="auto" style:text-underline-mode="continuous"/>
    </style:style>
    <style:style style:name="P3340" style:parent-style-name="Normalny" style:family="paragraph">
      <style:paragraph-properties fo:text-align="justify" fo:line-height="150%" fo:text-indent="0.2479in"/>
    </style:style>
    <style:style style:name="T3341" style:parent-style-name="Domyślnaczcionkaakapitu" style:family="text">
      <style:text-properties fo:background-color="#80FFFF"/>
    </style:style>
    <style:style style:name="P3342" style:parent-style-name="Normalny" style:family="paragraph">
      <style:paragraph-properties fo:text-align="justify" fo:line-height="150%"/>
    </style:style>
    <style:style style:name="T3343" style:parent-style-name="Domyślnaczcionkaakapitu" style:family="text">
      <style:text-properties style:text-underline-type="single" style:text-underline-style="solid" style:text-underline-width="auto" style:text-underline-mode="continuous"/>
    </style:style>
    <style:style style:name="T3344" style:parent-style-name="Domyślnaczcionkaakapitu" style:family="text">
      <style:text-properties fo:background-color="#80FFFF" style:text-underline-type="single" style:text-underline-style="solid" style:text-underline-width="auto" style:text-underline-mode="continuous"/>
    </style:style>
    <style:style style:name="P3345" style:parent-style-name="Normalny" style:family="paragraph">
      <style:paragraph-properties fo:text-align="justify" fo:line-height="150%" fo:text-indent="0.2479in"/>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fo:text-indent="0.2479in"/>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P3352" style:parent-style-name="Normalny" style:family="paragraph">
      <style:paragraph-properties fo:text-align="justify" fo:line-height="150%" fo:text-indent="0.2479in"/>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P3355" style:parent-style-name="Normalny" style:family="paragraph">
      <style:paragraph-properties fo:text-align="justify" fo:line-height="150%" fo:text-indent="0.2479in"/>
    </style:style>
    <style:style style:name="T3356" style:parent-style-name="Domyślnaczcionkaakapitu" style:family="text">
      <style:text-properties fo:background-color="#80FFFF"/>
    </style:style>
    <style:style style:name="P3357" style:parent-style-name="Normalny" style:family="paragraph">
      <style:paragraph-properties fo:text-align="justify" fo:line-height="150%"/>
    </style:style>
    <style:style style:name="T3358" style:parent-style-name="Domyślnaczcionkaakapitu" style:family="text">
      <style:text-properties style:text-underline-type="single" style:text-underline-style="solid" style:text-underline-width="auto" style:text-underline-mode="continuous"/>
    </style:style>
    <style:style style:name="P3359" style:parent-style-name="Normalny" style:family="paragraph">
      <style:paragraph-properties fo:text-align="justify" fo:line-height="150%" fo:text-indent="0.2479in"/>
    </style:style>
    <style:style style:name="T3360" style:parent-style-name="Domyślnaczcionkaakapitu" style:family="text">
      <style:text-properties fo:background-color="#80FFFF"/>
    </style:style>
    <style:style style:name="P3361" style:parent-style-name="Normalny" style:family="paragraph">
      <style:paragraph-properties fo:text-align="justify" fo:line-height="150%"/>
    </style:style>
    <style:style style:name="T3362" style:parent-style-name="Domyślnaczcionkaakapitu" style:family="text">
      <style:text-properties style:text-underline-type="single" style:text-underline-style="solid" style:text-underline-width="auto" style:text-underline-mode="continuous"/>
    </style:style>
    <style:style style:name="T3363" style:parent-style-name="Domyślnaczcionkaakapitu" style:family="text">
      <style:text-properties fo:background-color="#80FFFF" style:text-underline-type="single" style:text-underline-style="solid" style:text-underline-width="auto" style:text-underline-mode="continuous"/>
    </style:style>
    <style:style style:name="T3364" style:parent-style-name="Domyślnaczcionkaakapitu" style:family="text">
      <style:text-properties fo:background-color="#80FFFF"/>
    </style:style>
    <style:style style:name="P3365" style:parent-style-name="Normalny" style:family="paragraph">
      <style:paragraph-properties fo:text-align="justify" fo:line-height="150%" fo:text-indent="0.2479in"/>
    </style:style>
    <style:style style:name="P3366" style:parent-style-name="Normalny" style:family="paragraph">
      <style:paragraph-properties fo:text-align="justify" fo:line-height="150%"/>
    </style:style>
    <style:style style:name="T3367" style:parent-style-name="Domyślnaczcionkaakapitu" style:family="text">
      <style:text-properties style:text-underline-type="single" style:text-underline-style="solid" style:text-underline-width="auto" style:text-underline-mode="continuous"/>
    </style:style>
    <style:style style:name="T3368" style:parent-style-name="Domyślnaczcionkaakapitu" style:family="text">
      <style:text-properties fo:background-color="#80FFFF"/>
    </style:style>
    <style:style style:name="P3369" style:parent-style-name="Normalny" style:family="paragraph">
      <style:paragraph-properties fo:text-align="justify" fo:line-height="150%" fo:text-indent="0.2479in"/>
    </style:style>
    <style:style style:name="P3370" style:parent-style-name="Normalny" style:family="paragraph">
      <style:paragraph-properties fo:text-align="justify" fo:line-height="150%" fo:text-indent="0.2479in"/>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P3376" style:parent-style-name="Normalny" style:family="paragraph">
      <style:paragraph-properties fo:text-align="justify" fo:line-height="150%" fo:text-indent="0.2479in"/>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P3379" style:parent-style-name="Normalny" style:family="paragraph">
      <style:paragraph-properties fo:text-align="justify" fo:line-height="150%" fo:text-indent="0.2479in"/>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P3388" style:parent-style-name="Normalny" style:family="paragraph">
      <style:paragraph-properties fo:text-align="justify" fo:line-height="150%"/>
    </style:style>
    <style:style style:name="T3389" style:parent-style-name="Domyślnaczcionkaakapitu" style:family="text">
      <style:text-properties style:text-underline-type="single" style:text-underline-style="solid" style:text-underline-width="auto" style:text-underline-mode="continuous"/>
    </style:style>
    <style:style style:name="T3390" style:parent-style-name="Domyślnaczcionkaakapitu" style:family="text">
      <style:text-properties fo:background-color="#80FFFF" style:text-underline-type="single" style:text-underline-style="solid" style:text-underline-width="auto" style:text-underline-mode="continuous"/>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fo:text-indent="0.2479in"/>
    </style:style>
    <style:style style:name="P3393" style:parent-style-name="Normalny" style:family="paragraph">
      <style:paragraph-properties fo:text-align="justify" fo:line-height="150%"/>
    </style:style>
    <style:style style:name="T3394" style:parent-style-name="Domyślnaczcionkaakapitu" style:family="text">
      <style:text-properties style:text-underline-type="single" style:text-underline-style="solid" style:text-underline-width="auto" style:text-underline-mode="continuous"/>
    </style:style>
    <style:style style:name="T3395" style:parent-style-name="Domyślnaczcionkaakapitu" style:family="text">
      <style:text-properties fo:background-color="#80FFFF"/>
    </style:style>
    <style:style style:name="P3396" style:parent-style-name="Normalny" style:family="paragraph">
      <style:paragraph-properties fo:text-align="justify" fo:line-height="150%" fo:text-indent="0.2479in"/>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P3399" style:parent-style-name="Normalny" style:family="paragraph">
      <style:paragraph-properties fo:text-align="justify" fo:line-height="150%" fo:text-indent="0.2479in"/>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P3402" style:parent-style-name="Normalny" style:family="paragraph">
      <style:paragraph-properties fo:text-align="justify" fo:line-height="150%" fo:text-indent="0.2479in"/>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P3405" style:parent-style-name="Normalny" style:family="paragraph">
      <style:paragraph-properties fo:text-align="justify" fo:line-height="150%" fo:text-indent="0.2479in"/>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P3409" style:parent-style-name="Normalny" style:family="paragraph">
      <style:paragraph-properties fo:text-align="justify" fo:line-height="150%" fo:text-indent="0.2479in"/>
    </style:style>
    <style:style style:name="P3410" style:parent-style-name="Normalny" style:family="paragraph">
      <style:paragraph-properties fo:text-align="justify" fo:line-height="150%" fo:text-indent="0.2479in"/>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P3413" style:parent-style-name="Normalny" style:family="paragraph">
      <style:paragraph-properties fo:text-align="justify" fo:line-height="150%" fo:text-indent="0.2479in"/>
    </style:style>
    <style:style style:name="P3414" style:parent-style-name="Normalny" style:family="paragraph">
      <style:paragraph-properties fo:text-align="justify" fo:line-height="150%" fo:text-indent="0.2479in"/>
    </style:style>
    <style:style style:name="P3415" style:parent-style-name="Normalny" style:family="paragraph">
      <style:paragraph-properties fo:text-align="justify" fo:line-height="150%"/>
    </style:style>
    <style:style style:name="T3416" style:parent-style-name="Domyślnaczcionkaakapitu" style:family="text">
      <style:text-properties style:text-underline-type="single" style:text-underline-style="solid" style:text-underline-width="auto" style:text-underline-mode="continuous"/>
    </style:style>
    <style:style style:name="T3417" style:parent-style-name="Domyślnaczcionkaakapitu" style:family="text">
      <style:text-properties fo:background-color="#80FFFF" style:text-underline-type="single" style:text-underline-style="solid" style:text-underline-width="auto" style:text-underline-mode="continuous"/>
    </style:style>
    <style:style style:name="T3418" style:parent-style-name="Domyślnaczcionkaakapitu" style:family="text">
      <style:text-properties style:text-underline-type="single" style:text-underline-style="solid" style:text-underline-width="auto" style:text-underline-mode="continuous"/>
    </style:style>
    <style:style style:name="T3419" style:parent-style-name="Domyślnaczcionkaakapitu" style:family="text">
      <style:text-properties fo:background-color="#80FFFF" style:text-underline-type="single" style:text-underline-style="solid" style:text-underline-width="auto" style:text-underline-mode="continuous"/>
    </style:style>
    <style:style style:name="T3420" style:parent-style-name="Domyślnaczcionkaakapitu" style:family="text">
      <style:text-properties fo:background-color="#80FFFF"/>
    </style:style>
    <style:style style:name="P3421" style:parent-style-name="Normalny" style:family="paragraph">
      <style:paragraph-properties fo:text-align="justify" fo:line-height="150%" fo:text-indent="0.2479in"/>
    </style:style>
    <style:style style:name="P3422" style:parent-style-name="Normalny" style:family="paragraph">
      <style:paragraph-properties fo:text-align="justify" fo:line-height="150%" fo:text-indent="0.2479in"/>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P3425" style:parent-style-name="Normalny" style:family="paragraph">
      <style:paragraph-properties fo:text-align="justify" fo:line-height="150%"/>
    </style:style>
    <style:style style:name="T3426" style:parent-style-name="Domyślnaczcionkaakapitu" style:family="text">
      <style:text-properties style:text-underline-type="single" style:text-underline-style="solid" style:text-underline-width="auto" style:text-underline-mode="continuous"/>
    </style:style>
    <style:style style:name="T3427" style:parent-style-name="Domyślnaczcionkaakapitu" style:family="text">
      <style:text-properties fo:background-color="#80FFFF" style:text-underline-type="single" style:text-underline-style="solid" style:text-underline-width="auto" style:text-underline-mode="continuous"/>
    </style:style>
    <style:style style:name="T3428" style:parent-style-name="Domyślnaczcionkaakapitu" style:family="text">
      <style:text-properties style:text-underline-type="single" style:text-underline-style="solid" style:text-underline-width="auto" style:text-underline-mode="continuous"/>
    </style:style>
    <style:style style:name="T3429" style:parent-style-name="Domyślnaczcionkaakapitu" style:family="text">
      <style:text-properties fo:background-color="#80FFFF" style:text-underline-type="single" style:text-underline-style="solid" style:text-underline-width="auto" style:text-underline-mode="continuous"/>
    </style:style>
    <style:style style:name="T3430" style:parent-style-name="Domyślnaczcionkaakapitu" style:family="text">
      <style:text-properties fo:background-color="#80FFFF"/>
    </style:style>
    <style:style style:name="P3431" style:parent-style-name="Normalny" style:family="paragraph">
      <style:paragraph-properties fo:text-align="justify" fo:line-height="150%"/>
    </style:style>
    <style:style style:name="P3432" style:parent-style-name="Normalny" style:family="paragraph">
      <style:paragraph-properties fo:text-align="justify" fo:line-height="150%" fo:text-indent="0.2479in"/>
    </style:style>
    <style:style style:name="T3433" style:parent-style-name="Domyślnaczcionkaakapitu" style:family="text">
      <style:text-properties fo:background-color="#80FFFF"/>
    </style:style>
    <style:style style:name="P3434" style:parent-style-name="Normalny" style:family="paragraph">
      <style:paragraph-properties fo:text-align="justify" fo:line-height="150%"/>
    </style:style>
    <style:style style:name="T3435" style:parent-style-name="Domyślnaczcionkaakapitu" style:family="text">
      <style:text-properties style:text-underline-type="single" style:text-underline-style="solid" style:text-underline-width="auto" style:text-underline-mode="continuous"/>
    </style:style>
    <style:style style:name="T3436" style:parent-style-name="Domyślnaczcionkaakapitu" style:family="text">
      <style:text-properties fo:background-color="#80FFFF" style:text-underline-type="single" style:text-underline-style="solid" style:text-underline-width="auto" style:text-underline-mode="continuous"/>
    </style:style>
    <style:style style:name="T3437" style:parent-style-name="Domyślnaczcionkaakapitu" style:family="text">
      <style:text-properties style:text-underline-type="single" style:text-underline-style="solid" style:text-underline-width="auto" style:text-underline-mode="continuous"/>
    </style:style>
    <style:style style:name="T3438" style:parent-style-name="Domyślnaczcionkaakapitu" style:family="text">
      <style:text-properties fo:background-color="#80FFFF" style:text-underline-type="single" style:text-underline-style="solid" style:text-underline-width="auto" style:text-underline-mode="continuous"/>
    </style:style>
    <style:style style:name="P3439" style:parent-style-name="Normalny" style:family="paragraph">
      <style:paragraph-properties fo:text-align="justify" fo:line-height="150%" fo:text-indent="0.2479in"/>
    </style:style>
    <style:style style:name="P3440" style:parent-style-name="Normalny" style:family="paragraph">
      <style:paragraph-properties fo:text-align="justify" fo:line-height="150%"/>
    </style:style>
    <style:style style:name="T3441" style:parent-style-name="Domyślnaczcionkaakapitu" style:family="text">
      <style:text-properties style:text-underline-type="single" style:text-underline-style="solid" style:text-underline-width="auto" style:text-underline-mode="continuous"/>
    </style:style>
    <style:style style:name="T3442" style:parent-style-name="Domyślnaczcionkaakapitu" style:family="text">
      <style:text-properties fo:background-color="#80FFFF"/>
    </style:style>
    <style:style style:name="P3443" style:parent-style-name="Normalny" style:family="paragraph">
      <style:paragraph-properties fo:text-align="justify" fo:line-height="150%" fo:text-indent="0.2479in"/>
    </style:style>
    <style:style style:name="T3444" style:parent-style-name="Domyślnaczcionkaakapitu" style:family="text">
      <style:text-properties fo:background-color="#80FFFF"/>
    </style:style>
    <style:style style:name="P3445" style:parent-style-name="Normalny" style:family="paragraph">
      <style:paragraph-properties fo:text-align="justify" fo:line-height="150%"/>
    </style:style>
    <style:style style:name="T3446" style:parent-style-name="Domyślnaczcionkaakapitu" style:family="text">
      <style:text-properties style:text-underline-type="single" style:text-underline-style="solid" style:text-underline-width="auto" style:text-underline-mode="continuous"/>
    </style:style>
    <style:style style:name="T3447" style:parent-style-name="Domyślnaczcionkaakapitu" style:family="text">
      <style:text-properties fo:background-color="#80FFFF"/>
    </style:style>
    <style:style style:name="P3448" style:parent-style-name="Normalny" style:family="paragraph">
      <style:paragraph-properties fo:text-align="justify" fo:line-height="150%" fo:text-indent="0.2479in"/>
    </style:style>
    <style:style style:name="P3449" style:parent-style-name="Normalny" style:family="paragraph">
      <style:paragraph-properties fo:text-align="justify" fo:line-height="150%" fo:text-indent="0.2479in"/>
    </style:style>
    <style:style style:name="P3450" style:parent-style-name="Normalny" style:family="paragraph">
      <style:paragraph-properties fo:text-align="justify" fo:line-height="150%"/>
    </style:style>
    <style:style style:name="T3451" style:parent-style-name="Domyślnaczcionkaakapitu" style:family="text">
      <style:text-properties style:text-underline-type="single" style:text-underline-style="solid" style:text-underline-width="auto" style:text-underline-mode="continuous"/>
    </style:style>
    <style:style style:name="T3452" style:parent-style-name="Domyślnaczcionkaakapitu" style:family="text">
      <style:text-properties fo:background-color="#80FFFF"/>
    </style:style>
    <style:style style:name="P3453" style:parent-style-name="Normalny" style:family="paragraph">
      <style:paragraph-properties fo:text-align="justify" fo:line-height="150%" fo:text-indent="0.2479in"/>
    </style:style>
    <style:style style:name="T3454" style:parent-style-name="Domyślnaczcionkaakapitu" style:family="text">
      <style:text-properties fo:background-color="#80FFFF"/>
    </style:style>
    <style:style style:name="P3455" style:parent-style-name="Normalny" style:family="paragraph">
      <style:paragraph-properties fo:text-align="justify" fo:line-height="150%" fo:text-indent="0.2479in"/>
    </style:style>
    <style:style style:name="T3456" style:parent-style-name="Domyślnaczcionkaakapitu" style:family="text">
      <style:text-properties fo:background-color="#80FFFF"/>
    </style:style>
    <style:style style:name="P3457" style:parent-style-name="Normalny" style:family="paragraph">
      <style:paragraph-properties fo:text-align="justify" fo:line-height="150%" fo:text-indent="0.2479in"/>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P3461" style:parent-style-name="Normalny" style:family="paragraph">
      <style:paragraph-properties fo:text-align="justify" fo:line-height="150%"/>
    </style:style>
    <style:style style:name="T3462" style:parent-style-name="Domyślnaczcionkaakapitu" style:family="text">
      <style:text-properties style:text-underline-type="single" style:text-underline-style="solid" style:text-underline-width="auto" style:text-underline-mode="continuous"/>
    </style:style>
    <style:style style:name="T3463" style:parent-style-name="Domyślnaczcionkaakapitu" style:family="text">
      <style:text-properties fo:background-color="#80FFFF"/>
    </style:style>
    <style:style style:name="P3464" style:parent-style-name="Normalny" style:family="paragraph">
      <style:paragraph-properties fo:text-align="justify" fo:line-height="150%" fo:text-indent="0.2479in"/>
    </style:style>
    <style:style style:name="P3465" style:parent-style-name="Normalny" style:family="paragraph">
      <style:paragraph-properties fo:text-align="justify" fo:line-height="150%"/>
    </style:style>
    <style:style style:name="T3466" style:parent-style-name="Domyślnaczcionkaakapitu" style:family="text">
      <style:text-properties style:text-underline-type="single" style:text-underline-style="solid" style:text-underline-width="auto" style:text-underline-mode="continuous"/>
    </style:style>
    <style:style style:name="T3467" style:parent-style-name="Domyślnaczcionkaakapitu" style:family="text">
      <style:text-properties fo:background-color="#80FFFF"/>
    </style:style>
    <style:style style:name="P3468" style:parent-style-name="Normalny" style:family="paragraph">
      <style:paragraph-properties fo:text-align="justify" fo:line-height="150%" fo:text-indent="0.2479in"/>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P3475" style:parent-style-name="Normalny" style:family="paragraph">
      <style:paragraph-properties fo:text-align="justify" fo:line-height="150%"/>
    </style:style>
    <style:style style:name="T3476" style:parent-style-name="Domyślnaczcionkaakapitu" style:family="text">
      <style:text-properties fo:background-color="#80FFFF" style:text-underline-type="single" style:text-underline-style="solid" style:text-underline-width="auto" style:text-underline-mode="continuous"/>
    </style:style>
    <style:style style:name="T3477" style:parent-style-name="Domyślnaczcionkaakapitu" style:family="text">
      <style:text-properties style:text-underline-type="single" style:text-underline-style="solid" style:text-underline-width="auto" style:text-underline-mode="continuous"/>
    </style:style>
    <style:style style:name="P3478" style:parent-style-name="Normalny" style:family="paragraph">
      <style:paragraph-properties fo:text-align="justify" fo:line-height="150%" fo:text-indent="0.2479in"/>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P3481" style:parent-style-name="Normalny" style:family="paragraph">
      <style:paragraph-properties fo:text-align="justify" fo:line-height="150%">
        <style:tab-stops>
          <style:tab-stop style:type="left" style:leader-style="solid" style:leader-text="_" style:position="2.984in"/>
        </style:tab-stops>
      </style:paragraph-properties>
    </style:style>
    <style:style style:name="T3482" style:parent-style-name="Domyślnaczcionkaakapitu" style:family="text">
      <style:text-properties fo:background-color="#80FFFF" style:text-underline-type="single" style:text-underline-style="solid" style:text-underline-width="auto" style:text-underline-mode="continuous"/>
    </style:style>
    <style:style style:name="T3483" style:parent-style-name="Domyślnaczcionkaakapitu" style:family="text">
      <style:text-properties style:text-underline-type="single" style:text-underline-style="solid" style:text-underline-width="auto" style:text-underline-mode="continuous"/>
    </style:style>
    <style:style style:name="P3484" style:parent-style-name="Normalny" style:family="paragraph">
      <style:paragraph-properties fo:text-align="justify" fo:line-height="150%" fo:text-indent="0.2479in"/>
    </style:style>
    <style:style style:name="T3485" style:parent-style-name="Domyślnaczcionkaakapitu" style:family="text">
      <style:text-properties fo:background-color="#80FFFF"/>
    </style:style>
    <style:style style:name="T3486" style:parent-style-name="Domyślnaczcionkaakapitu" style:family="text">
      <style:text-properties fo:background-color="#80FFFF"/>
    </style:style>
    <style:style style:name="P3487" style:parent-style-name="Normalny" style:family="paragraph">
      <style:paragraph-properties fo:text-align="justify" fo:line-height="150%"/>
    </style:style>
    <style:style style:name="T3488" style:parent-style-name="Domyślnaczcionkaakapitu" style:family="text">
      <style:text-properties fo:background-color="#80FFFF" style:text-underline-type="single" style:text-underline-style="solid" style:text-underline-width="auto" style:text-underline-mode="continuous"/>
    </style:style>
    <style:style style:name="T3489" style:parent-style-name="Domyślnaczcionkaakapitu" style:family="text">
      <style:text-properties style:text-underline-type="single" style:text-underline-style="solid" style:text-underline-width="auto" style:text-underline-mode="continuous"/>
    </style:style>
    <style:style style:name="P3490" style:parent-style-name="Normalny" style:family="paragraph">
      <style:paragraph-properties fo:text-align="justify" fo:line-height="150%" fo:text-indent="0.2479in"/>
    </style:style>
    <style:style style:name="T3491" style:parent-style-name="Domyślnaczcionkaakapitu" style:family="text">
      <style:text-properties fo:background-color="#80FFFF"/>
    </style:style>
    <style:style style:name="P3492" style:parent-style-name="Normalny" style:family="paragraph">
      <style:paragraph-properties fo:text-align="justify" fo:line-height="150%"/>
    </style:style>
    <style:style style:name="T3493" style:parent-style-name="Domyślnaczcionkaakapitu" style:family="text">
      <style:text-properties fo:background-color="#80FFFF" style:text-underline-type="single" style:text-underline-style="solid" style:text-underline-width="auto" style:text-underline-mode="continuous"/>
    </style:style>
    <style:style style:name="T3494" style:parent-style-name="Domyślnaczcionkaakapitu" style:family="text">
      <style:text-properties style:text-underline-type="single" style:text-underline-style="solid" style:text-underline-width="auto" style:text-underline-mode="continuous"/>
    </style:style>
    <style:style style:name="P3495" style:parent-style-name="Normalny" style:family="paragraph">
      <style:paragraph-properties fo:text-align="justify" fo:line-height="150%" fo:text-indent="0.2479in"/>
    </style:style>
    <style:style style:name="P3496" style:parent-style-name="Normalny" style:family="paragraph">
      <style:paragraph-properties fo:text-align="justify" fo:line-height="150%"/>
    </style:style>
    <style:style style:name="T3497" style:parent-style-name="Domyślnaczcionkaakapitu" style:family="text">
      <style:text-properties fo:background-color="#80FFFF" style:text-underline-type="single" style:text-underline-style="solid" style:text-underline-width="auto" style:text-underline-mode="continuous"/>
    </style:style>
    <style:style style:name="T3498" style:parent-style-name="Domyślnaczcionkaakapitu" style:family="text">
      <style:text-properties style:text-underline-type="single" style:text-underline-style="solid" style:text-underline-width="auto" style:text-underline-mode="continuous"/>
    </style:style>
    <style:style style:name="P3499" style:parent-style-name="Normalny" style:family="paragraph">
      <style:paragraph-properties fo:text-align="justify" fo:line-height="150%" fo:text-indent="0.2479in"/>
    </style:style>
    <style:style style:name="P3500" style:parent-style-name="Normalny" style:family="paragraph">
      <style:paragraph-properties fo:text-align="justify" fo:line-height="150%"/>
    </style:style>
    <style:style style:name="T3501" style:parent-style-name="Domyślnaczcionkaakapitu" style:family="text">
      <style:text-properties fo:background-color="#80FFFF" style:text-underline-type="single" style:text-underline-style="solid" style:text-underline-width="auto" style:text-underline-mode="continuous"/>
    </style:style>
    <style:style style:name="T3502" style:parent-style-name="Domyślnaczcionkaakapitu" style:family="text">
      <style:text-properties style:text-underline-type="single" style:text-underline-style="solid" style:text-underline-width="auto" style:text-underline-mode="continuous"/>
    </style:style>
    <style:style style:name="P3503" style:parent-style-name="Normalny" style:family="paragraph">
      <style:paragraph-properties fo:text-align="justify" fo:line-height="150%" fo:text-indent="0.2479in"/>
    </style:style>
    <style:style style:name="T3504" style:parent-style-name="Domyślnaczcionkaakapitu" style:family="text">
      <style:text-properties fo:background-color="#80FFFF"/>
    </style:style>
    <style:style style:name="P3505" style:parent-style-name="Normalny" style:family="paragraph">
      <style:paragraph-properties fo:text-align="justify" fo:line-height="150%"/>
    </style:style>
    <style:style style:name="T3506" style:parent-style-name="Domyślnaczcionkaakapitu" style:family="text">
      <style:text-properties style:text-underline-type="single" style:text-underline-style="solid" style:text-underline-width="auto" style:text-underline-mode="continuous"/>
    </style:style>
    <style:style style:name="P3507" style:parent-style-name="Normalny" style:family="paragraph">
      <style:paragraph-properties fo:text-align="justify" fo:line-height="150%" fo:text-indent="0.2479in"/>
    </style:style>
    <style:style style:name="T3508" style:parent-style-name="Domyślnaczcionkaakapitu" style:family="text">
      <style:text-properties fo:background-color="#80FFFF"/>
    </style:style>
    <style:style style:name="P3509" style:parent-style-name="Normalny" style:family="paragraph">
      <style:paragraph-properties fo:text-align="justify" fo:line-height="150%"/>
    </style:style>
    <style:style style:name="T3510" style:parent-style-name="Domyślnaczcionkaakapitu" style:family="text">
      <style:text-properties style:text-underline-type="single" style:text-underline-style="solid" style:text-underline-width="auto" style:text-underline-mode="continuous"/>
    </style:style>
    <style:style style:name="T3511" style:parent-style-name="Domyślnaczcionkaakapitu" style:family="text">
      <style:text-properties fo:background-color="#80FFFF"/>
    </style:style>
    <style:style style:name="P3512" style:parent-style-name="Normalny" style:family="paragraph">
      <style:paragraph-properties fo:text-align="justify" fo:line-height="150%" fo:text-indent="0.2479in"/>
    </style:style>
    <style:style style:name="T3513" style:parent-style-name="Domyślnaczcionkaakapitu" style:family="text">
      <style:text-properties fo:background-color="#80FFFF"/>
    </style:style>
    <style:style style:name="P3514" style:parent-style-name="Normalny" style:family="paragraph">
      <style:paragraph-properties fo:text-align="justify" fo:line-height="150%"/>
    </style:style>
    <style:style style:name="T3515" style:parent-style-name="Domyślnaczcionkaakapitu" style:family="text">
      <style:text-properties fo:background-color="#80FFFF" style:text-underline-type="single" style:text-underline-style="solid" style:text-underline-width="auto" style:text-underline-mode="continuous"/>
    </style:style>
    <style:style style:name="T3516" style:parent-style-name="Domyślnaczcionkaakapitu" style:family="text">
      <style:text-properties style:text-underline-type="single" style:text-underline-style="solid" style:text-underline-width="auto" style:text-underline-mode="continuous"/>
    </style:style>
    <style:style style:name="P3517" style:parent-style-name="Normalny" style:family="paragraph">
      <style:paragraph-properties fo:text-align="justify" fo:line-height="150%" fo:text-indent="0.2479in"/>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P3520" style:parent-style-name="Normalny" style:family="paragraph">
      <style:paragraph-properties fo:text-align="justify" fo:line-height="150%" fo:text-indent="0.2479in"/>
    </style:style>
    <style:style style:name="T3521" style:parent-style-name="Domyślnaczcionkaakapitu" style:family="text">
      <style:text-properties fo:background-color="#80FFFF"/>
    </style:style>
    <style:style style:name="T3522" style:parent-style-name="Domyślnaczcionkaakapitu" style:family="text">
      <style:text-properties fo:background-color="#80FFFF"/>
    </style:style>
    <style:style style:name="P3523" style:parent-style-name="Normalny" style:family="paragraph">
      <style:paragraph-properties fo:text-align="justify" fo:line-height="150%" fo:text-indent="0.2479in"/>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P3530" style:parent-style-name="Normalny" style:family="paragraph">
      <style:paragraph-properties fo:text-align="justify" fo:line-height="150%"/>
    </style:style>
    <style:style style:name="T3531" style:parent-style-name="Domyślnaczcionkaakapitu" style:family="text">
      <style:text-properties style:text-underline-type="single" style:text-underline-style="solid" style:text-underline-width="auto" style:text-underline-mode="continuous"/>
    </style:style>
    <style:style style:name="T3532" style:parent-style-name="Domyślnaczcionkaakapitu" style:family="text">
      <style:text-properties fo:background-color="#80FFFF" style:text-underline-type="single" style:text-underline-style="solid" style:text-underline-width="auto" style:text-underline-mode="continuous"/>
    </style:style>
    <style:style style:name="T3533" style:parent-style-name="Domyślnaczcionkaakapitu" style:family="text">
      <style:text-properties style:text-underline-type="single" style:text-underline-style="solid" style:text-underline-width="auto" style:text-underline-mode="continuous"/>
    </style:style>
    <style:style style:name="T3534" style:parent-style-name="Domyślnaczcionkaakapitu" style:family="text">
      <style:text-properties fo:background-color="#80FFFF" style:text-underline-type="single" style:text-underline-style="solid" style:text-underline-width="auto" style:text-underline-mode="continuous"/>
    </style:style>
    <style:style style:name="T3535" style:parent-style-name="Domyślnaczcionkaakapitu" style:family="text">
      <style:text-properties fo:background-color="#80FFFF"/>
    </style:style>
    <style:style style:name="P3536" style:parent-style-name="Normalny" style:family="paragraph">
      <style:paragraph-properties fo:text-align="justify" fo:line-height="150%" fo:text-indent="0.2479in"/>
    </style:style>
    <style:style style:name="T3537" style:parent-style-name="Domyślnaczcionkaakapitu" style:family="text">
      <style:text-properties fo:background-color="#80FFFF"/>
    </style:style>
    <style:style style:name="P3538" style:parent-style-name="Normalny" style:family="paragraph">
      <style:paragraph-properties fo:text-align="justify" fo:line-height="150%"/>
    </style:style>
    <style:style style:name="T3539" style:parent-style-name="Domyślnaczcionkaakapitu" style:family="text">
      <style:text-properties fo:background-color="#80FFFF" style:text-underline-type="single" style:text-underline-style="solid" style:text-underline-width="auto" style:text-underline-mode="continuous"/>
    </style:style>
    <style:style style:name="T3540" style:parent-style-name="Domyślnaczcionkaakapitu" style:family="text">
      <style:text-properties style:text-underline-type="single" style:text-underline-style="solid" style:text-underline-width="auto" style:text-underline-mode="continuous"/>
    </style:style>
    <style:style style:name="P3541" style:parent-style-name="Normalny" style:family="paragraph">
      <style:paragraph-properties fo:text-align="justify" fo:line-height="150%" fo:text-indent="0.2479in"/>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T3548" style:parent-style-name="Domyślnaczcionkaakapitu" style:family="text">
      <style:text-properties fo:background-color="#80FFFF"/>
    </style:style>
    <style:style style:name="P3549" style:parent-style-name="Normalny" style:family="paragraph">
      <style:paragraph-properties fo:text-align="justify" fo:line-height="150%" fo:text-indent="0.2479in"/>
    </style:style>
    <style:style style:name="T3550" style:parent-style-name="Domyślnaczcionkaakapitu" style:family="text">
      <style:text-properties fo:background-color="#80FFFF"/>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P3553" style:parent-style-name="Normalny" style:family="paragraph">
      <style:paragraph-properties fo:text-align="justify" fo:line-height="150%"/>
    </style:style>
    <style:style style:name="T3554" style:parent-style-name="Domyślnaczcionkaakapitu" style:family="text">
      <style:text-properties fo:background-color="#80FFFF" style:text-underline-type="single" style:text-underline-style="solid" style:text-underline-width="auto" style:text-underline-mode="continuous"/>
    </style:style>
    <style:style style:name="T3555" style:parent-style-name="Domyślnaczcionkaakapitu" style:family="text">
      <style:text-properties style:text-underline-type="single" style:text-underline-style="solid" style:text-underline-width="auto" style:text-underline-mode="continuous"/>
    </style:style>
    <style:style style:name="P3556" style:parent-style-name="Normalny" style:family="paragraph">
      <style:paragraph-properties fo:text-align="justify" fo:line-height="150%" fo:text-indent="0.2479in"/>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P3559" style:parent-style-name="Normalny" style:family="paragraph">
      <style:paragraph-properties fo:text-align="justify" fo:line-height="150%"/>
    </style:style>
    <style:style style:name="T3560" style:parent-style-name="Domyślnaczcionkaakapitu" style:family="text">
      <style:text-properties style:text-underline-type="single" style:text-underline-style="solid" style:text-underline-width="auto" style:text-underline-mode="continuous"/>
    </style:style>
    <style:style style:name="P3561" style:parent-style-name="Normalny" style:family="paragraph">
      <style:paragraph-properties fo:text-align="justify" fo:line-height="150%" fo:text-indent="0.2479in"/>
    </style:style>
    <style:style style:name="P3562" style:parent-style-name="Normalny" style:family="paragraph">
      <style:paragraph-properties fo:text-align="justify" fo:line-height="150%"/>
    </style:style>
    <style:style style:name="T3563" style:parent-style-name="Domyślnaczcionkaakapitu" style:family="text">
      <style:text-properties style:text-underline-type="single" style:text-underline-style="solid" style:text-underline-width="auto" style:text-underline-mode="continuous"/>
    </style:style>
    <style:style style:name="P3564" style:parent-style-name="Normalny" style:family="paragraph">
      <style:paragraph-properties fo:text-align="justify" fo:line-height="150%" fo:text-indent="0.2479in"/>
    </style:style>
    <style:style style:name="P3565" style:parent-style-name="Normalny" style:family="paragraph">
      <style:paragraph-properties fo:text-align="justify" fo:line-height="150%"/>
    </style:style>
    <style:style style:name="P3566" style:parent-style-name="Normalny" style:family="paragraph">
      <style:paragraph-properties fo:text-align="justify" fo:line-height="150%" fo:text-indent="0.2479in"/>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P3569" style:parent-style-name="Normalny" style:family="paragraph">
      <style:paragraph-properties fo:text-align="justify" fo:line-height="150%"/>
    </style:style>
    <style:style style:name="T3570" style:parent-style-name="Domyślnaczcionkaakapitu" style:family="text">
      <style:text-properties style:text-underline-type="single" style:text-underline-style="solid" style:text-underline-width="auto" style:text-underline-mode="continuous"/>
    </style:style>
    <style:style style:name="T3571" style:parent-style-name="Domyślnaczcionkaakapitu" style:family="text">
      <style:text-properties fo:background-color="#80FFFF"/>
    </style:style>
    <style:style style:name="P3572" style:parent-style-name="Normalny" style:family="paragraph">
      <style:paragraph-properties fo:text-align="justify" fo:line-height="150%" fo:text-indent="0.2479in"/>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P3576" style:parent-style-name="Normalny" style:family="paragraph">
      <style:paragraph-properties fo:text-align="justify" fo:line-height="150%"/>
    </style:style>
    <style:style style:name="T3577" style:parent-style-name="Domyślnaczcionkaakapitu" style:family="text">
      <style:text-properties fo:background-color="#80FFFF" style:text-underline-type="single" style:text-underline-style="solid" style:text-underline-width="auto" style:text-underline-mode="continuous"/>
    </style:style>
    <style:style style:name="T3578" style:parent-style-name="Domyślnaczcionkaakapitu" style:family="text">
      <style:text-properties style:text-underline-type="single" style:text-underline-style="solid" style:text-underline-width="auto" style:text-underline-mode="continuous"/>
    </style:style>
    <style:style style:name="P3579" style:parent-style-name="Normalny" style:family="paragraph">
      <style:paragraph-properties fo:text-align="justify" fo:line-height="150%" fo:text-indent="0.2479in"/>
    </style:style>
    <style:style style:name="T3580" style:parent-style-name="Domyślnaczcionkaakapitu" style:family="text">
      <style:text-properties fo:background-color="#80FFFF"/>
    </style:style>
    <style:style style:name="P3581" style:parent-style-name="Normalny" style:family="paragraph">
      <style:paragraph-properties fo:text-align="justify" fo:line-height="150%"/>
    </style:style>
    <style:style style:name="T3582" style:parent-style-name="Domyślnaczcionkaakapitu" style:family="text">
      <style:text-properties style:text-underline-type="single" style:text-underline-style="solid" style:text-underline-width="auto" style:text-underline-mode="continuous"/>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fo:text-indent="0.2479in"/>
    </style:style>
    <style:style style:name="P3585" style:parent-style-name="Normalny" style:family="paragraph">
      <style:paragraph-properties fo:text-align="justify" fo:line-height="150%"/>
    </style:style>
    <style:style style:name="T3586" style:parent-style-name="Domyślnaczcionkaakapitu" style:family="text">
      <style:text-properties style:text-underline-type="single" style:text-underline-style="solid" style:text-underline-width="auto" style:text-underline-mode="continuous"/>
    </style:style>
    <style:style style:name="T3587" style:parent-style-name="Domyślnaczcionkaakapitu" style:family="text">
      <style:text-properties fo:background-color="#80FFFF"/>
    </style:style>
    <style:style style:name="P3588" style:parent-style-name="Normalny" style:family="paragraph">
      <style:paragraph-properties fo:text-align="justify" fo:line-height="150%" fo:text-indent="0.2479in">
        <style:tab-stops>
          <style:tab-stop style:type="left" style:position="3.8381in"/>
        </style:tab-stops>
      </style:paragraph-properties>
    </style:style>
    <style:style style:name="P3589" style:parent-style-name="Normalny" style:family="paragraph">
      <style:paragraph-properties fo:text-align="justify" fo:line-height="150%" fo:text-indent="0.2479in">
        <style:tab-stops>
          <style:tab-stop style:type="left" style:position="3.8381in"/>
        </style:tab-stops>
      </style:paragraph-properties>
    </style:style>
    <style:style style:name="P3590" style:parent-style-name="Normalny" style:family="paragraph">
      <style:paragraph-properties fo:text-align="justify" fo:line-height="150%"/>
    </style:style>
    <style:style style:name="T3591" style:parent-style-name="Domyślnaczcionkaakapitu" style:family="text">
      <style:text-properties fo:background-color="#80FFFF" style:text-underline-type="single" style:text-underline-style="solid" style:text-underline-width="auto" style:text-underline-mode="continuous"/>
    </style:style>
    <style:style style:name="T3592" style:parent-style-name="Domyślnaczcionkaakapitu" style:family="text">
      <style:text-properties style:text-underline-type="single" style:text-underline-style="solid" style:text-underline-width="auto" style:text-underline-mode="continuous"/>
    </style:style>
    <style:style style:name="P3593" style:parent-style-name="Normalny" style:family="paragraph">
      <style:paragraph-properties fo:text-align="justify" fo:line-height="150%"/>
    </style:style>
    <style:style style:name="P3594" style:parent-style-name="Normalny" style:family="paragraph">
      <style:paragraph-properties fo:text-align="justify" fo:line-height="150%"/>
    </style:style>
    <style:style style:name="T3595" style:parent-style-name="Domyślnaczcionkaakapitu" style:family="text">
      <style:text-properties fo:background-color="#80FFFF" style:text-underline-type="single" style:text-underline-style="solid" style:text-underline-width="auto" style:text-underline-mode="continuous"/>
    </style:style>
    <style:style style:name="T3596" style:parent-style-name="Domyślnaczcionkaakapitu" style:family="text">
      <style:text-properties style:text-underline-type="single" style:text-underline-style="solid" style:text-underline-width="auto" style:text-underline-mode="continuous"/>
    </style:style>
    <style:style style:name="T3597" style:parent-style-name="Domyślnaczcionkaakapitu" style:family="text">
      <style:text-properties fo:background-color="#80FFFF" style:text-underline-type="single" style:text-underline-style="solid" style:text-underline-width="auto" style:text-underline-mode="continuous"/>
    </style:style>
    <style:style style:name="T3598" style:parent-style-name="Domyślnaczcionkaakapitu" style:family="text">
      <style:text-properties style:text-underline-type="single" style:text-underline-style="solid" style:text-underline-width="auto" style:text-underline-mode="continuous"/>
    </style:style>
    <style:style style:name="T3599" style:parent-style-name="Domyślnaczcionkaakapitu" style:family="text">
      <style:text-properties fo:background-color="#80FFFF" style:text-underline-type="single" style:text-underline-style="solid" style:text-underline-width="auto" style:text-underline-mode="continuous"/>
    </style:style>
    <style:style style:name="T3600" style:parent-style-name="Domyślnaczcionkaakapitu" style:family="text">
      <style:text-properties style:text-underline-type="single" style:text-underline-style="solid" style:text-underline-width="auto" style:text-underline-mode="continuous"/>
    </style:style>
    <style:style style:name="T3601" style:parent-style-name="Domyślnaczcionkaakapitu" style:family="text">
      <style:text-properties style:text-underline-type="single" style:text-underline-style="solid" style:text-underline-width="auto" style:text-underline-mode="continuous"/>
    </style:style>
    <style:style style:name="T3602" style:parent-style-name="Domyślnaczcionkaakapitu" style:family="text">
      <style:text-properties style:text-underline-type="single" style:text-underline-style="solid" style:text-underline-width="auto" style:text-underline-mode="continuous"/>
    </style:style>
    <style:style style:name="T3603" style:parent-style-name="Domyślnaczcionkaakapitu" style:family="text">
      <style:text-properties style:text-underline-type="single" style:text-underline-style="solid" style:text-underline-width="auto" style:text-underline-mode="continuous"/>
    </style:style>
    <style:style style:name="P3604" style:parent-style-name="Normalny" style:family="paragraph">
      <style:paragraph-properties fo:text-align="justify" fo:line-height="150%" fo:text-indent="0.2479in"/>
    </style:style>
    <style:style style:name="P3605" style:parent-style-name="Normalny" style:family="paragraph">
      <style:paragraph-properties fo:text-align="justify" fo:line-height="150%" fo:text-indent="0.2479in"/>
    </style:style>
    <style:style style:name="T3606" style:parent-style-name="Domyślnaczcionkaakapitu" style:family="text">
      <style:text-properties fo:background-color="#80FFFF"/>
    </style:style>
    <style:style style:name="P3607" style:parent-style-name="Normalny" style:family="paragraph">
      <style:paragraph-properties fo:text-align="justify" fo:line-height="150%"/>
    </style:style>
    <style:style style:name="T3608" style:parent-style-name="Domyślnaczcionkaakapitu" style:family="text">
      <style:text-properties style:text-underline-type="single" style:text-underline-style="solid" style:text-underline-width="auto" style:text-underline-mode="continuous"/>
    </style:style>
    <style:style style:name="T3609" style:parent-style-name="Domyślnaczcionkaakapitu" style:family="text">
      <style:text-properties fo:background-color="#80FFFF" style:text-underline-type="single" style:text-underline-style="solid" style:text-underline-width="auto" style:text-underline-mode="continuous"/>
    </style:style>
    <style:style style:name="T3610" style:parent-style-name="Domyślnaczcionkaakapitu" style:family="text">
      <style:text-properties style:text-underline-type="single" style:text-underline-style="solid" style:text-underline-width="auto" style:text-underline-mode="continuous"/>
    </style:style>
    <style:style style:name="T3611" style:parent-style-name="Domyślnaczcionkaakapitu" style:family="text">
      <style:text-properties fo:background-color="#80FFFF" style:text-underline-type="single" style:text-underline-style="solid" style:text-underline-width="auto" style:text-underline-mode="continuous"/>
    </style:style>
    <style:style style:name="T3612" style:parent-style-name="Domyślnaczcionkaakapitu" style:family="text">
      <style:text-properties style:text-underline-type="single" style:text-underline-style="solid" style:text-underline-width="auto" style:text-underline-mode="continuous"/>
    </style:style>
    <style:style style:name="T3613" style:parent-style-name="Domyślnaczcionkaakapitu" style:family="text">
      <style:text-properties fo:background-color="#80FFFF" style:text-underline-type="single" style:text-underline-style="solid" style:text-underline-width="auto" style:text-underline-mode="continuous"/>
    </style:style>
    <style:style style:name="T3614" style:parent-style-name="Domyślnaczcionkaakapitu" style:family="text">
      <style:text-properties fo:background-color="#80FFFF"/>
    </style:style>
    <style:style style:name="P3615" style:parent-style-name="Normalny" style:family="paragraph">
      <style:paragraph-properties fo:text-align="justify" fo:line-height="150%" fo:text-indent="0.2479in"/>
    </style:style>
    <style:style style:name="P3616" style:parent-style-name="Normalny" style:family="paragraph">
      <style:paragraph-properties fo:text-align="justify" fo:line-height="150%"/>
    </style:style>
    <style:style style:name="T3617" style:parent-style-name="Domyślnaczcionkaakapitu" style:family="text">
      <style:text-properties style:text-underline-type="single" style:text-underline-style="solid" style:text-underline-width="auto" style:text-underline-mode="continuous"/>
    </style:style>
    <style:style style:name="T3618" style:parent-style-name="Domyślnaczcionkaakapitu" style:family="text">
      <style:text-properties fo:background-color="#80FFFF"/>
    </style:style>
    <style:style style:name="P3619" style:parent-style-name="Normalny" style:family="paragraph">
      <style:paragraph-properties fo:text-align="justify" fo:line-height="150%" fo:text-indent="0.2479in"/>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P3624" style:parent-style-name="Normalny" style:family="paragraph">
      <style:paragraph-properties fo:text-align="justify" fo:line-height="150%" fo:text-indent="0.2479in"/>
    </style:style>
    <style:style style:name="P3625" style:parent-style-name="Normalny" style:family="paragraph">
      <style:paragraph-properties fo:text-align="justify" fo:line-height="150%"/>
    </style:style>
    <style:style style:name="T3626" style:parent-style-name="Domyślnaczcionkaakapitu" style:family="text">
      <style:text-properties style:text-underline-type="single" style:text-underline-style="solid" style:text-underline-width="auto" style:text-underline-mode="continuous"/>
    </style:style>
    <style:style style:name="T3627" style:parent-style-name="Domyślnaczcionkaakapitu" style:family="text">
      <style:text-properties fo:background-color="#80FFFF"/>
    </style:style>
    <style:style style:name="P3628" style:parent-style-name="Normalny" style:family="paragraph">
      <style:paragraph-properties fo:text-align="justify" fo:line-height="150%" fo:text-indent="0.2479in"/>
    </style:style>
    <style:style style:name="P3629" style:parent-style-name="Normalny" style:family="paragraph">
      <style:paragraph-properties fo:text-align="justify" fo:line-height="150%"/>
    </style:style>
    <style:style style:name="T3630" style:parent-style-name="Domyślnaczcionkaakapitu" style:family="text">
      <style:text-properties style:text-underline-type="single" style:text-underline-style="solid" style:text-underline-width="auto" style:text-underline-mode="continuous"/>
    </style:style>
    <style:style style:name="T3631" style:parent-style-name="Domyślnaczcionkaakapitu" style:family="text">
      <style:text-properties fo:background-color="#80FFFF" style:text-underline-type="single" style:text-underline-style="solid" style:text-underline-width="auto" style:text-underline-mode="continuous"/>
    </style:style>
    <style:style style:name="T3632" style:parent-style-name="Domyślnaczcionkaakapitu" style:family="text">
      <style:text-properties style:text-underline-type="single" style:text-underline-style="solid" style:text-underline-width="auto" style:text-underline-mode="continuous"/>
    </style:style>
    <style:style style:name="T3633" style:parent-style-name="Domyślnaczcionkaakapitu" style:family="text">
      <style:text-properties fo:background-color="#80FFFF"/>
    </style:style>
    <style:style style:name="P3634" style:parent-style-name="Normalny" style:family="paragraph">
      <style:paragraph-properties fo:text-align="justify" fo:line-height="150%" fo:text-indent="0.2479in"/>
    </style:style>
    <style:style style:name="T3635" style:parent-style-name="Domyślnaczcionkaakapitu" style:family="text">
      <style:text-properties fo:background-color="#80FFFF"/>
    </style:style>
    <style:style style:name="P3636" style:parent-style-name="Normalny" style:family="paragraph">
      <style:paragraph-properties fo:text-align="justify" fo:line-height="150%" fo:text-indent="0.2479in"/>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P3639" style:parent-style-name="Normalny" style:family="paragraph">
      <style:paragraph-properties fo:text-align="justify" fo:line-height="150%" fo:text-indent="0.2479in"/>
    </style:style>
    <style:style style:name="T3640" style:parent-style-name="Domyślnaczcionkaakapitu" style:family="text">
      <style:text-properties fo:background-color="#80FFFF"/>
    </style:style>
    <style:style style:name="P3641" style:parent-style-name="Normalny" style:family="paragraph">
      <style:paragraph-properties fo:text-align="justify" fo:line-height="150%"/>
    </style:style>
    <style:style style:name="T3642" style:parent-style-name="Domyślnaczcionkaakapitu" style:family="text">
      <style:text-properties style:text-underline-type="single" style:text-underline-style="solid" style:text-underline-width="auto" style:text-underline-mode="continuous"/>
    </style:style>
    <style:style style:name="T3643" style:parent-style-name="Domyślnaczcionkaakapitu" style:family="text">
      <style:text-properties fo:background-color="#80FFFF"/>
    </style:style>
    <style:style style:name="P3644" style:parent-style-name="Normalny" style:family="paragraph">
      <style:paragraph-properties fo:text-align="justify" fo:line-height="150%" fo:text-indent="0.2479in"/>
    </style:style>
    <style:style style:name="P3645" style:parent-style-name="Normalny" style:family="paragraph">
      <style:paragraph-properties fo:text-align="justify" fo:line-height="150%" fo:text-indent="0.2479in"/>
    </style:style>
    <style:style style:name="P3646" style:parent-style-name="Normalny" style:family="paragraph">
      <style:paragraph-properties fo:text-align="justify" fo:line-height="150%" fo:text-indent="0.2479in"/>
    </style:style>
    <style:style style:name="P3647" style:parent-style-name="Normalny" style:family="paragraph">
      <style:paragraph-properties fo:text-align="justify" fo:line-height="150%"/>
    </style:style>
    <style:style style:name="T3648" style:parent-style-name="Domyślnaczcionkaakapitu" style:family="text">
      <style:text-properties fo:background-color="#80FFFF" style:text-underline-type="single" style:text-underline-style="solid" style:text-underline-width="auto" style:text-underline-mode="continuous"/>
    </style:style>
    <style:style style:name="T3649" style:parent-style-name="Domyślnaczcionkaakapitu" style:family="text">
      <style:text-properties style:text-underline-type="single" style:text-underline-style="solid" style:text-underline-width="auto" style:text-underline-mode="continuous"/>
    </style:style>
    <style:style style:name="P3650" style:parent-style-name="Normalny" style:family="paragraph">
      <style:paragraph-properties fo:text-align="justify" fo:line-height="150%" fo:text-indent="0.2479in"/>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P3654" style:parent-style-name="Normalny" style:family="paragraph">
      <style:paragraph-properties fo:text-align="justify" fo:line-height="150%" fo:text-indent="0.2479in"/>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P3661" style:parent-style-name="Normalny" style:family="paragraph">
      <style:paragraph-properties fo:text-align="justify" fo:line-height="150%" fo:text-indent="0.2479in"/>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P3666" style:parent-style-name="Normalny" style:family="paragraph">
      <style:paragraph-properties fo:text-align="justify" fo:line-height="150%" fo:text-indent="0.2479in"/>
    </style:style>
    <style:style style:name="P3667" style:parent-style-name="Normalny" style:family="paragraph">
      <style:paragraph-properties fo:text-align="justify" fo:line-height="150%"/>
    </style:style>
    <style:style style:name="T3668" style:parent-style-name="Domyślnaczcionkaakapitu" style:family="text">
      <style:text-properties style:text-underline-type="single" style:text-underline-style="solid" style:text-underline-width="auto" style:text-underline-mode="continuous"/>
    </style:style>
    <style:style style:name="T3669" style:parent-style-name="Domyślnaczcionkaakapitu" style:family="text">
      <style:text-properties fo:background-color="#80FFFF"/>
    </style:style>
    <style:style style:name="P3670" style:parent-style-name="Normalny" style:family="paragraph">
      <style:paragraph-properties fo:text-align="justify" fo:line-height="150%" fo:text-indent="0.2479in"/>
    </style:style>
    <style:style style:name="P3671" style:parent-style-name="Normalny" style:family="paragraph">
      <style:paragraph-properties fo:text-align="justify" fo:line-height="150%"/>
    </style:style>
    <style:style style:name="T3672" style:parent-style-name="Domyślnaczcionkaakapitu" style:family="text">
      <style:text-properties style:text-underline-type="single" style:text-underline-style="solid" style:text-underline-width="auto" style:text-underline-mode="continuous"/>
    </style:style>
    <style:style style:name="T3673" style:parent-style-name="Domyślnaczcionkaakapitu" style:family="text">
      <style:text-properties fo:background-color="#80FFFF"/>
    </style:style>
    <style:style style:name="P3674" style:parent-style-name="Normalny" style:family="paragraph">
      <style:paragraph-properties fo:text-align="justify" fo:line-height="150%" fo:text-indent="0.2479in"/>
    </style:style>
    <style:style style:name="P3675" style:parent-style-name="Normalny" style:family="paragraph">
      <style:paragraph-properties fo:text-align="justify" fo:line-height="150%"/>
    </style:style>
    <style:style style:name="T3676" style:parent-style-name="Domyślnaczcionkaakapitu" style:family="text">
      <style:text-properties style:text-underline-type="single" style:text-underline-style="solid" style:text-underline-width="auto" style:text-underline-mode="continuous"/>
    </style:style>
    <style:style style:name="T3677" style:parent-style-name="Domyślnaczcionkaakapitu" style:family="text">
      <style:text-properties fo:background-color="#80FFFF" style:text-underline-type="single" style:text-underline-style="solid" style:text-underline-width="auto" style:text-underline-mode="continuous"/>
    </style:style>
    <style:style style:name="T3678" style:parent-style-name="Domyślnaczcionkaakapitu" style:family="text">
      <style:text-properties fo:background-color="#80FFFF"/>
    </style:style>
    <style:style style:name="P3679" style:parent-style-name="Normalny" style:family="paragraph">
      <style:paragraph-properties fo:text-align="justify" fo:line-height="150%" fo:text-indent="0.2479in"/>
    </style:style>
    <style:style style:name="P3680" style:parent-style-name="Normalny" style:family="paragraph">
      <style:paragraph-properties fo:text-align="justify" fo:line-height="150%"/>
    </style:style>
    <style:style style:name="T3681" style:parent-style-name="Domyślnaczcionkaakapitu" style:family="text">
      <style:text-properties style:text-underline-type="single" style:text-underline-style="solid" style:text-underline-width="auto" style:text-underline-mode="continuous"/>
    </style:style>
    <style:style style:name="P3682" style:parent-style-name="Normalny" style:family="paragraph">
      <style:paragraph-properties fo:text-align="justify" fo:line-height="150%" fo:text-indent="0.2479in"/>
    </style:style>
    <style:style style:name="T3683" style:parent-style-name="Domyślnaczcionkaakapitu" style:family="text">
      <style:text-properties fo:background-color="#80FFFF"/>
    </style:style>
    <style:style style:name="P3684" style:parent-style-name="Normalny" style:family="paragraph">
      <style:paragraph-properties fo:text-align="justify" fo:line-height="150%"/>
    </style:style>
    <style:style style:name="T3685" style:parent-style-name="Domyślnaczcionkaakapitu" style:family="text">
      <style:text-properties style:text-underline-type="single" style:text-underline-style="solid" style:text-underline-width="auto" style:text-underline-mode="continuous"/>
    </style:style>
    <style:style style:name="P3686" style:parent-style-name="Normalny" style:family="paragraph">
      <style:paragraph-properties fo:text-align="justify" fo:line-height="150%" fo:text-indent="0.2479in"/>
    </style:style>
    <style:style style:name="P3687" style:parent-style-name="Normalny" style:family="paragraph">
      <style:paragraph-properties fo:text-align="justify" fo:line-height="150%" fo:text-indent="0.2479in"/>
    </style:style>
    <style:style style:name="T3688" style:parent-style-name="Domyślnaczcionkaakapitu" style:family="text">
      <style:text-properties fo:background-color="#80FFFF"/>
    </style:style>
    <style:style style:name="P3689" style:parent-style-name="Normalny" style:family="paragraph">
      <style:paragraph-properties fo:text-align="justify" fo:line-height="150%"/>
    </style:style>
    <style:style style:name="P3690" style:parent-style-name="Normalny" style:family="paragraph">
      <style:paragraph-properties fo:text-align="justify" fo:line-height="150%"/>
    </style:style>
    <style:style style:name="T3691" style:parent-style-name="Domyślnaczcionkaakapitu" style:family="text">
      <style:text-properties fo:background-color="#80FFFF"/>
    </style:style>
    <style:style style:name="P3692" style:parent-style-name="Normalny" style:family="paragraph">
      <style:paragraph-properties fo:text-align="justify" fo:line-height="150%"/>
    </style:style>
    <style:style style:name="P3693" style:parent-style-name="Normalny" style:family="paragraph">
      <style:paragraph-properties fo:text-align="justify" fo:line-height="150%"/>
    </style:style>
    <style:style style:name="P3694" style:parent-style-name="Normalny" style:family="paragraph">
      <style:paragraph-properties fo:text-align="justify" fo:line-height="150%"/>
    </style:style>
    <style:style style:name="P3695" style:parent-style-name="Normalny" style:family="paragraph">
      <style:paragraph-properties fo:text-align="justify" fo:line-height="150%"/>
    </style:style>
    <style:style style:name="P3696" style:parent-style-name="Normalny" style:family="paragraph">
      <style:paragraph-properties fo:text-align="justify" fo:line-height="150%"/>
    </style:style>
    <style:style style:name="T3697" style:parent-style-name="Domyślnaczcionkaakapitu" style:family="text">
      <style:text-properties fo:background-color="#80FFFF" style:text-underline-type="single" style:text-underline-style="solid" style:text-underline-width="auto" style:text-underline-mode="continuous"/>
    </style:style>
    <style:style style:name="T3698" style:parent-style-name="Domyślnaczcionkaakapitu" style:family="text">
      <style:text-properties style:text-underline-type="single" style:text-underline-style="solid" style:text-underline-width="auto" style:text-underline-mode="continuous"/>
    </style:style>
    <style:style style:name="P3699" style:parent-style-name="Normalny" style:family="paragraph">
      <style:paragraph-properties fo:text-align="justify" fo:line-height="150%" fo:text-indent="0.2479in"/>
    </style:style>
    <style:style style:name="T3700" style:parent-style-name="Domyślnaczcionkaakapitu" style:family="text">
      <style:text-properties fo:background-color="#80FFFF"/>
    </style:style>
    <style:style style:name="P3701" style:parent-style-name="Normalny" style:family="paragraph">
      <style:paragraph-properties fo:text-align="justify" fo:line-height="150%" fo:text-indent="0.2479in"/>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P3705" style:parent-style-name="Normalny" style:family="paragraph">
      <style:paragraph-properties fo:text-align="justify" fo:line-height="150%" fo:text-indent="0.2479in"/>
    </style:style>
    <style:style style:name="T3706" style:parent-style-name="Domyślnaczcionkaakapitu" style:family="text">
      <style:text-properties fo:background-color="#80FFFF"/>
    </style:style>
    <style:style style:name="P3707" style:parent-style-name="Normalny" style:family="paragraph">
      <style:paragraph-properties fo:text-align="justify" fo:line-height="150%" fo:text-indent="0.2479in"/>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P3716" style:parent-style-name="Normalny" style:family="paragraph">
      <style:paragraph-properties fo:text-align="justify" fo:line-height="150%" fo:text-indent="0.2479in"/>
    </style:style>
    <style:style style:name="P3717" style:parent-style-name="Normalny" style:family="paragraph">
      <style:paragraph-properties fo:text-align="justify" fo:line-height="150%" fo:text-indent="0.2479in"/>
    </style:style>
    <style:style style:name="P3718" style:parent-style-name="Normalny" style:family="paragraph">
      <style:paragraph-properties fo:text-align="justify" fo:line-height="150%"/>
    </style:style>
    <style:style style:name="T3719" style:parent-style-name="Domyślnaczcionkaakapitu" style:family="text">
      <style:text-properties style:text-underline-type="single" style:text-underline-style="solid" style:text-underline-width="auto" style:text-underline-mode="continuous"/>
    </style:style>
    <style:style style:name="P3720" style:parent-style-name="Normalny" style:family="paragraph">
      <style:paragraph-properties fo:text-align="justify" fo:line-height="150%" fo:text-indent="0.2479in"/>
    </style:style>
    <style:style style:name="P3721" style:parent-style-name="Normalny" style:family="paragraph">
      <style:paragraph-properties fo:text-align="justify" fo:line-height="150%"/>
    </style:style>
    <style:style style:name="T3722" style:parent-style-name="Domyślnaczcionkaakapitu" style:family="text">
      <style:text-properties style:text-underline-type="single" style:text-underline-style="solid" style:text-underline-width="auto" style:text-underline-mode="continuous"/>
    </style:style>
    <style:style style:name="T3723" style:parent-style-name="Domyślnaczcionkaakapitu" style:family="text">
      <style:text-properties fo:background-color="#80FFFF"/>
    </style:style>
    <style:style style:name="P3724" style:parent-style-name="Normalny" style:family="paragraph">
      <style:paragraph-properties fo:text-align="justify" fo:line-height="150%" fo:text-indent="0.2479in"/>
    </style:style>
    <style:style style:name="P3725" style:parent-style-name="Normalny" style:family="paragraph">
      <style:paragraph-properties fo:text-align="justify" fo:line-height="150%" fo:text-indent="0.2479in"/>
    </style:style>
    <style:style style:name="P3726" style:parent-style-name="Normalny" style:family="paragraph">
      <style:paragraph-properties fo:text-align="justify" fo:line-height="150%" fo:text-indent="0.2479in"/>
    </style:style>
    <style:style style:name="P3727" style:parent-style-name="Normalny" style:family="paragraph">
      <style:paragraph-properties fo:text-align="justify" fo:line-height="150%" fo:text-indent="0.2479in"/>
    </style:style>
    <style:style style:name="T3728" style:parent-style-name="Domyślnaczcionkaakapitu" style:family="text">
      <style:text-properties fo:background-color="#80FFFF"/>
    </style:style>
    <style:style style:name="T3729" style:parent-style-name="Domyślnaczcionkaakapitu" style:family="text">
      <style:text-properties fo:background-color="#80FFFF"/>
    </style:style>
    <style:style style:name="P3730" style:parent-style-name="Normalny" style:family="paragraph">
      <style:paragraph-properties fo:text-align="justify" fo:line-height="150%"/>
    </style:style>
    <style:style style:name="T3731" style:parent-style-name="Domyślnaczcionkaakapitu" style:family="text">
      <style:text-properties style:text-underline-type="single" style:text-underline-style="solid" style:text-underline-width="auto" style:text-underline-mode="continuous"/>
    </style:style>
    <style:style style:name="T3732" style:parent-style-name="Domyślnaczcionkaakapitu" style:family="text">
      <style:text-properties fo:background-color="#80FFFF" style:text-underline-type="single" style:text-underline-style="solid" style:text-underline-width="auto" style:text-underline-mode="continuous"/>
    </style:style>
    <style:style style:name="T3733" style:parent-style-name="Domyślnaczcionkaakapitu" style:family="text">
      <style:text-properties style:text-underline-type="single" style:text-underline-style="solid" style:text-underline-width="auto" style:text-underline-mode="continuous"/>
    </style:style>
    <style:style style:name="T3734" style:parent-style-name="Domyślnaczcionkaakapitu" style:family="text">
      <style:text-properties fo:background-color="#80FFFF"/>
    </style:style>
    <style:style style:name="P3735" style:parent-style-name="Normalny" style:family="paragraph">
      <style:paragraph-properties fo:text-align="justify" fo:line-height="150%" fo:text-indent="0.2479in"/>
    </style:style>
    <style:style style:name="P3736" style:parent-style-name="Normalny" style:family="paragraph">
      <style:paragraph-properties fo:text-align="justify" fo:line-height="150%"/>
    </style:style>
    <style:style style:name="T3737" style:parent-style-name="Domyślnaczcionkaakapitu" style:family="text">
      <style:text-properties style:text-underline-type="single" style:text-underline-style="solid" style:text-underline-width="auto" style:text-underline-mode="continuous"/>
    </style:style>
    <style:style style:name="T3738" style:parent-style-name="Domyślnaczcionkaakapitu" style:family="text">
      <style:text-properties fo:background-color="#80FFFF" style:text-underline-type="single" style:text-underline-style="solid" style:text-underline-width="auto" style:text-underline-mode="continuous"/>
    </style:style>
    <style:style style:name="T3739" style:parent-style-name="Domyślnaczcionkaakapitu" style:family="text">
      <style:text-properties fo:background-color="#80FFFF"/>
    </style:style>
    <style:style style:name="P3740" style:parent-style-name="Normalny" style:family="paragraph">
      <style:paragraph-properties fo:text-align="justify" fo:line-height="150%" fo:text-indent="0.2479in"/>
    </style:style>
    <style:style style:name="P3741" style:parent-style-name="Normalny" style:family="paragraph">
      <style:paragraph-properties fo:text-align="justify" fo:line-height="150%"/>
    </style:style>
    <style:style style:name="T3742" style:parent-style-name="Domyślnaczcionkaakapitu" style:family="text">
      <style:text-properties fo:background-color="#80FFFF" style:text-underline-type="single" style:text-underline-style="solid" style:text-underline-width="auto" style:text-underline-mode="continuous"/>
    </style:style>
    <style:style style:name="T3743" style:parent-style-name="Domyślnaczcionkaakapitu" style:family="text">
      <style:text-properties style:text-underline-type="single" style:text-underline-style="solid" style:text-underline-width="auto" style:text-underline-mode="continuous"/>
    </style:style>
    <style:style style:name="P3744" style:parent-style-name="Normalny" style:family="paragraph">
      <style:paragraph-properties fo:text-align="justify" fo:line-height="150%" fo:text-indent="0.2479in"/>
    </style:style>
    <style:style style:name="P3745" style:parent-style-name="Normalny" style:family="paragraph">
      <style:paragraph-properties fo:text-align="justify" fo:line-height="150%" fo:text-indent="0.2479in"/>
    </style:style>
    <style:style style:name="P3746" style:parent-style-name="Normalny" style:family="paragraph">
      <style:paragraph-properties fo:text-align="justify" fo:line-height="150%"/>
    </style:style>
    <style:style style:name="T3747" style:parent-style-name="Domyślnaczcionkaakapitu" style:family="text">
      <style:text-properties fo:background-color="#80FFFF" style:text-underline-type="single" style:text-underline-style="solid" style:text-underline-width="auto" style:text-underline-mode="continuous"/>
    </style:style>
    <style:style style:name="T3748" style:parent-style-name="Domyślnaczcionkaakapitu" style:family="text">
      <style:text-properties style:text-underline-type="single" style:text-underline-style="solid" style:text-underline-width="auto" style:text-underline-mode="continuous"/>
    </style:style>
    <style:style style:name="P3749" style:parent-style-name="Normalny" style:family="paragraph">
      <style:paragraph-properties fo:text-align="justify" fo:line-height="150%" fo:text-indent="0.2479in"/>
    </style:style>
    <style:style style:name="P3750" style:parent-style-name="Normalny" style:family="paragraph">
      <style:paragraph-properties fo:text-align="justify" fo:line-height="150%"/>
    </style:style>
    <style:style style:name="T3751" style:parent-style-name="Domyślnaczcionkaakapitu" style:family="text">
      <style:text-properties fo:background-color="#80FFFF" style:text-underline-type="single" style:text-underline-style="solid" style:text-underline-width="auto" style:text-underline-mode="continuous"/>
    </style:style>
    <style:style style:name="T3752" style:parent-style-name="Domyślnaczcionkaakapitu" style:family="text">
      <style:text-properties style:text-underline-type="single" style:text-underline-style="solid" style:text-underline-width="auto" style:text-underline-mode="continuous"/>
    </style:style>
    <style:style style:name="P3753" style:parent-style-name="Normalny" style:family="paragraph">
      <style:paragraph-properties fo:text-align="justify" fo:line-height="150%" fo:text-indent="0.2479in"/>
    </style:style>
    <style:style style:name="T3754" style:parent-style-name="Domyślnaczcionkaakapitu" style:family="text">
      <style:text-properties fo:background-color="#80FFFF"/>
    </style:style>
    <style:style style:name="T3755" style:parent-style-name="Domyślnaczcionkaakapitu" style:family="text">
      <style:text-properties fo:background-color="#80FFFF"/>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P3758" style:parent-style-name="Normalny" style:family="paragraph">
      <style:paragraph-properties fo:text-align="justify" fo:line-height="150%"/>
    </style:style>
    <style:style style:name="T3759" style:parent-style-name="Domyślnaczcionkaakapitu" style:family="text">
      <style:text-properties fo:background-color="#80FFFF" style:text-underline-type="single" style:text-underline-style="solid" style:text-underline-width="auto" style:text-underline-mode="continuous"/>
    </style:style>
    <style:style style:name="T3760" style:parent-style-name="Domyślnaczcionkaakapitu" style:family="text">
      <style:text-properties style:text-underline-type="single" style:text-underline-style="solid" style:text-underline-width="auto" style:text-underline-mode="continuous"/>
    </style:style>
    <style:style style:name="P3761" style:parent-style-name="Normalny" style:family="paragraph">
      <style:paragraph-properties fo:text-align="justify" fo:line-height="150%" fo:text-indent="0.2479in"/>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P3765" style:parent-style-name="Normalny" style:family="paragraph">
      <style:paragraph-properties fo:text-align="justify" fo:line-height="150%"/>
    </style:style>
    <style:style style:name="T3766" style:parent-style-name="Domyślnaczcionkaakapitu" style:family="text">
      <style:text-properties style:text-underline-type="single" style:text-underline-style="solid" style:text-underline-width="auto" style:text-underline-mode="continuous"/>
    </style:style>
    <style:style style:name="T3767" style:parent-style-name="Domyślnaczcionkaakapitu" style:family="text">
      <style:text-properties fo:background-color="#80FFFF" style:text-underline-type="single" style:text-underline-style="solid" style:text-underline-width="auto" style:text-underline-mode="continuous"/>
    </style:style>
    <style:style style:name="T3768" style:parent-style-name="Domyślnaczcionkaakapitu" style:family="text">
      <style:text-properties fo:background-color="#80FFFF"/>
    </style:style>
    <style:style style:name="P3769" style:parent-style-name="Normalny" style:family="paragraph">
      <style:paragraph-properties fo:text-align="justify" fo:line-height="150%" fo:text-indent="0.2479in"/>
    </style:style>
    <style:style style:name="P3770" style:parent-style-name="Normalny" style:family="paragraph">
      <style:paragraph-properties fo:text-align="justify" fo:line-height="150%" fo:text-indent="0.2479in"/>
    </style:style>
    <style:style style:name="P3771" style:parent-style-name="Normalny" style:family="paragraph">
      <style:paragraph-properties fo:text-align="justify" fo:line-height="150%" fo:text-indent="0.2479in">
        <style:tab-stops>
          <style:tab-stop style:type="left" style:position="5.0916in"/>
        </style:tab-stops>
      </style:paragraph-properties>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P3777" style:parent-style-name="Normalny" style:family="paragraph">
      <style:paragraph-properties fo:text-align="justify" fo:line-height="150%" fo:text-indent="0.2479in"/>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P3781" style:parent-style-name="Normalny" style:family="paragraph">
      <style:paragraph-properties fo:text-align="justify" fo:line-height="150%"/>
    </style:style>
    <style:style style:name="T3782" style:parent-style-name="Domyślnaczcionkaakapitu" style:family="text">
      <style:text-properties fo:background-color="#80FFFF" style:text-underline-type="single" style:text-underline-style="solid" style:text-underline-width="auto" style:text-underline-mode="continuous"/>
    </style:style>
    <style:style style:name="T3783" style:parent-style-name="Domyślnaczcionkaakapitu" style:family="text">
      <style:text-properties style:text-underline-type="single" style:text-underline-style="solid" style:text-underline-width="auto" style:text-underline-mode="continuous"/>
    </style:style>
    <style:style style:name="P3784" style:parent-style-name="Normalny" style:family="paragraph">
      <style:paragraph-properties fo:text-align="justify" fo:line-height="150%" fo:text-indent="0.2479in"/>
    </style:style>
    <style:style style:name="T3785" style:parent-style-name="Domyślnaczcionkaakapitu" style:family="text">
      <style:text-properties fo:background-color="#80FFFF"/>
    </style:style>
    <style:style style:name="P3786" style:parent-style-name="Normalny" style:family="paragraph">
      <style:paragraph-properties fo:text-align="justify" fo:line-height="150%"/>
    </style:style>
    <style:style style:name="T3787" style:parent-style-name="Domyślnaczcionkaakapitu" style:family="text">
      <style:text-properties fo:background-color="#80FFFF" style:text-underline-type="single" style:text-underline-style="solid" style:text-underline-width="auto" style:text-underline-mode="continuous"/>
    </style:style>
    <style:style style:name="T3788" style:parent-style-name="Domyślnaczcionkaakapitu" style:family="text">
      <style:text-properties style:text-underline-type="single" style:text-underline-style="solid" style:text-underline-width="auto" style:text-underline-mode="continuous"/>
    </style:style>
    <style:style style:name="P3789" style:parent-style-name="Normalny" style:family="paragraph">
      <style:paragraph-properties fo:text-align="justify" fo:line-height="150%" fo:text-indent="0.2479in"/>
    </style:style>
    <style:style style:name="P3790" style:parent-style-name="Normalny" style:family="paragraph">
      <style:paragraph-properties fo:text-align="justify" fo:line-height="150%"/>
    </style:style>
    <style:style style:name="T3791" style:parent-style-name="Domyślnaczcionkaakapitu" style:family="text">
      <style:text-properties style:text-underline-type="single" style:text-underline-style="solid" style:text-underline-width="auto" style:text-underline-mode="continuous"/>
    </style:style>
    <style:style style:name="T3792" style:parent-style-name="Domyślnaczcionkaakapitu" style:family="text">
      <style:text-properties fo:background-color="#80FFFF" style:text-underline-type="single" style:text-underline-style="solid" style:text-underline-width="auto" style:text-underline-mode="continuous"/>
    </style:style>
    <style:style style:name="T3793" style:parent-style-name="Domyślnaczcionkaakapitu" style:family="text">
      <style:text-properties style:text-underline-type="single" style:text-underline-style="solid" style:text-underline-width="auto" style:text-underline-mode="continuous"/>
    </style:style>
    <style:style style:name="T3794" style:parent-style-name="Domyślnaczcionkaakapitu" style:family="text">
      <style:text-properties fo:background-color="#80FFFF" style:text-underline-type="single" style:text-underline-style="solid" style:text-underline-width="auto" style:text-underline-mode="continuous"/>
    </style:style>
    <style:style style:name="T3795" style:parent-style-name="Domyślnaczcionkaakapitu" style:family="text">
      <style:text-properties fo:background-color="#80FFFF"/>
    </style:style>
    <style:style style:name="P3796" style:parent-style-name="Normalny" style:family="paragraph">
      <style:paragraph-properties fo:text-align="justify" fo:line-height="150%" fo:text-indent="0.2479in"/>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T3799" style:parent-style-name="Domyślnaczcionkaakapitu" style:family="text">
      <style:text-properties fo:background-color="#80FFFF"/>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P3802" style:parent-style-name="Normalny" style:family="paragraph">
      <style:paragraph-properties fo:text-align="justify" fo:line-height="150%" fo:text-indent="0.2479in"/>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T3805" style:parent-style-name="Domyślnaczcionkaakapitu" style:family="text">
      <style:text-properties fo:background-color="#80FFFF"/>
    </style:style>
    <style:style style:name="P3806" style:parent-style-name="Normalny" style:family="paragraph">
      <style:paragraph-properties fo:text-align="justify" fo:line-height="150%" fo:text-indent="0.2479in"/>
    </style:style>
    <style:style style:name="P3807" style:parent-style-name="Normalny" style:family="paragraph">
      <style:paragraph-properties fo:text-align="justify" fo:line-height="150%"/>
    </style:style>
    <style:style style:name="T3808" style:parent-style-name="Domyślnaczcionkaakapitu" style:family="text">
      <style:text-properties style:text-underline-type="single" style:text-underline-style="solid" style:text-underline-width="auto" style:text-underline-mode="continuous"/>
    </style:style>
    <style:style style:name="T3809" style:parent-style-name="Domyślnaczcionkaakapitu" style:family="text">
      <style:text-properties fo:background-color="#80FFFF"/>
    </style:style>
    <style:style style:name="P3810" style:parent-style-name="Normalny" style:family="paragraph">
      <style:paragraph-properties fo:text-align="justify" fo:line-height="150%" fo:text-indent="0.2479in"/>
    </style:style>
    <style:style style:name="T3811" style:parent-style-name="Domyślnaczcionkaakapitu" style:family="text">
      <style:text-properties fo:background-color="#80FFFF"/>
    </style:style>
    <style:style style:name="P3812" style:parent-style-name="Normalny" style:family="paragraph">
      <style:paragraph-properties fo:text-align="justify" fo:line-height="150%"/>
    </style:style>
    <style:style style:name="P3813" style:parent-style-name="Normalny" style:family="paragraph">
      <style:paragraph-properties fo:text-align="justify" fo:line-height="150%" fo:text-indent="0.2479in"/>
    </style:style>
    <style:style style:name="P3814" style:parent-style-name="Normalny" style:family="paragraph">
      <style:paragraph-properties fo:text-align="justify" fo:line-height="150%"/>
    </style:style>
    <style:style style:name="T3815" style:parent-style-name="Domyślnaczcionkaakapitu" style:family="text">
      <style:text-properties fo:background-color="#80FFFF"/>
    </style:style>
    <style:style style:name="P3816" style:parent-style-name="Normalny" style:family="paragraph">
      <style:paragraph-properties fo:text-align="justify" fo:line-height="150%" fo:text-indent="0.2479in"/>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P3820" style:parent-style-name="Normalny" style:family="paragraph">
      <style:paragraph-properties fo:text-align="justify" fo:line-height="150%" fo:text-indent="0.2479in"/>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P3823" style:parent-style-name="Normalny" style:family="paragraph">
      <style:paragraph-properties fo:text-align="justify" fo:line-height="150%"/>
    </style:style>
    <style:style style:name="T3824" style:parent-style-name="Domyślnaczcionkaakapitu" style:family="text">
      <style:text-properties style:text-underline-type="single" style:text-underline-style="solid" style:text-underline-width="auto" style:text-underline-mode="continuous"/>
    </style:style>
    <style:style style:name="T3825" style:parent-style-name="Domyślnaczcionkaakapitu" style:family="text">
      <style:text-properties fo:background-color="#80FFFF" style:text-underline-type="single" style:text-underline-style="solid" style:text-underline-width="auto" style:text-underline-mode="continuous"/>
    </style:style>
    <style:style style:name="T3826" style:parent-style-name="Domyślnaczcionkaakapitu" style:family="text">
      <style:text-properties style:text-underline-type="single" style:text-underline-style="solid" style:text-underline-width="auto" style:text-underline-mode="continuous"/>
    </style:style>
    <style:style style:name="T3827" style:parent-style-name="Domyślnaczcionkaakapitu" style:family="text">
      <style:text-properties fo:background-color="#80FFFF" style:text-underline-type="single" style:text-underline-style="solid" style:text-underline-width="auto" style:text-underline-mode="continuous"/>
    </style:style>
    <style:style style:name="T3828" style:parent-style-name="Domyślnaczcionkaakapitu" style:family="text">
      <style:text-properties style:text-underline-type="single" style:text-underline-style="solid" style:text-underline-width="auto" style:text-underline-mode="continuous"/>
    </style:style>
    <style:style style:name="T3829" style:parent-style-name="Domyślnaczcionkaakapitu" style:family="text">
      <style:text-properties fo:background-color="#80FFFF" style:text-underline-type="single" style:text-underline-style="solid" style:text-underline-width="auto" style:text-underline-mode="continuous"/>
    </style:style>
    <style:style style:name="T3830" style:parent-style-name="Domyślnaczcionkaakapitu" style:family="text">
      <style:text-properties style:text-underline-type="single" style:text-underline-style="solid" style:text-underline-width="auto" style:text-underline-mode="continuous"/>
    </style:style>
    <style:style style:name="T3831" style:parent-style-name="Domyślnaczcionkaakapitu" style:family="text">
      <style:text-properties fo:background-color="#80FFFF" style:text-underline-type="single" style:text-underline-style="solid" style:text-underline-width="auto" style:text-underline-mode="continuous"/>
    </style:style>
    <style:style style:name="T3832" style:parent-style-name="Domyślnaczcionkaakapitu" style:family="text">
      <style:text-properties fo:background-color="#80FFFF"/>
    </style:style>
    <style:style style:name="P3833" style:parent-style-name="Normalny" style:family="paragraph">
      <style:paragraph-properties fo:text-align="justify" fo:line-height="150%" fo:text-indent="0.2479in"/>
    </style:style>
    <style:style style:name="P3834" style:parent-style-name="Normalny" style:family="paragraph">
      <style:paragraph-properties fo:text-align="justify" fo:line-height="150%"/>
    </style:style>
    <style:style style:name="T3835" style:parent-style-name="Domyślnaczcionkaakapitu" style:family="text">
      <style:text-properties style:text-underline-type="single" style:text-underline-style="solid" style:text-underline-width="auto" style:text-underline-mode="continuous"/>
    </style:style>
    <style:style style:name="T3836" style:parent-style-name="Domyślnaczcionkaakapitu" style:family="text">
      <style:text-properties fo:background-color="#80FFFF"/>
    </style:style>
    <style:style style:name="P3837" style:parent-style-name="Normalny" style:family="paragraph">
      <style:paragraph-properties fo:text-align="justify" fo:line-height="150%" fo:text-indent="0.2479in"/>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P3842" style:parent-style-name="Normalny" style:family="paragraph">
      <style:paragraph-properties fo:text-align="justify" fo:line-height="150%" fo:text-indent="0.2479in"/>
    </style:style>
    <style:style style:name="P3843" style:parent-style-name="Normalny" style:family="paragraph">
      <style:paragraph-properties fo:text-align="justify" fo:line-height="150%"/>
    </style:style>
    <style:style style:name="T3844" style:parent-style-name="Domyślnaczcionkaakapitu" style:family="text">
      <style:text-properties style:text-underline-type="single" style:text-underline-style="solid" style:text-underline-width="auto" style:text-underline-mode="continuous"/>
    </style:style>
    <style:style style:name="T3845" style:parent-style-name="Domyślnaczcionkaakapitu" style:family="text">
      <style:text-properties fo:background-color="#80FFFF" style:text-underline-type="single" style:text-underline-style="solid" style:text-underline-width="auto" style:text-underline-mode="continuous"/>
    </style:style>
    <style:style style:name="T3846" style:parent-style-name="Domyślnaczcionkaakapitu" style:family="text">
      <style:text-properties fo:background-color="#80FFFF"/>
    </style:style>
    <style:style style:name="P3847" style:parent-style-name="Normalny" style:family="paragraph">
      <style:paragraph-properties fo:text-align="justify" fo:line-height="150%" fo:text-indent="0.2479in"/>
    </style:style>
    <style:style style:name="T3848" style:parent-style-name="Domyślnaczcionkaakapitu" style:family="text">
      <style:text-properties fo:background-color="#80FFFF"/>
    </style:style>
    <style:style style:name="P3849" style:parent-style-name="Normalny" style:family="paragraph">
      <style:paragraph-properties fo:text-align="justify" fo:line-height="150%"/>
    </style:style>
    <style:style style:name="T3850" style:parent-style-name="Domyślnaczcionkaakapitu" style:family="text">
      <style:text-properties style:text-underline-type="single" style:text-underline-style="solid" style:text-underline-width="auto" style:text-underline-mode="continuous"/>
    </style:style>
    <style:style style:name="P3851" style:parent-style-name="Normalny" style:family="paragraph">
      <style:paragraph-properties fo:text-align="justify" fo:line-height="150%" fo:text-indent="0.2479in"/>
    </style:style>
    <style:style style:name="P3852" style:parent-style-name="Normalny" style:family="paragraph">
      <style:paragraph-properties fo:text-align="justify" fo:line-height="150%" fo:text-indent="0.2479in"/>
    </style:style>
    <style:style style:name="P3853" style:parent-style-name="Normalny" style:family="paragraph">
      <style:paragraph-properties fo:text-align="justify" fo:line-height="150%"/>
    </style:style>
    <style:style style:name="T3854" style:parent-style-name="Domyślnaczcionkaakapitu" style:family="text">
      <style:text-properties fo:background-color="#80FFFF" style:text-underline-type="single" style:text-underline-style="solid" style:text-underline-width="auto" style:text-underline-mode="continuous"/>
    </style:style>
    <style:style style:name="T3855" style:parent-style-name="Domyślnaczcionkaakapitu" style:family="text">
      <style:text-properties style:text-underline-type="single" style:text-underline-style="solid" style:text-underline-width="auto" style:text-underline-mode="continuous"/>
    </style:style>
    <style:style style:name="P3856" style:parent-style-name="Normalny" style:family="paragraph">
      <style:paragraph-properties fo:text-align="justify" fo:line-height="150%" fo:text-indent="0.2479in"/>
    </style:style>
    <style:style style:name="P3857" style:parent-style-name="Normalny" style:family="paragraph">
      <style:paragraph-properties fo:text-align="justify" fo:line-height="150%" fo:text-indent="0.2479in"/>
    </style:style>
    <style:style style:name="P3858" style:parent-style-name="Normalny" style:family="paragraph">
      <style:paragraph-properties fo:text-align="justify" fo:line-height="150%"/>
    </style:style>
    <style:style style:name="T3859" style:parent-style-name="Domyślnaczcionkaakapitu" style:family="text">
      <style:text-properties fo:background-color="#80FFFF" style:text-underline-type="single" style:text-underline-style="solid" style:text-underline-width="auto" style:text-underline-mode="continuous"/>
    </style:style>
    <style:style style:name="T3860" style:parent-style-name="Domyślnaczcionkaakapitu" style:family="text">
      <style:text-properties style:text-underline-type="single" style:text-underline-style="solid" style:text-underline-width="auto" style:text-underline-mode="continuous"/>
    </style:style>
    <style:style style:name="T3861" style:parent-style-name="Domyślnaczcionkaakapitu" style:family="text">
      <style:text-properties fo:background-color="#80FFFF"/>
    </style:style>
    <style:style style:name="P3862" style:parent-style-name="Normalny" style:family="paragraph">
      <style:paragraph-properties fo:text-align="justify" fo:line-height="150%" fo:text-indent="0.2479in"/>
    </style:style>
    <style:style style:name="P3863" style:parent-style-name="Normalny" style:family="paragraph">
      <style:paragraph-properties fo:text-align="justify" fo:line-height="150%"/>
    </style:style>
    <style:style style:name="T3864" style:parent-style-name="Domyślnaczcionkaakapitu" style:family="text">
      <style:text-properties fo:background-color="#80FFFF" style:text-underline-type="single" style:text-underline-style="solid" style:text-underline-width="auto" style:text-underline-mode="continuous"/>
    </style:style>
    <style:style style:name="T3865" style:parent-style-name="Domyślnaczcionkaakapitu" style:family="text">
      <style:text-properties style:text-underline-type="single" style:text-underline-style="solid" style:text-underline-width="auto" style:text-underline-mode="continuous"/>
    </style:style>
    <style:style style:name="P3866" style:parent-style-name="Normalny" style:family="paragraph">
      <style:paragraph-properties fo:text-align="justify" fo:line-height="150%" fo:text-indent="0.2479in"/>
    </style:style>
    <style:style style:name="T3867" style:parent-style-name="Domyślnaczcionkaakapitu" style:family="text">
      <style:text-properties fo:background-color="#80FFFF"/>
    </style:style>
    <style:style style:name="P3868" style:parent-style-name="Normalny" style:family="paragraph">
      <style:paragraph-properties fo:text-align="justify" fo:line-height="150%"/>
    </style:style>
    <style:style style:name="T3869" style:parent-style-name="Domyślnaczcionkaakapitu" style:family="text">
      <style:text-properties style:text-underline-type="single" style:text-underline-style="solid" style:text-underline-width="auto" style:text-underline-mode="continuous"/>
    </style:style>
    <style:style style:name="T3870" style:parent-style-name="Domyślnaczcionkaakapitu" style:family="text">
      <style:text-properties fo:background-color="#80FFFF" style:text-underline-type="single" style:text-underline-style="solid" style:text-underline-width="auto" style:text-underline-mode="continuous"/>
    </style:style>
    <style:style style:name="T3871" style:parent-style-name="Domyślnaczcionkaakapitu" style:family="text">
      <style:text-properties style:text-underline-type="single" style:text-underline-style="solid" style:text-underline-width="auto" style:text-underline-mode="continuous"/>
    </style:style>
    <style:style style:name="T3872" style:parent-style-name="Domyślnaczcionkaakapitu" style:family="text">
      <style:text-properties fo:background-color="#80FFFF"/>
    </style:style>
    <style:style style:name="P3873" style:parent-style-name="Normalny" style:family="paragraph">
      <style:paragraph-properties fo:text-align="justify" fo:line-height="150%" fo:text-indent="0.2479in"/>
    </style:style>
    <style:style style:name="T3874" style:parent-style-name="Domyślnaczcionkaakapitu" style:family="text">
      <style:text-properties fo:background-color="#80FFFF"/>
    </style:style>
    <style:style style:name="T3875" style:parent-style-name="Domyślnaczcionkaakapitu" style:family="text">
      <style:text-properties fo:background-color="#80FFFF"/>
    </style:style>
    <style:style style:name="P3876" style:parent-style-name="Normalny" style:family="paragraph">
      <style:paragraph-properties fo:text-align="justify" fo:line-height="150%">
        <style:tab-stops>
          <style:tab-stop style:type="left" style:position="1.5819in"/>
          <style:tab-stop style:type="left" style:leader-style="solid" style:leader-text="_" style:position="3.227in"/>
        </style:tab-stops>
      </style:paragraph-properties>
    </style:style>
    <style:style style:name="T3877" style:parent-style-name="Domyślnaczcionkaakapitu" style:family="text">
      <style:text-properties fo:background-color="#80FFFF" style:text-underline-type="single" style:text-underline-style="solid" style:text-underline-width="auto" style:text-underline-mode="continuous"/>
    </style:style>
    <style:style style:name="T3878" style:parent-style-name="Domyślnaczcionkaakapitu" style:family="text">
      <style:text-properties style:text-underline-type="single" style:text-underline-style="solid" style:text-underline-width="auto" style:text-underline-mode="continuous"/>
    </style:style>
    <style:style style:name="P3879" style:parent-style-name="Normalny" style:family="paragraph">
      <style:paragraph-properties fo:text-align="justify" fo:line-height="150%" fo:text-indent="0.2479in"/>
    </style:style>
    <style:style style:name="T3880" style:parent-style-name="Domyślnaczcionkaakapitu" style:family="text">
      <style:text-properties fo:background-color="#80FFFF"/>
    </style:style>
    <style:style style:name="P3881" style:parent-style-name="Normalny" style:family="paragraph">
      <style:paragraph-properties fo:text-align="justify" fo:line-height="150%"/>
    </style:style>
    <style:style style:name="T3882" style:parent-style-name="Domyślnaczcionkaakapitu" style:family="text">
      <style:text-properties style:text-underline-type="single" style:text-underline-style="solid" style:text-underline-width="auto" style:text-underline-mode="continuous"/>
    </style:style>
    <style:style style:name="T3883" style:parent-style-name="Domyślnaczcionkaakapitu" style:family="text">
      <style:text-properties fo:background-color="#80FFFF"/>
    </style:style>
    <style:style style:name="P3884" style:parent-style-name="Normalny" style:family="paragraph">
      <style:paragraph-properties fo:text-align="justify" fo:line-height="150%" fo:text-indent="0.2479in"/>
    </style:style>
    <style:style style:name="T3885" style:parent-style-name="Domyślnaczcionkaakapitu" style:family="text">
      <style:text-properties fo:background-color="#80FFFF"/>
    </style:style>
    <style:style style:name="P3886" style:parent-style-name="Normalny" style:family="paragraph">
      <style:paragraph-properties fo:text-align="justify" fo:line-height="150%"/>
    </style:style>
    <style:style style:name="T3887" style:parent-style-name="Domyślnaczcionkaakapitu" style:family="text">
      <style:text-properties style:text-underline-type="single" style:text-underline-style="solid" style:text-underline-width="auto" style:text-underline-mode="continuous"/>
    </style:style>
    <style:style style:name="T3888" style:parent-style-name="Domyślnaczcionkaakapitu" style:family="text">
      <style:text-properties fo:background-color="#80FFFF" style:text-underline-type="single" style:text-underline-style="solid" style:text-underline-width="auto" style:text-underline-mode="continuous"/>
    </style:style>
    <style:style style:name="P3889" style:parent-style-name="Normalny" style:family="paragraph">
      <style:paragraph-properties fo:text-align="justify" fo:line-height="150%" fo:text-indent="0.2479in"/>
    </style:style>
    <style:style style:name="T3890" style:parent-style-name="Domyślnaczcionkaakapitu" style:family="text">
      <style:text-properties fo:background-color="#80FFFF"/>
    </style:style>
    <style:style style:name="P3891" style:parent-style-name="Normalny" style:family="paragraph">
      <style:paragraph-properties fo:text-align="justify" fo:line-height="150%">
        <style:tab-stops>
          <style:tab-stop style:type="left" style:position="1.5375in"/>
        </style:tab-stops>
      </style:paragraph-properties>
    </style:style>
    <style:style style:name="T3892" style:parent-style-name="Domyślnaczcionkaakapitu" style:family="text">
      <style:text-properties fo:background-color="#80FFFF" style:text-underline-type="single" style:text-underline-style="solid" style:text-underline-width="auto" style:text-underline-mode="continuous"/>
    </style:style>
    <style:style style:name="T3893" style:parent-style-name="Domyślnaczcionkaakapitu" style:family="text">
      <style:text-properties style:text-underline-type="single" style:text-underline-style="solid" style:text-underline-width="auto" style:text-underline-mode="continuous"/>
    </style:style>
    <style:style style:name="P3894" style:parent-style-name="Normalny" style:family="paragraph">
      <style:paragraph-properties fo:text-align="justify" fo:line-height="150%" fo:text-indent="0.2479in"/>
    </style:style>
    <style:style style:name="P3895" style:parent-style-name="Normalny" style:family="paragraph">
      <style:paragraph-properties fo:text-align="justify" fo:line-height="150%"/>
    </style:style>
    <style:style style:name="T3896" style:parent-style-name="Domyślnaczcionkaakapitu" style:family="text">
      <style:text-properties style:text-underline-type="single" style:text-underline-style="solid" style:text-underline-width="auto" style:text-underline-mode="continuous"/>
    </style:style>
    <style:style style:name="P3897" style:parent-style-name="Normalny" style:family="paragraph">
      <style:paragraph-properties fo:text-align="justify" fo:line-height="150%" fo:text-indent="0.2479in"/>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P3900" style:parent-style-name="Normalny" style:family="paragraph">
      <style:paragraph-properties fo:text-align="justify" fo:line-height="150%"/>
    </style:style>
    <style:style style:name="T3901" style:parent-style-name="Domyślnaczcionkaakapitu" style:family="text">
      <style:text-properties fo:background-color="#80FFFF" style:text-underline-type="single" style:text-underline-style="solid" style:text-underline-width="auto" style:text-underline-mode="continuous"/>
    </style:style>
    <style:style style:name="T3902" style:parent-style-name="Domyślnaczcionkaakapitu" style:family="text">
      <style:text-properties style:text-underline-type="single" style:text-underline-style="solid" style:text-underline-width="auto" style:text-underline-mode="continuous"/>
    </style:style>
    <style:style style:name="P3903" style:parent-style-name="Normalny" style:family="paragraph">
      <style:paragraph-properties fo:text-align="justify" fo:line-height="150%" fo:text-indent="0.2479in"/>
    </style:style>
    <style:style style:name="P3904" style:parent-style-name="Normalny" style:family="paragraph">
      <style:paragraph-properties fo:text-align="justify" fo:line-height="150%"/>
    </style:style>
    <style:style style:name="T3905" style:parent-style-name="Domyślnaczcionkaakapitu" style:family="text">
      <style:text-properties style:text-underline-type="single" style:text-underline-style="solid" style:text-underline-width="auto" style:text-underline-mode="continuous"/>
    </style:style>
    <style:style style:name="T3906" style:parent-style-name="Domyślnaczcionkaakapitu" style:family="text">
      <style:text-properties fo:background-color="#80FFFF" style:text-underline-type="single" style:text-underline-style="solid" style:text-underline-width="auto" style:text-underline-mode="continuous"/>
    </style:style>
    <style:style style:name="P3907" style:parent-style-name="Normalny" style:family="paragraph">
      <style:paragraph-properties fo:text-align="justify" fo:line-height="150%" fo:text-indent="0.2479in"/>
    </style:style>
    <style:style style:name="P3908" style:parent-style-name="Normalny" style:family="paragraph">
      <style:paragraph-properties fo:text-align="justify" fo:line-height="150%"/>
    </style:style>
    <style:style style:name="T3909" style:parent-style-name="Domyślnaczcionkaakapitu" style:family="text">
      <style:text-properties style:text-underline-type="single" style:text-underline-style="solid" style:text-underline-width="auto" style:text-underline-mode="continuous"/>
    </style:style>
    <style:style style:name="T3910" style:parent-style-name="Domyślnaczcionkaakapitu" style:family="text">
      <style:text-properties fo:background-color="#80FFFF" style:text-underline-type="single" style:text-underline-style="solid" style:text-underline-width="auto" style:text-underline-mode="continuous"/>
    </style:style>
    <style:style style:name="P3911" style:parent-style-name="Normalny" style:family="paragraph">
      <style:paragraph-properties fo:text-align="justify" fo:line-height="150%" fo:text-indent="0.2479in"/>
    </style:style>
    <style:style style:name="P3912" style:parent-style-name="Normalny" style:family="paragraph">
      <style:paragraph-properties fo:text-align="justify" fo:line-height="150%"/>
    </style:style>
    <style:style style:name="T3913" style:parent-style-name="Domyślnaczcionkaakapitu" style:family="text">
      <style:text-properties style:text-underline-type="single" style:text-underline-style="solid" style:text-underline-width="auto" style:text-underline-mode="continuous"/>
    </style:style>
    <style:style style:name="T3914" style:parent-style-name="Domyślnaczcionkaakapitu" style:family="text">
      <style:text-properties fo:background-color="#80FFFF" style:text-underline-type="single" style:text-underline-style="solid" style:text-underline-width="auto" style:text-underline-mode="continuous"/>
    </style:style>
    <style:style style:name="P3915" style:parent-style-name="Normalny" style:family="paragraph">
      <style:paragraph-properties fo:text-align="justify" fo:line-height="150%" fo:text-indent="0.2479in"/>
    </style:style>
    <style:style style:name="P3916" style:parent-style-name="Normalny" style:family="paragraph">
      <style:paragraph-properties fo:text-align="justify" fo:line-height="150%"/>
    </style:style>
    <style:style style:name="T3917" style:parent-style-name="Domyślnaczcionkaakapitu" style:family="text">
      <style:text-properties style:text-underline-type="single" style:text-underline-style="solid" style:text-underline-width="auto" style:text-underline-mode="continuous"/>
    </style:style>
    <style:style style:name="T3918" style:parent-style-name="Domyślnaczcionkaakapitu" style:family="text">
      <style:text-properties fo:background-color="#80FFFF" style:text-underline-type="single" style:text-underline-style="solid" style:text-underline-width="auto" style:text-underline-mode="continuous"/>
    </style:style>
    <style:style style:name="P3919" style:parent-style-name="Normalny" style:family="paragraph">
      <style:paragraph-properties fo:text-align="justify" fo:line-height="150%" fo:text-indent="0.2479in"/>
    </style:style>
    <style:style style:name="P3920" style:parent-style-name="Normalny" style:family="paragraph">
      <style:paragraph-properties fo:text-align="justify" fo:line-height="150%"/>
    </style:style>
    <style:style style:name="T3921" style:parent-style-name="Domyślnaczcionkaakapitu" style:family="text">
      <style:text-properties fo:background-color="#80FFFF" style:text-underline-type="single" style:text-underline-style="solid" style:text-underline-width="auto" style:text-underline-mode="continuous"/>
    </style:style>
    <style:style style:name="T3922" style:parent-style-name="Domyślnaczcionkaakapitu" style:family="text">
      <style:text-properties style:text-underline-type="single" style:text-underline-style="solid" style:text-underline-width="auto" style:text-underline-mode="continuous"/>
    </style:style>
    <style:style style:name="P3923" style:parent-style-name="Normalny" style:family="paragraph">
      <style:paragraph-properties fo:text-align="justify" fo:line-height="150%" fo:text-indent="0.2479in"/>
    </style:style>
    <style:style style:name="T3924" style:parent-style-name="Domyślnaczcionkaakapitu" style:family="text">
      <style:text-properties fo:background-color="#80FFFF"/>
    </style:style>
    <style:style style:name="P3925" style:parent-style-name="Normalny" style:family="paragraph">
      <style:paragraph-properties fo:text-align="justify" fo:line-height="150%"/>
    </style:style>
    <style:style style:name="T3926" style:parent-style-name="Domyślnaczcionkaakapitu" style:family="text">
      <style:text-properties style:text-underline-type="single" style:text-underline-style="solid" style:text-underline-width="auto" style:text-underline-mode="continuous"/>
    </style:style>
    <style:style style:name="T3927" style:parent-style-name="Domyślnaczcionkaakapitu" style:family="text">
      <style:text-properties fo:background-color="#80FFFF" style:text-underline-type="single" style:text-underline-style="solid" style:text-underline-width="auto" style:text-underline-mode="continuous"/>
    </style:style>
    <style:style style:name="T3928" style:parent-style-name="Domyślnaczcionkaakapitu" style:family="text">
      <style:text-properties style:text-underline-type="single" style:text-underline-style="solid" style:text-underline-width="auto" style:text-underline-mode="continuous"/>
    </style:style>
    <style:style style:name="T3929" style:parent-style-name="Domyślnaczcionkaakapitu" style:family="text">
      <style:text-properties fo:background-color="#80FFFF" style:text-underline-type="single" style:text-underline-style="solid" style:text-underline-width="auto" style:text-underline-mode="continuous"/>
    </style:style>
    <style:style style:name="P3930" style:parent-style-name="Normalny" style:family="paragraph">
      <style:paragraph-properties fo:text-align="justify" fo:line-height="150%" fo:text-indent="0.2479in"/>
    </style:style>
    <style:style style:name="P3931" style:parent-style-name="Normalny" style:family="paragraph">
      <style:paragraph-properties fo:text-align="justify" fo:line-height="150%"/>
    </style:style>
    <style:style style:name="T3932" style:parent-style-name="Domyślnaczcionkaakapitu" style:family="text">
      <style:text-properties style:text-underline-type="single" style:text-underline-style="solid" style:text-underline-width="auto" style:text-underline-mode="continuous"/>
    </style:style>
    <style:style style:name="T3933" style:parent-style-name="Domyślnaczcionkaakapitu" style:family="text">
      <style:text-properties fo:background-color="#80FFFF"/>
    </style:style>
    <style:style style:name="P3934" style:parent-style-name="Normalny" style:family="paragraph">
      <style:paragraph-properties fo:text-align="justify" fo:line-height="150%" fo:text-indent="0.2479in"/>
    </style:style>
    <style:style style:name="T3935" style:parent-style-name="Domyślnaczcionkaakapitu" style:family="text">
      <style:text-properties fo:background-color="#80FFFF"/>
    </style:style>
    <style:style style:name="P3936" style:parent-style-name="Normalny" style:family="paragraph">
      <style:paragraph-properties fo:text-align="justify" fo:line-height="150%" fo:text-indent="0.2479in"/>
    </style:style>
    <style:style style:name="T3937" style:parent-style-name="Domyślnaczcionkaakapitu" style:family="text">
      <style:text-properties fo:background-color="#80FFFF"/>
    </style:style>
    <style:style style:name="P3938" style:parent-style-name="Normalny" style:family="paragraph">
      <style:paragraph-properties fo:text-align="justify" fo:line-height="150%" fo:text-indent="0.2479in"/>
    </style:style>
    <style:style style:name="T3939" style:parent-style-name="Domyślnaczcionkaakapitu" style:family="text">
      <style:text-properties fo:background-color="#80FFFF"/>
    </style:style>
    <style:style style:name="P3940" style:parent-style-name="Normalny" style:family="paragraph">
      <style:paragraph-properties fo:text-align="justify" fo:line-height="150%" fo:text-indent="0.2479in"/>
    </style:style>
    <style:style style:name="P3941" style:parent-style-name="Normalny" style:family="paragraph">
      <style:paragraph-properties fo:text-align="justify" fo:line-height="150%" fo:text-indent="0.2479in"/>
    </style:style>
    <style:style style:name="T3942" style:parent-style-name="Domyślnaczcionkaakapitu" style:family="text">
      <style:text-properties fo:background-color="#80FFFF"/>
    </style:style>
    <style:style style:name="P3943" style:parent-style-name="Normalny" style:family="paragraph">
      <style:paragraph-properties fo:text-align="justify" fo:line-height="150%" fo:text-indent="0.2479in"/>
    </style:style>
    <style:style style:name="P3944" style:parent-style-name="Normalny" style:family="paragraph">
      <style:paragraph-properties fo:text-align="justify" fo:line-height="150%" fo:text-indent="0.2479in"/>
    </style:style>
    <style:style style:name="T3945" style:parent-style-name="Domyślnaczcionkaakapitu" style:family="text">
      <style:text-properties fo:background-color="#80FFFF"/>
    </style:style>
    <style:style style:name="T3946" style:parent-style-name="Domyślnaczcionkaakapitu" style:family="text">
      <style:text-properties fo:background-color="#80FFFF"/>
    </style:style>
    <style:style style:name="P3947" style:parent-style-name="Normalny" style:family="paragraph">
      <style:paragraph-properties fo:text-align="justify" fo:line-height="150%" fo:text-indent="0.2479in"/>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P3950" style:parent-style-name="Normalny" style:family="paragraph">
      <style:paragraph-properties fo:text-align="justify" fo:line-height="150%" fo:text-indent="0.2479in"/>
    </style:style>
    <style:style style:name="T3951" style:parent-style-name="Domyślnaczcionkaakapitu" style:family="text">
      <style:text-properties fo:background-color="#80FFFF"/>
    </style:style>
    <style:style style:name="T3952" style:parent-style-name="Domyślnaczcionkaakapitu" style:family="text">
      <style:text-properties fo:background-color="#80FFFF"/>
    </style:style>
    <style:style style:name="T3953" style:parent-style-name="Domyślnaczcionkaakapitu" style:family="text">
      <style:text-properties fo:background-color="#80FFFF"/>
    </style:style>
    <style:style style:name="P3954" style:parent-style-name="Normalny" style:family="paragraph">
      <style:paragraph-properties fo:text-align="justify" fo:line-height="150%" fo:text-indent="0.2479in"/>
    </style:style>
    <style:style style:name="P3955" style:parent-style-name="Normalny" style:family="paragraph">
      <style:paragraph-properties fo:text-align="justify" fo:line-height="150%" fo:text-indent="0.2479in"/>
    </style:style>
    <style:style style:name="P3956" style:parent-style-name="Normalny" style:family="paragraph">
      <style:paragraph-properties fo:text-align="justify" fo:line-height="150%"/>
    </style:style>
    <style:style style:name="T3957" style:parent-style-name="Domyślnaczcionkaakapitu" style:family="text">
      <style:text-properties style:text-underline-type="single" style:text-underline-style="solid" style:text-underline-width="auto" style:text-underline-mode="continuous"/>
    </style:style>
    <style:style style:name="T3958" style:parent-style-name="Domyślnaczcionkaakapitu" style:family="text">
      <style:text-properties fo:background-color="#80FFFF" style:text-underline-type="single" style:text-underline-style="solid" style:text-underline-width="auto" style:text-underline-mode="continuous"/>
    </style:style>
    <style:style style:name="T3959" style:parent-style-name="Domyślnaczcionkaakapitu" style:family="text">
      <style:text-properties style:text-underline-type="single" style:text-underline-style="solid" style:text-underline-width="auto" style:text-underline-mode="continuous"/>
    </style:style>
    <style:style style:name="T3960" style:parent-style-name="Domyślnaczcionkaakapitu" style:family="text">
      <style:text-properties fo:background-color="#80FFFF"/>
    </style:style>
    <style:style style:name="P3961" style:parent-style-name="Normalny" style:family="paragraph">
      <style:paragraph-properties fo:text-align="justify" fo:line-height="150%" fo:text-indent="0.2479in"/>
    </style:style>
    <style:style style:name="T3962" style:parent-style-name="Domyślnaczcionkaakapitu" style:family="text">
      <style:text-properties fo:background-color="#80FFFF"/>
    </style:style>
    <style:style style:name="T3963" style:parent-style-name="Domyślnaczcionkaakapitu" style:family="text">
      <style:text-properties fo:background-color="#80FFFF"/>
    </style:style>
    <style:style style:name="P3964" style:parent-style-name="Normalny" style:family="paragraph">
      <style:paragraph-properties fo:text-align="justify" fo:line-height="150%" fo:text-indent="0.2479in"/>
    </style:style>
    <style:style style:name="T3965" style:parent-style-name="Domyślnaczcionkaakapitu" style:family="text">
      <style:text-properties fo:background-color="#80FFFF"/>
    </style:style>
    <style:style style:name="P3966" style:parent-style-name="Normalny" style:family="paragraph">
      <style:paragraph-properties fo:text-align="justify" fo:line-height="150%" fo:text-indent="0.2479in"/>
    </style:style>
    <style:style style:name="T3967" style:parent-style-name="Domyślnaczcionkaakapitu" style:family="text">
      <style:text-properties fo:background-color="#80FFFF"/>
    </style:style>
    <style:style style:name="P3968" style:parent-style-name="Normalny" style:family="paragraph">
      <style:paragraph-properties fo:text-align="justify" fo:line-height="150%" fo:text-indent="0.2479in"/>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P3971" style:parent-style-name="Normalny" style:family="paragraph">
      <style:paragraph-properties fo:text-align="justify" fo:line-height="150%" fo:text-indent="0.2479in"/>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P3975" style:parent-style-name="Normalny" style:family="paragraph">
      <style:paragraph-properties fo:text-align="justify" fo:line-height="150%" fo:text-indent="0.2479in"/>
    </style:style>
    <style:style style:name="P3976" style:parent-style-name="Normalny" style:family="paragraph">
      <style:paragraph-properties fo:text-align="justify" fo:line-height="150%" fo:text-indent="0.2479in"/>
    </style:style>
    <style:style style:name="T3977" style:parent-style-name="Domyślnaczcionkaakapitu" style:family="text">
      <style:text-properties fo:background-color="#80FFFF"/>
    </style:style>
    <style:style style:name="P3978" style:parent-style-name="Normalny" style:family="paragraph">
      <style:paragraph-properties fo:text-align="justify" fo:line-height="150%" fo:text-indent="0.2479in"/>
    </style:style>
    <style:style style:name="T3979" style:parent-style-name="Domyślnaczcionkaakapitu" style:family="text">
      <style:text-properties fo:background-color="#80FFFF"/>
    </style:style>
    <style:style style:name="P3980" style:parent-style-name="Normalny" style:family="paragraph">
      <style:paragraph-properties fo:text-align="justify" fo:line-height="150%" fo:text-indent="0.2479in"/>
    </style:style>
    <style:style style:name="P3981" style:parent-style-name="Normalny" style:family="paragraph">
      <style:paragraph-properties fo:text-align="justify" fo:line-height="150%"/>
    </style:style>
    <style:style style:name="T3982" style:parent-style-name="Domyślnaczcionkaakapitu" style:family="text">
      <style:text-properties style:text-underline-type="single" style:text-underline-style="solid" style:text-underline-width="auto" style:text-underline-mode="continuous"/>
    </style:style>
    <style:style style:name="T3983" style:parent-style-name="Domyślnaczcionkaakapitu" style:family="text">
      <style:text-properties fo:background-color="#80FFFF" style:text-underline-type="single" style:text-underline-style="solid" style:text-underline-width="auto" style:text-underline-mode="continuous"/>
    </style:style>
    <style:style style:name="P3984" style:parent-style-name="Normalny" style:family="paragraph">
      <style:paragraph-properties fo:text-align="justify" fo:line-height="150%" fo:text-indent="0.2479in"/>
    </style:style>
    <style:style style:name="P3985" style:parent-style-name="Normalny" style:family="paragraph">
      <style:paragraph-properties fo:text-align="justify" fo:line-height="150%"/>
    </style:style>
    <style:style style:name="T3986" style:parent-style-name="Domyślnaczcionkaakapitu" style:family="text">
      <style:text-properties style:text-underline-type="single" style:text-underline-style="solid" style:text-underline-width="auto" style:text-underline-mode="continuous"/>
    </style:style>
    <style:style style:name="T3987" style:parent-style-name="Domyślnaczcionkaakapitu" style:family="text">
      <style:text-properties fo:background-color="#80FFFF"/>
    </style:style>
    <style:style style:name="P3988" style:parent-style-name="Normalny" style:family="paragraph">
      <style:paragraph-properties fo:text-align="justify" fo:line-height="150%" fo:text-indent="0.2479in"/>
    </style:style>
    <style:style style:name="P3989" style:parent-style-name="Normalny" style:family="paragraph">
      <style:paragraph-properties fo:text-align="justify" fo:line-height="150%" fo:text-indent="0.2479in"/>
    </style:style>
    <style:style style:name="T3990" style:parent-style-name="Domyślnaczcionkaakapitu" style:family="text">
      <style:text-properties fo:background-color="#80FFFF"/>
    </style:style>
    <style:style style:name="T3991" style:parent-style-name="Domyślnaczcionkaakapitu" style:family="text">
      <style:text-properties fo:background-color="#80FFFF"/>
    </style:style>
    <style:style style:name="T3992" style:parent-style-name="Domyślnaczcionkaakapitu" style:family="text">
      <style:text-properties fo:background-color="#80FFFF"/>
    </style:style>
    <style:style style:name="P3993" style:parent-style-name="Normalny" style:family="paragraph">
      <style:paragraph-properties fo:text-align="justify" fo:line-height="150%" fo:text-indent="0.2479in"/>
    </style:style>
    <style:style style:name="P3994" style:parent-style-name="Normalny" style:family="paragraph">
      <style:paragraph-properties fo:text-align="justify" fo:line-height="150%" fo:text-indent="0.2479in"/>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P3997" style:parent-style-name="Normalny" style:family="paragraph">
      <style:paragraph-properties fo:text-align="justify" fo:line-height="150%" fo:text-indent="0.2479in"/>
    </style:style>
    <style:style style:name="T3998" style:parent-style-name="Domyślnaczcionkaakapitu" style:family="text">
      <style:text-properties fo:background-color="#80FFFF"/>
    </style:style>
    <style:style style:name="P3999" style:parent-style-name="Normalny" style:family="paragraph">
      <style:paragraph-properties fo:text-align="justify" fo:line-height="150%" fo:text-indent="0.2479in"/>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P4002" style:parent-style-name="Normalny" style:family="paragraph">
      <style:paragraph-properties fo:text-align="justify" fo:line-height="150%" fo:text-indent="0.2479in"/>
    </style:style>
    <style:style style:name="T4003" style:parent-style-name="Domyślnaczcionkaakapitu" style:family="text">
      <style:text-properties fo:background-color="#80FFFF"/>
    </style:style>
    <style:style style:name="P4004" style:parent-style-name="Normalny" style:family="paragraph">
      <style:paragraph-properties fo:text-align="justify" fo:line-height="150%" fo:text-indent="0.2479in"/>
    </style:style>
    <style:style style:name="T4005" style:parent-style-name="Domyślnaczcionkaakapitu" style:family="text">
      <style:text-properties fo:background-color="#80FFFF"/>
    </style:style>
    <style:style style:name="T4006" style:parent-style-name="Domyślnaczcionkaakapitu" style:family="text">
      <style:text-properties fo:background-color="#80FFFF"/>
    </style:style>
    <style:style style:name="P4007" style:parent-style-name="Normalny" style:family="paragraph">
      <style:paragraph-properties fo:text-align="justify" fo:line-height="150%"/>
    </style:style>
    <style:style style:name="T4008" style:parent-style-name="Domyślnaczcionkaakapitu" style:family="text">
      <style:text-properties style:text-underline-type="single" style:text-underline-style="solid" style:text-underline-width="auto" style:text-underline-mode="continuous"/>
    </style:style>
    <style:style style:name="T4009" style:parent-style-name="Domyślnaczcionkaakapitu" style:family="text">
      <style:text-properties fo:background-color="#80FFFF"/>
    </style:style>
    <style:style style:name="P4010" style:parent-style-name="Normalny" style:family="paragraph">
      <style:paragraph-properties fo:text-align="justify" fo:line-height="150%" fo:text-indent="0.2479in"/>
    </style:style>
    <style:style style:name="T4011" style:parent-style-name="Domyślnaczcionkaakapitu" style:family="text">
      <style:text-properties fo:background-color="#80FFFF"/>
    </style:style>
    <style:style style:name="T4012" style:parent-style-name="Domyślnaczcionkaakapitu" style:family="text">
      <style:text-properties fo:background-color="#80FFFF"/>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P4015" style:parent-style-name="Normalny" style:family="paragraph">
      <style:paragraph-properties fo:text-align="justify" fo:line-height="150%" fo:text-indent="0.2479in"/>
    </style:style>
    <style:style style:name="T4016" style:parent-style-name="Domyślnaczcionkaakapitu" style:family="text">
      <style:text-properties fo:background-color="#80FFFF"/>
    </style:style>
    <style:style style:name="P4017" style:parent-style-name="Normalny" style:family="paragraph">
      <style:paragraph-properties fo:text-align="justify" fo:line-height="150%" fo:text-indent="0.2479in"/>
    </style:style>
    <style:style style:name="T4018" style:parent-style-name="Domyślnaczcionkaakapitu" style:family="text">
      <style:text-properties fo:background-color="#80FFFF"/>
    </style:style>
    <style:style style:name="P4019" style:parent-style-name="Normalny" style:family="paragraph">
      <style:paragraph-properties fo:text-align="justify" fo:line-height="150%"/>
    </style:style>
    <style:style style:name="T4020" style:parent-style-name="Domyślnaczcionkaakapitu" style:family="text">
      <style:text-properties fo:background-color="#80FFFF" style:text-underline-type="single" style:text-underline-style="solid" style:text-underline-width="auto" style:text-underline-mode="continuous"/>
    </style:style>
    <style:style style:name="T4021" style:parent-style-name="Domyślnaczcionkaakapitu" style:family="text">
      <style:text-properties style:text-underline-type="single" style:text-underline-style="solid" style:text-underline-width="auto" style:text-underline-mode="continuous"/>
    </style:style>
    <style:style style:name="P4022" style:parent-style-name="Normalny" style:family="paragraph">
      <style:paragraph-properties fo:text-align="justify" fo:line-height="150%" fo:text-indent="0.2479in"/>
    </style:style>
    <style:style style:name="P4023" style:parent-style-name="Normalny" style:family="paragraph">
      <style:paragraph-properties fo:text-align="justify" fo:line-height="150%"/>
    </style:style>
    <style:style style:name="T4024" style:parent-style-name="Domyślnaczcionkaakapitu" style:family="text">
      <style:text-properties style:text-underline-type="single" style:text-underline-style="solid" style:text-underline-width="auto" style:text-underline-mode="continuous"/>
    </style:style>
    <style:style style:name="T4025" style:parent-style-name="Domyślnaczcionkaakapitu" style:family="text">
      <style:text-properties fo:background-color="#80FFFF" style:text-underline-type="single" style:text-underline-style="solid" style:text-underline-width="auto" style:text-underline-mode="continuous"/>
    </style:style>
    <style:style style:name="T4026" style:parent-style-name="Domyślnaczcionkaakapitu" style:family="text">
      <style:text-properties fo:background-color="#80FFFF"/>
    </style:style>
    <style:style style:name="P4027" style:parent-style-name="Normalny" style:family="paragraph">
      <style:paragraph-properties fo:text-align="justify" fo:line-height="150%" fo:text-indent="0.2479in"/>
    </style:style>
    <style:style style:name="P4028" style:parent-style-name="Normalny" style:family="paragraph">
      <style:paragraph-properties fo:text-align="justify" fo:line-height="150%" fo:text-indent="0.2479in"/>
    </style:style>
    <style:style style:name="T4029" style:parent-style-name="Domyślnaczcionkaakapitu" style:family="text">
      <style:text-properties fo:background-color="#80FFFF"/>
    </style:style>
    <style:style style:name="T4030" style:parent-style-name="Domyślnaczcionkaakapitu" style:family="text">
      <style:text-properties fo:background-color="#80FFFF"/>
    </style:style>
    <style:style style:name="P4031" style:parent-style-name="Normalny" style:family="paragraph">
      <style:paragraph-properties fo:text-align="justify" fo:line-height="150%"/>
    </style:style>
    <style:style style:name="T4032" style:parent-style-name="Domyślnaczcionkaakapitu" style:family="text">
      <style:text-properties style:text-underline-type="single" style:text-underline-style="solid" style:text-underline-width="auto" style:text-underline-mode="continuous"/>
    </style:style>
    <style:style style:name="P4033" style:parent-style-name="Normalny" style:family="paragraph">
      <style:paragraph-properties fo:text-align="justify" fo:line-height="150%" fo:text-indent="0.2479in"/>
    </style:style>
    <style:style style:name="P4034"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Zdrowia</text:p>
      <text:p text:style-name="P3">TYTUŁ= STENOGRAM z piątego posiedzenia Podzespołu do spraw Zdrowia</text:p>
      <text:p text:style-name="P4">DATA= 14 marca 1989 r.</text:p>
      <text:p text:style-name="P5">SYGNATURA=<text:s/></text:p>
      <text:p text:style-name="P6">INW= 46032</text:p>
      <text:p text:style-name="P7">TEKST=</text:p>
      <text:p text:style-name="P8">Stenogram z obrad Podzespołu do<text:s/><text:span text:style-name="T9">s</text:span>praw Zdrowia w dniu 14.0<text:span text:style-name="T10">3.1</text:span>9<text:span text:style-name="T11">8</text:span>9 r<text:span text:style-name="T12">.</text:span></text:p>
      <text:p text:style-name="P13"><text:span text:style-name="T14">Przewodnicząc</text:span><text:span text:style-name="T15">y</text:span>:</text:p>
      <text:p text:style-name="P16">Witam wszystkich i zaczynamy V posiedzenie Podzespołu do spraw Zdrowia. Proszę Państwa, chciałbym podziękować na początku od razu zespołom redakcyjnym, a raczej z<text:span text:style-name="T17">es</text:span>połowi redakc<text:span text:style-name="T18">yjn</text:span>emu, który naprawdę, można powiedzieć w pocie czoła wczoraj starał się dopracować protokół końcowy. Chciałbym naprawdę pogratulować za ten wysiłek, dlatego że w tak krótkim czasie, mnie się wydaje, że zespół redakcyjny dopracował się formatu, on nie jest doskonały, jeżeli chodzi o treść może związaną ze s<text:span text:style-name="T19">fo</text:span>rmuł<text:span text:style-name="T20">o</text:span>waniem pewnych ustaleń, one oddają, wydaje mi się ducha wszystkich stanowisk, natomiast można się zastanowić i to bym proponował tak samo w toku dyskusji, czy pewnych sformułowań nie trzeba wzbogacić w pewną treść i wyjaśnienie.</text:p>
      <text:p text:style-name="P21">Proponowałbym następujący porządek naszych obrad, oczywiście jest to sprawa do uzgodnienia ze współprzewodniczącymi, mianowicie pozostały nam cztery stanowiska jeszcze do uzgodnienia, odnośnie przemysłowej służby zdrowia, odnośnie pomocy społecznej, odnośnie sprzętu i leków<text:span text:style-name="T22"><text:s/></text:span>i tak samo to stanowisko odnośnie służby więzie<text:span text:style-name="T23">n</text:span>nej, to znaczy sprecyzowanie, nie tyle może stanowisko ile oświadczenie, które przekazujemy do<text:s/>„stolika”<text:s/>prawnego, to znaczy prawa i sądownictwa, przy czym, jeżeli państwo pozwolą po przedy<text:span text:style-name="T24">s</text:span>kut<text:span text:style-name="T25">ow</text:span>aniu i przyjęciu tych stanowisk zrobilibyśmy przerwę techniczną, dla umożliwienia pr<text:span text:style-name="T26">ze</text:span>d<text:span text:style-name="T27">ys</text:span>ku<text:span text:style-name="T28">tow</text:span>ania ewentualnych tych poprawek w uszczegółowieniu sformułowań, następnie prz<text:span text:style-name="T29">edy</text:span>sku<text:span text:style-name="T30">to</text:span>walib<text:span text:style-name="T31">y</text:span>śmy poszczególne strony i sformułowania tego protokołu. Jest możliwość, że protokół ten może być przepisany bardzo szybko, to znaczy bardzo szybko, on nie jest taki długi, tych 6 stron, na pewno to jest kwestia półtorej godziny i w sesji popołudniowej ewentualnie prz<text:span text:style-name="T32">yję</text:span>libyśmy protokół i podpisali. Czy można prosić o uwagi?</text:p>
      <text:p text:style-name="P33">/Uwaga z sali - poza mikro<text:span text:style-name="T34">f</text:span>on<text:span text:style-name="T35">e</text:span>m, nie do odtworzenia/.</text:p>
      <text:p text:style-name="P36"><text:span text:style-name="T37">Głos z sali</text:span>:</text:p>
      <text:p text:style-name="P38"><text:span text:style-name="T39">P</text:span>owiedzmy ogó<text:span text:style-name="T40">l</text:span>nie, kto się zgłosi w ciągu 2 miesięcy powiedzmy.</text:p>
      <text:p text:style-name="P41"><text:span text:style-name="T42">Ob.<text:s/></text:span><text:span text:style-name="T43">K</text:span><text:span text:style-name="T44">ur</text:span><text:span text:style-name="T45">atow</text:span><text:span text:style-name="T46">ska</text:span>:</text:p>
      <text:p text:style-name="P47">Przeczytamy, mamy tekst.<text:s/>Jeżeli chodzi o uzupełnienia rzeczy, których nie ma w ogóle w tym dokumencie, bo ich albo nie d<text:span text:style-name="T48">ys</text:span>kutowaliśm<text:span text:style-name="T49">y</text:span>, albo tylko sygnalizowali, to jest to co mówił p. dr Marek Edelman - sprawa represji, wyrównania krzywd w służbie zdrowia, związanych z działalnością polityczną różnych osób, następnie, chciałabym, żeby było krótkie nasze stanowisko w sprawie inwalidów, w sprawia farmaceutów, sprawa administrac<text:span text:style-name="T50">ji</text:span>, która też pozostała i ewentualnie ZUS. Zaraz to przygotu<text:span text:style-name="T51">je</text:span>my.</text:p>
      <text:p text:style-name="P52"><text:span text:style-name="T53">Przewodnicząc</text:span><text:span text:style-name="T54">y</text:span><text:span text:style-name="T55">:</text:span></text:p>
      <text:p text:style-name="P56">Osobno od pomocy społecznej i niepełnosprawnych czy łącznie.</text:p>
      <text:soft-page-break/>
      <text:p text:style-name="P57"><text:span text:style-name="T58">O</text:span><text:span text:style-name="T59">b.</text:span><text:span text:style-name="T60"><text:s/></text:span><text:span text:style-name="T61">K</text:span><text:span text:style-name="T62">ur</text:span><text:span text:style-name="T63">atow</text:span><text:span text:style-name="T64">sk</text:span><text:span text:style-name="T65">a</text:span><text:span text:style-name="T66">:</text:span></text:p>
      <text:p text:style-name="P67">To wejdzie na pewno do pomocy społecznej, ale jednak to dotyczy bardzo specjalnej sprawy inwalidów.</text:p>
      <text:p text:style-name="P68"><text:span text:style-name="T69">Przewodniczący</text:span>:</text:p>
      <text:p text:style-name="P70">Proszę bardzo czy są jeszcze<text:span text:style-name="T71"><text:s/></text:span>jakieś uwagi?</text:p>
      <text:p text:style-name="P72"><text:span text:style-name="T73">Ob.<text:s/></text:span><text:span text:style-name="T74">W</text:span><text:span text:style-name="T75">o</text:span><text:span text:style-name="T76">jtc</text:span><text:span text:style-name="T77">zak</text:span><text:span text:style-name="T78">:</text:span></text:p>
      <text:p text:style-name="P79">W takim razie ja rozumiem, że trochę jeszcze rozszerzamy ten porządek dzienny. Ja<text:s/><text:span text:style-name="T80">b</text:span>y<text:span text:style-name="T81">m</text:span><text:s/>proponował może, żebyśmy przedyskutowali teraz te trzy stanowiska, dlatego że jeżeli prz<text:span text:style-name="T82">yj</text:span>miemy, to będziemy mogli zrobić przerwę technicz<text:span text:style-name="T83">ną</text:span><text:s/>i uporządkować sobie te dalsze sprawy, z uwagi na to, że te dodatkowe punkty, ja rozumiem, że państwo przedstawią jakieś stanowisko w sprawie administrac<text:span text:style-name="T84">ji</text:span><text:s/>i farmaceutów, bo nie dyskutowaliśmy dotąd tych spraw, i że będziemy mieli czas na przedyskutowanie formatu i przepisan<text:span text:style-name="T85">i</text:span>e.</text:p>
      <text:p text:style-name="P86"><text:span text:style-name="T87">Ob.<text:s/></text:span><text:span text:style-name="T88">K</text:span><text:span text:style-name="T89">ur</text:span><text:span text:style-name="T90">atow</text:span><text:span text:style-name="T91">ska</text:span>:</text:p>
      <text:p text:style-name="P92">A dyskusja tego projektu.</text:p>
      <text:p text:style-name="P93"><text:span text:style-name="T94">Przewodnicząc</text:span><text:span text:style-name="T95">y</text:span><text:span text:style-name="T96">:</text:span></text:p>
      <text:p text:style-name="P97">Ja bym proponował , żebyśmy przedyskutowali przemysłową służbę zdrowia, pomoc społeczną, sprzęt i leki, krótką przerwę techniczną, żeby zespoły tak samo mogły jeszcze przemyśleć pewne sformułowania w protokole końcowym i przedyskutować protokół końcowy, dać do przepisania, a zająć się tym co zostało jako dodatkowe, gdzie można na ostatniej stronie w razie czego dopisać, dołączyć.</text:p>
      <text:p text:style-name="P98"><text:span text:style-name="T99">Ob.<text:s/></text:span><text:span text:style-name="T100">K</text:span><text:span text:style-name="T101">uratowska</text:span><text:span text:style-name="T102">:</text:span></text:p>
      <text:p text:style-name="P103">Cz<text:span text:style-name="T104">yl</text:span>i najpierw ten dokument.</text:p>
      <text:p text:style-name="P105"><text:span text:style-name="T106">Przewodnicząc</text:span><text:span text:style-name="T107">y</text:span><text:span text:style-name="T108">:</text:span></text:p>
      <text:p text:style-name="P109">Stanowiska, dlatego że<text:s/><text:span text:style-name="T110">m</text:span>amy, praktycznie zostały nam te stanowiska, przemysłowa służba zdrowia, pomoc społeczna, sprzęt i leki, których nie przyjęliśmy poprzednio, ale które były przygotowane praktycznie. Czy<text:span text:style-name="T111"><text:s/></text:span>jest zgoda na taki porządek? Tak. Zgoda.</text:p>
      <text:p text:style-name="P112"><text:span text:style-name="T113">Ob.</text:span><text:span text:style-name="T114"><text:s text:c="23"/></text:span>:</text:p>
      <text:p text:style-name="P115">Ponieważ tak, jak pan profesor powiedział, pan minister powiedział - sprawa rehabilitac<text:span text:style-name="T116">ji<text:s/></text:span>na przykład zawodowej inwalidów, to po przerwie, dlatego że my chcielibyśmy złożyć te opracowania, które były, plus informacja odnośnie budowanego centrum rehabilitac<text:span text:style-name="T117">ji</text:span><text:s/>zawodowej inwalidów.</text:p>
      <text:p text:style-name="P118"><text:span text:style-name="T119">Przewodnicząc</text:span><text:span text:style-name="T120">y</text:span>:</text:p>
      <text:p text:style-name="P121">Czy można w takim razie poprosić<text:s/>o przedstawienie projektu stanowiska odnośnie przemysłowej służby zdrowia. Rozumiem, że dr Dawydzik, który wczoraj został wytypowany przez zespół redakcyjny.</text:p>
      <text:p text:style-name="P122"><text:span text:style-name="T123">Dr Dawydzik</text:span><text:span text:style-name="T124">:</text:span></text:p>
      <text:p text:style-name="P125">Stanowisko Podzespołu do spraw Zdrowia w zakresie ochrony zdrowia i opieki społecznej nad zatrudnionymi. Strony ustaliły, że należy:</text:p>
      <text:p text:style-name="P126">1/<text:tab/>w okresie do 2 lat wykorzystując dotychczasowy dorobek medycyny pracy wypracować i wdrożyć nowy model opieki zdrowotnej nad wszystkimi zatrudnionymi, niezależnie od formy własności zakładu pracy, realizujący postanowienia konwencji nr 161 i zalecenia nr 171 M<text:span text:style-name="T127">ię</text:span>dzynarodowej Organizacji Pracy z 198<text:span text:style-name="T128">5</text:span><text:s/><text:span text:style-name="T129">r.</text:span><text:s/>w sprawie służb medycyny pracy. Wypracowany model powinien zakładać:</text:p>
      <text:p text:style-name="P130"><text:tab/>a/<text:tab/>Traktowanie opieki zdrowotnej nad pracownikami jako integralnego elementu podstawowej opieki zdrowotnej.</text:p>
      <text:soft-page-break/>
      <text:p text:style-name="P131"><text:tab/>b/<text:tab/>Podniesienie rangi lekarza zakładowego jako głównego rzecznika interesów zdrowotnych załogi.</text:p>
      <text:p text:style-name="P132"><text:tab/>c/<text:tab/>Pełną niezależność służbową i finansową fachowych pracowników medycznych od administracji przedsiębiorstw z zapewnieniem im godnych poborów adekwatnych do nakładów pracy i uzyskanych efek<text:span text:style-name="T133">tó</text:span>w zdrowotnych. Zasada ta powinna również dotyczyć fachowego personelu zakładowych laboratoriów badań środowiskowych.</text:p>
      <text:p text:style-name="P134"><text:tab/>d/<text:tab/>Stworzenie warunków stałego monitorowania stanu zdrowia osób pracu<text:span text:style-name="T135">ją</text:span>cych w warunkach przekroczenia NDS i NDN - najwyższe dopuszczane stężenia i najwyższe dopuszczalne natężenie.</text:p>
      <text:p text:style-name="P136"><text:tab/>e/<text:tab/>Przy doskonaleniu działalności w kierunku zwiększenia udziału i zakresu badań profilaktycznych utrzymać<text:s/>zasadę<text:s/><text:span text:style-name="T137">w</text:span><text:s/>tych placówkach, gdzie przema<text:span text:style-name="T138">w</text:span>i<text:span text:style-name="T139">aj</text:span>ą za tym względy organizacyjne łączenia pro<text:span text:style-name="T140">fi</text:span>laktyki,<text:s/><text:span text:style-name="T141">l</text:span>eczenia i rehabilitacji związanej z zatrudnieniem.</text:p>
      <text:p text:style-name="P142"><text:tab/>f/<text:tab/>Ponoszenie przez pracodawców pełnych kosztów budowy, wyposażenia, utrzymania obiektów służby<text:s/><text:span text:style-name="T143">z</text:span>drowia dla swoich pracownik<text:span text:style-name="T144">ó</text:span>w, a także wydatków związanych z działalnością profilaktyczną, w tym profilaktyką medyczną, której potrzeba wynika z warunk<text:span text:style-name="T145">ó</text:span>w pracy, jakie ten pracodawca zapewnia. Cele te powinna zapewnić zmiana postanowień uchwały nr 353 Rady Ministrów.</text:p>
      <text:p text:style-name="P146">2/<text:tab/>Wypracować model systematycznego, obiektywnego badania zagrożonych stanowisk pracy przy stałej weryfikacji norm najwyższych dopus<text:span text:style-name="T147">zc</text:span>zaln<text:span text:style-name="T148">yc</text:span>h stężeń i natężeń w środowisku pracy.</text:p>
      <text:p text:style-name="P149">3/<text:tab/>Usprawnić i udoskonalić procedury egzekwujące poprawę warunków pracy /atestacja maszyn, urządzeń, i technologii, system bezpiecze<text:span text:style-name="T150">ń</text:span>stwa chemicznego itp./ w tym również związa<text:span text:style-name="T151">n</text:span>e z zamknięciem stanowisk pracy w przypadku szczeg<text:span text:style-name="T152">ó</text:span>lnego natężenia czynników szkodliwych.</text:p>
      <text:p text:style-name="P153">4/<text:tab/>Usprawnić i przyspieszyć pro<text:span text:style-name="T154">c</text:span>es rozpoznawania chorób zawodowych przy wykorzystaniu ośrodków międzyzakładowych jako centrum pełnej i szybkiej diagnostyki.</text:p>
      <text:p text:style-name="P155">5/<text:tab/>Wprowadzić zasadę współdziałania dla lekarzy przemysłowych i zakładowych laboratoriów badań<text:s/><text:span text:style-name="T156">śr</text:span>odowiskow<text:span text:style-name="T157">yc</text:span>h ze służbami ekologicznymi danego regionu,<text:s/><text:span text:style-name="T158">w</text:span>obec których mogą pełnić rolę systemu wczesnego ostrzegania o zaistniałych zagrożeniach dla środowiska naturalnego.</text:p>
      <text:p text:style-name="P159">Tyle tekstu. Dziękuję<text:span text:style-name="T160">.</text:span></text:p>
      <text:p text:style-name="P161"><text:span text:style-name="T162">Przewodnicząc</text:span><text:span text:style-name="T163">y</text:span><text:span text:style-name="T164">:</text:span></text:p>
      <text:p text:style-name="P165">Dziękuję bardzo dr. Dawydzikowi i czy są uwagi?</text:p>
      <text:p text:style-name="P166"><text:span text:style-name="T167">Ob</text:span><text:span text:style-name="T168">. Kuratowska</text:span><text:span text:style-name="T169">:</text:span></text:p>
      <text:p text:style-name="P170">Ja mam, jak zawsze, uwagę tego typu, że dla mnie za dużo tu jest takich stwierdzeń absolutnie słusznych tylko niekonkretn<text:span text:style-name="T171">yc</text:span>h. Nigdzie nie ma żadn<text:span text:style-name="T172">y</text:span>ch terminów. My mamy wszędzie usprawnić, jak słyszę - doskonalenie działalności, to dostaję wysypki alergicznej, bo doskonalimy przez 40 lat i widzimy, jak to udoskonalenie wygląda. Uważam, że do tej nowomowy nie musimy się przyłączać już teraz przy<text:s/>„okrągłym stole”, już musi to być nieco inny język, czyli to musi być znacznie konkretniej. Zgadzam się ze wszystkimi punktami, w<text:s/>ogóle<text:s/>nie podda<text:span text:style-name="T173">j</text:span>e merytorycznie żadnych wątpliwości nie mam, tylko że<text:s/><text:span text:style-name="T174">t</text:span>o musi być jakoś powiedziane - kiedy, jak. Tutaj nigdzie nie ma...</text:p>
      <text:p text:style-name="P175">/Przewodniczący: W pierwszym wierszu/.</text:p>
      <text:p text:style-name="P176">...że do dw<text:span text:style-name="T177">ó</text:span>ch lat.</text:p>
      <text:p text:style-name="P178"><text:span text:style-name="T179">Przewodnicząc</text:span><text:span text:style-name="T180">y</text:span><text:span text:style-name="T181">:</text:span></text:p>
      <text:soft-page-break/>
      <text:p text:style-name="P182">W pierwszym wierszu jest stwierdzenie, że do 2 lat.</text:p>
      <text:p text:style-name="P183"><text:span text:style-name="T184">Ob.<text:s/></text:span><text:span text:style-name="T185">K</text:span><text:span text:style-name="T186">uratowska</text:span><text:span text:style-name="T187">:</text:span></text:p>
      <text:p text:style-name="P188">Właśnie, kogo to obowiązuje. Kto to ma zrobić, to nie jest określone.</text:p>
      <text:p text:style-name="P189"><text:span text:style-name="T190">Przewodnicząc</text:span><text:span text:style-name="T191">y</text:span><text:span text:style-name="T192">:</text:span></text:p>
      <text:p text:style-name="P193">Czy można prosić w takim razie zespół redakcyjny, który wczoraj redagował, żeby dał te w<text:span text:style-name="T194">y</text:span>jaśnienia.</text:p>
      <text:p text:style-name="P195"><text:span text:style-name="T196">Ob. Umiastowski</text:span><text:span text:style-name="T197">:</text:span></text:p>
      <text:p text:style-name="P198">Czy zapłata za - tak jest w związku z wkładem pracy i<text:s/><text:span text:style-name="T199">je</text:span>st takie zdanie - i uzyskanych efektów zdrowotnych. To znaczy będzie się płaciło wtedy kiedy jest mniej zwolnień, bo jedynym wymiernym efektem zdrowotnym jest absencja. W związku z tym chciałbym, ż<text:span text:style-name="T200">e</text:span>by skreślić słowo -<text:s/>„i uzyskanych efektów zdrowotnych”, bo to jest uzależnienie od L-4 zapłaty. I teraz w miejscu służb ekologicznych jest powiedziane, chcielib<text:span text:style-name="T201">yś</text:span>my, żeby było dodane, że również należy brać pod uwagę oceny nieformalnych struktur<text:span text:style-name="T202"><text:s/></text:span>ekologicznych, co jest bardzo ważne, bo takie struktury są i chcielibyśmy, żeby one miały prawo opiniować. Te dwie uwagi. Więc skreślić proponuję<text:s/>„i uzyskanych efektów zdrowotnych”<text:s/>w miejscu płacy i przy ekologii uwzględnić nieformalne struktury ekologiczne. Dziękuję.</text:p>
      <text:p text:style-name="P203"><text:span text:style-name="T204">Przewodniczący</text:span><text:span text:style-name="T205">:</text:span></text:p>
      <text:p text:style-name="P206">Kto oprócz dr Umiastowskiego?</text:p>
      <text:p text:style-name="P207">Proszę bardzo.</text:p>
      <text:p text:style-name="P208"><text:span text:style-name="T209">Dr Wolak</text:span>:</text:p>
      <text:p text:style-name="P210">Wydaje mi się, że jeżeli chodzi o wdrażanie, to w momencie raty<text:span text:style-name="T211">fi</text:span>kowania konwencji, o których tutaj<text:s/><text:span text:style-name="T212">je</text:span>st mowa automatycznie to obliguje to Ministra Zdrowia do - i wszystkie inne zresztą resorty, które tutaj wchodzą w grę, Ministerstwo Przemysłu czy inne - do wdrażania postanowień tej konwencji, która w zasadzie zgodna jest ze wszystkimi zapisami w tym naszym stanowisku.</text:p>
      <text:p text:style-name="P213">Jeżeli chodzi o efekty zdrowotne, rzeczywiście jest to niefortunne sformułowanie, z tym że efekty zdrowotne na pewno nie obejmują tylko zwolnień, jeżeli chodzi o medycynę pracy zwłaszcza, jest to na przykład<text:s/><text:span text:style-name="T214">z</text:span>apa<text:span text:style-name="T215">d</text:span>a<text:span text:style-name="T216">l</text:span>ność na choroby zawodowe i profilaktyka tej zapadalności jest wyraźnym efektem zdrowotnym. Z tym, że zgadzam się, że to brzmi nie<text:span text:style-name="T217">je</text:span>dnoznacznie.</text:p>
      <text:p text:style-name="P218">Jeżeli chodzi - jak najbardziej zgadzam się z wprowadzeniem nie<text:span text:style-name="T219">fo</text:span>rmalnych struktur ekologicznych z tym, że przypuszczam, że będą one już formalne, w momencie kiedy będzie to wdrażane.</text:p>
      <text:p text:style-name="P220">Dziękuję.</text:p>
      <text:p text:style-name="P221"><text:span text:style-name="T222">Przewodniczący</text:span>:</text:p>
      <text:p text:style-name="P223">Dzięku<text:span text:style-name="T224">ję</text:span><text:s/>bardzo. Proszę bardzo dr Guglas.</text:p>
      <text:p text:style-name="P225"><text:span text:style-name="T226">D</text:span><text:span text:style-name="T227">r</text:span><text:span text:style-name="T228"><text:s/>Guglas</text:span><text:span text:style-name="T229">:</text:span></text:p>
      <text:p text:style-name="P230">Tu jest zapis dość nieprecyz<text:span text:style-name="T231">yj</text:span>ny, jeżeli chodzi<text:span text:style-name="T232"><text:s/></text:span>o uchwałę nr 353<text:span text:style-name="T233">,</text:span><text:s/>nie jest to zmiana postanowień tylko powinna być całkiem nowa uchwała, a w związku z tym trzeba to w inny sposób sprecyzować, bo tak część z nas podczas konsultacji się wypowiadała. Zmiana, wydanie całkiem nowej uchwały, a nie zmiana postanowień, ponieważ ona już jest nie do przyjęcia.</text:p>
      <text:p text:style-name="P234"><text:span text:style-name="T235">Przewodnicząc</text:span><text:span text:style-name="T236">y</text:span><text:span text:style-name="T237">:</text:span></text:p>
      <text:p text:style-name="P238">P<text:span text:style-name="T239">r</text:span>oszę bardzo.<text:s/><text:span text:style-name="T240">K</text:span>to jeszcze?</text:p>
      <text:p text:style-name="P241"><text:span text:style-name="T242">Dr Radiukiewicz</text:span><text:span text:style-name="T243">:</text:span></text:p>
      <text:soft-page-break/>
      <text:p text:style-name="P244">Mała poprawka, propozycja poprawki do pkt. 1 f, tam gdzie mówimy o ponoszeniu przez pracodawców pełnych kosztów również na działalność profilaktyczną, w tym profilaktykę medyczną, której potrzeba wynika z warunków pracy, jakie ten pracodawca zapewnia.<text:s/><text:span text:style-name="T245">P</text:span>roponu<text:span text:style-name="T246">ję</text:span><text:s/>dodanie, której p<text:span text:style-name="T247">ot</text:span>rzeba wynika od rodzaju i warunków pracy, bowiem jest to zupełnie różny stopień tej profilaktyki, różny stopień badań dodatkowych i całego szeregu innych działań.</text:p>
      <text:p text:style-name="P248"><text:span text:style-name="T249">Przewodnic</text:span><text:span text:style-name="T250">zą</text:span><text:span text:style-name="T251">c</text:span><text:span text:style-name="T252">y</text:span>:</text:p>
      <text:p text:style-name="P253"><text:span text:style-name="T254">D</text:span>zięku<text:span text:style-name="T255">je</text:span>. Pan dr Edelman.</text:p>
      <text:p text:style-name="P256"><text:span text:style-name="T257">Dr Edelman</text:span>:</text:p>
      <text:p text:style-name="P258">Panie Profesorze! Jak rozumiem te wszystkie zarządzenia ma wprowadzać po odpowiednich uchwałach itd. Minister Zdrowia, nie tylko, no tak, Minister Zd<text:span text:style-name="T259">r</text:span>owia w każdym razie podpisuje te wszystkie zarządzenia. Chciałem zwrócić uwagę na taką rzecz, że właściwie jesteśmy jedynym<text:s/>„stolikiem”,<text:s/>„podstolikiem”, gdzie minister resortu w ogóle do nas nie przyszedł, nie dlatego, że my się czujemy dotknięci, ale myślę, że to wskazuje na to jak daleko jest posunięte zainteresowanie Ministerstwa.<text:s/>Rozumiem, że pan docent Wo<text:span text:style-name="T260">jt</text:span>czak wszystko, ma pełne pełnomocnictwa i wszystko załatwia, ale chociaż ten symboliczny gest ze strony Ministerstwa Zdrowia mógł być wykonany. O ile wiem w<text:s/>„stoliku”<text:s/>oświaty, w<text:s/>„stoliku”<text:s/>rolnictwa, w<text:s/>„stoliku”<text:s/>gospodarczym pan minister Wilczek, wszyscy przychodzą na te zebrania, bo tu się, tu są zasadnicze rzecz<text:span text:style-name="T261">y<text:s/></text:span>i całe nastawienie. Więc dziwię się, dlaczego pani minister tutaj nie przyszła. Trudno tak się stało, ale wobec tego chciałem zwrócić uwagę na taką rzecz - my nie jesteśmy jeszcze silnym lobby. Myślę, że Minister Zdrowia powinien być w tych wszystkich sprawac<text:span text:style-name="T262">h</text:span>, nie mówię o szczeg<text:span text:style-name="T263">ó</text:span>łach, ale w tych zasadniczych sprawach powinien być z nami i sama jego obecność tutaj miałaby jakiekolwiek znaczenie. Więc dziwię się bardzo, ale to już jest dzisiaj ostatni dzień i uważam, że to jest trochę niepoważne ze strony Ministra Zdrowia, mimo że ja panią minister bardzo lubię i szanu<text:span text:style-name="T264">ję</text:span>, i uważam, że ona jest nadzwyczajnym lekarzem i gdybym miał dziecko to tylko jej bym oddał w ręce, może teraz wnuka jej oddam w ręce, bo już dzieci to nie, więc... ale stosunek do tego co się będzie zmieniało w służbie zdrowia powinien być w zainteresowaniu Ministra Zdrowia.</text:p>
      <text:p text:style-name="P265"><text:span text:style-name="T266">Pr</text:span><text:span text:style-name="T267">ze</text:span><text:span text:style-name="T268">wodnicząc</text:span><text:span text:style-name="T269">y</text:span><text:span text:style-name="T270">:</text:span></text:p>
      <text:p text:style-name="P271">Proszę bardzo.</text:p>
      <text:p text:style-name="P272"><text:span text:style-name="T273">Ob.<text:s/></text:span><text:span text:style-name="T274">B</text:span><text:span text:style-name="T275">okszczanin</text:span>:</text:p>
      <text:p text:style-name="P276">Chciałem, nie chciałbym polemizować z dr Edelmanem, bo w zespole ekologii uczestniczył wiceminister Kuczyński, nie było ministra Kozioła, ale chyba nie o to chodzi, ważne jest to, jakie problemy omawiamy i jak uda<text:span text:style-name="T277">je</text:span><text:s/>nam się uzyskać<text:s/><text:span text:style-name="T278">konsensus w</text:span><text:s/>sprawach zasadnicz<text:span text:style-name="T279">yc</text:span>h. Natomiast ja mam uwagę, która jest zgodna z propozycją p. doc. Kuratowskiej. Ten dokument jako stanowisko będące załącznikiem<text:s/>do protokołu jest dokumentem zbyt ogólnikowym. Szereg zapisów jest zapisami, które już znamy z różnych posiedzeń z różnych narad, gdzie były podnoszone, omawiane i uważam, że to co p.<text:s/><text:span text:style-name="T280">doc</text:span>.<text:s/><text:span text:style-name="T281">K</text:span>ur<text:span text:style-name="T282">atow</text:span>ska proponowała powinniśmy właśnie zapisać rzeczy podstawowe w 4 - 5 punktach z narzuceniem terminów ich realizacji, bo określenie 2 lat jest też dla niektórych punktów wystarcza<text:span text:style-name="T283">ją</text:span>cym terminem, dla niektórych niewystarcza<text:span text:style-name="T284">ją</text:span>cym. Nie możemy tworzyć dokumentu, który nie daje gwarancji realizac<text:span text:style-name="T285">yj</text:span>n<text:span text:style-name="T286">yc</text:span>h.</text:p>
      <text:p text:style-name="P287">Co do punktu c<text:s/><text:span text:style-name="T288">-</text:span><text:s/>pełna niezależnoś<text:span text:style-name="T289">ć</text:span><text:s/>służbowa. Zgadzamy się, natomiast przestrzegam przed niezależnością finansową, bo my w niektórych wypadkach zrobimy zapisy, które nam zakluczą możliwość<text:s/><text:soft-page-break/>dawania dodatkowych pieniędzy przez dyrektora przedsiębiorstwa<text:span text:style-name="T290">.</text:span><text:s/>Dyrektor taki zapi<text:span text:style-name="T291">s</text:span><text:s/>łatwo przyjmie, bardzo się ucieszy, że my zamknęliśmy mu możliwość finansowania przemysłowej służby zdrowia. Są to zapisy niebezpieczne. My pilnujmy tego, żeby<text:s/>lekarz był wolny od jakichkolwiek wpływów zewnętrznych; pilnujmy, żeby jego jedyną funkcją było podnoszenie kwalifikacji i dobre sprawowanie funkcji medycznej, natomiast nie blokujmy żadnych źródeł dopływu środków, zasilania jego budżetu domowego, nie blok<text:span text:style-name="T292">uj</text:span>my, bo możemy się,<text:s/><text:span text:style-name="T293">w</text:span><text:s/>niektórych zapisach załatwić, przy dobrej wierze, ale po prostu spowodować, że nadal ta służba przemysłowa będzie tą służbą najniżej finansowaną w PRL. Przecież problem się sprowadza ciągle do możliwości ich finansowania, od ich kondycji ekonomicznej, bo jak będą dobrze opłacani to i będą praktykowali w tej dziedzinie i będziemy mieli tą służbę dobrą. Jeżeli można się zwrócić do zespołu redakcyjnego<text:s/><text:span text:style-name="T294">o</text:span><text:s/>ponowne wrócenie do tego tematu i przemodelowanie tych zapisów, zrobienie w innej formule, bardzo bym za tym optował.</text:p>
      <text:p text:style-name="P295">Dziękuję<text:span text:style-name="T296">.</text:span></text:p>
      <text:p text:style-name="P297"><text:span text:style-name="T298">Przewodnicząc</text:span><text:span text:style-name="T299">y</text:span><text:span text:style-name="T300">:</text:span></text:p>
      <text:p text:style-name="P301">Zanim udzielę głosu chciałbym odpowiedzieć panu<text:s/>dr Edelmanowi, że w niektórych podzespołach wspó<text:span text:style-name="T302">ł</text:span>przew<text:span text:style-name="T303">od</text:span>nicząc<text:span text:style-name="T304">ym</text:span>i są ministrowie, czasem wiceministrowie, a czasem w ogóle spoza resortu. W związku z tym występowanie czy ministrów, czy jak pan wspomniał ministra Wilczka wynika z nominacji albo na współprzewodniczącego, albo na członka zespołu i taki jest przyjęty zwyczaj, że ci, którzy nie należą do tych zespołów, nie ma spotkań środowiskowych, co nie znaczy, że takie spotkanie środowiskowe może być zorganizowane, ale w ramach zupełnie innych ustaleń.</text:p>
      <text:p text:style-name="P305">Teraz prosiłbym prof. Szymczykiewicza, który prawdopodobnie znajdzie wolny mikrofon.</text:p>
      <text:p text:style-name="P306"><text:span text:style-name="T307">Pro</text:span><text:span text:style-name="T308">f</text:span><text:span text:style-name="T309">. Szymczykiewicz</text:span>:</text:p>
      <text:p text:style-name="P310">Ja w sprawie dokumentu, k<text:span text:style-name="T311">tó</text:span>ry został przedstawiony.<text:s/>Tam br<text:span text:style-name="T312">a</text:span>kuje, moim zdaniem, jednego punktu, mianowicie zapewnienie monitoringu szkodliwości środowiska pracy.</text:p>
      <text:p text:style-name="P313">/Głosy z sali: Jest/.</text:p>
      <text:p text:style-name="P314">Nie, tam jest monitoring stanu zdrowia i mowa jest o laboratoriach, natomiast nie ma monitoringu, tylko zderzenie dw<text:span text:style-name="T315">ó</text:span>ch informacji wynikających z monitoringu szkodliwości zdrowia daje możliwości progn<text:span text:style-name="T316">oz</text:span>owania zachorowalności zaw<text:span text:style-name="T317">od</text:span>owe<text:span text:style-name="T318">j.</text:span></text:p>
      <text:p text:style-name="P319"><text:span text:style-name="T320">Pr</text:span><text:span text:style-name="T321">ze</text:span><text:span text:style-name="T322">wodniczący</text:span>:</text:p>
      <text:p text:style-name="P323">Ja mam na swojej liście dyskutantów jeszcze 2 osoby dr Wolak i pro<text:span text:style-name="T324">f.</text:span><text:s/>Żochowskiego, ja bym miał propozycję, ponieważ mamy cały szereg uwag, szereg padło już, ja bym proponował, że w tej przerwie technicznej, żeby ten mały zespół redakcyjny, który redagował wczoraj ten dokument wziął pod uwagę te uwagi i starał się może nawet<text:s/>p<text:span text:style-name="T325">rzez</text:span><text:s/>wykreślenie pewnych rzeczy ogólnie<text:span text:style-name="T326">js</text:span>zych uczynić go bardziej skondensowanym i konkretnym.</text:p>
      <text:p text:style-name="P327"><text:span text:style-name="T328">Dr W</text:span><text:span text:style-name="T329">ol</text:span><text:span text:style-name="T330">ak</text:span>:</text:p>
      <text:p text:style-name="P331">Przede wszystkim chciałam odpowiedzieć panu<text:s/>Bokszczaninowi, uważamy za absolutnie niezbędny warunek - finansową niezależność lekarzy przem<text:span text:style-name="T332">ys</text:span>łow<text:span text:style-name="T333">yc</text:span>h od dyrekcji zakładów pracy. Ponieważ jak nas uczy przykład tego rodzaju, nawet możliwość tego rodzaju zależności doprowadza często do dużej<text:s/>antagonizac<text:span text:style-name="T334">ji</text:span><text:s/>pracowników i personelu medycznego. Oczywiście dyrekcja może w jakiejś formie partycypować w utrzymaniu, ale w żadnym wypadku nie w bezpośrednie<text:span text:style-name="T335">j</text:span>, wynagrodzenie lekarza<text:s/><text:soft-page-break/>przem<text:span text:style-name="T336">ys</text:span>łoweg<text:span text:style-name="T337">o</text:span>,<text:s/><text:span text:style-name="T338">j</text:span>ego wysokość nie może zależeć od dyrekcji. To jest podstawowa sprawa.</text:p>
      <text:p text:style-name="P339"><text:span text:style-name="T340">Przewodnicząc</text:span><text:span text:style-name="T341">y</text:span><text:span text:style-name="T342">:</text:span></text:p>
      <text:p text:style-name="P343">Rozumiem, że pada tu wyjaśnienie, że nie chodziło tutaj o zależność finansową.</text:p>
      <text:p text:style-name="P344"><text:span text:style-name="T345">Ob.<text:s/></text:span><text:span text:style-name="T346">B</text:span><text:span text:style-name="T347">okszczanin</text:span>:</text:p>
      <text:p text:style-name="P348">Ponieważ mogę uznać się za praktyka, który wywodzi się z produkcji i z zakładu pracy, i w swoim przedsiębiorstwie miałem służbę przemysłową więc łatwiej mnie się do tego odnieść. Dyrektor przedsiębiorstwa ma szereg możliwości, aby po prostu dla przykładu, żeby ściągnąć specjalistę z danej dziedziny, wyegzekwowania tzw. dodatkowych środków na jego uhonorowanie, są to różne formy, z różnych ko<text:span text:style-name="T349">n</text:span>t, natomiast się zgadzam, że to nie może być wynagrodzenie, które wiąże poprzez stosunek pracy, bo tedy byśmy faktycznie tego lekarza związali z administrac<text:span text:style-name="T350">ją</text:span><text:s/>i byśmy wręcz byli podporządkowani dyrektorowi i jego woli. Ma być to człowiek wolny, jak podkreślałem, niezależny, natomiast nie blokujmy możliwości finansowania poza tzw. sferę wynagrodzenia. Są<text:s/>to różnego rodzaju premie, nagrody, wyróżnienia, ty<text:span text:style-name="T351">s</text:span>iąc<text:span text:style-name="T352">e<text:s/></text:span>różnych źródeł finansowania, które przedsiębiorstwo posiada i to powoduje. Ja pa<text:span text:style-name="T353">ń</text:span>stwu podam przykład - są przychodnie przyzakładowe, gdzie w okresie... dwukrotnie w roku, wypłaca się dla specjalistów wybitnych tzw. - resort nawet nie informujemy, bo nie ma potrzeby - dosyć znaczące wynagrodzenia, są to w wysokości<text:s/><text:span text:style-name="T354">5</text:span>0<text:s/><text:span text:style-name="T355">-</text:span><text:s/>60 -70 tys., ale innej formuły nie ma, żeby specjalistę zatrzymać w przychodni przemysłow<text:span text:style-name="T356">ej,</text:span><text:s/>bo po prostu on by odszedł. Jest to jedyna możliwość i dyrektor musi mieć ten oręż w ręku, żeby mieć możliwość poza tymi wszystkimi wynagrodzeniami jeszcze dodatkowego zasilania tego pracownika medycyny.</text:p>
      <text:p text:style-name="P357"><text:span text:style-name="T358">Dr Wolak</text:span><text:span text:style-name="T359">:</text:span></text:p>
      <text:p text:style-name="P360">Jest to dokładnie to z czym się nie zgadzamy. Dlatego że wiadomo, że w tej chwili jest pensja podstawowa płacona przez resort służby zdrowia, właśnie olbrzymim orężem dyrekc<text:span text:style-name="T361">ji</text:span><text:s/>zakładu pracy są te wszystkie dodatki uznaniowe, premie itd., które właśnie wiążą i powodują podległość natomiast chociażby takim momentem jakby dla podtrzymania mojego stanowiska jest fakt, że wpłynął w tej chwili do zarządu regionu<text:s/>„Solidarności”<text:s/>protest pracowników fabryki Cegielskiego przeciwko wypłacaniu 14 pensji personelowi medycznemu tej fabryki, czyli jak państwo widzą tutaj złogi zdecydowanie są przeciwne temu. Można wypracować jakiś model, który by umożliwiał przekazywanie pieniędzy, ale nie w formie bezpośredniej, nie uzależniającej. To jest to<text:span text:style-name="T362">.</text:span><text:s/>Jeszcze jedna rzecz odnośnie wypowiedzi p.<text:s/><text:span text:style-name="T363">p</text:span>rofesora, który twierdził, że nie zapewnia się w naszym projekcie monitorowania stanowisk - w punkcie<text:s/>drugim<text:s/>jest napisane - wypracować model s<text:span text:style-name="T364">ys</text:span>temat<text:span text:style-name="T365">yc</text:span>znego, obiektywnego badania zagrożonych stanowisk pracy i dodatkowo jeszcze - przy stałej weryfikacji norm. Wydaje się, że to załatwia tę sprawę.</text:p>
      <text:p text:style-name="P366"><text:span text:style-name="T367">Przewodnicząc</text:span><text:span text:style-name="T368">y</text:span><text:span text:style-name="T369">:</text:span></text:p>
      <text:p text:style-name="P370">Może pro<text:span text:style-name="T371">f</text:span>. Indulski wyjaśni.</text:p>
      <text:p text:style-name="P372"><text:span text:style-name="T373">Pro</text:span><text:span text:style-name="T374">f.</text:span><text:span text:style-name="T375"><text:s/></text:span><text:span text:style-name="T376">I</text:span><text:span text:style-name="T377">ndulsk</text:span><text:span text:style-name="T378">i</text:span>:</text:p>
      <text:p text:style-name="P379">Może zacznę od sprawy może nie najważnie<text:span text:style-name="T380">js</text:span>zej, ale wzbudzającej najwięcej emocji. Nam nie chodzi o to, żeby były bezpośrednie zależności między lekarzem a zakładem pracy, tylko np. jak to ma rozwiązane dr Biernacki, że zakłady pracy wpłacają do wspólnej puli, którą gromadzi przychodnia w tym wypadku międzyzakładowa przemysłowa i ona w sposób sprawiedliwy, pod kontrolą społeczną, w zależności od wkładu pracy, umie<text:span text:style-name="T381">ję</text:span>tności<text:s/><text:span text:style-name="T382">te</text:span><text:s/>p<text:span text:style-name="T383">i</text:span>eniądze dzieli, wtedy nie ma tej relacji zależności - ja panu więcej płacę,<text:s/><text:soft-page-break/>więc pan będzie na łapkach, a jeżeli nie, to pan zobaczy. Wydaje mi się, że naszym staraniem powinno być nie odciąć przemysłowej służby zdrowia od środków ze strony przemysłu, natomiast uciąć bezpośrednią zal<text:span text:style-name="T384">eż</text:span>ność<text:span text:style-name="T385"><text:s/></text:span>między zakładem pracy a lekarzem. To<text:s/><text:span text:style-name="T386">je</text:span>st jedna sprawa.</text:p>
      <text:p text:style-name="P387">Ale druga sprawa, jeżeli państwo pozwolą, chciałem zwrócić uwagę na fakt, że połowa, a może trzy czwarte, to trudno tak w procentach wyliczyć spraw, które tutaj omawiamy dotyczą nie resortu zdrowia tylko pracy i płacy, i resortu zdrowia, ponieważ głównym gospodarzem warunków pracy, w jakich pracuje polski przemysł, jeżeli on jest własnością skarbu państwa czy ewentualnie jeżeli będzie mieniem komunalnym, reprezentuje te interesy Minister Pr<text:span text:style-name="T388">a</text:span>c<text:span text:style-name="T389">y</text:span><text:s/>i Płacy, i on odpowiada za te warunki,<text:s/>i to, że on się nie poczuwa do tego na co dzień, to jest zupełnie inna sprawa, niemniej jednak tak prawnie wygląda sytuacja, Minister Zdrowia ma natomiast pewne obowiązki, które teraz zostaną niestety rozłożone na administra<text:span text:style-name="T390">cję</text:span><text:s/>terenową, i to się będzie w różny sposób kształt<text:span text:style-name="T391">o</text:span>wało tylko w pewnej części.</text:p>
      <text:p text:style-name="P392">Następna sprawa - wydaje mi się, moim osobistym zdaniem - gdyby to wszystko, co zostało napisane i zostało w ciągu tych dw<text:span text:style-name="T393">ó</text:span>ch lat zrealizowane, to byśmy zrobili olbrzymi, kolosalny krok naprzód, a przecież od realizatorów będzie zależało w jaki sposób te treści tutaj zawarte będą pracą wypełnione. Dlatego ja bym nie był tak krytycznie nastawiony do tych sformułowań.</text:p>
      <text:p text:style-name="P394">Przepraszam, że powiem na zakończenie - nasze doświadczenie jest dość smutne w tej sprawie, mamy szereg dokumentów łącznie z sejmowymi, które pozostały też martwą literą prawa, to kwestia, jak skuteczna będzie kontrola społeczna wymuszająca przyjęte zobowiązania. Osobiście bym optował o to, żeby utrzymać to w ten sposób, tylko żeby w ciągu 2 lat to rzeczywiście zostało wykonane i sprawozdać dokładnie z jakich przyczyn ewentualnie zostały odchylenia. Jeżeli chodzi o konwencję to chcę zwrócić uwagę, że przeprowadzenie konwencji tak, jak to przewiduje system międzynarodowy to jest półtora do dwóch lat, nie ma na to rady, tyle mniej więcej czasu na to potrzeba, ale byśmy się bardzo cieszyli, gdyby w ciągu 2 lat ona przede wszystkim zaczęła działać w kraju, bo o to chodzi. Mamy konwencje, które podpisaliśmy, nie jesteśmy w tej chwili niestety jedynym narodem, gdzie podpisaliśmy wiele lat temu i ona wisi sobie na haku, a my sobie idziemy własną drogą, tutaj jest całe<text:s/>nieszczęście sprawy<text:span text:style-name="T395">.</text:span><text:s/>Natomiast te wszystkie inne sprawy weźmiemy ołówek w rękę i wycyzelujemy, żeby one były w miarę jednoznaczne dla czytającego i słuchającego.</text:p>
      <text:p text:style-name="P396"><text:span text:style-name="T397">Przewodniczący</text:span><text:span text:style-name="T398">:</text:span></text:p>
      <text:p text:style-name="P399">Mgr Wysocki, potem dr Guglas i kończylibyśmy dyskusję na ten temat, powołując pod egidą pro<text:span text:style-name="T400">f</text:span>. Indulskiego zespół, rozumiem, że p. dr Wolak wejdzie, nie wiem kto jeszcze wejdzie - pro<text:span text:style-name="T401">f</text:span>. Szymczykiewicz i że uzgodnią tekst taki, żeby nas satysfak<text:span text:style-name="T402">cj</text:span>onował.</text:p>
      <text:p text:style-name="P403"><text:span text:style-name="T404">Dr Jerzy Wysocki</text:span>:</text:p>
      <text:p text:style-name="P405">Proszę Pa<text:span text:style-name="T406">ń</text:span>stwa! Wydaje mi się, że między stronami może nie by<text:span text:style-name="T407">ć</text:span><text:s/>rozbieżności co do finansowania z jednej bardzo prostej przyczyny - powinniśmy doprowadz<text:span text:style-name="T408">i</text:span>ć do normalności, to znaczy, żeby<text:span text:style-name="T409"><text:s/></text:span>nie było - zakład pod stołem cicho daje lekarzowi jakieś pieniądze, czy jakieś inne świadczenia typu premia, wydaje mi się, że możemy doprowadzić z jednej strony do konsensusu, a z drugiej strony do normalności w wynagradzaniu personelu medycznego w zakładach. Jest ku temu podstawa, nie trzeba daleko szukać, daleko się odwoływać. Na początku tego roku Sejm podjął ustawę o opodatkowaniu podatkiem dochodowym osób prawnych, w którym istnieje możliwość, że zakłady pracy, które będą przekazywały<text:s/><text:soft-page-break/>środki dla wynagrodzenia dla personelu medycznego, będą zwolnione z tego podatku. Z jednym zastrzeżeniem i to już będzie od nas zależało, że nie zakład płaci bezpośrednio pracownikowi, tylko zakład przekazuje jednostce zatrudnia<text:span text:style-name="T410">ją</text:span>cej pracownika, normalnie tak dla niego środki<text:s/>i ze wszelkich tytułów łącznie z nagrodami, z pensją z innymi składnikami wynagrodzenia w zamian za to ma to odliczone od opodatkowania. Czyli strony są obydwie zadowolone - ten nie płaci podatki, bo jak dotychczas płacił lekarzowi to płacił od tego podatek, a<text:s/><text:span text:style-name="T411">z</text:span><text:s/>kolei lekarz, bo to nie tylko lekarz, tam także jest pielęgniarka czy inny pracownik medyczny, otrzymuje te pieniądze i po trzecie - odciąża to w części środki służby zdrowia. Wydaje mi się, że już po<text:s/>„stole”, dlateg<text:span text:style-name="T412">o</text:span><text:s/>bym proponował, żeby zapis w tym zakresie znalazł mie<text:span text:style-name="T413">js</text:span>ce w tym dokumencie<text:span text:style-name="T414">.</text:span><text:s/>Cz<text:span text:style-name="T415">yl</text:span>i z jednej strony brać pieniądze z zakładu pracy koniecznie brać, ale nie bezpośrednio dla lekarza tylko za pośrednictwem, a sposób techniczny, w jaki sposób to przeprowadzić to<text:s/><text:span text:style-name="T416">je</text:span>st nasza sprawa.</text:p>
      <text:p text:style-name="P417"><text:span text:style-name="T418">Przewodnicząc</text:span><text:span text:style-name="T419">y</text:span><text:span text:style-name="T420">:</text:span></text:p>
      <text:p text:style-name="P421">Dziękuję. Dr Guglas i kończymy tą część dyskusji, powołując zesp<text:span text:style-name="T422">ó</text:span>ł. Pro<text:span text:style-name="T423">f</text:span>. Indulski, dr Wolak, pro<text:span text:style-name="T424">f</text:span>. Szymczykiewicz i dr D<text:span text:style-name="T425">awyd</text:span>zik, referent.</text:p>
      <text:p text:style-name="P426"><text:span text:style-name="T427">Dr Guglas</text:span><text:span text:style-name="T428">:</text:span></text:p>
      <text:p text:style-name="P429">Mnie cieszy bardzo, że dr Wysocki powiedział, że powinniśmy wrócić do normalności, albowiem w tej chwili w zakładzie pracy jest różny stosunek do pracowników, pani doktor mówiła o Cegielskim, ja mam przykłady, byłem w<text:s/>„Stoczni Gda<text:span text:style-name="T430">ń</text:span>skiej”, gdzie załoga właśnie służby zdrowia czuła się pokrzywdzona, ponieważ stocznia w sprawach socjalnych odcięła w ogóle służbę zdrowia od pomocy, a to jest także pomoc finansowa. O tym, że trzeba rozwiązać to systemowo, to ju<text:span text:style-name="T431">ż</text:span><text:s/>b<text:span text:style-name="T432">ył</text:span>o wiadomo i były takie decyzje, panie dyrektorze 17 października 1987 r., po dużej kłótni na Biurze Politycznym był dokumen<text:span text:style-name="T433">t</text:span>, który mówił właśnie o<text:s/>opracowaniu przez Ministerstwo Zdrowia tego aktu, który trafił do Sejmu, natomiast nie wywiązał się res<text:span text:style-name="T434">o</text:span>rt zdrowia i resort pracy w zakresie ustawy, dlatego też proponuję, żeby jak najszybciej, ponieważ częś<text:span text:style-name="T435">ć</text:span><text:s/>spraw, kt<text:span text:style-name="T436">ó</text:span>re tu omawiamy, my i tak nie traktujemy wszystkiego, musi znaleźć rozwiązanie w nowej ustawie, dlatego ja bym proponował, żeby założyć termin 3 miesięcy, czy przedłożenia w okresie 3-4 miesięcy po konsultacji pod obrady Sejmu nowej, sfinalizowania przez resort zdrowia jak i Ministerstwa Pracy i Ministerstwa Finansów nowego projektu uchwały, zamiast uchwały 353, bo dziś pewne sprawy będziemy tutaj podnosić, to jest cząstka, która powinna być ustawowo rozwiązana. I w związku z tym trzeba założyć terminowoś<text:span text:style-name="T437">ć</text:span><text:s/>spowodowania nowej uchwały zamiast uchwały 353 i wtedy rozwiążemy te spra<text:span text:style-name="T438">w</text:span>y,<text:s/>o których już mówimy od 3 lat.</text:p>
      <text:p text:style-name="P439"><text:span text:style-name="T440">Przewodnicząc</text:span><text:span text:style-name="T441">y</text:span><text:span text:style-name="T442">:</text:span></text:p>
      <text:p text:style-name="P443">Proponu<text:span text:style-name="T444">ję</text:span>, że zesp<text:span text:style-name="T445">ó</text:span>ł redakcyjny weźmie pod uwagę tę wypowiedź i sformułuje też odpowiedni punkt w tym stanowisku. P<text:span text:style-name="T446">r</text:span>oszę Państwa! Na tym kończymy w tej chwili dyskusję na temat przemysłowej służby zdrowia, proponuję o zr<text:span text:style-name="T447">eferow</text:span>anie stanowiska odnośnie pomocy społecznej, być może rozszerzonego o niepełnosprawnych i inwalidó<text:span text:style-name="T448">w<text:s/></text:span>Proszę bardzo pani<text:s/>mgr Nowikow.</text:p>
      <text:p text:style-name="P449"><text:span text:style-name="T450">Mgr Nowikow</text:span>:</text:p>
      <text:p text:style-name="P451">Jeżeli państwo pozwolą uzgodnione stanowisko przekażę względnie zwięźle.</text:p>
      <text:p text:style-name="P452">Reforma opieki zdrowotnej w sposób naturalny pociąga za sobą konieczność zreformowania drugiej równoległej sfery działania Ministerstwa Zdrowia i Opieki Społecznej, pomocy społecznej. Uzgodnione<text:s/><text:soft-page-break/>podstawowe kierunki reformy powinny polegać na:</text:p>
      <text:p text:style-name="P453">1/<text:tab/>rozszerzeniu form i typów świadczeń dla kategorii już objętych działaniami pomocy społecznej,</text:p>
      <text:p text:style-name="P454">2/<text:tab/>stworzeniu nowych form i typów świadczeń dla kategorii do tej pory niedostrzegaln<text:span text:style-name="T455">yc</text:span>h, bądź traktowanych prze<text:span text:style-name="T456">z<text:s/></text:span>pomoc społeczną marginalnie,</text:p>
      <text:p text:style-name="P457">3/<text:tab/>organizacyjnego połączenia funkcji diagno<text:span text:style-name="T458">styc</text:span>zn<text:span text:style-name="T459">yc</text:span>h, planistycznych oraz realizac<text:span text:style-name="T460">yj</text:span>nych tak, by jasna była kwestia odpowiedzialności za stopień zaspakajania potrzeb osób objętych działaniami pomocy społecznej,</text:p>
      <text:p text:style-name="P461">4/<text:tab/>uproszczeniu struktury organizacyjnej pomocy społecznej,</text:p>
      <text:p text:style-name="P462">5/<text:tab/>nadanie odpowiednich uprawnień pracownikowi socjalnemu, które pozwolą mu b<text:span text:style-name="T463">y</text:span>ć rzecznikiem podopiecznego wobec różnego<text:span text:style-name="T464"><text:s/></text:span>typu instytucji.</text:p>
      <text:p text:style-name="P465">6/<text:tab/>wzmocnieniu funkc<text:span text:style-name="T466">jo</text:span>naln<text:span text:style-name="T467">yc</text:span>h związków z podstawową opieką zdrowotną,</text:p>
      <text:p text:style-name="P468">7/<text:tab/>obejmowaniu kierownicz<text:span text:style-name="T469">yc</text:span>h funkcji pomocy społecznej przez osoby posiadające odpowiednie kwalifikacje zawodowe, staż pracy i odpowiednią opinię środowiska,</text:p>
      <text:p text:style-name="P470">8/<text:tab/>intensywnym kształceniu zawodowym pracowni<text:span text:style-name="T471">kó</text:span>w socjalnych i stopniowej prawnej blokadzie zatrudnienia osób bez kwali<text:span text:style-name="T472">fi</text:span>kac<text:span text:style-name="T473">ji</text:span>,</text:p>
      <text:p text:style-name="P474">9/<text:tab/>weryfikacji programów i ocenie<text:s/><text:span text:style-name="T475">pr</text:span>awi<text:span text:style-name="T476">dł</text:span>owego kształcenia zawodowego pracowników socjalnych.</text:p>
      <text:p text:style-name="P477">Harmonogram przygotowania i wprowadzania w życie re<text:span text:style-name="T478">fo</text:span>rmy przewiduje:</text:p>
      <text:p text:style-name="P479">1/<text:tab/>Powołanie podzespołu do spraw reformy pomocy społecznej w ramach zespołu do spraw reformy opieki zdrowotnej i społeczne<text:span text:style-name="T480">j</text:span>.</text:p>
      <text:p text:style-name="P481">2/<text:tab/>Przekazanie do Sejmu - proponuję, komisji proszę skreślić projektu ustawy o pomocy społecznej do k<text:span text:style-name="T482">o</text:span>ńca<text:s/><text:span text:style-name="T483">1</text:span>989 r.</text:p>
      <text:p text:style-name="P484">3/<text:tab/>Powołanie regionalnych specjalistów do zadań, do kt<text:span text:style-name="T485">ó</text:span>rych będzie należało m.in. wdrożenie reformy natychmiast po przy<text:span text:style-name="T486">ję</text:span>ciu kierunków reformy.</text:p>
      <text:p text:style-name="P487">Pełne przedstawienie kierunków reformy systemu pomocy społecznej znajduje się w opracowaniu pt. kierunki reformy systemu pomocy społecznej, który mam nadzieję będzie omawiane w ramach tego dużego zespołu do spraw reformy zdrowia i pom<text:span text:style-name="T488">o</text:span>cy społecznej.</text:p>
      <text:p text:style-name="P489"><text:span text:style-name="T490">Pr</text:span><text:span text:style-name="T491">ze</text:span><text:span text:style-name="T492">w</text:span><text:span text:style-name="T493">od</text:span><text:span text:style-name="T494">n</text:span><text:span text:style-name="T495">iczą</text:span><text:span text:style-name="T496">c</text:span><text:span text:style-name="T497">y</text:span><text:span text:style-name="T498">:</text:span></text:p>
      <text:p text:style-name="P499">Tu chodzi o nową ustawę. Tak? Dziękuję bardzo. Otwieram dyskusję, uwagi, i zespołu redakcyjnego wczorajszego i uczestników. Czy są jakieś uwagi?</text:p>
      <text:p text:style-name="P500"><text:span text:style-name="T501">Ob.</text:span><text:span text:style-name="T502"><text:s text:c="23"/></text:span>/OPZZ/:</text:p>
      <text:p text:style-name="P503">Chciałam w imieniu OPZZ. Po pierwsze uważamy, że kierunki i materiały zawierają bardzo słuszne propozycje i chciałam je zmienić - po pierwsze to autonomizacja. Następnie wielotorowoś<text:span text:style-name="T504">ć</text:span><text:s/>finansowania uzależnionego od celów i jako trzecie - podniesienie prestiżu pracownika socjalnego. J<text:span text:style-name="T505">e</text:span>dnak w świetle dotychczasowym, a także w przyszłości widzimy takich kilka problemów ich wdrażania. Przewidu<text:span text:style-name="T506">je</text:span>my następu<text:span text:style-name="T507">ją</text:span>ce bariery:</text:p>
      <text:p text:style-name="P508">Po pierwsze - bardzo trudna będzie autonomizac<text:span text:style-name="T509">ja<text:s/></text:span>na poziomie gmin, bo mała jest liczba pracowników, co uniemożliwi stworzenie samodzielnej jednostki organizac<text:span text:style-name="T510">yj</text:span>nej. Następnie - barierą w autonomizac<text:span text:style-name="T511">ji</text:span><text:s/>w mieście będzie brak lokali, Z<text:span text:style-name="T512">O</text:span>Z zapewne po ich ewentualnie zlikwidowaniu bąd<text:span text:style-name="T513">ź<text:s/></text:span>przyjęciu jakiejś wiel<text:span text:style-name="T514">ot</text:span>orowości w tej sprawie zlikwidują służby socjalne, po ich usamodzielnieniu się. Można się tego<text:s/><text:soft-page-break/>spodziewa<text:span text:style-name="T515">ć</text:span>. Następnie w skład ośrodka pomocy społecznej powinny r<text:span text:style-name="T516">ó</text:span>wnież wchodzić służby usługowe, kto konkretnie i w jakim trybie przesunie ludzi, organizację, uprawnienia,<text:s/><text:span text:style-name="T517">i</text:span><text:s/>środki<text:s/><text:span text:style-name="T518">z</text:span><text:s/>PKP i PCK do tych ośrodków. Sama myśl jest jednak naszym zdaniem znakomita. Nie widzimy możliwości wprowadzenia ustawy o pomocy społecznej do końca 1989 r.<text:s/><text:span text:style-name="T519">P</text:span>race w tym zakresie trwają od lat, to co jest opracowane dzisiaj jest już nie do przyjęcia. Zatem nawet złagodzone sformułowanie zawarte w harmonogramie w pkt. 2 uważamy w pewnym sensie za nierealne.</text:p>
      <text:p text:style-name="P520"><text:span text:style-name="T521">Przewodnicząc</text:span><text:span text:style-name="T522">y</text:span>:</text:p>
      <text:p text:style-name="P523"><text:span text:style-name="T524">P</text:span>roszę bardzo - czy ktoś jeszcze?</text:p>
      <text:p text:style-name="P525"><text:span text:style-name="T526">Dr Star</text:span><text:span text:style-name="T527">ę</text:span><text:span text:style-name="T528">g</text:span><text:span text:style-name="T529">a</text:span><text:span text:style-name="T530">-Piasek</text:span>:</text:p>
      <text:p text:style-name="P531">/Głos poza mikrofonem/.</text:p>
      <text:p text:style-name="P532"><text:span text:style-name="T533">...</text:span>natomiast wydaje mi się... że od wielu lat mówimy o pomocy społecznej... nie jesteśmy przygotowani do tej ustawy, bowiem pomoc społeczna, podobnie, jak mówiono przed chwilą o przemysłowej służbie zdrowia, znajduje się w niektórych sferach swojego działania na pograniczu różnego typu instytucji czy resortów. I w związku z tym niektóre sprawy pomocy społecznej pośrednio zostają załatwione w innych ustawach i w związku z tym w momencie, kiedy wyjdzie ustawa o pomocy społecznej będzie konieczność uzgodnienia różnych zapisów bądź wprowadzenia poprawek w zapisach d<text:span text:style-name="T534">ot</text:span>. istnie<text:span text:style-name="T535">ją</text:span>cych już ustaw i jest niezbędną rzeczą zmobilizowanie sił, środkó<text:span text:style-name="T536">w</text:span>, umysłów, nie wiem jeszcze czego, żeby - dobrej woli - żeby do końca roku projekt ustawy wpłynął do Sejmu i żeby ta ustawa zaczęła funk<text:span text:style-name="T537">cj</text:span>on<text:span text:style-name="T538">ow</text:span>ać, tym bardzi<text:span text:style-name="T539">ej,</text:span><text:s/>że w moim przekonaniu, w istocie swoje<text:span text:style-name="T540">j</text:span><text:s/>ustawa z 1923<text:s/><text:span text:style-name="T541">r.</text:span><text:s/>nie jest złą ustawą, ona niedokładnie pasuje do niektórych elementów funkc<text:span text:style-name="T542">jo</text:span>nowania naszego społecze<text:span text:style-name="T543">ń</text:span>stwa i państwa<text:span text:style-name="T544">.</text:span><text:s/>Ustawa nie musi rozstrzygać tysięcznych szczeg<text:span text:style-name="T545">ó</text:span>łów, a musi wyznaczać kierunki.</text:p>
      <text:p text:style-name="P546">Dzięku<text:span text:style-name="T547">ję</text:span>.</text:p>
      <text:p text:style-name="P548"><text:span text:style-name="T549">Przewodnicz</text:span><text:span text:style-name="T550">ą</text:span><text:span text:style-name="T551">c</text:span><text:span text:style-name="T552">y</text:span><text:span text:style-name="T553">:</text:span></text:p>
      <text:p text:style-name="P554">Ja bym proponował, żeby nie przedłużać dyskusji, że materiał przyjmujemy z poprawkami to znaczy proponujemy panią dr Staręgę - czy pani optuje, chodzi o konkretyzac<text:span text:style-name="T555">ję</text:span>, to są słowne wyrażenia, to znaczy przyjmujemy tekst, tylko tam jest kilka sformułowań, które musi być dopracowan<text:span text:style-name="T556">yc</text:span>h, zresztą to będzie przepisane, prosiłbym, żeby panie trzy zeszły się w czasie przerwy i poprawiły. Powiem szczerze, że z mojej strony, czego mi brak w tym stanowisku jeszcze, to przede wszystkim pluralizmu form różnego rodzaju pomocy, wpr<text:span text:style-name="T557">o</text:span>wadzenie wszystkich sektorów do tej pomocy. Nie ma takiego podkreślenia wyraźnego, natomiast mnie się w<text:span text:style-name="T558">yd</text:span>a<text:span text:style-name="T559">je</text:span>, że to jest sfera działań,<text:s/><text:span text:style-name="T560">g</text:span>dzie jest wielkie pole do, i dla kościoła, i dla różnych organizacji, i dla prywatnego sektora. Takie p<text:span text:style-name="T561">od</text:span>kr<text:span text:style-name="T562">eś</text:span>lenie.</text:p>
      <text:p text:style-name="P563">Wszyscy byli bardziej optymistyczni, że wyrzucę tę opiekę społeczną, nie wiadomo jesz<text:span text:style-name="T564">c</text:span>ze, jak ZOZ-ów nie będzie, nie będzie miał kto wyrzucać, więc bądźcie trochę optymistami w tej sprawie.</text:p>
      <text:p text:style-name="P565"><text:span text:style-name="T566">Dr Umiastowski</text:span><text:span text:style-name="T567">:</text:span></text:p>
      <text:p text:style-name="P568">Króciutkie słowo - proszę o uwzględnienie sytuacji niepełn<text:span text:style-name="T569">os</text:span>prawnych w Polsce, bardzo ważna sprawa. Tylko tyle.</text:p>
      <text:p text:style-name="P570"><text:span text:style-name="T571">Ob.</text:span><text:span text:style-name="T572"><text:s text:c="23"/></text:span>:</text:p>
      <text:p text:style-name="P573"><text:span text:style-name="T574">...</text:span>jakieś takie najważniejsze punkty, które by były naszym stanowiskiem oddzielnie, jako załącznik do tej sprawy pomocy społecznej, to jest oparte zarówno na pi<text:span text:style-name="T575">ś</text:span>mie Towarzystwa Niepełnosprawnych i<text:s/><text:soft-page-break/>Towarzystwa Walki z Kalectwem, konsultowałam te najważnie<text:span text:style-name="T576">js</text:span>ze sprawy<text:s/><text:span text:style-name="T577">z</text:span><text:s/>ludźmi, którzy się zajmują niejako społecznie tymi sprawami. Stanowisko by brzmiało mniej więcej tak.</text:p>
      <text:p text:style-name="P578">Wobec wyjątkowo trudnej sytuacji ludzi niepełnosprawnych i inwalidów w Polsce Podzespół do spraw Zdrowia stwierdza, że ludzie niepełnosprawni powinni być w pełni włączeni do życia społecznego w miarę swych możliwości fizycznych.</text:p>
      <text:p text:style-name="P579">W tym celu konieczne są następujące posunięcia:</text:p>
      <text:p text:style-name="P580">1/<text:tab/>Zmiana rozporządzenia Ministra Finansów z 29 grudnia 1988 r. bardzo nowe zarządzenie w sprawie taryfy składek ubezpieczeniowych ustawowych i ko<text:span text:style-name="T581">m</text:span>unika<text:span text:style-name="T582">cyj</text:span>nych, to należy tam rozw<text:span text:style-name="T583">i</text:span>nąć, chodzi o to, że tylko inwalidzi wojenni i wojskowi są upoważnieni do korzystania z<text:s/><text:span text:style-name="T584">5</text:span>0<text:span text:style-name="T585">%</text:span><text:s/>zniżki składki z tytułu ubezpieczenia, natomiast inni inwalidzi są pozbawieni tego prawa na podstawie<text:span text:style-name="T586"><text:s/></text:span>tego właśnie rozporządzenia. Tak, ale już obowiązuje to. To od 1 kwietnia należałoby oczywiście zmienić.</text:p>
      <text:p text:style-name="P587">2/<text:tab/>Zastosowanie zniżek w komunikacji dla osób niepełnosprawnych od 1 kwietnia.</text:p>
      <text:p text:style-name="P588">3/<text:tab/>Wprowadzenie obniżonych cen samochodów, na samochody dla inwalidów, mających trudności w poruszaniu si<text:span text:style-name="T589">ę.</text:span></text:p>
      <text:p text:style-name="P590">4/<text:tab/>Zwiększenie od 1 stycznia 19<text:span text:style-name="T591">8</text:span>9 r. ilości miejsc pracy dla inwalidów i osób niepełnosprawn<text:span text:style-name="T592">yc</text:span>h w różnych dziedzinach produkcyjnych w takim stopniu, aby w istotny sposób umożliwić pracę inwalidom.</text:p>
      <text:p text:style-name="P593"><text:span text:style-name="T594">5/</text:span><text:tab/>Umożliwi<text:span text:style-name="T595">ć</text:span><text:s/>wymianę mieszka<text:span text:style-name="T596">ń</text:span><text:s/>osobom niepełnosprawnym, aby istniejące bariery architektoniczne nie powodowały ich odcięcia od życia. Ludzie mieszkający na którymś tam piętrze w ogóle nie wychodzą z mieszkań, choć mogliby.</text:p>
      <text:p text:style-name="P597">6/<text:tab/>Zapewnić poprzez uchwałę sejmową obowiązek uwzględniania we wszystkich formach bud<text:span text:style-name="T598">o</text:span>wnic<text:span text:style-name="T599">t</text:span>wa urządzeń ułatwiających poruszanie się osobom niepełnosprawnym, a we wszelkich środkach komunikacji odpowiednich uchwytów, stopni<text:s/><text:span text:style-name="T600">it</text:span>p. Jest to niezwykle ważne, ale jest to proces długotrwały. Ja wiem, że marszałek Skibniewska, choć była jak gdyby tak wysoko w hierarchii pa<text:span text:style-name="T601">ń</text:span>stwowej poniosła klęskę na tym p<text:span text:style-name="T602">o</text:span>lu, więc chyba już dłużej nie może tak być dalej.</text:p>
      <text:p text:style-name="P603">7/<text:tab/>Zwiększenie produkcji dostępności niezbędnego sprzętu ortopedycznego i innego sprzętu dla inwalidów, który pokrywa obecnie zaledwie 15% zapotrzeb<text:span text:style-name="T604">ow</text:span>ania, przez szybkie uruchomienie zakładów produkcyjn<text:span text:style-name="T605">yc</text:span>h, prywatnych, spółdzielczych itp., zachowanie możliwości zakupów tego sprzętu inwalidom na podstawie ubezpieczenia. Ażeby nie musieli ci ludzie, nie mają bowiem pieniędzy, na płacenie dużych sum, które byłyby pobierane w zakładach prywatnych.</text:p>
      <text:p text:style-name="P606">Mnie się wydaje, że to zawiera te główne punkty, które bym przekazała do komisji redakcyjnej.</text:p>
      <text:p text:style-name="P607"><text:span text:style-name="T608">Przewodnicząc</text:span><text:span text:style-name="T609">y</text:span><text:span text:style-name="T610">:</text:span></text:p>
      <text:p text:style-name="P611">Mamy na liście dw<text:span text:style-name="T612">ó</text:span>ch dyskutantów, chciałbym pani docent od razu powiedzieć, że dziewiątego zebrała się po raz pierwszy Międzyresortowa Komisja do spraw Narodowego Programu Zdrowia i tam m.in. była poruszona sprawa właśnie niepełnosprawnych a budownictwo. Dlatego muszę powiedzieć to stanowisko jest szalenie cenne i ja bym proponował, że jak będziemy teraz tworzyć jakiś zespół podredakcyjn<text:span text:style-name="T613">y</text:span>, żeby to przełożyć w sensie ostatecznej formy jako stanowisko. Poproszę dr Guglasa, potem dr Izdebski<text:span text:style-name="T614">.</text:span></text:p>
      <text:p text:style-name="P615"><text:span text:style-name="T616">Dr Guglas</text:span><text:span text:style-name="T617">:</text:span></text:p>
      <text:p text:style-name="P618">Problem niepełnosprawnych rencistów jest, nabiera dużego znaczenia, a w tej chwili w Polsce jest niewymierny dlatego proponuję, żeby nie przyjmować tego stanowiska do spraw ludzi niepełnosprawn<text:span text:style-name="T619">yc</text:span>h<text:s/><text:soft-page-break/>rencistów w zakresie uzupełnienia stanowiska dot. pomocy społecznej, gdyż to powinno by<text:span text:style-name="T620">ć</text:span><text:s/>stanowisko całkiem nowe. Ja prosiłem w związku z tym o przełożenie, ponieważ chciałbym prz<text:span text:style-name="T621">e</text:span>dstawić także cały pakiet spraw, który już<text:s/><text:span text:style-name="T622">w</text:span><text:s/>tej chwili ruch zawodowy wniósł w zakresie ludzi niepełnosprawnych rencistów. Ma to znaczenie dla nas szczególne ze względu na planistyczne wyniki, jakie są, że w tym roku, w tej 5-latce ilość rencistów przekroczyła ilość za<text:span text:style-name="T623">tr</text:span>udnion<text:span text:style-name="T624">yc</text:span>h, to już jest pewnego rodzaju klęska.</text:p>
      <text:p text:style-name="P625">/Przewodniczący:<text:s/>Zaraz, zaraz tylko jak wszyscy będziemy mówić.../.</text:p>
      <text:p text:style-name="P626">W związku z tym jest propozycja, żeby przenieść to jako osobny punkt po przerwie dla przedstawienia stanowisk.</text:p>
      <text:p text:style-name="P627">/Dr Edelman: poza mikrofonem/.</text:p>
      <text:p text:style-name="P628"><text:span text:style-name="T629">Przewodnicząc</text:span><text:span text:style-name="T630">y</text:span><text:span text:style-name="T631">:</text:span></text:p>
      <text:p text:style-name="P632">Panie dr Edelman, właśnie w tym kierunku idziemy, ponieważ jest to problem sam w sobie, nie warto łączyć z pomocą społeczną, tylko dołączyć jako stanowisko osobne, jest to szalenie ważne. Proszę bardzo dr Izdebski.</text:p>
      <text:p text:style-name="P633"><text:span text:style-name="T634">Dr Izdebski</text:span>:</text:p>
      <text:p text:style-name="P635">Również podzielam stanowisko, że problem inwalidów, osób niepełn<text:span text:style-name="T636">os</text:span>prawnych, to jest zagadnienie szerokie bardzo i złożone.<text:s/><text:span text:style-name="T637">P</text:span>omoc społeczna zawsze w części zajmowała się i będzie<text:s/><text:span text:style-name="T638">ś</text:span>wiadczyła na r<text:span text:style-name="T639">z</text:span>ec<text:span text:style-name="T640">z</text:span><text:s/>tej grupy, tego środowiska, ale podkreślam w części socjalno-opieku<text:span text:style-name="T641">ń</text:span>cze<text:span text:style-name="T642">j</text:span>. Chcę również poinformować, że Minister Zdrowia i Opieki Społecznej<text:s/>wystąpił do Ministra Finansów o złagodzenie tego przepisu i o objęcie zniżką 50-procentową pozostałych inwalidów, nie tylko tych, co ujmuje ustawa o komb<text:span text:style-name="T643">at</text:span>ant<text:span text:style-name="T644">ac</text:span>h. I dlatego też takie jest przekonanie naszego resortu, że te decyzje zdaniem naszym były niesłuszne.</text:p>
      <text:p text:style-name="P645">Natomiast do czasu, kiedy problem nie zostanie rozstrzygnięty, wydaliśmy zalecenia do województw, że jeżeli gdzieś znajduje się inwalida, który ma trudności z opłatą, więc obejmujemy go pomocą społeczną, czyli na ten cel przewidzieliśmy środki z funduszu interwenc<text:span text:style-name="T646">yj</text:span>nego. Ale nie chcielibyśmy masowo z tego korzystać, raczej jesteśmy skłonni, żeby wniosek Ministra Zdrowia był uwzględnion<text:span text:style-name="T647">y</text:span>. To jest jedna sprawa.</text:p>
      <text:p text:style-name="P648">Druga sprawa. Chcę wyjaśnić, że w najbliższym czasie Komitet Społeczno-Ekonomiczny rozpatrzy wnioski i materiały Ministra Zdrowia, dotyczące problemu inwalidów i ich kłopoty. I z kolei chcę również poin<text:span text:style-name="T649">fo</text:span>rmować, że w tej chwili już opiniowaliśmy projekt ustawy o zasobach pracy, który jest przygotowywany przez Ministra Pracy i Polityki Socjalnej, gdzie te problemy inwalidów no staraliśmy się ze strony resortu uwzględnić, poprzez rozwiązania systemowe, żeby zakład pracy miał między innymi preferencje i zobowiązania w stosunku do inwalidów, których masowo produkuje. Jakie będą tego efekty, trudno powiedzieć.</text:p>
      <text:p text:style-name="P650"><text:span text:style-name="T651">I</text:span><text:s/>dlatego jeszcze podkreślam,<text:s/><text:span text:style-name="T652">ż</text:span>e to jest problem złożony i dobrze by było, żeby oddzielnie jakiś podzespół ten problem rozpatrzył.</text:p>
      <text:p text:style-name="P653">Dziękuję.</text:p>
      <text:p text:style-name="P654"><text:span text:style-name="T655">Przewodnicząc</text:span><text:span text:style-name="T656">y</text:span><text:span text:style-name="T657">:</text:span></text:p>
      <text:p text:style-name="P658">Dziękuję<text:span text:style-name="T659">.</text:span><text:s/>Proszę pa<text:span text:style-name="T660">ń</text:span>stwa, ja bym proponował, żeby skończyć tę dyskusję. Zdajemy sobie sprawę z ważności problemu, poza tym tak się składa, że możemy tu być dosyć precyzyjni w wyznaczeniu pewnych terminów, dlatego że Rząd zobowiązał Ministerstwo Zdrowia do przedstawienia materiału i progr<text:span text:style-name="T661">am</text:span>u<text:span text:style-name="T662">.</text:span></text:p>
      <text:p text:style-name="P663">Natomiast proponowałbym powołać podzespół, może nie<text:s/><text:span text:style-name="T664">-</text:span><text:s/>dr Izdebski. Kto z państwa strony? Bo tutaj<text:s/><text:soft-page-break/>to ja rozumiem, że dr Staręga - to ja rozumiem. Kto z państwa strony? Do niepełnosprawnych.</text:p>
      <text:p text:style-name="P665">/Głos z sali - poza mikrofonem/.</text:p>
      <text:p text:style-name="P666">Aha, rozumiem. Dziękuję bardzo.</text:p>
      <text:p text:style-name="P667">Następny punkt proszę państwa, stanowisko podzespołu do spraw sprzętu jednorazowego i aparatury medycznej. Kto referuje? Mgr Zajdel.</text:p>
      <text:p text:style-name="P668"><text:span text:style-name="T669">Mgr Z</text:span><text:span text:style-name="T670">aj</text:span><text:span text:style-name="T671">del</text:span><text:span text:style-name="T672">:</text:span></text:p>
      <text:p text:style-name="P673">To jest załącznik numer dwanaście.</text:p>
      <text:p text:style-name="P674">Ja może państwu zaprezentuję w całości jeszcze raz. Można?</text:p>
      <text:p text:style-name="P675">/Tak, proszę bardzo/.</text:p>
      <text:p text:style-name="P676">Stanowisko Podzespołu do spraw Zdrowia<text:s/><text:span text:style-name="T677">w</text:span><text:s/>sprawie sprzętu<text:s/><text:span text:style-name="T678">je</text:span>dnor<text:span text:style-name="T679">az</text:span>owego, leków, i aparatury medycznej.</text:p>
      <text:p text:style-name="P680">Podzespół do spraw Zdrowia stwierdza, że ze względu na poważne zagrożenie społeczeństwa chorobami przenoszonymi drogą krwi i dla normalnego funk<text:span text:style-name="T681">cjo</text:span>nowania opieki zdrowotn<text:span text:style-name="T682">ej,<text:s/></text:span>niezbędne jest pełne zaspokojenie potrzeb w zakresie sprzętu<text:s/><text:span text:style-name="T683">je</text:span>dnor<text:span text:style-name="T684">az</text:span>owego użycia, a w szczególności igieł, strzykawek i zestawów do infuz<text:span text:style-name="T685">ji</text:span><text:s/>oraz sprzętu ochrony osobistej dla personelu służby zdrowia.</text:p>
      <text:p text:style-name="P686">Podzespół uważa, że w związku z tym za konieczne natychmiastowe podjęcie nas<text:span text:style-name="T687">tę</text:span>pujących kroków zaradczych:</text:p>
      <text:p text:style-name="P688">1.<text:tab/>Wobec niedostatecznej produkcji krajowej wyżej wymienionego sprzętu, konieczne jest uruchomienie importu brakującego sprzętu i wyposażenie do takiej wielkości, aby pokryć zapotrzebowanie.</text:p>
      <text:p text:style-name="P689">2.<text:tab/>Import ten musi by<text:span text:style-name="T690">ć</text:span><text:s/>potraktowany jako bezwzględny priorytet, utrzymywany w sposób ciągły w wysokości zależnej od niedoboru produkcji krajowej, bez obniżania środków dewizowych przezn<text:span text:style-name="T691">ac</text:span>zonych na import leków, surowców, komponentów do produkcji tych leków.</text:p>
      <text:p text:style-name="P692">3.<text:tab/>I teraz to jest to właśnie połączenie.</text:p>
      <text:p text:style-name="P693">W celu długotrwałego - przepraszam - długofalowego rozwiązania tego problemu konieczne jest zwiększenie krajowej produkcji oraz uruchomienia dodatkowej produkcji kooperacyjnej - tu są spółki wymienione.</text:p>
      <text:p text:style-name="P694">I część druga.</text:p>
      <text:p text:style-name="P695"><text:span text:style-name="T696">W</text:span><text:s/>związku<text:s/><text:span text:style-name="T697">z</text:span><text:s/>utrzymu<text:span text:style-name="T698">j</text:span>ącym się dotkliwym niedoborem leków również podstawowych oraz artykułów sanitarnych w celu zapewnienia odpowiedniego poziomu terapii, zespół uznaje za konieczne:</text:p>
      <text:p text:style-name="P699">1.<text:tab/>Likwidację opóźnień i realizację przyjętego programu rozwoju przemysłu farm<text:span text:style-name="T700">ac</text:span>eutycznego do końca 1990 r.</text:p>
      <text:p text:style-name="P701">2.<text:tab/>Stworzenie warunków ekonomicznych i prawnych umożliwiających intensywny rozwój przemysłu farmaceutycznego łącznie z przemysłami współpracującymi w cel pełnego zaspokojenia potrzeb<text:s/><text:span text:style-name="T702">s</text:span>łużby zdrowia na leki, w artykuły sanitarne i sprzęt medyczny między innymi przez - stworzenie preferencji kredytowych i ulg podatkowych na okres nie krótszy niż 5 lat dla podmiotów gospodarczych wytwarz<text:span text:style-name="T703">aj</text:span>ących na potrzeby ochrony zdrowia oraz dla dystrybutorów sprzętu i leków.</text:p>
      <text:p text:style-name="P704">3<text:span text:style-name="T705">.</text:span><text:tab/>Od 1990 roku postuluje się przyjąć zasadę, zapewniania środków dewizowych na import leków, surowców i komponentów do ich produkcji w wielkości odpowiad<text:span text:style-name="T706">aj</text:span>ącej potrzebom w zakresie urzędowego spisu leków oraz indywidu<text:span text:style-name="T707">al</text:span>nego importu leków, ratujących życie, zdrowie i życie.</text:p>
      <text:soft-page-break/>
      <text:p text:style-name="P708">4<text:span text:style-name="T709">.</text:span><text:tab/>Konieczne jest także podjęcie decyzji o zwolnieniu z opłat celnych importu sprzętu, wyposażenia medycznego, leków oraz środków sanitarnych dla wszystkich form własności na okres nie k<text:span text:style-name="T710">r</text:span>ótszy niż 5 lat.</text:p>
      <text:p text:style-name="P711">Dziękuję.</text:p>
      <text:p text:style-name="P712"><text:span text:style-name="T713">Przewodniczący</text:span><text:span text:style-name="T714">:</text:span></text:p>
      <text:p text:style-name="P715">Dziękuję. Otwieram dyskusję. Czy są uwagi. Proszę pani...</text:p>
      <text:p text:style-name="P716"><text:span text:style-name="T717">Ob.</text:span><text:span text:style-name="T718"><text:s text:c="23"/></text:span>:</text:p>
      <text:p text:style-name="P719"><text:span text:style-name="T720">J</text:span>a mam uwagę, jeśli chodzi o nasze ustalenia te przedtem, które... znaczy propozycje nasze podane przedtem. W punkcie pierwszym, wobec niedostateczn<text:span text:style-name="T721">ej</text:span><text:s/>produkcji krajowej wyżej wymienionego sprzętu, konieczne jest uruchomienie z dniem 30 kwietnia 1<text:span text:style-name="T722">9</text:span>8<text:span text:style-name="T723">9</text:span><text:s/>r. importu brakującego sprzętu i wyposażenia, tak to brzmiało kiedy żeśmy zgłaszali. Ja uważam to za sprawę bardzo ważną, aby pokryć zapotrzebowanie w stu procentach opierając się na europejskich standardach WHO. Tego nie było tutaj w tym co teraz przeczytano.</text:p>
      <text:p text:style-name="P724">Ale tak było napisane u nas, właśnie ja odwołuję się.</text:p>
      <text:p text:style-name="P725"><text:span text:style-name="T726">Przewodnicząc</text:span><text:span text:style-name="T727">y</text:span><text:span text:style-name="T728">:</text:span></text:p>
      <text:p text:style-name="P729">Chyba wypad<text:span text:style-name="T730">ło.</text:span></text:p>
      <text:p text:style-name="P731"><text:span text:style-name="T732">Ob.</text:span><text:span text:style-name="T733"><text:s text:c="23"/></text:span>:</text:p>
      <text:p text:style-name="P734">Ale to jest bardzo istotne wypadnięcie.</text:p>
      <text:p text:style-name="P735">Nie wiemy, czy państwo się zgodzą, ale jeżeli piszemy lakoniczne<text:s/>„n<text:span text:style-name="T736">at</text:span>ychmiastowe”, to nawet nie 30<text:s/>kwietnia, to już. Przecież już są podejmowane, dlatego że to jest konieczne. Inaczej staniemy w obliczu szalonego niedoboru, tym bardziej, że powiedzmy szczerze, przecież to nie jest tak, że jest jeden telefon i firma każda przysyła dowolny sprzęt i leki.<text:s/><text:span text:style-name="T737">W</text:span><text:s/>związku z tym<text:s/>„natychmiastowe”<text:s/>jest silniejszym podkreśleniem nawet, bo to jest natychmi<text:span text:style-name="T738">as</text:span>towe.</text:p>
      <text:p text:style-name="P739">Poza tym, jeżeli pani życzy sobie opierając się na standardach Światowej Organizacji Zdrowia, proszę bardzo, bo one mówią tylko o pewnych stosunkach relacjach ilościowych, co nam nie przeszkadza.</text:p>
      <text:p text:style-name="P740">Wydawało się, że s<text:span text:style-name="T741">fo</text:span>rmułowanie do takiej wielkości, aby pokryć zapotrzebowanie, bo ono jest bardzo trudne do określenia przecież.</text:p>
      <text:p text:style-name="P742">Proszę bardzo, możemy dopisać według standardów WH<text:span text:style-name="T743">O</text:span>, dobrze.</text:p>
      <text:p text:style-name="P744">Panie ministrze, jeszcze jedna krótka sprawa.<text:s/>Podobno państwo powiedzieli przedtem, czy pan dyrektor Wysock<text:span text:style-name="T745">i</text:span><text:s/>powiedział, że to kosztuje 100 mln dolarów ten import czy ileś, tak? Mniej więc<text:span text:style-name="T746">ej,</text:span><text:s/>taka suma padła. Taka była powiedzian<text:span text:style-name="T747">a.</text:span></text:p>
      <text:p text:style-name="P748"><text:span text:style-name="T749">Ob.</text:span><text:span text:style-name="T750"><text:s text:c="23"/></text:span>:</text:p>
      <text:p text:style-name="P751">Ja wyjaśnię. Padła ta suma tylko w nieco innym kontek<text:span text:style-name="T752">ś</text:span>cie. Suma 100 mln dolarów padła w kontekście, że różnica między naszym zapotrzebowaniem na zakup sprzętu i aparatury medycznej oraz leków i komponentów, a tym, jaki mamy poziom pokrycia na rok bieżący, równa się około 100 mln dolarów. Ale nie dotyczyło to<text:s/><text:span text:style-name="T753">je</text:span>dnor<text:span text:style-name="T754">az</text:span>owego sprzętu, tylko w ogóle różnicy między tym co nam potrzeba, a tym co mamy.</text:p>
      <text:p text:style-name="P755"><text:span text:style-name="T756">Przewodniczący</text:span><text:span text:style-name="T757">:</text:span></text:p>
      <text:p text:style-name="P758">A jaka jest różnica między tym, nie wiadomo. Jaka jest różnica między tym 30% my mamy zapotrzebowanie, to ile to jest dolarów? Żeby zakupić te 70% co nam brakuje mniej więcej, ile to jest dolarów?</text:p>
      <text:soft-page-break/>
      <text:p text:style-name="P759"><text:span text:style-name="T760">Ob.</text:span><text:span text:style-name="T761"><text:s text:c="23"/></text:span>:</text:p>
      <text:p text:style-name="P762">Jeżeli chodzi o leki proszę państwa...</text:p>
      <text:p text:style-name="P763"><text:span text:style-name="T764">P</text:span><text:span text:style-name="T765">rzew</text:span><text:span text:style-name="T766">odni</text:span><text:span text:style-name="T767">cz</text:span><text:span text:style-name="T768">ąc</text:span><text:span text:style-name="T769">y</text:span>:</text:p>
      <text:p text:style-name="P770">Sprzęt jednorazowy.</text:p>
      <text:p text:style-name="P771"><text:span text:style-name="T772">Ob.</text:span><text:span text:style-name="T773"><text:s text:c="23"/></text:span>:</text:p>
      <text:p text:style-name="P774">Trudno powiedzieć panie doktorze. Natomiast te zamówienia n<text:span text:style-name="T775">atyc</text:span>hmi<text:span text:style-name="T776">asto</text:span>we już są realizowane.</text:p>
      <text:p text:style-name="P777"><text:span text:style-name="T778">Przewodniczący</text:span><text:span text:style-name="T779">:</text:span></text:p>
      <text:p text:style-name="P780">Tak, ale ja bym chciał coś innego. Czy Ministerstwo<text:s/>Zdrowia by nie weszło w układ z Polską, jakby dała 1/3 sumy dolarów, które to kosztują, to państwu gwarantuję, że choćby w przyszłym roku mieli pełne zapotrzebowanie tego.</text:p>
      <text:p text:style-name="P781"><text:span text:style-name="T782">Przewodniczący</text:span><text:span text:style-name="T783">:</text:span></text:p>
      <text:p text:style-name="P784">Dr Baumgart, proszę bardzo.</text:p>
      <text:p text:style-name="P785"><text:span text:style-name="T786">Ob. Baumgart</text:span><text:span text:style-name="T787">:</text:span></text:p>
      <text:p text:style-name="P788">Ja proponuję tylko jedną zmianę tutaj w zakresie, w punkcie trzecim, że od 1990 roku nie postuluje się przyjąć, bo postulowanie, tylko winno się przyjąć zasadę.</text:p>
      <text:p text:style-name="P789">/Gdzie to jest punkt?/</text:p>
      <text:p text:style-name="P790">Punkt trzeci, na drugiej stronie.</text:p>
      <text:p text:style-name="P791">/Jaka propozycja?/.</text:p>
      <text:p text:style-name="P792">Że winno się przyjąć zasadę.</text:p>
      <text:p text:style-name="P793"><text:span text:style-name="T794">Przewodniczący</text:span>:</text:p>
      <text:p text:style-name="P795">Winno się przyj<text:span text:style-name="T796">ą</text:span>ć zasadę. A no tak, poprawniej nawet. Proszę bardzo.</text:p>
      <text:p text:style-name="P797"><text:span text:style-name="T798">Ob.</text:span><text:span text:style-name="T799"><text:s text:c="23"/></text:span>:</text:p>
      <text:p text:style-name="P800">Ja z kolei mam uwagę do punktu rzymskiego drugiego, arabskich dwa. Bo mieliśmy się dowiedzieć od kiedy ewentualnie mogą być stworzone te preferencje kredytowe i ulgi podatkowe, bo jest powiedziane tylko, że na okres nie dłuższy niż 5 lat, ale od kiedy możemy oczekiwać, bo to interesuje<text:s/><text:span text:style-name="T801">„</text:span>Cefarmy”.</text:p>
      <text:p text:style-name="P802"><text:span text:style-name="T803">Przewodnicząc</text:span><text:span text:style-name="T804">y</text:span><text:span text:style-name="T805">:</text:span></text:p>
      <text:p text:style-name="P806">Tym bardziej, że jeżeli we<text:span text:style-name="T807">ź</text:span>miemy, ja mam tutaj protokół, który zespół ekologii przedstawia, no można powiedzieć do końca roku, powiedzmy do końca roku 1989, ale każdy termin rzędu miesiąc, dwa jest absurdalnym, bo to jest proces pewien. Także tutaj chodzi o nowozakładane przedsiębiorstwa. One mają już ulgi pewne ustawowe, to jest problem rozszerzenia i mnie się wydaje, że to s<text:span text:style-name="T808">fo</text:span>rmułowanie proponowałbym zostawić.</text:p>
      <text:p text:style-name="P809">Proszę bardzo.</text:p>
      <text:p text:style-name="P810"><text:span text:style-name="T811">O</text:span><text:span text:style-name="T812">b. Bokszczanin<text:s/></text:span><text:span text:style-name="T813">G</text:span><text:span text:style-name="T814">ustaw</text:span><text:span text:style-name="T815">:</text:span></text:p>
      <text:p text:style-name="P816">Szanowni Państwo! Gustaw Bokszczanin<text:s/><text:span text:style-name="T817">-</text:span><text:s/>OPZZ.<text:s/><text:span text:style-name="T818">W</text:span><text:s/>trakcie obra<text:span text:style-name="T819">d</text:span><text:s/>naszego podzespołu otrzymyw<text:span text:style-name="T820">al</text:span>iśmy masę sygnałów, próśb, informacji dotyczących właśnie deficytu leków, między innymi zwróciły się do nas towarzystwa chorych na cukrzycę, informujące o ogromnym deficycie insuliny.</text:p>
      <text:p text:style-name="P821">Chciałbym, żeby, jeżeli państwo się zgodzicie, żeby tutaj w tym właśnie stanowisku zawrzeć taki zapis, o spowodowanie, o natychmiastowe, awaryjne zakupienie niezbędnej ilości insuliny dla osób potrzebujących. Jest to temat no o znaczeniu - to jest lek ratujący życie.</text:p>
      <text:soft-page-break/>
      <text:p text:style-name="P822"><text:span text:style-name="T823">P</text:span><text:span text:style-name="T824">rz</text:span><text:span text:style-name="T825">ewodniczący</text:span><text:span text:style-name="T826">:</text:span></text:p>
      <text:p text:style-name="P827">Dla podniesienia tej kwestii poproszę mgr<text:s/><text:span text:style-name="T828">F</text:span>ikulską o odpowiedź, dlatego że znamy tą sprawę.</text:p>
      <text:p text:style-name="P829">Proszę bardzo.</text:p>
      <text:p text:style-name="P830"><text:span text:style-name="T831">Ob</text:span><text:span text:style-name="T832">.</text:span><text:span text:style-name="T833"><text:s/></text:span><text:span text:style-name="T834">F</text:span><text:span text:style-name="T835">iku</text:span><text:span text:style-name="T836">l</text:span><text:span text:style-name="T837">ska</text:span><text:span text:style-name="T838">:</text:span></text:p>
      <text:p text:style-name="P839">Chciałam wyjaśnić sprawę insuliny.</text:p>
      <text:p text:style-name="P840">Insulina w Polsce jest produkowana w ilościach znacznych, insulina ta podstawowa. Interwencje, które były, sądzę o insulinę wysoko oczyszczaną, chromatograficznie oczyszczaną, której produkcja w Polsce ruszyła, oczywiście w dużej mierze była to inicjatywa Ministra Zdrowia. Rozwój tej produkcji jest planowany i w roku bieżącym już, wyjaśniam dalej, łącznie z partycypowaniem częściowo kosztów przez Ministra Zdrowi<text:span text:style-name="T841">a.</text:span></text:p>
      <text:p text:style-name="P842">Natomiast jeżeli chodzi o<text:s/>wysokooczyszczoną<text:s/>insulinę, jest pewne chyba nieporozumienie, jeżeli chodzi o nawyk spe<text:span text:style-name="T843">cj</text:span>alistyczny lekarzy, myśmy...</text:p>
      <text:p text:style-name="P844"><text:span text:style-name="T845">Przewodnicząc</text:span><text:span text:style-name="T846">y</text:span><text:span text:style-name="T847">:</text:span></text:p>
      <text:p text:style-name="P848">... /Poza mikrofonem/. Organizacji Zdrowia.<text:s/><text:span text:style-name="T849">N</text:span>atomiast<text:s/>poprzednie dwa stanowiska w zasadzie przyjęliśmy tylko pod warunkiem dokonania poprawek i redakcji. Także zakończyliśmy praktycznie przyjmowanie tych stanowisk zaległych.</text:p>
      <text:p text:style-name="P850">Z tych przyczyn przyjęliśmy dodatkowe stanowisko, które zostanie s<text:span text:style-name="T851">fo</text:span>rmułowane, a mianowicie dotyczące niepełnosprawnych. Czyli w zasadzie mamy cztery stanowiska przyjęte.</text:p>
      <text:p text:style-name="P852">Teraz proszę państwa, w związku z tym, ja proponuję może, ponieważ tu jest problem czasu, gdybyśmy otworzyli dyskusję ogólną na temat<text:s/>protokołu<text:s/>końcowego, wysłuchali uwag, postarali się sformułować te uwagi w sensie przekazania małemu zespołowi redakcyjnemu i do przepisania na maszynie od razu, możemy w tym budynku przepisać.</text:p>
      <text:p text:style-name="P853">Jeżeli państwo się zgodzą, to wtedy poprowadzilibyśmy dyskusję do 12.00, może 30, bo nie wiem ile będzie uwag, jakie będą uwagi. Natomiast musimy zostawić sobie co najmniej 2,5 godziny do doszli<text:span text:style-name="T854">fo</text:span>wania formy dokumentów końcowych.</text:p>
      <text:p text:style-name="P855">Słucham, czy są jakieś inne propozycje?</text:p>
      <text:p text:style-name="P856"><text:span text:style-name="T857">Ob.</text:span><text:span text:style-name="T858"><text:s text:c="23"/></text:span>:</text:p>
      <text:p text:style-name="P859">Znaczy jeszcze chciałabym bardzo wyjaśnić sprawę więziennej służby zdrowia. Czy my zostawiamy to tak jak było powiedziane zeszłym razem, że zespół wysłuchał stanowiska strony solidarnościowo-opozycyjnej w następującym brzmieniu i postanowił przesłać je do<text:s/>„stolika”<text:s/>reformy prawa i sądownictwa. Czy to zostaje w ten sposób?</text:p>
      <text:p text:style-name="P860"><text:span text:style-name="T861">Ob. Przewodniczący</text:span><text:span text:style-name="T862">:</text:span></text:p>
      <text:p text:style-name="P863">Mnie się wydaje, że to jest zakończenie. Można jeszcze poprosić o przeczytanie, zespół...</text:p>
      <text:p text:style-name="P864"><text:span text:style-name="T865">Ob.</text:span><text:span text:style-name="T866"><text:s text:c="23"/></text:span>:</text:p>
      <text:p text:style-name="P867">.<text:span text:style-name="T868">.</text:span>.wysłuchał stanowiska solidarnościowo-opozycyjnej<text:s/>w następującym brzmieniu:<text:s/>„Podzespół do spraw Zdrowia uważa za niezbędne poddanie więziennej służby zdrowia kontroli społecznej, dokonywanej przez organizacje opieki nad więźniami, na przykład stowarzyszenie<text:s/>„Patronat”<text:s/>oraz kontroli merytorycznej sprawowanej przez nadzór spe<text:span text:style-name="T869">cj</text:span>alistyczny działający poza resortem sprawiedliwości MSW od dnia 1 maja 1989 r. oraz przez samorządy zawodowe, na przykład Izby Lekarskie z chwilą ich powstania, i postanowił<text:s/><text:soft-page-break/>przesła<text:span text:style-name="T870">ć</text:span><text:s/>je do<text:s/>„stolika”<text:s/>reformy prawa i sądownictwa”<text:span text:style-name="T871">.</text:span></text:p>
      <text:p text:style-name="P872">To był zapis zeszłego zebrania. Chodzi mi o to czy jest w tej formy utrzymany?</text:p>
      <text:p text:style-name="P873"><text:span text:style-name="T874">Przewodniczący</text:span><text:span text:style-name="T875">:</text:span></text:p>
      <text:p text:style-name="P876">Jeżeli państwo się zgodzą, ja bym proponował, ponieważ w tych wszystkich s<text:span text:style-name="T877">form</text:span>ułow<text:span text:style-name="T878">an</text:span>i<text:span text:style-name="T879">ac</text:span>h już protokólarnych jest zawsze ostatni punkt oświadczenia czy powiedzmy jakieś zgłaszane wnioski i co z nimi uczyniono.</text:p>
      <text:p text:style-name="P880">Proponowałbym taki zapis:</text:p>
      <text:p text:style-name="P881">„Wysłuchano stanowiska, to znaczy podzespół wysłuchał stanowiska strony solidarnościowo-opozyc<text:span text:style-name="T882">yj</text:span>n<text:span text:style-name="T883">ej</text:span><text:s/>w sprawie więziennej służby zdrowia, które stanowi... i postanawia przesłać je do Podzespołu do spraw Reformy Prawa i Sądownictwa”.</text:p>
      <text:p text:style-name="P884"><text:span text:style-name="T885">Ob.</text:span><text:span text:style-name="T886"><text:s text:c="23"/></text:span>:</text:p>
      <text:p text:style-name="P887">Czwartek jest ostatnie posiedzenie tego podzespołu.</text:p>
      <text:p text:style-name="P888"><text:span text:style-name="T889">Ob.</text:span><text:span text:style-name="T890"><text:s text:c="23"/></text:span>:</text:p>
      <text:p text:style-name="P891">/Poza mikrofonem/.</text:p>
      <text:p text:style-name="P892"><text:span text:style-name="T893">.</text:span>..nie wiem czy nie<text:span text:style-name="T894">d</text:span>obrze byłoby, tutaj jest zasugerowane, że służba zdrowia MSW miała dotąd coś wspólnego z patronatem nad służbą Ministerstwa Sprawiedliwości, nic takiego nie istniało.</text:p>
      <text:p text:style-name="P895">Może dobrze poza tym, ten nadzór spe<text:span text:style-name="T896">cj</text:span>alistyczny, który<text:s/>jest w ogóle poza resortowymi służbami zdrowia, w takim układzie włączymy w to służbę resortu sprawiedliwości Ministerstwa Spraw Wewnętrznych... sugerowanie w jakimś sensie, że był<text:span text:style-name="T897">.</text:span>..</text:p>
      <text:p text:style-name="P898"><text:span text:style-name="T899">Przewodniczący</text:span><text:span text:style-name="T900">:</text:span></text:p>
      <text:p text:style-name="P901">Czyli jeszcze raz, żeby uściślić, wysłuchano<text:s/><text:span text:style-name="T902">-</text:span><text:s/>Podzespół wysłuchał stanowiska strony solidarnościowo-opozycyjn<text:span text:style-name="T903">ej<text:s/></text:span>w sprawie więziennej służby zdrowia w następującym brzmieniu - tak - i tam jest, że strona ta uważa za niezbędne poddanie i postanawia przekazać do Podzespołu Refo<text:span text:style-name="T904">r</text:span>my Prawa i Sądownictwa.</text:p>
      <text:p text:style-name="P905">Sprawa rozumiemy, że pa<text:span text:style-name="T906">ńs</text:span>two przedstawili i przekazujemy. Tym bardziej, że musimy dzisiaj przekazać.</text:p>
      <text:p text:style-name="P907"><text:span text:style-name="T908">Ob.</text:span><text:span text:style-name="T909"><text:s text:c="23"/></text:span>:</text:p>
      <text:p text:style-name="P910">Dzisiaj, bo w czwartek jest ostatnie posiedzenie.</text:p>
      <text:p text:style-name="P911"><text:span text:style-name="T912">Przewodniczący</text:span><text:span text:style-name="T913">:</text:span></text:p>
      <text:p text:style-name="P914">Proszę uprzejmie, pani...</text:p>
      <text:p text:style-name="P915"><text:span text:style-name="T916">Ob. Stanisławska</text:span><text:span text:style-name="T917">:</text:span></text:p>
      <text:p text:style-name="P918">Ja mam jeszcze jedną sprawę, którą chciałabym tutaj przedstawić, a ona była już wstępnie przez nas omawiana na Zespole do spraw Reformy. Ale ponieważ wtedy te<text:span text:style-name="T919">g</text:span>o stanowiska nie mogliśmy sformułować w sposób ostateczny, dlatego zostałam zobowiązana do sformułowania tego stanowiska i przedstawienia państwu.</text:p>
      <text:p text:style-name="P920">Sprawa dotyczy w ogóle ubezpieczenia społecznego, zmiany ustawy czy wniesienia poprawek do ustawy o świadczeni<text:span text:style-name="T921">ac</text:span>h pieniężnych z ubezpieczenia społecznego.</text:p>
      <text:p text:style-name="P922">Ja może przeczytam to stanowisko i potem państwo się do tego ustosunkujecie.</text:p>
      <text:p text:style-name="P923">„Podzespół do spraw Zdrowia<text:s/><text:span text:style-name="T924">wn</text:span>osi o uzupełnienie<text:s/>ustawy<text:s/><text:span text:style-name="T925">z</text:span><text:s/>dnia 17 grudnia 1974 r. o świadczeni<text:span text:style-name="T926">ac</text:span>h pieniężnych z ubezpieczenia społecznego w razie choroby i m<text:span text:style-name="T927">ac</text:span>ierzyństwa, przez wprowadzenie przepisu<text:s/><text:soft-page-break/>przewidującego również uprawnienia do zasiłku opiekuńczego z tytułu opieki nad terminalnie chorym, dorosłym członkiem rodziny w wymiarze do 30 dni k<text:span text:style-name="T928">al</text:span>endarzowych w roku.</text:p>
      <text:p text:style-name="P929"><text:span text:style-name="T930">W</text:span><text:s/>razie sprawowania opieki nad chorym terminalnie oraz innymi uprawnionymi członkami rodziny łączny okres zasiłkowy nie może przekroczyć 90 dni w roku<text:s/><text:span text:style-name="T931">kal</text:span>end<text:span text:style-name="T932">ar</text:span>zowym”.</text:p>
      <text:p text:style-name="P933">Ja nie wiem proszę państwa. W tej ustawie tak, przysługuje zgodnie z obowiązującymi na dzisiaj przepisami 14 dni w roku nad dorosłym członkiem rodziny do zasiłku opiekuńczego.</text:p>
      <text:p text:style-name="P934">Jest szczególna sytuacja ludzi czy rodzin w ogóle opiekujących się terminalnie chorymi. Myśmy na ten temat rozmawiali, my nie mamy specjalnie zapewnionej opieki szpitalnej nad tymi ludźmi. Oni na ogół pozostają w domach. Bardzo długi okres czasu, często bardzo różny okres cz<text:span text:style-name="T935">as</text:span>u,<text:s/><text:span text:style-name="T936">t</text:span>ego nikt z nas nie przewidzi. I wszystko jest dobrze, jeżeli rodzina nie pracuje. Natomiast jeżeli członkowie rodziny pracują, to właściwie sprawowanie opieki nad tym chorym jest szalenie trudne. Niestety również nikt nie zapewni tej opieki z zewnątrz. To też sobie powiedzmy szczerze. To jest tylko nasze stanowisko, jakby takie stanowisko wnoszące o rozpatrzenie takiej możliwości.</text:p>
      <text:p text:style-name="P937">Ja myślę, że powinniśmy takie sprawy tutaj z tego<text:s/>„stolika”<text:s/>postulować, bo to są sprawy szalenie ludzkie, szalenie ważne i bardzo trudne i myślę, że długo nie będzie okazji do tego, aby takie sprawy podnosić.</text:p>
      <text:p text:style-name="P938">Do nas zwrócił się z tą sprawą pan doc. Łuczak, ordynator<text:s/><text:span text:style-name="T939">I</text:span><text:s/>Oddziału Opieki Paliatywnej Akademii Medycznej w Poznaniu, który właśnie się z tym spotyka na co dzień i mówi, że jest to gehenna rodzin sprawujących właśnie opiekę nad terminalnie chorymi. Że 14 dni opieki nie wystarcza i proszę państwa, co robią lekarze. Dają zwolnienia lekarskie. I w taki czy inny sposób i tak ci członkowie rodziny otrzymują jakieś<text:s/><text:span text:style-name="T940">„</text:span>L-<text:span text:style-name="T941">4</text:span><text:span text:style-name="T942">”</text:span><text:s/>i zasiłek chorobowy. Po co mamy naciągać w sposób sztuczny tę sytuację.</text:p>
      <text:p text:style-name="P943"><text:span text:style-name="T944">Przewodnicząc</text:span><text:span text:style-name="T945">y</text:span><text:span text:style-name="T946">:</text:span></text:p>
      <text:p text:style-name="P947">Ja poproszę o wyjaśnienie od razu dr Izdebskiego w tej sprawie.</text:p>
      <text:p text:style-name="P948"><text:span text:style-name="T949">Ob. Mieczysław Izdebski</text:span><text:span text:style-name="T950">:</text:span></text:p>
      <text:p text:style-name="P951">Chcę państwa poin<text:span text:style-name="T952">fo</text:span>rmować, że na wniosek Ministra Zdrowia.<text:span text:style-name="T953">.</text:span>.</text:p>
      <text:p text:style-name="P954">/Niewłączony mikrofon/.</text:p>
      <text:p text:style-name="P955"><text:span text:style-name="T956">Ob.</text:span><text:span text:style-name="T957"><text:s text:c="23"/></text:span>:</text:p>
      <text:p text:style-name="P958">Przepraszam bardzo, czy został ten przepis prolongowany? To zarządzenie? Nie.</text:p>
      <text:p text:style-name="P959"><text:span text:style-name="T960">Ob. Mieczysław Izdebski</text:span><text:span text:style-name="T961">:</text:span></text:p>
      <text:p text:style-name="P962">Został uchwalony przez Radę Ministrów.</text:p>
      <text:p text:style-name="P963">/Aha, rozumiem/.</text:p>
      <text:p text:style-name="P964"><text:span text:style-name="T965">Przewodnicząc</text:span><text:span text:style-name="T966">y</text:span><text:span text:style-name="T967">:</text:span></text:p>
      <text:p text:style-name="P968">Także proponuję zd<text:span text:style-name="T969">j</text:span>ąć to z porządku.<text:span text:style-name="T970">.</text:span>.</text:p>
      <text:p text:style-name="P971">/Niewłączony mikro<text:span text:style-name="T972">fo</text:span>n/.</text:p>
      <text:p text:style-name="P973">Natomiast ja zd<text:span text:style-name="T974">aj</text:span>ę sobie sprawę, że moglibyśmy znaleźć bardzo dużo problemów, które wymagają rozwiązania. Ja jestem przekonany, że po deklaracji poprzedniej, gdzie<text:s/><text:span text:style-name="T975">w</text:span><text:s/>ramach zespołu do spraw wdrażania reformy będziemy uszczegółowiać pewne sprawy, tych spraw... I dlatego proponuję zamknąć dyskusję na ten temat.</text:p>
      <text:p text:style-name="P976">Proszę bardzo.</text:p>
      <text:soft-page-break/>
      <text:p text:style-name="P977"><text:span text:style-name="T978">Ob</text:span><text:span text:style-name="T979">.</text:span><text:span text:style-name="T980"><text:s/>Władysław Sidorowicz</text:span><text:span text:style-name="T981">:</text:span></text:p>
      <text:p text:style-name="P982">Sidorowicz<text:s/><text:span text:style-name="T983">-</text:span><text:s/>Krajowa Komisja Koordynac<text:span text:style-name="T984">yj</text:span>na<text:s/>„Solidarności”. Jeszcze jedna sprawa miała być postawiona dzisiaj, sprawa represji. Może przeczytam projekt stanowiska, jakie proponujemy państwu i może ewentualnie potem jakoś skomentuje to.</text:p>
      <text:p text:style-name="P985">„Podzespół do spraw Zdrowia uznaje za konieczne przywrócenie do pracy i na stanowiska pracowników służby zdrowia repre<text:span text:style-name="T986">sjo</text:span>nowanych za działalność związkową po 13 grudnia 1981 r. oraz wyrównanie im poniesionych strat moralnych i materialnych.</text:p>
      <text:p text:style-name="P987">Konieczne jest powołanie komisji mieszanej nadzorującej przebieg tego procesu od dnia 10 kwietnia 1989<text:s/><text:span text:style-name="T988">r</text:span>.”<text:s/>Ten termin jest raczej propozycją luźną, do dyskusji.</text:p>
      <text:p text:style-name="P989">Wydaje mi się, że jakoś nie odczuwam konieczności uzasadniania tego, zostawiam to państwu do oceny to stanowisko.</text:p>
      <text:p text:style-name="P990">Dziękuję bardzo.</text:p>
      <text:p text:style-name="P991"><text:span text:style-name="T992">Przewodni</text:span><text:span text:style-name="T993">cz</text:span><text:span text:style-name="T994">ąc</text:span><text:span text:style-name="T995">y</text:span><text:span text:style-name="T996">:</text:span></text:p>
      <text:p text:style-name="P997">/Wyłączony mikrofon/.</text:p>
      <text:p text:style-name="P998">Jeżeli państwo pozwolą. Ponieważ tymi sprawami zajmuje się Podzespół do spraw Reformy Prawa i Sądownictwa, i tam jest z kilku - ja wiem -<text:s/>„stolików”<text:s/>podobne oświadczenia poszły, proponuję załatwić tak, jak załatwiliśmy ze służbą więziennictwa, że przyjmujemy oświadczenie strony solidarnościowo-opozycyjnej i przekazujemy do<text:s/>„stolika”<text:s/>- do zespołu prawnego.</text:p>
      <text:p text:style-name="P999"><text:span text:style-name="T1000">Ob.<text:s/></text:span><text:span text:style-name="T1001">S</text:span><text:span text:style-name="T1002">idorowicz Władysław</text:span><text:span text:style-name="T1003">:</text:span></text:p>
      <text:p text:style-name="P1004">Sidorowicz - jeszcze raz bardzo proszę o głos i popróbuję odpowiedzieć wobec powyższego, czym się to różni, to, czego oczekujemy od<text:s/>„stolika”<text:s/>prawnego.</text:p>
      <text:p text:style-name="P1005">Mianowicie to są działania wewnątrzresortowe. Tu oczekujemy na działania wewnątrzr<text:span text:style-name="T1006">es</text:span>or<text:span text:style-name="T1007">to</text:span>we w resorcie służby zdrowia. Nie mówimy o rehabilita<text:span text:style-name="T1008">cj</text:span>i i o innych prawda tego typu rzeczach, mówimy natomiast o tych rzeczach, które zdarzyły się na<text:s/><text:span text:style-name="T1009">s</text:span>tanowiskach pracy, gdzie pozbawiono stanowisk kierowniczych, gd<text:span text:style-name="T1010">zi</text:span>e przenoszono ludzi na gorsze stanowiska, gdzie przenoszono - wywalono wreszcie ich z pracy. I to są działania, które się nie działy na podstawie prawnych, nie miały podstaw prawnych, nie działo się to na podstawie wyroków sądowych, tylko było realizacją wytycznych bądź resortu MSW, bądź realizacją dzielnicowych, bądź lokalnych komórek partyjnych.</text:p>
      <text:p text:style-name="P1011">Dziękuję bardzo.</text:p>
      <text:p text:style-name="P1012"><text:span text:style-name="T1013">Przewodniczący</text:span><text:span text:style-name="T1014">:</text:span></text:p>
      <text:p text:style-name="P1015">Jeżeli można? Czy pan doktor może przekazać jakąkolwiek listę, bo to tak ogólnie mówić to jest bardzo łatwo, ale tutaj chodziłoby, jeżeli mam coś szczegółowo rozpatrywać, to potrzeba szczegółów.</text:p>
      <text:p text:style-name="P1016"><text:span text:style-name="T1017">Ob.</text:span><text:span text:style-name="T1018"><text:s text:c="23"/></text:span>:</text:p>
      <text:p text:style-name="P1019">Panie Ministrze! Podobny zapis nie jest zupełnie tak jak pan minister powiedział. Bo podobny zapis był przyjęty na<text:s/>„stoliku”<text:s/>oświaty, jak to się nazywa, oświ<text:span text:style-name="T1020">at</text:span>y i nauki został przyjęty, i ekologicznym tak samo.</text:p>
      <text:p text:style-name="P1021">Nie widzę powodu, dlaczego tutaj miałby nie być przyjęty, bo to nie są sprawy takie, że kogoś wsadzono do więzienia i trzeba mu teraz oddać cześć, że on chciał budować Polskę Ludową, a nie niszczyć ją. Tylko tu trzeba człowieka przywrócić do pracy. I to jest czysto wewnętrzna sprawa.</text:p>
      <text:p text:style-name="P1022">Nasza pani przewodnicząca, jakby powinna była być przywrócona na oddział, który nie istnieje, to musi<text:s/><text:soft-page-break/>być przecież to przez Ministerstwo załatwione, a nie że<text:s/>„stolik”<text:s/>prawny powie, że ma być przywrócon<text:span text:style-name="T1023">a</text:span>.</text:p>
      <text:p text:style-name="P1024">Więc sprawa nie<text:s/><text:span text:style-name="T1025">j</text:span>est sprawą listy, bo takie rzeczy się dzieją w różnych miejscach i nie jest łatwo dzisiaj z całej Polski zebrać w ciągu 2 czy 3 dni listę ludzi.</text:p>
      <text:p text:style-name="P1026">Trzeba zrobić zapis jeszcze taki, że w ciągu 2 miesięcy powiedzmy, kto się zgłosi do tej komisji mieszanej, jego sprawa będz<text:span text:style-name="T1027">i</text:span>e rozpatrzona. I myślę, że to będzie sprawiedliwe i tu się nic złego nie stanie.</text:p>
      <text:p text:style-name="P1028"><text:span text:style-name="T1029">Przewodnicząc</text:span><text:span text:style-name="T1030">y</text:span><text:span text:style-name="T1031">:</text:span></text:p>
      <text:p text:style-name="P1032">Czy państwo zgodzilibyście się, że przekazaliby nam ten zapis w czasie przerwy, bo to trudno dyskutować, nie patrząc na tekst. Dobrze? Proszę bardzo.</text:p>
      <text:p text:style-name="P1033"><text:span text:style-name="T1034">Ob.</text:span><text:span text:style-name="T1035"><text:s text:c="23"/></text:span>:</text:p>
      <text:p text:style-name="P1036">.<text:span text:style-name="T1037">..</text:span>ta jedna sprawa jest sprawą pilną i nie może być załatwiona w ciągu 2 miesięcy, tak jak w ogóle termin dajemy, jest to sprawa pracownika Akademii Medycznej we Wrocławiu Krzysztofa Wojtyło, który nie jest lekarzem, jest informatykiem. Miał stanowisko starszego specjalisty ośrodka elektronicznej techniki obliczeniowej Akademii Medycznej we Wrocławiu. Pod pretekstem reorganiza<text:span text:style-name="T1038">cj</text:span>i został zwolniony.<text:s/><text:span text:style-name="T1039">J</text:span>est to - od 1 kwietnia traci pracę. Reorganizacja prawdopodobnie tam rzeczywiście będzie, ale przy reorganiza<text:span text:style-name="T1040">cj</text:span>i wszyscy inni pracownicy mają zapewnione inne stanowiska. Natomiast mgr Wojtyło nie ma. Mgr Wojtyło jest członkiem<text:s/>„Solidarności”, bardzo aktywnym, jest członkiem, założycielem w komitecie założycielskim NSZZ<text:s/>„Solidarność”<text:s/>Akademii Medycznej we Wrocławiu, również członkiem Wrocławskiej Grupy Komitetu, Grupy Komisji Interwencji i Praw Człowieka NSZZ<text:s/>„Solidarność”. I sprawa była zupełnie oczywista.</text:p>
      <text:p text:style-name="P1041">Tuta<text:span text:style-name="T1042">j</text:span><text:s/>nie m<text:span text:style-name="T1043">o</text:span>żemy czekać. W tej sprawie wystąpiliśmy jako Komisja Zdrowia Komitetu Obywatelskiego, choć nie prowadzimy w ogóle interwencji osobistych, ale uważając to za szczególną sprawę, wystąpiliśmy do rektora Akademii Medyczne<text:span text:style-name="T1044">j</text:span><text:s/>- nie uzyskaliśmy nawet odpowiedzi istotnej.</text:p>
      <text:p text:style-name="P1045">Uważam, że jest to sprawa bardzo taka precedensowa i nie możemy przejść nad nią do porządku.</text:p>
      <text:p text:style-name="P1046"><text:span text:style-name="T1047">Przewodnicząc</text:span><text:span text:style-name="T1048">y</text:span><text:span text:style-name="T1049">:</text:span></text:p>
      <text:p text:style-name="P1050">Ja proponuję, żeby na końcu protokołu zgłosić, jeżeli to jest jednostkowa sprawa, poproszę o s<text:span text:style-name="T1051">fo</text:span>rmułowanie i dołożymy do ostatniego paragrafu, że strona solidarnościowo-opozycyjna przekazała taki i taki przypadek do zbadania, to wtedy już jest konkretne, bo pani docent mówi nazwiskiem, imieniem, aczkolwiek powinna to uczelnia załatwić, ale proszę bardzo do rozeznania możemy na zakończenie.</text:p>
      <text:p text:style-name="P1052"><text:span text:style-name="T1053">Ob.</text:span><text:span text:style-name="T1054"><text:s text:c="23"/></text:span>:</text:p>
      <text:p text:style-name="P1055"><text:span text:style-name="T1056">..</text:span>.stanowisko, także nie o to chodzi, bo jak będziemy tu podawali nazwiska, to lista cała będzie, to musi być ogólny zapis. Stanowisko ogólne, a lista w ciągu dwóch miesięcy.</text:p>
      <text:p text:style-name="P1057"><text:span text:style-name="T1058">Ob.</text:span><text:span text:style-name="T1059"><text:s text:c="23"/></text:span>:</text:p>
      <text:p text:style-name="P1060">Ja chciałam tylko uzupełnić, że Krajowa Komisja Koordynacyjna Służby Zdrowia jest... w terminie tygodnia przedstawi przy specjalnym piśmie na zakończenie obrad<text:s/>„okrągłego stolika”<text:s/>pełną listę osób zatrudnionych w służbie zdrowia w Polsce i repres<text:span text:style-name="T1061">jo</text:span>nowanych służbowo.</text:p>
      <text:p text:style-name="P1062"><text:span text:style-name="T1063">Przewodnicząc</text:span><text:span text:style-name="T1064">y</text:span><text:span text:style-name="T1065">:</text:span></text:p>
      <text:p text:style-name="P1066">Dziękuję. Proszę państwa, czy można przyjąć, że zakończyliśmy dyskusję nad punktami porządku dziennego, które nie<text:s/>dotyczą protokołu, a które były sprawami zaległymi, lub na nowo postawionymi przed zespołem.</text:p>
      <text:p text:style-name="P1067"><text:span text:style-name="T1068">Ob.</text:span><text:span text:style-name="T1069"><text:s text:c="23"/></text:span>:</text:p>
      <text:soft-page-break/>
      <text:p text:style-name="P1070">.<text:span text:style-name="T1071">.</text:span>.mówiliśmy o farmaceutach, czy możemy choć krótki zapis dać, między innymi tam, gdzie mówiliśmy, mówimy o Izbach Lekarskich, w stanowisku dla pielęgniarek jest o Izbach Pielęgniarskich. Również jest to postul<text:span text:style-name="T1072">at</text:span>,<text:s/><text:span text:style-name="T1073">s</text:span>tanowisko między innymi Polskiego Towarzystwa F<text:span text:style-name="T1074">ar</text:span>m<text:span text:style-name="T1075">ac</text:span>eutycznego, które tutaj mam o utworzenie Izb F<text:span text:style-name="T1076">ar</text:span>m<text:span text:style-name="T1077">ac</text:span>euty<text:span text:style-name="T1078">cz</text:span>nych, które przed wojną oczywiście były. Poza tym należy umieścić, co też w czasie przerwy, możemy sformułować, oczywiście jakieś postulaty dotyczące rangi zawodu farmaceuty, w tym farmaceuty szpitalnego, bo to jest osobna sprawa, osobna sprawa to są farmaceuci pracujący w aptekach, ale ogólnie rzecz biorąc ta grupa zawodowa w Polsce jest no w jakiś sposób jeszcze w stosunku do tak źle traktowanych pracowników służby zdrowia na tle innych grup pracowniczych, to ta jest szczególnie d<text:span text:style-name="T1079">ys</text:span>kryminow<text:span text:style-name="T1080">an</text:span>a. Bez tej grupy zawodowej nie może istnieć służba zdrowia. Zresztą nowoczesne systemy opieki zdrowotnej mają przecież farmaceutów klinicznych, którzy towarzyszą lekarzom przy obchodach itd. w ogóle inaczej to jest ustawione.</text:p>
      <text:p text:style-name="P1081">W tym również myślę, moglibyśmy zawrzeć jakiś zapis o konieczności wielosektorowości aptek, to znaczy umożliwienia powstawania aptek prywatnych czy spółdzielczych na zasadach oczywiście obowiązujących, jeśli chodzi o sprzedaż leków w ogóle w kraju. Ale te formy chyba powinny wrócić na mapę naszego kraju.</text:p>
      <text:p text:style-name="P1082"><text:span text:style-name="T1083">Przewodniczący</text:span><text:span text:style-name="T1084">:</text:span></text:p>
      <text:p text:style-name="P1085">Je<text:span text:style-name="T1086">ż</text:span>eli chodzi pani docent<text:s/><text:span text:style-name="T1087">o</text:span><text:s/>t<text:span text:style-name="T1088">ą</text:span><text:s/>propozycję.<text:s/><text:span text:style-name="T1089">Myśmy</text:span><text:s/><text:span text:style-name="T1090">c</text:span>h<text:span text:style-name="T1091">c</text:span>i<text:span text:style-name="T1092">eli</text:span><text:span text:style-name="T1093"><text:s/></text:span>wystąpić<text:s/><text:span text:style-name="T1094">z</text:span><text:s/>podobną, kiedy będziemy omawiali protokół, dlatego że jeżeli jest pielęgniarski, to dlaczego nie farmaceutyczny, zawodowy. Ogólnie powiedzieliśmy delikatnie, ponieważ żaden nie jest zatwierdzon<text:span text:style-name="T1095">y</text:span><text:s/>- samorząd zawodowy. Ale ja nie widzę, dlaczego mówiąc o służbie zdrowia mamy dyskryminow<text:span text:style-name="T1096">ać</text:span><text:s/>jakąkolwiek grupę zawodową.<text:s/><text:span text:style-name="T1097">W</text:span><text:s/>związku z tym jest to problem zapisu tylko w protokole, ponieważ nie mamy żadnego stanowiska, jakiegoś specyficznego i mnie się wydaje nie potrzeba, natomiast w protokole naszego zespołu rozszerzymy i podamy w nawiasie te wszystkie trzy.</text:p>
      <text:p text:style-name="P1098">Proszę bardzo.</text:p>
      <text:p text:style-name="P1099"><text:span text:style-name="T1100">Ob.</text:span><text:span text:style-name="T1101"><text:s text:c="23"/></text:span>:</text:p>
      <text:p text:style-name="P1102">Jeżeli można? Pan profesor Kwapiszewski - prezes Polskiego Towarzystwa F<text:span text:style-name="T1103">ar</text:span>m<text:span text:style-name="T1104">ace</text:span>ut<text:span text:style-name="T1105">ycz</text:span>nego zgłaszał i była umowa, że w chwili przygotowania już projektu gotowego, prawda odnośnie Izb Farmaceutycznych, zyska nawet, w tym zakresie były prezentowane przy wspólnej naradzie w<text:s/>„Polfie”, stanowisko odnośnie wsparcia dla samorządności farmaceuty<text:span text:style-name="T1106">cz</text:span>nej.</text:p>
      <text:p text:style-name="P1107"><text:span text:style-name="T1108">Przewodniczący</text:span><text:span text:style-name="T1109">:</text:span></text:p>
      <text:p text:style-name="P1110">Jak najbardziej. Także widzę, że panuje pe<text:span text:style-name="T1111">ł</text:span>na zgodność co do farmaceutów i ich pozycji w służbie zdrowia.</text:p>
      <text:p text:style-name="P1112">Czy proszę państwa w tej chwili przed przerwą mogę założyć, że wyczerpaliśmy program tych wszystkich zaległych spraw i nowych. Czy jeszcze państwo projektują coś przedyskutow<text:span text:style-name="T1113">ać</text:span>?</text:p>
      <text:p text:style-name="P1114"><text:span text:style-name="T1115">Ob.</text:span><text:span text:style-name="T1116"><text:s text:c="23"/></text:span>:</text:p>
      <text:p text:style-name="P1117">Czy sprawa administr<text:span text:style-name="T1118">ac</text:span>ji, do której wrócimy po przerwie, dobrze.</text:p>
      <text:p text:style-name="P1119"><text:span text:style-name="T1120">Przewodnicząc</text:span><text:span text:style-name="T1121">y</text:span><text:span text:style-name="T1122">:</text:span></text:p>
      <text:p text:style-name="P1123">Czy można?</text:p>
      <text:p text:style-name="P1124"><text:span text:style-name="T1125">Ob.</text:span><text:span text:style-name="T1126"><text:s text:c="23"/></text:span>:</text:p>
      <text:soft-page-break/>
      <text:p text:style-name="P1127">Ja bym prosił po przerwie.</text:p>
      <text:p text:style-name="P1128"><text:span text:style-name="T1129">Przewodniczący</text:span>:</text:p>
      <text:p text:style-name="P1130">Panie doktorze, czy można zaproponow<text:span text:style-name="T1131">ać,</text:span><text:s/>że po przerwie byśmy przeszli do protokołu, ponieważ ja ciągle mówię o czasi<text:span text:style-name="T1132">e</text:span>,<text:span text:style-name="T1133"><text:s/></text:span>a do administra<text:span text:style-name="T1134">cj</text:span>i po, mając czas, możemy sobie podyskutować.</text:p>
      <text:p text:style-name="P1135"><text:span text:style-name="T1136">Ob.</text:span><text:span text:style-name="T1137"><text:s text:c="23"/></text:span>:</text:p>
      <text:p text:style-name="P1138">Nie, musimy!</text:p>
      <text:p text:style-name="P1139"><text:span text:style-name="T1140">Przewodniczący</text:span><text:span text:style-name="T1141">:</text:span></text:p>
      <text:p text:style-name="P1142">Dobrze, podyskutujemy, bo zawsze zdąż<text:span text:style-name="T1143">y</text:span>m<text:span text:style-name="T1144">y</text:span><text:s/>zapisać.</text:p>
      <text:p text:style-name="P1145"><text:span text:style-name="T1146">Ob.</text:span><text:span text:style-name="T1147"><text:s text:c="23"/></text:span>:</text:p>
      <text:p text:style-name="P1148">Dopiszemy do<text:s/>protokołu.</text:p>
      <text:p text:style-name="P1149"><text:span text:style-name="T1150">Przewodnicząc</text:span><text:span text:style-name="T1151">y</text:span>:</text:p>
      <text:p text:style-name="P1152">Dziękuję bardzo. Przerwa 20-minutowa.</text:p>
      <text:p text:style-name="P1153"/>
      <text:p text:style-name="P1154">/<text:span text:style-name="T1155">Przerwa</text:span>/.</text:p>
      <text:p text:style-name="P1156"/>
      <text:p text:style-name="P1157">/Po przerwie/.</text:p>
      <text:p text:style-name="P1158"/>
      <text:p text:style-name="P1159"><text:span text:style-name="T1160">/</text:span><text:span text:style-name="T1161">Po</text:span><text:span text:style-name="T1162"><text:s/>przerwie obradom<text:s/></text:span><text:span text:style-name="T1163">przewodniczy ob. Zofia Kuratowska</text:span><text:span text:style-name="T1164">/.</text:span></text:p>
      <text:p text:style-name="P1165"><text:span text:style-name="T1166">Przewodniczący</text:span><text:span text:style-name="T1167">:</text:span></text:p>
      <text:p text:style-name="P1168">...redakcyjne, które teraz pracowały przedstawią<text:span text:style-name="T1169"><text:s/></text:span>nam poprawki, czy już uważamy, że to już sobie darujemy, że to właśnie już uzgodniliśmy.</text:p>
      <text:p text:style-name="P1170"><text:span text:style-name="T1171">Ob.</text:span><text:span text:style-name="T1172"><text:s text:c="23"/></text:span>:</text:p>
      <text:p text:style-name="P1173">Mamy do nich zaufanie.</text:p>
      <text:p text:style-name="P1174"><text:span text:style-name="T1175">Ob.</text:span><text:span text:style-name="T1176"><text:s text:c="23"/></text:span>:</text:p>
      <text:p text:style-name="P1177">Mamy do nich zaufanie. Dobrze. Jeśli państwo się zgadzają, to dobrze.</text:p>
      <text:p text:style-name="P1178">Może jedna sprawa, zanim zaczniemy omawiać, bo w tej chwili będziemy omawiać dokument, który został wczoraj napisany. Może jeszcze przedtem, zn<text:span text:style-name="T1179">aj</text:span>d<text:span text:style-name="T1180">uj</text:span>e się to również w dokumencie, to jest taka n<text:span text:style-name="T1181">aj</text:span>pilniejsza sprawa, wymagająca zespołu ludzkiego już znanego nam wszystkim, to jest sprawa negocjacji tego systemu płac, wynagrodzeń, tak jak to jest w naszym zapisie, który jest załącznikiem do dokumentu.</text:p>
      <text:p text:style-name="P1182">My takich negocjatorów ze strony<text:s/>„Solidarności”<text:s/>mamy i możemy podać, bo myślę, że skład tej komisji warto by już ustalić, tam zapis mamy do 30 kwietnia, było nie było.</text:p>
      <text:p text:style-name="P1183">Czy państwo się zgadzają, że my podamy nasz skład, czy<text:s/>w ogóle państwo są gotowi, że tak powiem, do<text:s/>tego.</text:p>
      <text:p text:style-name="P1184"><text:span text:style-name="T1185">Ob.</text:span><text:span text:style-name="T1186"><text:s text:c="23"/></text:span>:</text:p>
      <text:p text:style-name="P1187">To znaczy, na pewno będzie prof. Latalski, mgr Pietras, ale to nie wyczerpuje listy całej. Po prostu nie myślałem...</text:p>
      <text:p text:style-name="P1188"><text:span text:style-name="T1189">Przewodnicząc</text:span><text:span text:style-name="T1190">a</text:span><text:span text:style-name="T1191">:</text:span></text:p>
      <text:p text:style-name="P1192">Dobrze, to mamy naszą listę, ale właśnie może pod koniec to na zakończenie i na pożegnanie to sobie ustalimy.</text:p>
      <text:soft-page-break/>
      <text:p text:style-name="P1193">A więc teraz sprawa dokumentu, czyli nie tyle tych stanowisk, które są załącznikami, ile głównego, podstawowego dokumentu, kt<text:span text:style-name="T1194">ó</text:span>ry musimy omówić i nanieść jakieś poprawki, któ<text:span text:style-name="T1195">r</text:span>e<text:span text:style-name="T1196"><text:s/></text:span>się na pewno nasuwają obu stronom.</text:p>
      <text:p text:style-name="P1197">Więc czy referować dokument, będzie pan doc. Lipiński, czy...</text:p>
      <text:p text:style-name="P1198"><text:span text:style-name="T1199">Ob.</text:span><text:span text:style-name="T1200"><text:s text:c="23"/></text:span>:</text:p>
      <text:p text:style-name="P1201">Może uwagi ogólne na początku.</text:p>
      <text:p text:style-name="P1202"><text:span text:style-name="T1203">Przewodnicząc</text:span><text:span text:style-name="T1204">a</text:span><text:span text:style-name="T1205">:</text:span></text:p>
      <text:p text:style-name="P1206">Może tak, dobrze, to może pan doc. Wnuk-Lipiński zacznie, zob<text:span text:style-name="T1207">ac</text:span>zymy.</text:p>
      <text:p text:style-name="P1208"><text:span text:style-name="T1209">Ob. Edmund Wnuk-Lipiński</text:span><text:span text:style-name="T1210">:</text:span></text:p>
      <text:p text:style-name="P1211">Więc ja rozumiem, taka chyba była intencja wczorajszych wielo.., wielogodzinnych prac zespołu redakcyjnego, że naszym zadaniem było przygotowanie materiału, który rzecz jasna będzie uściślony i dopracowany na tym dzisiejszym spotkaniu i mogę powiedzieć tyle, że staraliśmy się z każdego załącznika, który bądź już został zatwierdzony, przez strony przy tym stole, bądź też miał być zatwierdzony staraliśmy się wydobyć n<text:span text:style-name="T1212">aj</text:span>ważnie<text:span text:style-name="T1213">js</text:span>zą tezę, bądź tezy, które są ważne dla osób, które będą czytać wyłącznie ten protokół, a nie załączniki. Na ile nam się to udało to oczywiście państwo ocenią.</text:p>
      <text:p text:style-name="P1214">My mamy również z naszej strony pewne au<text:span text:style-name="T1215">to</text:span>poprawki, znaczy trudno powiedzieć autopoprawki, bo każda ze stron jest autorem w pewnym sensie tego, bo byli delegaci stron w komisji redakcyjnej, więc mamy poprawki właściwie natury redakcyjnej. Nie wiem, czy zgłaszać je teraz, czy może po.</text:p>
      <text:p text:style-name="P1216">Ob.<text:s text:c="23"/>:<text:bookmark-start text:name="bookmark0"/><text:bookmark-end text:name="bookmark0"/></text:p>
      <text:p text:style-name="P1217">...co nam się wydawało istotne, co jest mniej red<text:span text:style-name="T1218">a</text:span>kcyjne, a merytoryczne, to jest wprowadzenie uprawnień tej komisji czy zespołu do spraw reformy do preambuły, a nie tylko pozostawić w stanowisku, bo to jest bardzo sprawa kluczowa całej sprawy przeprowadzenia reformy.</text:p>
      <text:p text:style-name="P1219"><text:span text:style-name="T1220">Ob</text:span><text:span text:style-name="T1221">.</text:span><text:span text:style-name="T1222"><text:s/>Edmund Wnuk-</text:span><text:span text:style-name="T1223">L</text:span><text:span text:style-name="T1224">ipińs</text:span><text:span text:style-name="T1225">k</text:span><text:span text:style-name="T1226">i</text:span><text:span text:style-name="T1227">:</text:span></text:p>
      <text:p text:style-name="P1228">No więc tak, może przypomnę, na stronie piątej tego projektu<text:s/>protokołu<text:s/>końcowego wspominamy o zespole do spraw reformy, może ja przeczytam ten akapit, jeśli państwo pozwolą, strona piąta, tam jest taki akapit:</text:p>
      <text:p text:style-name="P1229">„Opracowanie szczegółowych rozwiązań będzie wymagało dalszych prac kompetentnych instytucji i zespołów, a zwłaszcza zespołu do spraw reformy oraz publicznej dyskusji dla akceptacji proponowanych zmian”.</text:p>
      <text:p text:style-name="P1230">Tak jest to w projekcie, który przygotow<text:span text:style-name="T1231">al</text:span>iśmy wczoraj.</text:p>
      <text:p text:style-name="P1232">Natomiast dzisiaj proponujemy to zdanie w brzmieniu, któr<text:span text:style-name="T1233">e<text:s/></text:span>ma ono w zasadzie,<text:s/><text:span text:style-name="T1234">w</text:span><text:s/>uzgodnionym załączniku. I zdanie to brzmiałoby w sposób następujący:</text:p>
      <text:p text:style-name="P1235">„Opracowanie szczegółowych rozwiązań będzie wymagało dalszych prac kompetentnych instytucji i zespołów, a zwłaszcza zespołu do spraw reformy opieki zdrowotnej i pomocy społecznej, wyłonionego między innymi z przedstawicieli wszystkich stron uczestników<text:s/>„okrągłego stołu”. Ustalenia tego zespołu będą podstawą działania dla Ministra Zdrowia i Opieki Społecznej. Konieczna jest także publiczna dyskusja dla akceptacji proponowanych zmian”.</text:p>
      <text:p text:style-name="P1236">Tutaj jest po prostu wstawione brzmienie ze stanowiska wspólnie uzgodnionego.</text:p>
      <text:p text:style-name="P1237"><text:span text:style-name="T1238">Ob.</text:span><text:span text:style-name="T1239"><text:s text:c="23"/></text:span>:</text:p>
      <text:soft-page-break/>
      <text:p text:style-name="P1240">Można ?</text:p>
      <text:p text:style-name="P1241"><text:span text:style-name="T1242">Przewodnicząc</text:span><text:span text:style-name="T1243">a</text:span><text:span text:style-name="T1244">:</text:span></text:p>
      <text:p text:style-name="P1245">Bardzo proszę, przepraszam.</text:p>
      <text:p text:style-name="P1246"><text:span text:style-name="T1247">Ob.</text:span><text:span text:style-name="T1248"><text:s text:c="23"/></text:span>:</text:p>
      <text:p text:style-name="P1249">Bardzo odpowiada mi to s<text:span text:style-name="T1250">fo</text:span>rmułowanie, może tylko poprawka to będzie:<text:s/>„Zespół do spraw wdrażania reformy”, żebyśmy już utrzymali powiedzmy nomenklaturę, ale to jest drobiazg.</text:p>
      <text:p text:style-name="P1251"><text:span text:style-name="T1252">Ob. Edmund Wnuk-Lip</text:span><text:span text:style-name="T1253">i</text:span><text:span text:style-name="T1254">ń</text:span><text:span text:style-name="T1255">sk</text:span><text:span text:style-name="T1256">i</text:span>:</text:p>
      <text:p text:style-name="P1257">Nie, to jest dokładnie nazwa taka, jak przyjęta w stanowisku.</text:p>
      <text:p text:style-name="P1258"><text:span text:style-name="T1259">Ob.</text:span><text:span text:style-name="T1260"><text:s text:c="23"/></text:span>:</text:p>
      <text:p text:style-name="P1261">Natomiast ja mam uwagę może ogólną, to znaczy miałem możność przejrzenia<text:s/>protokołów<text:s/>końcowych dwóch zespołów, które już kończyły i muszę powiedzieć, no poszły inną linią formułowania protokołu końcowego, niemniej jednak ja myślę, że to co zaproponował nam zespół redakcyjny jest naprawdę dobrą formułą.</text:p>
      <text:p text:style-name="P1262">Chciałbym jeszcze raz wyrazić uznanie za szalenie ciężką pracę. Ja podziwiam. To była naprawdę katorżnicza praca państwa.</text:p>
      <text:p text:style-name="P1263">Natomiast czytając, ja mam propozycję do preambuły.<text:s/><text:span text:style-name="T1264">Z</text:span><text:s/>uwagi na to, że my wchodzimy tak, od razu negacją, dotychczasowy system wykazuje wiele cech, natomiast nie wiem, czy nie powinniśmy pójść nieco szerszym s<text:span text:style-name="T1265">fo</text:span>rmułowaniem. Ja bym chciał państwu<text:s/><text:span text:style-name="T1266">p</text:span>r<text:span text:style-name="T1267">ze</text:span>czyt<text:span text:style-name="T1268">ać</text:span><text:s/>jeżeli byście zgodzili się, ja miałem też tylko w nocy trochę czasu, także to jest tylko jedna strona, natomiast, który byłby jak gdyby preambułą. Czy można, pani przewodnicząca?</text:p>
      <text:p text:style-name="P1269"><text:span text:style-name="T1270">Przewodnicząc</text:span><text:span text:style-name="T1271">a</text:span><text:span text:style-name="T1272">:</text:span></text:p>
      <text:p text:style-name="P1273">Bardzo proszę.</text:p>
      <text:p text:style-name="P1274"><text:span text:style-name="T1275">Ob.</text:span><text:span text:style-name="T1276"><text:s text:c="23"/></text:span>:</text:p>
      <text:p text:style-name="P1277">Wyrażając niepokój stanem zdrowia społeczeństwa i kierując się humanistyczną troską o podjęcie pilnych działań ukierunkowanych na jego popraw<text:span text:style-name="T1278">ę</text:span>, Podze<text:span text:style-name="T1279">s</text:span>pół do spraw Zdrowia na swoich kolejnych posiedzeniach omówił n<text:span text:style-name="T1280">ajw</text:span>ażni<text:span text:style-name="T1281">ejs</text:span>ze zdaniem jego problemy rzutujące zarówno na zdrowotność jak i niezadowalające funk<text:span text:style-name="T1282">cjo</text:span>now<text:span text:style-name="T1283">an</text:span>ie placówek służby zdrowia.</text:p>
      <text:p text:style-name="P1284">Skuteczne rozwiązanie problemów zdrowotnych ludzi wymaga rozróżnienia d<text:span text:style-name="T1285">w</text:span>u zakresu działań.</text:p>
      <text:p text:style-name="P1286">Po pierwsze - ochrony zdrowia przed współczesnymi zagrożeniami wynikającymi ze stanu ekologicznego zagrożenia, warunków bytowania i pracy, sposobu żywienia, jak również stylu życia, w których takie czynniki jak: nikotynizm, alkoholizm, brak aktywności fizycznej należą do czynników niszczących zdrowie.</text:p>
      <text:p text:style-name="P1287">I po drugie - opieki zdrowotnej i społecznej wykorzystującej pro<text:span text:style-name="T1288">fi</text:span>laktyczne i lecznicze zastosowanie wiedzy i technologii medycznej.</text:p>
      <text:p text:style-name="P1289">Biorąc pod uwagę, że pierwszy obszar zagrożeń zdrowotnych,<text:span text:style-name="T1290"><text:s/></text:span>jak i działań naprawczych wybiega daleko poza możliwości sprawcze służby zdrowia, i wymaga zarówno współdziałania większości sektorów społeczno-gospodarczych oraz aktywnego współdziałania społeczeństwa, zespół w pełni popiera inicjatywy zmierzające do opracowania narodowego programu zdrowia, mającego stanowić opera<text:span text:style-name="T1291">cj</text:span>onaliza<text:span text:style-name="T1292">cj</text:span>ę opracowanego przez Ministerstwo Zdrowia i Opieki Społecznej dokumentu:<text:s/><text:span text:style-name="T1293">„</text:span>Cele i<text:s/><text:soft-page-break/>założenia polskiego programu zdrowia dla wszystkich w roku 2000”.</text:p>
      <text:p text:style-name="P1294"><text:span text:style-name="T1295">W</text:span><text:s/>programie re<text:span text:style-name="T1296">al</text:span>izac<text:span text:style-name="T1297">yj</text:span>nym, konieczne będą kompleksowe działania znajdujące się przeważnie poza bezpośrednim zasięgiem resortu zdrowia i które wymagać będą metod sumujących się w swych efektach takich jak: kształcenie, informacja<text:s/>zdrowotna, legislacja, działania organizacyjne i administracyjne oraz pełne włączenie się środków masowego przekazu i społeczeństwa jako takiego.</text:p>
      <text:p text:style-name="P1298">Wiele tych spraw było przedmiotem rozważań innych podzespołów zajmujących się sprawami ekologii, sprawami mieszkaniowymi, a także warunkami pracy, życia i wyżywienia.</text:p>
      <text:p text:style-name="P1299">Dlatego też w pracach swych Podzespół do spraw Zdrowia skoncentrował się przede wszystkim na zagadnieniach wiążących się z systemem opieki zdrowotnej i społecznej, którego cechy i rozwiązania nie odpowiadają obecnym i przyszłym potrzebom społecznym.</text:p>
      <text:p text:style-name="P1300">Dochodzę do tego s<text:span text:style-name="T1301">fo</text:span>rmułowania po tej preambule.</text:p>
      <text:p text:style-name="P1302"><text:span text:style-name="T1303">Przewodnicząc</text:span><text:span text:style-name="T1304">a</text:span><text:span text:style-name="T1305">:</text:span></text:p>
      <text:p text:style-name="P1306">Bardzo proszę państwa, kto w sprawie tego co przedstawił pan prof. Wojtczak? Dr Edelman.</text:p>
      <text:p text:style-name="P1307"><text:span text:style-name="T1308">Ob. Edelman</text:span><text:span text:style-name="T1309">:</text:span></text:p>
      <text:p text:style-name="P1310">Panie Ministrze! Bardzo ładnie to jest napisane i nawet tak mało jest tutaj nowomowy, bardzo ślicznie napisane, poetycko itd. Ta preambuła owszem się nadaje zawsze do takiego ogólnego określenia, nic nie mówiące, są bardzo dobre.</text:p>
      <text:p text:style-name="P1311">Tym niemniej chcielibyśmy..<text:span text:style-name="T1312">.</text:span><text:s/>ale nie możemy patrzeć na te rzeczy tylko z punktu widzenia teorii, które założono 40 lat temu, że my będziemy najlepsi.</text:p>
      <text:p text:style-name="P1313">Więc ja mimo to, że tutaj spychamy to na różne boczne komisje, inne współdziałanie, to jest oczywiście prawdą, ale my musimy tutaj dojść do rzeczy zasadniczej i wziąć,<text:s/><text:span text:style-name="T1314">ż</text:span>e tak powiem<text:s/><text:span text:style-name="T1315">-</text:span><text:s/>panie profesorze, tak ja wiem, tylko że my... znów jest ta sprawa, która już była od początku<text:s/>poruszana, że mówi się, jesteśmy zgodni w hasłach i w hasłach jesteśmy zgodni, tylko w wykonawstwie tych haseł jesteśmy niezgodni i w tych hasłach się rozmydlamy i nie mówimy nic konkretnego.</text:p>
      <text:p text:style-name="P1316">I wprowadzenie znowu takiej preambuły jest naprawdę - rzutuje na cały dokument. Rzutuje na cały dokument, który nie będzie dobrze odebrany, bo nie zmobilizuje nawet tych komisji, które będą stały i robiły to, do czegoś konkretnego. Bo w ogólnych zarysach to jest dobre.</text:p>
      <text:p text:style-name="P1317">A poza tym jest tu jeszcze jeden haczyk panie ministrze, tak to przechodzi, przechodzi, przechodzi - jak mówi doc. Wnuk, że to wszystko jest piękne, tylko pan minister jeszcze tutaj był uprzejmy powiedzieć, że ta komisja - jak ona się będzie n<text:span text:style-name="T1318">a</text:span>zywała, do wdrażania reformy, będzie opracowała projekt mini<text:span text:style-name="T1319">ste</text:span>ri<text:span text:style-name="T1320">al</text:span>ny.</text:p>
      <text:p text:style-name="P1321">Myśmy nasze stanowisko...</text:p>
      <text:p text:style-name="P1322"><text:span text:style-name="T1323">Ob. Andrzej Wojtczak</text:span><text:span text:style-name="T1324">:</text:span></text:p>
      <text:p text:style-name="P1325">Nie, Narodowy Program Zdrowia.</text:p>
      <text:p text:style-name="P1326"><text:span text:style-name="T1327">Ob. Edelman</text:span><text:span text:style-name="T1328">:</text:span></text:p>
      <text:p text:style-name="P1329">No tak, kto to robi? Też robi to Ministerstwo na zasadzie tego co tutaj było powiedziane.</text:p>
      <text:p text:style-name="P1330">Jeżeli ten Narodowy Program ma być zrobiony na zasadzie tej preambuły, to ja się bardzo boję, że z niego nic nie będzie.</text:p>
      <text:p text:style-name="P1331">Więc chciałbym bardzo, żeby tych ogólników nie było. Bardzo byśmy chcieli, żeby to były rzeczy konkretne.<text:s/>Jesteśmy naprawdę w złej sytuacji. Nie mamy się co tego wstydzić. Bo jak powiemy, że jest, że<text:s/><text:soft-page-break/>mamy wszyscy dobre<text:s/>intencje i przez 40 lat z tych dobrych intencji nic nie wyszło, i dziś znów mamy dobre intencje, to to cała rzecz jest niepoważna.</text:p>
      <text:p text:style-name="P1332">I dlatego ja myślę, że tak preambuła powinna by<text:span text:style-name="T1333">ć</text:span><text:s/>po pierwsze krytyką tego co jest, a dalej to co chcemy powiedzie<text:span text:style-name="T1334">ć</text:span>.</text:p>
      <text:p text:style-name="P1335">A sprawę tego wdrażania programu Narodowego Programu Zdrowia, trzeba to bardzo wyważyć to zdanie, bo mnie się wydaje, że tam chodzi o to, tak ja odczuwam to w tym, że tak powiem, w tej ilości słów, to tutaj jest wkręcenie jeszcze raz na tej preambule tego programu zdrowi<text:span text:style-name="T1336">a</text:span>,<text:s/><text:span text:style-name="T1337">k</text:span>tóry on będzie robiony.</text:p>
      <text:p text:style-name="P1338">Dlatego myślę, że bądźmy konkretni. Komisja redakcyjna napisała moim zdaniem dobry projekt. Wzięła<text:s/>„byka za rogi”, pokazała co jest źle i musi, zresztą wszystkie komisje robią tak, że pokazują nie co jest dobre, bo to co jest dobre, to jest niepotrzebne do mówienia, to byśmy tutaj w ogóle nie siedzieli. Tylko musimy pokazać co jest złe. I tu jest to powiedziane.</text:p>
      <text:p text:style-name="P1339">I nie róbmy tego miękko, bo jak będziemy znów robili miękko, to to się nam rozpłynie.</text:p>
      <text:p text:style-name="P1340">Proponuję, żeby zostać przy tym s<text:span text:style-name="T1341">fo</text:span>rmu<text:span text:style-name="T1342">łowan</text:span>iu, które tutaj zostało przez komisję redakcyjną przygotowane.</text:p>
      <text:p text:style-name="P1343"><text:span text:style-name="T1344">Przewodnicząc</text:span><text:span text:style-name="T1345">a</text:span>:</text:p>
      <text:p text:style-name="P1346">Dziękuję bardzo. Proszę, pan dr Opolski.</text:p>
      <text:p text:style-name="P1347"><text:span text:style-name="T1348">Ob. Janusz Opolsk</text:span><text:span text:style-name="T1349">i</text:span><text:span text:style-name="T1350">:</text:span></text:p>
      <text:p text:style-name="P1351">Ja chcę powiedzieć, że myśmy wczoraj dyskutowali dosyć długo na temat tego, jak ta preambuła ma wyglądać. Ponieważ doszliśmy do wniosku, że materiał musi b<text:span text:style-name="T1352">yć</text:span><text:s/>bardzo krótki,<text:s/>dlatego też ograniczyliśmy się do trzech, czterech zdań, odzwierciedlających to wszystko to, co pan prof. Wojtczak przed chwilą przedstawił, tylko w formie, no bardzo skondensowan<text:span text:style-name="T1353">ej.</text:span></text:p>
      <text:p text:style-name="P1354">Ja chcę wrócić do tego co pan doc<text:span text:style-name="T1355">.</text:span><text:s/><text:span text:style-name="T1356">W</text:span>nuk-Lipiński powiedział, że musimy sobie zdawać sprawę, że ten materiał będzie czytany również przez inne osoby, których decyzje być może będą bardzo istotne i ważniejsze nawet od tego co my tutaj wspólnie dążąc do polepszenia stanu zdrowia ludności sobie ustalimy.</text:p>
      <text:p text:style-name="P1357">Ja nie mogę się zgodzić z panem dr Edelmanem, że w tym co pan prof. Wojtczak przeczytał, nic nie ma. Jest niesłychanie ważna sprawa. Mianowicie państwo wiedzą, że jednym z zasadniczych minusów czy mankamentów tego co się działo po wojnie w Polsce w odniesieniu do opieki zdrowotnej było to, że było ogólne przekonanie przede wszystkim decydentów, a później społeczeństw<text:span text:style-name="T1358">a</text:span>, że za stan zdrowia ludności odpowiada służba zdrowi<text:span text:style-name="T1359">a.</text:span></text:p>
      <text:p text:style-name="P1360">Jeżeli my nadal nie będziemy ciągle powtarzać, nawet używając nowomowy, że nie my jesteśmy za to odpowiedzi<text:span text:style-name="T1361">al</text:span>ni, tylko my jesteśmy czymś w rodzaju straży pożarnej, czy instytucji, która wykazuje zagrożenia, to znowu wrócimy do tego, że nie mając środków my będziemy odpowiedzialni za wszystko.</text:p>
      <text:p text:style-name="P1362">I myślę, że u podstaw propozycji pana prof. Wojtczaka leżało jeszcze mocniejsze przekonanie osób, które będą decydować o pewnych sprawach spoza sfery służby zdrowia, że one też są odpowiedzi<text:span text:style-name="T1363">al</text:span>ne za służbę zdrowia, za stan zdrowia.</text:p>
      <text:p text:style-name="P1364">A często bardzo istotne jest to, co się przyjmuje przy pie<text:span text:style-name="T1365">r</text:span>wszym czytaniu i pierwsze uderzenie, biorąc to w cudzysłów, takiego materiału jest bardzo istotne.</text:p>
      <text:p text:style-name="P1366">Myślę, że możemy tylko decyzje podjąć tego typu, czy robimy to tak bardziej kompakt, jak myśmy to<text:s/><text:soft-page-break/>proponowali, czy będziemy rozszerzać pewne sformułowania idąc w kierunku jednym i to jest główny cel, jeszcze raz uzmysłowienia, że nie służba zdrowia odpowiedzi<text:span text:style-name="T1367">al</text:span>na jest za stan zdrowia społeczności tylko.</text:p>
      <text:p text:style-name="P1368">Dziękuję.</text:p>
      <text:p text:style-name="P1369"><text:span text:style-name="T1370">Przewodnicząc</text:span><text:span text:style-name="T1371">a</text:span><text:span text:style-name="T1372">:</text:span></text:p>
      <text:p text:style-name="P1373">Dziękuję bardzo, panu dr Opolskiemu. Następny głos, pani prof. Sokołowska.</text:p>
      <text:p text:style-name="P1374"><text:span text:style-name="T1375">Ob</text:span><text:span text:style-name="T1376">.</text:span><text:span text:style-name="T1377"><text:s/>Sokołowska</text:span><text:span text:style-name="T1378">:</text:span></text:p>
      <text:p text:style-name="P1379">Ja chcę powiedzieć, że się zgadzam z dr Edelmanem w pełni. Proszę pa<text:span text:style-name="T1380">ń</text:span>stwa, może z innego punktu widzenia, jeżeli ktoś by to czytał z zagranicy. Ogromne zainteresowanie mają nasi koledzy zagraniczni na to co tutaj powstaje w tej dziedzinie, to jest nie do przyjęcia, żeby w tej chwili w 1989 r. powstał taki ciekawy akapit może, który dla nas jest nowy, i pokazuje różne nowe rzeczy, ale dla nich to nie. To jest nic nowego. To jest po prostu, to jest pokazywane samo przez się, że to trzeba zmienić, jak dotychczas było. Bo to była ta so<text:span text:style-name="T1381">cj</text:span>alistyczna mowa, której oni w ogóle nie rozumieli.</text:p>
      <text:p text:style-name="P1382">I trzeba było właściwie w każdym wykładzie, w każdym kontakcie z nimi powtarzać o co tutaj chodzi.</text:p>
      <text:p text:style-name="P1383">Także ja bym proponowała stanowczo, żeby to skrócić, bardzo<text:span text:style-name="T1384"><text:s/></text:span>uprościć i w tą stronę, w którą Edelman mówi.</text:p>
      <text:p text:style-name="P1385">Dziękuję bardzo.</text:p>
      <text:p text:style-name="P1386"><text:span text:style-name="T1387">P</text:span><text:span text:style-name="T1388">rz</text:span><text:span text:style-name="T1389">ewodni</text:span><text:span text:style-name="T1390">cz</text:span><text:span text:style-name="T1391">ąc</text:span><text:span text:style-name="T1392">a</text:span><text:span text:style-name="T1393">:</text:span></text:p>
      <text:p text:style-name="P1394">Czy pan doc. ... chciał coś wyjaśnić z punktu widzenia komisji redakcyjnej, tak? I później dr<text:s/>Umiastowski.</text:p>
      <text:p text:style-name="P1395"><text:span text:style-name="T1396">Ob.</text:span><text:span text:style-name="T1397"><text:s text:c="23"/></text:span>:</text:p>
      <text:p text:style-name="P1398">Chciałem powiedzieć, że zanim przystąpiliśmy do redagowania tego protokołu końcowego, dyskutow<text:span text:style-name="T1399">al</text:span>iśmy dość długo również nad konwencją, w jakiej to ma być przedstawione i doszliśmy chyba do wspólnego wniosku, żeby unikać tej poetyki dalszego pogłębiania, umacniania itd. Tylko, żeby mówić bardzo konkretnie, bo również w warstwie językowej ten tekst powinien<text:span text:style-name="T1400"><text:s/></text:span>wskazywać na to, że jest to dokument o innej wadze, niż dokumenty, które w niezliczonej liczbie powstawały wcześniej.</text:p>
      <text:p text:style-name="P1401">Tutaj jest to, o czym mówił prof. Wojtczak i to jest niezwykle ważne - zgadzam się tutaj z dr Opolskim, ale my to zawarliśmy, tylko bardzo syntetycznie w drugim akapicie, zawarliśmy to, że właśnie przyczyny tego obecnego niekorzystnego stanu zdrowia, nie jest za nie odpowiedzialna służba zdrowia i dlatego ta reforma ma charakter systemowy. Dlatego konieczne są zmiany charakterze systemowym.</text:p>
      <text:p text:style-name="P1402"><text:span text:style-name="T1403">Przewodnicząc</text:span><text:span text:style-name="T1404">y</text:span><text:span text:style-name="T1405">:</text:span></text:p>
      <text:p text:style-name="P1406">Dziękuję bardzo. Poproszę dr<text:s/>Umiastowski.</text:p>
      <text:p text:style-name="P1407"><text:span text:style-name="T1408">Ob.<text:s/></text:span><text:span text:style-name="T1409">Um</text:span><text:span text:style-name="T1410">iastowski</text:span>:</text:p>
      <text:p text:style-name="P1411">Panie Ministrze! Ja przepraszam bardzo za to co powiem, bo to nie chodzi o żadne osobiste wycieczki, ale no ja byłem na obu strajkach w stoczni, sierpniowym i majowym, spotykam się stale z ludźmi.<text:s/><text:span text:style-name="T1412">L</text:span>udzie nie przyjmą tego języka, proszę wybaczyć, to jest naprawdę ładnie napisane, tylko my musimy dbać o wszystkie strony, które nas słuchają.<text:s/>„Solidarność”, no bo ja reprezentuję taką<text:s/><text:span text:style-name="T1413">„</text:span>Solidarność”<text:s/>na dole. Po prostu ten język będzie dla tych ludzi irytujący. Nie możemy tak mówić.</text:p>
      <text:p text:style-name="P1414">Dziękuję bardzo.</text:p>
      <text:p text:style-name="P1415"><text:span text:style-name="T1416">Przewodnicząc</text:span><text:span text:style-name="T1417">a:</text:span></text:p>
      <text:soft-page-break/>
      <text:p text:style-name="P1418">Dziękuję bardzo. Ja chciałam powiedzieć swoją opinię, która jest zgodna z tym co powiedział i dr Edelman, i pan dr<text:s/>Umiastowski, pani prof. Sokołowska, że nie czas już na pisanie takich rzeczy, które są tak zwanymi oczywistymi sprawami. To jest to, że grzech jest zły, a dobry uczyne<text:span text:style-name="T1419">k<text:s/></text:span>jest dobrym uczynkiem. Ale my po prostu zresztą ja muszę powiedzieć, że tym językiem jest pisany ten program zdrowia narodu, nie pamiętam jak to się nazywa dokładnie - 2000.</text:p>
      <text:p text:style-name="P1420">Mniej więcej tym językiem, bardzo właśnie niekonkretnym. My nie musimy - oczywiście, że za to co jest w tym co jest dobre, w ochronie zdrowia, czy w tym co się dokonało w Polsce, każdy z nas ma swój udział i jest mu niemiło, kiedy słyszy, że jest źle, a coś tam zrobił dobrego w ciągu swojego życia zawodowego. Ale my tego nie musimy tutaj pisać, bo nie od tego jesteśmy.</text:p>
      <text:p text:style-name="P1421">Poza tym pan minister w tym pisze, że sprawy, czy mówił pan dla uzasadnienia konieczności według pana wprowadzenia tego, że jest masę spraw, które zależą niekoniecznie od resortu, w tej chwili mówię od resortu, decyzji resortu zdrowia, a są zależne od decyzji innych resortów, a ja powie<text:span text:style-name="T1422">m</text:span><text:s/>więcej, są zależne od decyzji polityczno-gospodarczych w ogóle. Tym bardziej my o nich musimy mówić, bo my nie jesteśm<text:span text:style-name="T1423">y<text:s/></text:span>na naradzie w Ministerstwie Zdrowia, gdzie różne strony prezentują jakieś swoje opinie, tylko jesteśmy przy<text:s/>„okrągłym stole”, zorganizowanym w bardzo specyficznym momencie życia publicznego,<text:s/><text:span text:style-name="T1424">„</text:span>stole”, który jest<text:s/>„stołem”<text:s/>historycznym, ten moment jest momentem historycznym niewątpliwie i wobec tego musimy formułować rzeczy znacznie wybiegające poza nasz resort<text:span text:style-name="T1425">.</text:span></text:p>
      <text:p text:style-name="P1426">Ja się zgadzam z tym co powiedział dr Opolski, że istnieje tendencja obarczania winą za wszystko co jest złe w ochronie zdrowia, w stanie zdrowia społeczeństwa, służbę zdrowia. Ja to bardzo dokładnie oddzielam, pracowników służby zdrowia. No ja mówię zawsze, za co jestem bardzo ostro upominana na rozmowach ostrzegawczych przez służby bezpieczeństwa, w<text:s/>„Trybunie Ludu”<text:s/>itd., ja mówię zawsze, że za to, że jest aż tak źle winien jest system i winne są władze polityczne. To nie oznacza, że winien jest na przykład pan minister Wojtczak czy pani minister Małecka, ale winne są władze polityczne w tym kraju.</text:p>
      <text:p text:style-name="P1427">Natomiast tendencja, którą czuję, i o której już tu mówiłam, że nie mogę się z nią zgodzi<text:span text:style-name="T1428">ć</text:span>, a która panuje wśród różnych osób prezentujących oficjalne stanowiska od strony resortu, to jest ta tendencja spędzania winy za zły stan zdrowia na samo społeczeństwo. Oczywiście, to ludzie piją za dużo, ludzie palą bez umiaru, ludzie jedzą smalec, itd., zamiast jeść dobrą... na przykład robić wszystko na olejach, których w ogóle nie można dosta<text:span text:style-name="T1429">ć</text:span>.</text:p>
      <text:p text:style-name="P1430">Także nie wolno nam w tej chwili zrzucać tej odpowiedzialności, a musimy wykazać po prostu dlaczego jest tak źle. Ja byłabym - mnie się wydaje, że może ja bym była za różnymi mocniejszymi sformułowaniami w tej preambule, ale nie będę tutaj próbowała swoich jakiś opinii wpychać, natomiast wydaje mi się, że to jest ogólnym, w ogólnym wydźwięku dobre.</text:p>
      <text:p text:style-name="P1431">Może więcej należałoby to podkreślić, że właśnie wina za tą sytuację jaka jest, zarówno w systemie ochrony zdrowia, jak i stanie zdrowia społeczeństwa, no wybiega poza samą<text:s/>służbę zdrowia i resort, a zależy od wadliwego systemu gospodarczego i politycznego panującego do tej pory w kraju. Dziękuję bardzo.</text:p>
      <text:p text:style-name="P1432">Proszę bardzo, kto z państwa ma uwagi do tej części wstępne<text:span text:style-name="T1433">j.</text:span></text:p>
      <text:p text:style-name="P1434"><text:span text:style-name="T1435">Ob. Andrzej Wojtczak</text:span><text:span text:style-name="T1436">:</text:span></text:p>
      <text:p text:style-name="P1437">Do wstępu nie. Może, żeby komisja redakcyjna wzięła to jeszcze raz i rozszerzyła, czy dodała coś.</text:p>
      <text:soft-page-break/>
      <text:p text:style-name="P1438"><text:span text:style-name="T1439">Przewodnicząc</text:span><text:span text:style-name="T1440">a</text:span><text:span text:style-name="T1441">:</text:span></text:p>
      <text:p text:style-name="P1442">Jeszcze pan doktor Guglas.</text:p>
      <text:p text:style-name="P1443"><text:span text:style-name="T1444">Ob. Wojciech Guglas</text:span><text:span text:style-name="T1445">:</text:span></text:p>
      <text:p text:style-name="P1446">Ja także stoję na stanowisku, że podkreślenie tutaj mechanizmów rzutujących na sferę ochrony zdrowia jest bardzo ważne. Jedno zdanie, bo my możemy prawda nie wiadomo co stworzy<text:span text:style-name="T1447">ć</text:span><text:s/>i robić, jeżeli prawda nie będziemy mieć tutaj jakiś finansów, nie będziemy mieć możliwości wynikających z dwóch pozostałych ministerstw, a z doświadczenia tego na własnych barkach przez dwa lata muszę powiedzieć, że ponosiłem, to wtedy my niewiele zrobimy. I bardzo ważne jest to, co mówiła pani doktor, żeby te uwarunkowania zewnętrzne zamieścić także we wprowadzeniu.</text:p>
      <text:p text:style-name="P1448"><text:span text:style-name="T1449">Przewodni</text:span><text:span text:style-name="T1450">cz</text:span><text:span text:style-name="T1451">ąc</text:span><text:span text:style-name="T1452">a</text:span><text:span text:style-name="T1453">:</text:span></text:p>
      <text:p text:style-name="P1454">Tak. Czy jeżeli nie ma jakiś uwag do tej części wstępnej, znaczy ja rozumiem, że konkretną rzeczą, którą chcemy wprowadzić, znaczy powiedzieć, że odrzuciliśmy propozycję mojego współprzewodniczącego, natomiast, że konkretnych propozycji, które są, żeby tu wprowadzić, to co powiedział pan dr Guglas, a przedtem ja może w formie jeszcze bardziej ogólnej, mówiłam.</text:p>
      <text:p text:style-name="P1455">I drugie, to te uprawnienia niejako Komisji do Spraw Reformy i to nie wdrażania reformy, bo to jest znacznie dalszy etap. My jeszcze tą reformę tworzymy.</text:p>
      <text:p text:style-name="P1456">Proszę bardzo, pan doc. Wnuk-Lipiński.</text:p>
      <text:p text:style-name="P1457"><text:span text:style-name="T1458">Ob. Edmund Wnuk-Lipiński</text:span><text:span text:style-name="T1459">:</text:span></text:p>
      <text:p text:style-name="P1460">Mam jeszcze zupełnie już redakcyjne poprawki, ale chciałbym je publicznie zgłosić dlatego, że one muszą mieć ogólną akcepta<text:span text:style-name="T1461">cj</text:span>ę.</text:p>
      <text:p text:style-name="P1462">Otóż przy sformułowaniu na pierwszej stronie powinny być cele programu zdrowia dla wszystkich roku 2000 wnosimy, aby zaznaczyć, że jest to program WHO, bo to nie wszyscy czytelnicy po prostu wiedzą, że taki jest generalny program WHO i po prostu, żeby to było jasne.</text:p>
      <text:p text:style-name="P1463"><text:span text:style-name="T1464">Ob.</text:span><text:span text:style-name="T1465"><text:s text:c="23"/></text:span>:</text:p>
      <text:p text:style-name="P1466">/Niewłączony mikrofon/.</text:p>
      <text:p text:style-name="P1467"><text:span text:style-name="T1468">...</text:span>Ja bym prosił o zapisanie, że program WHO musi być dostosowany do Polski. Więc polskiego programu<text:s/><text:span text:style-name="T1469">„</text:span>Zdrowie dla wszystkich w roku 2000<text:span text:style-name="T1470">”</text:span>, bo to my musimy dla Polski, a program WHO nie zawsze jest prawda kwestią tego czego oczekuje nasze społeczeństwo.</text:p>
      <text:p text:style-name="P1471"><text:span text:style-name="T1472">Przewodnicząc</text:span><text:span text:style-name="T1473">a</text:span><text:span text:style-name="T1474">:</text:span></text:p>
      <text:p text:style-name="P1475">Ponieważ nie ma absolutnie zgodności, a takiej dyskusji żeśmy nie przeprowadz<text:span text:style-name="T1476">al</text:span>i, bo nie było czasu nad tym programem polskim, o którym mowa, no więc chyba musimy na czymś się oprzeć, co jest bardziej ogólne. Czyli zalecenia WHO są powiedzi<text:span text:style-name="T1477">ał</text:span>abym bardziej ogólne i uwzględniające bardzo różne specyfiki.</text:p>
      <text:p text:style-name="P1478">Pan prof. L<text:span text:style-name="T1479">at</text:span>alski prosił o głos.</text:p>
      <text:p text:style-name="P1480"><text:span text:style-name="T1481">Ob</text:span><text:span text:style-name="T1482">.</text:span><text:span text:style-name="T1483"><text:s/>Maciej L</text:span><text:span text:style-name="T1484">atal</text:span><text:span text:style-name="T1485">ski</text:span>:</text:p>
      <text:p text:style-name="P1486">Proszę Państwa! Po uzupełnieniu też tylko uwag redakcyjnych, ale wydaje mi się, że jest to ważne, żebyśmy mieli wspólną opinię na ten temat. Byłbym za unikaniem wszelkich skrótów typu p.o.z. ponieważ nie piszemy tego tylko dla<text:s/>pracowników służby zdrowia i w związku z tym trzeba to pisa<text:span text:style-name="T1487">ć<text:s/></text:span>pełnymi wyrazami, jeżeli się do tych poprawek będziemy zabierać. To jest jedna sprawa.</text:p>
      <text:p text:style-name="P1488">I druga sprawa, że myśmy tutaj pozwolili sobie wczoraj pracując w komisji redakcyjnej dla niektórych<text:s/><text:soft-page-break/>załączników dodać litery typu: załącznik 7 a, b, c, itd. i wydaje mi się, że to również powinno w tym protokole być powiedziane, że to nie tylko dotyczy załącznika nr 7, ale nr 7, nr 7 a i tych innych<text:span text:style-name="T1489">.</text:span></text:p>
      <text:p text:style-name="P1490">Dziękuję.</text:p>
      <text:p text:style-name="P1491"><text:span text:style-name="T1492">Przewodnicząc</text:span><text:span text:style-name="T1493">a</text:span><text:span text:style-name="T1494">:</text:span></text:p>
      <text:p text:style-name="P1495">Pan do<text:span text:style-name="T1496">c.</text:span><text:s/>Wnuk-<text:span text:style-name="T1497">L</text:span>ipiński<text:span text:style-name="T1498">.</text:span></text:p>
      <text:p text:style-name="P1499"><text:span text:style-name="T1500">Ob. Edmund Wnuk</text:span><text:span text:style-name="T1501">-</text:span><text:span text:style-name="T1502">Lipiński</text:span><text:span text:style-name="T1503">:</text:span></text:p>
      <text:p text:style-name="P1504">Idąc dalej za tą słuszną sugestią prof<text:span text:style-name="T1505">.</text:span><text:s/>L<text:span text:style-name="T1506">a</text:span>tals<text:span text:style-name="T1507">k</text:span>i<text:span text:style-name="T1508">eg</text:span>o proponuję jeszcze, aby w pkt. czwartym rzymskim dodać jeszcze jeden załącznik w nawiasie, jedenasty, który mówi o samorządach, bo my nie powołaliśmy się na załącznik, który mówi o samorządach.</text:p>
      <text:p text:style-name="P1509">W punkcie czwartym rzymskim, powołu<text:span text:style-name="T1510">je</text:span>my się tylko na załącznik numer cztery, a wydaje mi się, że należałoby w tym miejscu również powołać się na załącznik numer jedenaście, który mówi o samorządach w drugiej swojej części.</text:p>
      <text:p text:style-name="P1511"><text:span text:style-name="T1512">Ob.</text:span><text:span text:style-name="T1513"><text:s text:c="23"/></text:span>:</text:p>
      <text:p text:style-name="P1514">W punk<text:span text:style-name="T1515">ci</text:span>e czwartym jeżeli można, proponujemy wykreślić<text:s/>„w tym<text:s/><text:span text:style-name="T1516">N</text:span>SZZ<text:s/>„Solidarność<text:span text:style-name="T1517">”„</text:span>, ze względu, że w tej chwili istnieje pięć federacji w służbie zdrowia, szóstym związkiem będzie<text:s/>„Solidarność”. W tej chwili powstaje w Polsce w kilku ośrodkach Związek Zawodowych Lekarzy, który ze związków dominujący,<text:s/><text:span text:style-name="T1518">p</text:span>okaże życie, po co automatycznie mamy wprowadzać wyróżnienie dla jednego ze związków istniejących w<text:s/>służbie zdrowia<text:span text:style-name="T1519">.</text:span></text:p>
      <text:p text:style-name="P1520"><text:span text:style-name="T1521">Przewodnicząc</text:span><text:span text:style-name="T1522">a</text:span><text:span text:style-name="T1523">:</text:span></text:p>
      <text:p text:style-name="P1524">Ja jeżeli mogę odpowiedzieć panu docentowi Wdowiakowi, jest to potrzebne. Chcę powiedzieć, że dopiero w wyniku obrad<text:s/>„okrągłego stołu”<text:s/>NSZZ<text:s/>„Solid<text:span text:style-name="T1525">ar</text:span>ność”<text:s/>będzie legalizowana.</text:p>
      <text:p text:style-name="P1526">Myśmy przyszli tutaj z tymże absolutnym warunkiem naszego udziału w ogóle w instytucjach oficjalnych życia publicznego. Jest legalizacja NSZZ<text:s/>„Solidarność”<text:s/>i uznanie naszego istnienia.</text:p>
      <text:p text:style-name="P1527">I dlatego właśnie to wymieniamy. Powstanie Związek Lekarzy oczywiście będzie brał udział we wszystkim i to jest zupełnie zrozumiałe. Każdy związek, który powstanie.</text:p>
      <text:p text:style-name="P1528">Proszę bardzo dr Wolak.</text:p>
      <text:p text:style-name="P1529"><text:span text:style-name="T1530">Ob. Ewa Wolak</text:span><text:span text:style-name="T1531">:</text:span></text:p>
      <text:p text:style-name="P1532">Chciałam tylko zaznaczyć, że to wymienienie NSZZ<text:s/>„Solidarność”<text:s/>jest dokładnie zgodne z przyjętym przez nas zapisem na pierwszej naszej sesji.</text:p>
      <text:p text:style-name="P1533"><text:span text:style-name="T1534">Przewodnicząc</text:span><text:span text:style-name="T1535">a</text:span><text:span text:style-name="T1536">:</text:span></text:p>
      <text:p text:style-name="P1537">Tak, było takie stanowisko - jest tutaj załączone.</text:p>
      <text:p text:style-name="P1538">Pan dr Opolski, pani prof. Sokołowska później.</text:p>
      <text:p text:style-name="P1539"><text:span text:style-name="T1540">O</text:span><text:span text:style-name="T1541">b. Janusz Opolski</text:span><text:span text:style-name="T1542">:</text:span></text:p>
      <text:p text:style-name="P1543">Chciałem to samo powiedzieć, co pani dr Wolak. My<text:span text:style-name="T1544">ś</text:span>m<text:span text:style-name="T1545">y<text:s/></text:span>przyjęli w pracy wczorajszej, że my nie będziemy wymieniać spraw, które zostały ustalone przez nasz<text:s/>„stół”, bo byśmy nie mieli uprawnień żadnych.</text:p>
      <text:p text:style-name="P1546"><text:span text:style-name="T1547">Przewodnicząc</text:span><text:span text:style-name="T1548">a</text:span><text:span text:style-name="T1549">:</text:span></text:p>
      <text:p text:style-name="P1550">To było na pierwszym posiedzeniu przyjęte.</text:p>
      <text:p text:style-name="P1551">Pani prof. Sokołowska.</text:p>
      <text:soft-page-break/>
      <text:p text:style-name="P1552"><text:span text:style-name="T1553">Ob</text:span><text:span text:style-name="T1554">.</text:span><text:span text:style-name="T1555"><text:s/>Sokołowska</text:span><text:span text:style-name="T1556">:</text:span></text:p>
      <text:p text:style-name="P1557">Ma tylko wątpliwość, skąd się bierze w tych naszych dokumentach to<text:s/>„Zdrowie dla wszystkich”, ten dokument. Bo on został opracowany przez Ministerstwo Zdrowia, ja się nie ze wszystkim zgadzam, z pewnymi ważnymi rzeczami się nie zgadzam i to nie było nigdy dyskutowane.</text:p>
      <text:p text:style-name="P1558">I w tej chwili w tych naszych już publikacjach jest ciągle to zdrowie dla wszystkich. Ja proponuję albo to wyrzucać, albo też zrobić jakąś komisję, która troszeczkę się zajmie tą całą sprawą. Ja nie zgadzam się z tym, co Ministerstwo Zdrowia zrobiło poprzednio i nie widzę powodu, dlaczego mamy przyjąć pewne rzeczy,<text:s/><text:span text:style-name="T1559">k</text:span>tóre nie są aktualne.</text:p>
      <text:p text:style-name="P1560">I dlatego prosiłam o dyskusję, czy my zrobimy nową komisję nad tym, czy jak to ma być.</text:p>
      <text:p text:style-name="P1561"><text:span text:style-name="T1562">Ob. Andrzej Wojtczak</text:span><text:span text:style-name="T1563">:</text:span></text:p>
      <text:p text:style-name="P1564">Jeżeli można?</text:p>
      <text:p text:style-name="P1565">/Bardzo proszę/.</text:p>
      <text:p text:style-name="P1566">Ja bym proponował, że zamiast<text:s/>„Zdrowie dla wszystkich”<text:s/>wpisać<text:s/><text:span text:style-name="T1567">„</text:span>Narodowy program zdrowia”. Jest uchwała Rządu i Narodowy Program Zdrowia zaczyna być opracowany jako dokument międzyresortowy, który pójdzie tak samo pod dyskusję społeczną i przejdzie na szczeble województwa, będzie opracowany równolegle z reformą, dlatego że niestety wyizolowanie tylko działań medycznych z szerszych uwarunkowań zdrowia, no alternatywą tego będzie więcej łóżek, więcej kadr, więcej leków, więcej aparatury.</text:p>
      <text:p text:style-name="P1568">Czyli albo my faktycznie myślimy tylko o służbach medycznych i o pracownikach służby zdrowia, albo nie dyskutując tych spraw, dlatego że zgadzam się, nie jest to forum do dyskutowania tych spraw. Tylko myśmy nie powinni pominąć szerokich uwarunkowań zdrowia. Bo tak jak przypadło.<text:s/>Cały czas się mówiło za zdrowie jest odpowiedzialna służba zdrowia. Społeczeństwo jest aktywne, jest bierne, czego nie ma zgadzam się w żadnym innym kraju zachodnim, gdzie jest aktywne i też walczy o swoje zdrowie, bo musi. Dlaczego my mamy się z tym godzić.</text:p>
      <text:p text:style-name="P1569">I muszę powiedzieć, ja nie rozumiem tego pasywnego stosunku do tych spraw, aczkolwiek jestem zgodny, że nie powinniśmy dać mandat, otworzyć drzwi, ale nie zamykać, nie odcinać się, bo wykazujemy, że faktycznie myśmy okropnie daleko<text:span text:style-name="T1570"><text:s/></text:span>doszli od nowoczesnego myślenia.</text:p>
      <text:p text:style-name="P1571"><text:span text:style-name="T1572">Przewodnicząca</text:span><text:span text:style-name="T1573">:</text:span></text:p>
      <text:p text:style-name="P1574">Pan prof. Indulski najpierw, proszę bardzo.</text:p>
      <text:p text:style-name="P1575"><text:span text:style-name="T1576">Ob. Janusz Indulski</text:span><text:span text:style-name="T1577">:</text:span></text:p>
      <text:p text:style-name="P1578">Pani Docent! Ja nie czuję się w obowiązku,<text:s/><text:span text:style-name="T1579">a</text:span>ni upoważnion<text:span text:style-name="T1580">y<text:s/></text:span>do obrony polskiego dokumentu<text:s/><text:span text:style-name="T1581">„</text:span>Zdrowie wszystkich do 2000 r.”, ale wyda<text:span text:style-name="T1582">je</text:span><text:s/>mi się, że jest to dokument, który uwzględnia to wszystko, o czym mówił pan prof. Wojtczak, co powinno być.</text:p>
      <text:p text:style-name="P1583">To oczywiście, czy to zostanie zre<text:span text:style-name="T1584">al</text:span>izowane, jaki on będzie to już jest zupełnie inna sprawa, dlatego że to zależy nie od autorów. Brał udział w tym zespół międzyresortowy, oczywiście pisarzy było kilku prawda, a krytykujących tam prawda biorących u<text:span text:style-name="T1585">dział</text:span><text:s/>było dużo ze wszystkich resortów.</text:p>
      <text:p text:style-name="P1586">Powiedzmy sobie szczerze, najsłabsze w wykonawstwie są te części, które dotyczą niestety obowiązków pozaresortowych, bo jeżeli się pisze o warunkach prawda ekologii, czy o warunkach mieszkaniowych, o warunkach bytowych, no te wszystkie sprawy, przepraszam życzeniowe z naszej<text:s/><text:soft-page-break/>strony, w stosunku do innych, nawet adresaci są ładnie napisani, ale co z tego wynika, że odpowiedzi<text:span text:style-name="T1587">al</text:span>ności żadnej nie ma.</text:p>
      <text:p text:style-name="P1588">Ja odczuwam taki pewien niepokój, żebyśmy chcąc naprawić, nie niszczyli tego, co jest dobre<text:span text:style-name="T1589">.</text:span><text:s/>Przecież ten dokument tylko, dlatego że brało udział... przepraszam, kilka osób ze sfery rządowej, tam zresztą opozycyjna strona też... brali ludzie może nie spod znaku, ale spod sposobu myślenia prawda i reprezentowania swoich własnych myśli, mnie się wydaje, że jest czystym, uczciwym, rzetelnym dokumentem opartym o między innymi doświadczenie wielonarodowe. To nie jest nasz polski, nawet bym powiedział szczerze chyba po raz pierwszy w Polsce zawarliśmy własny, taki polski prawda, bardzo krótki punkt widzenia, żeby wyjść na te szersze, społeczne spojrzenie na sprawę. To nie dowód, że tego dokumentu nie można, i nie należy za rok, czy za dwa lata na przykład poddać krytycznej ocenie i zredagować na podstawie upływu czasu. Niemniej jednak on już jest.</text:p>
      <text:p text:style-name="P1590">Natomiast dokument drugi, o którym mówił pan minister Wojtczak, jest to dokument, który jest in statu nascendi, to upłynie jeszcze kilka lat nim on będzie,<text:s/><text:span text:style-name="T1591">p</text:span>odejrzewam, że będzie o wiele trudniejszy do zrobienia, szczególnie wtedy, kiedy elementem mierzalnym będą wyniki w zdrowiu. Nie oszukujmy się, uzyskać postęp mierzalny w zdrowiu na to trzeba prawda lata i pokolenia. I dlatego wydaje mi się, że to niedobrze by było, gdyby to nam zahamowało postęp.</text:p>
      <text:p text:style-name="P1592">Można tu dodać prawda - przepraszam, że tak powiem prosto - dla pojaśnienia, że strategia jest dla wszystkich strategią międzynarodową przyjętą prawda, poddaną przez Światową Organizację Zdrowia ten projekt polski<text:s/>„<text:span text:style-name="T1593">Z</text:span>drowie dla wszystkich”, program jest adaptowany do naszych polskich warunków. Natomiast nie odrzucałbym tego, bo szkoda, bo<text:s/>zbyt du<text:span text:style-name="T1594">ż</text:span>o cz<text:span text:style-name="T1595">as</text:span>u zużyjemy na te rzeczy, które już mogłyby służyć<text:span text:style-name="T1596">.</text:span></text:p>
      <text:p text:style-name="P1597">Dziękuję bardzo.</text:p>
      <text:p text:style-name="P1598"><text:span text:style-name="T1599">Przewodni</text:span><text:span text:style-name="T1600">cz</text:span><text:span text:style-name="T1601">ąc</text:span><text:span text:style-name="T1602">a</text:span><text:span text:style-name="T1603">:</text:span></text:p>
      <text:p text:style-name="P1604">Ja zaraz poproszę o głos pana prof. Szczeklika.</text:p>
      <text:p text:style-name="P1605">Ja tylko chciałam powiedzieć panu profesorowi Indulskiemu, że chyba nie chodzi tu o niszczenie. Ja nie widzę sensu umieszczania w ogóle tego jako podstawa. Bo to, że zagadnienia ochrony zdrowia stanowić mogą modelowe rozwiązanie współpracy wszystkich sił społecznych w kraju, jest to absolutnie prawdą i niepotrzebne tutaj są dodatkowe podstawy według mojej opinii.</text:p>
      <text:p text:style-name="P1606">Bardzo proszę pan prof. Szczeklik.</text:p>
      <text:p text:style-name="P1607"><text:span text:style-name="T1608">Ob. Andrzej Szczeklik</text:span><text:span text:style-name="T1609">:</text:span></text:p>
      <text:p text:style-name="P1610">/Niewłączony mikrofon/.</text:p>
      <text:p text:style-name="P1611">..<text:span text:style-name="T1612">.</text:span>prof. Indulskiemu, że to nie jest wyraz jakiejś nieufności wobec tego dokumentu, nad którym na pewno tęgie głowy pracowały, ale po prostu my go nie znamy, a dążmy do tego, żeby nasze ustalenia końcowe były konkretne.</text:p>
      <text:p text:style-name="P1613">Większość z nas nie zna tego dokumentu. Niestety, w przeszłości mieliśmy te złe doświadczenia, że bardzo wiele pięknych dokumentów powstawało i nie były realizowane.</text:p>
      <text:p text:style-name="P1614">Więc może nie ma powodu dawać tutaj jeden z nich, choć pewny jest cel, tylko zostać przy tym ogólnym oświadczeniu, które zresztą zawiera myśl pana ministra, że wtedy jest ta współpraca z różnymi innymi resortami.</text:p>
      <text:soft-page-break/>
      <text:p text:style-name="P1615">Ja osobiście optowałbym za tym, żeby ten akapit zmodyfikować, to zresztą pani prof. Sokołowska już mówiła.</text:p>
      <text:p text:style-name="P1616"><text:span text:style-name="T1617">Przewodnicząc</text:span><text:span text:style-name="T1618">a</text:span><text:span text:style-name="T1619">:</text:span></text:p>
      <text:p text:style-name="P1620">Dziękuję bardzo. Dr Dawydzik.</text:p>
      <text:p text:style-name="P1621"><text:span text:style-name="T1622">Ob</text:span><text:span text:style-name="T1623">.</text:span><text:span text:style-name="T1624"><text:s/></text:span><text:span text:style-name="T1625">L</text:span><text:span text:style-name="T1626">ech Dawydzik</text:span><text:span text:style-name="T1627">:</text:span></text:p>
      <text:p text:style-name="P1628">Proszę państwa,<text:s/><text:span text:style-name="T1629">j</text:span>a chciałbym zwrócić uwagę na sprawę, myślę, że tutaj dyskusja obraca się trochę na nieporozumienie.</text:p>
      <text:p text:style-name="P1630">Otóż proszę zwrócić uwagę, myśmy na to zwracali uwagę w zespole redakcyjnym, i s<text:span text:style-name="T1631">fo</text:span>rmułowanie mówi, że podstawą tej współpracy powinny stanowić cele programu<text:s/>„Zdrowie dla wszystkich do 2000 r.”. My się nie odwołujemy do całego tekstu tej książeczki, która tam była zrobiona. Jeżeli pa<text:span text:style-name="T1632">ń</text:span>st<text:span text:style-name="T1633">w</text:span>o by zerknęli w ten materiał, cele tego programu to jest siedem punktów typujących podstawowe problemy zdrowotne i zadania związane ze<text:s/><text:span text:style-name="T1634">z</text:span>mnie<text:span text:style-name="T1635">js</text:span>zaniem tychże problemów zdrowotnych, a więc choroby prawda cywilizacyjne, niepełnosprawność itd.</text:p>
      <text:p text:style-name="P1636">Druga część, która ma odrębny zupełnie tytuł, mówi o zadaniach i tych sprawach, które są tymi technikami realizacyjnymi. Ponieważ uważaliśmy, że te techniki realizacyjne w tej chwili konsumuje co innego, mianowicie te kierunki, które zostały przyjęte w ramach podzespołu odnośnie reformy słu<text:span text:style-name="T1637">żb</text:span>y zdrowia, w związku z tym z zadań reformy<text:s/>„Zdrowia dla wszystkich”, należy w tym zapisie zrezygnować.</text:p>
      <text:p text:style-name="P1638">Natomiast nie wydaje mi się i myślę, że tutaj jest chyba jakieś nieporozumienie, bo nie bardzo wiem, co w celach mówiących o pomnie<text:span text:style-name="T1639">js</text:span>zeniu głównych problemów zdrowotnych można w tym zakresie zakwestionow<text:span text:style-name="T1640">ać.</text:span></text:p>
      <text:p text:style-name="P1641">Dziękuję.</text:p>
      <text:p text:style-name="P1642"><text:span text:style-name="T1643">Przewodni</text:span><text:span text:style-name="T1644">cz</text:span><text:span text:style-name="T1645">ąc</text:span><text:span text:style-name="T1646">a</text:span><text:span text:style-name="T1647">:</text:span></text:p>
      <text:p text:style-name="P1648">Proszę bardzo - zaraz, przepraszam, nie zauważyłam.</text:p>
      <text:p text:style-name="P1649"><text:span text:style-name="T1650">Ob.</text:span><text:span text:style-name="T1651"><text:s text:c="23"/></text:span>:</text:p>
      <text:p text:style-name="P1652">Proszę państwa, ja nie bez powodu wnosiłem o zapisanie, że to jest polski program, ponieważ pani prof. Sokołowska też powiedziała, że jest... Ten program był dość dawno opr<text:span text:style-name="T1653">ac</text:span>owywany, być może, że spojrzenie może być w wielu sprawach inne, natomiast jest to pewne usytuowanie. Jest wiele barier, których w Polsce nie można było pokonać.</text:p>
      <text:p text:style-name="P1654">Ja mówiłem na poprzednim posiedzeniu, dziś pan profesor potwierdził, o ustawie o urzędzie ministra, która da władzę, polski program pozwoli nam przybijanie dalszych spraw i dlatego mimo wszystko bym proponował, żeby nie gubić tego, co już zostało osiągnięte, natomiast wrócić, bo ten zespół wróci, a program i cele będzie jedną z części pracy tego zespołu. To co jest dobre, należy bezwzględnie wykorzystać w zmianie ustawodawstwa, a przecież żeby coś na stałe zrobić to jest zmiana ustawodawstwa i zapisać, określić ten program<text:span text:style-name="T1655"><text:s/></text:span>jako polski program, natomiast resztę<text:s/><text:span text:style-name="T1656">p</text:span>rzenieść na prace zespołu, oczywiście wracając do polskiego programu<text:s/>„<text:span text:style-name="T1657">Z</text:span>drowie dla wszystkich”.</text:p>
      <text:p text:style-name="P1658"><text:span text:style-name="T1659">Przewodniczący</text:span><text:span text:style-name="T1660">:</text:span></text:p>
      <text:p text:style-name="P1661">Dziękuję bardzo. Może pan docent zaproponuje pewien kompromis.</text:p>
      <text:p text:style-name="P1662"><text:span text:style-name="T1663">O</text:span><text:span text:style-name="T1664">b. Edmund Wnuk-Lipiński</text:span><text:span text:style-name="T1665">:</text:span></text:p>
      <text:p text:style-name="P1666">Żeby nie było niejasności, oczywiście cele tego programu nie mogą być zakwestionow<text:span text:style-name="T1667">an</text:span>e. One<text:s/><text:soft-page-break/>formułowane są tak ogólnie i idą w takim kierunku, że rzeczywiście to nie jest przedmiot dyskusji oczywiście.</text:p>
      <text:p text:style-name="P1668">Natomiast jak rozumiem, problemem jest to, że powołujemy się na dokument, którego strony obradujące przy tym stole, nie wszystkie znają i nie mają wyrobionej opinii, nie był to dokument dyskutowany.</text:p>
      <text:p text:style-name="P1669">Ja rozumiem, że w tym polega problem, a nie<text:s/><text:span text:style-name="T1670">w</text:span><text:s/>zawartości tego dokumentu.</text:p>
      <text:p text:style-name="P1671"><text:span text:style-name="T1672">W</text:span><text:s/>związku z tym proponuję, nie wiem czy ta redakcja zadawalałaby obecnych tutaj, proponuję następującą redakcję tego zdania, bo to chodzi o jedno zdanie.</text:p>
      <text:p text:style-name="P1673"><text:span text:style-name="T1674">„</text:span>Podstawą tej współpracy powinny b<text:span text:style-name="T1675">y</text:span>ć cele Narodowego Programu Zdrowia”<text:s/>powstającego przy udziale sił społecznych, jak również cele reformy systemu opieki zdrowotnej i pomocy społeczne<text:span text:style-name="T1676">j.</text:span></text:p>
      <text:p text:style-name="P1677"><text:span text:style-name="T1678">Przewodni</text:span><text:span text:style-name="T1679">cz</text:span><text:span text:style-name="T1680">ąca</text:span><text:span text:style-name="T1681">:</text:span></text:p>
      <text:p text:style-name="P1682">Rozumiem, że osiągnęliśmy consensus.</text:p>
      <text:p text:style-name="P1683"><text:span text:style-name="T1684">Ob.</text:span><text:span text:style-name="T1685"><text:s text:c="23"/></text:span>:</text:p>
      <text:p text:style-name="P1686"><text:span text:style-name="T1687">...</text:span>dwa dokumenty. Nie tylko na jeden, tylko na obydwa.</text:p>
      <text:p text:style-name="P1688"><text:span text:style-name="T1689">Ob. Edmund Wnuk-Lipiński</text:span><text:span text:style-name="T1690">:</text:span></text:p>
      <text:p text:style-name="P1691">Nam się rozbudowało strasznie to zdanie, a na mocy definicji niejako tamta druga sprawa jest realizowana przy udziale sił społecznych, bo ta komisja ma powstać.</text:p>
      <text:p text:style-name="P1692"><text:span text:style-name="T1693">Ob.</text:span><text:span text:style-name="T1694"><text:s text:c="23"/></text:span>:</text:p>
      <text:p text:style-name="P1695">To nie musi rozbudowywać, wystarczy przestawić.<text:s/>„Podstawą tej współpracy stanowić powinny, powstające przy udziale sił społecznych Narodowy Program Ochrony Zdrowia i reforma systemu opieki zdrowotnej społeczeństwa”.</text:p>
      <text:p text:style-name="P1696"><text:span text:style-name="T1697">Przewodnicząc</text:span><text:span text:style-name="T1698">a</text:span><text:span text:style-name="T1699">:</text:span></text:p>
      <text:p text:style-name="P1700">Dobrze. To z pierwszymi zdaniami mamy chyba spokój. Teraz jakie jeszcze są uwagi do tej preambuły?</text:p>
      <text:p text:style-name="P1701">Znaczy jeszcze mamy tam wstawić na stronie piątej tą sprawę tej komisji, tak.</text:p>
      <text:p text:style-name="P1702"><text:span text:style-name="T1703">Ob</text:span><text:span text:style-name="T1704">.</text:span><text:span text:style-name="T1705"><text:s/>Edmund Wnuk-Lipiński</text:span><text:span text:style-name="T1706">:</text:span></text:p>
      <text:p text:style-name="P1707">...w zdaniu na stronie piątej mam propozycję zmiany<text:s/>słowa<text:s/><text:span text:style-name="T1708">„</text:span>wspólne<text:span text:style-name="T1709">”</text:span><text:s/>na<text:s/>„kompromisowe”. To jest to zdanie, ostatnie zdanie strony piątej. Dokładnie dwa wiersze od dołu.<text:s/>Uzyskały kompromisowe stanowisko, co pokazuje, odzwierciedla jakby,<text:s/><text:span text:style-name="T1710">ż</text:span>e jednak były tu jakieś rozmowy i negocjacje.</text:p>
      <text:p text:style-name="P1711"><text:span text:style-name="T1712">Przewodni</text:span><text:span text:style-name="T1713">cz</text:span><text:span text:style-name="T1714">ąc</text:span><text:span text:style-name="T1715">a</text:span><text:span text:style-name="T1716">:</text:span></text:p>
      <text:p text:style-name="P1717">Czy ta poprawka pana docenta dotycząca tych jakby uprawnień tego zespołu do spraw reformy, została przyjęta czy nie?</text:p>
      <text:p text:style-name="P1718"><text:span text:style-name="T1719">O</text:span><text:span text:style-name="T1720">b. Edmund Wnuk-Lipiński</text:span><text:span text:style-name="T1721">:</text:span></text:p>
      <text:p text:style-name="P1722">Do tego słowa. Mamy w pierwszej części zdania - mimo rysujących się wstępnie rozbieżności w sprawach szczegółowych uzyskały wspólne stanowisko.</text:p>
      <text:p text:style-name="P1723">Wydaje się, że jednak do tych punktów, o których mówiliśmy, stanowi<text:span text:style-name="T1724">s</text:span>ko jest wspólne. Kompromis chyba osłabia troszkę<text:span text:style-name="T1725"><text:s/></text:span>w tych punktach, w których mówiliśmy<text:span text:style-name="T1726">.</text:span><text:s/>J<text:span text:style-name="T1727">a</text:span><text:s/>byłbym tutaj za tym, żeby w tych<text:s/><text:span text:style-name="T1728">p</text:span>unktach wstawi<text:span text:style-name="T1729">ć</text:span><text:s/>wspólne.</text:p>
      <text:p text:style-name="P1730"><text:span text:style-name="T1731">Pr</text:span><text:span text:style-name="T1732">ze</text:span><text:span text:style-name="T1733">wodn</text:span><text:span text:style-name="T1734">ic</text:span><text:span text:style-name="T1735">ząc</text:span><text:span text:style-name="T1736">a</text:span><text:span text:style-name="T1737">:</text:span></text:p>
      <text:p text:style-name="P1738">Dobrze. Ta poprawka, bo ciągle nie jest ona zapisana. Uprawnienia dla zespołu do spraw reformy. Czy<text:s/><text:soft-page-break/>ta poprawka była przyjęta przez wszystkich i czy jest zapisana?</text:p>
      <text:p text:style-name="P1739">Rozumiemy, że została przyjęta.</text:p>
      <text:p text:style-name="P1740">Pan doktor Opolski.</text:p>
      <text:p text:style-name="P1741"><text:span text:style-name="T1742">O</text:span><text:span text:style-name="T1743">b. Janusz Opolski</text:span><text:span text:style-name="T1744">:</text:span></text:p>
      <text:p text:style-name="P1745">Ja mam tylko techniczne zapytanie, jako członek niestety tego zespołu redakcyjnego.</text:p>
      <text:p text:style-name="P1746">Rozumiem, że ta poprawka zaczynająca się o strony piątej: Opracowanie szczegółowych rozwiązań itd. - będzie wstawiona na stronę pierwszą, po reformie systemu opieki zdrowotnej i pomocy społecznej.</text:p>
      <text:p text:style-name="P1747"><text:span text:style-name="T1748">Ob. Edmund Wnuk-Li</text:span><text:span text:style-name="T1749">p</text:span><text:span text:style-name="T1750">iński</text:span><text:span text:style-name="T1751">:</text:span></text:p>
      <text:p text:style-name="P1752">N<text:span text:style-name="T1753">i</text:span>e!<text:s/>Bo pani do<text:span text:style-name="T1754">c</text:span>ent proponowała wstawienie tej sprawy do preambuły. Nie, nie.</text:p>
      <text:p text:style-name="P1755"><text:span text:style-name="T1756">Przewodni</text:span><text:span text:style-name="T1757">cz</text:span><text:span text:style-name="T1758">ąca</text:span><text:span text:style-name="T1759">:</text:span></text:p>
      <text:p text:style-name="P1760">Nie, nie, to ja się źle wyraziłam. Tylko, że nie jest tylko w załączniku, a jest w tekście,<text:s/><text:span text:style-name="T1761">w</text:span><text:s/>części wstępnej. Ja źle powiedziałam, w preambule.</text:p>
      <text:p text:style-name="P1762"><text:span text:style-name="T1763">O</text:span><text:span text:style-name="T1764">b. Edmund Wnuk-Lipiński</text:span>:</text:p>
      <text:p text:style-name="P1765">Czy<text:s/>ja mogę powtórzyć wobec tego brzmienie tego zdania? Jest to strona piąta, akapit, który rozpoczyna się od słowa<text:s/>„opr<text:span text:style-name="T1766">ac</text:span>owanie”. I brzmienie tego zdania miałoby treś<text:span text:style-name="T1767">ć</text:span><text:s/>następującą:</text:p>
      <text:p text:style-name="P1768">„Opracowanie szczegółowych rozwiązań będzie wymagało dalszych prac kompetentnych instytucji i zespołów, a zwłaszcza<text:span text:style-name="T1769"><text:s/></text:span>zespołu do spraw reformy opieki zdrowotnej i pomocy społecznej, wyłonionego między innymi z przedstawicieli wszystkich stron uczestników<text:s/>„okrągłego stołu”. Ustalenia tego zespołu będą podstawą działania dla Ministra Zdrowia i Opieki Społecznej. Konieczna jest także publiczna dyskusja dla akceptacji proponowanych zmian”.</text:p>
      <text:p text:style-name="P1770">To jest przepisane z tego naszego wspólnego stanowiska. Zgoda jest tutaj.</text:p>
      <text:p text:style-name="P1771"><text:span text:style-name="T1772">P</text:span><text:span text:style-name="T1773">rz</text:span><text:span text:style-name="T1774">ewodnicząc</text:span><text:span text:style-name="T1775">a</text:span><text:span text:style-name="T1776">:</text:span></text:p>
      <text:p text:style-name="P1777">Tak. Czyli jest zgoda, to wpisujemy, żeby to było odbite odpowiednio.</text:p>
      <text:p text:style-name="P1778">Czy są jeszcze jakieś uwagi do tej części? Nie podpowiadajcie mnie tylko mówcie.</text:p>
      <text:p text:style-name="P1779">Czy pan profesor do tej części wstępnej, czy do załączników, czy do części wstępnej.</text:p>
      <text:p text:style-name="P1780"><text:span text:style-name="T1781">Ob.</text:span><text:span text:style-name="T1782"><text:s text:c="23"/></text:span>:</text:p>
      <text:p text:style-name="P1783">Nie, nie do załączników. Tylko czy my jesteśmy przy pierwszej stronie, czy już przy dokumencie jesteśmy.</text:p>
      <text:p text:style-name="P1784"><text:span text:style-name="T1785">Przewodnicząc</text:span><text:span text:style-name="T1786">a</text:span><text:span text:style-name="T1787">:</text:span></text:p>
      <text:p text:style-name="P1788">Przy dokumencie.</text:p>
      <text:p text:style-name="P1789"><text:span text:style-name="T1790">Ob.</text:span><text:span text:style-name="T1791"><text:s text:c="23"/></text:span>:</text:p>
      <text:p text:style-name="P1792">Ja się zastanawiam na stronie drugiej. Tam, gdzie piszemy o funduszu ubezpieczeń zdrowotnych, czy niepotrzebne jest stwierdzenie, o podjęciu pilnych spraw przygotowawczych, dlatego że wprowadzenie tej całej operacji wymaga szalenie pilnych spraw. Ja mam - to znaczy propozycje sformułowania dopisania, wymaga to podjęcia pilnych prac przygotowawczych, aby umożliwić w okresie możliwie krótkim wprowadzenie funduszu ubezpieczeń zdrowotnych w życie.</text:p>
      <text:p text:style-name="P1793">I dalej: wiąże się to również z koniecznością wprowadzenia rachunku kosztów w miejsce ich powstania jako podstawy wprowadzenia powyższego systemu jako źródła finansowania działalności opieki zdrowotnej. Bo bez tego nie ma.</text:p>
      <text:soft-page-break/>
      <text:p text:style-name="P1794"><text:span text:style-name="T1795">Ob.</text:span><text:span text:style-name="T1796"><text:s text:c="23"/></text:span>:</text:p>
      <text:p text:style-name="P1797">Ale to byłoby w miejsce tego punktu drugiego.</text:p>
      <text:p text:style-name="P1798"><text:span text:style-name="T1799">Ob. Edmund Wnuk-Lipiński</text:span><text:span text:style-name="T1800">:</text:span></text:p>
      <text:p text:style-name="P1801">Dod<text:span text:style-name="T1802">at</text:span>kowo.</text:p>
      <text:p text:style-name="P1803"><text:span text:style-name="T1804">Ob.</text:span><text:span text:style-name="T1805"><text:s text:c="23"/></text:span>:</text:p>
      <text:p text:style-name="P1806">Dodatkowo. To jest jak gdyby rozszerzenie. Bo to jest stwierdzenie, a tutaj działanie.</text:p>
      <text:p text:style-name="P1807"><text:span text:style-name="T1808">Ob.</text:span><text:span text:style-name="T1809"><text:s text:c="23"/></text:span>:</text:p>
      <text:p text:style-name="P1810">Panie ministrze, jest obawa taka, że rachunku kosztów nie zrobimy tak szybko.</text:p>
      <text:p text:style-name="P1811">/Musimy/.</text:p>
      <text:p text:style-name="P1812">Tak?</text:p>
      <text:p text:style-name="P1813"><text:span text:style-name="T1814">/</text:span>A jak/.</text:p>
      <text:p text:style-name="P1815">Zrobicie? Kto jest tu ekonomistą, odezwijcie się ekonomiści. Jak się zobowią<text:span text:style-name="T1816">z</text:span>u<text:span text:style-name="T1817">j</text:span>ecie to dobrze.</text:p>
      <text:p text:style-name="P1818"><text:span text:style-name="T1819">Przewodnicząca</text:span><text:span text:style-name="T1820">:</text:span></text:p>
      <text:p text:style-name="P1821">Doktor Guglas.</text:p>
      <text:p text:style-name="P1822"><text:span text:style-name="T1823">Ob</text:span><text:span text:style-name="T1824">.</text:span><text:span text:style-name="T1825"><text:s/>Wojciech Guglas</text:span>:</text:p>
      <text:p text:style-name="P1826"><text:span text:style-name="T1827">/</text:span>Niewłączony mikrofon/.</text:p>
      <text:p text:style-name="P1828"><text:span text:style-name="T1829">.</text:span>..jak będą zablokowane, a kwe<text:span text:style-name="T1830">s</text:span>tie modernizacji nie jest tu ujęte i potem się powie, że my prawda nie wskazywaliśmy na to, jest przebudowa naszych szpitali bardzo znacząca.</text:p>
      <text:p text:style-name="P1831"><text:span text:style-name="T1832">Przewodnicząc</text:span><text:span text:style-name="T1833">a</text:span><text:span text:style-name="T1834">:</text:span></text:p>
      <text:p text:style-name="P1835">Pan dyrektor Wysocki.</text:p>
      <text:p text:style-name="P1836"><text:span text:style-name="T1837">Ob. Jerzy Wyso</text:span><text:span text:style-name="T1838">k</text:span><text:span text:style-name="T1839">i</text:span><text:span text:style-name="T1840">:</text:span></text:p>
      <text:p text:style-name="P1841">Jeśli można? Wydaje mi się, zgodnie z zaleceniem<text:s/>„podstolika”, to grupa redakcyjna miała redagować a nie dyskutować.</text:p>
      <text:p text:style-name="P1842">Ponieważ stanowisko w sprawie zasad finansowania zostało przyjęte, to zostało zapisane tak jak zostało przyjęte. To od strony formalnej.</text:p>
      <text:p text:style-name="P1843">Od strony merytorycznej nieprawdą jest, że zostały wstrzymane inwestycje. Zostały wstrzymane inwestycje? Rozpoczynanie inwestycji - rozpoczynanie inwestycji kubaturowych, za to wszystkie budowy mają iść - to jest po pierwsze.</text:p>
      <text:p text:style-name="P1844">Po drugie, to nasze porozumienie nie jest na najbliższe dwa lata, tylko na troszeczkę dłużej zdaje się. I to jest po drugie, czyli do samej reformy.</text:p>
      <text:p text:style-name="P1845">I po trzecie - nie możemy się w tej chwili przerzucić z inwestycji na modernizację, ponieważ jeśli modernizacja ma charakter inwestycji, a nie remontu, to należy do inwestycji. Nie ma pojęcia w finansowaniu sama modernizacja.<text:s/>Jest inwestycja albo remont. Jeśli inwestycja będzie polegała - modernizacja na inwestycji, to podpada, a jak na remoncie - to przepr<text:span text:style-name="T1846">a</text:span>szam bardzo, nie rozmydlimy problemów i w inwesty<text:span text:style-name="T1847">cjac</text:span>h, i w remontach.</text:p>
      <text:p text:style-name="P1848">Dlatego bym proponował, żeby to nie w ten sposób.</text:p>
      <text:p text:style-name="P1849"><text:span text:style-name="T1850">Przewodnicząc</text:span><text:span text:style-name="T1851">a</text:span>:</text:p>
      <text:p text:style-name="P1852">Pan doc. Wnuk-Lipiński.</text:p>
      <text:p text:style-name="P1853"><text:span text:style-name="T1854">Ob. Edmund Wnuk-Lipińs</text:span><text:span text:style-name="T1855">ki</text:span><text:span text:style-name="T1856">:</text:span></text:p>
      <text:soft-page-break/>
      <text:p text:style-name="P1857">Ja rozumiem, że otrzymamy...</text:p>
      <text:p text:style-name="P1858">/Niewłączony mikrofon/.</text:p>
      <text:p text:style-name="P1859"><text:span text:style-name="T1860">Ob.</text:span><text:span text:style-name="T1861"><text:s text:c="23"/></text:span>:</text:p>
      <text:p text:style-name="P1862">To potem zrobicie.</text:p>
      <text:p text:style-name="P1863"><text:span text:style-name="T1864">Przewodnicząc</text:span><text:span text:style-name="T1865">a</text:span><text:span text:style-name="T1866">:</text:span></text:p>
      <text:p text:style-name="P1867">Pan prof. Indulski, nie, pan dr Guglas chciał pewnie w związku z tamtą sprawą, tak, jeszcze.</text:p>
      <text:p text:style-name="P1868"><text:span text:style-name="T1869">Ob. Janusz Indulski</text:span>:</text:p>
      <text:p text:style-name="P1870">Ja bym powiedział, że merytorycznie to nie zostały prawda zatrzymane, tylko nie można otwierać nowych.</text:p>
      <text:p text:style-name="P1871">Ja zwracam jeszcze raz uwagę, że to uderzenie niemożliwości otwierania nowych inwestycji kubaturowych odbije się na służbie zdrowia w przeciągu 3 - 4<text:s/><text:span text:style-name="T1872">-</text:span><text:s/>5 lat, bo jest to kwestia przygotowania. W związku z czym w tym zakresie mi chodziło o spowodowanie zapisu, bo to, że my budujemy 20 lat, to my wiemy, natomiast w wielu w<text:span text:style-name="T1873">oj</text:span>ewództwach powstaje problem otwarcia nowych inwestycji i przygotowania całych cyklów inwestycyjnych, co do których także mamy blokadę.</text:p>
      <text:p text:style-name="P1874"><text:span text:style-name="T1875">Ob.</text:span><text:span text:style-name="T1876"><text:s text:c="23"/></text:span>:</text:p>
      <text:p text:style-name="P1877">Ja proponuję postulować na przykład nie inwestowanie w kopalnie węgla na Lublinie, a ten miliard złotych dać na służbę zdrowia.</text:p>
      <text:p text:style-name="P1878"><text:span text:style-name="T1879">Ob. Przewodnicząca:</text:span></text:p>
      <text:p text:style-name="P1880">Tak, bo to jest inny rodzaj inwestycji zupełnie. Także popieramy zdanie.</text:p>
      <text:p text:style-name="P1881"><text:span text:style-name="T1882">Ob.</text:span><text:span text:style-name="T1883"><text:s text:c="23"/></text:span>:</text:p>
      <text:p text:style-name="P1884">P<text:span text:style-name="T1885">a</text:span>ni doktor, ja w tej sprawie też.</text:p>
      <text:p text:style-name="P1886">Myślę, że potrzebny jest zapis o modernizacji. To jest ważna kwestia. Pan dyrektor Wysocki sprawnie manipuluje<text:s/><text:span text:style-name="T1887">ję</text:span>zykiem urzędniczym, który nam tu trochę w głowie robi bałaganu, m<text:span text:style-name="T1888">y</text:span><text:s/>natomiast po prostu widzimy, wiemy, że nasze zakłady muszą by<text:span text:style-name="T1889">ć</text:span><text:s/>modernizowane i to powinno być najwyraźniej zapisane. Ponieważ jeśli nie będą modernizowane, będą czekały na otwarcie tych tam inwestycji jakichś kub<text:span text:style-name="T1890">at</text:span>u<text:span text:style-name="T1891">ro</text:span>w<text:span text:style-name="T1892">yc</text:span>h, to zginą, zdekapitalizują się.</text:p>
      <text:p text:style-name="P1893">I powinniśmy się domagać od resortu rozpoczęcia prac, które umożliwią modernizac<text:span text:style-name="T1894">ję</text:span><text:s/>aktualnego stanu posiadania służby zdrowia.</text:p>
      <text:p text:style-name="P1895"><text:span text:style-name="T1896">Przewodnicząca</text:span><text:span text:style-name="T1897">:</text:span></text:p>
      <text:p text:style-name="P1898">Ale ja tu widzę sprzeczność. Znaczy mnie się wydaje, że my musimy występować zarówno o inwestycje<text:s/><text:span text:style-name="T1899">-</text:span><text:s/>to są zupełnie inne inwestycje, niż budowa fabryk i czegoś zupełnie niepotrzebnego,<text:s/>czy czołgów, a to budowa placówek służby zdrowia. Więc i budowę, i modernizację, bo niestety, pod modernizacją<text:span text:style-name="T1900"><text:s/></text:span>się często rozumie no naprawdę łatanie dziur w rozlatujących się budynkach i znacznie taniej byłoby zbudować nowy budynek na to miejsce.</text:p>
      <text:p text:style-name="P1901">Profesor Indulski pierwszy.</text:p>
      <text:p text:style-name="P1902"><text:span text:style-name="T1903">O</text:span><text:span text:style-name="T1904">b. Janusz Indulski</text:span><text:span text:style-name="T1905">:</text:span></text:p>
      <text:p text:style-name="P1906">Przepraszam, jeśli... może skończy dyskusję to moje wyjaśnienie. Zd<text:span text:style-name="T1907">aj</text:span>ę się, że znowu dyskusja skoczyła na temat, który nie jest przedmiotem akurat w tym momencie posiedzenia. Bo ja zapis, który tu jest dyskutowany, do którego pan prezes Guglas wniósł uwagę, akurat nie o to chodzi. Bo program<text:s/><text:soft-page-break/>konsolidacji jest do roku 1990, zapis mówi, że docelowo źródłem finansowania ma być fundusz ubezpieczeń zdrowotnych,<text:s/>po 1992 r. czyli już po żadnym planie konsolidacji i że z tego funduszu nie będą finansowane inwestycje.</text:p>
      <text:p text:style-name="P1908">Czyli jako wyjątek, że z funduszu nie finansujemy szkolnictwa, inwestycji, kształcenia kadr itd.</text:p>
      <text:p text:style-name="P1909">I teraz pytanie: czy mam<text:span text:style-name="T1910">y</text:span><text:s/>dopisać, że nie finansujemy, nie tylko inwestycji a moderniza<text:span text:style-name="T1911">cj</text:span>i? To nie jest kwestia czy się manipuluje, czy nie manipuluje, bo to ma drugorzędne znaczenie. Docelowo przyjęliśmy, że finansujemy z budżetu państwa, czy terenowych rad narodowych inwestycje jako takie.</text:p>
      <text:p text:style-name="P1912">A teraz forma, z czego to będzie finansowane, czy to będzie moderniza<text:span text:style-name="T1913">cj</text:span>a, czy to będzie co innego, ma drugorzędne znaczenie. I to dotyczy nie do roku 1990, tylko dotyczy docelowo. Ponieważ do roku 1990, do czasu funduszu wszystko będzie finansowane z bu<text:span text:style-name="T1914">d</text:span>żetu. Inwestycje i modernizacje też.</text:p>
      <text:p text:style-name="P1915">Czyli zgadzam się z panem Guglasem, że modernizację tak do czasu przejścia na<text:s/><text:span text:style-name="T1916">FU</text:span>Z. W czym problem, nie ma co dopisywać.</text:p>
      <text:p text:style-name="P1917"><text:span text:style-name="T1918">Ob.</text:span><text:span text:style-name="T1919"><text:s text:c="23"/></text:span>:</text:p>
      <text:p text:style-name="P1920">Jest dla nas dość szczególny probl<text:span text:style-name="T1921">e</text:span>m, chociażby przyjęte stanowisko w zakresie opieki nad noworodkiem i to wiadomo, że założono kwestie zmiany systemu opieki w przeciągu dwóch lat i to jest już wdrażane, tylko brakuje pieniędzy jak do tej pory.</text:p>
      <text:p text:style-name="P1922"><text:span text:style-name="T1923">P</text:span><text:span text:style-name="T1924">rz</text:span><text:span text:style-name="T1925">ewodni</text:span><text:span text:style-name="T1926">cz</text:span><text:span text:style-name="T1927">ąc</text:span><text:span text:style-name="T1928">y</text:span><text:span text:style-name="T1929">:</text:span></text:p>
      <text:p text:style-name="P1930">Podstawowej sprawy tak.</text:p>
      <text:p text:style-name="P1931">Pan prof. Indulski.</text:p>
      <text:p text:style-name="P1932"><text:span text:style-name="T1933">O</text:span><text:span text:style-name="T1934">b.</text:span><text:span text:style-name="T1935"><text:s/>Janus</text:span><text:span text:style-name="T1936">z</text:span><text:span text:style-name="T1937"><text:s/>Indu</text:span><text:span text:style-name="T1938">ls</text:span><text:span text:style-name="T1939">k</text:span><text:span text:style-name="T1940">i</text:span><text:span text:style-name="T1941">:</text:span></text:p>
      <text:p text:style-name="P1942"><text:span text:style-name="T1943">.</text:span>.<text:span text:style-name="T1944">.w</text:span><text:s/>punkcie drugim rzymskim, jest prawdopodobnie podejrzewam, że jest to błąd, a mianowicie jest napisane, że fundusz ubezpieczeń powinien być docelowo podstawowym itd. i jest napisane, że ze środków budżetu państwa finansowane będą instytuty naukowo-badawcze. Instytuty naukowo-badawcze są na rozrachunku gospodarczym i nie są finansowane z budżetu państwa. Z budżetu państwa jest tylko część lecznicza.</text:p>
      <text:p text:style-name="P1945">Więc to trzeba to stąd wyjąć, bo tak sugerowało, abyśmy chcieli zmienić całą dotychczasową sytuację.</text:p>
      <text:p text:style-name="P1946">Akademie medyczne są finansowane, to badania naukowe.</text:p>
      <text:p text:style-name="P1947">/A te badania naukowe, kto za nie płaci?/.</text:p>
      <text:p text:style-name="P1948">Nie, to niezupełnie taka prosta sprawa. Z fabryki, z budżetu państwa, różnie to jest. Ale to jest rozrachunek gospodarczy, to nie jest budżet.</text:p>
      <text:p text:style-name="P1949"><text:span text:style-name="T1950">Przewodnicząc</text:span><text:span text:style-name="T1951">y</text:span><text:span text:style-name="T1952">:</text:span></text:p>
      <text:p text:style-name="P1953">Proszę, pan dyrektor Wysoki.</text:p>
      <text:p text:style-name="P1954"><text:span text:style-name="T1955">Ob. Jerzy Wysocki</text:span><text:span text:style-name="T1956">:</text:span></text:p>
      <text:p text:style-name="P1957">To znaczy pan prof. Indulski, gdyby tak po drobnemu, to miałby rację<text:s/>z wyjątkiem<text:s/>jednej rzeczy, że my mówimy o źródłach<text:s/><text:span text:style-name="T1958">fi</text:span>nansowania. Czyli jeśli mówimy o źródłach finansowania,<text:s/>to obojętnie, czy to będzie fundusz prac badawczych, czy jest podstawą, czy działalność lecznicza, jest to w sumie ze środków państw<text:span text:style-name="T1959">a.</text:span></text:p>
      <text:p text:style-name="P1960">Czyli mówiąc krótko, z budżetu państwa. To wszystkie zakłady służby zdrowia przejdą na samofinansowanie. Tak jak w tej chwili jest finansowany instytut, to za te powiedzmy sobie półtora roku,<text:s/><text:soft-page-break/>każdy szpital będzie na tej samej zasadzie finansowany, czyli będzie samo się finansował.</text:p>
      <text:p text:style-name="P1961">Ale źródłem pozostanie budżet państwa.</text:p>
      <text:p text:style-name="P1962"><text:span text:style-name="T1963">Ob.</text:span><text:span text:style-name="T1964"><text:s text:c="23"/></text:span>:</text:p>
      <text:p text:style-name="P1965">Źródłem jest w ogóle podatnik, nie budżet państwa.</text:p>
      <text:p text:style-name="P1966"><text:span text:style-name="T1967">Przewodniczący</text:span><text:span text:style-name="T1968">:</text:span></text:p>
      <text:p text:style-name="P1969">Myśmy już sprawę finansów tak jak gdyby dyskutowali.</text:p>
      <text:p text:style-name="P1970"><text:span text:style-name="T1971">Ob.</text:span><text:span text:style-name="T1972"><text:s text:c="23"/></text:span>:</text:p>
      <text:p text:style-name="P1973">Poddaję się, jestem przekonany.</text:p>
      <text:p text:style-name="P1974"><text:span text:style-name="T1975">Ob. Przewodniczący</text:span><text:span text:style-name="T1976">:</text:span></text:p>
      <text:p text:style-name="P1977">Czy do dalszych punktów są, bośmy utknęli na drugim, są uwagi? Proszę bardzo pan minister.</text:p>
      <text:p text:style-name="P1978"><text:span text:style-name="T1979">Ob. Zdzisław Wójcik</text:span><text:span text:style-name="T1980">:</text:span></text:p>
      <text:p text:style-name="P1981">Ja mam pytanie i to w zasadzie, tak samo do tych, którzy się zajmują pomocą społeczną.</text:p>
      <text:p text:style-name="P1982">Na stronie drugiej, punkt trzeci. Czy on jest jasno sformułowany nie dla nas, tylko dla odbiorców. Bo jest to tak pięknie sformułowane, że czasami człowiek się zastanawia o co chodzi. Czy by nie można go troszeczkę redakcyjnie p<text:span text:style-name="T1983">oj</text:span>aśnić? Tym bardziej, że ta pomoc będzie odgrywała szaloną rolę i tu chodzi nam o ten i pluralizm<text:s/><text:span text:style-name="T1984">fi</text:span>nansowania, więcej niż planistyczno-diagnostyczne formy. Po prostu.</text:p>
      <text:p text:style-name="P1985"><text:span text:style-name="T1986">Przewodni</text:span><text:span text:style-name="T1987">cz</text:span><text:span text:style-name="T1988">ąca</text:span><text:span text:style-name="T1989">:</text:span></text:p>
      <text:p text:style-name="P1990">Ale jaka jest propozycja poprawki panie ministrze.</text:p>
      <text:p text:style-name="P1991"><text:span text:style-name="T1992">O</text:span><text:span text:style-name="T1993">b</text:span><text:span text:style-name="T1994">.</text:span><text:span text:style-name="T1995"><text:s/>Zdzisław Wójcik</text:span><text:span text:style-name="T1996">:</text:span></text:p>
      <text:p text:style-name="P1997">Potr<text:span text:style-name="T1998">z</text:span>eba mniej tych planistycznych. Zaznaczyć, że ten pluralizm sektorów, pluralizm finansowania, pluralizm form, bo o to chodzi, żeby bardzo rozszerzyć i pójść bardzo szeroko, żeby to dotarło do każdego. A my w tej chwili mamy to zanadto skan<text:span text:style-name="T1999">al</text:span>izowane.</text:p>
      <text:p text:style-name="P2000"><text:span text:style-name="T2001">Przewodnicząc</text:span><text:span text:style-name="T2002">a</text:span><text:span text:style-name="T2003">:</text:span></text:p>
      <text:p text:style-name="P2004">To tu jest uproszczenie struktur organiz<text:span text:style-name="T2005">ac</text:span>yjnych,<text:s/>przy równoczesnym uproszczeniu struktur organizacyjnych i pluralizmie form.</text:p>
      <text:p text:style-name="P2006"><text:span text:style-name="T2007">Ob. Zdzisław Wójcik</text:span><text:span text:style-name="T2008">:</text:span></text:p>
      <text:p text:style-name="P2009">Wielorakich, to jest ładniej. Wielorakich.</text:p>
      <text:p text:style-name="P2010"><text:span text:style-name="T2011">Przewodni</text:span><text:span text:style-name="T2012">cz</text:span><text:span text:style-name="T2013">ąc</text:span><text:span text:style-name="T2014">a</text:span><text:span text:style-name="T2015">:</text:span></text:p>
      <text:p text:style-name="P2016">To niech to ktoś zapisze. Pani dr Staręga.</text:p>
      <text:p text:style-name="P2017"><text:span text:style-name="T2018">Ob. Joanna Staręga-Piasek</text:span><text:span text:style-name="T2019">:</text:span></text:p>
      <text:p text:style-name="P2020">Czy ja mogę wprowadzić przez chwilę pewne - a za chwilę byśmy wrócili do tego punktu, dobrze. Dlatego że to jest taki duży skrót myślowy z tych naszych propozycji i tutaj byśmy to troszkę uprościli tak, żeby to było adekwatne, bo uwaga jest słuszna.</text:p>
      <text:p text:style-name="P2021">Dziękuję.</text:p>
      <text:p text:style-name="P2022"><text:span text:style-name="T2023">Przewodnicząc</text:span><text:span text:style-name="T2024">a</text:span><text:span text:style-name="T2025">:</text:span></text:p>
      <text:p text:style-name="P2026">Ty pracujesz nad tym w tej chwili, dobrze.</text:p>
      <text:p text:style-name="P2027">Czy dalsze punkty mamy piąty, szósty, itd., są jeszcze jakieś uwagi? Nie ma.</text:p>
      <text:p text:style-name="P2028">Czy wobec tego możemy prosić o przeczytanie tych uwag, które mają być naniesione, ażebyśmy wiedzieli co jest, co będzie w dokumencie.</text:p>
      <text:soft-page-break/>
      <text:p text:style-name="P2029">Proszę państwa, zrobił się bałagan wyjątkowy. Ja chciałam, żeby może jedna osoba wobec tego z komitetu redakcyjnego proponow<text:span text:style-name="T2030">ałab</text:span>ym, żeby pani dr Majewska może, zebrała te poprawki, które żeśmy tu przyjęli, dobrze, via pan - jest biuro, działa. Dobrze, żeby to już było wiadomo co przyjmujemy.</text:p>
      <text:p text:style-name="P2031"><text:span text:style-name="T2032">Ob. Zdzisław Wójcik</text:span><text:span text:style-name="T2033">:</text:span></text:p>
      <text:p text:style-name="P2034">Przypomniałem sobie, że nie przyjęliśmy tego sformułowania stanowiska o niepełnosprawnych.</text:p>
      <text:p text:style-name="P2035"><text:span text:style-name="T2036">Przewodni</text:span><text:span text:style-name="T2037">cz</text:span><text:span text:style-name="T2038">ąc</text:span><text:span text:style-name="T2039">a</text:span><text:span text:style-name="T2040">:</text:span></text:p>
      <text:p text:style-name="P2041">Więc właśnie tak. Jest to stanowisko tutaj. Czy pani dyrektor przeczyta?</text:p>
      <text:p text:style-name="P2042"><text:span text:style-name="T2043">Ob.</text:span><text:span text:style-name="T2044"><text:s text:c="23"/></text:span>:</text:p>
      <text:p text:style-name="P2045">Ponieważ wyszła pani dyrektor, ja pozwolę sobie odczytać to nasze wspólne stanowisko.</text:p>
      <text:p text:style-name="P2046">Wobec wyjątkowo trudnej we wszystkich sferach życia sytuacji ludzi niepełnosprawnych, Podzespół do spraw Zdrowia i Pomocy Społecznej stwierdza co następuje.</text:p>
      <text:p text:style-name="P2047">Ludzie niesprawni muszą mieć stworzone takie warunki, aby mogli w pełni swoich możliwości uczestniczyć w życiu społecznym. W tym celu konieczne jest:</text:p>
      <text:p text:style-name="P2048">- Zwiększenie od 1 stycznia 1990 roku liczby miejsc pracy w różnych dziedzinach i w różnych zakładach pracy, uwzględnić należy tu szczególnie środowiska wiejskie i małomiasteczkowe. Przygotowanie miejsc pracy i jej wykonywanie powinno odbywać się pod kontrolą lekarza.<text:s/><text:span text:style-name="T2049">N</text:span>a szczególne uwzględnienie zasługują miejsca pracy chronionej i odpowiednie preferencje dla odnośnych zakładów pracy<text:span text:style-name="T2050">.</text:span></text:p>
      <text:p text:style-name="P2051">- Zwiększenie produkcji, a tym sam<text:span text:style-name="T2052">ym</text:span><text:s/>dostępności niezbędnego sprzętu ortopedycznego i rehabilitacyjnego przez uruchomienie zakładów produkcyjnych prywatnych, spółek itp. i stworzenie dla ich działalności dogodnych warunków.</text:p>
      <text:p text:style-name="P2053">- Uruchomienie wypożyczalni niektórych typów sprzętu rehabilitacyjnego, nie mającego charakteru osobistego.</text:p>
      <text:p text:style-name="P2054">- Umożliwienie wymiany mieszkań osobom niesprawnym tak, by istniejące bariery architektoniczne nie pozwalały wyeliminowania ich z życia społecznego.</text:p>
      <text:p text:style-name="P2055">- Uwzględnienie we wszystkich formach budownictwa, a szczególnie w obiektach użyteczności publicznej, urządzeń ułatwi<text:span text:style-name="T2056">aj</text:span>ących poruszanie się osobom niepełnosprawny<text:span text:style-name="T2057">m</text:span>.</text:p>
      <text:p text:style-name="P2058">Wydaje się wskazane przygotowane odrębnej ustawy, która stworzyłaby swoisty system działań opiekuńczych, rehabilitacyjnych i edukacyjnych na rzecz inwalidów i ich rodzin.</text:p>
      <text:p text:style-name="P2059"><text:span text:style-name="T2060">Przewodnicząc</text:span><text:span text:style-name="T2061">a</text:span>:</text:p>
      <text:p text:style-name="P2062">Dziękuję bardzo. Ale ja chciałam spyta<text:span text:style-name="T2063">ć</text:span><text:s/>czy panie umyślnie nie umieściły tutaj tego, co jest zresztą w propozycjach osób niepełnosprawnych dotyczące tej ustawy, uchwały, nie ustawy, uchwały Ministra Finansów, które nie przyznaje uprawnień innym inwalidom niż wojennym i tam jakimś. Ta ustawa, któ<text:span text:style-name="T2064">r</text:span>a obowiązuje od końca grudnia.</text:p>
      <text:p text:style-name="P2065"><text:span text:style-name="T2066">Ob.</text:span><text:span text:style-name="T2067"><text:s text:c="23"/></text:span>:</text:p>
      <text:p text:style-name="P2068">To my jeszcze sformułujemy ten wniosek, to uszło po prostu uwadze.</text:p>
      <text:p text:style-name="P2069"><text:span text:style-name="T2070">Przewodnicząc</text:span><text:span text:style-name="T2071">a</text:span><text:span text:style-name="T2072">:</text:span></text:p>
      <text:p text:style-name="P2073">Ja tu na tej kartce państwu dałam.</text:p>
      <text:p text:style-name="P2074"><text:span text:style-name="T2075">Ob.</text:span><text:span text:style-name="T2076"><text:s text:c="23"/></text:span>:</text:p>
      <text:p text:style-name="P2077">Uszło widocznie uwadze naszej.</text:p>
      <text:soft-page-break/>
      <text:p text:style-name="P2078"><text:span text:style-name="T2079">Przewodnicząc</text:span><text:span text:style-name="T2080">a</text:span><text:span text:style-name="T2081">:</text:span></text:p>
      <text:p text:style-name="P2082">Doktor Wolak jeszcze.</text:p>
      <text:p text:style-name="P2083"><text:span text:style-name="T2084">Ob</text:span><text:span text:style-name="T2085">.</text:span><text:span text:style-name="T2086"><text:s/>Ewa Wolak</text:span><text:span text:style-name="T2087">:</text:span></text:p>
      <text:p text:style-name="P2088">Ja nie wiem, byś może, ja tego po prostu nie zauważyłam w trakcie, kiedy pani czytał<text:span text:style-name="T2089">a</text:span>, bo był szum. Tam we wnioskach także był taki wniosek, żeby te przyrządy umożliwi<text:span text:style-name="T2090">aj</text:span>ące życie, jak kule itd. o zapisywaniu.</text:p>
      <text:p text:style-name="P2091"><text:span text:style-name="T2092">Przewodnicząc</text:span><text:span text:style-name="T2093">a</text:span><text:span text:style-name="T2094">:</text:span></text:p>
      <text:p text:style-name="P2095">Bo tutaj jest tylko<text:s/><text:span text:style-name="T2096">-</text:span><text:s/>uprawnienia dla zakładów wytwarzających, bardzo dobrze<text:span text:style-name="T2097">.</text:span><text:s/>Ale chodzi o to, żeby ludzie to mogli otrzymywać, no przynajmniej o jakiejś odpłatności, no<text:s/>mniejszej, zniżkowej.</text:p>
      <text:p text:style-name="P2098">Wypożycz<text:span text:style-name="T2099">al</text:span>nia, to jest wy<text:span text:style-name="T2100">poż</text:span>y<text:span text:style-name="T2101">czal</text:span>nia, ale ja uważam, że człowiek ma prawo kupić sobie po cenie nie wygórowanej wózek inwalidzki czy inny taki przyrząd i nie płacić za to sum wielkich, za które oczywiście zażąda zakład wytwórczy.</text:p>
      <text:p text:style-name="P2102">I jeszcze pan dr Woźniak.</text:p>
      <text:p text:style-name="P2103"><text:span text:style-name="T2104">Ob. Zbigniew Woźniak</text:span>:</text:p>
      <text:p text:style-name="P2105">/Niewłączony mikrofon/.</text:p>
      <text:p text:style-name="P2106"><text:span text:style-name="T2107">.</text:span>..nie<text:span text:style-name="T2108">je</text:span>dnokrotnie zamieniał. Inwalidzi niesprawni, niepełnosprawni. P<text:span text:style-name="T2109">r</text:span>oponuję przyjąć<text:s/>„niepełnosprawność”<text:s/>jako pojęcie najszersze. Zwłaszcza w tym ostatnim zdaniu, gdzie proponuje się ustawę, tylko na rzecz inwalidów i ich rodzin. To jest poważne zwężenie podmiotu działania.</text:p>
      <text:p text:style-name="P2110"><text:span text:style-name="T2111">Przewodnicząc</text:span><text:span text:style-name="T2112">a</text:span><text:span text:style-name="T2113">:</text:span></text:p>
      <text:p text:style-name="P2114">Pan doktor Guglas. Ja przepraszam, nim pan dr Guglas z<text:span text:style-name="T2115">ac</text:span>znie, ja mam wielką prośbę do państwa o nie rozmowy, dlatego że ta sala jest wyjątkowo niekorzystna, ja bym powiedziała z punktu widzenia akustycznego i ten szum się robi tak ogromny, że naprawdę nie słyszymy. To jest nasz ostatni dzień, wytrzymajmy go jednak<text:span text:style-name="T2116">,</text:span><text:s/>jeszcze wspólnie.</text:p>
      <text:p text:style-name="P2117">Proszę bardzo pana.</text:p>
      <text:p text:style-name="P2118"><text:span text:style-name="T2119">Ob. Wojciech Guglas</text:span>:</text:p>
      <text:p text:style-name="P2120">Jeżeli można? Proszę pa<text:span text:style-name="T2121">ńs</text:span>twa, rozwiązanie problemu inwalidów jest sprawą niezmiernie ważną,<text:s/><text:span text:style-name="T2122">d</text:span>latego też chciałbym przedstawić parę tu propozycji, że pilne rozwiązanie problemów decydujących o poziomie życia i pracy inwalidów poprzez - nowelizację ustanowieniu unormowań prawnych gwarantujących stworzenie bardziej efektywnego systemu rehabilita<text:span text:style-name="T2123">cj</text:span>i i zatrudnienia inwalidów i osób niepełnosprawnych, a to wymaga zmian w ustawie Kodeks pracy, w ustawie o organizacji i finansowaniu ZUS, w założeni<text:span text:style-name="T2124">ac</text:span>h do ustawy o gospodarowaniu zasobami pracy, w pr<text:span text:style-name="T2125">oje</text:span>ktowan<text:span text:style-name="T2126">ej</text:span><text:s/>ustawie o Centralnym Funduszu Rehabilita<text:span text:style-name="T2127">cj</text:span>i, w przepisach podatkowych stymulujących zatrudnienie inwalidów i osób niepełnosprawnych, zapewnienie prawidłowych warunków dla rozwoju spółdzielni inwalidów, niewidomych i zakładów z<text:span text:style-name="T2128">at</text:span>rudni<text:span text:style-name="T2129">aj</text:span>ących inwalidów oraz zakładów produkujących sprzęt ortopedyczny i rehabilitacyjny, utrzymywanie bezpiecznych i higienicznych warunków pracy zapobieg<text:span text:style-name="T2130">aj</text:span>ących powstawanie inwalidztwa w procesie pracy.</text:p>
      <text:p text:style-name="P2131">Jest także szereg zmian, których jeżeli nie uregulujemy, bo to nasz załącznik jest, to znaczy załącznik w sprawie inwalidów jest doś<text:span text:style-name="T2132">ć</text:span><text:s/>hasłowy, natomiast jest wiele zapisów, które na dziś nie pozwalają spowodować to, na co środowisko inwalidów i osób niepełnosprawnych oczekuje.</text:p>
      <text:soft-page-break/>
      <text:p text:style-name="P2133">I tak w ustawie Kodeks pracy, ustanowienie zasady prawa zobowiązującej wszystkie zakłady pracy do uczestniczenia w rozwiązywaniu problemów zatrudnienia inwalidów i osób niepełnosprawnych.</text:p>
      <text:p text:style-name="P2134"><text:span text:style-name="T2135">W</text:span><text:s/>Kodeksie pracy w art. 40 wymagane jest wykreślenie § 1, zastąpienie treści art. 218 § 1 następującą treścią:</text:p>
      <text:p text:style-name="P2136">Pracownicy, którzy stali się inwalidami lub osobami niepełnosprawnymi, w czasie zatrudnienia w danym zakładzie pracy powinny być, jeżeli stan zdrowia nie wymaga zmiany zawodu, czynności, zatrudnieni w tym samym zakładzie pracy, przy wykorzystywaniu posiadanych kwalifikacji.</text:p>
      <text:p text:style-name="P2137">Inwalidów, którzy ze względu na stan zdrowia nie mogą<text:s/>wykonywać dotychczasowej pracy, zakład pracy powinien przeszkolić do wykonywania innej pracy z uwzględnieniem wskazań KIZ lub właściwego zakładu przemysłowej służby zdrowia.<text:s/>Dotyczy to również inwalidów, byłych pracowników zakładu, którzy zgodnie ze wskazaniami KIZ zostali uznani za zdolnych do pracy.</text:p>
      <text:p text:style-name="P2138">Są to ważne problemy proszę państwa, ponieważ dziś w dobie reformy zakłady nastawione na zyski, prawda problemom inwalidów i osób niepełnosprawnych jak i ochronie pracy nie poświęcają zbyt dużo miejsca i można to wykazać.</text:p>
      <text:p text:style-name="P2139">W związku z tym w § 2 należy także zmienić zapis, my mamy propozycję już konkretnych zapisów, konsultowanych ze środowiskiem inwalidów i osób niepełnosprawnych, w związku z tym ja nie chciałbym całości referować, bo to dotyczy zarówno kodeksu pracy jak i w założeniach do ustawy o gospodarowaniu zasobami pracy, w ustawie o Centralnym Funduszu Rehabilitacyjnym, przeniesienie prawda z Ministra Zdrowia na Ministra Pracy, bo to jest stworzenie warunków konkretnych zapisów.</text:p>
      <text:p text:style-name="P2140">Ja bym proponował, żebyśmy stanowisko przyjęli dodatkowe, ale już z pewnymi wskazaniami i terminami, ponieważ rzeczywiście w zakresie inwalidów i osób niepełnosprawnych oczekuje się bardzo szybkich rozwiązań. Jest wysz<text:span text:style-name="T2141">cze</text:span>g<text:span text:style-name="T2142">ól</text:span>niony materiał co należy zmienić, i żebyśmy to przyjęli jako wspólne stanowisko, a nie tylko hasłowo.</text:p>
      <text:p text:style-name="P2143"><text:span text:style-name="T2144">Przewodnicząc</text:span><text:span text:style-name="T2145">a</text:span>:</text:p>
      <text:p text:style-name="P2146">Co państwo, panie przygotowujące mówią na temat propozycji dr Guglasa, bo możn<text:span text:style-name="T2147">a</text:span><text:s/><text:span text:style-name="T2148">b</text:span>y to było połączyć w jakiś sposób.<text:s/>Bo to co przedstawił nam dr Guglas, jest powiedziałabym znacznie szczegółowsze.<text:s/>Zgadzamy się z tym na pewno myślę wszyscy i może by dołączyć.</text:p>
      <text:p text:style-name="P2149"><text:span text:style-name="T2150">Ob.</text:span><text:span text:style-name="T2151"><text:s text:c="23"/></text:span>:</text:p>
      <text:p text:style-name="P2152">Ponieważ jest bardzo szczegółowe, wydaje mi się, że musimy się na chwilę jeszcze spotkać, żeby ustalić już wspólne jedno stanowisko, przedyskutować, czy to musi być aż tak szczegółowe. Oczywiście na pewno ważne są te wszystkie wymienione akty prawne przez pana dr Guglasa, to będziemy już może mogli zaproponować w tym wspólnym stanowisku zmianę w tamtych aktach prawnych, które obowiązują.</text:p>
      <text:p text:style-name="P2153"><text:span text:style-name="T2154">Przewodnicząc</text:span><text:span text:style-name="T2155">a</text:span><text:span text:style-name="T2156">:</text:span></text:p>
      <text:p text:style-name="P2157">Proszę, pan dr Czarnecki.</text:p>
      <text:p text:style-name="P2158"><text:span text:style-name="T2159">Ob</text:span><text:span text:style-name="T2160">.</text:span><text:span text:style-name="T2161"><text:s/>Adam Czarnecki</text:span><text:span text:style-name="T2162">:</text:span></text:p>
      <text:p text:style-name="P2163">Natomiast ja myślę, że ponieważ ustaliliśmy, że to co prawda jest osobne stanowisko w sprawie osób niepełnosprawnych, ono jakoś uwypukla ten problem, ale jednak to jest w ramach tego zagadnienia pomocy społecznej.</text:p>
      <text:p text:style-name="P2164">Myślę, żeby tam przy tych decyzjach, gdzie podejmujemy sprawy pomocy społecznej dodać, że<text:s/><text:soft-page-break/>stanowisko musi być uwzględnione przy tych pracach również komisji do spraw pomocy społeczn<text:span text:style-name="T2165">ej,</text:span><text:s/>bo inaczej tam jest zapisane, że legislacja jest nowa ustalana, i wtedy byśmy włączyli to,<text:s/>co dr Guglas przedstawił już w szczegółach, bo tutaj nie widzę, żeby to się zmieściło.</text:p>
      <text:p text:style-name="P2166">Dziękuję.</text:p>
      <text:p text:style-name="P2167"><text:span text:style-name="T2168">Przewodnicząc</text:span><text:span text:style-name="T2169">a</text:span>:</text:p>
      <text:p text:style-name="P2170">Bardzo proszę, pan minister.</text:p>
      <text:p text:style-name="P2171"><text:span text:style-name="T2172">Ob. Zdzisław Wójcik</text:span>:</text:p>
      <text:p text:style-name="P2173">Gwoli wyjaśnienia. Jest przygotowany w tej chwili materiał przez Ministerstwo na temat niepełnosprawnych na Radę Ministrów, na Komitet ten społeczno-polityczny w sprawie<text:s/>niepełnosprawnych<text:span text:style-name="T2174"><text:s/></text:span>z wnioskami, z programem<text:span text:style-name="T2175">.</text:span><text:s/>Może ja w tej chwili no widzę, że jest za mało czasu, ale możemy przedstawić ten materiał może, stamtąd wybrać albo uwzględni<text:span text:style-name="T2176">aj</text:span>ąc tamten materiał, zrobić zapis, dlatego że to i tak w tej chwili pójdą te sprawy. Może to uprościć troszeczkę tą dyskusję, prawda.</text:p>
      <text:p text:style-name="P2177"><text:span text:style-name="T2178">Przewodnicząc</text:span><text:span text:style-name="T2179">a</text:span><text:span text:style-name="T2180">:</text:span></text:p>
      <text:p text:style-name="P2181">Jedno bym prosiła tylko na pewno, żeby rzeczywiście posługiwać się jednym określeniem. Zostawiłabym<text:s/>„niepełnosprawni”, to jest szersze określenie.</text:p>
      <text:p text:style-name="P2182">Proszę, dr Guglas.</text:p>
      <text:p text:style-name="P2183"><text:span text:style-name="T2184">Ob. Wojciech Guglas</text:span><text:span text:style-name="T2185">:</text:span></text:p>
      <text:p text:style-name="P2186">Czy można tylko zaproponować, że to stanowisko, które jest, że widzimy realizację tego poprzez pilne rozwiązanie problemów decydujących o poziomie życia i pracy, i tutaj nowelizacji ustanowienie unormowań prawnych gwarantujących stworzenie bardziej efektywnego systemu rehabilit<text:span text:style-name="T2187">acj</text:span>i i zatrudnienia inwalidów i osób niepełnosprawnych, a w szczególności zmian. I tutaj w ustawie, ponieważ te zmiany są niezbędne i bardzo szybkie do wprowadzenia. Zmian - w ustawie Kodeks pracy, w ustawie o organizacji i finansowaniu ZUS, w założeniach do ustawy o gospod<text:span text:style-name="T2188">ar</text:span>owaniu zasobami pracy i projektowanej ustawie o centralnym funduszu rehabilitacji, w przepisach podatkowych stymulujących zatrudnienie inwalidów i osób niepełnosprawnych, zapewnienie prawidłowych warunków dla rozwoju spółdzielni inwalidów, niewidomych i zakładów z<text:span text:style-name="T2189">at</text:span>rudni<text:span text:style-name="T2190">aj</text:span>ących inwalidów oraz zakładów produkujących sprzęt ortopedyczny i rehabilitacyjny - i bardzo ważne - utrzymywania bezpiecznych i higienicznych warunków pracy zapobieg<text:span text:style-name="T2191">aj</text:span>ących<text:s/>powstawaniu inwalidztwa w procesie pracy.</text:p>
      <text:p text:style-name="P2192">I to byśmy dołączyli, czego w najszybszym czasie oczekujemy. Natomiast szczegółowe, już na zespół do pracy do spraw...</text:p>
      <text:p text:style-name="P2193"><text:span text:style-name="T2194">Przewodni</text:span><text:span text:style-name="T2195">cz</text:span><text:span text:style-name="T2196">ąc</text:span><text:span text:style-name="T2197">a</text:span><text:span text:style-name="T2198">:</text:span></text:p>
      <text:p text:style-name="P2199">I tu by<text:span text:style-name="T2200">ł</text:span>aby też ta uchwała, o którą ja się upominałam w związku z tym... To jest chyba dobry pomysł.</text:p>
      <text:p text:style-name="P2201">Pan dr Sidorowicz.</text:p>
      <text:p text:style-name="P2202"><text:span text:style-name="T2203">O</text:span><text:span text:style-name="T2204">b. Władysław Sidorowicz</text:span><text:span text:style-name="T2205">:</text:span></text:p>
      <text:p text:style-name="P2206">Ja myślę, że ilość, że chciałbym być sygnatariuszem dokumentu, w którym przynajmniej niektóre z tych paragrafów są<text:span text:style-name="T2207"><text:s/></text:span>dla mnie jasne.</text:p>
      <text:p text:style-name="P2208">Wchodzenie w tak daleko idące szczegóły powoduje, że praktycznie biorąc, no nie czuję się kompetentny, mówię to jakoś tak od siebie i dlatego wołałbym, gdyby jednak pozostał ten zapis troszeczkę bardziej ogólny, mniej natomiast nasycony paragrafami, ponieważ obawiam się, że nie jes<text:span text:style-name="T2209">te</text:span>śmy w stanie<text:s/><text:soft-page-break/>tego wszystkiego łyknąć.<text:s/></text:p>
      <text:p text:style-name="P2210">Dziękuję bardzo. Sidorowicz z<text:s/>„Solidarności”.</text:p>
      <text:p text:style-name="P2211"><text:span text:style-name="T2212">Przewodnicząc</text:span><text:span text:style-name="T2213">a</text:span><text:span text:style-name="T2214">:</text:span></text:p>
      <text:p text:style-name="P2215">Mnie się wydaje, że jako załącznik jest to rzeczywiście chyba dobre mimo wszystko, jako załącznik.</text:p>
      <text:p text:style-name="P2216"><text:span text:style-name="T2217">Ob. Władysław Sidorowicz</text:span><text:span text:style-name="T2218">:</text:span></text:p>
      <text:p text:style-name="P2219">Tam, gdzie można uszczegółowiać i nadawać terminy.</text:p>
      <text:p text:style-name="P2220"><text:span text:style-name="T2221">Ob.</text:span><text:span text:style-name="T2222"><text:s text:c="23"/></text:span>:</text:p>
      <text:p text:style-name="P2223">Pani przewodnicząca, czy można?</text:p>
      <text:p text:style-name="P2224">/Bardzo proszę/.</text:p>
      <text:p text:style-name="P2225">Pierwsze, że będziemy musieli wprowadzić nowy paragraf o tych niepełnosprawnych, bardzo krótkie sformułowanie, ponieważ to są dwie rozdzielne rzeczy.</text:p>
      <text:p text:style-name="P2226">I jeszcze mam jedną uwagę pod rozwagę, szczególnie pani<text:s/>przewodniczącej i prof<text:span text:style-name="T2227">.</text:span><text:s/>Szczeklika. Ponieważ my mam<text:span text:style-name="T2228">y</text:span><text:s/>na stronie drugiej w pozycji szóstej o kadrach zapis o ustawie, natomiast zespół, który zajmował się sprawą ustawy, skończył już prace, przedstawił na zespole społeczno-ekonomicznym i zostało to zatwierdzone, i wydaje mi się, że byłoby źle, gdybyśmy my mieli inny zapis niż oni. Dlatego ja ten zapis uzyskałem. To chodzi o ostatnią część i tam jest następujący zapis przyjęty:</text:p>
      <text:p text:style-name="P2229">„Strony uważają, iż pożądane jest, aby projekt nowej ustawy został opracowany i przedstawiony do konsultacji społecznej do końca 1989 r. Umożliwiłoby to uchwalenie ustawy przez Sejm i wejście jej w życie od października 1990 r.”</text:p>
      <text:p text:style-name="P2230">I mnie się wydaje, że będzie to współgrało, a tak no to staniemy, będziemy stawiać postulat, który i tak już tam jest zatwierdzony dalej.</text:p>
      <text:p text:style-name="P2231"><text:span text:style-name="T2232">Przewodnicząc</text:span><text:span text:style-name="T2233">a</text:span><text:span text:style-name="T2234">:</text:span></text:p>
      <text:p text:style-name="P2235">Może prof. Szczeklik.</text:p>
      <text:p text:style-name="P2236"><text:span text:style-name="T2237">Ob</text:span><text:span text:style-name="T2238">.</text:span><text:span text:style-name="T2239"><text:s/>Andrzej Szczeklik</text:span><text:span text:style-name="T2240">:</text:span></text:p>
      <text:p text:style-name="P2241">.<text:span text:style-name="T2242">..</text:span>teraz obrady, tylko ja myślę, że te rzeczy się wzajemnie nie wykluczają, bo one jakby dotyczyły różnych płaszczyzn. To co przyjęto na tym<text:s/>„stoliku”<text:s/>prawda, to co pan profesor w tej chwili czytał, to raczej są określenia terminarza. Natomiast nasze, no powiedziałbym są nieco szersze, bo my piszemy, że niezbędnym warunkiem tych zmian, a chodzi o kształcenie podyplomowe, jest znaczące zwiększenie samorządności uczelni, przynajmniej w zakresie określonym ustawą o szkołach wyższych z roku 1982 i stworzenie warunków dla równoprawnego funkcjonowania różnych organizacji młodzieżowych, w tym NZS.</text:p>
      <text:p text:style-name="P2243">A zatem nie negując terminów podanych w tamtym ustaleniu przy tamtym<text:s/>„stoliku”, mówimy coś o wiele więcej, na co tutaj zgodziliśmy się przy naszym stole i co tylko ujęli koledzy wczoraj redagujący, a mianowicie, że no trzeba dąży<text:span text:style-name="T2244">ć</text:span>, żeby przynajmniej było to co w ustawie z 1982 r., no i poza tym wyraźnie jest powiedziane o NZS.</text:p>
      <text:p text:style-name="P2245">Dlatego ja nie widzę, żeby to się wykluczało jedno z drugim. Ja proponow<text:span text:style-name="T2246">ał</text:span>b<text:span text:style-name="T2247">ym</text:span><text:s/>panie profesorze, jak słyszę to i to, żeby utrzymać naszą wersję. Ona nie przeczy tamtej wersji.</text:p>
      <text:p text:style-name="P2248"><text:span text:style-name="T2249">Przewodnicząc</text:span><text:span text:style-name="T2250">a</text:span><text:span text:style-name="T2251">:</text:span></text:p>
      <text:p text:style-name="P2252">Pan doc. Wdowiak, później pan profesor.</text:p>
      <text:soft-page-break/>
      <text:p text:style-name="P2253"><text:span text:style-name="T2254">Ob. Leszek Wdowiak</text:span><text:span text:style-name="T2255">:</text:span></text:p>
      <text:p text:style-name="P2256">Więc wczoraj, żeśmy dyskutowali nad tym problemem, i zgodnie żeśmy doszli do wniosku, że się te oba zapisy nie wykluczają, a nasz jest precyzyjni<text:span text:style-name="T2257">ej</text:span>szy.</text:p>
      <text:p text:style-name="P2258">W związku z powyższym, pomimo że tamten<text:s/>„stół”<text:s/>nie będzie pracował, to nie mamy się czego wstydzić<text:s/><text:span text:style-name="T2259">w</text:span><text:s/>tym momencie.</text:p>
      <text:p text:style-name="P2260"><text:span text:style-name="T2261">Przewodnicząc</text:span><text:span text:style-name="T2262">a</text:span><text:span text:style-name="T2263">:</text:span></text:p>
      <text:p text:style-name="P2264">Tak. Pan prof.<text:s/><text:span text:style-name="T2265">Ż</text:span>ołnowski.</text:p>
      <text:p text:style-name="P2266"><text:span text:style-name="T2267">Ob</text:span><text:span text:style-name="T2268">.</text:span><text:span text:style-name="T2269"><text:s/>Zenobiusz Żołnowski</text:span><text:span text:style-name="T2270">:</text:span></text:p>
      <text:p text:style-name="P2271">W tym momencie byłem wczoraj w tym zespole i chciałem to samo co pan doc. Wdowiak powiedzieć, że to się nie wyklucza<text:s/><text:span text:style-name="T2272">i</text:span><text:s/>byłbym za tym, żeby został ten zapis, który jest dobrym zapisem.</text:p>
      <text:p text:style-name="P2273"><text:span text:style-name="T2274">Przewodnicząc</text:span><text:span text:style-name="T2275">a</text:span><text:span text:style-name="T2276">:</text:span></text:p>
      <text:p text:style-name="P2277">Proszę bardzo, pan prof. L<text:span text:style-name="T2278">at</text:span>alski.</text:p>
      <text:p text:style-name="P2279"><text:span text:style-name="T2280">Ob. Maciej Latalski</text:span>:</text:p>
      <text:p text:style-name="P2281">Ponieważ prawdopodobnie za chwilę będziemy musieli ci, którzy wczoraj nad tym pracowali, za chwilę będziemy<text:s/>musieli się udać za drzwi, usiąść i to wszystko jeszcze raz troszeczkę poprawić, pozwólcie państwo, że ja wrócę jeszcze do sprawy tej preambuły i czy nie uważamy za stosowne, ja nie mam w tej c<text:span text:style-name="T2282">h</text:span>wili konkretnej propozycji, ale żeby jednak zacząć od złego stanu zdrowia społeczeństwa, a dopiero potem od tego, że system jest opieki zdrowotnej zły.</text:p>
      <text:p text:style-name="P2283">Czym się ja tutaj kieruję? Kieruję się między innymi tym, że są na ten temat stanu zdrowia różne opinie publikowane w sposób bardzo różny. Ja nie chcę powiedzieć tendencyjny, ale w sposób bardzo różny. Żebyśmy mieli jednoznaczne stanowisko, że my uważamy, że ten stan zdrowia społeczeństwa jest no niepokojący i to jest naszym głównym motorem działania, że my chcemy poprawić, żeby uzyskać tam efekty, a to wszystko inne, to są tylko drogi do celu. A my już tam spró<text:span text:style-name="T2284">b</text:span>u<text:span text:style-name="T2285">j</text:span>emy coś w<text:span text:style-name="T2286">ym</text:span>yślić.</text:p>
      <text:p text:style-name="P2287"><text:span text:style-name="T2288">Przewodnicząc</text:span><text:span text:style-name="T2289">a</text:span><text:span text:style-name="T2290">:</text:span></text:p>
      <text:p text:style-name="P2291">Można oczywiście takie zdanie wstępne dać, później jest strony stwierdzają, że główne przyczyny niekorzystnego…</text:p>
      <text:p text:style-name="P2292"><text:span text:style-name="T2293">Ob. Maciej L</text:span><text:span text:style-name="T2294">atal</text:span><text:span text:style-name="T2295">ski</text:span><text:span text:style-name="T2296">:</text:span></text:p>
      <text:p text:style-name="P2297">No, ale jest to już takie wyciszone troszkę, jest to dalej, na dalszym miejscu.</text:p>
      <text:p text:style-name="P2298"><text:span text:style-name="T2299">Przewodnicząc</text:span><text:span text:style-name="T2300">a</text:span><text:span text:style-name="T2301">:</text:span></text:p>
      <text:p text:style-name="P2302">Może być jako pierwsze zdanie, że stan jest zły.</text:p>
      <text:p text:style-name="P2303"><text:span text:style-name="T2304">O</text:span><text:span text:style-name="T2305">b. Leszek Wdowiak</text:span><text:span text:style-name="T2306">:</text:span></text:p>
      <text:p text:style-name="P2307">Ja też uważam pani profesor, że chyba właściwie tak by było, że zły stan zdrowia powoduje, że system jest niewydolny...</text:p>
      <text:p text:style-name="P2308"><text:span text:style-name="T2309">Przewodnicząc</text:span><text:span text:style-name="T2310">a</text:span><text:span text:style-name="T2311">:</text:span></text:p>
      <text:p text:style-name="P2312">O nie, nie panie docencie. Nie.</text:p>
      <text:p text:style-name="P2313"><text:span text:style-name="T2314">Ob</text:span><text:span text:style-name="T2315">.</text:span><text:span text:style-name="T2316"><text:s/>Leszek<text:s/></text:span><text:span text:style-name="T2317">W</text:span><text:span text:style-name="T2318">dowiak</text:span><text:span text:style-name="T2319">:</text:span></text:p>
      <text:p text:style-name="P2320">Po prostu tekst jest niewydolny.</text:p>
      <text:p text:style-name="P2321"><text:span text:style-name="T2322">Przewodnicząc</text:span><text:span text:style-name="T2323">a</text:span><text:span text:style-name="T2324">:</text:span></text:p>
      <text:p text:style-name="P2325">Proszę państwa o ciszę. Pan dr Umiastowski.</text:p>
      <text:soft-page-break/>
      <text:p text:style-name="P2326"><text:span text:style-name="T2327">Ob. Umiastowski</text:span><text:span text:style-name="T2328">:</text:span></text:p>
      <text:p text:style-name="P2329">Proponuję, żeby w tej preambule umieścić bardzo proste s<text:span text:style-name="T2330">form</text:span>u<text:span text:style-name="T2331">łowanie,</text:span><text:s/>że stan zdrowia jest niepokojący, co można stwierdzić na podstawie zwiększonej umieralności i skrócenia czasu życia Polaków i to nas niepokoi.</text:p>
      <text:p text:style-name="P2332"><text:span text:style-name="T2333">Przewodnicząc</text:span><text:span text:style-name="T2334">a</text:span><text:span text:style-name="T2335">:</text:span></text:p>
      <text:p text:style-name="P2336">Ja bym dała ogólniejsze chyba zdanie.</text:p>
      <text:p text:style-name="P2337">Pani dr Wolak.</text:p>
      <text:p text:style-name="P2338"><text:span text:style-name="T2339">Ob</text:span><text:span text:style-name="T2340">a</text:span><text:span text:style-name="T2341"><text:s/>Ewa Wolak</text:span><text:span text:style-name="T2342">:</text:span></text:p>
      <text:p text:style-name="P2343">Ja chciałam jeszcze zgłosić taką<text:span text:style-name="T2344">...</text:span></text:p>
      <text:p text:style-name="P2345"><text:span text:style-name="T2346">Przewodni</text:span><text:span text:style-name="T2347">cz</text:span><text:span text:style-name="T2348">ąc</text:span><text:span text:style-name="T2349">a</text:span><text:span text:style-name="T2350">:</text:span></text:p>
      <text:p text:style-name="P2351">Proszę państwa, bardzo proszę o ciszę.</text:p>
      <text:p text:style-name="P2352"><text:span text:style-name="T2353">Ob. Ewa Wolak</text:span><text:span text:style-name="T2354">:</text:span></text:p>
      <text:p text:style-name="P2355"><text:span text:style-name="T2356">.</text:span>..zgłosić jeszcze autopoprawkę do punktu piątego, tam gdzie mówimy o polityce kadrowej. Jest on w takim brzmieniu, znaczy część, o której myślę. Musi ona być oparta wyłącznie o kryteria merytoryczne i etyczne oraz postępowania konkursowe - proponuję, żeby dodać - a nie kryteria polityczne, zgodnie z tym zapisem, który mieliśmy w szkolnictwie wyższym. Dlatego, że dotyczy to w ogóle polityki kadrowej.</text:p>
      <text:p text:style-name="P2357"><text:span text:style-name="T2358">Ob.</text:span><text:span text:style-name="T2359"><text:s text:c="23"/></text:span>:</text:p>
      <text:p text:style-name="P2360">Do szkolnictwa wyższego my się odnosimy jako załącznik numer 6 a/<text:span text:style-name="T2361">.</text:span></text:p>
      <text:p text:style-name="P2362"><text:span text:style-name="T2363">Przewodni</text:span><text:span text:style-name="T2364">cz</text:span><text:span text:style-name="T2365">ąc</text:span><text:span text:style-name="T2366">a</text:span><text:span text:style-name="T2367">:</text:span></text:p>
      <text:p text:style-name="P2368">Tak, do wyższego, tak, ale nie w tym punkcie się odnosimy.</text:p>
      <text:p text:style-name="P2369"><text:span text:style-name="T2370">Ob. Ewa Wolak</text:span><text:span text:style-name="T2371">:</text:span></text:p>
      <text:p text:style-name="P2372">Ponieważ on obejmuje jednak jedno i drugie<text:span text:style-name="T2373">.</text:span></text:p>
      <text:p text:style-name="P2374"><text:span text:style-name="T2375">Przewodnicząc</text:span><text:span text:style-name="T2376">a</text:span><text:span text:style-name="T2377">:</text:span></text:p>
      <text:p text:style-name="P2378">Dr Opolski proszę bardzo.</text:p>
      <text:p text:style-name="P2379"><text:span text:style-name="T2380">Ob. Janusz Opolski</text:span><text:span text:style-name="T2381">:</text:span></text:p>
      <text:p text:style-name="P2382">Ja chciałbym zaproponować zapis pierwszego zdania w tym duchu, w jakim prof. Latalski zaczął. Może po prostu prosto powiemy, że stan zdrowia ludności Polski jest zły, a dotychczasowy system ochrony zdrowia itd.,<text:s/><text:span text:style-name="T2383">i</text:span>td. Będziemy mieć wtedy pierwsze zdanie<text:span text:style-name="T2384">.</text:span></text:p>
      <text:p text:style-name="P2385"><text:span text:style-name="T2386">Przewodnicząc</text:span><text:span text:style-name="T2387">a</text:span><text:span text:style-name="T2388">:</text:span></text:p>
      <text:p text:style-name="P2389">Dobrze. Te pół zdania niech pan to napisze.</text:p>
      <text:p text:style-name="P2390"><text:span text:style-name="T2391">W</text:span>r<text:span text:style-name="T2392">ac</text:span>amy do uzupełnienia podanego przez dr Wolak.</text:p>
      <text:p text:style-name="P2393">Więc proponujemy, powinna być:<text:s/>„wyłącznie oparta o kryteria merytoryczne i etyczne oraz postępowanie konkursowe, a nie kryteria polityczne”.</text:p>
      <text:p text:style-name="P2394"><text:span text:style-name="T2395">Ob. Zdzisław Wójcik</text:span><text:span text:style-name="T2396">:</text:span></text:p>
      <text:p text:style-name="P2397">Pani docent, dyskutowaliśmy tą sprawę już poprzednio i uzgodniliśmy, i mamy zapis taki jak tu jest. Proponuję zostawić tak jak jest, bo tak będziemy wiele rzeczy wracać i zmieniać. Jest taki zapis - stanowisko przyjęte.</text:p>
      <text:p text:style-name="P2398"><text:span text:style-name="T2399">Ob. Przewodnicząca</text:span><text:span text:style-name="T2400">:</text:span></text:p>
      <text:p text:style-name="P2401">Pan dr Umiastowski.</text:p>
      <text:soft-page-break/>
      <text:p text:style-name="P2402"><text:span text:style-name="T2403">Ob. Umiastowski</text:span><text:span text:style-name="T2404">:</text:span></text:p>
      <text:p text:style-name="P2405">Panie ministrze, my byśmy - ponieważ wprawdzie jest zapis i w ogóle przepraszam, że sprawa wraca, ale my tak daleko odbiegliśmy od naszego stanowiska wyjściowego, ja nie<text:s/>chciałbym tematu rozwijać, bo mógłbym go bardzo rozwinąć, że właściwie<text:s/><text:span text:style-name="T2406">z</text:span><text:s/>odpolitycznienia w służbie zdrowia prawie nic nie zostało.</text:p>
      <text:p text:style-name="P2407">Takie dodanie takiego słowa pan świetnie rozumie tak samo jak i ja, że nic nie zmienia, ponieważ wysz<text:span text:style-name="T2408">cz</text:span>ególnione warunki tak stwarzają możliwości do takich działań, na których państwu zależy, a my nie mamy wpływu. Te dodanie jednego słowa względy merytoryczne i etyczne, a nie polityczny niczego tu nie zmieni, i prosiłbym, żebyście państwo zgodzili się, żebyśmy te słowo mogli wstawić zarówno w tym głównym tekście, jak i w tym załączniku, a nie polityczne - nic więcej.</text:p>
      <text:p text:style-name="P2409">Myśmy bardzo wiele ustąpili w tej sprawie, pan rozumie.</text:p>
      <text:p text:style-name="P2410">Dziękuję.</text:p>
      <text:p text:style-name="P2411"><text:span text:style-name="T2412">Ob. Zdzisław Wójcik</text:span><text:span text:style-name="T2413">:</text:span></text:p>
      <text:p text:style-name="P2414"><text:span text:style-name="T2415">...</text:span>propozycje, żeby w punkcie czwartym wykreślić ostatnio - w tym NSZZ<text:s/>„Solidarność”<text:s/>i w punkcie szóstym<text:s/>„w tym NZS”. Jeżeli wracamy do nowych sformułowań.</text:p>
      <text:p text:style-name="P2416"><text:span text:style-name="T2417">Przewodnicząc</text:span><text:span text:style-name="T2418">ą</text:span><text:span text:style-name="T2419">:</text:span></text:p>
      <text:p text:style-name="P2420">Pan dr Czarnecki.</text:p>
      <text:p text:style-name="P2421"><text:span text:style-name="T2422">O</text:span><text:span text:style-name="T2423">b. Adam Czarnecki</text:span><text:span text:style-name="T2424">:</text:span></text:p>
      <text:p text:style-name="P2425">Ja myślę, że jednak to uzupełnienie jest o tyle nieadekwatne, że wtedy by przesądzało, że jak byłoby dotychczas, były tylko względy polityczne. No tak nie było proszę państwa. Przecież w końcu żeśmy doszli do takiego wniosku, że było no dużo ludzi w tej kadrze kierowniczej takich, które odpowiadały tym kryteriom wszystkim. Większość, no w procentach trudno mi liczyć. Ja myślę, że takie uzupełnienie może stwarzać wrażenie, że dotychczas tylko te względy miały znaczenie. Zostańmy już przy tym sformu<text:span text:style-name="T2426">ło</text:span>waniu.</text:p>
      <text:p text:style-name="P2427"><text:span text:style-name="T2428">Przewodni</text:span><text:span text:style-name="T2429">cz</text:span><text:span text:style-name="T2430">ąc</text:span><text:span text:style-name="T2431">a</text:span>:</text:p>
      <text:p text:style-name="P2432">Ja myślę, że nie mamy wyjścia, bo żeśmy<text:s/><text:span text:style-name="T2433">s</text:span>ię wtedy zgodzili ja byłam przeciw, i to powtarzam w zgodzie na tamten punkt, i wobec tego nie mamy prawa się teraz dopominać zmian. Chyba zostawmy tą sprawę już. Nie wiem, czy coś istotnego pan profesor...</text:p>
      <text:p text:style-name="P2434"><text:span text:style-name="T2435">Ob.</text:span><text:span text:style-name="T2436"><text:s text:c="23"/></text:span>:</text:p>
      <text:p text:style-name="P2437">/Niewłączony mikrofon/.</text:p>
      <text:p text:style-name="P2438">..<text:span text:style-name="T2439">.</text:span>będziemy przestrzegać tych zasad porozumienia, bo jeżeli będziemy przestrzegać, to wszystko pani docent wygrała, bo przecież tu chodzi o to, żeby według tych zasad prawda było.</text:p>
      <text:p text:style-name="P2440">Chciałem si<text:span text:style-name="T2441">ę</text:span><text:s/>po prostu dopisać, co mówił kolega przed chwilą, że przecież w wielu sytuacjach na Boga, czynnik polityczny naprawdę nie odgrywał roli. To nie dowód, że były sytuacje, w których odgrywał role.</text:p>
      <text:p text:style-name="P2442"><text:span text:style-name="T2443">Przewodnicząc</text:span><text:span text:style-name="T2444">a</text:span>:</text:p>
      <text:p text:style-name="P2445">Proszę państwa, czy do dalszych punktów są jakieś uwagi, dalszych punktów części wstępnej? Czyli, że będą poprawki jeszcze.</text:p>
      <text:p text:style-name="P2446">Jeszcze mówiliśmy o sformułowaniu bardzo krótkiego czy dodaniu zdania o tych... farmacji. Tośmy mówili przed dzisiejszą przerwą. Tylko jest kwestia po prostu w którym miejscu, tak ja o to właśnie pytam. Tu są zawodowe, więc nie jest powiedziane jakie.</text:p>
      <text:p text:style-name="P2447">Zawodowe, nie wymieniamy ich, nie możemy tutaj tego pakować. Zawodowe, to zawodowe.</text:p>
      <text:soft-page-break/>
      <text:p text:style-name="P2448">Proszę państwa, mnie się wydaje, że dość istotną sprawą jest tak jak powiedziano mi. Ja bardzo państwa proszę o ciszę... dzisiaj rzeczywiście urządzili nas okropnie z tą salą.</text:p>
      <text:p text:style-name="P2449">/Wyłączony mikrofon/<text:span text:style-name="T2450">.</text:span></text:p>
      <text:p text:style-name="P2451">Jest sprawa sygnalizowana mnie zarówno przez prof. Trzeciakowskiego, jak przez prof. Strzembosza, ażeby uwypuklić albo oddzielnie jakby wymienić takie punkty, w których chodzi o pewne rozstrzygnięcia prawne, legislacyjne, bo tutaj no jest kwestia pewnych postępowań, które muszą być podjęte przez prawników i muszą być załatwiane. To jest w różnych naszych załącznikach, w punktach, ale jak gdyby to nie jest wyodrębnion<text:span text:style-name="T2452">e</text:span>. Znaczy mnie to nie powiedziano jako zarządzenie, bo takowych w ogóle nie ma, ale no taką prośbę, nie wiem czy państwo się z tym zgadzają, co pan prof. Wojtczak na ten temat myśli?</text:p>
      <text:p text:style-name="P2453"><text:span text:style-name="T2454">Ob. And</text:span><text:span text:style-name="T2455">r</text:span><text:span text:style-name="T2456">zej Wojtczak</text:span><text:span text:style-name="T2457">:</text:span></text:p>
      <text:p text:style-name="P2458">.<text:span text:style-name="T2459">.</text:span>.zespół redakcyjny postara się wyartykułow<text:span text:style-name="T2460">ać,</text:span><text:s/>i dać zapis jakiś, żeby to było spójne.</text:p>
      <text:p text:style-name="P2461"><text:span text:style-name="T2462">Przewodnicząc</text:span><text:span text:style-name="T2463">a</text:span><text:span text:style-name="T2464">:</text:span></text:p>
      <text:p text:style-name="P2465">Prawnicy oczywiście, bo to naprawdę.<text:span text:style-name="T2466">.</text:span>.</text:p>
      <text:p text:style-name="P2467"><text:span text:style-name="T2468">Ob. Andrzej Wojtczak</text:span><text:span text:style-name="T2469">:</text:span></text:p>
      <text:p text:style-name="P2470">Jaki spójny, tym bardzi<text:span text:style-name="T2471">ej,</text:span><text:s/>że dużo jest tych zapisów.</text:p>
      <text:p text:style-name="P2472"><text:span text:style-name="T2473">Przewodnicząc</text:span><text:span text:style-name="T2474">a</text:span><text:span text:style-name="T2475">:</text:span></text:p>
      <text:p text:style-name="P2476">Tak się wydaje, że sporo.</text:p>
      <text:p text:style-name="P2477"><text:span text:style-name="T2478">Ob. Andrzej Wojtczak</text:span><text:span text:style-name="T2479">:</text:span></text:p>
      <text:p text:style-name="P2480">Tylko pani docent, jak by to musiało być s<text:span text:style-name="T2481">fo</text:span>rmułowane, bo mamy w stanowiskach cały szereg rzeczy, bo mamy ustawę o ochronie zdrowia, o zawodach medycznych, o samorządach, mamy jeszcze o - uchwale Rady Ministrów. Będzie to troszeczkę sztuczne w tej chwili i boję się, że to będzie sztuczne.<text:s/>Bo nam to zgrabnie nawet wyszło to zakończenie powiem szczerze.</text:p>
      <text:p text:style-name="P2482"><text:span text:style-name="T2483">Przewodnicząc</text:span><text:span text:style-name="T2484">a</text:span><text:span text:style-name="T2485">:</text:span></text:p>
      <text:p text:style-name="P2486">Tak, zgrabnie wyszło.</text:p>
      <text:p text:style-name="P2487"><text:span text:style-name="T2488">Ob. Andrzej Wojtczak</text:span><text:span text:style-name="T2489">:</text:span></text:p>
      <text:p text:style-name="P2490">Zgrabnie wyszło i to będzie bardzo sztuczne.<text:s/>Jeżeli to nie jest zobowiązujące pani docent, to proponuję zostawić tak, bo to jest dość zgrabne.</text:p>
      <text:p text:style-name="P2491"><text:span text:style-name="T2492">Przewodnicząc</text:span><text:span text:style-name="T2493">a</text:span><text:span text:style-name="T2494">:</text:span></text:p>
      <text:p text:style-name="P2495">Pan dr Dawydzik.</text:p>
      <text:p text:style-name="P2496"><text:span text:style-name="T2497">Ob. Lech D</text:span><text:span text:style-name="T2498">awyd</text:span><text:span text:style-name="T2499">zik</text:span>:</text:p>
      <text:p text:style-name="P2500">Ja chciałbym uściślić pytanie, czy dobrze, że tak powiem, ta intencja została zrozumiana, o której pani docent była uprzejma powiedzieć. Czy chodzi o materiał pomocniczy, który<text:s/>by bilansował akty prawne, do których my się odnosimy, czy rzeczywiście o stanowisko, ponieważ stanowiska są zawarte w stosunku tylko do niektórych aktów prawnych, mówiąc o intencji ich zmian w stosunku do innych w stanowiskach w tych załącznikach,<text:s/><text:span text:style-name="T2501">j</text:span>est wymieniona potrzeba zmian.</text:p>
      <text:p text:style-name="P2502">Więc jeżeli chodzi o materiał o charakterze pomocniczym bilansujący, niejako zakres reformy prawnej, jest to możliwe do zrobieni<text:span text:style-name="T2503">a.</text:span></text:p>
      <text:p text:style-name="P2504">Natomiast w sensie, że tak powiem, no powrotu i bilansowania stanowisk chyba nie.</text:p>
      <text:p text:style-name="P2505"><text:span text:style-name="T2506">Przewodnicząc</text:span><text:span text:style-name="T2507">a</text:span><text:span text:style-name="T2508">:</text:span></text:p>
      <text:soft-page-break/>
      <text:p text:style-name="P2509">Nie, nie. Oczywiście, że nie. Tylko w tym duchu, jak pan doktor powiedział jako pierwsze.</text:p>
      <text:p text:style-name="P2510"><text:span text:style-name="T2511">Ob.<text:s/></text:span><text:span text:style-name="T2512">L</text:span><text:span text:style-name="T2513">ech Dawydzik</text:span>:</text:p>
      <text:p text:style-name="P2514">Jako wykaz po prostu.</text:p>
      <text:p text:style-name="P2515"><text:span text:style-name="T2516">Przewodnicząc</text:span><text:span text:style-name="T2517">a</text:span><text:span text:style-name="T2518">:</text:span></text:p>
      <text:p text:style-name="P2519">Może wobec tego prawnicy się nad tym zastanowią.</text:p>
      <text:p text:style-name="P2520">Teraz tak, myśmy jeszcze... pewnie niedługo dojrzewamy do prz<text:span text:style-name="T2521">e</text:span>rwy obiadowej, jeszcze była sprawa zapisu, bo to<text:s/><text:span text:style-name="T2522">b</text:span>y<text:span text:style-name="T2523">łb</text:span>y zapis dotyczący tej sprawy represji, co nie skończyliśmy niejako w jakiej formie to będzie dołączone, jako stanowisko do naszych - jeśli przekazane do zespołu prawnego, jak pan profesor sugerował.</text:p>
      <text:p text:style-name="P2524">Czy pan prof. Żochowski coś powie?</text:p>
      <text:p text:style-name="P2525"><text:span text:style-name="T2526">O</text:span><text:span text:style-name="T2527">b. Jacek Żochowski</text:span><text:span text:style-name="T2528">:</text:span></text:p>
      <text:p text:style-name="P2529">Mielibyśmy jeszcze propozycję, żeby może ten temat przełożyć na po przerwie obiadowej, dlatego że są pewne uzgodnienia z innych<text:s/>„stolików”<text:s/>już na ten temat i musielibyśmy się w pewnym sensie do nich dopasować. Na pewno jeśli chodzi o szkoły wyższe, o uczelnie, to nasze stanowisko nie może być rozbieżne z tym, co Minister Edukacji Narodowej już zgłosił, zadeklarował. Jak to zostało zapisane?</text:p>
      <text:p text:style-name="P2530">Tak że my przynajmniej w tej części musimy być na pewno zbieżni. Jeśli można prosić panią przewodniczącą jednak o przełożenie tego na po przerwie obiadowej, bo musimy tą sprawę do końca opracowa<text:span text:style-name="T2531">ć</text:span>.</text:p>
      <text:p text:style-name="P2532"><text:span text:style-name="T2533">Pr</text:span><text:span text:style-name="T2534">ze</text:span><text:span text:style-name="T2535">wodnicząc</text:span><text:span text:style-name="T2536">a</text:span>:</text:p>
      <text:p text:style-name="P2537">Jeszcze doktor Edelman.</text:p>
      <text:p text:style-name="P2538"><text:span text:style-name="T2539">O</text:span><text:span text:style-name="T2540">b. Marek Edelman</text:span>:</text:p>
      <text:p text:style-name="P2541">Jestem za tym, żeby odłożyć to na po przerwie obiadowej, ale chciałem zwrócić uwagę na taką rzecz.</text:p>
      <text:p text:style-name="P2542">Nie jest to rzecz spójna z Ministrem Edukacji Narodowej, Ministerstwo Edukacji Narodowej prowadzi uniwersytety i prowadzi politechniki. Jest to zupełnie inne zagadnienie.</text:p>
      <text:p text:style-name="P2543">Prowadzi szkoły o profilu politycznym. Jest to sprawa czysto polityczna, kiedy u nas jest to sprawa czystej złośliwości. I ze szkodą tej złośliwości, nie dlatego, poszkodowanego, bo to też, ale to nie jest n<text:span text:style-name="T2544">ajw</text:span>ażni<text:span text:style-name="T2545">ejs</text:span>ze, ze sprawą dla pacjenta, bo likwidacja oddziałów następuje ad personam i oddziały powstają też ad personam. Więc to jest taka rzecz.</text:p>
      <text:p text:style-name="P2546">Więc ja myślę, że w tej sprawie, jeżeli by te zapisy z Ministerstwa Edukacji Narodowej nam odpowiadały, to bardzo proszę. Ale jeżeli ten zapis nam nie będzie odpowiadał, bo będzie bardzo ogólnikowy i pływający, i w szkołach wyższych na przykład się nie przywróci prof. Kołakowskiego na katedrę, ani Brusa, ani Baumana, bo przecież dawno trzeba ich było przeprosić, poprosić co najmniej, żeby tutaj byli, to my nie musimy być tacy. My byśmy chętnie zaprosili kilku profesorów, którzy już w 1968 roku wyjechali z Polski i żeby tu u nas wykładali, zamiast na uniwersytetach w Ameryce, bardzo chętnie.</text:p>
      <text:p text:style-name="P2547">Więc nie jest to równorzędna sprawa.</text:p>
      <text:p text:style-name="P2548">Ja myślę, że jeżeli ten zapis, który jest na innych<text:s/>„stolikach”, będzie nam nie odpowiadał, służbie zdrowia, nie nam osobiście, to myślę, że możemy sobie pozwolić na własny zapis, bo już jak mówiłem przy sprawie nomenklatury ta sprawa nie jest dla rządu niebezpieczna, jest to mała sprawa, nie tutaj leży podstawa władzy rządu i nie tutaj jest ta nomenklatura n<text:span text:style-name="T2549">ajważ</text:span>ni<text:span text:style-name="T2550">ejs</text:span>za, i n<text:span text:style-name="T2551">aj</text:span>ważni<text:span text:style-name="T2552">ejs</text:span>ze przywrócenie tych<text:s/><text:soft-page-break/>posad. To nie zagrozi rządowi i może na to<text:s/>pójść, jeżeli to na przykład tutaj zostanie uzgodnione, jeżeli będzie rozbieżność na przykład z Ministrem Edukacji<text:s/>Narodowej, to możemy<text:s/><text:span text:style-name="T2553">s</text:span>obie na to pozwolić, żeby do<text:s/>„stołu”<text:s/>politycznego pójść z naszym zapisem. Sądzę, że on przejdzie. Tak samo jak przeszedł nasz w sprawie nomenklatury, tak samo przejdzie ten zapis tutaj. Jestem prawie przekonany. Więc nie musimy być tacy ostrożni. Ale proszę bardzo, odkładamy to na popołudnie.</text:p>
      <text:p text:style-name="P2554"><text:span text:style-name="T2555">Przewodnicząc</text:span><text:span text:style-name="T2556">a</text:span><text:span text:style-name="T2557">:</text:span></text:p>
      <text:p text:style-name="P2558">W międzyczasie przyniesiono nam tekst odbity stanowiska Podzespołu do spraw Zdrowia w sprawie sprzętu jednor<text:span text:style-name="T2559">az</text:span>owego, leków i aparatury medycznej. Ja tu widzę od razu w pierwszym<text:span text:style-name="T2560"><text:s/></text:span>punkcie rozbieżność wobec tego cośmy dyskutowali.</text:p>
      <text:p text:style-name="P2561">W pierwszej w ogóle wersji było to, żeby uruchomienie tego importu brakującego sprzętu było z dniem 30 kwietnia. Pan prof. Wojtczak przekonał mnie, bo ja za tym optowałam, że słowo<text:s/>„n<text:span text:style-name="T2562">at</text:span>ychmi<text:span text:style-name="T2563">asto</text:span>we uruchomienie”<text:s/>znacznie mocniejsze. W ostatecznej wersji nie ma ani terminu, ani n<text:span text:style-name="T2564">atyc</text:span>hmi<text:span text:style-name="T2565">as</text:span>towego. Na to my się w żadnym wypadku nie zgadzamy. Ja nie mam<text:s/>„natychmi<text:span text:style-name="T2566">as</text:span>towego”<text:s/>-<text:s/>„konieczne jest uruchomienie importu”.</text:p>
      <text:p text:style-name="P2567"><text:span text:style-name="T2568">Ob.</text:span><text:span text:style-name="T2569"><text:s text:c="23"/></text:span>:</text:p>
      <text:p text:style-name="P2570">/Niewłączony mikrofon/.</text:p>
      <text:p text:style-name="P2571"><text:span text:style-name="T2572">..</text:span>.w różnych momentach są powielacze<text:span text:style-name="T2573">...</text:span></text:p>
      <text:p text:style-name="P2574"><text:span text:style-name="T2575">Przewodnicząca</text:span><text:span text:style-name="T2576">:</text:span></text:p>
      <text:p text:style-name="P2577">Ale takie słowa są bardzo ważne, także nie możemy mieć rozbieżności.</text:p>
      <text:p text:style-name="P2578">To nie, dlatego ja na to się nie zgadzam. Myśmy mówili, żeby było w tym punkcie<text:s/>„natychmias<text:span text:style-name="T2579">to</text:span>we”, bo uruchomienie importu, a tam prawne jakieś sprawy przy produkcji, to jest duża różnica i szybkość jest inna.</text:p>
      <text:p text:style-name="P2580"><text:span text:style-name="T2581">Ob.</text:span><text:span text:style-name="T2582"><text:s text:c="23"/></text:span>:</text:p>
      <text:p text:style-name="P2583">/Niewłączony mikrofon/.</text:p>
      <text:p text:style-name="P2584"><text:span text:style-name="T2585">.</text:span>..<text:span text:style-name="T2586">i</text:span><text:s/><text:span text:style-name="T2587">w</text:span><text:s/>punkcie pierwszym<text:s/>„n<text:span text:style-name="T2588">at</text:span>ychmi<text:span text:style-name="T2589">as</text:span>towe uruchomienie”.</text:p>
      <text:p text:style-name="P2590"><text:span text:style-name="T2591">Przewodni</text:span><text:span text:style-name="T2592">cz</text:span><text:span text:style-name="T2593">ąc</text:span><text:span text:style-name="T2594">a</text:span><text:span text:style-name="T2595">:</text:span></text:p>
      <text:p text:style-name="P2596">Tak, dwa razy będzie<text:s/>„natychmiastowe”, nie szkodzi.<text:s/>To nie jest utwór literacki. Ja uważam, że musi by<text:span text:style-name="T2597">ć</text:span><text:s/>w dwóch miejscach, ale w tym musi być jeszcze raz wymienione.<text:s/>To,<text:s/>że to - właśnie jak mówię - nie jest wiersz. Powtórzenie tego samego słowa w obu miejscach, skoro nie ma być tu<text:s/><text:span text:style-name="T2598">te</text:span>rminu.</text:p>
      <text:p text:style-name="P2599">Ja chciałam spytać, o której obiad my mamy?</text:p>
      <text:p text:style-name="P2600"><text:span text:style-name="T2601">Ob.</text:span><text:span text:style-name="T2602"><text:s text:c="23"/></text:span>:</text:p>
      <text:p text:style-name="P2603">Ja przed chwilą pytałem i za 5 - 10 minut możemy iść na obiad i mamy salę dla zespołu redakcyjnego zdaje się pustą na górze, także zdąży zespół redakcyjny szybko zjeść obiad, i kontynuować swo<text:span text:style-name="T2604">je</text:span><text:s/>prace.</text:p>
      <text:p text:style-name="P2605"><text:span text:style-name="T2606">Przewodnicząc</text:span><text:span text:style-name="T2607">a</text:span><text:span text:style-name="T2608">:</text:span></text:p>
      <text:p text:style-name="P2609">Czy jeszcze jakieś sprawy przed przerwą państwo chcieliby z<text:span text:style-name="T2610">ałatw</text:span>ić?</text:p>
      <text:p text:style-name="P2611"><text:span text:style-name="T2612">Ob.</text:span><text:span text:style-name="T2613"><text:s text:c="23"/></text:span>:</text:p>
      <text:p text:style-name="P2614"><text:span text:style-name="T2615">W</text:span><text:s/>takim razie jak długą przerwę, dlatego że zespół redakcyjny - do 15.15.</text:p>
      <text:p text:style-name="P2616"><text:span text:style-name="T2617">Przewodnicząc</text:span><text:span text:style-name="T2618">a</text:span><text:span text:style-name="T2619">:</text:span></text:p>
      <text:p text:style-name="P2620">Dobra, 15.30, ale koledzy chcą wyjeżdżać.</text:p>
      <text:p text:style-name="P2621">Przepraszam, to powielać się może, a my możemy radzić. Przecież my nie będziemy powielać tym<text:s/><text:soft-page-break/>razem.</text:p>
      <text:p text:style-name="P2622">15.15 wystarczy, jednak różne osoby chciałyby wyjeżdżać, a lepiej żebyśmy dziś skończyli to wspólnie.</text:p>
      <text:p text:style-name="P2623">Dobrze, czyli do 15.15 przerwa.</text:p>
      <text:p text:style-name="P2624"/>
      <text:p text:style-name="P2625">/<text:span text:style-name="T2626">Przerwa</text:span>/.</text:p>
      <text:p text:style-name="P2627"/>
      <text:p text:style-name="P2628">/Po przerwie/.</text:p>
      <text:p text:style-name="P2629"/>
      <text:p text:style-name="P2630">/Po przerwie obradom<text:s/><text:span text:style-name="T2631">przewodniczy ob.<text:s/></text:span><text:span text:style-name="T2632">W</text:span><text:span text:style-name="T2633">ojciech Guglas</text:span>/.</text:p>
      <text:p text:style-name="P2634"><text:span text:style-name="T2635">Przewodnicząc</text:span><text:span text:style-name="T2636">y</text:span><text:span text:style-name="T2637">:</text:span></text:p>
      <text:p text:style-name="P2638">Czy można państwa prosić, bo mamy do przyjęcia jeszcze stanowisko w zakresie rehabilita<text:span text:style-name="T2639">cj</text:span>i inwalidów. Ale zanim do tego przejdziemy, ja bym proponował mimo wszystko jeszcze raz rozważyć, mimo sprzeciwu, ten zapis i dodanie po słowie:<text:s/><text:span text:style-name="T2640">„</text:span>budżetu państwa”<text:s/><text:span text:style-name="T2641">-</text:span><text:s/>finansowane będą inwestycje, kwestie moderniza<text:span text:style-name="T2642">cj</text:span>i. Żeby dopisać w tym protokole końcowym podzespołu kwestii modernizacji - inwestycje, modernizacji i dalej tak jak żeśmy ustalili.</text:p>
      <text:p text:style-name="P2643">Na stronie drugiej w punkcie drugim. W protokole końcowym Podzespołu do spraw Zdrowia, strona druga, to co wywołało tyle emocji.</text:p>
      <text:p text:style-name="P2644"><text:span text:style-name="T2645">Ob.</text:span><text:span text:style-name="T2646"><text:s text:c="23"/></text:span>:</text:p>
      <text:p text:style-name="P2647">/Niewłączony mikrofon/.</text:p>
      <text:p text:style-name="P2648"><text:span text:style-name="T2649">Przewodnicząc</text:span><text:span text:style-name="T2650">y</text:span><text:span text:style-name="T2651">:</text:span></text:p>
      <text:p text:style-name="P2652">Panie doktorze, to że przepisują, to nie dowód, że nie powinniśmy zawrzeć tego. Jest to niestety bardzo ważne, ponieważ konsekwencje braku takiego zapisu będzie ponosiła służba zdrowi<text:span text:style-name="T2653">a</text:span>,<text:s/><text:span text:style-name="T2654">p</text:span>rzez to społeczeństwo, może ponosić, ja nie mówię, że będzie zdecydowanie, ale może ponosić.</text:p>
      <text:p text:style-name="P2655"><text:span text:style-name="T2656">Ob.</text:span><text:span text:style-name="T2657"><text:s text:c="23"/></text:span>:</text:p>
      <text:p text:style-name="P2658">Jaki to zapis, można prosić.</text:p>
      <text:p text:style-name="P2659"><text:span text:style-name="T2660">Przewodniczący</text:span><text:span text:style-name="T2661">:</text:span></text:p>
      <text:p text:style-name="P2662">A ze środków budżetu państwa finansowane będą inwestycje, moderniz<text:span text:style-name="T2663">acje</text:span>, uczelnie medyczne itd. Jedno słowo<text:s/>„modernizacje<text:span text:style-name="T2664">”</text:span>.</text:p>
      <text:p text:style-name="P2665"><text:span text:style-name="T2666">Przewodnicząca - Zofia Kuratowska</text:span><text:span text:style-name="T2667">:</text:span></text:p>
      <text:p text:style-name="P2668">Trzeba dodać, koniecznie.</text:p>
      <text:p text:style-name="P2669"><text:span text:style-name="T2670">Ob.</text:span><text:span text:style-name="T2671"><text:s text:c="23"/></text:span>:</text:p>
      <text:p text:style-name="P2672">Też uważamy za stosowne w sytuacji zwłaszcza naszej bazy szpitalnej.</text:p>
      <text:p text:style-name="P2673"><text:span text:style-name="T2674">Przewodniczący</text:span>:</text:p>
      <text:p text:style-name="P2675">I jeszcze w zakresie zabezpieczenia społeczeństwa proponujemy mimo wszystko, czy w zapisie końcowym wniosek taki, mimo przyjętego planu konsolid<text:span text:style-name="T2676">ac</text:span>yjnego i mówienie o tym, że prawda, że on w sposób dotyczy tylko nowo otwieranych inwestycji, to będzie rzutowało za 3 - 4 lata, ponieważ jest cykl przygotowawczy, żeby plan konsolid<text:span text:style-name="T2677">ac</text:span>yjny w części inwestycyjn<text:span text:style-name="T2678">ej</text:span><text:s/>nie dotyczył służby zdrowia.</text:p>
      <text:p text:style-name="P2679">Nie ma takiego zapisu, natomiast prosimy o spowodowanie takiego zapisu. To jest bardzo ważne, ponieważ ja chociażby wymienię siedzące tutaj osoby: Poznańskie Centrum Akademii Medycznej, które<text:s/><text:soft-page-break/>nie wejdzie w najbliższym czasie. Kwestia załatwiania Wrocławia i wielu innych, jeżeli chodzi o możliwość cyklów inwestycyjnych. Uważamy, że to jest nie do przyjęcia, żeby plan konsolid<text:span text:style-name="T2680">ac</text:span>yjny był okrojony przez służbę zdrowia. Trzeba stworzyć możliwości chociażby terenowi, bo teren w tej chwi<text:span text:style-name="T2681">l</text:span>i też jest blokowany, jeżeli chodzi o otwieranie nowych inwestycji kub<text:span text:style-name="T2682">at</text:span>u<text:span text:style-name="T2683">ro</text:span>w<text:span text:style-name="T2684">yc</text:span>h.</text:p>
      <text:p text:style-name="P2685">Czy pani docent zgadza się z takim stanowiskiem odnośnie planu konsolid<text:span text:style-name="T2686">ac</text:span>yjnego, żeby taki zapis od nas poszedł?</text:p>
      <text:p text:style-name="P2687"><text:span text:style-name="T2688">O</text:span><text:span text:style-name="T2689">b. Zofia Kuratowska</text:span><text:span text:style-name="T2690">:</text:span></text:p>
      <text:p text:style-name="P2691">Tak, ja się zgadzam.</text:p>
      <text:p text:style-name="P2692"><text:span text:style-name="T2693">Przewodniczący</text:span>:</text:p>
      <text:p text:style-name="P2694">Ja mam pytanie, bo nie mamy przed sobą tego planu konsolidacyjnego. O ile pamiętam, tam inwestycje są z tego w jakiś sposób wyłączone. Ja nie pamiętam s<text:span text:style-name="T2695">fo</text:span>rmułowania, ale jest tam taki akapit, który czy całkowicie czy częściowo w<text:span text:style-name="T2696">ył</text:span>ącza z zakazu inwestycji obiekty służby zdrowia. Prosiłbym sprawdzi<text:span text:style-name="T2697">ć</text:span>, żeby nie robić, że tak powiem śmieszności.</text:p>
      <text:p text:style-name="P2698"><text:span text:style-name="T2699">Ob.</text:span><text:span text:style-name="T2700"><text:s text:c="23"/></text:span>:</text:p>
      <text:p text:style-name="P2701">Przepraszam. Pan dyrektor Wysocki odpowiadając na moje pytanie stwierdził, że plan konsolidacji nie dotyczy już rozpoczętych inwestycji, natomiast dotyczy otwierania nowych<text:span text:style-name="T2702"><text:s/></text:span>inwestycji. A my stoimy na stanowisku, że kwestie otwierania powinna być.</text:p>
      <text:p text:style-name="P2703">Ale w wypadku gdy się potwierdzi, to to przyjmujemy prawda, że wpisujemy.</text:p>
      <text:p text:style-name="P2704"><text:span text:style-name="T2705">Ob.</text:span><text:span text:style-name="T2706"><text:s text:c="23"/></text:span>:</text:p>
      <text:p text:style-name="P2707">Jeżeli będzie to uregulowane już, no to nie występujemy z czymś oczywistym. Jeżeli sprawdzimy i będzie tak jak pan przewodniczący mówi, to my nie mamy nic przeciwko.</text:p>
      <text:p text:style-name="P2708"><text:span text:style-name="T2709">Przewodniczący</text:span><text:span text:style-name="T2710">:</text:span></text:p>
      <text:p text:style-name="P2711">Czyli te dwie poprawki uzgodniliśmy.</text:p>
      <text:p text:style-name="P2712">Jeżeli można teraz prosić, nie ma pani doktor, stanowisko odnośnie rehabilitac<text:span text:style-name="T2713">ji</text:span><text:s/>inwalidów. Jest pani doktor.</text:p>
      <text:p text:style-name="P2714"><text:span text:style-name="T2715">Ob.</text:span><text:span text:style-name="T2716"><text:s text:c="23"/></text:span>:</text:p>
      <text:p text:style-name="P2717">/Niewłączony mikrofon/.</text:p>
      <text:p text:style-name="P2718">...z ustaleniami, zostały tam wszędzie wtedy, kiedy się używało pojęcia<text:s/>„inwalidzi”<text:s/>zamienione na<text:s/><text:span text:style-name="T2719">„</text:span>niepełnosprawnych”<text:s/>w tym tekści<text:span text:style-name="T2720">e</text:span>, który pan doktor dał, a poza tym jest to bez zmian.</text:p>
      <text:p text:style-name="P2721">Dziękuję.</text:p>
      <text:p text:style-name="P2722"><text:span text:style-name="T2723">Przewodnicząc</text:span><text:span text:style-name="T2724">y</text:span><text:span text:style-name="T2725">:</text:span></text:p>
      <text:p text:style-name="P2726">Wstępny tekst plus uzupełnienie tych zmian, które są<text:s/>niezbędne. Czyli kolejne stanowisko zostało przyjęte. Tak rozumiem.</text:p>
      <text:p text:style-name="P2727">Do załączników czy są jeszcze uwagi? Pan prof.<text:s/><text:span text:style-name="T2728">Ż</text:span>ochowski.</text:p>
      <text:p text:style-name="P2729"><text:span text:style-name="T2730">Ob. Jacek Żochowski</text:span><text:span text:style-name="T2731">:</text:span></text:p>
      <text:p text:style-name="P2732">Ja mam uwagę do załącznika, który mówi o samorządach, załącznik jedenasty, punkt trzeci rzymski. Mianowicie w dniu dzisiejszym miało się odbyć zebranie trzech komisji sejmowych, które miały dyskutować nad projektem Izb Samorządu Lekarskiego, Izb Lekarskich i po uzgodnieniach miał być przez nas ten projekt opublikowany w<text:s/>„Rzeczpospolit<text:span text:style-name="T2733">ej</text:span>”.</text:p>
      <text:soft-page-break/>
      <text:p text:style-name="P2734">Strona nasza nie może się w chwili obecnej zobowiązać do opublikowania tego tekstu w żadnym z dzienników, ponieważ zebranie komisji się nie odbyło i stąd oczywiście nie jest to możliwe, żebyśmy mogli mieć ten uzgodniony tekst i mogli go wydrukować.</text:p>
      <text:p text:style-name="P2735">Jeżeli odbędzie się to zebranie w najbliższym czasie, to postaramy się, jak będzie można najszybciej opublikować tak jak mówiłem w<text:s/>„Rzeczpospolit<text:span text:style-name="T2736">ej</text:span>”.</text:p>
      <text:p text:style-name="P2737">Istnieje pewna groźba, że jednak nie uda się wypełnić punktu drugiego, to znaczy, że nie wejdzie ten projekt na plenarne posiedzenia Sejmu obecnej kadencji i to chciałem państwu powiedzieć, jako wiadomość z ostatniej chwili.</text:p>
      <text:p text:style-name="P2738"><text:span text:style-name="T2739">Przewodniczący</text:span>:</text:p>
      <text:p text:style-name="P2740">Pan profesor Chłap.</text:p>
      <text:p text:style-name="P2741"><text:span text:style-name="T2742">O</text:span><text:span text:style-name="T2743">b</text:span><text:span text:style-name="T2744">. Zbign</text:span><text:span text:style-name="T2745">iew</text:span><text:span text:style-name="T2746"><text:s/>Chła</text:span><text:span text:style-name="T2747">p</text:span><text:span text:style-name="T2748">:</text:span></text:p>
      <text:p text:style-name="P2749">Czy pan profesor mógłby nam podać nieco więcej szczegółów, jakie są główne przeszkody, dlaczego nie zebrała się komisja oraz co będzie powodowało to, że nie będzie można ogłosić, przecież to jest<text:span text:style-name="T2750">..</text:span>.</text:p>
      <text:p text:style-name="P2751"><text:span text:style-name="T2752">Ob</text:span><text:span text:style-name="T2753">.</text:span><text:span text:style-name="T2754"><text:s/>Jacek Żochowski</text:span><text:span text:style-name="T2755">:</text:span></text:p>
      <text:p text:style-name="P2756">Tak. Nie można ogłosić dlatego, że projekt, który miałby być ogłoszony, musi być uzgodniony<text:s/><text:span text:style-name="T2757">w</text:span><text:s/>trzech komisjach wspólnie. Te komisje miały się zebrać dzisiaj o godzinie 15.00. No komisja - stało się tak, że komisje po prostu nie zebrały się, trudno w tej chwili doszukiwać się mechanizmów, w jakich do tego doszło. W każdym razie, ponieważ nie zebrały się, nie przedyskutowały ostatniego projektu, to my go nie możemy dostać do publikacji prasowej. Trudno mi jest w tej chwili wytłumaczyć,<text:s/><text:span text:style-name="T2758">n</text:span>awet chyba nie ma wytłum<text:span text:style-name="T2759">acz</text:span>enia, jakiegoś takiego,<text:span text:style-name="T2760"><text:s/></text:span>które można przekazać, dlaczego się one nie zebrały.<text:s/>Po prostu może było za mało czasu pomiędzy ostatnim zebraniem komisji s<text:span text:style-name="T2761">ej</text:span>mowej, nie wszyscy zdążyli być zawiadomieni, może zadziałały jakieś sprawy, straj<text:span text:style-name="T2762">k</text:span><text:s/>poczty powiedzmy, m<text:span text:style-name="T2763">o</text:span>gły nie dojść zawiadomienia. Nie wiem. Trudno mi jest na to odpowiedzieć.</text:p>
      <text:p text:style-name="P2764">Fakt jest taki, że nie możemy zagwaran<text:span text:style-name="T2765">to</text:span>wać opublikowania tego tekstu w najbliższych dniach.</text:p>
      <text:p text:style-name="P2766">Myślę, że istnieją jeszcze pewne szanse, żeby te komisje się zebrały i żeby ten projekt wszedł na posiedzenie plenarne Sejmu obecnej kadencji, aczkolwiek realnie oceniam te szanse jako bardzo małe.</text:p>
      <text:p text:style-name="P2767"><text:span text:style-name="T2768">Przewodniczący</text:span><text:span text:style-name="T2769">:</text:span></text:p>
      <text:p text:style-name="P2770">Pan profesor Chłap.</text:p>
      <text:p text:style-name="P2771"><text:span text:style-name="T2772">Ob. Zbigniew Chłap</text:span><text:span text:style-name="T2773">:</text:span></text:p>
      <text:p text:style-name="P2774">Jeszcze raz panie profesorze chciałem zwrócić się, szczególnie do pana, który tą sprawą tyle czasu już się zajmuje, jednakże o przedstawienie, myślę, że w imieniu całego naszego<text:s/>„stołu”<text:s/>pewnego protestu w związku z odsunięciem<text:s/>prawda tak bardzo ważnej sprawy, która zdawałaby się, że jest już prawie że załatwiona. Ja myślę, że to byłoby naprawd<text:span text:style-name="T2775">ę<text:s/></text:span>pierwsze konkretne osiągnięcie, jeśli chodzi o środowisko med<text:span text:style-name="T2776">ycz</text:span>ne.</text:p>
      <text:p text:style-name="P2777">Tak również wydaje mi się, że nie ma potrzeby, żeby wycofywać się z zapisu. Ten zapis możemy zmodyfikować, że natychmiast ogłosi się oczywiście, natychmiast po uzyskaniu danych.</text:p>
      <text:p text:style-name="P2778"><text:span text:style-name="T2779">Ob. Jacek<text:s/></text:span><text:span text:style-name="T2780">Ż</text:span><text:span text:style-name="T2781">ochowski</text:span>:</text:p>
      <text:p text:style-name="P2782">/Niewłączony mikrofon/.</text:p>
      <text:p text:style-name="P2783">.<text:span text:style-name="T2784">..</text:span>tylko chcę państwa uprzedzić, że ten zapis może okazać się po prostu nierealny i to była moja<text:s/><text:soft-page-break/>wątpliwość.</text:p>
      <text:p text:style-name="P2785">Druga sprawa odnośnie wystąpienia do Sejmu, jest to sprawa w tej chwili, która znajduje się w rękach komisji poselskich i posłów. Nasze oddziaływanie na te komisje jest bardzo pośrednie. Ja sam miałem zresztą na ostatnim takim spotkaniu no dowód, że komisje sejmowe niezbyt chętnie jakąkolwiek ingerencję w swoją działalność akceptują, nawet powiedziałbym nie potraktowałem tego, że to było jakoś tak no z wielką przychylnością przyjęte. Także oczywiście będziem<text:span text:style-name="T2786">y<text:s/></text:span>w tym kierunku robili jakieś działania, za których efekt absolutnie nie mogę ręczyć.</text:p>
      <text:p text:style-name="P2787"><text:span text:style-name="T2788">Przewodniczący</text:span><text:span text:style-name="T2789">:</text:span></text:p>
      <text:p text:style-name="P2790"><text:span text:style-name="T2791">P</text:span>ani docent Kuratowska.</text:p>
      <text:p text:style-name="P2792"><text:span text:style-name="T2793">Ob</text:span><text:span text:style-name="T2794">.</text:span><text:span text:style-name="T2795"><text:s/>Zofia Kuratowska</text:span><text:span text:style-name="T2796">:</text:span></text:p>
      <text:p text:style-name="P2797">Proszę państwa, mnie się wydaje, że sprawa jest dosyć jasna. Wiemy, że od dawna działały siły jakieś, które chciały nie dopuścić do tego, no więc nie dopuścić do zebrania komisji, posiedzenia komisji, jest po prostu najłatwiej.<text:s/>Znacznie łatwiej, niż wystąpić w otwartej dyskusji.</text:p>
      <text:p text:style-name="P2798">To, że Sejm nie liczy, a przynajmniej pewni ludzie w Sejmie nie liczą się z obradami<text:s/><text:span text:style-name="T2799">„</text:span>okrągłego stołu”, to mieliśmy dowód w sprawie ustawy o specjalnych uprawnieniach zarządów gospodarczych, które na podstawie umów przy<text:s/>„okrągłym<text:span text:style-name="T2800"><text:s/></text:span>stole”<text:s/>miały być po prostu odłożone, nie to, że zupełnie wycofane, odłożone. No nie zostały z ustawy załatwione tak, jak były załatwione.</text:p>
      <text:p text:style-name="P2801">Niemniej nie możemy tego zostawiać swojemu biegowi spraw. Ja rozumiem, że Sejm, który składa się z posłów wybranych, no nie taję, że ja nie wybierałam żadnego z tych posłów, dlatego że nie brałam udziału od wielu bardzo lat, może 30 w wyborach, ale niemniej są to ludzie wybrani przez ludzi, i im służą.</text:p>
      <text:p text:style-name="P2802">My jesteśmy częścią tego społeczeństwa i siedliśmy przy tym stole jako ludzie mający jakiś mandat zaufania właśnie społeczeństwa.</text:p>
      <text:p text:style-name="P2803">Wobec tego nie chodzi mi o to, żeby Sejmowi wymyślać, przy tym komisjom, bo to na pewno nie prowadzi do celu, ale że powinniśmy napisać list wyrażający nasze zaniepokojenie może na ręce - tu mi najlepiej podpowiada prof.<text:s/><text:span text:style-name="T2804">Ż</text:span>ochowski, na ręce pana posła Szymborskiego, nie wiem, który tą sprawę pilotował, może kogo innego, ja nie forsuję tego nazwiska, miałam kontakt po prostu.</text:p>
      <text:p text:style-name="P2805">Po prostu powinniśmy wyrazić zaniepok<text:span text:style-name="T2806">oj</text:span>enie, że ta sprawa nie stanęła, że uważamy, iż powinna znaleźć się na obradach Sejmu jeszcze tej kadencji i że jest to sprawa jednym słowem dla środowiska lekarskiego niezwykle ważna.</text:p>
      <text:p text:style-name="P2807"><text:span text:style-name="T2808">Przewodnicząc</text:span><text:span text:style-name="T2809">y:</text:span></text:p>
      <text:p text:style-name="P2810">Proszę bardzo, pani profesor.</text:p>
      <text:p text:style-name="P2811"><text:span text:style-name="T2812">Ob.</text:span><text:span text:style-name="T2813"><text:s text:c="23"/></text:span>:</text:p>
      <text:p text:style-name="P2814">Ja chciałam się zgodzić jak najbardziej z tym co pani docent powiedziała, ponieważ to jest wielki skandal dla nas wszystkich i proponuję, żebyśmy napisali oświadczenie piśmienne, oświadczenie piśmienne i to oświadczenie piśmienne dla pana Żochowskiego i dla jeszcze kogoś, tutaj może przewod<text:span text:style-name="T2815">n</text:span>iczącego, przed końcem jeszcze tej sesji.</text:p>
      <text:p text:style-name="P2816">Dziękuję bardzo.</text:p>
      <text:p text:style-name="P2817"><text:span text:style-name="T2818">Przewodn</text:span><text:span text:style-name="T2819">icz</text:span><text:span text:style-name="T2820">ąc</text:span><text:span text:style-name="T2821">y</text:span><text:span text:style-name="T2822">:</text:span></text:p>
      <text:p text:style-name="P2823">Pani magister Grzymisławska.</text:p>
      <text:soft-page-break/>
      <text:p text:style-name="P2824"><text:span text:style-name="T2825">Ob. Anna Grzymisławsk</text:span><text:span text:style-name="T2826">a:</text:span></text:p>
      <text:p text:style-name="P2827">Ja jeszcze chciałam państwu powiedzieć, dlaczego nasze stanowisko tutaj prezentujemy w taki sposób w sprawie ustawy o samorządzie lekarskim, że wyrażamy swoje głębokie zaniepokojenie losami tej ustawy, a mianowicie otrzymaliśmy dzisiaj uchwałę w sprawie komisji koordyn<text:span text:style-name="T2828">ac</text:span>yjn<text:span text:style-name="T2829">ej</text:span><text:s/>służby zdrowia NSZZ<text:s/>„Solidarność”<text:s/>podjętą na posiedzeniu w dniu 11 marca, w której to uchwale Krajowa Komisja Koordynac<text:span text:style-name="T2830">yj</text:span>na popiera w całej rozciągłości ustalenia dotychczasowe strony społeczno-solidarnościow<text:span text:style-name="T2831">ej</text:span><text:s/>w sprawie treści ustawy o samorządzie lekarskim.</text:p>
      <text:p text:style-name="P2832">Jednocześnie popieramy stanowisko strony społeczno-solidarnościowej o wprowadzenie tej us<text:span text:style-name="T2833">t</text:span>awy pod obrady bieżącej sesji Sejmu. To znaczy uchwałę podpisali reprezentanci Gdańska, Elbląga, Katowic, Warszawy, Poznania, Szczecina, Konina, Tomaszowa M<text:span text:style-name="T2834">az</text:span>owieckiego, Krakowa, Rzeszowa, Wrocławia, Legnicy. Jest to bardzo duża reprezentacja i uważamy, że<text:s/>zostaliśmy zobligowani tym samym do złożenia takiego protestu czy zaniepoko<text:span text:style-name="T2835">je</text:span>nia mówiąc delikatniej.</text:p>
      <text:p text:style-name="P2836"><text:span text:style-name="T2837">Przewodniczący</text:span>:</text:p>
      <text:p text:style-name="P2838">Pan prof. Wojtczak.</text:p>
      <text:p text:style-name="P2839"><text:span text:style-name="T2840">Ob. Andrzej Wojtczak</text:span><text:span text:style-name="T2841">:</text:span></text:p>
      <text:p text:style-name="P2842">Ja chciałbym tutaj kilka słów wyjaśnienia o stanowisku nazwijmy to strony rządowej, jak już nie nawet koalicyjnej, tylko rządowej.</text:p>
      <text:p text:style-name="P2843">St<text:span text:style-name="T2844">r</text:span>ona rządowa nie może takiego protestu podpisać ze względów procedur<text:span text:style-name="T2845">al</text:span>nych, dlatego że naszym lordem jest S<text:span text:style-name="T2846">e</text:span>j<text:span text:style-name="T2847">m<text:s/></text:span>i do Sejmu ma prawo tylko zwracać się rząd, i to Prezydium Rządu, a w rzeczy samej premier. W związku z tym moje pismo, czy podpis do Marszałka Sejmu czy do kogokolwiek w Sejmie, byłoby naruszeniem procedury.</text:p>
      <text:p text:style-name="P2848">Ale niezależnie od tego uczestnicy, nie jako podzespół, ale uczestnicy już nie strona ta czy strona ta, kto chce, no to jest coś innego. Dlatego że strona rządowa jasno stanowisko swoje wyraziła w piśmie Ministra Zdrowia do Komisji Sejmowej, gdzie popierała i dała poparcie. To było dyskutowane i komisja nie mogłaby bez tego stanowiska strony rządowej dalej dyskutować.</text:p>
      <text:p text:style-name="P2849">Natomiast wszystkie wewnętrzne sprawy Sejmu, czy się komisja zbiera, czy się nie zbiera, a t<text:span text:style-name="T2850">o</text:span><text:s/><text:span text:style-name="T2851">j</text:span>est szczególnie trzy komisje, to już są sprawy Prezydium Sejmu. I jak to się mówi, za wysoki<text:s/>„stół”<text:s/>na ten<text:s/>„podstół”, który reprezentuję.</text:p>
      <text:p text:style-name="P2852"><text:span text:style-name="T2853">Przewodniczący</text:span><text:span text:style-name="T2854">:</text:span></text:p>
      <text:p text:style-name="P2855">Dziękuję bardzo. Pan dr Edelman.</text:p>
      <text:p text:style-name="P2856"><text:span text:style-name="T2857">Ob. Marek Edelman</text:span><text:span text:style-name="T2858">:</text:span></text:p>
      <text:p text:style-name="P2859">Panie Ministrze! Jest małe nieporozumienie. Koa<text:span text:style-name="T2860">l</text:span>i<text:span text:style-name="T2861">cj</text:span>a<text:s/>jest koalicją, no ale<text:s/><text:span text:style-name="T2862">w</text:span><text:s/>koalicji są różne prądy i nie zawsze koalicja idzie ręka w rękę z Sejmem. I rozumiem,<text:s/><text:span text:style-name="T2863">ż</text:span>e jeżeli jest jakaś sprawa, która nie odpowiada partnerowi koalicji, ma prawo protestować.</text:p>
      <text:p text:style-name="P2864">I sądzę, jeżeli pan minister jest zgodny z tym, że to jest manipulacja jakaś, czyjej strony, nie, nie jest zgodne, uważa, że to jest przypadek, no jeżeli tak, to może pan minister uprzejmie ze swojej strony napisze, że przypadek jest bardzo przykry. A my napiszemy ze swojej strony, że to jest manipulacja.</text:p>
      <text:p text:style-name="P2865">I myślę, że część koalicji rządowej powinna ta, która tak uważa jak my, powinna to podpisać, bo nigdy nie jest powiedziane, że koalicja jest władna we wszystkich sprawach.<text:s/><text:span text:style-name="T2866">O</text:span>czywiście, i chcielibyśmy, jeżeli to<text:s/><text:soft-page-break/>będzie podpisane, żeby to było podpisane nie tylko nazwiskami, ale żeby było napisane że kto jest kim, że jest przedstawiciel strony na przykład SD, Stronnictwa Ludowego czy PZPR, czy związków zawodowych, czy Ligi Kobiet, oczywiście, że jesteśmy za tym bezwzględnie, żeby to nie było, że pan X tak pisze.</text:p>
      <text:p text:style-name="P2867">To wszystko, a jak państwo się nie zdecydują na to, to jest sprawa panów i wiarygodności w ogóle całej sprawy.</text:p>
      <text:p text:style-name="P2868"><text:span text:style-name="T2869">Przewodnicząc</text:span><text:span text:style-name="T2870">y</text:span>:</text:p>
      <text:p text:style-name="P2871">Dziękuję bardzo. Proszę bardzo.</text:p>
      <text:p text:style-name="P2872"><text:span text:style-name="T2873">Ob. Lech Krawczyk</text:span><text:span text:style-name="T2874">:</text:span></text:p>
      <text:p text:style-name="P2875">Oczywiście trudno mi jest w tej chwili powiedzieć, nie mam żad<text:span text:style-name="T2876">n</text:span>ych danych na temat jak doszło do niezebrania się komisji, stąd też mechanizmów oceniać nie mogę.</text:p>
      <text:p text:style-name="P2877">Natomiast tu wyrażam publicznie wyrazy ubolewania, że doszło do przeciągnięcia całego procesu legislacyjnego, może<text:s/>przez to na następną kadencję Sejmu jest to bardzo źle, jest to takie moje zdanie i pod takim zdaniem zawsze się podpiszę, ale nigdy pochopnie nie wypowiem się, czy rzeczywiście było - nie znając źródeł, jak do tego doszło, nie nazywając rzeczy po imieniu.</text:p>
      <text:p text:style-name="P2878">Dziękuję bardzo.</text:p>
      <text:p text:style-name="P2879"><text:span text:style-name="T2880">Przewodniczący</text:span><text:span text:style-name="T2881">:</text:span></text:p>
      <text:p text:style-name="P2882">Dzięku<text:span text:style-name="T2883">ję</text:span><text:s/>bardzo.</text:p>
      <text:p text:style-name="P2884">Proszę państwa, proszę bardzo pan<text:s/><text:span text:style-name="T2885">d</text:span>r Umiastowski, przepraszam bardzo.</text:p>
      <text:p text:style-name="P2886"><text:span text:style-name="T2887">Ob</text:span><text:span text:style-name="T2888">.</text:span><text:span text:style-name="T2889"><text:s/>Umiastowski</text:span><text:span text:style-name="T2890">:</text:span></text:p>
      <text:p text:style-name="P2891">Ja się nie znam na procedurach sejmowych, ale czy rzeczywiście rząd lub jego przedstawiciel nie może się zwracać ze swoją opinią do Sejmu? Dziękuję.</text:p>
      <text:p text:style-name="P2892"><text:span text:style-name="T2893">Ob. Andrzej Wojtczak</text:span><text:span text:style-name="T2894">:</text:span></text:p>
      <text:p text:style-name="P2895">...tylko że się nie może tylko do S<text:span text:style-name="T2896">ej</text:span>mu;<text:s/><text:span text:style-name="T2897">s</text:span>tanowisko strony rządowej zostało przedstawione i pełne poparcie plus to stanowisko zostało też przekazane, które myśmy reprezentowali. Tylko ja mówię, ja nie mogę protestu żadnego podpisywać do Sejmu, bo przeciwko czemu.</text:p>
      <text:p text:style-name="P2898"><text:span text:style-name="T2899">Ob.</text:span><text:span text:style-name="T2900"><text:s text:c="23"/></text:span>:</text:p>
      <text:p text:style-name="P2901">Nie chciałbym wyrażać takiej opinii, że można tupnąć na Sejm panie doktorze, bo uważam, że w tym momencie wielu posłom zaangażowanym byśmy prawda nie mogli spojrzeć w oczy.</text:p>
      <text:p text:style-name="P2902">Natomiast jest jedna sprawa, że jako ruch zawodowy, bo nie uważam i chciałbym jeszcze raz podkreślić, że nie uważamy siebie za część koalicji, jako ruch zawodowy, koalicja w moim mniemaniu dotyczy partii politycznych, a nie dotyczy ruchu zawodowego, jako ruch zawodowy możemy si<text:span text:style-name="T2903">ę</text:span><text:s/>zwrócić z protestem do Sejmu, ponieważ została naruszona ustawa o<text:s/>związkach zawodowych, czyli akt wydany także przez Sejm. Akt prawny został naruszony, a tego Sejmowi też nie wolno, i ja powiem w jakim zakresie, w zakresie skierowania końcowej wersji projektu ustawy, dlatego też tak piąłem podczas ostatniego spotkania, żeby jak najszybciej takie stanowisko skierować, że żądamy konsultacji społecznej, albowiem stoimy nadal na stanowisku jak najszybszego wprowadzenia ustawy o zawodach medycznych i o Izbach Lekarskich, natomiast po konsultacji społecznej. I takie stanowisko jako ruch zawodowy<text:span text:style-name="T2904"><text:s/></text:span>prześlemy do Sejmu, że została naruszona, ustawy nie wolno łamać bez względu na to, czy w tą stronę, czy w tą. Musi być krótka konsultacja. My mówiliśmy tutaj, że można bardzo szybko przeprowadzić konsultację i wdrożyć.<text:s/><text:soft-page-break/>Pełen tekst musi się ukazać i środowisko musi mieć czas i w tym zakresie złożymy swoje oświadczenie.</text:p>
      <text:p text:style-name="P2905"><text:span text:style-name="T2906">Przewodniczący</text:span><text:span text:style-name="T2907">:</text:span></text:p>
      <text:p text:style-name="P2908">Czy ktoś jeszcze z państwa w zakresie samorządów lekarskich. Pan dr Czarnecki.</text:p>
      <text:p text:style-name="P2909"><text:span text:style-name="T2910">Ob. Adam Czarnecki</text:span><text:span text:style-name="T2911">:</text:span></text:p>
      <text:p text:style-name="P2912">Ja myślę, że ponieważ myśmy już w tej sprawie stanowisko przyjęli, jest to podpisane stanowisko przez i OPZZ, i stronę solidarnościowo-opozycyjną i rządową, myślę, że jest to ważne stanowisko, może nie zmieniajmy już tego cośmy ustalili, ja tylko proponuję, ponieważ to stanowisko tra<text:span text:style-name="T2913">fi</text:span><text:s/>na<text:s/>„stół”<text:s/>polityki społecznej tam, bo wszystkie stanowiska będą tam w jakiś sposób weryfikowane i przeglądane. Rozumiem, i myślę, że wyegzekwuje się również to nasze stanowisko jeżeli uzna ten zespół, pod którego kierunkiem jak gdyby pracujemy, że to będzie sprawa do załatwienia.<text:s/>Bo myślę, że mnożenie następnych, że tak powiem, oświadczeń i listów niewiele zmieni, tym bardziej, że nie wiemy, czy to nie techniczna sprawa, choć mamy tutaj pewne wątpliwości.</text:p>
      <text:p text:style-name="P2914">Więc ja myślę, że może zaczekajmy, jak trafi na<text:s/>„stół”<text:s/>ten wyższy i zobaczymy, a w międzyczasie może sprawa się wyjaśni.</text:p>
      <text:p text:style-name="P2915">Dziękuję.</text:p>
      <text:p text:style-name="P2916"><text:span text:style-name="T2917">Przewodniczący</text:span><text:span text:style-name="T2918">:</text:span></text:p>
      <text:p text:style-name="P2919">Dziękuję bardzo. Panie doktorze, ja podzielam pana doktora niepokój, albowiem walkę o samorządność w środowisku służby zdrowia czeka nas bardzo długa, nie dotyczy to tylko kwestii samorządu lekarskiego, ale wielu samorządów, które winny w najbliższym czasie powstać, między innymi samorząd pracowniczy, to jest też bardzo ważne.</text:p>
      <text:p text:style-name="P2920">I w związku z tym czy można przyjąć propozycję doktora Czarneckiego? Nie!</text:p>
      <text:p text:style-name="P2921"><text:span text:style-name="T2922">Ob.</text:span><text:span text:style-name="T2923"><text:s text:c="23"/></text:span>:</text:p>
      <text:p text:style-name="P2924">To my zapiszemy, jeżeli ktoś się przyłączy do tego, bardzo proszę.</text:p>
      <text:p text:style-name="P2925"><text:span text:style-name="T2926">Ob. Zofia Kuratowska</text:span><text:span text:style-name="T2927">:</text:span></text:p>
      <text:p text:style-name="P2928">To my napiszemy, tylko nasza strona. Bardzo będziemy szczęśliwi.</text:p>
      <text:p text:style-name="P2929"><text:span text:style-name="T2930">Ob.</text:span><text:span text:style-name="T2931"><text:s text:c="23"/></text:span>:</text:p>
      <text:p text:style-name="P2932">Jeżeli ktoś się przyłączy to bardzo proszę, a nie to ni<text:span text:style-name="T2933">e</text:span>.</text:p>
      <text:p text:style-name="P2934"><text:span text:style-name="T2935">Przewodniczący</text:span>:</text:p>
      <text:p text:style-name="P2936">Dziękuję bardzo. Ja prawda przedstawiłem także propozycję strony związkowej, że stanowisko w tym zakresie w ustawowym naruszeniu ustawy o związkach zawodowych zostało dokonane i zwrócimy się o jak najszybsze przekazanie do Sejmu biorąc pod uwagę złamanie punktu ustawy.</text:p>
      <text:p text:style-name="P2937">C<text:span text:style-name="T2938">z</text:span>y do załączników są jeszcze uwagi? Czyli w tym momencie rozumiem, że można przyjąć końcowy protokół wraz z załącznikami jako rzecz przyjętą przez wszystkie strony.</text:p>
      <text:p text:style-name="P2939">Jest kwestia właśnie stanowiska do - to znaczy było jedno stanowisko do spraw represji, czy jeszcze państwo coś wnoszą? Jedno, czy można prosić o odczytanie tego stanowiska Ale rozumiem, że ten pakiet spraw związany z tym plus załączniki został przyjęty.</text:p>
      <text:p text:style-name="P2940"><text:span text:style-name="T2941">Ob. Zofia Kuratowska</text:span><text:span text:style-name="T2942">:</text:span></text:p>
      <text:p text:style-name="P2943">W sprawie represji myśmy to sformułowali w ten sposób, Podzespół do spraw Zdrowia uznaje, że konieczne przywrócenie, że konieczne<text:s/>„jest”<text:s/>brakuje, konieczne jest przywrócenie do pracy na stanowiska<text:s/><text:soft-page-break/>- strasznie dużo błędów popełniliście moi drodzy, i na stanowiska pracowników służby zdrowia repres<text:span text:style-name="T2944">jo</text:span>nowanych po 13 grudnia 1981 r. oraz wyrównanie im poniesionych<text:s/><text:span text:style-name="T2945">st</text:span>rat mor<text:span text:style-name="T2946">al</text:span>nych.</text:p>
      <text:p text:style-name="P2947">Podzespół do spraw Zdrowia postuluje powołanie komisji mieszanej, do której zgłaszaliby się poszkodowani, nadzorującej przebieg tego procesu. Zgłaszaliby się w ciągu dwóch miesięcy. Bo tu musi być termin.</text:p>
      <text:p text:style-name="P2948"><text:span text:style-name="T2949">P</text:span><text:span text:style-name="T2950">rz</text:span><text:span text:style-name="T2951">ewodnicząc</text:span><text:span text:style-name="T2952">y</text:span><text:span text:style-name="T2953">:</text:span></text:p>
      <text:p text:style-name="P2954">Pan minister Wojtczak.</text:p>
      <text:p text:style-name="P2955"><text:span text:style-name="T2956">Ob. Andrzej Wojtczak</text:span><text:span text:style-name="T2957">:</text:span></text:p>
      <text:p text:style-name="P2958">Proszę państwa,<text:s/><text:span text:style-name="T2959">w</text:span><text:s/>czasie rozmów gen. Kiszczaka z panem Lechem Wałęsą było uzgodnienie, że ta sprawa zostanie podniesiona na<text:s/>„stole”<text:s/>wtedy, kiedy zbierze się<text:s/>„okrągły stół”<text:s/>i tam będzie oficjalne z tego szczebla zwrócenie się - tu jakaś formuła będzie wypracowana, zwrócenia się o załatwienie tej sprawy totalnie.</text:p>
      <text:p text:style-name="P2960"><text:span text:style-name="T2961">W</text:span><text:s/>związku z tym zespoły nie występują jako zespoły przedstawi<text:span text:style-name="T2962">aj</text:span>ące taką sprawę, natomiast jeżeli... chciałbym wyjść z propozycją, gdybyśmy znaleźli formułę taką, że podobną jak sprawą dotyczącą służby więziennej, że strona solidarnościowo-opozycyjna przedstawiła taką i taką i tą formułę możecie państwo napisać powiedzmy i podzespół przekazuje tą sprawę na zespół polityczny<text:span text:style-name="T2963">.</text:span></text:p>
      <text:p text:style-name="P2964"><text:span text:style-name="T2965">Ob.</text:span><text:span text:style-name="T2966"><text:s text:c="23"/></text:span>:</text:p>
      <text:p text:style-name="P2967">Brak tu tylko jednego słowa<text:s/>„z poparciem”.</text:p>
      <text:p text:style-name="P2968"><text:span text:style-name="T2969">Przewodniczący</text:span><text:span text:style-name="T2970">:</text:span></text:p>
      <text:p text:style-name="P2971">Proszę państwa, czy można prosić jeszcze raz o odczytanie tego pełnego tekstu, tego oświadczeni<text:span text:style-name="T2972">a</text:span>, ponieważ nie mamy tego.</text:p>
      <text:p text:style-name="P2973"><text:span text:style-name="T2974">Ob. Zofia Kuratowska</text:span><text:span text:style-name="T2975">:</text:span></text:p>
      <text:p text:style-name="P2976">To będzie w tej chwili brzmiało tak, że strona solidarnościowo-opozycyjna przedstawiła następujące stanowisko:</text:p>
      <text:p text:style-name="P2977">Podzespół do spraw Zdrowia uznaje, że konieczne jest przywrócenie...</text:p>
      <text:p text:style-name="P2978"><text:span text:style-name="T2979">Ob.</text:span><text:span text:style-name="T2980"><text:s text:c="23"/></text:span>:</text:p>
      <text:p text:style-name="P2981">Nie, strona solidarnościowo-opozyc<text:span text:style-name="T2982">yj</text:span>na przedstawiła...</text:p>
      <text:p text:style-name="P2983"><text:span text:style-name="T2984">Ob</text:span><text:span text:style-name="T2985">.</text:span><text:span text:style-name="T2986"><text:s/>Zofia Kuratowska</text:span><text:span text:style-name="T2987">:</text:span></text:p>
      <text:p text:style-name="P2988">Podzespołu do spraw Zdrowia uznaje - solidarnościowo-opozycyjna Zespołu do spraw Zdrowia uznaje, że konieczne jest przywrócenie do pracy i na utracone stanowiska, pracowników służby zdrowia repres<text:span text:style-name="T2989">jo</text:span>nowanych po 13 grudnia 1981 r. oraz wyrównanie im poniesionych strat moralnych.</text:p>
      <text:p text:style-name="P2990">Ponadto - to zmienimy już tutaj - ponadto postuluje, powołanie komisji mieszanej, do której zgłaszaliby się<text:s/><text:span text:style-name="T2991">w</text:span><text:span text:style-name="T2992"><text:s/></text:span>ciągu dwóc<text:span text:style-name="T2993">h</text:span><text:s/>miesięcy poszkodowani nadzorując przebieg tego procesu. Coś tu jest źle przepisane.</text:p>
      <text:p text:style-name="P2994"><text:span text:style-name="T2995">Ob.</text:span><text:span text:style-name="T2996"><text:s text:c="23"/></text:span>:</text:p>
      <text:p text:style-name="P2997">Proponowałbym, żeby to tak przepisać, dlatego że jest chyba za dużo, ponieważ jeżeli to ma iść regulacja z tak wysokiego szczebla zostawmy wodzom też możliwość działania.</text:p>
      <text:p text:style-name="P2998">I dlatego ja proponuję formułę<text:span text:style-name="T2999">...</text:span></text:p>
      <text:p text:style-name="P3000"><text:span text:style-name="T3001">Ob.</text:span><text:span text:style-name="T3002"><text:s text:c="23"/></text:span>:</text:p>
      <text:p text:style-name="P3003">Wodzowie muszą mieć poparcie mas, od tego się zacznie.</text:p>
      <text:soft-page-break/>
      <text:p text:style-name="P3004"><text:span text:style-name="T3005">Ob.</text:span><text:span text:style-name="T3006"><text:s text:c="23"/></text:span>:</text:p>
      <text:p text:style-name="P3007">Wodzowie nie muszą mieć.</text:p>
      <text:p text:style-name="P3008"><text:span text:style-name="T3009">Ob.</text:span><text:span text:style-name="T3010"><text:s text:c="23"/></text:span>:</text:p>
      <text:p text:style-name="P3011">Panie doktorze, pan jest wodzem i nie wiem czy ma poparcie mas, a świetnie funkcjonuje.</text:p>
      <text:p text:style-name="P3012"><text:span text:style-name="T3013">Ob.</text:span><text:span text:style-name="T3014"><text:s text:c="23"/></text:span>:</text:p>
      <text:p text:style-name="P3015">To jest raz.</text:p>
      <text:p text:style-name="P3016">A dwa chciałem zwrócić uwagę panu ministrowi, że apel w tej sprawie, gen. Kiszczaka już był dwukrotnie. W sprawie górników był dwukrotnie i tym niemniej dzisiaj przed pół godziną ta sprawa stała po raz trzeci, albowiem to nie jest wykonane. Bo służby bezpieczeństwa na miejscu nie pozwalają tego wykonać.</text:p>
      <text:p text:style-name="P3017">Więc to nie jest tak, że to jest sprawa załatwiona. A jak powie Kiszczak jeszcze raz, że będzie natychmiast załatwione. Nie, on ma też opór w tym aparacie. Tak samo jak partia ma opór w aparacie tym średnim, administracyjnym, tak samo on ma opór w swoim aparacie administracyjnym.<text:s/>No przecież wiecie jak to jest.</text:p>
      <text:p text:style-name="P3018"><text:span text:style-name="T3019">Ob.</text:span><text:span text:style-name="T3020"><text:s text:c="23"/></text:span>:</text:p>
      <text:p text:style-name="P3021">Pani docent, i proponuję tą formułę - Podzespół przekazuje to na zespół polityczny.</text:p>
      <text:p text:style-name="P3022"><text:span text:style-name="T3023">Przewodniczący</text:span><text:span text:style-name="T3024">:</text:span></text:p>
      <text:p text:style-name="P3025">Z poparciem.</text:p>
      <text:p text:style-name="P3026"><text:span text:style-name="T3027">Ob.</text:span><text:span text:style-name="T3028"><text:s text:c="23"/></text:span>:</text:p>
      <text:p text:style-name="P3029">Bez.</text:p>
      <text:p text:style-name="P3030"><text:span text:style-name="T3031">Ob. Zofia Kur</text:span><text:span text:style-name="T3032">at</text:span><text:span text:style-name="T3033">owska</text:span><text:span text:style-name="T3034">:</text:span></text:p>
      <text:p text:style-name="P3035">Jeżeli bez poparcia, to możemy w ogóle sformułować.<text:span text:style-name="T3036">..</text:span></text:p>
      <text:p text:style-name="P3037"><text:span text:style-name="T3038">Ob.</text:span><text:span text:style-name="T3039"><text:s text:c="23"/></text:span>:</text:p>
      <text:p text:style-name="P3040">Nie, z poparciem. Tylko jaka formuła? Ja bym poprosił tą formułę poprzednią, bo państwo stawiali tam terminy. Jeżeli będą te terminy jakieś dane, to bez poparcia.</text:p>
      <text:p text:style-name="P3041"><text:span text:style-name="T3042">Ob.</text:span><text:span text:style-name="T3043"><text:s text:c="23"/></text:span>:</text:p>
      <text:p text:style-name="P3044">Do komisji, żeby się zgłaszali. No ludzie się muszą zgłosić.</text:p>
      <text:p text:style-name="P3045"><text:span text:style-name="T3046">Ob.</text:span><text:span text:style-name="T3047"><text:s text:c="23"/></text:span>:</text:p>
      <text:p text:style-name="P3048">Musi być komisja powoł<text:span text:style-name="T3049">an</text:span>a, czyli musi być decyzja na<text:s/>„stole”<text:s/>politycznym, że będą powołane czy komisje, czy różne inne rzeczy, ale to zostawmy tą decyzję gdzie się ludzie mają zgłaszać innym.</text:p>
      <text:p text:style-name="P3050"><text:span text:style-name="T3051">Ob.</text:span><text:span text:style-name="T3052"><text:s text:c="23"/></text:span>:</text:p>
      <text:p text:style-name="P3053">No przec<text:span text:style-name="T3054">ie</text:span>ż pan jest ministrem.</text:p>
      <text:p text:style-name="P3055"><text:span text:style-name="T3056">Ob. Andrzej Wo</text:span><text:span text:style-name="T3057">jt</text:span><text:span text:style-name="T3058">czak</text:span><text:span text:style-name="T3059">:</text:span></text:p>
      <text:p text:style-name="P3060">Ale przecież nie do mnie się będą zgłaszać.</text:p>
      <text:p text:style-name="P3061"><text:span text:style-name="T3062">Ob.</text:span><text:span text:style-name="T3063"><text:s text:c="23"/></text:span>:</text:p>
      <text:p text:style-name="P3064">Do pana, do pana Ministerstwa. Do kogo się będą zgłaszać?</text:p>
      <text:p text:style-name="P3065"><text:span text:style-name="T3066">Przewodnicząc</text:span><text:span text:style-name="T3067">y</text:span><text:span text:style-name="T3068">:</text:span></text:p>
      <text:p text:style-name="P3069">Przepraszam panowie, jeżeli można, pan dr Umiastowski.</text:p>
      <text:p text:style-name="P3070"><text:span text:style-name="T3071">O</text:span><text:span text:style-name="T3072">b</text:span><text:span text:style-name="T3073">.</text:span><text:span text:style-name="T3074"><text:s/>Umiastowski</text:span><text:span text:style-name="T3075">:</text:span></text:p>
      <text:soft-page-break/>
      <text:p text:style-name="P3076">Myśmy jeszcze mówili o tym, że był cały szereg represji dokonanych niejako w majestacie prawa, to znaczy także formalnie było wszystko w porządku i załatwione było wyłącznie w obrębie resortu. To znaczy na przykład kogoś zwolniono, bo był jakiś powód obiektywny, niby i właściwie nie ma się do czego przyczepić, ale presje były.</text:p>
      <text:p text:style-name="P3077">Co z tymi sprawami?</text:p>
      <text:p text:style-name="P3078">Dziękuję.</text:p>
      <text:p text:style-name="P3079"><text:span text:style-name="T3080">Przewodniczący</text:span><text:span text:style-name="T3081">:</text:span></text:p>
      <text:p text:style-name="P3082">Dziękuję bardzo. Dr Czarnecki.</text:p>
      <text:p text:style-name="P3083"><text:span text:style-name="T3084">Ob. Adam Czarnecki</text:span><text:span text:style-name="T3085">:</text:span></text:p>
      <text:p text:style-name="P3086">Ja myślę, że oczywiście z poparciem mogłoby być, ale s<text:span text:style-name="T3087">fo</text:span>rmułowanie musi być nieco inne, bo my nie możemy na przykład popierać takiego s<text:span text:style-name="T3088">fo</text:span>rmułowania, że przywr<text:span text:style-name="T3089">ócić</text:span><text:s/>na stanowiska. Jest to sprawa, która nie zawsze będzie wymagała akurat takiego załatwienia. Przecież są już te stanowiska obsadzone, minęło parę lat, znowu stwarzać ferment w środowisku, że się zwalnia jednego po to, żeby przyjąć tego, który parę lat temu tam funk<text:span text:style-name="T3090">cj</text:span>onował. Ja myślę, że to trzeba sformułować, że należy powołać komisję, do której zwracaliby się ludzie uważani za poszkodowanych w celu przywrócenia ich do pracy i załatwienia tych spraw zawodowych. Żeby to nie było - no nie na równorz<text:span text:style-name="T3091">ę</text:span>dne.<text:span text:style-name="T3092">.</text:span>.</text:p>
      <text:p text:style-name="P3093"><text:span text:style-name="T3094">Przewodnicząc</text:span><text:span text:style-name="T3095">y</text:span><text:span text:style-name="T3096">:</text:span></text:p>
      <text:p text:style-name="P3097">Przepraszam panowie...</text:p>
      <text:p text:style-name="P3098"><text:span text:style-name="T3099">O</text:span><text:span text:style-name="T3100">b. Adam Czarnecki</text:span><text:span text:style-name="T3101">:</text:span></text:p>
      <text:p text:style-name="P3102"><text:span text:style-name="T3103">.</text:span>..że przywrócenia ich do - no nie wiem, czy będą równorzędne, bo może być miasto, gdzie nie ma takiego, a może być lepsze.<text:s/></text:p>
      <text:p text:style-name="P3104">Tak mi się wydaje, że...</text:p>
      <text:p text:style-name="P3105"><text:span text:style-name="T3106">Ob.</text:span><text:span text:style-name="T3107"><text:s text:c="23"/></text:span>:</text:p>
      <text:p text:style-name="P3108"><text:span text:style-name="T3109">.</text:span>..tych ośmiu lekarzy, tych Żydów, za to, że chcieli otruć Stalina wsadzono do więzienia, to ich potem rehabilitowali, tylko nikt nigdzie nie pracował.</text:p>
      <text:p text:style-name="P3110">Nie róbcie tych rosyjskich kawałków tutaj, co było za Stalina robione.</text:p>
      <text:p text:style-name="P3111"><text:span text:style-name="T3112">Ob.</text:span><text:span text:style-name="T3113"><text:s text:c="23"/></text:span>:</text:p>
      <text:p text:style-name="P3114"><text:span text:style-name="T3115">N</text:span><text:span text:style-name="T3116">o</text:span><text:s/>nie, jestem daleki od tego. Jeśli mamy poprzeć to musi być sformułowanie takie, którego życie nie skoryguje.</text:p>
      <text:p text:style-name="P3117"><text:span text:style-name="T3118">Ob.</text:span><text:span text:style-name="T3119"><text:s text:c="23"/></text:span>:</text:p>
      <text:p text:style-name="P3120">Oczywiście, wyście chcieli żeby to - ja nie rozumiem o co wam chodzi. Jeżeli ktoś był ordynatorem, to jeżeli mu się zaproponuje pracę ordynatora w innym szpitalu, bo w tym nie ma, to jest źle? To jest dobrze! I już, na równorzędne stanowiska i koniec.</text:p>
      <text:p text:style-name="P3121"><text:span text:style-name="T3122">Ob.</text:span><text:span text:style-name="T3123"><text:s text:c="23"/></text:span>:</text:p>
      <text:p text:style-name="P3124">A jeżeli w tym mieście nie ma panie doktorze innego szpitala, przecież to były miasta<text:span text:style-name="T3125">.</text:span>..</text:p>
      <text:p text:style-name="P3126"><text:span text:style-name="T3127">Ob.</text:span><text:span text:style-name="T3128"><text:s text:c="23"/></text:span>:</text:p>
      <text:p text:style-name="P3129">Jeśli nie, jeśli nie ma w ogóle Polski, to panu się zdaje. Polska jest duża, jest dosyć miejsc do pracy.<text:s/>A ile jest wolnych vacatów, które się miesiącami nie obsadza<text:span text:style-name="T3130">,</text:span><text:s/>bo jeszcze nie ma tego, którego się wymyśliło.</text:p>
      <text:p text:style-name="P3131">Nie róbcie trudności tam gdzie ich nie ma. Nie chcecie przywrócić tych ludzi do pracy, to powiedzcie<text:s/><text:soft-page-break/>jasno. Bo takie się odnosi wrażenie.</text:p>
      <text:p text:style-name="P3132"><text:span text:style-name="T3133">Przewodniczący</text:span><text:span text:style-name="T3134">:</text:span></text:p>
      <text:p text:style-name="P3135">Pan prof. Szczeklik.</text:p>
      <text:p text:style-name="P3136"><text:span text:style-name="T3137">Ob. Andrzej Szczeklik</text:span><text:span text:style-name="T3138">:</text:span></text:p>
      <text:p text:style-name="P3139">Nie bardzo rozumiem te lęki panów profesorów i kolegów tutaj z drugiej strony stołu. Przecież o tym się publicznie mówi. Przecież to było draństwo, to co się działo, a my formułujemy to bardzo łagodnie. Jeżeli chodzi o przecinek zgadzam się. Czego się państwo tak boicie? Przecież o tym mówią dzieci w szkole, no. Ja tego naprawdę nie mogę zrozumieć, te stanowiska pana kolegi, który mówi, że jakże to równorzędne czy nie ma w Polsce szpitala, czy jak. Jak to jest? Wywalono ludzi z pracy, nie pozwolono im pracować w swoim zawodzie i dzisiaj po siedmiu czy po sześciu latach wy się boicie przywrócić ich do pracy? Ludzie! O czym tu jest mowa! Ja naprawdę tego nie rozumiem, to w ogóle nie jest sprawa polityczna. Co to za sprawa polityczna? Przecież nikt nie chce, żeby im oddać pieniądze, czy coś takiego. A ilu z nich odeszło, a ilu wyjechało, przecież o tym w ogóle nie mówimy.</text:p>
      <text:p text:style-name="P3140"><text:span text:style-name="T3141">Przewodnicząc</text:span><text:span text:style-name="T3142">y</text:span>:</text:p>
      <text:p text:style-name="P3143">Pan doktor Opolski, przepraszam bardzo.</text:p>
      <text:p text:style-name="P3144"><text:span text:style-name="T3145">Andrzej Wojtczak</text:span><text:span text:style-name="T3146">:</text:span></text:p>
      <text:p text:style-name="P3147">Czy pani docent ma to sformułowanie, bo panowie dyskutują...</text:p>
      <text:p text:style-name="P3148"><text:span text:style-name="T3149">Przewodniczący</text:span>:</text:p>
      <text:p text:style-name="P3150">Jeszcze sekundę panie ministrze, jeżeli można prosić, pan dr Opolski.</text:p>
      <text:p text:style-name="P3151"><text:span text:style-name="T3152">Ob</text:span><text:span text:style-name="T3153">.</text:span><text:span text:style-name="T3154"><text:s/>Janusz Opolski</text:span><text:span text:style-name="T3155">:</text:span></text:p>
      <text:p text:style-name="P3156">Myślę, że sprawa jest jasna i oczywista i nie ma powodu, żeby tutaj nagle było takie wzburzenie, tylko muszą państwo zrozumieć, pan doktor pozwoli, że mogą być sytuacje tego typu, że my naprawiając krzywdy, które na pewno są, będziemy<text:s/>krzywdzić innych<text:span text:style-name="T3157">.</text:span><text:s/><text:span text:style-name="T3158">I</text:span><text:s/>ta sprawa jest na tyle skomplikowana, że obawa nasza wypływa stąd, naprawiając krzywdy nie krzywdzić również sądzę.</text:p>
      <text:p text:style-name="P3159"><text:span text:style-name="T3160">Ob.</text:span><text:span text:style-name="T3161"><text:s text:c="23"/></text:span>:</text:p>
      <text:p text:style-name="P3162">Ja też tak sądzę i myślę, że od tego bę<text:span text:style-name="T3163">d</text:span>zie komisja, która odpowiednio to załatwi.</text:p>
      <text:p text:style-name="P3164"><text:span text:style-name="T3165">Ob.</text:span><text:span text:style-name="T3166"><text:s text:c="23"/></text:span>:</text:p>
      <text:p text:style-name="P3167">Jeżeli można proszę pana. Ponieważ dla nas jest do przyjęcia pana stanowisko,<text:s/>z wyjątkiem<text:s/>daty, po 13 grudnia, ponieważ ludzie repre<text:span text:style-name="T3168">sjo</text:span>nowani w służbie zdrowia przed 13 grudnia też było z jednej i z drugiej strony doś<text:span text:style-name="T3169">ć</text:span><text:s/>dużo. Żeby nie zaznaczać daty 13 grudnia, tylko w ogó<text:span text:style-name="T3170">l</text:span>e ludzi represjonowanych. Pan doktor mówił doskonale 1<text:span text:style-name="T3171">96</text:span>8 rok, chodzi mi o samą datę 13 grudnia, po 13 grudnia.</text:p>
      <text:p text:style-name="P3172"><text:span text:style-name="T3173">Ob.</text:span><text:span text:style-name="T3174"><text:s text:c="23"/></text:span>:</text:p>
      <text:p text:style-name="P3175">/Niewłączony mikrofon/.</text:p>
      <text:p text:style-name="P3176"><text:span text:style-name="T3177">Ob.</text:span><text:span text:style-name="T3178"><text:s text:c="23"/></text:span>:</text:p>
      <text:p text:style-name="P3179">Niemni<text:span text:style-name="T3180">ej</text:span><text:s/>mogą być sprawy sprzed prawda 13 grudni<text:span text:style-name="T3181">a</text:span>, w związku z tym datę prosiłbym jeżeli<text:span text:style-name="T3182">.</text:span>..</text:p>
      <text:p text:style-name="P3183"><text:span text:style-name="T3184">Przewodn</text:span><text:span text:style-name="T3185">icz</text:span><text:span text:style-name="T3186">ący</text:span><text:span text:style-name="T3187">:</text:span></text:p>
      <text:p text:style-name="P3188">Pan minister.</text:p>
      <text:p text:style-name="P3189"><text:span text:style-name="T3190">Ob. Andrzej Wojtczak</text:span>:</text:p>
      <text:p text:style-name="P3191">/Niewłączony mikrofon/.</text:p>
      <text:soft-page-break/>
      <text:p text:style-name="P3192"><text:span text:style-name="T3193">...</text:span>Natomiast ja mam pytanie. Mianowicie brakuje nam listy uczestników podzespołu, to znaczy nam nie brakuje, tylko chciałbym uzgodnić w jakiej formie napiszemy zestaw osób, które były członkami delegacji i ekspertów. Są dwie możliwości. Jedna możliwość, że alfabetycznie i z dopiskiem powiedzmy<text:s/>„S.R.”<text:s/>albo bez, to znaczy rządowa, solidarnościowa, czy związkowa i albo al<text:span text:style-name="T3194">fa</text:span>betycznie, po prostu wszystkie delegacje i osobna lista ekspertów alfabetycznie.</text:p>
      <text:p text:style-name="P3195"><text:span text:style-name="T3196">Przewodnicząc</text:span><text:span text:style-name="T3197">y</text:span><text:span text:style-name="T3198">:</text:span></text:p>
      <text:p text:style-name="P3199">Przepraszam bardzo. Proszę państwa, ja bym bardzo przepraszał, jeżeli można pani docent, proszę. Proszę państwa mamy bardzo ważne stanowisko. Pani docent już przeredagowała i jeżeli można<text:s/><text:span text:style-name="T3200">-</text:span><text:s/>to które było czytane, zostało przeredagowane. Czy można prosić o odczytanie tego stanowiska?</text:p>
      <text:p text:style-name="P3201"><text:span text:style-name="T3202">Ob. Zofia Kuratowska</text:span>:</text:p>
      <text:p text:style-name="P3203">Strona solidarnościowo-opozycyjna Zespołu do spraw Zdrowia uzn<text:span text:style-name="T3204">aj</text:span>e za konieczne przywrócenie do pracy i na równorzędne utracone stanowiska, pracowników służby zdrowia repre<text:span text:style-name="T3205">sjo</text:span>nowanych - państwo proponują, żeby nie było daty - repres<text:span text:style-name="T3206">jo</text:span>nowanych pracowników służby zdrowia po 13 grudnia oraz wyrównanie im poniesionych strat moralnych.</text:p>
      <text:p text:style-name="P3207">Postuluje się powołanie komisji mieszanej rozpatrując<text:span text:style-name="T3208">ej<text:s/></text:span>powyższe sprawy,<text:s/><text:span text:style-name="T3209">d</text:span>o której zgłaszaliby się poszkodowani w terminie do 30 maja.</text:p>
      <text:p text:style-name="P3210"><text:span text:style-name="T3211">Ob.</text:span><text:span text:style-name="T3212"><text:s text:c="23"/></text:span>:</text:p>
      <text:p text:style-name="P3213">Jak się nie zatwierdzi tego... jak się będą zgłaszać, to do kiedy.</text:p>
      <text:p text:style-name="P3214"><text:span text:style-name="T3215">Ob. Zofia Kuratowska</text:span><text:span text:style-name="T3216">:</text:span></text:p>
      <text:p text:style-name="P3217">Do końca maja, bieżącego roku.</text:p>
      <text:p text:style-name="P3218"><text:span text:style-name="T3219">Ob.</text:span><text:span text:style-name="T3220"><text:s text:c="23"/></text:span>:</text:p>
      <text:p text:style-name="P3221">Pani docent, czy można mimo wszystko wrócić do tej daty 13 grudnia. Ponieważ mogą się pojawić sprawy sprzed 13 grudnia.</text:p>
      <text:p text:style-name="P3222"><text:span text:style-name="T3223">Ob.</text:span><text:span text:style-name="T3224"><text:s text:c="23"/></text:span>:</text:p>
      <text:p text:style-name="P3225">Pani docent. Zgadzamy się na s<text:span text:style-name="T3226">fo</text:span>rmułowanie bez<text:s/><text:span text:style-name="T3227">„</text:span>13 grudnia”, bez 13 grudnia.</text:p>
      <text:p text:style-name="P3228"><text:span text:style-name="T3229">Ob</text:span><text:span text:style-name="T3230">.</text:span><text:span text:style-name="T3231"><text:s/>Zofia Kur</text:span><text:span text:style-name="T3232">at</text:span><text:span text:style-name="T3233">owska</text:span><text:span text:style-name="T3234">:</text:span></text:p>
      <text:p text:style-name="P3235">Przepraszam, to jest nasza propozycja.</text:p>
      <text:p text:style-name="P3236"><text:span text:style-name="T3237">Ob.</text:span><text:span text:style-name="T3238"><text:s text:c="23"/></text:span>:</text:p>
      <text:p text:style-name="P3239">To jest<text:s/><text:span text:style-name="T3240">z</text:span><text:s/>represji st<text:span text:style-name="T3241">al</text:span>inowskich, jeżeli będziemy się<text:span text:style-name="T3242">.</text:span>.<text:span text:style-name="T3243">.</text:span><text:s/>Musi być data.</text:p>
      <text:p text:style-name="P3244"><text:span text:style-name="T3245">Ob</text:span><text:span text:style-name="T3246">.</text:span><text:span text:style-name="T3247"><text:s/>Zofia Kuratowska</text:span><text:span text:style-name="T3248">:</text:span></text:p>
      <text:p text:style-name="P3249">To co? Powyższe stanowisko zostaje skierowane do zespołu reform politycznych z poparciem reszty członków zespołu.</text:p>
      <text:p text:style-name="P3250"><text:span text:style-name="T3251">Ob.</text:span><text:span text:style-name="T3252"><text:s text:c="23"/></text:span>:</text:p>
      <text:p text:style-name="P3253">Ja rozumiem proszę państwa, weźmy teraz po prostu na zimno. Jest to postulat w tej chwili strony solidarnościowo- opozycyjnej, która stawia datę tą<text:s/><text:span text:style-name="T3254">„</text:span>13 grudnia”<text:s/>i my przekazujemy do decyzji politycznej normalnie z poparciem, jeżeli to jest do przyjęcia dla strony OPZZ.</text:p>
      <text:p text:style-name="P3255"><text:span text:style-name="T3256">Ob.</text:span><text:span text:style-name="T3257"><text:s text:c="23"/></text:span>:</text:p>
      <text:p text:style-name="P3258">Ja myślę, bez krzywdy sprzed 13 grudnia, to już ludzie się tak do tego przyzwycz<text:span text:style-name="T3259">ai</text:span>li, że nawet nikt nie<text:span text:style-name="T3260">.</text:span>..</text:p>
      <text:p text:style-name="P3261"><text:span text:style-name="T3262">Przewodnicząc</text:span><text:span text:style-name="T3263">y</text:span><text:span text:style-name="T3264">:</text:span></text:p>
      <text:soft-page-break/>
      <text:p text:style-name="P3265">Panie doktorze, ludzie się nie przyzwyczaili, my wracamy do wielu spraw. O wielu sprawach mówimy dzisiaj jasno i otwarcie. Dlaczego my mamy zamykać sprawy sprzed 13 grudnia, mamy zamykać sprawę ludziom, jeżeli prawa równe, to dla wszystkich, przed 13 grudnia. Komisja określi do kiedy się wróci, jeżeli powołujemy komisję, a nie zapisywać daty.</text:p>
      <text:p text:style-name="P3266"><text:span text:style-name="T3267">Ob. Zofia Kuratowska</text:span><text:span text:style-name="T3268">:</text:span></text:p>
      <text:p text:style-name="P3269">Mam propozycję. Po 13-tym<text:s/>- utrzymać po<text:s/>„13 grudnia”<text:s/>1981 r. i wcześniej... Ja pierwsza raz repre<text:span text:style-name="T3270">sj</text:span>onowana byłam w 19<text:span text:style-name="T3271">6</text:span>0 roku.</text:p>
      <text:p text:style-name="P3272"><text:span text:style-name="T3273">Ob.</text:span><text:span text:style-name="T3274"><text:s text:c="23"/></text:span>:</text:p>
      <text:p text:style-name="P3275">...dlatego, że jeże<text:span text:style-name="T3276">l</text:span>i to będą inne rzeczy, a było wiele różnych rzeczy... i wtedy to jest ja<text:span text:style-name="T3277">s</text:span>n<text:span text:style-name="T3278">e</text:span>.</text:p>
      <text:p text:style-name="P3279"><text:span text:style-name="T3280">Przewodnicząc</text:span><text:span text:style-name="T3281">y</text:span><text:span text:style-name="T3282">:</text:span></text:p>
      <text:p text:style-name="P3283">Proszę państwa, mimo wszystko to nie jest tak błahy zapis. Jeżeli można prosić o sekundę.</text:p>
      <text:p text:style-name="P3284">Proszę sprawdzić, ile ludzi wyjechało w roku 1980 i w 1981 przed stanem wojennym ludzi, którzy można powiedzieć teraz z przyczyn politycznych opuścili ten kraj.</text:p>
      <text:p text:style-name="P3285">W związku z tym jeżeli wnosimy, to nie możemy zapisać wcześniej i później, bo to jest po prostu nie tak.</text:p>
      <text:p text:style-name="P3286">Dr Umiastowski, proszę bardzo.</text:p>
      <text:p text:style-name="P3287"><text:span text:style-name="T3288">Ob. Umiastowski</text:span>:</text:p>
      <text:p text:style-name="P3289">Pan dr Guglas boi się słowa<text:s/><text:span text:style-name="T3290">„</text:span>13 grudnia”. Niech pan się nie boi, napiszemy po 13 grudnia i wcześnie, i myślę, że to spełnia warunki, o które panu chodzi. Natomiast słowo<text:s/>„13 grudnia”<text:s/>pan chce, żeby nie padło, a my chcemy, żeby padło i upieramy się przy tym.</text:p>
      <text:p text:style-name="P3291">Dziękuję.</text:p>
      <text:p text:style-name="P3292"><text:span text:style-name="T3293">Przewodniczący</text:span>:</text:p>
      <text:p text:style-name="P3294">Jeżeli zapisujemy to i<text:s/>„wcześniej”<text:s/>i<text:s/>„później, to znaczy, że padło słowo, tak to przyjęliśmy.</text:p>
      <text:p text:style-name="P3295"><text:span text:style-name="T3296">Ob.</text:span><text:span text:style-name="T3297"><text:s text:c="23"/></text:span>:</text:p>
      <text:p text:style-name="P3298">Czy można zaproponować<text:s/>„repre<text:span text:style-name="T3299">sj</text:span>onowanych z przyczyn politycznych”.</text:p>
      <text:p text:style-name="P3300"><text:span text:style-name="T3301">Przewodnicząc</text:span><text:span text:style-name="T3302">y</text:span><text:span text:style-name="T3303">:</text:span></text:p>
      <text:p text:style-name="P3304">Czy jeszcze mamy do przyjęcia jakieś stanowiska? Proszę bardzo, pan dr Kulerski.</text:p>
      <text:p text:style-name="P3305"><text:span text:style-name="T3306">Ob. Marek Kulerski</text:span><text:span text:style-name="T3307">:</text:span></text:p>
      <text:p text:style-name="P3308">Proszę państwa, ja chciałem podnieść jeszcze jedną sprawę, mianowicie mówiliśmy tutaj o obsadzaniu<text:s/><text:span text:style-name="T3309">s</text:span>tanowisk o tak zwanej nomenklaturze w obrębie stanowisk typu administracyjnego i w służbie zdrowia, jak również<text:s/><text:span text:style-name="T3310">w</text:span><text:s/>sprawie<text:s/>u<text:span text:style-name="T3311">cz</text:span>elni.</text:p>
      <text:p text:style-name="P3312">Natomiast<text:s/><text:span text:style-name="T3313">wyda</text:span>je mi się, nam umknął jeden pewien dość istotny może szczegół, ale chyba i dla służby zdrowia globalnie istotny, mianowicie sprawa powoływania przez resort zdrowia na stanowisku typu<text:s/><text:span text:style-name="T3314">-</text:span><text:s/>ja mogę tutaj pewnych rzeczy z punktu widzenia formalnego niedokładnie wiedzieć, ale myślę, że wszyscy będą wiedzieli o co mi chodzi.</text:p>
      <text:p text:style-name="P3315">Dyrektorów instytutów resortowych typu Instytut Matki i Dziecka czy powiedzmy instytut jakiś tam inny, i konsultantów różnego szczebla.</text:p>
      <text:p text:style-name="P3316">Proszę państwa, nie chodzi tutaj o to, żeby minister nie miał prawa powoływania oczywiście tych, czy lekarz wojewódzki tych spe<text:span text:style-name="T3317">cj</text:span>alistów, ale żeby to następowało jednak w jakiś sposób kontrolowany, bo<text:s/><text:soft-page-break/>wszyscy chyba zdajemy sobie sprawę, że część tych specjalistów czy dyrektorów instytutów jest ludźmi znakomitymi, ale część budzi poważny niepokój społeczny, tak bym w cudzysłowie to nazwał, jak niektóre wystąpienia w telewizji swego czasu, które no jedne budziły, wśród jednych budziły uśmiech politowania, ale wśród innych budziły rzeczywisty niepokój i protest jakby.</text:p>
      <text:p text:style-name="P3318">Wobec tego propozycja nasza byłaby taka, żeby w jakiś sposób to<text:s/><text:span text:style-name="T3319">uj</text:span>ą<text:span text:style-name="T3320">ć</text:span><text:s/>w jakąś formę możliwości wpływu społecznego na ten typ stanowisk. I wyobr<text:span text:style-name="T3321">ażal</text:span>ibyśmy sobie to w ten sposób, że Minister Zdrowia powiedzmy - ja daję przykład w tej chwili - powołałby na dyrektora instytutu resortowego czy konsultanta krajowego, czy specjalistę krajowego spośród osób, jakby wytypowanych przez Izbę Lekarską jakąś i towarzystwa naukowe, a lekarz wojewódzki także z pewnego grona osób lub przyjąć formułę przez Okręgowe Izby Lekarskie<text:s/>i towarzystwa naukowe, lub też przyjąć jakąś formułę, no akceptacji czy współgrania tych rzeczy, ale<text:s/><text:span text:style-name="T3322">w</text:span><text:s/>formie typu konkursowego.</text:p>
      <text:p text:style-name="P3323"><text:span text:style-name="T3324">D</text:span>ziękuję.</text:p>
      <text:p text:style-name="P3325"><text:span text:style-name="T3326">Ob</text:span><text:span text:style-name="T3327">.</text:span><text:span text:style-name="T3328"><text:s/>Andrzej Wojtczak</text:span><text:span text:style-name="T3329">:</text:span></text:p>
      <text:p text:style-name="P3330"><text:span text:style-name="T3331">...</text:span>jeżeli się zebrani zgodzą, nie wnikać w tej chwili i rozstrzygać tą sprawę, tym bardziej, że w projekcie reformy jest zapis o wszystkich stanowiskach, że w drodze konkursu i nawet limitowany czas, i my do tej sprawy wrócimy dyskutując na temat reformy.</text:p>
      <text:p text:style-name="P3332">Natomiast w tej chwili, jeżeli chodzi o funkcje doradcze, to znaczy konsultantów, czy to kra<text:span text:style-name="T3333">jo</text:span>wych czy wo<text:span text:style-name="T3334">je</text:span>wódzkich, to j<text:span text:style-name="T3335">e</text:span>st to zespół doradczy, czy głównego lekarza wojewódzkiego, czy ministra, i ten kto sobie dobiera doradców, może dobierać gorzej lub lepiej, ale to jest jego wola z kim chce pracować, a z kim nie.</text:p>
      <text:p text:style-name="P3336">I dlatego mówię, jeżeli chodzi o stanowiska kierownicze to jest coś innego, a sprawy doradców coś innego.</text:p>
      <text:p text:style-name="P3337"><text:span text:style-name="T3338">Ob.</text:span><text:span text:style-name="T3339"><text:s text:c="23"/></text:span>:</text:p>
      <text:p text:style-name="P3340">Wydaje mi się, że tu nie chodzi o sprawy typu doradczego, rzeczywiście, ale jest to tak zwany nadzór spe<text:span text:style-name="T3341">cj</text:span>alistyczny, prawda. To są ludzie, którzy mają pewien formułę nadzoru, kontroli, oceny opinii.</text:p>
      <text:p text:style-name="P3342"><text:span text:style-name="T3343">Ob. Wojciech Matuszkiewic</text:span><text:span text:style-name="T3344">z</text:span>:</text:p>
      <text:p text:style-name="P3345">Panie doktorze, ale faktem jest, iż nadzór spe<text:span text:style-name="T3346">cj</text:span>alistyczny w tej formie, w jakiej istnieje obecnie pełni rolę doradcy ministra albo doradcy lekarza wojewódzkiego, właściwie do spraw jakości świadczeń udzielanych w tej d<text:span text:style-name="T3347">z</text:span>iedzinie.<text:s/>Jest to doradca.</text:p>
      <text:p text:style-name="P3348">Ja rozumiem, że pewien inny typ doradztwa i pewien inny typ nadzoru spe<text:span text:style-name="T3349">cj</text:span>alistycznego, nadzoru profes<text:span text:style-name="T3350">jo</text:span>nalnego, będzie w momencie uruchomienia Izb Lekarskich, że tam będzie jeszcze inny typ nadzoru pro<text:span text:style-name="T3351">fesj</text:span>onalnego.</text:p>
      <text:p text:style-name="P3352">Natomiast rzeczywiście lepiej jest, jeżeli pełniącemu jakieś tam stanowisko i odpowiedzi<text:span text:style-name="T3353">al</text:span>nemu za wykonywan<text:span text:style-name="T3354">ie</text:span><text:s/>tych spraw, no nie narzuca się doradcy, jakiego on dobiera.</text:p>
      <text:p text:style-name="P3355">Inaczej mówiąc, ten,<text:s/><text:span text:style-name="T3356">k</text:span>tóry pełni stanowisko, jeżeli dobiera sobie głupawego eksperta, to to jest jego odpowiedzialność prawda.</text:p>
      <text:p text:style-name="P3357"><text:span text:style-name="T3358">Ob. Andrzej Wojtczak</text:span>:</text:p>
      <text:p text:style-name="P3359">Tak proszę państwa, ale w tej sytuacji powiedzmy takich różnych doradztw jest, ja przepraszam, ja mam bezpośredni kontakt z różnego stopnia, że tak powiem konsultantami czy spe<text:span text:style-name="T3360">cj</text:span>alistami, bo ciągle nie wiem,<text:s/><text:soft-page-break/>jaka to ta formuła formalnie brzmi, prawda i niestety efekty tego globalne w skali kraju proszę państwa, w odniesieniu do typów spraw organizacyjnych i merytorycznych także, czasami dają globalnie olbrzymie negatywne skutki.</text:p>
      <text:p text:style-name="P3361"><text:span text:style-name="T3362">Przewodnicząc</text:span><text:span text:style-name="T3363">y</text:span><text:span text:style-name="T3364">:</text:span></text:p>
      <text:p text:style-name="P3365">Pan prof. Indulski i pan dyrektor...</text:p>
      <text:p text:style-name="P3366"><text:span text:style-name="T3367">Ob. Janusz Indulski</text:span><text:span text:style-name="T3368">:</text:span></text:p>
      <text:p text:style-name="P3369">Ja myślę, że sprawa powoływania dyrektorów prawnie i formalnie jest rozwiązana, dyrektorów instytutów naukowo-badawczych resortowych.</text:p>
      <text:p text:style-name="P3370"><text:span text:style-name="T3371">U</text:span>stawa przewiduje, że ogłaszał minister jako organ założycielski konkurs,<text:s/><text:span text:style-name="T3372">k</text:span>andyd<text:span text:style-name="T3373">at</text:span>ury są składane do Komisji Konkursow<text:span text:style-name="T3374">ej,<text:s/></text:span>kandydatury rozpatruje rada naukowa danego instytutu, wybiera<text:s/>dwie kandydatury, przedstawia Ministrowi Zdrowia, Minister Zdrowia wybiera jedną, przedstawia samorządowi<text:span text:style-name="T3375">.</text:span><text:s/>Jeżeli samorząd nie zaakceptuje, zaczyna się konkurs od nowa.<text:s/>I tak to przebiegło.</text:p>
      <text:p text:style-name="P3376">.<text:span text:style-name="T3377">.</text:span>.jest trochę inny, nie ma kandydatów na<text:s/><text:span text:style-name="T3378">t</text:span>e stanowiska, bo nie kształci się kadr i tu jest całe nieszczęście.</text:p>
      <text:p text:style-name="P3379">Natomiast sprawa nadzoru kr<text:span text:style-name="T3380">aj</text:span>owego, jeśli chodzi o nadzór konsult<text:span text:style-name="T3381">acyj</text:span>ny, fachowo się nazywa spe<text:span text:style-name="T3382">cj</text:span>alistyczny, jest to sprawa rzeczywiście niełatwa i trudna. Ja formułując kt<text:span text:style-name="T3383">ó</text:span>ry<text:span text:style-name="T3384">ś<text:s/></text:span>tam z kolei raz z rzędu, muszę powiedzieć, że ostatnio miałem wielkie trudności z<text:s/><text:span text:style-name="T3385">f</text:span>ormowaniem zespołu, bo nie było chętnych ludzi, którzy by chcieli jeździć po<text:s/><text:span text:style-name="T3386">P</text:span>olsce, prawda. Też praca niekoniecznie wdzięczna, nieprzyjemna, a jednak odpowiedzialna i na pewno można oczywiście ulepszyć. Jest szereg oczywiście dyrektorów, którzy nie byli powoływani w ten sposób, poniewa<text:span text:style-name="T3387">ż</text:span><text:s/>ustawa zastała ich w trakcie pełnienia funkcji, ale to już jest inna sprawa.</text:p>
      <text:p text:style-name="P3388"><text:span text:style-name="T3389">Przewodnicząc</text:span><text:span text:style-name="T3390">y</text:span><text:span text:style-name="T3391">:</text:span></text:p>
      <text:p text:style-name="P3392">Dziękuję. Pan doktor Radiukiewicz:</text:p>
      <text:p text:style-name="P3393"><text:span text:style-name="T3394">Ob. Sławomir Radiukiewicz</text:span><text:span text:style-name="T3395">:</text:span></text:p>
      <text:p text:style-name="P3396">Proszę państwa, ja myślę, że my jesteśmy jeżeli państwo zapoznali się z kierunkami reformy, w opiece zdrowotnej, to problemy nadzoru tam są stawiane powiedziałbym zupełnie inaczej jak dotychczas. Mianowicie jest uwzględniony po pierwsze dwa typy nadzoru, a po drugie - inne niż dotychczas częściowo inne, a po drugie jest problem włączenia w nadzór spe<text:span text:style-name="T3397">cjal</text:span>i<text:span text:style-name="T3398">styc</text:span>zny zarówno samorządów zawodowych, co jest sprawą niezmiernie ważną, to jest pierwsza sprawa. I druga - towarzystw naukowych.</text:p>
      <text:p text:style-name="P3399">Ja chciałbym dodać, że w stosunku do obecnego, zwłaszcza w zakresie powoływania przewodniczących nadzorów krajowych, minister z reguły konsultuje się w tych sprawach z prezydium określonego towarzystwa naukowego. To znaczy ja mówię tutaj, czyli jest to co ja powtarzam, pan doktor Kulerski właśnie proponował<text:s/><text:span text:style-name="T3400">m</text:span>iędzy innymi udział tych towarzystw, w tym również dotychcz<text:span text:style-name="T3401">as</text:span>owym, to znaczy w przyszłym typowaniu na przewodniczących nadzorów krajowych czy też nadzorów, jeżeli chodzi o stopień wojewódzki.</text:p>
      <text:p text:style-name="P3402">Ja myślę, że ponieważ jest to sprawa, która będzie dyskutowana szczegółowo na tym zespole do spraw reformy, opieki zdrowotnej i pomocy społecznej, i te wszelkiego rodzaju wątpliwości, które pan w tej chwili zgłasza, będą niewątpliw<text:span text:style-name="T3403">i</text:span>e<text:span text:style-name="T3404"><text:s/></text:span>miały możliwość być rozpatrzone, jest zawsze możliwość, że tak powiem wprowadzenia pewnego novum, żeby raz: samorząd zawodowy w większym stopniu uczestniczył w tym<text:s/><text:soft-page-break/>nadzorze, jak również i towarzystwa naukowe.</text:p>
      <text:p text:style-name="P3405">Natomiast powstaje problem mianowicie, że dotychczas mamy szereg nadzorów powiedziałbym instytuc<text:span text:style-name="T3406">jo</text:span>nalnych. To znaczy jakkolwiek są już ku temu wyjątki. Ten nadzór instytuc<text:span text:style-name="T3407">jo</text:span>n<text:span text:style-name="T3408">al</text:span>ny polegający na tym, że tam, gdzie mamy dalej instytuty resortowe, gdzie mamy instytuty resortowe w danej dziedzinie, z reguły dyrektor danego instytutu jest jednocześnie przewodniczącym krajowego nadzoru do spraw określonej dziedziny.</text:p>
      <text:p text:style-name="P3409">Dla przykładu: mamy tutaj dwóch dyrektorów instytutów pana prof. Latalskiego i prof. Indulskiego, którzy są przewodniczącymi krajowych nadzorów w tej dziedzinie.</text:p>
      <text:p text:style-name="P3410">Dam przykład dalszy instytutu kardiologii i innych<text:s/>itd<text:span text:style-name="T3411">.</text:span><text:s/>Ale i są wyjątki. Weźmy instytut onkologii, gdzie dyrektorem jest prof. Ste<text:span text:style-name="T3412">ff</text:span>en, ale który z uwagi na to, że nie jest tym praktykującym onkologiem przekazał przewodnictwo komu innemu z tego samego instytutu.</text:p>
      <text:p text:style-name="P3413">Czyli ja rozumiem, że jest możliwość, że tak powiem dość elastycznego traktowania sprawy i proponowałbym, żebyśmy zaufali temu zespołowi do spraw reformy i opieki zdrowotnej, i tam szczegółowe te sprawy rozstrzygnęli biorąc pana głos pod uwagę przy omawianiu wówczas tego tematu.</text:p>
      <text:p text:style-name="P3414">Dziękuję.</text:p>
      <text:p text:style-name="P3415"><text:span text:style-name="T3416">P</text:span><text:span text:style-name="T3417">rz</text:span><text:span text:style-name="T3418">ewodnicząc</text:span><text:span text:style-name="T3419">y</text:span><text:span text:style-name="T3420">:</text:span></text:p>
      <text:p text:style-name="P3421">Dziękuję bardzo.</text:p>
      <text:p text:style-name="P3422">Ja na sekundę chciałbym się zwrócić jeszcze w zakresie podzespołu. Czy my piszemy w zakresie podzespołu reprezentantem jakiej strony jest kwestia strony solidarnościowo-opozycyjna, kwestia OPZZ, kwestia strony ko<text:span text:style-name="T3423">al</text:span>icyjno-rządow<text:span text:style-name="T3424">ej</text:span>.</text:p>
      <text:p text:style-name="P3425"><text:span text:style-name="T3426">Ob. Zofia Kur</text:span><text:span text:style-name="T3427">ato</text:span><text:span text:style-name="T3428">wsk</text:span><text:span text:style-name="T3429">a</text:span><text:span text:style-name="T3430">:</text:span></text:p>
      <text:p text:style-name="P3431">/Niewłączony mikrofon/.</text:p>
      <text:p text:style-name="P3432"><text:span text:style-name="T3433">...</text:span>plan według alfabetu oczywiście.</text:p>
      <text:p text:style-name="P3434"><text:span text:style-name="T3435">P</text:span><text:span text:style-name="T3436">rz</text:span><text:span text:style-name="T3437">ewodnicząc</text:span><text:span text:style-name="T3438">y</text:span>:</text:p>
      <text:p text:style-name="P3439">Dziękuję bardzo.</text:p>
      <text:p text:style-name="P3440"><text:span text:style-name="T3441">Ob. Zofia Kuratowska</text:span><text:span text:style-name="T3442">:</text:span></text:p>
      <text:p text:style-name="P3443"><text:span text:style-name="T3444">.</text:span>..po naszej stronie, bo nie są koledzy wpisani na listę. Są koledzy przedstawiciele NZS akademii medycznych, pan Paweł Białek i Paweł Kalbarczyk, dwa Pawły. Oni trzecie posiedzenie są z nami, na liście się nie znaleźli.</text:p>
      <text:p text:style-name="P3445"><text:span text:style-name="T3446">Przewodniczący</text:span><text:span text:style-name="T3447">:</text:span></text:p>
      <text:p text:style-name="P3448">Dziękuję bardzo.</text:p>
      <text:p text:style-name="P3449">Pan doktor Kulerski jeszcze.</text:p>
      <text:p text:style-name="P3450"><text:span text:style-name="T3451">Ob. Marek Kulerski</text:span><text:span text:style-name="T3452">:</text:span></text:p>
      <text:p text:style-name="P3453">Proszę państwa, ja chciałem jeszcze poruszyć sprawę,<text:s/><text:span text:style-name="T3454">w</text:span><text:s/>której sam mam wątpliwości, bo do końca nie mam jasności w tej materii.</text:p>
      <text:p text:style-name="P3455">Natomiast<text:s/><text:span text:style-name="T3456">z</text:span><text:s/>tego co mnie wiadomo, to jednak fachowa literatura medyczna idąca w tym większym nakładzie, ja nie mówię o biuletynach wewnętrznych tam do iluś egzemplarzy, podlega jednak prawom cenzury.</text:p>
      <text:p text:style-name="P3457">Z tego co mnie wiadomo, ja się mogę tu myli<text:span text:style-name="T3458">ć</text:span>, niektóre artykuły są blokowane. Wobec tego prosiłbym<text:s/><text:soft-page-break/>o wyjaśnienie, czy fachowe czasopisma typu<text:s/><text:span text:style-name="T3459">„</text:span>Tygodnik Lekarski”<text:s/>i inny, rzeczywiście podlegają Głównemu Urzędowi Prasy i Widowisk, czy nie, bo tutaj mam wątpliwości<text:span text:style-name="T3460">.</text:span></text:p>
      <text:p text:style-name="P3461"><text:span text:style-name="T3462">Przewodniczący</text:span><text:span text:style-name="T3463">:</text:span></text:p>
      <text:p text:style-name="P3464">Pan profesor Indulski.</text:p>
      <text:p text:style-name="P3465"><text:span text:style-name="T3466">Ob. Janusz Indulski</text:span><text:span text:style-name="T3467">:</text:span></text:p>
      <text:p text:style-name="P3468"><text:span text:style-name="T3469">.</text:span>..że od wielu lat uczestniczę w redagowaniu pisma<text:s/>„Zdrowie publiczne”<text:s/>i<text:s/>„Medycyna pracy”<text:span text:style-name="T3470">.</text:span>.. od wielu lat została cenzura zniesiona na odpowiedzialność redaktorów naczelnych i musi być, była w jednej sprawie tylko cenzura kiedyś tam wprowadzona dla ujawniania sytuacji w zakładach pracy i jeżeli możn<text:span text:style-name="T3471">a</text:span><text:s/><text:span text:style-name="T3472">b</text:span>y poprzez ujawnienie tej sytuacji, rozszyfrować charakter produkcji prawda. Ale ta sprawa też została już wyjaśniona, nie ma<text:s/><text:span text:style-name="T3473">-</text:span><text:s/>ja nie spotkałem się przez ostatnich 10 lat ani razu z żadną ingerencją cenzury. Ani r<text:span text:style-name="T3474">az</text:span>u.</text:p>
      <text:p text:style-name="P3475"><text:span text:style-name="T3476">Ob.</text:span><text:span text:style-name="T3477"><text:s text:c="23"/></text:span>:</text:p>
      <text:p text:style-name="P3478">Przepraszam, ja<text:s/><text:span text:style-name="T3479">s</text:span>wój<text:s/>„Przegląd”<text:span text:style-name="T3480">...</text:span><text:s/>co miesiąc niosę do cenzury, co prawda nie zdarzyło mi się, żeby tam coś zakwestionowali, ale taki obowiązek widocznie istnieje.</text:p>
      <text:p text:style-name="P3481"><text:span text:style-name="T3482">Ob.</text:span><text:span text:style-name="T3483"><text:s text:c="23"/></text:span>:</text:p>
      <text:p text:style-name="P3484">...na powielaczu u siebie w instytucji,<text:s/><text:span text:style-name="T3485">a</text:span><text:s/>to podlega<text:s/><text:span text:style-name="T3486">w</text:span><text:s/>ten sposób cenzurze, że cenzor w drukarni zabiera jeden egzemplarz, czyta, czy odkłada na kupkę, to już ja tego nie wiem, niemniej jednak nie widzimy żadnej ingerencji, prawda.</text:p>
      <text:p text:style-name="P3487"><text:span text:style-name="T3488">Ob.</text:span><text:span text:style-name="T3489"><text:s text:c="23"/></text:span>:</text:p>
      <text:p text:style-name="P3490"><text:span text:style-name="T3491">.</text:span>.. czy jest ingerencja czy nie, to jest inna sprawa, a inną sprawą jest, czy jest obowiązek przedstawiania czy nie.</text:p>
      <text:p text:style-name="P3492"><text:span text:style-name="T3493">Ob.</text:span><text:span text:style-name="T3494"><text:s text:c="23"/></text:span>:</text:p>
      <text:p text:style-name="P3495">My nie przedstawiamy, tylko wyłącznie drukarnia. Wszystkie drukarnie w Polsce.</text:p>
      <text:p text:style-name="P3496"><text:span text:style-name="T3497">Ob.</text:span><text:span text:style-name="T3498"><text:s text:c="23"/></text:span>:</text:p>
      <text:p text:style-name="P3499">Czyli rozumiem z tego prasa fachowa w takiej, dla mnie nie jest istotne, kto przedstawia, kto jest gońcem do Głównego Urzędu prawda... ja oczywiście to w przenośni mówię, to jest jasne. Natomiast czy generalnie podlega cenzurze, normalnej cenzurze takiej jak wszystkie inne prewencyjnej cenzurze w tej formie, w jakiej ona jest w tej chwili. Tak mam rozumieć.</text:p>
      <text:p text:style-name="P3500"><text:span text:style-name="T3501">Ob.</text:span><text:span text:style-name="T3502"><text:s text:c="23"/></text:span>:</text:p>
      <text:p text:style-name="P3503">To znaczy<text:s/><text:span text:style-name="T3504">n</text:span>ie podlega cenzurze, ale cenzura jest.</text:p>
      <text:p text:style-name="P3505"><text:span text:style-name="T3506">Ob. Zofia Kuratowska</text:span>:</text:p>
      <text:p text:style-name="P3507">Ja wiem, że wszystkie skrypty od nas idą jednak do cenzury. Też nie słyszałam o ingeren<text:span text:style-name="T3508">cj</text:span>ach, ale...</text:p>
      <text:p text:style-name="P3509"><text:span text:style-name="T3510">Przewodniczący</text:span><text:span text:style-name="T3511">:</text:span></text:p>
      <text:p text:style-name="P3512">Pani docent, ponieważ jest to bardzo ważny temat, jest to poważny i jak widać niejasność jest w tym<text:s/><text:span text:style-name="T3513">z</text:span>akresie, bo niby jest cenzura, niby jej nie ma. Ja sądzę, że ponieważ dziś już nie podejmiemy, bo musimy mieć wykładnię czy jest ta cenzura, czy nie ma i w jakim stopniu ona dotyczy, że przeniesiemy to na zespół do spraw reformy i tam zrobimy stanowisko tego zespołu do spraw cenzury.</text:p>
      <text:p text:style-name="P3514"><text:span text:style-name="T3515">Ob.</text:span><text:span text:style-name="T3516"><text:s text:c="23"/></text:span>:</text:p>
      <text:p text:style-name="P3517">Ja proponuję, żebyśmy nie komplikowali<text:span text:style-name="T3518">.</text:span><text:s/>Jeżeli ja w instytucie drukuję biuletyn, który jest moją<text:s/><text:soft-page-break/>wewnętrzną formą, to ja idę do cenzury i rzeczywiście jest nie cenzura, bo ja mam obowiązek przynieść prawda i za ileś tam dni uzyskuję odpowiedź. Pod<text:span text:style-name="T3519">ej</text:span>rzewam, przepraszam za podejrzenie, że to leży sobie parę dni i wraca.</text:p>
      <text:p text:style-name="P3520">Natomiast PZ<text:span text:style-name="T3521">W</text:span>L jako wydawnictwo jest zwolnione od cenzury<text:s/><text:span text:style-name="T3522">d</text:span>la całego zakresu pism fachowych.</text:p>
      <text:p text:style-name="P3523">Natomiast ponieważ tam jest<text:s/><text:span text:style-name="T3524">5</text:span>0 jednak było nie było 6 czasopism wydawanych prawda, redaktorzy byli poin<text:span text:style-name="T3525">str</text:span>uow<text:span text:style-name="T3526">an</text:span>i, jakie rzeczy są objęte cenzurą. My na przykład w<text:s/><text:span text:style-name="T3527">„</text:span>Zdrowiu publicznym<text:span text:style-name="T3528">”</text:span><text:s/>nigdy nie mieliśmy kłopotów, a w<text:s/>„Medycynie pracy”<text:s/>wtedy kiedy się ujawniało, prawda, no to nie jest żadna nowina, że można po charakterze, prawda, zagrożeń zdrowotnych ujawnić charakter produkcji prawda.<text:s/>I wtedy powiedziano, że te rzeczy podlegają, nie wiem, bezpieczeństwa czy interesów państwa, p<text:span text:style-name="T3529">r</text:span>awda, ograniczeniom. Ale nie mieliśmy ani razu, ani jednego faktu ingerencji.</text:p>
      <text:p text:style-name="P3530"><text:span text:style-name="T3531">P</text:span><text:span text:style-name="T3532">rz</text:span><text:span text:style-name="T3533">ewodnicząc</text:span><text:span text:style-name="T3534">y</text:span><text:span text:style-name="T3535">:</text:span></text:p>
      <text:p text:style-name="P3536">Czy to satysfak<text:span text:style-name="T3537">cj</text:span>onuje to wyjaśnienie pana prof. Indulskiego?</text:p>
      <text:p text:style-name="P3538"><text:span text:style-name="T3539">Ob.</text:span><text:span text:style-name="T3540"><text:s text:c="23"/></text:span>:</text:p>
      <text:p text:style-name="P3541">Proszę państwa,<text:s/><text:span text:style-name="T3542">j</text:span>a myślę, że wobec tego ponieważ rzeczywiście nie mamy pełnej jasności co do funk<text:span text:style-name="T3543">cjo</text:span>now<text:span text:style-name="T3544">an</text:span>ia cenzury w odniesieniu do fachowej prasy lekarskiej i dotyczącej służby zdrowia, natomiast mówię, ja nie mogę tutaj operować faktografią taką, udokumen<text:span text:style-name="T3545">to</text:span>w<text:span text:style-name="T3546">an</text:span>ą, niemniej informacje, które do mnie docierają, to jest faktografia bardzo<text:s/>możliwa do zebrania, dlatego że jeżeli przesyła się prace do któregoś<text:s/><text:span text:style-name="T3547">z</text:span><text:s/>tych czasopism, to właściwie autor nigdy do końca się nie dowie, kto na jakim etapie gdzie zablokował<text:span text:style-name="T3548">.<text:s/></text:span>Bo redakcja praktycznie biorąc nie ma na ogół odwagi powiedzieć, że cenzura zablokowała, dlatego się powie, że coś tam nie tego.</text:p>
      <text:p text:style-name="P3549">Czy wobec tego nie wprowadzić oświadczenia naszego<text:s/>„stołu”, że naszym zdaniem cenzura prewencyjna<text:s/><text:span text:style-name="T3550">w</text:span><text:s/>tym przypadku,<text:span text:style-name="T3551"><text:s/></text:span>no jest powiedzmy, nie powinna być stosowana w odniesieniu do publikacji fachowych w szerokim tego słowa znaczeniu, czy czasopism i biuletynów naukowych z dziedziny ochrony zdrowi<text:span text:style-name="T3552">a.</text:span></text:p>
      <text:p text:style-name="P3553"><text:span text:style-name="T3554">Ob.</text:span><text:span text:style-name="T3555"><text:s text:c="23"/></text:span>:</text:p>
      <text:p text:style-name="P3556">Ja przepraszam bardzo, ale czy my w tej chwili nie zaczynamy dyskutować o bytach, które nie istnieją<text:span text:style-name="T3557">.</text:span><text:s/>Czy możemy rzeczywiście podać jakikolwiek przykład ingerencji cenzury w sprawy fachowe,<text:s/><text:span text:style-name="T3558">fac</text:span>howo-medyczne w przedstawianych pismach. Jeżeli nie możemy, no to przestańmy dyskutować.</text:p>
      <text:p text:style-name="P3559"><text:span text:style-name="T3560">Przewodniczący</text:span>:</text:p>
      <text:p text:style-name="P3561">Pan dr Edelman.</text:p>
      <text:p text:style-name="P3562"><text:span text:style-name="T3563">Ob. Marek Edelman</text:span>:</text:p>
      <text:p text:style-name="P3564">Jeżeli chodzi o konkretne rzeczy, to...</text:p>
      <text:p text:style-name="P3565">/Wyłączony mikrofon/.</text:p>
      <text:p text:style-name="P3566">...napisał taką książkę<text:s/>„Zawał serca”. Było to niedawno, drugie wydanie było niedawno. No, cenzura miała bardzo dużo zastrzeżeń co do tego, szczególnie w części wstępnej tego jak się nazywa, w przedmowie tego. Ja nie mówię, że poprawiali nam elektrokardiogr<text:span text:style-name="T3567">am</text:span>, ale prawnie<text:span text:style-name="T3568">.</text:span><text:s/>Więc... ale było bardzo trudno przeprowadzić tą sprawę.</text:p>
      <text:p text:style-name="P3569"><text:span text:style-name="T3570">Przewodniczący</text:span><text:span text:style-name="T3571">:</text:span></text:p>
      <text:p text:style-name="P3572">Czy można mimo wszystko zaproponow<text:span text:style-name="T3573">ać,</text:span><text:s/>żebyśmy mimo że dziś nie jesteśmy w stanie chyba określić,<text:s/><text:soft-page-break/>na ile ta cenzura ingeruje, natomia<text:span text:style-name="T3574">st</text:span><text:s/>jest kwestia rozwiązania w ogóle wydawnictw, które się pojawiają u nas, ale także, które winny do nas trafiać i kwestia cenzury tutaj też jest kwestią blokady pewnych pism, które przychodzą do Polski, a doktor Dawydzik mówi, że to nie jest reforma. My reformy nie zrobimy bez nauki i wiedzy.<text:s/><text:span text:style-name="T3575">W</text:span><text:s/>związku z tym to jest częścią, żebyśmy zawarli w tym zakresie jakieś sygnalizacyjne stanowisko w tej chwili, natomiast nasz zespół do oceny oddalili, to bo jest jednak sprawa do rozwiązania. Jakieś krótkie tylko stanowisko, tak pan doktor może by przygotował.</text:p>
      <text:p text:style-name="P3576"><text:span text:style-name="T3577">Ob.</text:span><text:span text:style-name="T3578"><text:s text:c="23"/></text:span>:</text:p>
      <text:p text:style-name="P3579">Krótkie stanowisko oczywiście, a nie szczegółowe, bo w tej chwili nie jesteśmy przygotowani chyba do<text:s/>roz<text:span text:style-name="T3580">tr</text:span>ząsania<text:s/>tej sprawy i nie o to chodzi.</text:p>
      <text:p text:style-name="P3581"><text:span text:style-name="T3582">Przewodniczący</text:span><text:span text:style-name="T3583">:</text:span></text:p>
      <text:p text:style-name="P3584">Doktor Opolski.</text:p>
      <text:p text:style-name="P3585"><text:span text:style-name="T3586">Ob. Janusz Opolski</text:span><text:span text:style-name="T3587">:</text:span></text:p>
      <text:p text:style-name="P3588">Państwo wybaczą, ale czy naprawdę jest to problem, który nas boli, jako środowisko medyczne. Mnie osobiście bardziej boli to, że ja muszę czekać 3 - 4 lat, żeby opublikować moją pracę naukową. I myślę, jeżeli naprawdę chcemy coś w tym zakresie poprawić, to potrzebujemy więcej papieru i mocy przerobowej na nasze artykuły, a nie jak pan dr Kulerski proponuje, powiedzmy coś w sprawie, co do której w zasadzie nie mamy jasności.</text:p>
      <text:p text:style-name="P3589">Dziękuję bardzo.</text:p>
      <text:p text:style-name="P3590"><text:span text:style-name="T3591">Ob.</text:span><text:span text:style-name="T3592"><text:s text:c="23"/></text:span>:</text:p>
      <text:p text:style-name="P3593">/Wyłączony mikrofon/.</text:p>
      <text:p text:style-name="P3594"><text:span text:style-name="T3595">O</text:span><text:span text:style-name="T3596">b</text:span><text:span text:style-name="T3597">.</text:span><text:span text:style-name="T3598"><text:s/>Władysław Sidorowic</text:span><text:span text:style-name="T3599">z</text:span><text:span text:style-name="T3600"><text:s/>- Komisja<text:s/></text:span><text:span text:style-name="T3601">„</text:span><text:span text:style-name="T3602">Solidarności</text:span><text:span text:style-name="T3603">”</text:span>:</text:p>
      <text:p text:style-name="P3604">Proszę państwa, mogę też dać taki przykład z ostatnich lat, gdy episkopat nawoływał do powstrzymywania się od picia w sierpniu. Jeden z naukowców próbował na sympozjum zgłosić referat na ten temat i ten referat nie został dopuszczony, więc to ta ingerencja szła jeszcze dalej, gdzie ten naukowiec próbował odpowiedzieć sobie na pytanie, jak wpływa apel episkopatu na konsumpcję alkoholu w Polsce.</text:p>
      <text:p text:style-name="P3605">Dlatego problem cenzury w życiu naukowym istnieje i uważam, że trzeba go jednak tutaj w jakiś sposób zasygnalizow<text:span text:style-name="T3606">ać.</text:span></text:p>
      <text:p text:style-name="P3607"><text:span text:style-name="T3608">P</text:span><text:span text:style-name="T3609">rzew</text:span><text:span text:style-name="T3610">odni</text:span><text:span text:style-name="T3611">cz</text:span><text:span text:style-name="T3612">ąc</text:span><text:span text:style-name="T3613">y</text:span><text:span text:style-name="T3614">:</text:span></text:p>
      <text:p text:style-name="P3615">Pan doktor Umiastowski.</text:p>
      <text:p text:style-name="P3616"><text:span text:style-name="T3617">Ob. Umiastowski</text:span><text:span text:style-name="T3618">:</text:span></text:p>
      <text:p text:style-name="P3619">Więc cenzura dotyczy nie tylko czasopism. Przypominam pierwszą wizytę małżonków Bilinksów w Polsce, która została nie zauważona przez oficjalną służbę zdrowia ze względów zupełnie niezrozumiałych, wyłącznie politycznych<text:span text:style-name="T3620">.</text:span><text:s/>Ocenzurowane<text:s/><text:span text:style-name="T3621">b</text:span>y<text:span text:style-name="T3622">ł</text:span>y spotkania z tymi ludźmi, które się odbywały gdzieś po piwnicach. W drugiej dopiero wizycie zostali zauważeni<text:span text:style-name="T3623">,</text:span><text:s/>z oczywistą wyraźną tylko szkodą. To było działanie zupełnie, że tak powiem, na przekór i złośliwe.</text:p>
      <text:p text:style-name="P3624">Dziękuję.</text:p>
      <text:p text:style-name="P3625"><text:span text:style-name="T3626">Przewodniczący</text:span><text:span text:style-name="T3627">:</text:span></text:p>
      <text:p text:style-name="P3628">Pan minister Wojtczak.</text:p>
      <text:p text:style-name="P3629"><text:span text:style-name="T3630">Ob. Andrzej Wo</text:span><text:span text:style-name="T3631">jt</text:span><text:span text:style-name="T3632">czak</text:span><text:span text:style-name="T3633">:</text:span></text:p>
      <text:soft-page-break/>
      <text:p text:style-name="P3634">To znaczy ja taką uwagę, dwie uwagi. Jedną odnośnie tej rezolu<text:span text:style-name="T3635">cj</text:span>i.</text:p>
      <text:p text:style-name="P3636">Panie doktorze Edelman, ja bym proponował, żeby może tu przestawić troszeczkę, żeby to było stylistyczne. Utracone stanowiska pracowników służby zdrowia repres<text:span text:style-name="T3637">jo</text:span>nowanych z przyczyn politycznych. Tak nie, bo tu jest represjonowanych pracowników służby zdrowia z przyczyn polity<text:span text:style-name="T3638">cz</text:span>nych. Ale to jest mówię - redakcyjne.</text:p>
      <text:p text:style-name="P3639">Natomiast ja się obawiam, że my w tej chwili zaczniemy budować na kazuistyce problemy, które decydują o obliczu stanu zdrowia społeczeństwa i funkcji służby zdrowia. Bo ta kazuistyka jest bardzo interesująca jako dyskusja, tylko ja bym proponował, żebyśmy w tej chwili jeżeli są jakieś problemy, które uważacie państwo za bardzo ważne, dołączyli do rozwiązania w przyszłości tym bardziej, że problem cenzury jest dyskutowany na innym<text:s/>„podstoliku”. Te wszystkie sprawy papieru też dyskutowane. Wiem, że będą przecież te stanowiska w sumie zejdą się wszystkie na<text:s/>„okrągły stół”<text:s/>i obawiam się, że jeżeli jeszcze posiedzimy czekając na protokół to jeszcze znajdziemy kilkanaście bardzo ciekawych k<text:span text:style-name="T3640">az</text:span>uistycznych problemów do stworzenia jakiegoś stanowiska.</text:p>
      <text:p text:style-name="P3641"><text:span text:style-name="T3642">Przewodniczący</text:span><text:span text:style-name="T3643">:</text:span></text:p>
      <text:p text:style-name="P3644">Kto z państwa jeszcze pragnie zabrać głos? Mamy teraz chwilę przerwy, bo żeśmy prawie że wyczerpali.</text:p>
      <text:p text:style-name="P3645">Chwilę przerwy.</text:p>
      <text:p text:style-name="P3646">Jeszcze koleżanka tutaj ma pewnego rodzaju sprawy.</text:p>
      <text:p text:style-name="P3647"><text:span text:style-name="T3648">Ob.</text:span><text:span text:style-name="T3649"><text:s text:c="23"/></text:span>:</text:p>
      <text:p text:style-name="P3650">Proszę państwa, pozwolicie, że w chwili przerwy pozwolę sobie w imieniu dyrektora mojej jednostki zaprosić stronę solidarnościowo-opozycyjną do ZOZ-u Łódź-Polesi<text:span text:style-name="T3651">e</text:span>, który jest tak samo moim ZOZ-em, jak ZOZ-em pana<text:s/><text:span text:style-name="T3652">dr</text:span><text:s/>Edelmana, który na poprzednim posiedzeniu plenarnym był uprzejmy zaprosi stronę rządową<text:s/><text:span text:style-name="T3653">d</text:span>o Łodzi.</text:p>
      <text:p text:style-name="P3654">Ponieważ ten ZOZ był tutaj jedynym w Polsce dość często dawanym jako przykład nie najlepszej organizacji, funkcjonowania tej placówki, przerostów<text:s/><text:span text:style-name="T3655">ad</text:span>ministr<text:span text:style-name="T3656">ac</text:span>y<text:span text:style-name="T3657">jnyc</text:span>h<text:span text:style-name="T3658">,</text:span><text:s/>i wielu, wielu negatywnych uwag, co do systemu org<text:span text:style-name="T3659">an</text:span>iz<text:span text:style-name="T3660">ac</text:span>yjnego, jakim jest zespół opieki zdrowotnej.</text:p>
      <text:p text:style-name="P3661">Dlatego bardzo proszę, zwłaszcz<text:span text:style-name="T3662">a</text:span><text:s/>częś<text:span text:style-name="T3663">ć</text:span><text:s/>grupy solidarnościowo-opozycyjn<text:span text:style-name="T3664">ej,</text:span><text:s/>która będzie się zajmowała reformą w służbie zdrowia i wypowiadała się na temat struktur organizacyjnych, jeżeli tylko zechcą z prz<text:span text:style-name="T3665">yj</text:span>emnością na terenie placówki, będziemy kolegów witać. Być może, we wspólnej dyskusji uda się rozwiązać wiele problemów, na które zespoły opieki zdrowotnej w Łodzi napotykają.</text:p>
      <text:p text:style-name="P3666">Dziękuję bardzo.</text:p>
      <text:p text:style-name="P3667"><text:span text:style-name="T3668">Przewodniczący</text:span><text:span text:style-name="T3669">:</text:span></text:p>
      <text:p text:style-name="P3670">Pani docent Kuratowska.</text:p>
      <text:p text:style-name="P3671"><text:span text:style-name="T3672">Ob. Zofia Kuratowska</text:span><text:span text:style-name="T3673">:</text:span></text:p>
      <text:p text:style-name="P3674">Ja jeszcze przed przerwą, bo to jest...</text:p>
      <text:p text:style-name="P3675"><text:span text:style-name="T3676">Przewodnicząc</text:span><text:span text:style-name="T3677">y</text:span><text:span text:style-name="T3678">:</text:span></text:p>
      <text:p text:style-name="P3679">Ale rozumiem, że zaproszenie zostało przyjęte.</text:p>
      <text:p text:style-name="P3680"><text:span text:style-name="T3681">Ob. Zofia Kuratowska</text:span>:</text:p>
      <text:p text:style-name="P3682">Ależ oczywiście. Jak to się pisze - z zadowoleniem, tak. Ja chciałam tylko, ponieważ to formalne sprawy,<text:s/><text:soft-page-break/>bo pisze się protokół, to na końcu<text:s/>protokołu<text:s/>musi być napisane, że w załączeniu znajduje się także stanowisko<text:s/><text:span text:style-name="T3683">N</text:span>SZZ, czy tam raczej strony solidarnościowo-opozycyjnej w sprawie zadośćuczynienia za represje spowodowane poglądami politycznymi - załącznik numer tam któryś. Bo to w protokole musi być uwidocznione.</text:p>
      <text:p text:style-name="P3684"><text:span text:style-name="T3685">Przewodniczący:</text:span></text:p>
      <text:p text:style-name="P3686">Że jako załącznik do<text:s/>protokołu<text:s/>się znajduje, żeby zaznaczyć.</text:p>
      <text:p text:style-name="P3687">Ponieważ przyjęliśmy podstawowe dokumenty, można ogłosić w tej chwili 1<text:span text:style-name="T3688">5</text:span><text:s/>minut przerwy. Jeszcze po przerwie uzupełnień do dokumentów. 15 minut przerwy.</text:p>
      <text:p text:style-name="P3689"/>
      <text:p text:style-name="P3690">/<text:span text:style-name="T3691">Przerwa</text:span>/.</text:p>
      <text:p text:style-name="P3692"/>
      <text:p text:style-name="P3693">/Po przerwie/.</text:p>
      <text:p text:style-name="P3694"/>
      <text:p text:style-name="P3695">/Po przerwie obradom przewodniczy ob. [brak tekstu].</text:p>
      <text:p text:style-name="P3696"><text:span text:style-name="T3697">Ob.</text:span><text:span text:style-name="T3698"><text:s text:c="23"/></text:span>:</text:p>
      <text:p text:style-name="P3699"><text:span text:style-name="T3700">...</text:span>No ale może i tak być. Może z czasem się zmienią te stanowiska. Tymczasem tak jest.</text:p>
      <text:p text:style-name="P3701">Więc przeczytam, żeby państwo wiedzieli co my mówili, państw<text:span text:style-name="T3702">o</text:span><text:s/>powiedzą nie i podamy to do<text:s/>protokołu<text:s/>rozbieżności, żeby nie było niepotrzebn<text:span text:style-name="T3703">ej</text:span><text:s/>dyskusji. Nikt nikogo nie przekona<text:span text:style-name="T3704">.</text:span></text:p>
      <text:p text:style-name="P3705">Przywrócenie normalnego działania służby zdrowia musi służy<text:span text:style-name="T3706">ć</text:span><text:s/>również zniesienie podległości i zależności pracowników służby zdrowia czynnikom administracyjnym.</text:p>
      <text:p text:style-name="P3707">Od dnia 31.12.19<text:span text:style-name="T3708">8</text:span>9 r. należy znieść wszystkie pośrednie szczeble<text:s/><text:span text:style-name="T3709">ad</text:span>mini<text:span text:style-name="T3710">str</text:span>ac<text:span text:style-name="T3711">yj</text:span>ne - w nawiasie: ZOZ-y, działy me<text:span text:style-name="T3712">to</text:span>dyczno-organizacyjne w szpitalach itp., pozostawi<text:span text:style-name="T3713">aj</text:span>ąc jedynie zbędny, niezbędne służby oraz pra<text:span text:style-name="T3714">c</text:span>owników administrac<text:span text:style-name="T3715">yj</text:span>nych pracujących w bezpośrednim związku z chorymi.</text:p>
      <text:p text:style-name="P3716">Dziękuję.<text:s/></text:p>
      <text:p text:style-name="P3717">To jest nasze stanowisko. Państwo?</text:p>
      <text:p text:style-name="P3718"><text:span text:style-name="T3719">Przewodnicząca</text:span>:</text:p>
      <text:p text:style-name="P3720">Dziękujemy bardzo. Proszę bardzo, pan dr Opolski.</text:p>
      <text:p text:style-name="P3721"><text:span text:style-name="T3722">Ob. Janusz Opolski</text:span><text:span text:style-name="T3723">:</text:span></text:p>
      <text:p text:style-name="P3724">Ja chciałem zapytać się, czy może ja źle zrozumiałem naszą poprzednią dyskusję, ale zrozumiałem, że przyjęliśmy wspólnie stanowisko Podzespołu do spraw Zdrowia w sprawie reformy opieki zdrowotnej.</text:p>
      <text:p text:style-name="P3725">W tym punkcie jest bardzo wyraźnie ustosunkowanie się do tego, co pan dr Edelman przed chwilą powiedział.</text:p>
      <text:p text:style-name="P3726">Przypominam, że odpowiedni punkt na stronie drugiej mówi w ten sposób, że będziemy dążyli do pełnej elastyczności w tworzeniu likwidacji oraz ograniczaniu struktur organizacyjnych, dostosowanych do lokalnych potrzeb i możliwości zgodnie z decyzjami samorządów lokalnych i pracowniczych.</text:p>
      <text:p text:style-name="P3727">Jeżeli strona solidarnościowo-opozycyjna wielokrotnie podkreślała tutaj, że jedną kondycję sine qua non powodzenia reformy jest oddanie pewnych<text:span text:style-name="T3728"><text:s/></text:span>decyzji samorządom lokalnym i pracowniczym, decentraliza<text:span text:style-name="T3729">cj</text:span>a zarządzania, to myślę, że to co pan doktor Edelman przed chwilą zaprezentował, idzie zupełnie w innym kierunku.</text:p>
      <text:soft-page-break/>
      <text:p text:style-name="P3730"><text:span text:style-name="T3731">Ob. M</text:span><text:span text:style-name="T3732">ar</text:span><text:span text:style-name="T3733">ek Edelman</text:span><text:span text:style-name="T3734">:</text:span></text:p>
      <text:p text:style-name="P3735">Tak, zgadza się. Idzie w innym kierunku.</text:p>
      <text:p text:style-name="P3736"><text:span text:style-name="T3737">Przewodnicząc</text:span><text:span text:style-name="T3738">a</text:span><text:span text:style-name="T3739">:</text:span></text:p>
      <text:p text:style-name="P3740">Proszę bardzo.</text:p>
      <text:p text:style-name="P3741"><text:span text:style-name="T3742">Ob.</text:span><text:span text:style-name="T3743"><text:s text:c="23"/></text:span>:</text:p>
      <text:p text:style-name="P3744">Jeszcze gwoli pewnego wyjaśnienia. Uznanie metorgu za szczebel zarządzania jest chyba nieporozumieniem. To nigdy nie był szczebel zarządzania. Metorgi nigdy nie miały uprawnień władczych.</text:p>
      <text:p text:style-name="P3745">Dziękuję.</text:p>
      <text:p text:style-name="P3746"><text:span text:style-name="T3747">O</text:span><text:span text:style-name="T3748">b. Zofia Kuratowska:</text:span></text:p>
      <text:p text:style-name="P3749">Administracyjne były wyrażone.</text:p>
      <text:p text:style-name="P3750"><text:span text:style-name="T3751">Ob.</text:span><text:span text:style-name="T3752"><text:s text:c="23"/></text:span>:</text:p>
      <text:p text:style-name="P3753">Ta dyskusja<text:s/><text:span text:style-name="T3754">p</text:span>row<text:span text:style-name="T3755">ad</text:span>ziła się dosy<text:span text:style-name="T3756">ć</text:span><text:s/>długo. Myśmy powiedzieli wyraźnie nasze stanowisko. Uważaliśmy, że tego bez zarządzenia administr<text:span text:style-name="T3757">ac</text:span>yjnego się nie da zrobić, do samorządów mamy bardzo daleką drogę, jak wiadomo ze<text:s/>„stołu”<text:s/>politycznego i uważamy, że tak samo jak w rolnictwie zniesiono wszystkie szczeble pośrednie wczoraj, tak samo tutaj. Państwo się nie godzą, dyskusja od początku nic nie da.<text:s/>Ja myślę, że szkoda jest czasu na to.</text:p>
      <text:p text:style-name="P3758"><text:span text:style-name="T3759">Ob.</text:span><text:span text:style-name="T3760"><text:s text:c="23"/></text:span>:</text:p>
      <text:p text:style-name="P3761">Ja proponuję przyjąć to co pan dr Edelman<text:s/><text:span text:style-name="T3762">w</text:span><text:s/>tej chwili powiedział, dlatego że faktycznie ta dyskusja do niczego nie doprowadzi, bo myśmy już dyskutowali chyba dwa razy. Natomiast jest formuła, która wypływa tak samo z innych<text:s/>protokołów<text:s/>przyjętych przez inne<text:s/>„stoliki”, jednostronne oświadczenie.<text:s/><text:span text:style-name="T3763">I</text:span><text:s/>takie jednostronne oświadczenie strona solidarnościowo-opozyc<text:span text:style-name="T3764">yj</text:span>na składa do<text:s/>protokołu. Szkoda tylko, że tak późno, dlatego że znowu byśmy mieli kłopoty z tą ostatnią stroną przepisania. No ale jakoś damy radę.</text:p>
      <text:p text:style-name="P3765"><text:span text:style-name="T3766">Przewodnicząc</text:span><text:span text:style-name="T3767">a</text:span><text:span text:style-name="T3768">:</text:span></text:p>
      <text:p text:style-name="P3769">Dziękuję bardzo.</text:p>
      <text:p text:style-name="P3770">Proszę bardzo o przekazanie do<text:s/>protokołu<text:s/>w takim razie, bo w tej chwili myślę, że tam kończy się opinie.</text:p>
      <text:p text:style-name="P3771">Dziękuję bardzo. Ja proszę państwa jeszcze mam tutaj jedną sprawę, mianowicie chciałabym podać osoby, które ze strony solidarnościowo-opozycyjn<text:span text:style-name="T3772">ej</text:span><text:s/>wezmą udział w komisji nego<text:span text:style-name="T3773">cj</text:span>ac<text:span text:style-name="T3774">yj</text:span>nej do systemu płac, ponieważ ta komi<text:span text:style-name="T3775">sj</text:span>a rozpocznie myślę działanie jak n<text:span text:style-name="T3776">aj</text:span>szybciej i w najbliższym czasie.</text:p>
      <text:p text:style-name="P3777"><text:span text:style-name="T3778">W</text:span><text:s/>związku z tym pod<text:span text:style-name="T3779">aj</text:span>ę: Alina Pieńkowska - Gdańsk, Wojciech Neyman - Poznań, Elżbieta Seferowicz - Katowice, Olga Krzyżanowska - Gdańsk, Danuta Słomczyńska - Gdańsk, Janina<text:s/>Idzińska - Gdańsk, Anna Grzymisławska - Poznań, i nie podajemy w tej chwili nazwisk ekspertów, bo to pozostawiamy już do - w momencie,<text:s/><text:span text:style-name="T3780">w</text:span><text:s/>którym rozpoczniemy pracę tej komisji.</text:p>
      <text:p text:style-name="P3781"><text:span text:style-name="T3782">Ob.</text:span><text:span text:style-name="T3783"><text:s text:c="23"/></text:span>:</text:p>
      <text:p text:style-name="P3784">Ale jak myśmy wpadli w ręce bab, to będzie kiepsko.<text:s/>Nie dogadacie się<text:span text:style-name="T3785">.</text:span><text:s/>Same baby, co to za pomysł.</text:p>
      <text:p text:style-name="P3786"><text:span text:style-name="T3787">Ob.</text:span><text:span text:style-name="T3788"><text:s text:c="23"/></text:span>:</text:p>
      <text:p text:style-name="P3789">Ja mam tylko pytanie. Jaki system komunikacji można osiągnąć, jaki system komunikacji, powiedzmy zawiadamiania.</text:p>
      <text:p text:style-name="P3790"><text:span text:style-name="T3791">Przewodni</text:span><text:span text:style-name="T3792">cz</text:span><text:span text:style-name="T3793">ąc</text:span><text:span text:style-name="T3794">a</text:span><text:span text:style-name="T3795">:</text:span></text:p>
      <text:p text:style-name="P3796">Tak. Poprzez Alinę P<text:span text:style-name="T3797">i</text:span>eńkowską, bardzo proszę. Wszystk<text:span text:style-name="T3798">ie<text:s/></text:span>te osoby poprzez Alinę Pieńkowską<text:s/><text:span text:style-name="T3799">53-17-</text:span><text:soft-page-break/><text:span text:style-name="T3800">74 G</text:span>dańsk.<text:s/><text:span text:style-name="T3801">M</text:span>ożemy podać adres również jeżeli państwo.</text:p>
      <text:p text:style-name="P3802">Już chwileczkę pod<text:span text:style-name="T3803">aj</text:span>ę pani Pieńkowskiej adres. Gdańsk - Oliw<text:span text:style-name="T3804">a</text:span>, ul. Chłopska 34<text:s/><text:span text:style-name="T3805">b</text:span><text:s/>m 41. Dziękuję bardzo.</text:p>
      <text:p text:style-name="P3806">Bardzo proszę, pan dr Kulerski.</text:p>
      <text:p text:style-name="P3807"><text:span text:style-name="T3808">Ob. Marek Kulerski</text:span><text:span text:style-name="T3809">:</text:span></text:p>
      <text:p text:style-name="P3810">Proszę państwa, ja w takim razie, jeśli państwo pozwolą<text:span text:style-name="T3811">.</text:span>..</text:p>
      <text:p text:style-name="P3812">/Wyłączony mikrofon/.</text:p>
      <text:p text:style-name="P3813">...po przedyskutowaniu zastanowili się nad tym jakimś oświadczeniem w sprawie cenzury.</text:p>
      <text:p text:style-name="P3814">/Wyłączony mikro<text:span text:style-name="T3815">fo</text:span>n/....</text:p>
      <text:p text:style-name="P3816">Podzespół do spraw Zdrowia, lub strona nasza, jeśli to będzie odr<text:span text:style-name="T3817">z</text:span>ucone, uważa za konieczne zapewnienie pełnej swobody<text:s/><text:span text:style-name="T3818">f</text:span>achowych i naukowych publikacji i za niedopuszczalną wszelką ingerencję cenzury w tej dziedzinie tak w odniesieniu do publikacji krajowych jak i napływ<text:span text:style-name="T3819">aj</text:span>ących z zagranicy.</text:p>
      <text:p text:style-name="P3820">Chodziło nam o s<text:span text:style-name="T3821">fo</text:span>rmułowanie<text:s/><text:span text:style-name="T3822">w</text:span><text:s/>miarę szerokie nie konkretyzujące z uwagi na te no jakieś pewne nieścisłości. I teraz do decyzji państwa, czy to też damy jako oświadczenie naszej strony, czy też to uzyska poparcie strony państwa.</text:p>
      <text:p text:style-name="P3823"><text:span text:style-name="T3824">Pr</text:span><text:span text:style-name="T3825">ze</text:span><text:span text:style-name="T3826">w</text:span><text:span text:style-name="T3827">od</text:span><text:span text:style-name="T3828">ni</text:span><text:span text:style-name="T3829">cz</text:span><text:span text:style-name="T3830">ąc</text:span><text:span text:style-name="T3831">a</text:span><text:span text:style-name="T3832">:</text:span></text:p>
      <text:p text:style-name="P3833">O cenzurze mówimy w tej chwili.</text:p>
      <text:p text:style-name="P3834"><text:span text:style-name="T3835">Ob. Andrzej Wojtczak</text:span><text:span text:style-name="T3836">:</text:span></text:p>
      <text:p text:style-name="P3837">Ja nie<text:s/><text:span text:style-name="T3838">mam</text:span><text:s/><text:span text:style-name="T3839">n</text:span>ic<text:s/><text:span text:style-name="T3840">przeciwko</text:span><text:s/>temu,<text:s/>żebyście państwo dali takie oświadczenie, dlatego że to jest bezprzedmiotowe, my tego nie odczuwamy, państwo może odczuwacie. Dla mnie ważniejsza by była dostępność pełna literatury z wszystkich krajów i wystarcz<text:span text:style-name="T3841">aj</text:span>ąca ilość dewiz, żebym mógł zakupić każdą ilość i czasopism, i książek.</text:p>
      <text:p text:style-name="P3842">W związku z tym jeżeli państwo uważacie, że to bardzo boli państwa, proszę bardzo.</text:p>
      <text:p text:style-name="P3843"><text:span text:style-name="T3844">Przewodnicząc</text:span><text:span text:style-name="T3845">a</text:span><text:span text:style-name="T3846">:</text:span></text:p>
      <text:p text:style-name="P3847">Pan dr Umiastowski,<text:s/><text:span text:style-name="T3848">p</text:span>roszę.</text:p>
      <text:p text:style-name="P3849"><text:span text:style-name="T3850">Ob. Umiastowski</text:span>:</text:p>
      <text:p text:style-name="P3851">Czy tą drugą sprawę moglibyśmy jako wspólne, dostateczne ilość dewiz na literaturę fachową, czy to mogłoby być wspólne. Krótka notka, jeśli pan minister sam proponuje.<text:s/></text:p>
      <text:p text:style-name="P3852">Dziękuję.</text:p>
      <text:p text:style-name="P3853"><text:span text:style-name="T3854">Ob.</text:span><text:span text:style-name="T3855"><text:s text:c="23"/></text:span>:</text:p>
      <text:p text:style-name="P3856">Panie ministrze, tutaj jeszcze jest taka sprawa. Właściwie to jest techniczna.</text:p>
      <text:p text:style-name="P3857">Jeżeli<text:s/>„stół”<text:s/>polityczny zgodzi się na tą sprawę o represjach, to byśmy dzisiaj podali z naszej strony komisję, która będzie pracowała, żeby to zostało. Jak<text:s/>„stół”<text:s/>polityczny odrzuci, to państwo nie zużyją tego prawda.</text:p>
      <text:p text:style-name="P3858"><text:span text:style-name="T3859">O</text:span><text:span text:style-name="T3860">b. Andrzej Wojtczak</text:span><text:span text:style-name="T3861">:</text:span></text:p>
      <text:p text:style-name="P3862">To nie jest nasza sprawa panie doktorze.</text:p>
      <text:p text:style-name="P3863"><text:span text:style-name="T3864">Ob.</text:span><text:span text:style-name="T3865"><text:s text:c="23"/></text:span>:</text:p>
      <text:p text:style-name="P3866">To wasza, wy będziecie<text:span text:style-name="T3867">.</text:span>..</text:p>
      <text:p text:style-name="P3868"><text:span text:style-name="T3869">Ob. Andrzej Wo</text:span><text:span text:style-name="T3870">jt</text:span><text:span text:style-name="T3871">czak</text:span><text:span text:style-name="T3872">:</text:span></text:p>
      <text:soft-page-break/>
      <text:p text:style-name="P3873">Proszę dołączyć do tego stanowiska na<text:s/>„stół”<text:s/>polityczny<text:span text:style-name="T3874">.</text:span>.<text:span text:style-name="T3875">.</text:span></text:p>
      <text:p text:style-name="P3876"><text:span text:style-name="T3877">Ob.</text:span><text:span text:style-name="T3878"><text:s text:c="23"/></text:span>:</text:p>
      <text:p text:style-name="P3879">Nazwiska, tam<text:span text:style-name="T3880">...</text:span></text:p>
      <text:p text:style-name="P3881"><text:span text:style-name="T3882">Ob. Andrzej Wojtczak</text:span><text:span text:style-name="T3883">:</text:span></text:p>
      <text:p text:style-name="P3884">Ja nie wiem... na<text:s/>„<text:span text:style-name="T3885">s</text:span>tół”<text:s/>polityczny, proszę bardzo.</text:p>
      <text:p text:style-name="P3886"><text:span text:style-name="T3887">Przewodnicząc</text:span><text:span text:style-name="T3888">a:</text:span></text:p>
      <text:p text:style-name="P3889">My nie będziemy sami robić bez Ministerstwa Zdrowi<text:span text:style-name="T3890">a.</text:span></text:p>
      <text:p text:style-name="P3891"><text:span text:style-name="T3892">Ob.</text:span><text:span text:style-name="T3893"><text:s text:c="23"/></text:span>:</text:p>
      <text:p text:style-name="P3894">Ministerstwo też musi mieć swoich udziałowców. A kto jak nie resort. A kto? Ja nie mówię, że jest decyzja.</text:p>
      <text:p text:style-name="P3895"><text:span text:style-name="T3896">Ob. Andrzej Wojtczak</text:span>:</text:p>
      <text:p text:style-name="P3897"><text:span text:style-name="T3898">...</text:span>nie stwarzajmy problemów, które.<text:span text:style-name="T3899">.</text:span>.</text:p>
      <text:p text:style-name="P3900"><text:span text:style-name="T3901">Ob.</text:span><text:span text:style-name="T3902"><text:s text:c="23"/></text:span>:</text:p>
      <text:p text:style-name="P3903">Panie ministrze, chciałem tylko ułatwić łączność.</text:p>
      <text:p text:style-name="P3904"><text:span text:style-name="T3905">Ob. Andrzej Wojtczak</text:span><text:span text:style-name="T3906">:</text:span></text:p>
      <text:p text:style-name="P3907">Łączność to mamy tutaj z panią przewodniczącą.</text:p>
      <text:p text:style-name="P3908"><text:span text:style-name="T3909">Przewodnicząc</text:span><text:span text:style-name="T3910">a:</text:span></text:p>
      <text:p text:style-name="P3911">Tak, bardzo proszę. Proszę podać nazwisko, przepraszam.</text:p>
      <text:p text:style-name="P3912"><text:span text:style-name="T3913">Ob. Wojciech Matuszkiewicz</text:span><text:span text:style-name="T3914">:</text:span></text:p>
      <text:p text:style-name="P3915">Ja chciałbym do propozycji dr Umiastowskiego zwrócić tylko uwagę, że myśmy to już w którymś stanowisku zawarli sprawę tej pełnej dostępności. Ja już nie pamiętam w którym, czy w kształcenia, czy w reformy, ale już to było.</text:p>
      <text:p text:style-name="P3916"><text:span text:style-name="T3917">Przewodnicząc</text:span><text:span text:style-name="T3918">a:</text:span></text:p>
      <text:p text:style-name="P3919">Ja mam takie pytanie, czy przed otrzymaniem<text:s/>protokołu, ktoś z państwa jeszcze chciałby zabrać głos, bo rozumiem, że czekamy w tej chwili na tekst, na maszynopis.</text:p>
      <text:p text:style-name="P3920"><text:span text:style-name="T3921">Ob.</text:span><text:span text:style-name="T3922"><text:s text:c="23"/></text:span>:</text:p>
      <text:p text:style-name="P3923">Jest dosyć. Tyle żeście się naga<text:span text:style-name="T3924">d</text:span>ali, jest dosyć.</text:p>
      <text:p text:style-name="P3925"><text:span text:style-name="T3926">Przewodni</text:span><text:span text:style-name="T3927">cz</text:span><text:span text:style-name="T3928">ąc</text:span><text:span text:style-name="T3929">a:</text:span></text:p>
      <text:p text:style-name="P3930">Szczególnie Edelman.</text:p>
      <text:p text:style-name="P3931"><text:span text:style-name="T3932">Ob. Zofia Kuratowska</text:span><text:span text:style-name="T3933">:</text:span></text:p>
      <text:p text:style-name="P3934">Jeżeli nie, to może państwo pozwolą, ja jako współprzewodnicząca z tej strony takie już mówkę na koniec<text:s/><text:span text:style-name="T3935">p</text:span>owiem, takie kazanie na koniec.</text:p>
      <text:p text:style-name="P3936">Wydaje mi się, że w imieniu naszej strony chciałabym niezależnie od naszy<text:span text:style-name="T3937">c</text:span>h różnic zdań, w różnych sprawach, bardzo podziękować wszystkim, którzy wzięli udział w tym, w tych obradach, bo wydaje mi się, że udział każdego jest wyrazem troski o sprawy, które, sprawy zdrowia, sprawy ochrony zdrowia w kraju, jednym słowem o te sprawy, które wszystkim nam są bliskie, niezależnie od różnych poglądów, które nas dzielą i dzielą w sposób bardzo wyraźny.</text:p>
      <text:p text:style-name="P3938">Ale wydaje mi się, że bardzo dużo żeśmy podczas tych pięciu, pię<text:span text:style-name="T3939">ć</text:span><text:s/>to było prawda, pięciu posiedzeń osiągnęli i że ten dokument, który teraz jest pracowicie<text:s/>sczytywany, ma duże znaczenie i zawiera bardzo<text:s/><text:soft-page-break/>dużo cennych uwag, decyzji czy postulatów.</text:p>
      <text:p text:style-name="P3940">Kwestia teraz leży tylko w tym, jak to zostanie zrealizowane i czy zostanie zrealizowane. Muszę powiedzieć, że byłabym bardzo nieszczęśliwa, gdyby to była jeszcze jedna z serii narad, której nie przynoszą niczego i nikomu. Żeby te nasze papiery poszły po prostu do archiwów i biurek.</text:p>
      <text:p text:style-name="P3941">Mam nadzieję, że tak nie będzie, tak jak w ogóle i ta nadzieja łączy się dla mnie i dla nas, dla całej nasze strony z nadzieją, że przyniesie coś naszemu społeczeństwu i nam wszystkim ten<text:s/>„okrągł<text:span text:style-name="T3942">y</text:span><text:s/>stół”.</text:p>
      <text:p text:style-name="P3943">Bo od tego czy będą istotne zmiany polityczne, zmiany ekonomiczne i zmiany społeczne, a pod tym rozumiem rozwój prawdziwej demokracji, w Polsce, od tego zależy również i powodzenie tych spraw, które myśmy tutaj uznali wspólnie i zgodnie za sprawy, które muszą być załatwione.</text:p>
      <text:p text:style-name="P3944">Mam nadzie<text:span text:style-name="T3945">j</text:span>ę, że jednak w ciągu najbliższych miesięcy, czy roku, wprawdzie nie poprawi się, bo nie może się poprawić nic w sposób zasadniczy, ani w służbie zdrowia, i ochronie zdrowotn<text:span text:style-name="T3946">ej</text:span>, ani w sytuacji ekonomicznej kraju, ale może się w sposób bardzo wyraźny poprawić klimat polityczny.</text:p>
      <text:p text:style-name="P3947">Jeżeli przez te<text:s/><text:span text:style-name="T3948">6</text:span><text:s/>tygodni ludzie w Polsce mogli oglądać na ekranach telewizyjnych tych ludzi, których nie można było oglądać albo dlatego, że byli wielokrotnie za murami więzienia, tylko dlatego, że ich poglądy różniły się, a w zasadzie ich cała działalność była tylko po to, ażeby w tym kraju stało się lepiej. Otóż skoro to jest możliwe, że ci ludzie pokazali się, na ekranie telewizji, zaczęli mówić swoim głosem i mówić prawdę o tym co myślą, i z ekranów telewizorów popłynęła prawda, ja bardzo przepraszam, nikogo tu nie chcę urazić, ale z ekranów telewizorów prawda nie płynęła przez bardzo wiele lat, a wręcz przeciwnie, to to jest coś niezwykle ważnego i to jest coś, co chociaż jak ja mówię, po skończonych obradach<text:s/><text:span text:style-name="T3949">„</text:span>okrągłego stołu”, ten festiwal się skończy i te gwiazdy to były gwiazdy tych sześciu tygodni. Oni za bardzo nie będą się pokazywać w państwowej, zmonopolizowanej telewizji. Niemniej to jest coś co się stało, co już nastąpiło i to jest ten dalszy krok naprzód.</text:p>
      <text:p text:style-name="P3950">No i mam nadzieję, że po prostu jesteśmy na początku drogi, która jednak będzie dalej taką drogą, jak w<text:s/><text:span text:style-name="T3951">g</text:span>runcie rzeczy wszyscy tu siedzący na pewno by chcieli, żeby ona była, żeby prowadziła, może z różnymi znowu zakrętami, może nie wszyscy będziemy iść tak ręka w rękę, tą drogą, na pewno będziemy dalej się bardzo zasadniczo r<text:span text:style-name="T3952">ó</text:span>żni<text:span text:style-name="T3953">ć</text:span><text:s/>w bardzo wielu sprawach. Chodzi o to, żeby ta droga jednak prowadziła do tej naprawdę lepszej przyszłości dla nas wszystkich.</text:p>
      <text:p text:style-name="P3954">Ja przepraszam, że mówię takimi ogólnikami, ale wydaje mi się, że rzeczywiście stało się coś bardzo ważnego w kraju i że nie możemy pozostać na to obojętni mimo wszelkich nieraz bardzo pesymistycznych odczuć, które osobiście ja mam i wielu z nas.</text:p>
      <text:p text:style-name="P3955">I za to, żeśmy tutaj mogli spędzić ten czas, chciałam wszystkim bardzo serdecznie podziękować.</text:p>
      <text:p text:style-name="P3956"><text:span text:style-name="T3957">Ob. Andrzej Wo</text:span><text:span text:style-name="T3958">jt</text:span><text:span text:style-name="T3959">czak</text:span><text:span text:style-name="T3960">:</text:span></text:p>
      <text:p text:style-name="P3961">Jeżeli można? Muszę powiedzieć, że jako współprzewodniczący, kiedy po raz pierwszy spotkaliśmy się z panią docent Kur<text:span text:style-name="T3962">at</text:span>owską i wymieniliśmy poglądy, to powiedzieliśmy sobie, że na pewno będziemy się wielokrotnie różnić i w opiniach, spojrzeniu, ale że dla nas, dla obu stron, czy dla trzech stron, ale wtedy rozmawi<text:span text:style-name="T3963">al</text:span>iśmy, we dwójkę, pewne spojrzenia różne dodają się w wartościach wielokrotnie. To co brakuje wielokrotnie w dyskusjach, w grupie jednorodnej, to właśnie innego spojrzenia, innego odbioru.</text:p>
      <text:p text:style-name="P3964">Te kilka tygodni i te pięć spotkań pozwoliło chyba na lepsze i poznanie, że można inaczej myśleć, że można inaczej odbierać tą samą rzeczywistość, ale to co chyba jest najważniejsze, że przecież przyjdzie<text:s/><text:soft-page-break/>nam iść bardzo długą drogą w dopr<text:span text:style-name="T3965">ac</text:span>owywania tych problemów, które myśmy tchnęli.</text:p>
      <text:p text:style-name="P3966">Ja tu się zgadzam z panią docent, że w rzeczy samej jest to pewien indeks problemów, które uznaliśmy za może najważniejsze dla poprawy sytuacji w op<text:span text:style-name="T3967">i</text:span>ece zdrowotnej i to co nas łączyło, to jednak troska ciągle o to, o chorego, o to, żeby tę opiekę, którą powinniśmy zapewnić, chory odczuwał jakoś pozytywnie.</text:p>
      <text:p text:style-name="P3968">I nie taję, to samo chodzi o stworzenie lepszych warunkó<text:span text:style-name="T3969">w<text:s/></text:span>dla służby zdrowi<text:span text:style-name="T3970">a.</text:span></text:p>
      <text:p text:style-name="P3971">To zdrowie nas łączyło i muszę powiedzieć, że będzie czasami chyba brak tego<text:s/>„okrągłego stołu”, mimo że o<text:span text:style-name="T3972">n</text:span><text:s/>jest kwadratowy, to przez to żeśmy mówili o zdrowiu, on się stał<text:s/>„okrągł<text:span text:style-name="T3973">ym</text:span>”<text:s/><text:span text:style-name="T3974">d</text:span>la nas.</text:p>
      <text:p text:style-name="P3975">I chciałbym państwu bardzo podziękować. Podziękować za i te dyskusje, i za bardzo jakąś taką koleżeńską atmosferę, która wytworzyła się w ciągu tych naszych dyskusji.</text:p>
      <text:p text:style-name="P3976">Jesteśmy na początku drogi, mam nadzieję, że będziemy się spotykać w tych zespołach, które będą dyskutowały i o reformie, ale tak samo o Narodowym Programie Zdrowia mimo, że on w naszych dyskusjach w tej chwili był jakoś odleglejszy, ponieważ on może nie przemawia tak bardzo do wyobraźni i społeczeństwa i na pewno jest to problem znacznie trudniejszy, str<text:span text:style-name="T3977">at</text:span>egiczny, a więc nie dający bezpośrednich rozwiązań.</text:p>
      <text:p text:style-name="P3978">Jeszcze raz przed podpisaniem, przed tym naszym ostatnim oficjalnym spotkaniem chciałbym serdecznie podziękować wszystkim uczestnikom no i do zobaczenia, zakończyć słowami<text:span text:style-name="T3979"><text:s/></text:span>„do zobaczenia”<text:s/>przy różnych zespołach - w różnych zespołach redakcyjnych, czy zespołach roboczych, przygotowujących szczegółowe już w tej chwili rozwiązania reformy.</text:p>
      <text:p text:style-name="P3980">Dziękuję bardzo.</text:p>
      <text:p text:style-name="P3981"><text:span text:style-name="T3982">Przewodnicząc</text:span><text:span text:style-name="T3983">a:</text:span></text:p>
      <text:p text:style-name="P3984">Dziękuję bardzo. Pan dr Guglas, proszę.</text:p>
      <text:p text:style-name="P3985"><text:span text:style-name="T3986">Ob. Wojciech Guglas</text:span><text:span text:style-name="T3987">:</text:span></text:p>
      <text:p text:style-name="P3988">Ja sądzę, że dla nas wszystkich to spotkanie było bardzo znaczące i spowodowało przybliżenie spojrzenia wszystkich na istotne sprawy.</text:p>
      <text:p text:style-name="P3989">Ja nie kryję tego, że my przyszliśmy z nastawieniem na rozwiązanie spraw problemów środowisk<text:span text:style-name="T3990">a</text:span>, gdyż tak jak stawialiśmy tak i nadal stawiamy, że tylko rozwiązanie generalnie<text:span text:style-name="T3991"><text:s/></text:span>spraw pracowników służby zdrowia rzutuje na możliwoś<text:span text:style-name="T3992">ć</text:span><text:s/>wdrożenia systemu reformy w Polsce.</text:p>
      <text:p text:style-name="P3993">I cieszy nas to, że w wielu sprawach jakże istotnych dla środowiska służby zdrowia znaleźliśmy wspólne spojrzenie i nie tylko na ocenę, ale także na rozwiązywanie tych problemów.</text:p>
      <text:p text:style-name="P3994">Cieszy nas to, że przy tworzeniu, przy mody<text:span text:style-name="T3995">fi</text:span>kowaniu systemu płac będziemy już wspólnie pracowa<text:span text:style-name="T3996">ć</text:span>. Jest to problem bardzo nabrzmiały i problem, który jak najszybciej chyba rozwiążemy.</text:p>
      <text:p text:style-name="P3997">Jest także ta kwestia społeczna, że społeczeństwo zobaczyło zintegrowanych pracowników służby zdrowia, rozmawiających o ich problemach,<text:s/><text:span text:style-name="T3998">z</text:span>e wszystkich stron żeśmy rozmawiali o problemach społecznych.</text:p>
      <text:p text:style-name="P3999">Czyli wydaje mi się, że na pewno, to co mówiła pani docent, że odbiór społeczny stolika<text:s/>„służby zdrowia”<text:s/>i omawianie wielu problemów społecznych spowodował chyba dalsze przełamanie klimatu wokół służby zdrowia. Że ta służba zdrowia nie jest odizolowana, że społeczeństwo widzi swoją odpowiedzialność, ale nie odpowiedzi<text:span text:style-name="T4000">al</text:span>ność materialną, tylko odpowiedzi<text:span text:style-name="T4001">al</text:span>ność za pomoc służbie zdrowia, która nie może być osamotniona.</text:p>
      <text:soft-page-break/>
      <text:p text:style-name="P4002">I uważam, że to jest ogromny nasz dorobek, że potrafiliśmy właśnie w ramach tych paru spotkań, paru wywiadów, paru bezpośrednich spotkań ze środowiskiem służby zdrowia przekazać atmosferę naszej zadumy, naszych niepokojów, nie tylko o los środowiska, ale także o los społeczeństw<text:span text:style-name="T4003">a</text:span>.</text:p>
      <text:p text:style-name="P4004">Także dziękujemy bardzo za udział przy<text:s/><text:span text:style-name="T4005">„</text:span>okrągłym stole”<text:span text:style-name="T4006">.</text:span></text:p>
      <text:p text:style-name="P4007"><text:span text:style-name="T4008">Ob. Zofia Kuratowska</text:span><text:span text:style-name="T4009">:</text:span></text:p>
      <text:p text:style-name="P4010">Żeby powiedzieć pesymistycznie, coś, ale to już tak poza protokółem, to chcę powiedzieć takie zabawne doświadczenie, które wczoraj miałam załatwiając sprawę w pralni chemiczn<text:span text:style-name="T4011">ej,</text:span><text:s/>gdzie zresztą chodzę od dawna. I pani, która zawsze załatwia te sprawy pyta mnie, czy to na pewno pani była - jest przy<text:s/>„okrągłym stole”<text:s/>i przychodzi do mnie do domu w telewizorze. Ja powiedziałam, że tak, na co ona odpowiedziała, że to taka była radość.<text:s/><text:span text:style-name="T4012">W</text:span><text:s/>tej chwili ktoś wszedł,<text:s/><text:span text:style-name="T4013">i</text:span>nny klient. I pani się przestr<text:span text:style-name="T4014">as</text:span>zyła, bo chcę powiedzieć, jaka jest atmosfera w kraju jednak. Bo zaczęła, że to była taka radość, widzieć panią i... I tu się przestraszyła wtedy, kiedy on wszedł ten jakiś człowiek i bardzo cichutko do mnie powiedziała i tą broszkę...</text:p>
      <text:p text:style-name="P4015">Ja chciałam powiedzieć, że mnie się zrobiło bardzo miło, że w ten sposób się odezwała do mnie,<text:s/><text:span text:style-name="T4016">i</text:span><text:s/>zrobiło mi się strasznie przykro, że ludzie jeszcze nadal się tak strasznie boją.</text:p>
      <text:p text:style-name="P4017">I jeżeli tego nie zmienimy w kraju, strachu, to my nic nie zrobimy i nie będzie żadnej reformy w służbie zdrowi<text:span text:style-name="T4018">a</text:span>, póki ludzie będą się bali, urzędników ZUZ-u.</text:p>
      <text:p text:style-name="P4019"><text:span text:style-name="T4020">Ob.</text:span><text:span text:style-name="T4021"><text:s text:c="23"/></text:span>:</text:p>
      <text:p text:style-name="P4022">Widzicie, jakiego my mamy mądrego przewodniczącego.</text:p>
      <text:p text:style-name="P4023"><text:span text:style-name="T4024">Przewodnicząc</text:span><text:span text:style-name="T4025">a</text:span><text:span text:style-name="T4026">:</text:span></text:p>
      <text:p text:style-name="P4027">Przerwa, dopóki się nie doczytają.</text:p>
      <text:p text:style-name="P4028">Ja myślę,<text:s/><text:span text:style-name="T4029">p</text:span>r<text:span text:style-name="T4030">o</text:span>szę państwa, że musimy zrobić minutę przerwy, bo to tak - technicznej, bo nie mamy jeszcze tego protokołu.</text:p>
      <text:p text:style-name="P4031"><text:span text:style-name="T4032">Ob. Andrzej Wojtczak</text:span>:</text:p>
      <text:p text:style-name="P4033">Podziękujemy wszystkim tym co dotrwali do końca.</text:p>
      <text:p text:style-name="P4034">Dziękujemy bardzo. Dobrano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7:00Z</meta:creation-date>
    <dc:date>2023-10-30T19:37:00Z</dc:date>
    <meta:template xlink:href="Normal.dotm" xlink:type="simple"/>
    <meta:editing-cycles>2</meta:editing-cycles>
    <meta:editing-duration>PT0S</meta:editing-duration>
    <meta:document-statistic meta:page-count="78" meta:paragraph-count="416" meta:word-count="29780" meta:character-count="208048" meta:row-count="1489" meta:non-whitespace-character-count="178684"/>
  </office:meta>
</office:document-meta>
</file>